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FreeSans1" officeooo:rsid="001301e0" officeooo:paragraph-rsid="001301e0" style:font-name-complex="FreeSans1"/>
    </style:style>
    <style:style style:name="P2" style:family="paragraph" style:parent-style-name="Text_20_body">
      <style:paragraph-properties fo:text-align="end" style:justify-single-word="false" style:writing-mode="rl-tb"/>
      <style:text-properties style:font-name="FreeSans1" style:font-name-complex="FreeSans1"/>
    </style:style>
    <style:style style:name="P3" style:family="paragraph" style:parent-style-name="Text_20_body">
      <style:paragraph-properties fo:text-align="end" style:justify-single-word="false" style:writing-mode="rl-tb"/>
      <style:text-properties style:font-name="FreeSans1" officeooo:paragraph-rsid="004c91ee" style:font-name-complex="FreeSans1"/>
    </style:style>
    <style:style style:name="P4" style:family="paragraph" style:parent-style-name="Text_20_body">
      <style:paragraph-properties fo:text-align="end" style:justify-single-word="false" style:writing-mode="rl-tb"/>
      <style:text-properties officeooo:rsid="00c026fe" officeooo:paragraph-rsid="00c308ec"/>
    </style:style>
    <style:style style:name="P5" style:family="paragraph" style:parent-style-name="Text_20_body">
      <style:paragraph-properties fo:text-align="end" style:justify-single-word="false" style:writing-mode="rl-tb"/>
      <style:text-properties officeooo:rsid="00c49172" officeooo:paragraph-rsid="00c81b11"/>
    </style:style>
    <style:style style:name="P6" style:family="paragraph" style:parent-style-name="Text_20_body">
      <style:paragraph-properties fo:text-align="end" style:justify-single-word="false" style:writing-mode="rl-tb"/>
      <style:text-properties officeooo:rsid="00c8efb7" officeooo:paragraph-rsid="00ce1d5e"/>
    </style:style>
    <style:style style:name="P7" style:family="paragraph" style:parent-style-name="Text_20_body">
      <style:paragraph-properties fo:text-align="end" style:justify-single-word="false" style:writing-mode="rl-tb"/>
      <style:text-properties officeooo:rsid="00c8efb7" officeooo:paragraph-rsid="00ce4b7b"/>
    </style:style>
    <style:style style:name="P8" style:family="paragraph" style:parent-style-name="Text_20_body">
      <style:paragraph-properties fo:text-align="end" style:justify-single-word="false" style:writing-mode="rl-tb"/>
      <style:text-properties officeooo:rsid="00ce83fb" officeooo:paragraph-rsid="00d170ea"/>
    </style:style>
    <style:style style:name="P9" style:family="paragraph" style:parent-style-name="Text_20_body">
      <style:paragraph-properties fo:text-align="end" style:justify-single-word="false" style:writing-mode="rl-tb"/>
      <style:text-properties officeooo:rsid="00d366d1" officeooo:paragraph-rsid="00d61a89"/>
    </style:style>
    <style:style style:name="P10" style:family="paragraph" style:parent-style-name="Text_20_body">
      <style:paragraph-properties fo:text-align="end" style:justify-single-word="false" style:writing-mode="rl-tb"/>
      <style:text-properties officeooo:rsid="00d366d1" officeooo:paragraph-rsid="00d853f1"/>
    </style:style>
    <style:style style:name="P11" style:family="paragraph" style:parent-style-name="Text_20_body">
      <style:paragraph-properties fo:text-align="end" style:justify-single-word="false" style:writing-mode="rl-tb"/>
      <style:text-properties officeooo:rsid="00ddf3f2" officeooo:paragraph-rsid="00ddf3f2"/>
    </style:style>
    <style:style style:name="P12" style:family="paragraph" style:parent-style-name="Text_20_body">
      <style:paragraph-properties fo:text-align="end" style:justify-single-word="false" style:writing-mode="rl-tb"/>
      <style:text-properties officeooo:rsid="00dff094" officeooo:paragraph-rsid="00e36de2"/>
    </style:style>
    <style:style style:name="P13" style:family="paragraph" style:parent-style-name="Text_20_body">
      <style:paragraph-properties fo:text-align="end" style:justify-single-word="false" style:writing-mode="rl-tb"/>
      <style:text-properties officeooo:rsid="00e4ff29" officeooo:paragraph-rsid="00e4ff29"/>
    </style:style>
    <style:style style:name="P14" style:family="paragraph" style:parent-style-name="Text_20_body">
      <style:paragraph-properties fo:text-align="end" style:justify-single-word="false" style:writing-mode="rl-tb"/>
      <style:text-properties officeooo:rsid="00e5a6ca" officeooo:paragraph-rsid="00e5a6ca"/>
    </style:style>
    <style:style style:name="P15" style:family="paragraph" style:parent-style-name="Text_20_body">
      <style:paragraph-properties fo:text-align="end" style:justify-single-word="false" style:writing-mode="rl-tb"/>
      <style:text-properties officeooo:rsid="00e5da28" officeooo:paragraph-rsid="00e91258"/>
    </style:style>
    <style:style style:name="P16" style:family="paragraph" style:parent-style-name="Text_20_body">
      <style:paragraph-properties fo:text-align="end" style:justify-single-word="false" style:writing-mode="rl-tb"/>
      <style:text-properties officeooo:rsid="00e74e30" officeooo:paragraph-rsid="00e74e30"/>
    </style:style>
    <style:style style:name="P17" style:family="paragraph" style:parent-style-name="Text_20_body">
      <style:paragraph-properties fo:text-align="end" style:justify-single-word="false" style:writing-mode="rl-tb"/>
      <style:text-properties officeooo:rsid="00e7b75c" officeooo:paragraph-rsid="00e8301b"/>
    </style:style>
    <style:style style:name="P18" style:family="paragraph" style:parent-style-name="Text_20_body">
      <style:paragraph-properties fo:text-align="end" style:justify-single-word="false" style:writing-mode="rl-tb"/>
      <style:text-properties officeooo:rsid="00e8301b" officeooo:paragraph-rsid="00ec59bf"/>
    </style:style>
    <style:style style:name="P19" style:family="paragraph" style:parent-style-name="Text_20_body">
      <style:paragraph-properties fo:text-align="end" style:justify-single-word="false" style:writing-mode="rl-tb"/>
      <style:text-properties officeooo:rsid="00ee8c06" officeooo:paragraph-rsid="00ee8c06"/>
    </style:style>
    <style:style style:name="P20" style:family="paragraph" style:parent-style-name="Text_20_body">
      <style:paragraph-properties fo:text-align="end" style:justify-single-word="false" style:writing-mode="rl-tb"/>
      <style:text-properties officeooo:rsid="00f04205" officeooo:paragraph-rsid="00f04205"/>
    </style:style>
    <style:style style:name="P21" style:family="paragraph" style:parent-style-name="Text_20_body">
      <style:paragraph-properties fo:text-align="end" style:justify-single-word="false" style:writing-mode="rl-tb"/>
    </style:style>
    <style:style style:name="P22" style:family="paragraph" style:parent-style-name="Text_20_body">
      <style:paragraph-properties fo:text-align="end" style:justify-single-word="false" style:writing-mode="rl-tb"/>
      <style:text-properties officeooo:rsid="00c7e687" officeooo:paragraph-rsid="00f7cb85"/>
    </style:style>
    <style:style style:name="P23" style:family="paragraph" style:parent-style-name="Text_20_body">
      <style:paragraph-properties fo:text-align="end" style:justify-single-word="false" style:writing-mode="rl-tb"/>
      <style:text-properties officeooo:rsid="00d7746d" officeooo:paragraph-rsid="00f95ee8"/>
    </style:style>
    <style:style style:name="P24" style:family="paragraph" style:parent-style-name="Text_20_body">
      <style:paragraph-properties fo:text-align="end" style:justify-single-word="false" style:writing-mode="rl-tb"/>
      <style:text-properties officeooo:rsid="00da723b" officeooo:paragraph-rsid="00f9c58c"/>
    </style:style>
    <style:style style:name="P25" style:family="paragraph" style:parent-style-name="Text_20_body">
      <style:paragraph-properties fo:text-align="end" style:justify-single-word="false" style:writing-mode="rl-tb"/>
      <style:text-properties officeooo:rsid="00f9c58c" officeooo:paragraph-rsid="00fcbddf"/>
    </style:style>
    <style:style style:name="P26" style:family="paragraph" style:parent-style-name="Text_20_body">
      <style:paragraph-properties fo:text-align="end" style:justify-single-word="false" style:writing-mode="rl-tb"/>
      <style:text-properties officeooo:rsid="00f9c58c" officeooo:paragraph-rsid="00febaed"/>
    </style:style>
    <style:style style:name="P27" style:family="paragraph" style:parent-style-name="Text_20_body">
      <style:paragraph-properties fo:text-align="end" style:justify-single-word="false" style:writing-mode="rl-tb"/>
      <style:text-properties officeooo:rsid="00fcbddf" officeooo:paragraph-rsid="00febaed"/>
    </style:style>
    <style:style style:name="P28" style:family="paragraph" style:parent-style-name="Text_20_body">
      <style:paragraph-properties fo:text-align="end" style:justify-single-word="false" style:writing-mode="rl-tb"/>
      <style:text-properties officeooo:rsid="00febaed" officeooo:paragraph-rsid="00febaed"/>
    </style:style>
    <style:style style:name="P29" style:family="paragraph" style:parent-style-name="Heading_20_1">
      <style:paragraph-properties fo:text-align="end" style:justify-single-word="false" style:writing-mode="rl-tb"/>
      <style:text-properties style:font-name="FreeSans1" officeooo:rsid="001301e0" officeooo:paragraph-rsid="001301e0" style:font-name-complex="FreeSans1"/>
    </style:style>
    <style:style style:name="P30" style:family="paragraph" style:parent-style-name="Heading_20_1">
      <style:paragraph-properties fo:text-align="end" style:justify-single-word="false" fo:break-before="page" style:writing-mode="rl-tb"/>
    </style:style>
    <style:style style:name="P31" style:family="paragraph" style:parent-style-name="Heading_20_2">
      <style:paragraph-properties fo:text-align="end" style:justify-single-word="false" style:writing-mode="rl-tb"/>
      <style:text-properties style:font-name="FreeSans1" style:font-name-complex="FreeSans1"/>
    </style:style>
    <style:style style:name="P32" style:family="paragraph" style:parent-style-name="Heading_20_2">
      <style:paragraph-properties fo:text-align="end" style:justify-single-word="false" style:writing-mode="rl-tb"/>
    </style:style>
    <style:style style:name="P3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Hebrew"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Hebrew" style:font-size-complex="18pt" style:font-style-complex="normal" style:font-weight-complex="normal" style:text-emphasize="none" style:font-relief="none" style:text-overline-style="none" style:text-overline-color="font-color"/>
    </style:style>
    <style:style style:name="T1" style:family="text">
      <style:text-properties officeooo:rsid="004c91ee"/>
    </style:style>
    <style:style style:name="T2" style:family="text">
      <style:text-properties fo:font-size="10pt"/>
    </style:style>
    <style:style style:name="T3" style:family="text">
      <style:text-properties fo:font-size="10pt" officeooo:rsid="004c91ee"/>
    </style:style>
    <style:style style:name="T4" style:family="text">
      <style:text-properties style:font-name="FreeSans1" style:font-name-complex="FreeSans1"/>
    </style:style>
    <style:style style:name="T5" style:family="text">
      <style:text-properties style:font-name="FreeSans1" officeooo:rsid="00970a5b" style:font-name-complex="FreeSans1"/>
    </style:style>
    <style:style style:name="T6" style:family="text">
      <style:text-properties style:font-name="FreeSans1" officeooo:rsid="00c0e4c6" style:font-name-complex="FreeSans1"/>
    </style:style>
    <style:style style:name="T7" style:family="text">
      <style:text-properties style:font-name="FreeSans1" officeooo:rsid="00c1e085" style:font-name-complex="FreeSans1"/>
    </style:style>
    <style:style style:name="T8" style:family="text">
      <style:text-properties style:font-name="FreeSans1" officeooo:rsid="00c308ec" style:font-name-complex="FreeSans1"/>
    </style:style>
    <style:style style:name="T9" style:family="text">
      <style:text-properties officeooo:rsid="00bc717a"/>
    </style:style>
    <style:style style:name="T10" style:family="text">
      <style:text-properties officeooo:rsid="00c63a0e"/>
    </style:style>
    <style:style style:name="T11" style:family="text">
      <style:text-properties officeooo:rsid="00c81b11"/>
    </style:style>
    <style:style style:name="T12" style:family="text">
      <style:text-properties officeooo:rsid="00ce1d5e"/>
    </style:style>
    <style:style style:name="T13" style:family="text">
      <style:text-properties officeooo:rsid="00ce4b7b"/>
    </style:style>
    <style:style style:name="T14" style:family="text">
      <style:text-properties officeooo:rsid="00cf0038"/>
    </style:style>
    <style:style style:name="T15" style:family="text">
      <style:text-properties officeooo:rsid="00d0243a"/>
    </style:style>
    <style:style style:name="T16" style:family="text">
      <style:text-properties officeooo:rsid="00d16942"/>
    </style:style>
    <style:style style:name="T17" style:family="text">
      <style:text-properties officeooo:rsid="00d170ea"/>
    </style:style>
    <style:style style:name="T18" style:family="text">
      <style:text-properties officeooo:rsid="00d47134"/>
    </style:style>
    <style:style style:name="T19" style:family="text">
      <style:text-properties officeooo:rsid="00d6189d"/>
    </style:style>
    <style:style style:name="T20" style:family="text">
      <style:text-properties officeooo:rsid="00d61a89"/>
    </style:style>
    <style:style style:name="T21" style:family="text">
      <style:text-properties officeooo:rsid="00d853f1"/>
    </style:style>
    <style:style style:name="T22" style:family="text">
      <style:text-properties officeooo:rsid="00e19d92"/>
    </style:style>
    <style:style style:name="T23" style:family="text">
      <style:text-properties officeooo:rsid="00e25661"/>
    </style:style>
    <style:style style:name="T24" style:family="text">
      <style:text-properties officeooo:rsid="00e36de2"/>
    </style:style>
    <style:style style:name="T25" style:family="text">
      <style:text-properties officeooo:rsid="00e74e30"/>
    </style:style>
    <style:style style:name="T26" style:family="text">
      <style:text-properties officeooo:rsid="00e8301b"/>
    </style:style>
    <style:style style:name="T27" style:family="text">
      <style:text-properties officeooo:rsid="00ebf046"/>
    </style:style>
    <style:style style:name="T28" style:family="text">
      <style:text-properties officeooo:rsid="00ece1af"/>
    </style:style>
    <style:style style:name="T29" style:family="text">
      <style:text-properties officeooo:rsid="00f1aa7e"/>
    </style:style>
    <style:style style:name="T30" style:family="text">
      <style:text-properties officeooo:rsid="00f38ddd"/>
    </style:style>
    <style:style style:name="T31" style:family="text">
      <style:text-properties officeooo:rsid="00f580e7"/>
    </style:style>
    <style:style style:name="T32" style:family="text">
      <style:text-properties officeooo:rsid="00f6cc60"/>
    </style:style>
    <style:style style:name="T33" style:family="text">
      <style:text-properties officeooo:rsid="00f7cb85"/>
    </style:style>
    <style:style style:name="T34" style:family="text">
      <style:text-properties officeooo:rsid="00f94676"/>
    </style:style>
    <style:style style:name="T35" style:family="text">
      <style:text-properties officeooo:rsid="00f95ee8"/>
    </style:style>
    <style:style style:name="T36" style:family="text">
      <style:text-properties officeooo:rsid="00f9648c"/>
    </style:style>
    <style:style style:name="T37" style:family="text">
      <style:text-properties officeooo:rsid="00f9c58c"/>
    </style:style>
    <style:style style:name="T38" style:family="text">
      <style:text-properties officeooo:rsid="00faf32f"/>
    </style:style>
    <style:style style:name="T39" style:family="text">
      <style:text-properties officeooo:rsid="00fcbddf"/>
    </style:style>
    <style:style style:name="T40" style:family="text">
      <style:text-properties officeooo:rsid="00fced47"/>
    </style:style>
    <style:style style:name="T41" style:family="text">
      <style:text-properties officeooo:rsid="00febaed"/>
    </style:style>
    <style:style style:name="T42" style:family="text">
      <style:text-properties officeooo:rsid="00ffe454"/>
    </style:style>
    <style:style style:name="gr1" style:family="graphic">
      <style:graphic-properties style:writing-mode="lr-tb"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פתרון ממ"ן 1<text:span text:style-name="T9">4</text:span></text:p>
      <text:p text:style-name="P3"><text:span text:style-name="T1">עבור קורס מתמטיקה בדידה (</text:span><text:span text:style-name="T2">20476</text:span><text:span text:style-name="T3">)</text:span></text:p>
      <text:p text:style-name="P2"/>
      <text:h text:style-name="P29" text:outline-level="1">שאלה 1</text:h>
      <text:h text:style-name="P31" text:outline-level="2">סעיף א’</text:h>
      <text:p text:style-name="P4"><text:span text:style-name="T4">נמצא את </text:span><text:span text:style-name="T5">מ</text:span><text:span text:style-name="T4">ספר המחרוזות באורך n הכתובות בספרות 0, 1, 2 שבהן 1 מופיע בדיוק k פעמים. </text:span><text:span text:style-name="T6">תחילה נפריד את הופעת הספרה 1 והספרות 0 ו־2. </text:span><text:span text:style-name="T7">הספרות 0 ו־2 יכולות להופיע ללא חשיבות לכמות, אך הכמות הכוללת של שתיהן היא </text:span><text:span text:style-name="T7"><draw:g text:anchor-type="as-char" svg:y="-0.1138in" draw:z-index="0" draw:name="Shape1" draw:style-name="gr1"><svg:title>TexMaths</svg:title><svg:desc>12§display§n - k§svg§600§FALSE§</svg:desc><draw:g draw:style-name="gr2"><draw:path draw:style-name="gr3" draw:text-style-name="P35" svg:width="0.3685in" svg:height="0.0988in" svg:x="0.0031in" svg:y="0.0083in" svg:viewBox="0 0 937 252" svg:d="M0 0c312 0 625 0 937 0 0 84 0 168 0 252-312 0-625 0-937 0 0-84 0-168 0-252z"><text:p/></draw:path><draw:path draw:style-name="gr4" draw:text-style-name="P36" svg:width="0.0894in" svg:height="0.0744in" svg:x="-0.0004in" svg:y="0.0413in" svg:viewBox="0 0 228 190" svg:d="M228 126c0-3-4-3-5-3-4 0-4 1-6 7-8 27-23 50-43 50-7 0-10-3-10-13 0-11 4-19 7-29 9-23 26-68 26-92 0-29-18-46-48-46-39 0-59 28-66 37-1-24-19-37-39-37-19 0-27 17-31 24-7 14-13 40-13 41 0 5 4 2 5 5 5 0 5-2 7-10 7-30 16-50 31-50 9 0 13 6 13 19 0 8-1 13-7 36-8 31-15 64-24 95-1 7-3 17-3 19 0 7 6 11 12 11 4 0 12-4 15-12 0-1 5-21 9-30 2-13 6-25 8-37 2-10 5-20 7-29 3-8 4-15 6-21 6-13 29-51 68-51 20 0 23 15 23 30 0 25-20 79-27 97-4 10-4 13-4 18 0 20 14 35 34 35 39 0 55-60 55-64z"><text:p/></draw:path><draw:path draw:style-name="gr4" draw:text-style-name="P36" svg:width="0.1102in" svg:height="0.0063in" svg:x="0.1402in" svg:y="0.0701in" svg:viewBox="0 0 281 17" svg:d="M281 8c0-4-4-8-9-8-89 0-176 0-264 0-4 0-8 4-8 8s4 9 8 9c88 0 175 0 264 0 5 0 9-5 9-9z"><text:p/></draw:path><draw:path draw:style-name="gr4" draw:text-style-name="P36" svg:width="0.0748in" svg:height="0.1161in" svg:x="0.3055in" svg:y="0in" svg:viewBox="0 0 191 296" svg:d="M191 132c0-12-10-26-29-26-12 0-31 3-61 37-15 14-31 31-47 38 14-58 29-117 43-176-1-1 0-5-5-5-9 0-40 4-51 5-4 0-9 0-9 8 0 5 5 5 11 5 21 0 21 2 21 7 0 3-2 6-2 9-20 80-40 159-61 240-1 6-1 7-1 10 0 9 8 12 12 12 6 0 12-4 14-9 3-5 22-82 24-92 15 1 48 8 48 36 0 2 0 4-1 8 0 5-1 10-1 15 0 25 17 42 38 42 13 0 24-8 34-23 11-18 9-28 15-42 0-4-3-4-6-4s-3 1-4 7c-9 30-20 52-37 52-9 0-14-5-14-19 0-7 2-17 4-24 1-8 1-9 1-14 0-26-26-39-62-43 13-8 26-21 36-31 20-22 39-40 60-40 3 0 3 0 4 0 5 2 5 2 9 4 1 1 1 1 1 2-19 2-24 17-24 22 0 6 5 14 17 14 11 0 23-8 23-25z"><text:p/></draw:path></draw:g></draw:g></text:span><text:span text:style-name="T7">, שכן כל שאר הספרות חייבות להיות 1. זוהי בחירה עם חזרות ולכן למחרוזות אלה יש </text:span><text:span text:style-name="T7"><draw:g text:anchor-type="as-char" svg:y="-0.1398in" draw:z-index="1" draw:name="Shape2" draw:style-name="gr1"><svg:title>TexMaths</svg:title><svg:desc>12§display§2^{n-k}§svg§600§FALSE§</svg:desc><draw:g draw:style-name="gr2"><draw:path draw:style-name="gr3" draw:text-style-name="P35" svg:width="0.3035in" svg:height="0.1224in" svg:x="-0.0004in" svg:y="0.0075in" svg:viewBox="0 0 772 312" svg:d="M387 312c-130 0-259 0-387 0 0-104 0-208 0-312 257 0 515 0 772 0 0 104 0 208 0 312-129 0-257 0-385 0z"><text:p/></draw:path><draw:path draw:style-name="gr4" draw:text-style-name="P36" svg:width="0.0657in" svg:height="0.1094in" svg:x="-0.0004in" svg:y="0.0303in" svg:viewBox="0 0 168 279" svg:d="M168 206c-4 0-7 0-11 0-2 12-5 31-9 37-3 3-30 3-40 3-25 0-50 0-76 0 15-14 30-28 45-43 66-57 91-80 91-122 0-48-38-81-90-81-47 0-78 39-78 77 0 22 20 22 22 22 7 0 22-4 22-21 0-11-8-22-22-22-4 0-4 0-6 0 10-27 32-43 57-43 39 0 57 35 57 68 0 34-22 67-45 94-26 28-54 58-80 88-5 5-5 5-5 16 52 0 104 0 156 0 4-24 7-48 12-73z"><text:p/></draw:path><draw:path draw:style-name="gr4" draw:text-style-name="P36" svg:width="0.0705in" svg:height="0.052in" svg:x="0.0795in" svg:y="0.028in" svg:viewBox="0 0 180 133" svg:d="M180 87c0-3-2-2-4-3-4 0-4 2-6 5-7 23-19 35-31 35-6 0-7-3-7-9 0-7 1-11 6-24 4-10 16-41 16-58 0-28-23-33-39-33-24 0-41 16-49 28-2-21-19-28-31-28-13 0-21 10-24 17-6 11-11 27-11 28 0 4 4 3 5 4 5 0 5-1 7-8 5-18 10-33 22-33 7 0 9 8 9 15 0 6-2 16-5 25-2 8-3 17-6 26-3 12-6 24-9 37-1 4-4 11-4 12 0 7 6 10 11 10s10-4 11-6c1-4 3-12 6-19 2-10 3-18 6-27 2-6 3-13 5-19 3-12 3-14 13-26 7-12 21-28 43-28 18 0 18 16 18 21 0 18-13 50-18 63-2 7-4 11-4 16 0 15 14 25 28 25 30 0 42-41 42-46z"><text:p/></draw:path><draw:path draw:style-name="gr4" draw:text-style-name="P36" svg:width="0.0772in" svg:height="0.0043in" svg:x="0.1622in" svg:y="0.048in" svg:viewBox="0 0 197 12" svg:d="M197 6c0-4-4-6-6-6-61 0-124 0-185 0-4 0-6 2-6 6s2 6 6 6c61 0 124 0 185 0 2 0 6-2 6-6z"><text:p/></draw:path><draw:path draw:style-name="gr4" draw:text-style-name="P36" svg:width="0.0567in" svg:height="0.0807in" svg:x="0.2547in" svg:y="0in" svg:viewBox="0 0 145 206" svg:d="M145 95c0-10-7-21-23-21s-32 12-46 26c-14 12-23 21-35 26 9-40 19-78 29-116 1-2 1-4 1-5 0-3-1-5-5-5-5 0-30 2-37 4-3 0-6 0-6 6 0 4 3 4 7 4 14 0 14 2 14 4s-1 5-1 7c-14 55-27 110-42 166-1 4-1 4-1 5 0 5 4 10 10 10 8 0 12-6 14-12 0 0 13-53 14-56 21 2 38 8 38 24 0 1 0 3 0 6-2 4-2 5-2 9 0 19 17 29 32 29 27 0 25-30 37-44 0-4-4-4-5-4-5 0-5 1-6 7-4 13-12 32-26 32-8 0-10-6-10-14 0-5 0-5 1-13 0-4 1-6 1-8 0-27-34-32-46-32 8-6 19-15 24-20 15-13 30-27 46-27 4 0 8 1 10 3-13 3-16 12-16 17 0 6 5 11 12 11 8 0 17-6 17-19z"><text:p/></draw:path></draw:g></draw:g></text:span><text:span text:style-name="T7"><text:s/>אפשרויות. </text:span><text:span text:style-name="T8">נסתכל עתה על הספרה 1. נוכל לשבץ 1 לפני כל ספרה ברצף ספרות 0 ו־2. אפשר לראות שבחירה זו היא בחירה של k איברים ב־n מקומות, לכן יש </text:span><text:span text:style-name="T8"><draw:g text:anchor-type="as-char" svg:y="-0.2398in" draw:z-index="2" draw:name="Shape3" draw:style-name="gr1"><svg:title>TexMaths</svg:title><svg:desc>12§display§\binom{n}{k}§svg§600§FALSE§</svg:desc><draw:g draw:style-name="gr2"><draw:path draw:style-name="gr3" draw:text-style-name="P35" svg:width="0.2882in" svg:height="0.3791in" svg:x="-0.0004in" svg:y="0.0075in" svg:viewBox="0 0 733 964" svg:d="M367 964c-122 0-245 0-367 0 0-322 0-642 0-964 245 0 488 0 733 0 0 322 0 642 0 964-122 0-245 0-366 0z"><text:p/></draw:path><draw:path draw:style-name="gr4" draw:text-style-name="P36" svg:width="0.0752in" svg:height="0.3961in" svg:x="0.0283in" svg:y="0in" svg:viewBox="0 0 192 1007" svg:d="M192 998c0-2-1-3-2-4-90-69-153-255-153-413 0-52 0-103 0-155 0-158 63-344 153-413 1-1 2-2 2-5 0-4-2-8-7-8-1 0-4 1-5 2-94 70-180 258-180 424 0 52 0 103 0 155 0 165 86 354 180 423 1 2 4 3 5 3 5 0 7-4 7-9z"><text:p/></draw:path><draw:path draw:style-name="gr4" draw:text-style-name="P36" svg:width="0.0894in" svg:height="0.0748in" svg:x="0.1181in" svg:y="0.0539in" svg:viewBox="0 0 228 191" svg:d="M228 126c0-5-4-5-5-5-5 0-5 1-7 9-8 28-22 51-43 51-7 0-10-3-10-13 0-11 4-22 7-30 9-23 27-68 27-92 0-29-18-46-49-46-38 0-58 26-65 37-3-24-21-37-40-37-20 0-26 17-31 24-7 14-12 40-12 41 0 5 4 3 5 5 3 0 5-2 7-11 7-29 16-49 30-49 8 0 13 4 13 19 0 8-1 13-6 35-8 32-17 64-25 97-1 7-4 17-4 18 0 8 6 12 12 12 5 0 14-4 16-12 1-1 6-21 8-31 4-12 6-26 10-38 2-9 5-19 7-28 1-8 4-14 5-21 6-13 29-51 68-51 20 0 23 15 23 28 0 27-20 81-27 99-4 9-4 14-4 19 0 20 14 35 35 35 39 0 55-61 55-65z"><text:p/></draw:path><draw:path draw:style-name="gr4" draw:text-style-name="P36" svg:width="0.0748in" svg:height="0.1161in" svg:x="0.1276in" svg:y="0.2382in" svg:viewBox="0 0 191 296" svg:d="M191 133c0-13-10-27-29-27-12 0-31 3-61 37-15 17-31 33-47 39 14-58 29-118 43-177-1-1 0-5-5-5-9 0-40 4-51 4-4 1-9 1-9 9 0 5 4 5 11 5 21 0 21 2 21 7 0 3-2 6-2 9-20 80-40 160-61 242-1 6-1 6-1 10 0 9 8 10 12 10 6 0 12-3 14-8 3-4 22-82 24-92 15 1 48 8 48 36 0 2 0 4-1 8 0 6-1 11-1 16 0 24 17 40 38 40 14 0 24-6 34-21 11-19 10-29 16-43 0-4-5-4-6-4-4 0-5 1-6 7-9 31-18 53-36 53-9 0-14-5-14-20 0-8 2-17 3-23 2-7 2-10 2-13 0-28-26-40-62-45 13-8 26-21 36-31 20-23 39-41 60-41 2 0 2 0 3 0 6 1 6 1 10 4 1 1 1 1 1 2-20 1-24 17-24 23s5 14 17 14c11 0 23-9 23-25z"><text:p/></draw:path><draw:path draw:style-name="gr4" draw:text-style-name="P36" svg:width="0.0752in" svg:height="0.3961in" svg:x="0.2209in" svg:y="0in" svg:viewBox="0 0 192 1007" svg:d="M192 581c0-52 0-103 0-155 0-166-86-354-180-424-1-1-2-2-5-2s-7 4-7 8c0 3 1 4 2 5 90 69 153 255 153 413 0 52 0 103 0 155 0 158-63 344-153 413-1 1-2 2-2 4 0 5 4 9 7 9s4-1 5-3c94-69 180-258 180-423z"><text:p/></draw:path></draw:g></draw:g></text:span><text:span text:style-name="T8"><text:s/>אפרויות כאלה. בסך הכול, לפי עיקרון המכפלה, יש </text:span><text:span text:style-name="T8"><draw:g text:anchor-type="as-char" svg:y="-0.2398in" draw:z-index="3" draw:name="Shape4" draw:style-name="gr1"><svg:title>TexMaths</svg:title><svg:desc>12§display§2^{n - k}\binom{n}{k}§svg§600§FALSE§</svg:desc><draw:g draw:style-name="gr2"><draw:path draw:style-name="gr3" draw:text-style-name="P35" svg:width="0.6224in" svg:height="0.3787in" svg:x="-0.0004in" svg:y="0.0071in" svg:viewBox="0 0 1582 963" svg:d="M0 0c528 0 1054 0 1582 0 0 321 0 642 0 963-528 0-1054 0-1582 0 0-321 0-642 0-963z"><text:p/></draw:path><draw:path draw:style-name="gr4" draw:text-style-name="P36" svg:width="0.0657in" svg:height="0.1102in" svg:x="-0.0004in" svg:y="0.128in" svg:viewBox="0 0 168 281" svg:d="M168 208c-4 0-7 0-11 0-2 12-5 31-9 37-3 3-30 3-40 3-25 0-50 0-76 0 15-14 30-28 45-43 66-59 91-81 91-123 0-48-38-82-90-82-47 0-78 38-78 76 0 24 20 24 22 24 7 0 21-5 21-22 0-12-7-23-21-23-4 0-5 0-6 1 9-27 32-43 57-43 39 0 57 34 57 69 0 33-22 67-45 93-27 30-54 60-81 90-4 5-4 5-4 16 52 0 104 0 156 0 3-25 8-49 12-73z"><text:p/></draw:path><draw:path draw:style-name="gr4" draw:text-style-name="P36" svg:width="0.0705in" svg:height="0.052in" svg:x="0.0795in" svg:y="0.128in" svg:viewBox="0 0 180 133" svg:d="M180 88c0-4-3-3-4-4-5 0-5 1-6 5-7 24-19 36-31 36-6 0-7-5-7-11s1-11 6-24c4-8 15-40 15-56 0-29-22-34-38-34-24 0-41 14-49 26-2-20-19-26-31-26-13 0-21 10-24 16-6 10-11 27-11 30s4 2 5 3c5 0 5-1 7-9 4-17 10-32 22-32 7 0 9 6 9 15 0 6-2 17-5 24-2 8-3 18-6 26-3 13-6 25-9 39-1 3-4 10-4 12 0 6 6 9 11 9s10-5 11-7c1-4 3-12 6-18 2-8 3-18 6-26 1-6 3-14 5-20 3-13 3-15 13-27 7-11 21-27 43-27 18 0 18 15 18 21 0 18-13 50-18 62-2 9-4 11-4 17 0 16 14 25 28 25 30 0 42-41 42-45z"><text:p/></draw:path><draw:path draw:style-name="gr4" draw:text-style-name="P36" svg:width="0.0772in" svg:height="0.0043in" svg:x="0.1626in" svg:y="0.148in" svg:viewBox="0 0 197 12" svg:d="M197 6c0-4-3-6-6-6-61 0-124 0-185 0-4 0-6 2-6 6s2 6 6 6c61 0 124 0 185 0 3 0 6-2 6-6z"><text:p/></draw:path><draw:path draw:style-name="gr4" draw:text-style-name="P36" svg:width="0.0567in" svg:height="0.0815in" svg:x="0.2551in" svg:y="0.098in" svg:viewBox="0 0 145 208" svg:d="M145 95c0-10-7-21-23-21s-32 12-46 27c-14 11-23 20-35 25 9-40 20-78 30-118 0-1 1-3 1-4 0-2-1-4-5-4-6 0-31 2-38 2-3 0-6 2-6 8 0 3 3 3 7 3 14 0 14 3 14 5s-1 4-1 6c-14 55-27 112-42 167-1 6-1 5-1 7 0 5 4 10 10 10 8 0 12-6 14-14 0-1 13-52 14-56 21 1 38 8 38 24 0 1 0 2 0 6-2 5-2 6-2 8 0 22 17 32 32 32 28 0 25-32 37-46 0-4-4-4-5-4-4 0-5 2-6 8-4 12-11 33-25 33-9 0-11-7-11-15 0-5 0-6 1-14 1-1 3-6 3-9 0-25-36-30-48-31 8-5 19-15 24-20 15-14 30-27 46-27 4 0 8 1 10 3-13 3-16 12-16 17 0 6 5 11 12 11 9 0 17-7 17-19z"><text:p/></draw:path><draw:path draw:style-name="gr4" draw:text-style-name="P36" svg:width="0.0752in" svg:height="0.3957in" svg:x="0.3622in" svg:y="0in" svg:viewBox="0 0 192 1006" svg:d="M192 999c0-2-1-5-3-6-89-67-152-254-152-412 0-52 0-104 0-155 0-158 63-346 152-413 2-1 3-3 3-6s-4-7-7-7-4 1-5 1c-94 71-180 259-180 425 0 51 0 103 0 155 0 165 86 353 180 424 1 0 2 1 5 1s7-3 7-7z"><text:p/></draw:path><draw:path draw:style-name="gr4" draw:text-style-name="P36" svg:width="0.0898in" svg:height="0.0748in" svg:x="0.4512in" svg:y="0.0543in" svg:viewBox="0 0 229 191" svg:d="M229 126c0-5-5-5-6-5-4 0-4 1-6 9-8 28-22 51-43 51-7 0-10-3-10-13 0-11 4-22 7-30 9-23 27-70 27-94 0-27-18-44-49-44-37 0-59 26-66 36-1-23-19-36-39-36-19 0-27 17-31 24-7 14-13 38-13 41s4 2 5 3c5 0 5 0 7-9 7-30 16-49 31-49 9 0 13 4 13 19 0 8-1 13-7 35-8 32-15 64-24 97-1 7-3 17-3 18 0 8 6 12 12 12 4 0 13-4 15-12 0-1 6-21 9-31 2-14 6-26 8-39 2-8 6-18 7-27 3-8 4-15 6-22 6-13 29-50 69-50 19 0 22 15 22 28 0 27-20 81-27 99-4 9-4 14-4 19 0 20 14 35 35 35 39 0 55-61 55-65z"><text:p/></draw:path><draw:path draw:style-name="gr4" draw:text-style-name="P36" svg:width="0.0748in" svg:height="0.1165in" svg:x="0.4614in" svg:y="0.2382in" svg:viewBox="0 0 191 297" svg:d="M191 133c0-13-10-26-29-26-12 0-31 2-61 36-15 17-31 33-47 39 14-58 29-118 43-177-1-1 0-5-5-5-10 0-40 4-51 5-4 0-9 0-9 8 0 5 4 5 10 5 20 0 22 2 22 7 0 3-2 6-2 9-20 80-40 160-61 242-1 6-1 7-1 9 0 10 8 12 12 12 5 0 12-4 14-9 2-4 21-82 23-92 15 1 49 8 49 36 0 3 0 4-1 9s-1 10-1 15c0 25 17 41 38 41 14 0 24-7 34-22 11-18 9-29 14-42 0-5-3-5-5-5-3 0-4 1-6 7-8 31-18 53-35 53-9 0-15-5-15-20 0-8 3-17 4-23 2-7 2-10 2-13 0-28-26-40-62-45 13-7 26-21 36-31 20-23 39-41 60-41 2 0 3 0 3 1 6 0 6 0 10 3 0 1 0 1 1 2-20 1-24 18-24 23 0 6 5 14 16 14 12 0 24-9 24-25z"><text:p/></draw:path><draw:path draw:style-name="gr4" draw:text-style-name="P36" svg:width="0.0752in" svg:height="0.3957in" svg:x="0.5551in" svg:y="0in" svg:viewBox="0 0 192 1006" svg:d="M192 581c0-52 0-104 0-155 0-166-86-354-180-425-1 0-2-1-5-1s-7 4-7 7 1 5 2 6c90 67 153 255 153 413 0 51 0 103 0 155 0 158-63 345-153 412-1 1-2 4-2 6 0 4 4 7 7 7s4-1 5-1c94-71 180-259 180-424z"><text:p/></draw:path></draw:g></draw:g></text:span><text:span text:style-name="T8"><text:s/>אפשרויות למחרוזות כאלה.</text:span></text:p>
      <text:h text:style-name="P32" text:outline-level="2">סעיף ב’</text:h>
      <text:p text:style-name="P5">נמצא את מספר הזוגות הסדורים <draw:g text:anchor-type="as-char" svg:y="-0.1236in" draw:z-index="4" draw:name="Shape5" draw:style-name="gr1"><svg:title>TexMaths</svg:title><svg:desc>12§display§\langle B, C \rangle§svg§600§FALSE§</svg:desc><draw:g draw:style-name="gr2"><draw:path draw:style-name="gr3" draw:text-style-name="P35" svg:width="0.428in" svg:height="0.148in" svg:x="-0.0004in" svg:y="0.0083in" svg:viewBox="0 0 1088 377" svg:d="M545 377c-182 0-364 0-545 0 0-126 0-251 0-377 363 0 725 0 1088 0 0 126 0 251 0 377-181 0-363 0-543 0z"><text:p/></draw:path><draw:path draw:style-name="gr4" draw:text-style-name="P36" svg:width="0.037in" svg:height="0.1654in" svg:x="0.0094in" svg:y="-0.0004in" svg:viewBox="0 0 95 421" svg:d="M95 412c0-1 0-2 0-3-27-66-52-133-78-199 26-66 51-132 78-198 0-1 0-2 0-4 0-4-4-8-9-8-3 0-6 2-8 6-26 67-52 135-78 202 0 1 0 0 0 2s0 3 0 4c26 66 52 133 78 201 2 3 5 6 8 6 5 0 9-4 9-9z"><text:p/></draw:path><draw:path draw:style-name="gr4" draw:text-style-name="P36" svg:width="0.1177in" svg:height="0.1122in" svg:x="0.063in" svg:y="0.011in" svg:viewBox="0 0 300 286" svg:d="M300 58c0-32-27-58-78-58-47 0-95 0-142 0-8 0-12 0-12 8 0 5 4 5 12 5 5 0 9 0 16 0 7 1 11 1 11 7 0 2 0 3-1 9-20 74-38 150-57 225-5 15-5 19-38 19-7 0-11 0-11 8 0 5 4 5 11 5 50 0 99 0 150 0 67 0 116-49 116-90 0-30-24-54-64-59 43-8 87-40 87-79zM262 56c0 38-36 77-88 77-20 0-41 0-61 0 8-34 18-69 26-104 4-15 5-16 23-16s36 0 54 0c37 0 46 24 46 43zM239 192c0 40-38 81-88 81-19 0-38 0-57 0-6 0-6 0-10 0s-5-1-5-5c0-1 0-1 3-10 9-38 19-76 28-115 27 0 53 0 80 0 41 0 49 30 49 49z"><text:p/></draw:path><draw:path draw:style-name="gr4" draw:text-style-name="P36" svg:width="0.0189in" svg:height="0.0492in" svg:x="0.2in" svg:y="0.1059in" svg:viewBox="0 0 49 126" svg:d="M49 44c0-27-9-44-26-44-15 0-23 11-23 23 0 11 8 21 23 21 5 0 11-1 14-4 1-2 1-2 3-2 0 3 1 0 1 6 0 32-16 57-29 70-5 5-5 6-5 7 0 3 3 5 4 5 5 0 38-32 38-82z"><text:p/></draw:path><draw:path draw:style-name="gr4" draw:text-style-name="P36" svg:width="0.1173in" svg:height="0.1197in" svg:x="0.2677in" svg:y="0.0071in" svg:viewBox="0 0 299 305" svg:d="M299 4c0-2-1-4-5-4-1 0-1 0-6 5-11 11-20 21-30 32-3-6-23-37-69-37-94 0-189 93-189 191 0 69 49 114 114 114 36 0 69-17 91-36 39-35 46-72 46-73 0-5-4-4-5-5-2 0-5 1-5 5-4 12-14 41-43 65s-55 31-78 31c-37 0-82-22-82-86 0-24 9-93 51-142 26-30 66-51 103-51 43 0 67 33 67 82 0 17-1 16-1 20s5 5 7 5c5 0 5-1 8-8 8-36 16-72 26-108z"><text:p/></draw:path><draw:path draw:style-name="gr4" draw:text-style-name="P36" svg:width="0.0374in" svg:height="0.1654in" svg:x="0.3984in" svg:y="-0.0004in" svg:viewBox="0 0 96 421" svg:d="M96 210c0-1 0-1-1-2-27-67-52-135-78-202-1-4-5-6-9-6-3 0-8 4-8 8 0 2 0 3 1 4 25 66 52 132 77 198-25 66-52 133-77 199-1 1-1 2-1 3 0 5 5 9 8 9 4 0 8-3 9-6 26-68 51-135 78-201 1-1 1-1 1-4z"><text:p/></draw:path></draw:g></draw:g><text:s/>שבהם <draw:g text:anchor-type="as-char" svg:y="-0.1189in" draw:z-index="5" draw:name="Shape6" draw:style-name="gr1"><svg:title>TexMaths</svg:title><svg:desc>12§display§B, C \subseteq A§svg§600§FALSE§</svg:desc><draw:g draw:style-name="gr2"><draw:path draw:style-name="gr3" draw:text-style-name="P35" svg:width="0.6583in" svg:height="0.1335in" svg:x="0.0008in" svg:y="0.0075in" svg:viewBox="0 0 1673 340" svg:d="M837 340c-280 0-558 0-837 0 0-113 0-227 0-340 557 0 1116 0 1673 0 0 113 0 227 0 340-279 0-557 0-836 0z"><text:p/></draw:path><draw:path draw:style-name="gr4" draw:text-style-name="P36" svg:width="0.1181in" svg:height="0.1126in" svg:x="-0.0004in" svg:y="0.0059in" svg:viewBox="0 0 301 287" svg:d="M301 58c0-31-28-58-79-58-47 0-95 0-142 0-7 0-12 0-12 8 0 5 4 5 12 5 5 0 9 0 16 0 8 1 12 1 12 7 0 2 0 3-2 9-20 75-38 151-57 225-3 16-5 20-38 20-7 0-11 0-11 8 0 5 4 5 11 5 50 0 101 0 151 0 66 0 117-50 117-90 0-31-26-55-66-60 44-8 88-39 88-79zM263 57c0 37-36 77-88 77-20 0-42 0-62 0 8-35 18-70 26-105 4-15 5-16 23-16s36 0 54 0c37 0 47 24 47 44zM239 193c0 40-37 81-88 81-19 0-37 0-56 0-6 0-7 0-10 0-5 0-6-2-6-5 0-1 0-1 3-10 9-38 19-77 28-116 27 0 55 0 81 0 40 0 48 32 48 50z"><text:p/></draw:path><draw:path draw:style-name="gr4" draw:text-style-name="P36" svg:width="0.0189in" svg:height="0.0496in" svg:x="0.137in" svg:y="0.1012in" svg:viewBox="0 0 49 127" svg:d="M49 45c0-28-11-45-27-45-14 0-22 11-22 23 0 11 8 22 22 22 6 0 10-2 15-5 1-1 1-1 1-1 0 2 2 0 2 6 0 31-15 56-29 70-5 4-5 6-5 7 0 2 2 5 5 5 5 0 38-33 38-82z"><text:p/></draw:path><draw:path draw:style-name="gr4" draw:text-style-name="P36" svg:width="0.1177in" svg:height="0.1201in" svg:x="0.2047in" svg:y="0.0016in" svg:viewBox="0 0 300 306" svg:d="M300 5c0-1-1-5-5-5-1 0-2 0-7 5-9 11-19 22-29 32-3-6-24-37-69-37-95 0-190 94-190 192 0 68 50 114 114 114 37 0 70-17 91-36 40-35 47-72 47-73 0-4-3-3-5-4-2 0-4 0-6 4-3 12-13 40-42 65-30 24-56 31-78 31-38 0-83-22-83-87 0-24 10-93 52-142 25-30 65-51 102-51 43 0 69 33 69 82 0 17-2 16-2 21 0 3 5 5 6 5 6 0 6-2 8-9 9-36 18-71 27-107z"><text:p/></draw:path><draw:path draw:style-name="gr4" draw:text-style-name="P36" svg:width="0.1004in" svg:height="0.1248in" svg:x="0.3874in" svg:y="0.015in" svg:viewBox="0 0 256 318" svg:d="M256 239c0-5-4-9-9-9-40 0-82 0-123 0-60 0-107-47-107-106s47-107 107-107c41 0 83 0 123 0 5 0 9-5 9-9s-4-8-9-8c-40 0-82 0-123 0-69 0-124 55-124 124s55 123 124 123c41 0 83 0 123 0 5 0 9-3 9-8zM256 310c0-5-4-9-9-9-76 0-153 0-230 0-4 0-9 4-9 9s5 8 9 8c77 0 154 0 230 0 5 0 9-3 9-8z"><text:p/></draw:path><draw:path draw:style-name="gr4" draw:text-style-name="P36" svg:width="0.1134in" svg:height="0.1181in" svg:x="0.5543in" svg:y="0in" svg:viewBox="0 0 289 301" svg:d="M289 293c0-5-4-5-9-5-27 0-27-2-28-14-8-87-18-175-26-263 0-9 0-11-7-11-8 0-9 4-11 7-49 82-99 164-148 246-17 28-32 34-52 35-4 1-8 1-8 9 0 2 2 4 5 4 12 0 25-1 37-1 13 0 29 1 42 1 2 0 7 0 7-8 0-4-3-5-6-5-9 0-20-3-20-14 0-5 2-10 6-16 3-5 3-5 32-53 35 0 71 0 106 0 1 8 7 65 7 70 0 12-23 13-31 13-6 0-10 0-10 9 0 4 4 3 6 4 17 0 35-1 53-1 11 0 37 1 47 1 4 0 8 0 8-8zM208 192c-33 0-64 0-96 0 27-47 55-93 83-139 4 46 8 92 13 139z"><text:p/></draw:path></draw:g></draw:g>, <draw:g text:anchor-type="as-char" svg:y="-0.1236in" draw:z-index="6" draw:name="Shape7" draw:style-name="gr1"><svg:title>TexMaths</svg:title><svg:desc>12§display§\lvert B \rvert = k§svg§600§FALSE§</svg:desc><draw:g draw:style-name="gr2"><draw:path draw:style-name="gr3" draw:text-style-name="P35" svg:width="0.5106in" svg:height="0.148in" svg:x="-0.0004in" svg:y="0.0083in" svg:viewBox="0 0 1298 377" svg:d="M650 377c-218 0-434 0-650 0 0-126 0-251 0-377 432 0 866 0 1298 0 0 126 0 251 0 377-216 0-432 0-648 0z"><text:p/></draw:path><draw:path draw:style-name="gr4" draw:text-style-name="P36" svg:width="0.0063in" svg:height="0.1654in" svg:x="0.011in" svg:y="-0.0004in" svg:viewBox="0 0 17 421" svg:d="M17 412c0-134 0-269 0-404 0-4-4-8-9-8-4 0-8 4-8 8 0 135 0 270 0 404 0 5 4 9 8 9 5 0 9-4 9-9z"><text:p/></draw:path><draw:path draw:style-name="gr4" draw:text-style-name="P36" svg:width="0.1177in" svg:height="0.1122in" svg:x="0.0445in" svg:y="0.011in" svg:viewBox="0 0 300 286" svg:d="M300 58c0-32-27-58-78-58-47 0-95 0-142 0-8 0-12 0-12 8 0 5 4 5 12 5 5 0 9 0 16 0 7 1 12 1 12 7 0 2-1 3-2 9-20 74-38 150-57 225-3 15-5 19-38 19-7 0-11 0-11 8 0 5 4 5 11 5 50 0 101 0 151 0 66 0 115-49 115-90 0-30-24-54-64-59 44-8 87-40 87-79zM262 56c0 38-36 77-88 77-20 0-41 0-61 0 8-34 18-69 26-104 4-15 5-16 23-16s36 0 54 0c37 0 46 24 46 43zM239 192c0 40-37 81-88 81-19 0-38 0-57 0-6 0-6 0-9 0-5 0-6-1-6-5 0-1 0-1 3-10 9-38 19-76 28-115 27 0 53 0 80 0 41 0 49 30 49 49z"><text:p/></draw:path><draw:path draw:style-name="gr4" draw:text-style-name="P36" svg:width="0.0063in" svg:height="0.1654in" svg:x="0.1874in" svg:y="-0.0004in" svg:viewBox="0 0 17 421" svg:d="M17 412c0-134 0-269 0-404 0-4-4-8-9-8-4 0-8 4-8 8 0 135 0 270 0 404 0 5 4 9 8 9 5 0 9-4 9-9z"><text:p/></draw:path><draw:path draw:style-name="gr4" draw:text-style-name="P36" svg:width="0.1102in" svg:height="0.039in" svg:x="0.2685in" svg:y="0.063in" svg:viewBox="0 0 281 100" svg:d="M281 8c0-3-4-8-8-8-88 0-177 0-265 0-4 0-8 4-8 8s4 10 8 10c88 0 177 0 265 0 4 0 8-5 8-10zM281 91c0-4-4-9-8-9-88 0-177 0-265 0-4 0-8 5-8 9s4 9 8 9c88 0 177 0 265 0 4 0 8-5 8-9z"><text:p/></draw:path><draw:path draw:style-name="gr4" draw:text-style-name="P36" svg:width="0.0748in" svg:height="0.1161in" svg:x="0.4437in" svg:y="0.0091in" svg:viewBox="0 0 191 296" svg:d="M191 132c0-12-10-26-29-26-12 0-31 3-61 37-15 16-31 32-47 40 14-60 29-119 43-178-1-1 0-5-5-5-9 0-40 4-51 4-4 1-9 1-9 8 0 6 4 6 10 6 20 0 22 2 22 7 0 3-2 6-2 9-20 80-40 161-61 240-1 6-1 7-1 10 0 9 8 12 12 12 5 0 12-4 14-9 3-5 21-80 23-91 15 1 49 8 49 35 0 2 0 5-1 8-1 5-1 10-1 15 0 25 17 42 38 42 14 0 24-8 34-23 11-18 10-28 14-42 0-4-3-4-4-4-4 0-5 1-6 7-9 30-18 52-36 52-9 0-14-5-14-19 0-7 2-17 3-24 2-7 2-9 2-13 0-26-26-39-62-42 13-9 26-22 36-32 20-23 39-41 60-41 2 0 2 0 3 0 6 2 6 2 10 4 0 0 0 1 1 1-20 3-24 18-24 23 0 7 5 16 16 16 12 0 24-10 24-27z"><text:p/></draw:path></draw:g></draw:g><text:s/>ו־<draw:g text:anchor-type="as-char" svg:y="-0.1272in" draw:z-index="7" draw:name="Shape8" draw:style-name="gr1"><svg:title>TexMaths</svg:title><svg:desc>12§display§B\cap C = \emptyset§svg§600§FALSE§</svg:desc><draw:g draw:style-name="gr2"><draw:path draw:style-name="gr3" draw:text-style-name="P35" svg:width="0.7236in" svg:height="0.1224in" svg:x="0.0008in" svg:y="0.0087in" svg:viewBox="0 0 1839 312" svg:d="M0 0c613 0 1226 0 1839 0 0 104 0 208 0 312-613 0-1226 0-1839 0 0-104 0-208 0-312z"><text:p/></draw:path><draw:path draw:style-name="gr4" draw:text-style-name="P36" svg:width="0.1181in" svg:height="0.1122in" svg:x="-0.0004in" svg:y="0.0146in" svg:viewBox="0 0 301 286" svg:d="M301 59c0-31-29-59-79-59-47 0-95 0-142 0-7 0-12 0-12 8 0 5 4 5 12 5 5 0 9 0 16 1 8 0 12 2 12 6 0 3-1 4-2 9-20 74-38 149-57 223-3 17-5 21-38 21-7 0-11 0-11 8 0 5 4 5 11 5 50 0 101 0 151 0 66 0 116-50 116-91 0-29-25-54-66-59 45-7 89-38 89-77zM263 56c0 37-37 77-88 77-20 0-42 0-62 0 8-35 18-70 26-104 4-15 5-16 23-16s36 0 54 0c37 0 47 25 47 43zM239 190c0 42-37 83-88 83-19 0-38 0-57 0-5 0-6 0-9-1-5 0-6 0-6-4 0-1 0-2 3-10 9-38 19-77 28-116 27 0 54 0 81 0 39 0 48 31 48 48z"><text:p/></draw:path><draw:path draw:style-name="gr4" draw:text-style-name="P36" svg:width="0.0902in" svg:height="0.1024in" svg:x="0.1697in" svg:y="0.028in" svg:viewBox="0 0 230 261" svg:d="M230 252c0-52 0-106 0-159 0-51-51-93-115-93-65 0-115 42-115 93 0 53 0 107 0 159 0 5 4 9 8 9 5 0 9-4 9-9 0-52 0-106 0-159 0-43 44-76 98-76s99 33 99 76c0 53 0 107 0 159 0 5 3 9 8 9s8-4 8-9z"><text:p/></draw:path><draw:path draw:style-name="gr4" draw:text-style-name="P36" svg:width="0.1177in" svg:height="0.1193in" svg:x="0.315in" svg:y="0.011in" svg:viewBox="0 0 300 304" svg:d="M300 5c0-1-1-5-5-5-1 0-1 1-6 6-9 11-20 22-30 32-3-6-23-38-69-38-95 0-190 93-190 189 0 69 50 115 115 115 36 0 69-17 91-36 39-35 46-72 46-73 0-5-4-2-5-5-2 0-5 1-6 5-3 12-13 42-42 66s-55 30-78 30c-37 0-83-22-83-86 0-24 10-91 52-140 25-30 65-52 103-52 42 0 67 32 67 82 0 16-1 16-1 21 0 4 5 4 6 4 6 0 6 0 9-9 8-36 18-70 26-106z"><text:p/></draw:path><draw:path draw:style-name="gr4" draw:text-style-name="P36" svg:width="0.1102in" svg:height="0.0382in" svg:x="0.4925in" svg:y="0.0661in" svg:viewBox="0 0 281 98" svg:d="M281 8c0-4-4-8-9-8-87 0-176 0-264 0-4 0-8 4-8 8 0 5 4 9 8 9 88 0 177 0 264 0 5 0 9-4 9-9zM281 90c0-5-4-9-9-9-87 0-176 0-264 0-4 0-8 4-8 9s4 8 8 8c88 0 177 0 264 0 5 0 9-3 9-8z"><text:p/></draw:path><draw:path draw:style-name="gr4" draw:text-style-name="P36" svg:width="0.0665in" svg:height="0.1394in" svg:x="0.6665in" svg:y="0in" svg:viewBox="0 0 170 355" svg:d="M170 178c0-33 0-99-37-135 3-9 6-18 9-27 1-3 1-5 2-8 0-4-5-8-10-8-6 0-7 5-9 13-3 6-4 13-6 19-5-2-18-8-34-8-24 0-51 12-67 44-17 35-18 72-18 110 0 25 0 103 36 134-4 12-6 23-10 35 0 5 4 8 9 8 7 0 8-4 11-13 1-6 3-13 4-19 11 6 23 8 35 8 47 0 65-39 73-58 11-30 12-65 12-95zM115 44c-24 83-49 167-73 249-14-29-14-80-14-120 0-33 0-62 6-89 8-39 32-52 51-52 9 0 19 3 30 12zM142 173c0 30 0 62-5 90-7 43-30 60-52 60-9 0-20-4-30-13 24-83 49-166 73-249 14 25 14 73 14 112z"><text:p/></draw:path></draw:g></draw:g>. <text:span text:style-name="T10">בדומה להופעת ספרות 1 בסעיף א’, גם כאן יש </text:span><text:span text:style-name="T10"><draw:g text:anchor-type="as-char" svg:y="-0.2398in" draw:z-index="8" draw:name="Shape9" draw:style-name="gr1"><svg:title>TexMaths</svg:title><svg:desc>12§display§\binom{n}{k}§svg§600§FALSE§</svg:desc><draw:g draw:style-name="gr2"><draw:path draw:style-name="gr3" draw:text-style-name="P35" svg:width="0.2882in" svg:height="0.3791in" svg:x="-0.0004in" svg:y="0.0075in" svg:viewBox="0 0 733 964" svg:d="M367 964c-122 0-245 0-367 0 0-322 0-642 0-964 245 0 488 0 733 0 0 322 0 642 0 964-122 0-245 0-366 0z"><text:p/></draw:path><draw:path draw:style-name="gr4" draw:text-style-name="P36" svg:width="0.0752in" svg:height="0.3961in" svg:x="0.0283in" svg:y="0in" svg:viewBox="0 0 192 1007" svg:d="M192 998c0-2-1-3-2-4-90-69-153-255-153-413 0-52 0-103 0-155 0-158 63-344 153-413 1-1 2-2 2-5 0-4-2-8-7-8-1 0-4 1-5 2-94 70-180 258-180 424 0 52 0 103 0 155 0 165 86 354 180 423 1 2 4 3 5 3 5 0 7-4 7-9z"><text:p/></draw:path><draw:path draw:style-name="gr4" draw:text-style-name="P36" svg:width="0.0894in" svg:height="0.0748in" svg:x="0.1181in" svg:y="0.0539in" svg:viewBox="0 0 228 191" svg:d="M228 126c0-5-4-5-5-5-5 0-5 1-7 9-8 28-22 51-43 51-7 0-10-3-10-13 0-11 4-22 7-30 9-23 27-68 27-92 0-29-18-46-49-46-38 0-58 26-65 37-3-24-21-37-40-37-20 0-26 17-31 24-7 14-12 40-12 41 0 5 4 3 5 5 3 0 5-2 7-11 7-29 16-49 30-49 8 0 13 4 13 19 0 8-1 13-6 35-8 32-17 64-25 97-1 7-4 17-4 18 0 8 6 12 12 12 5 0 14-4 16-12 1-1 6-21 8-31 4-12 6-26 10-38 2-9 5-19 7-28 1-8 4-14 5-21 6-13 29-51 68-51 20 0 23 15 23 28 0 27-20 81-27 99-4 9-4 14-4 19 0 20 14 35 35 35 39 0 55-61 55-65z"><text:p/></draw:path><draw:path draw:style-name="gr4" draw:text-style-name="P36" svg:width="0.0748in" svg:height="0.1161in" svg:x="0.1276in" svg:y="0.2382in" svg:viewBox="0 0 191 296" svg:d="M191 133c0-13-10-27-29-27-12 0-31 3-61 37-15 17-31 33-47 39 14-58 29-118 43-177-1-1 0-5-5-5-9 0-40 4-51 4-4 1-9 1-9 9 0 5 4 5 11 5 21 0 21 2 21 7 0 3-2 6-2 9-20 80-40 160-61 242-1 6-1 6-1 10 0 9 8 10 12 10 6 0 12-3 14-8 3-4 22-82 24-92 15 1 48 8 48 36 0 2 0 4-1 8 0 6-1 11-1 16 0 24 17 40 38 40 14 0 24-6 34-21 11-19 10-29 16-43 0-4-5-4-6-4-4 0-5 1-6 7-9 31-18 53-36 53-9 0-14-5-14-20 0-8 2-17 3-23 2-7 2-10 2-13 0-28-26-40-62-45 13-8 26-21 36-31 20-23 39-41 60-41 2 0 2 0 3 0 6 1 6 1 10 4 1 1 1 1 1 2-20 1-24 17-24 23s5 14 17 14c11 0 23-9 23-25z"><text:p/></draw:path><draw:path draw:style-name="gr4" draw:text-style-name="P36" svg:width="0.0752in" svg:height="0.3961in" svg:x="0.2209in" svg:y="0in" svg:viewBox="0 0 192 1007" svg:d="M192 581c0-52 0-103 0-155 0-166-86-354-180-424-1-1-2-2-5-2s-7 4-7 8c0 3 1 4 2 5 90 69 153 255 153 413 0 52 0 103 0 155 0 158-63 344-153 413-1 1-2 2-2 4 0 5 4 9 7 9s4-1 5-3c94-69 180-258 180-423z"><text:p/></draw:path></draw:g></draw:g></text:span><text:span text:style-name="T10"><text:s/>אפשרויות, הפעם לאיברי קבוצה </text:span><text:span text:style-name="T10"><draw:g text:anchor-type="as-char" svg:y="-0.1126in" draw:z-index="9" draw:name="Shape10" draw:style-name="gr1"><svg:title>TexMaths</svg:title><svg:desc>12§display§B§svg§600§FALSE§</svg:desc><draw:g draw:style-name="gr2"><draw:path draw:style-name="gr3" draw:text-style-name="P35" svg:width="0.1075in" svg:height="0.0957in" svg:x="0.0016in" svg:y="0.0087in" svg:viewBox="0 0 274 244" svg:d="M0 0c91 0 183 0 274 0 0 82 0 162 0 244-91 0-183 0-274 0 0-82 0-162 0-244z"><text:p/></draw:path><draw:path draw:style-name="gr4" draw:text-style-name="P36" svg:width="0.1173in" svg:height="0.1126in" svg:x="0in" svg:y="0in" svg:viewBox="0 0 299 287" svg:d="M299 58c0-32-27-58-78-58-46 0-94 0-141 0-8 0-12 0-12 8 0 5 4 5 12 5 5 0 9 0 16 1 7 0 11 2 11 6 0 3 0 4-2 9-19 75-37 150-56 225-4 16-5 20-38 20-7 0-11 0-11 8 0 5 4 5 11 5 50 0 99 0 149 0 67 0 117-49 117-91 0-30-24-54-65-59 43-9 87-39 87-79zM261 56c0 38-36 77-87 77-21 0-41 0-61 0 8-35 17-69 26-104 3-15 5-16 23-16s36 0 53 0c38 0 46 24 46 43zM237 192c0 41-37 82-86 82-19 0-38 0-58 0-6 0-6 0-8 0-5-2-6-2-6-5 0-1 0-1 2-10 10-38 20-78 29-116 26 0 53 0 79 0 41 0 48 31 48 49z"><text:p/></draw:path></draw:g></draw:g></text:span><text:span text:style-name="T10">, </text:span><text:span text:style-name="T11">אשר אנחנו צריכים לבחור מ־</text:span><text:span text:style-name="T11"><draw:g text:anchor-type="as-char" svg:y="-0.1181in" draw:z-index="15" draw:name="Shape11" draw:style-name="gr1"><svg:title>TexMaths</svg:title><svg:desc>12§display§A§svg§600§FALSE§</svg:desc><draw:g draw:style-name="gr2"><draw:path draw:style-name="gr3" draw:text-style-name="P35" svg:width="0.1012in" svg:height="0.1004in" svg:x="0.0024in" svg:y="0.0087in" svg:viewBox="0 0 258 256" svg:d="M0 0c86 0 172 0 258 0 0 85 0 171 0 256-86 0-172 0-258 0 0-85 0-171 0-256z"><text:p/></draw:path><draw:path draw:style-name="gr4" draw:text-style-name="P36"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pan><text:span text:style-name="T10">. עבור </text:span><text:span text:style-name="T10"><draw:g text:anchor-type="as-char" svg:y="-0.1138in" draw:z-index="10" draw:name="Shape12" draw:style-name="gr1"><svg:title>TexMaths</svg:title><svg:desc>12§display§n - k§svg§600§FALSE§</svg:desc><draw:g draw:style-name="gr2"><draw:path draw:style-name="gr3" draw:text-style-name="P35" svg:width="0.3685in" svg:height="0.0988in" svg:x="0.0031in" svg:y="0.0083in" svg:viewBox="0 0 937 252" svg:d="M0 0c312 0 625 0 937 0 0 84 0 168 0 252-312 0-625 0-937 0 0-84 0-168 0-252z"><text:p/></draw:path><draw:path draw:style-name="gr4" draw:text-style-name="P36" svg:width="0.0894in" svg:height="0.0744in" svg:x="-0.0004in" svg:y="0.0413in" svg:viewBox="0 0 228 190" svg:d="M228 126c0-3-4-3-5-3-4 0-4 1-6 7-8 27-23 50-43 50-7 0-10-3-10-13 0-11 4-19 7-29 9-23 26-68 26-92 0-29-18-46-48-46-39 0-59 28-66 37-1-24-19-37-39-37-19 0-27 17-31 24-7 14-13 40-13 41 0 5 4 2 5 5 5 0 5-2 7-10 7-30 16-50 31-50 9 0 13 6 13 19 0 8-1 13-7 36-8 31-15 64-24 95-1 7-3 17-3 19 0 7 6 11 12 11 4 0 12-4 15-12 0-1 5-21 9-30 2-13 6-25 8-37 2-10 5-20 7-29 3-8 4-15 6-21 6-13 29-51 68-51 20 0 23 15 23 30 0 25-20 79-27 97-4 10-4 13-4 18 0 20 14 35 34 35 39 0 55-60 55-64z"><text:p/></draw:path><draw:path draw:style-name="gr4" draw:text-style-name="P36" svg:width="0.1102in" svg:height="0.0063in" svg:x="0.1402in" svg:y="0.0701in" svg:viewBox="0 0 281 17" svg:d="M281 8c0-4-4-8-9-8-89 0-176 0-264 0-4 0-8 4-8 8s4 9 8 9c88 0 175 0 264 0 5 0 9-5 9-9z"><text:p/></draw:path><draw:path draw:style-name="gr4" draw:text-style-name="P36" svg:width="0.0748in" svg:height="0.1161in" svg:x="0.3055in" svg:y="0in" svg:viewBox="0 0 191 296" svg:d="M191 132c0-12-10-26-29-26-12 0-31 3-61 37-15 14-31 31-47 38 14-58 29-117 43-176-1-1 0-5-5-5-9 0-40 4-51 5-4 0-9 0-9 8 0 5 5 5 11 5 21 0 21 2 21 7 0 3-2 6-2 9-20 80-40 159-61 240-1 6-1 7-1 10 0 9 8 12 12 12 6 0 12-4 14-9 3-5 22-82 24-92 15 1 48 8 48 36 0 2 0 4-1 8 0 5-1 10-1 15 0 25 17 42 38 42 13 0 24-8 34-23 11-18 9-28 15-42 0-4-3-4-6-4s-3 1-4 7c-9 30-20 52-37 52-9 0-14-5-14-19 0-7 2-17 4-24 1-8 1-9 1-14 0-26-26-39-62-43 13-8 26-21 36-31 20-22 39-40 60-40 3 0 3 0 4 0 5 2 5 2 9 4 1 1 1 1 1 2-19 2-24 17-24 22 0 6 5 14 17 14 11 0 23-8 23-25z"><text:p/></draw:path></draw:g></draw:g></text:span><text:span text:style-name="T10"><text:s/>האיברים הנותרים נוכל לקחת כל תת־קבוצה, </text:span><text:span text:style-name="T10"><draw:g text:anchor-type="as-char" svg:y="-0.1402in" draw:z-index="11" draw:name="Shape13" draw:style-name="gr1"><svg:title>TexMaths</svg:title><svg:desc>12§display§\lvert \mathcal{P}(A \backslash B) \rvert = 2^{n - k}§svg§600§FALSE§</svg:desc><draw:g draw:style-name="gr2"><draw:path draw:style-name="gr3" draw:text-style-name="P35" svg:width="1.2102in" svg:height="0.1646in" svg:x="0in" svg:y="0.0083in" svg:viewBox="0 0 3075 419" svg:d="M0 0c1026 0 2050 0 3075 0 0 139 0 280 0 419-1025 0-2049 0-3075 0 0-139 0-280 0-419z"><text:p/></draw:path><draw:path draw:style-name="gr4" draw:text-style-name="P36" svg:width="0.0063in" svg:height="0.1654in" svg:x="0.0114in" svg:y="0.0165in" svg:viewBox="0 0 17 421" svg:d="M17 412c0-134 0-269 0-404 0-4-4-8-9-8-4 0-8 4-8 8 0 135 0 270 0 404 0 5 4 9 8 9 5 0 9-4 9-9z"><text:p/></draw:path><draw:path draw:style-name="gr4" draw:text-style-name="P36" svg:width="0.113in" svg:height="0.1189in" svg:x="0.0445in" svg:y="0.0232in" svg:viewBox="0 0 288 303" svg:d="M256 84c-6 22-17 45-36 59-21 17-46 20-69 20 12-46 24-93 36-140 14 0 27 0 39 3 8 4 17 6 23 14 8 12 12 27 7 44zM286 82c3-17 3-35-5-47-8-11-19-16-32-19-18-6-38-6-57-6 1-3 1-6 1-9 0 0-1-1-2-1-8 4-18 6-28 10-32 0-66 8-92 28-18 14-34 33-38 53-3 9-5 18 0 24 2 4 6 5 9 5 5 0 10-2 13-5 5-4 6-9 8-14 1-4 0-7 0-11 0-6 0-13 1-18 3-12 14-23 26-32 21-17 60-17 71-17-14 58-29 115-44 173-4 17-10 34-17 50-5 10-12 23-22 30-9 8-18 14-29 14-4 0-9-2-12-4-4-5-3-12-2-19 2-7 4-13 0-19-2-3-6-4-10-4s-9 1-13 4c-6 4-8 9-11 15-2 10-2 19 4 27s18 13 31 13c19 0 40-7 58-22 26-21 37-49 47-79 3-9 6-17 8-25 32 0 67-10 96-33 20-17 35-39 41-62z"><text:p/></draw:path><draw:path draw:style-name="gr4" draw:text-style-name="P36" svg:width="0.0378in" svg:height="0.1646in" svg:x="0.1807in" svg:y="0.0165in" svg:viewBox="0 0 97 419" svg:d="M97 416c0-1 0-3-1-4-44-32-73-116-73-184 0-12 0-24 0-36 0-67 29-151 73-184 1-1 1-2 1-3 0-3-1-5-3-5s-2 1-3 1c-47 35-91 119-91 191 0 12 0 24 0 36 0 71 44 157 91 191 1 0 1 0 3 0s3-1 3-3z"><text:p/></draw:path><draw:path draw:style-name="gr4" draw:text-style-name="P36" svg:width="0.1134in" svg:height="0.1177in" svg:x="0.2346in" svg:y="0.022in" svg:viewBox="0 0 289 300" svg:d="M289 292c0-4-5-4-10-4-26 0-26-3-27-15-9-88-18-176-27-263 0-9 0-10-7-10s-8 2-10 6c-50 82-99 165-148 246-17 29-32 34-52 36-4 0-8 0-8 9 0 2 1 3 5 3 12 0 25-1 36-1 14 0 29 1 43 1 2 0 7 0 7-7 0-5-3-5-6-5-9-1-20-4-20-15 0-5 2-10 6-16 3-5 3-5 32-54 35 0 71 0 106 0 1 10 7 66 7 71 0 12-23 14-31 14-6 0-10 0-10 9 0 3 4 2 6 3 17 0 35-1 53-1 9 0 37 1 47 1 3 0 8 0 8-8zM208 191c-33 0-65 0-98 0 28-47 57-92 84-139 5 47 9 92 14 139z"><text:p/></draw:path><draw:path draw:style-name="gr4" draw:text-style-name="P36" svg:width="0.0642in" svg:height="0.1654in" svg:x="0.3622in" svg:y="0.0165in" svg:viewBox="0 0 164 421" svg:d="M164 412c0-1 0-1 0-2-49-135-98-271-147-405-1-4-5-5-9-5s-8 4-8 8c0 2 0 2 1 3 49 134 97 269 147 404 1 3 4 6 8 6 5 0 8-4 8-9z"><text:p/></draw:path><draw:path draw:style-name="gr4" draw:text-style-name="P36" svg:width="0.1181in" svg:height="0.1126in" svg:x="0.4429in" svg:y="0.0283in" svg:viewBox="0 0 301 287" svg:d="M301 58c0-30-28-58-78-58-47 0-95 0-141 0-9 0-12 0-12 8 0 5 3 5 10 5 6 0 10 0 17 1 7 0 11 2 11 6 0 3 0 4-1 9-19 76-37 150-57 226-4 17-4 20-38 20-7 0-12 0-12 9 0 3 5 3 12 3 50 0 100 0 150 0 67 0 116-49 116-90 0-30-24-55-64-60 43-7 87-38 87-79zM263 56c0 38-36 77-88 77-20 0-41 0-61 0 8-34 18-69 26-104 4-15 4-16 23-16 18 0 36 0 54 0 37 0 46 25 46 43zM240 192c0 42-38 83-88 83-19 0-38 0-57 0-6 0-7 0-10-1-3 0-5-1-5-4 0-1 0-2 2-9 9-40 20-78 30-118 26 0 52 0 79 0 40 0 49 31 49 49z"><text:p/></draw:path><draw:path draw:style-name="gr4" draw:text-style-name="P36" svg:width="0.0378in" svg:height="0.1646in" svg:x="0.5756in" svg:y="0.0165in" svg:viewBox="0 0 97 419" svg:d="M97 228c0-12 0-24 0-36 0-72-44-156-90-191-1 0-1-1-2-1-3 0-5 2-5 5 0 1 1 2 1 3 45 33 73 117 73 184 0 12 0 24 0 36 0 68-28 152-73 184 0 1-1 3-1 4 0 2 2 3 5 3 1 0 1 0 2 0 46-34 90-120 90-191z"><text:p/></draw:path><draw:path draw:style-name="gr4" draw:text-style-name="P36" svg:width="0.0063in" svg:height="0.1654in" svg:x="0.6508in" svg:y="0.0165in" svg:viewBox="0 0 17 421" svg:d="M17 412c0-134 0-269 0-404 0-4-4-8-9-8-3 0-8 4-8 8 0 135 0 270 0 404 0 5 5 9 8 9 5 0 9-4 9-9z"><text:p/></draw:path><draw:path draw:style-name="gr4" draw:text-style-name="P36" svg:width="0.1102in" svg:height="0.0386in" svg:x="0.7323in" svg:y="0.0799in" svg:viewBox="0 0 281 99" svg:d="M281 8c0-4-5-8-9-8-87 0-176 0-264 0-4 0-8 4-8 8 0 5 4 9 8 9 88 0 177 0 264 0 4 0 9-4 9-9zM281 90c0-5-5-8-9-8-87 0-176 0-264 0-4 0-8 3-8 8s4 9 8 9c88 0 177 0 264 0 4 0 9-4 9-9z"><text:p/></draw:path><draw:path draw:style-name="gr4" draw:text-style-name="P36" svg:width="0.0661in" svg:height="0.1098in" svg:x="0.9063in" svg:y="0.0311in" svg:viewBox="0 0 169 280" svg:d="M169 207c-3 0-7 0-11 0-2 13-4 31-9 38-3 3-30 3-40 3-25 0-50 0-75 0 14-15 30-29 44-44 66-57 91-80 91-122 0-48-38-82-90-82-48 0-79 38-79 76 0 24 22 24 23 24 7 0 21-5 21-22 0-12-7-23-21-23-4 0-5 0-6 1 9-27 32-43 57-43 39 0 57 34 57 69 0 33-22 67-45 92-27 30-54 60-81 90-5 5-5 6-5 16 53 0 104 0 157 0 4-24 9-49 12-73z"><text:p/></draw:path><draw:path draw:style-name="gr4" draw:text-style-name="P36" svg:width="0.0705in" svg:height="0.052in" svg:x="0.9866in" svg:y="0.0291in" svg:viewBox="0 0 180 133" svg:d="M180 88c0-4-4-4-5-4-3 0-3 1-5 5-7 24-19 36-31 36-6 0-7-5-7-11s1-11 6-24c4-8 16-40 16-56 0-29-23-34-39-34-24 0-41 16-49 26-2-20-19-26-32-26-12 0-20 10-23 16-6 10-11 27-11 30s4 2 5 3c5 0 5-1 7-9 4-17 10-32 22-32 7 0 9 6 9 15 0 6-2 17-5 24-2 8-4 18-7 26-2 14-6 26-8 39-1 3-4 11-4 12 0 6 6 9 10 9 6 0 11-4 12-7 1-2 3-12 6-18 2-8 3-18 6-26 1-6 3-13 5-20 3-13 3-14 12-27 8-11 22-27 44-27 18 0 18 15 18 21 0 18-13 50-18 62-2 9-4 11-4 17 0 16 12 25 28 25 30 0 42-40 42-45z"><text:p/></draw:path><draw:path draw:style-name="gr4" draw:text-style-name="P36" svg:width="0.0772in" svg:height="0.0043in" svg:x="1.0697in" svg:y="0.0492in" svg:viewBox="0 0 197 12" svg:d="M197 6c0-4-3-6-6-6-61 0-124 0-185 0-4 0-6 2-6 6s2 6 6 6c61 0 124 0 185 0 3 0 6-2 6-6z"><text:p/></draw:path><draw:path draw:style-name="gr4" draw:text-style-name="P36" svg:width="0.0567in" svg:height="0.0815in" svg:x="1.1622in" svg:y="0in" svg:viewBox="0 0 145 208" svg:d="M145 95c0-10-7-20-23-20s-32 12-46 26c-14 11-23 20-35 25 9-39 20-78 30-118 0-1 1-3 1-4 0-2-1-4-5-4-6 0-31 2-38 2-3 2-6 2-6 8 0 4 3 4 7 4 14 0 14 2 14 4s-1 4-1 7c-14 56-27 111-42 166-1 6-1 5-1 7 0 4 4 10 10 10 8 0 12-6 14-13 0-2 13-53 14-57 21 1 38 9 38 24 0 1 0 3 0 6-2 4-2 6-2 9 0 21 17 31 32 31 28 0 25-30 37-46 0-3-4-3-5-3-4 0-5 1-6 7-4 12-11 34-25 34-9 0-11-8-11-16 0-5 0-6 1-13 1-2 3-6 3-10 0-25-36-30-48-31 8-5 19-15 24-19 15-15 30-28 46-28 4 0 8 1 10 4-13 2-16 12-16 16 0 6 5 11 12 11 9 0 17-6 17-19z"><text:p/></draw:path></draw:g></draw:g></text:span><text:span text:style-name="T10">, ולפי עיקרון המכפלה יש </text:span><text:span text:style-name="T10"><draw:g text:anchor-type="as-char" svg:y="-0.2398in" draw:z-index="12" draw:name="Shape14" draw:style-name="gr1"><svg:title>TexMaths</svg:title><svg:desc>12§display§2^{n - k}\binom{n}{k}§svg§600§FALSE§</svg:desc><draw:g draw:style-name="gr2"><draw:path draw:style-name="gr3" draw:text-style-name="P35" svg:width="0.6224in" svg:height="0.3787in" svg:x="-0.0004in" svg:y="0.0071in" svg:viewBox="0 0 1582 963" svg:d="M0 0c528 0 1054 0 1582 0 0 321 0 642 0 963-528 0-1054 0-1582 0 0-321 0-642 0-963z"><text:p/></draw:path><draw:path draw:style-name="gr4" draw:text-style-name="P36" svg:width="0.0657in" svg:height="0.1102in" svg:x="-0.0004in" svg:y="0.128in" svg:viewBox="0 0 168 281" svg:d="M168 208c-4 0-7 0-11 0-2 12-5 31-9 37-3 3-30 3-40 3-25 0-50 0-76 0 15-14 30-28 45-43 66-59 91-81 91-123 0-48-38-82-90-82-47 0-78 38-78 76 0 24 20 24 22 24 7 0 21-5 21-22 0-12-7-23-21-23-4 0-5 0-6 1 9-27 32-43 57-43 39 0 57 34 57 69 0 33-22 67-45 93-27 30-54 60-81 90-4 5-4 5-4 16 52 0 104 0 156 0 3-25 8-49 12-73z"><text:p/></draw:path><draw:path draw:style-name="gr4" draw:text-style-name="P36" svg:width="0.0705in" svg:height="0.052in" svg:x="0.0795in" svg:y="0.128in" svg:viewBox="0 0 180 133" svg:d="M180 88c0-4-3-3-4-4-5 0-5 1-6 5-7 24-19 36-31 36-6 0-7-5-7-11s1-11 6-24c4-8 15-40 15-56 0-29-22-34-38-34-24 0-41 14-49 26-2-20-19-26-31-26-13 0-21 10-24 16-6 10-11 27-11 30s4 2 5 3c5 0 5-1 7-9 4-17 10-32 22-32 7 0 9 6 9 15 0 6-2 17-5 24-2 8-3 18-6 26-3 13-6 25-9 39-1 3-4 10-4 12 0 6 6 9 11 9s10-5 11-7c1-4 3-12 6-18 2-8 3-18 6-26 1-6 3-14 5-20 3-13 3-15 13-27 7-11 21-27 43-27 18 0 18 15 18 21 0 18-13 50-18 62-2 9-4 11-4 17 0 16 14 25 28 25 30 0 42-41 42-45z"><text:p/></draw:path><draw:path draw:style-name="gr4" draw:text-style-name="P36" svg:width="0.0772in" svg:height="0.0043in" svg:x="0.1626in" svg:y="0.148in" svg:viewBox="0 0 197 12" svg:d="M197 6c0-4-3-6-6-6-61 0-124 0-185 0-4 0-6 2-6 6s2 6 6 6c61 0 124 0 185 0 3 0 6-2 6-6z"><text:p/></draw:path><draw:path draw:style-name="gr4" draw:text-style-name="P36" svg:width="0.0567in" svg:height="0.0815in" svg:x="0.2551in" svg:y="0.098in" svg:viewBox="0 0 145 208" svg:d="M145 95c0-10-7-21-23-21s-32 12-46 27c-14 11-23 20-35 25 9-40 20-78 30-118 0-1 1-3 1-4 0-2-1-4-5-4-6 0-31 2-38 2-3 0-6 2-6 8 0 3 3 3 7 3 14 0 14 3 14 5s-1 4-1 6c-14 55-27 112-42 167-1 6-1 5-1 7 0 5 4 10 10 10 8 0 12-6 14-14 0-1 13-52 14-56 21 1 38 8 38 24 0 1 0 2 0 6-2 5-2 6-2 8 0 22 17 32 32 32 28 0 25-32 37-46 0-4-4-4-5-4-4 0-5 2-6 8-4 12-11 33-25 33-9 0-11-7-11-15 0-5 0-6 1-14 1-1 3-6 3-9 0-25-36-30-48-31 8-5 19-15 24-20 15-14 30-27 46-27 4 0 8 1 10 3-13 3-16 12-16 17 0 6 5 11 12 11 9 0 17-7 17-19z"><text:p/></draw:path><draw:path draw:style-name="gr4" draw:text-style-name="P36" svg:width="0.0752in" svg:height="0.3957in" svg:x="0.3622in" svg:y="0in" svg:viewBox="0 0 192 1006" svg:d="M192 999c0-2-1-5-3-6-89-67-152-254-152-412 0-52 0-104 0-155 0-158 63-346 152-413 2-1 3-3 3-6s-4-7-7-7-4 1-5 1c-94 71-180 259-180 425 0 51 0 103 0 155 0 165 86 353 180 424 1 0 2 1 5 1s7-3 7-7z"><text:p/></draw:path><draw:path draw:style-name="gr4" draw:text-style-name="P36" svg:width="0.0898in" svg:height="0.0748in" svg:x="0.4512in" svg:y="0.0543in" svg:viewBox="0 0 229 191" svg:d="M229 126c0-5-5-5-6-5-4 0-4 1-6 9-8 28-22 51-43 51-7 0-10-3-10-13 0-11 4-22 7-30 9-23 27-70 27-94 0-27-18-44-49-44-37 0-59 26-66 36-1-23-19-36-39-36-19 0-27 17-31 24-7 14-13 38-13 41s4 2 5 3c5 0 5 0 7-9 7-30 16-49 31-49 9 0 13 4 13 19 0 8-1 13-7 35-8 32-15 64-24 97-1 7-3 17-3 18 0 8 6 12 12 12 4 0 13-4 15-12 0-1 6-21 9-31 2-14 6-26 8-39 2-8 6-18 7-27 3-8 4-15 6-22 6-13 29-50 69-50 19 0 22 15 22 28 0 27-20 81-27 99-4 9-4 14-4 19 0 20 14 35 35 35 39 0 55-61 55-65z"><text:p/></draw:path><draw:path draw:style-name="gr4" draw:text-style-name="P36" svg:width="0.0748in" svg:height="0.1165in" svg:x="0.4614in" svg:y="0.2382in" svg:viewBox="0 0 191 297" svg:d="M191 133c0-13-10-26-29-26-12 0-31 2-61 36-15 17-31 33-47 39 14-58 29-118 43-177-1-1 0-5-5-5-10 0-40 4-51 5-4 0-9 0-9 8 0 5 4 5 10 5 20 0 22 2 22 7 0 3-2 6-2 9-20 80-40 160-61 242-1 6-1 7-1 10 0 9 8 11 12 11 5 0 12-4 14-9 2-4 21-82 23-92 15 1 49 8 49 36 0 3 0 4-1 9s-1 10-1 15c0 25 17 41 38 41 14 0 24-7 34-22 11-18 9-29 14-42 0-5-3-5-5-5-3 0-4 1-6 7-8 31-18 53-35 53-9 0-15-5-15-20 0-8 3-17 4-23 2-7 2-10 2-13 0-28-26-40-62-45 13-7 26-21 36-31 20-23 39-41 60-41 2 0 3 0 3 1 6 0 6 0 10 3 0 1 0 1 1 2-20 1-24 18-24 23 0 6 5 14 16 14 12 0 24-9 24-25z"><text:p/></draw:path><draw:path draw:style-name="gr4" draw:text-style-name="P36" svg:width="0.0752in" svg:height="0.3957in" svg:x="0.5551in" svg:y="0in" svg:viewBox="0 0 192 1006" svg:d="M192 581c0-52 0-104 0-155 0-166-86-354-180-425-1 0-2-1-5-1s-7 4-7 7 1 5 2 6c90 67 153 255 153 413 0 51 0 103 0 155 0 158-63 345-153 412-1 1-2 4-2 6 0 4 4 7 7 7s4-1 5-1c94-71 180-259 180-424z"><text:p/></draw:path></draw:g></draw:g></text:span><text:span text:style-name="T10"><text:s/>אפשרויות לזוגות אלה.</text:span></text:p>
      <text:h text:style-name="P32" text:outline-level="2">סעיף ג’</text:h>
      <text:p text:style-name="P22">נניח ש־<draw:g text:anchor-type="as-char" svg:y="-0.111in" draw:z-index="13" draw:name="Shape15" draw:style-name="gr1"><svg:title>TexMaths</svg:title><svg:desc>12§display§n = 7§svg§600§FALSE§</svg:desc><draw:g draw:style-name="gr2"><draw:path draw:style-name="gr3" draw:text-style-name="P35" svg:width="0.3839in" svg:height="0.098in" svg:x="0.0031in" svg:y="0.0079in" svg:viewBox="0 0 976 250" svg:d="M488 250c-163 0-325 0-488 0 0-83 0-167 0-250 325 0 650 0 976 0 0 83 0 167 0 250-162 0-326 0-488 0z"><text:p/></draw:path><draw:path draw:style-name="gr4" draw:text-style-name="P36" svg:width="0.0898in" svg:height="0.0744in" svg:x="-0.0004in" svg:y="0.0382in" svg:viewBox="0 0 229 190" svg:d="M229 126c0-5-3-5-5-5-4 0-4 3-7 9-8 29-21 50-43 50-6 0-10-3-10-13 0-9 4-19 8-29 8-23 26-68 26-92 0-29-18-46-49-46-37 0-58 28-65 37-2-24-20-37-40-37-19 0-27 17-31 24-7 14-13 40-13 41 0 5 4 2 6 5 4 0 4-1 7-10 7-30 16-50 30-50 9 0 13 4 13 19 0 8-1 13-6 35-8 32-16 65-25 97-1 6-3 16-3 17 0 8 6 12 12 12 4 0 13-4 15-12 1-1 6-19 9-30 3-13 6-25 9-37 3-10 5-20 7-29 2-7 4-15 5-21 6-13 29-51 69-51 19 0 22 15 22 28 0 27-20 81-27 99-4 10-4 15-4 19 0 20 15 34 35 34 40 0 55-60 55-64z"><text:p/></draw:path><draw:path draw:style-name="gr4" draw:text-style-name="P36" svg:width="0.1102in" svg:height="0.0386in" svg:x="0.1496in" svg:y="0.052in" svg:viewBox="0 0 281 99" svg:d="M281 8c0-3-4-8-9-8-88 0-176 0-264 0-4 0-8 4-8 8s4 9 8 9c88 0 176 0 264 0 5 0 9-4 9-9zM281 90c0-3-4-8-9-8-88 0-176 0-264 0-4 0-8 3-8 8 0 4 4 9 8 9 88 0 176 0 264 0 5 0 9-4 9-9z"><text:p/></draw:path><draw:path draw:style-name="gr4" draw:text-style-name="P36" svg:width="0.0709in" svg:height="0.1154in" svg:x="0.3244in" svg:y="-0.0004in" svg:viewBox="0 0 181 294" svg:d="M181 13c-35 0-68 0-103 0-50 0-52-5-54-13-4 0-6 0-10 0-4 29-9 58-14 87 4 0 7 0 11 0 1-6 5-33 11-39 2-2 36-2 40-2 29 0 59 0 88 0-16 21-32 44-48 67-37 55-52 114-52 158 0 3-1 23 20 23 19 0 20-20 20-23 0-8 0-15 0-22 0-24 1-47 4-70 2-9 8-44 26-71 19-26 38-53 58-79 3-6 3-6 3-16z"><text:p/></draw:path></draw:g></draw:g>, <draw:g text:anchor-type="as-char" svg:y="-0.1146in" draw:z-index="14" draw:name="Shape16" draw:style-name="gr1"><svg:title>TexMaths</svg:title><svg:desc>12§display§k = 3§svg§600§FALSE§</svg:desc><draw:g draw:style-name="gr2"><draw:path draw:style-name="gr3" draw:text-style-name="P35" svg:width="0.3677in" svg:height="0.1004in" svg:x="-0.0004in" svg:y="0.0087in" svg:viewBox="0 0 935 256" svg:d="M0 0c312 0 624 0 935 0 0 85 0 171 0 256-311 0-623 0-935 0 0-85 0-171 0-256z"><text:p/></draw:path><draw:path draw:style-name="gr4" draw:text-style-name="P36" svg:width="0.0748in" svg:height="0.1157in" svg:x="0in" svg:y="0in" svg:viewBox="0 0 191 295" svg:d="M191 132c0-12-10-27-28-27-12 0-31 4-62 37-15 16-30 33-47 39 14-59 30-118 44-176-2-1 0-5-6-5-9 0-39 4-51 5-3 0-7 0-7 8 0 5 3 5 9 5 21 0 22 2 22 7 0 3-1 6-1 9-21 80-41 160-62 240-2 6-2 6-2 9 0 9 8 12 12 12 6 0 12-4 14-9 3-3 22-81 24-92 15 1 50 8 50 36 0 2 0 5-2 8-1 5-2 11-2 15 0 25 17 42 40 42 11 0 23-6 32-22 11-19 9-29 15-43 0-4-3-4-4-4-5 0-5 1-6 7-9 32-18 52-37 52-8 0-14-4-14-19 0-7 3-17 4-24s1-9 1-13c0-27-26-39-62-43 13-9 27-22 37-32 19-21 39-39 60-39 2 0 2 0 3 0 5 1 6 1 9 4 1 1 1 1 2 2-20 1-24 17-24 23s5 13 16 13 23-9 23-25z"><text:p/></draw:path><draw:path draw:style-name="gr4" draw:text-style-name="P36" svg:width="0.1102in" svg:height="0.0382in" svg:x="0.135in" svg:y="0.0543in" svg:viewBox="0 0 281 98" svg:d="M281 8c0-4-4-8-9-8-89 0-176 0-264 0-3 0-8 4-8 8 0 5 5 9 8 9 88 0 175 0 264 0 5 0 9-4 9-9zM281 90c0-5-4-9-9-9-89 0-176 0-264 0-3 0-8 4-8 9s5 8 8 8c88 0 175 0 264 0 5 0 9-3 9-8z"><text:p/></draw:path><draw:path draw:style-name="gr4" draw:text-style-name="P36" svg:width="0.0685in" svg:height="0.1126in" svg:x="0.3075in" svg:y="0.0047in" svg:viewBox="0 0 175 287" svg:d="M175 206c0-34-26-66-71-74 35-12 60-41 60-75s-37-57-78-57c-43 0-74 25-74 56 0 15 8 23 22 23 13 0 21-10 21-22 0-21-20-21-26-21 13-20 41-25 56-25 17 0 40 8 40 46 0 5 0 29-12 48-12 21-27 22-37 22-4 0-14 1-17 1s-6 1-6 5c0 5 3 5 11 5 6 0 12 0 18 0 34 0 50 27 50 68 0 57-29 69-48 69-18 0-49-7-65-31 16 1 29-7 29-24 0-14-12-22-24-22-10 0-24 6-24 23 0 39 40 66 85 66 52 0 90-38 90-81z"><text:p/></draw:path></draw:g></draw:g>. <text:span text:style-name="T29">ונמצא את כמות הקבוצות (ולא הזוגות הסדורים) המקיימים את תנאי סעיף ב’. הנוסחה לחישוב בסעיף ב’ מאפשרת למצוא את כמות הזוגות הסדורים העונים על תנאי השאלה, כאשר אנו מנסים למצוא את כמות הזוגות ללא משמעות לסדר האיברים בה. </text:span><text:span text:style-name="T30">מסיבה זו כאשר </text:span><text:span text:style-name="T30"><draw:g text:anchor-type="as-char" svg:y="-0.1236in" draw:z-index="66" draw:name="Shape17" draw:style-name="gr1"><svg:title>TexMaths</svg:title><svg:desc>12§display§\lvert C \rvert = \lvert B \rvert = 3§svg§600§FALSE§</svg:desc><draw:g draw:style-name="gr2"><draw:path draw:style-name="gr3" draw:text-style-name="P33" svg:width="0.9461in" svg:height="0.148in" svg:x="-0.0004in" svg:y="0.0083in" svg:viewBox="0 0 2404 377" svg:d="M1203 377c-402 0-802 0-1203 0 0-126 0-251 0-377 801 0 1603 0 2404 0 0 126 0 251 0 377-400 0-801 0-1201 0z"><text:p/></draw:path><draw:path draw:style-name="gr4" draw:text-style-name="P34" svg:width="0.0063in" svg:height="0.1654in" svg:x="0.011in" svg:y="-0.0004in" svg:viewBox="0 0 17 421" svg:d="M17 412c0-134 0-269 0-404 0-4-4-8-9-8-4 0-8 4-8 8 0 135 0 270 0 404 0 5 4 9 8 9 5 0 9-4 9-9z"><text:p/></draw:path><draw:path draw:style-name="gr4" draw:text-style-name="P34" svg:width="0.1177in" svg:height="0.1197in" svg:x="0.0453in" svg:y="0.0071in" svg:viewBox="0 0 300 305" svg:d="M300 4c0-2-1-4-5-4-1 0-1 0-6 5-9 11-20 21-30 32-3-6-23-37-69-37-94 0-190 93-190 191 0 69 50 114 115 114 36 0 69-17 91-36 39-35 46-72 46-73 0-5-4-4-5-5-2 0-5 1-6 5-3 12-13 41-42 65s-55 31-78 31c-37 0-83-22-83-86 0-24 10-93 52-142 25-30 65-51 103-51 42 0 67 33 67 82 0 17-1 16-1 20s5 5 6 5c6 0 6-1 9-8 8-36 18-72 26-108z"><text:p/></draw:path><draw:path draw:style-name="gr4" draw:text-style-name="P34" svg:width="0.0063in" svg:height="0.1654in" svg:x="0.1882in" svg:y="-0.0004in" svg:viewBox="0 0 17 421" svg:d="M17 412c0-134 0-269 0-404 0-4-5-8-9-8s-8 4-8 8c0 135 0 270 0 404 0 5 4 9 8 9s9-4 9-9z"><text:p/></draw:path><draw:path draw:style-name="gr4" draw:text-style-name="P34" svg:width="0.1102in" svg:height="0.039in" svg:x="0.2697in" svg:y="0.063in" svg:viewBox="0 0 281 100" svg:d="M281 8c0-3-5-8-9-8-87 0-176 0-264 0-4 0-8 4-8 8s4 10 8 10c88 0 177 0 264 0 4 0 9-5 9-10zM281 91c0-4-5-9-9-9-87 0-176 0-264 0-4 0-8 5-8 9s4 9 8 9c88 0 177 0 264 0 4 0 9-5 9-9z"><text:p/></draw:path><draw:path draw:style-name="gr4" draw:text-style-name="P34" svg:width="0.0063in" svg:height="0.1654in" svg:x="0.4555in" svg:y="-0.0004in" svg:viewBox="0 0 17 421" svg:d="M17 412c0-134 0-269 0-404 0-4-4-8-9-8-4 0-8 4-8 8 0 135 0 270 0 404 0 5 4 9 8 9 5 0 9-4 9-9z"><text:p/></draw:path><draw:path draw:style-name="gr4" draw:text-style-name="P34" svg:width="0.1181in" svg:height="0.1122in" svg:x="0.4878in" svg:y="0.011in" svg:viewBox="0 0 301 286" svg:d="M301 58c0-32-27-58-78-58-47 0-95 0-141 0-9 0-12 0-12 8 0 5 3 5 10 5 6 0 10 0 17 0 7 1 11 1 11 7 0 2 0 3-1 9-19 74-37 150-57 225-4 15-4 19-38 19-7 0-12 0-12 8 0 5 5 5 12 5 50 0 100 0 150 0 67 0 116-49 116-90 0-30-24-54-64-59 43-8 87-40 87-79zM263 56c0 38-36 77-88 77-20 0-41 0-61 0 8-34 18-69 26-104 4-15 5-16 23-16s36 0 54 0c37 0 46 24 46 43zM240 192c0 40-38 81-88 81-19 0-38 0-57 0-6 0-7 0-10 0s-5-1-5-5c0-1 0-1 3-10 9-38 19-76 29-115 26 0 52 0 79 0 41 0 49 30 49 49z"><text:p/></draw:path><draw:path draw:style-name="gr4" draw:text-style-name="P34" svg:width="0.0063in" svg:height="0.1654in" svg:x="0.6311in" svg:y="-0.0004in" svg:viewBox="0 0 17 421" svg:d="M17 412c0-134 0-269 0-404 0-4-4-8-9-8-4 0-8 4-8 8 0 135 0 270 0 404 0 5 4 9 8 9 5 0 9-4 9-9z"><text:p/></draw:path><draw:path draw:style-name="gr4" draw:text-style-name="P34" svg:width="0.1102in" svg:height="0.039in" svg:x="0.713in" svg:y="0.063in" svg:viewBox="0 0 281 100" svg:d="M281 8c0-3-4-8-9-8-87 0-176 0-264 0-4 0-8 4-8 8s4 10 8 10c88 0 177 0 264 0 5 0 9-5 9-10zM281 91c0-4-4-9-9-9-87 0-176 0-264 0-4 0-8 5-8 9s4 9 8 9c88 0 177 0 264 0 5 0 9-5 9-9z"><text:p/></draw:path><draw:path draw:style-name="gr4" draw:text-style-name="P34" svg:width="0.0685in" svg:height="0.113in" svg:x="0.8858in" svg:y="0.0138in" svg:viewBox="0 0 175 288" svg:d="M175 208c0-35-26-67-71-76 35-12 59-41 59-74 0-35-37-58-77-58-43 0-75 25-75 56 0 15 9 23 21 23 14 0 22-9 22-21 0-22-19-22-25-22 12-20 41-26 55-26 18 0 41 9 41 48 0 5-1 29-12 48-12 19-27 21-37 21-4 0-14 2-17 2-4 0-6 1-6 4 0 5 2 5 9 5 6 0 14 0 20 0 34 0 50 29 50 70 0 56-30 68-48 68s-50-7-65-32c15 2 28-7 28-22s-11-24-23-24c-11 0-24 6-24 26 0 37 40 64 85 64 52 0 90-38 90-80z"><text:p/></draw:path></draw:g></draw:g></text:span><text:span text:style-name="T30"><text:s/>אנו נספור את הזוגות הסדורים </text:span><text:span text:style-name="T30"><draw:g text:anchor-type="as-char" svg:y="-0.1236in" draw:z-index="67" draw:name="Shape18" draw:style-name="gr1"><svg:title>TexMaths</svg:title><svg:desc>12§display§\langle B, C \rangle, \langle C, B \rangle§svg§600§FALSE§</svg:desc><draw:g draw:style-name="gr2"><draw:path draw:style-name="gr3" draw:text-style-name="P33" svg:width="0.9657in" svg:height="0.148in" svg:x="-0.0004in" svg:y="0.0083in" svg:viewBox="0 0 2454 377" svg:d="M1228 377c-409 0-819 0-1228 0 0-126 0-251 0-377 819 0 1636 0 2454 0 0 126 0 251 0 377-409 0-818 0-1226 0z"><text:p/></draw:path><draw:path draw:style-name="gr4" draw:text-style-name="P34" svg:width="0.037in" svg:height="0.1654in" svg:x="0.0094in" svg:y="-0.0004in" svg:viewBox="0 0 95 421" svg:d="M95 412c0-1 0-2 0-3-27-66-52-133-78-199 26-66 51-132 78-198 0-1 0-2 0-4 0-4-4-8-9-8-3 0-6 2-7 6-26 67-53 135-79 202 0 1 0 0 0 2s0 3 0 4c26 66 53 133 79 201 1 3 4 6 7 6 5 0 9-4 9-9z"><text:p/></draw:path><draw:path draw:style-name="gr4" draw:text-style-name="P34" svg:width="0.1181in" svg:height="0.1122in" svg:x="0.063in" svg:y="0.011in" svg:viewBox="0 0 301 286" svg:d="M301 58c0-32-29-58-79-58-47 0-95 0-142 0-8 0-12 0-12 8 0 5 4 5 12 5 5 0 9 0 16 0 7 1 12 1 12 7 0 2-1 3-2 9-20 74-38 150-57 225-3 15-5 19-38 19-7 0-11 0-11 8 0 5 4 5 11 5 50 0 101 0 151 0 66 0 116-49 116-90 0-30-25-54-66-59 45-8 89-40 89-79zM263 56c0 38-37 77-89 77-20 0-41 0-61 0 8-34 18-69 26-104 4-15 5-16 23-16s36 0 54 0c37 0 47 24 47 43zM239 192c0 40-37 81-88 81-19 0-38 0-57 0-6 0-6 0-9 0-5 0-6-1-6-5 0-1 0-1 3-10 9-38 19-76 28-115 27 0 53 0 80 0 40 0 49 30 49 49z"><text:p/></draw:path><draw:path draw:style-name="gr4" draw:text-style-name="P34" svg:width="0.0189in" svg:height="0.0492in" svg:x="0.2004in" svg:y="0.1059in" svg:viewBox="0 0 49 126" svg:d="M49 44c0-27-11-44-27-44-14 0-22 11-22 23 0 11 8 21 22 21 4 0 10-1 15-4 1-2 1-2 1-2 0 3 2 0 2 6 0 32-15 57-29 70-5 5-5 6-5 7 0 3 2 5 5 5 5 0 38-32 38-82z"><text:p/></draw:path><draw:path draw:style-name="gr4" draw:text-style-name="P34" svg:width="0.1177in" svg:height="0.1197in" svg:x="0.2681in" svg:y="0.0071in" svg:viewBox="0 0 300 305" svg:d="M300 4c0-2-1-4-5-4-1 0-2 0-6 5-9 11-20 21-30 32-3-6-23-37-69-37-95 0-190 93-190 191 0 69 50 114 114 114 37 0 70-17 91-36 40-35 47-72 47-73 0-5-4-4-5-5-2 0-5 1-6 5-3 12-13 41-42 65-30 24-56 31-78 31-38 0-83-22-83-86 0-24 10-93 52-142 25-30 65-51 102-51 43 0 68 33 68 82 0 17-1 16-1 20s5 5 6 5c6 0 6-1 9-8 8-36 18-72 26-108z"><text:p/></draw:path><draw:path draw:style-name="gr4" draw:text-style-name="P34" svg:width="0.0374in" svg:height="0.1654in" svg:x="0.3992in" svg:y="-0.0004in" svg:viewBox="0 0 96 421" svg:d="M96 210c0-1 0-1-1-2-27-67-52-135-78-202-1-4-5-6-9-6s-8 4-8 8c0 2 0 3 0 4 26 66 52 132 78 198-26 66-52 133-78 199 0 1 0 2 0 3 0 5 4 9 8 9s8-3 9-6c26-68 51-135 78-201 1-1 1-1 1-4z"><text:p/></draw:path><draw:path draw:style-name="gr4" draw:text-style-name="P34" svg:width="0.0193in" svg:height="0.0492in" svg:x="0.4693in" svg:y="0.1059in" svg:viewBox="0 0 50 126" svg:d="M50 44c0-27-10-44-27-44-15 0-23 11-23 23 0 11 8 21 23 21 5 0 11-1 14-4 1-2 1-2 3-2 0 3 1 0 1 6 0 32-15 57-29 70-5 5-5 6-5 7 0 3 3 5 5 5 4 0 38-32 38-82z"><text:p/></draw:path><draw:path draw:style-name="gr4" draw:text-style-name="P34" svg:width="0.0374in" svg:height="0.1654in" svg:x="0.5469in" svg:y="-0.0004in" svg:viewBox="0 0 96 421" svg:d="M96 412c0-1 0-2-1-3-25-66-52-133-77-199 25-66 52-132 77-198 1-1 1-2 1-4 0-4-5-8-10-8-2 0-6 2-7 6-26 67-53 135-79 202 0 1 0 0 0 2s0 3 0 4c26 66 53 133 79 201 1 3 5 6 7 6 5 0 10-4 10-9z"><text:p/></draw:path><draw:path draw:style-name="gr4" draw:text-style-name="P34" svg:width="0.1173in" svg:height="0.1197in" svg:x="0.6016in" svg:y="0.0071in" svg:viewBox="0 0 299 305" svg:d="M299 4c0-2-1-4-5-4-1 0-1 0-6 5-10 11-20 21-30 32-4-6-23-37-70-37-93 0-188 93-188 191 0 69 49 114 114 114 36 0 68-17 91-36 39-35 46-72 46-73 0-5-4-4-5-5-2 0-5 1-5 5-3 12-14 41-43 65s-55 31-77 31c-38 0-83-22-83-86 0-24 9-93 51-142 26-30 66-51 103-51 43 0 67 33 67 82 0 17-1 16-1 20s5 5 7 5c5 0 5-1 7-8 9-36 18-72 27-108z"><text:p/></draw:path><draw:path draw:style-name="gr4" draw:text-style-name="P34" svg:width="0.0189in" svg:height="0.0492in" svg:x="0.7382in" svg:y="0.1059in" svg:viewBox="0 0 49 126" svg:d="M49 44c0-27-9-44-26-44-15 0-23 11-23 23 0 11 8 21 23 21 5 0 11-1 14-4 1-2 1-2 3-2 0 3 1 0 1 6 0 32-16 57-29 70-5 5-5 6-5 7 0 3 3 5 4 5 5 0 38-32 38-82z"><text:p/></draw:path><draw:path draw:style-name="gr4" draw:text-style-name="P34" svg:width="0.1181in" svg:height="0.1122in" svg:x="0.8047in" svg:y="0.011in" svg:viewBox="0 0 301 286" svg:d="M301 58c0-32-27-58-78-58-48 0-95 0-143 0-7 0-12 0-12 8 0 5 4 5 12 5 5 0 10 0 16 0 8 1 12 1 12 7 0 2 0 3-1 9-19 74-39 150-58 225-3 15-5 19-37 19-7 0-12 0-12 8 0 5 4 5 12 5 50 0 100 0 150 0 66 0 116-49 116-90 0-30-24-54-66-59 45-8 89-40 89-79zM263 56c0 38-36 77-88 77-20 0-41 0-61 0 8-34 17-69 25-104 4-15 5-16 23-16s37 0 55 0c37 0 46 24 46 43zM239 192c0 40-37 81-87 81-19 0-38 0-57 0-6 0-7 0-10 0-5 0-6-1-6-5 0-1 0-1 3-10 9-38 19-76 28-115 27 0 54 0 81 0 41 0 48 30 48 49z"><text:p/></draw:path><draw:path draw:style-name="gr4" draw:text-style-name="P34" svg:width="0.0374in" svg:height="0.1654in" svg:x="0.9366in" svg:y="-0.0004in" svg:viewBox="0 0 96 421" svg:d="M96 210c0-1 0-1-1-2-27-67-52-135-78-202-1-4-5-6-9-6-3 0-8 4-8 8 0 2 0 3 1 4 25 66 52 132 77 198-25 66-52 133-77 199-1 1-1 2-1 3 0 5 5 9 8 9 4 0 8-3 9-6 26-68 51-135 78-201 1-1 1-1 1-4z"><text:p/></draw:path></draw:g></draw:g></text:span><text:span text:style-name="T30">, נמצא את מספרם ונחסיר חצי מהם מהנוסחה מסעיף ב’. </text:span><text:span text:style-name="T31">בדומה לדרך החישוב בסעיפים הקודמים, כדי למצוא קבוצה כזו עלינו לבחור שלושה איברים מ־</text:span><text:span text:style-name="T31"><draw:g text:anchor-type="as-char" svg:y="-0.1181in" draw:z-index="68" draw:name="Shape19" draw:style-name="gr1"><svg:title>TexMaths</svg:title><svg:desc>12§display§A§svg§600§FALSE§</svg:desc><draw:g draw:style-name="gr2"><draw:path draw:style-name="gr3" draw:text-style-name="P33" svg:width="0.1012in" svg:height="0.1004in" svg:x="0.0024in" svg:y="0.0087in" svg:viewBox="0 0 258 256" svg:d="M0 0c86 0 172 0 258 0 0 85 0 171 0 256-86 0-172 0-258 0 0-85 0-171 0-256z"><text:p/></draw:path><draw:path draw:style-name="gr4" draw:text-style-name="P34" svg:width="0.1126in" svg:height="0.1173in" svg:x="-0.0004in" svg:y="0in" svg:viewBox="0 0 287 299" svg:d="M287 291c0-5-4-5-10-5-26 0-26-2-27-14-9-88-17-175-26-262-1-9-1-10-8-10-6 0-8 2-11 7-48 82-96 163-144 244-17 28-33 34-51 35-6 0-10 0-10 9 0 2 2 4 6 4 11 0 24-1 36-1 13 0 29 1 42 1 2 0 7 0 7-8 0-5-3-5-6-5-9-1-20-3-20-14 0-5 3-10 6-16 3-5 3-5 32-54 35 0 70 0 105 0 0 9 6 66 6 71 0 12-22 13-30 13-6 0-10 0-10 9 0 4 5 3 6 4 17 0 35-1 52-1 10 0 37 1 48 1 2 0 7 0 7-8zM206 189c-31 0-63 0-94 0 26-45 54-92 80-138 5 46 10 93 14 138z"><text:p/></draw:path></draw:g></draw:g></text:span><text:span text:style-name="T31">, ואז לבחור מארבעת האיברים הנותרים שלושה איברים: </text:span><text:span text:style-name="T31"><draw:g text:anchor-type="as-char" svg:y="-0.2398in" draw:z-index="69" draw:name="Shape20" draw:style-name="gr1"><svg:title>TexMaths</svg:title><svg:desc>12§display§{1 \over 2}\binom{7}{3} \binom{4}{3}§svg§600§FALSE§</svg:desc><draw:g draw:style-name="gr2"><draw:path draw:style-name="gr3" draw:text-style-name="P33" svg:width="0.7051in" svg:height="0.3791in" svg:x="0.0079in" svg:y="0.0083in" svg:viewBox="0 0 1792 964" svg:d="M897 964c-299 0-598 0-897 0 0-322 0-642 0-964 597 0 1195 0 1792 0 0 322 0 642 0 964-298 0-597 0-895 0z"><text:p/></draw:path><draw:path draw:style-name="gr4" draw:text-style-name="P34" svg:width="0.0543in" svg:height="0.1102in" svg:x="0.0142in" svg:y="0.0165in" svg:viewBox="0 0 139 281" svg:d="M139 281c0-5 0-10 0-13-4 0-8 0-13 0-37 0-38-5-38-21 0-79 0-157 0-236 0-10 0-11-11-11-25 28-63 28-77 28 0 4 0 8 0 13 10 0 34 0 56-11 0 72 0 144 0 217 0 16-2 21-39 21-5 0-9 0-13 0 0 3 0 8 0 13 14-1 50-1 68-1 17 0 53 0 67 1z"><text:p/></draw:path><draw:path draw:style-name="gr4" draw:text-style-name="P34" svg:width="0.0827in" svg:height="0.0063in" svg:x="-0.0004in" svg:y="0.1953in" svg:viewBox="0 0 211 17" svg:d="M106 17c-35 0-71 0-106 0 0-6 0-11 0-17 71 0 141 0 211 0 0 6 0 11 0 17-34 0-70 0-105 0z"><text:p/></draw:path><draw:path draw:style-name="gr4" draw:text-style-name="P34" svg:width="0.0657in" svg:height="0.1102in" svg:x="0.0079in" svg:y="0.2425in" svg:viewBox="0 0 168 281" svg:d="M168 206c-3 0-7 0-11 0-2 14-4 32-9 39-3 3-30 3-40 3-25 0-50 0-76 0 15-15 30-30 45-44 66-58 91-80 91-122 0-48-38-82-90-82-47 0-78 38-78 76 0 24 20 24 22 24 7 0 22-5 22-23 0-11-8-22-22-22-4 0-4 0-6 0 10-26 33-42 57-42 39 0 57 34 57 69 0 33-22 67-45 92-26 30-54 60-80 91-5 4-5 5-5 16 52 0 104 0 156 0 4-25 9-51 12-75z"><text:p/></draw:path><draw:path draw:style-name="gr4" draw:text-style-name="P34" svg:width="0.0756in" svg:height="0.3961in" svg:x="0.1402in" svg:y="0in" svg:viewBox="0 0 193 1007" svg:d="M193 998c0-2-1-3-3-4-90-69-153-255-153-413 0-52 0-103 0-155 0-158 63-344 153-413 2-1 3-2 3-5 0-4-3-8-8-8-1 0-4 1-5 2-94 70-180 258-180 424 0 52 0 103 0 155 0 165 86 354 180 423 1 2 4 3 5 3 5 0 8-4 8-9z"><text:p/></draw:path><draw:path draw:style-name="gr4" draw:text-style-name="P34" svg:width="0.0709in" svg:height="0.1154in" svg:x="0.2343in" svg:y="0.0157in" svg:viewBox="0 0 181 294" svg:d="M181 13c-33 0-68 0-102 0-51 0-53-5-54-13-3 0-7 0-11 0-4 29-9 58-14 86 4 0 7 0 11 0 1-6 5-33 11-38 2-2 36-2 40-2 29 0 59 0 88 0-15 22-31 44-47 67-38 56-53 115-53 158 0 4 0 23 21 23 19 0 19-19 19-23 0-7 0-14 0-21 0-24 1-47 5-70 1-10 7-46 25-72 19-26 39-54 58-80 3-5 3-6 3-15z"><text:p/></draw:path><draw:path draw:style-name="gr4" draw:text-style-name="P34" svg:width="0.0681in" svg:height="0.1134in" svg:x="0.2331in" svg:y="0.2425in" svg:viewBox="0 0 174 289" svg:d="M174 209c0-35-26-69-70-77 35-11 59-41 59-74 0-35-37-58-78-58-42 0-74 25-74 58 0 13 9 21 21 21 14 0 22-9 22-21 0-22-20-22-26-22 13-20 40-25 56-25 17 0 41 8 41 47 0 4-1 28-12 48-13 20-28 21-37 21-4 1-15 1-17 1-4 2-6 2-6 5 0 5 2 5 9 5 6 0 12 0 18 0 35 0 51 29 51 71 0 56-29 68-47 68-19 0-50-7-65-31 15 2 28-7 28-24 0-14-11-23-24-23-10 0-23 6-23 24 0 39 38 66 85 66 51 0 89-38 89-80z"><text:p/></draw:path><draw:path draw:style-name="gr4" draw:text-style-name="P34" svg:width="0.0752in" svg:height="0.3961in" svg:x="0.3193in" svg:y="0in" svg:viewBox="0 0 192 1007" svg:d="M192 581c0-52 0-103 0-155 0-166-86-354-180-424-1-1-2-2-5-2s-7 4-7 8c0 3 1 4 2 5 90 69 153 255 153 413 0 52 0 103 0 155 0 158-63 344-153 413-1 1-2 2-2 4 0 5 4 9 7 9s4-1 5-3c94-69 180-258 180-423z"><text:p/></draw:path><draw:path draw:style-name="gr4" draw:text-style-name="P34" svg:width="0.0752in" svg:height="0.3961in" svg:x="0.4697in" svg:y="0in" svg:viewBox="0 0 192 1007" svg:d="M192 998c0-2-1-3-2-4-90-69-153-255-153-413 0-52 0-103 0-155 0-158 63-344 153-413 1-1 2-2 2-5 0-4-3-8-7-8-2 0-4 1-5 2-94 70-180 258-180 424 0 52 0 103 0 155 0 165 86 354 180 423 1 2 3 3 5 3 4 0 7-4 7-9z"><text:p/></draw:path><draw:path draw:style-name="gr4" draw:text-style-name="P34" svg:width="0.0728in" svg:height="0.1122in" svg:x="0.5591in" svg:y="0.0154in" svg:viewBox="0 0 186 286" svg:d="M186 216c0-5 0-10 0-13-14 0-27 0-42 0 0-64 0-127 0-191 0-8 0-12-6-12-3 0-6 0-8 6-44 66-87 131-130 197 0 3 0 8 0 13 37 0 74 0 112 0 0 12 0 24 0 37 0 15 0 19-32 19-3 0-6 0-9 0 0 4 0 9 0 14 18-2 39-2 57-2 17 0 40 0 57 2 0-5 0-10 0-14-2 0-6 0-8 0-32 0-33-4-33-19 0-13 0-25 0-37 15 0 28 0 42 0zM114 203c-34 0-68 0-102 0 34-53 68-105 102-157 0 52 0 104 0 157z"><text:p/></draw:path><draw:path draw:style-name="gr4" draw:text-style-name="P34" svg:width="0.0685in" svg:height="0.1134in" svg:x="0.5614in" svg:y="0.2425in" svg:viewBox="0 0 175 289" svg:d="M175 209c0-35-27-69-71-77 35-11 59-41 59-74 0-35-37-58-78-58-42 0-74 25-74 58 0 13 9 21 21 21 14 0 22-9 22-21 0-22-19-22-26-22 13-20 40-25 56-25 17 0 41 8 41 47 0 4-1 28-12 48-13 20-28 21-37 21-4 1-15 1-17 1-4 2-6 2-6 5 0 5 2 5 9 5 6 0 14 0 20 0 33 0 49 29 49 71 0 56-29 68-47 68s-50-7-65-31c15 2 28-7 28-24 0-14-11-23-24-23-10 0-23 6-23 24 0 39 38 66 85 66 52 0 90-38 90-80z"><text:p/></draw:path><draw:path draw:style-name="gr4" draw:text-style-name="P34" svg:width="0.0752in" svg:height="0.3961in" svg:x="0.6465in" svg:y="0in" svg:viewBox="0 0 192 1007" svg:d="M192 581c0-52 0-103 0-155 0-166-86-354-180-424-1-1-4-2-5-2-5 0-7 4-7 8 0 3 1 4 2 5 90 69 153 255 153 413 0 52 0 103 0 155 0 158-63 344-153 413-1 1-2 2-2 4 0 5 2 9 7 9 1 0 4-1 5-3 94-69 180-258 180-423z"><text:p/></draw:path></draw:g></draw:g></text:span><text:span text:style-name="T31">. כאמור, קבוצה זו סופרת זוגות סדורים, לכן נחלקה בשתיים </text:span><text:span text:style-name="T32">ובכך עבור כל קבוצה יהיה זוג סדור בודד. </text:span><text:span text:style-name="T33">בסך־הכול </text:span><text:span text:style-name="T33"><draw:g text:anchor-type="as-char" svg:y="-0.2398in" draw:z-index="70" draw:name="Shape21" draw:style-name="gr1"><svg:title>TexMaths</svg:title><svg:desc>12§display§2^4 \binom{7}{3} - {1 \over 2}\binom{7}{3} \binom{4}{3} = 490§svg§600§FALSE§</svg:desc><draw:g draw:style-name="gr2"><draw:path draw:style-name="gr3" draw:text-style-name="P33" svg:width="1.9161in" svg:height="0.3791in" svg:x="0in" svg:y="0.0079in" svg:viewBox="0 0 4868 964" svg:d="M2434 964c-812 0-1623 0-2434 0 0-321 0-643 0-964 1622 0 3246 0 4868 0 0 321 0 643 0 964-811 0-1623 0-2434 0z"><text:p/></draw:path><draw:path draw:style-name="gr4" draw:text-style-name="P34" svg:width="0.0657in" svg:height="0.1102in" svg:x="0in" svg:y="0.1287in" svg:viewBox="0 0 168 281" svg:d="M168 208c-4 0-7 0-11 0-2 12-5 31-9 37-3 3-30 3-40 3-25 0-50 0-76 0 15-14 30-28 45-43 66-59 91-81 91-123 0-48-38-82-89-82-48 0-79 38-79 77 0 23 20 23 22 23 7 0 22-5 22-22 0-12-8-23-22-23-4 0-4 0-5 1 9-27 32-43 56-43 39 0 57 34 57 69 0 33-22 67-45 93-26 30-54 60-80 90-5 5-5 5-5 16 52 0 104 0 156 0 4-24 8-49 12-73z"><text:p/></draw:path><draw:path draw:style-name="gr4" draw:text-style-name="P34" svg:width="0.0563in" svg:height="0.0776in" svg:x="0.0795in" svg:y="0.1016in" svg:viewBox="0 0 144 198" svg:d="M144 150c0-4 0-7 0-11-11 0-22 0-32 0 0-43 0-87 0-131 0-7 0-8-8-8-3 0-4 0-7 4-32 45-65 90-97 135 0 4 0 7 0 11 29 0 58 0 86 0 0 8 0 16 0 24 0 11 0 13-24 13-2 0-6 0-8 0 0 4 0 7 0 11 14 0 30-1 44-1 15 0 30 1 45 1 0-4 0-7 0-11-3 0-5 0-7 0-24 0-24-2-24-13 0-8 0-16 0-24 10 0 21 0 32 0zM89 139c-27 0-52 0-78 0 26-36 51-72 78-108 0 36 0 72 0 108z"><text:p/></draw:path><draw:path draw:style-name="gr4" draw:text-style-name="P34" svg:width="0.0752in" svg:height="0.3965in" svg:x="0.1866in" svg:y="0in" svg:viewBox="0 0 192 1008" svg:d="M192 999c0-2-1-3-2-5-90-68-153-254-153-412 0-52 0-105 0-156 0-158 63-344 153-413 1-1 2-2 2-5 0-4-4-8-7-8s-4 1-5 2c-94 70-180 258-180 424 0 51 0 104 0 156 0 165 86 354 180 423 1 1 2 3 5 3s7-4 7-9z"><text:p/></draw:path><draw:path draw:style-name="gr4" draw:text-style-name="P34" svg:width="0.0709in" svg:height="0.1154in" svg:x="0.2807in" svg:y="0.0157in" svg:viewBox="0 0 181 294" svg:d="M181 13c-35 0-68 0-103 0-52 0-52-5-54-13-4 0-7 0-11 0-5 29-8 58-13 86 4 0 7 0 11 0 1-6 5-33 9-38 4-2 36-2 42-2 29 0 59 0 88 0-16 22-32 44-48 67-37 56-52 115-52 158 0 4 0 23 20 23 19 0 19-19 19-23 0-7 0-14 0-21 0-24 1-47 5-70 2-10 7-46 26-72s37-54 56-80c5-5 5-6 5-15z"><text:p/></draw:path><draw:path draw:style-name="gr4" draw:text-style-name="P34" svg:width="0.0685in" svg:height="0.1134in" svg:x="0.2791in" svg:y="0.2425in" svg:viewBox="0 0 175 289" svg:d="M175 209c0-35-26-69-71-77 35-11 59-41 59-74 0-35-36-58-77-58-43 0-74 25-74 58 0 13 8 21 22 21 12 0 20-9 20-21 0-22-19-22-25-22 13-20 41-25 55-25 18 0 41 8 41 47 0 4-1 28-12 48-12 20-27 21-37 21-4 1-14 1-17 1-3 2-6 2-6 5 0 5 3 5 9 5s14 0 20 0c34 0 50 29 50 71 0 56-29 68-48 68-18 0-49-7-65-31 16 2 28-7 28-24 0-14-11-23-23-23-11 0-24 6-24 24 0 39 40 66 85 66 52 0 90-38 90-80z"><text:p/></draw:path><draw:path draw:style-name="gr4" draw:text-style-name="P34" svg:width="0.0756in" svg:height="0.3965in" svg:x="0.3654in" svg:y="0in" svg:viewBox="0 0 193 1008" svg:d="M193 582c0-52 0-105 0-156 0-166-86-354-180-424-2-1-3-2-5-2-4 0-8 4-8 8 0 3 1 4 4 5 90 69 152 255 152 413 0 51 0 104 0 156 0 158-62 344-152 412-3 2-4 3-4 5 0 5 4 9 8 9 2 0 3-2 5-3 94-69 180-258 180-423z"><text:p/></draw:path><draw:path draw:style-name="gr4" draw:text-style-name="P34" svg:width="0.1102in" svg:height="0.0063in" svg:x="0.5248in" svg:y="0.1953in" svg:viewBox="0 0 281 17" svg:d="M281 8c0-4-4-8-9-8-87 0-176 0-264 0-4 0-8 4-8 8 0 5 4 9 8 9 88 0 177 0 264 0 5 0 9-4 9-9z"><text:p/></draw:path><draw:path draw:style-name="gr4" draw:text-style-name="P34" svg:width="0.0543in" svg:height="0.1102in" svg:x="0.7161in" svg:y="0.0165in" svg:viewBox="0 0 139 281" svg:d="M139 281c0-5 0-9 0-13-5 0-8 0-13 0-38 0-40-5-40-21 0-79 0-157 0-236 0-10 0-11-9-11-27 28-64 28-77 28 0 4 0 8 0 13 8 0 34 0 55-11 0 72 0 145 0 217 0 16-1 21-39 21-5 0-9 0-14 0 0 4 0 8 0 13 15-1 52-1 69-1s54 0 68 1z"><text:p/></draw:path><draw:path draw:style-name="gr4" draw:text-style-name="P34" svg:width="0.0823in" svg:height="0.0063in" svg:x="0.7016in" svg:y="0.1953in" svg:viewBox="0 0 210 17" svg:d="M106 17c-35 0-71 0-106 0 0-6 0-11 0-17 70 0 140 0 210 0 0 6 0 11 0 17-35 0-70 0-104 0z"><text:p/></draw:path><draw:path draw:style-name="gr4" draw:text-style-name="P34" svg:width="0.0661in" svg:height="0.1102in" svg:x="0.7094in" svg:y="0.2425in" svg:viewBox="0 0 169 281" svg:d="M169 206c-3 0-7 0-11 0-2 14-4 32-9 39-3 3-31 3-40 3-25 0-51 0-77 0 16-14 30-30 46-44 65-58 91-80 91-122 0-48-38-82-90-82-48 0-79 38-79 76 0 24 22 24 23 24 7 0 21-5 21-23 0-11-7-22-21-22-4 0-5 0-6 0 9-26 32-42 56-42 39 0 58 34 58 69 0 33-22 67-45 92-27 30-54 61-81 91-5 4-5 5-5 16 53 0 104 0 157 0 4-25 9-49 12-75z"><text:p/></draw:path><draw:path draw:style-name="gr4" draw:text-style-name="P34" svg:width="0.0752in" svg:height="0.3965in" svg:x="0.8417in" svg:y="0in" svg:viewBox="0 0 192 1008" svg:d="M192 999c0-2-1-3-2-5-90-68-153-254-153-412 0-52 0-105 0-156 0-158 63-344 153-413 1-1 2-2 2-5 0-4-4-8-7-8-1 0-4 1-5 2-94 70-180 258-180 424 0 51 0 104 0 156 0 165 86 354 180 423 1 1 4 3 5 3 3 0 7-4 7-9z"><text:p/></draw:path><draw:path draw:style-name="gr4" draw:text-style-name="P34" svg:width="0.0709in" svg:height="0.1154in" svg:x="0.9358in" svg:y="0.0157in" svg:viewBox="0 0 181 294" svg:d="M181 13c-35 0-68 0-103 0-52 0-52-5-54-13-4 0-6 0-10 0-4 29-9 58-14 86 4 0 7 0 11 0 1-6 5-33 9-38 4-2 36-2 42-2 29 0 59 0 88 0-16 22-32 44-48 67-37 56-52 115-52 158 0 4 0 23 20 23 19 0 19-19 19-23 0-7 0-14 0-21 0-24 1-47 5-70 2-10 8-46 26-72 19-26 38-54 58-80 3-5 3-6 3-15z"><text:p/></draw:path><draw:path draw:style-name="gr4" draw:text-style-name="P34" svg:width="0.0685in" svg:height="0.1134in" svg:x="0.9346in" svg:y="0.2425in" svg:viewBox="0 0 175 289" svg:d="M175 209c0-35-26-69-71-77 35-11 60-41 60-74 0-35-37-58-78-58-43 0-74 25-74 58 0 13 8 21 22 21 13 0 21-9 21-21 0-22-20-22-26-22 13-20 41-25 56-25 17 0 40 8 40 47 0 4 0 28-12 48s-27 21-37 21c-4 1-14 1-17 1-3 2-6 2-6 5 0 5 3 5 11 5 6 0 12 0 18 0 34 0 50 29 50 71 0 56-29 68-48 68-18 0-49-7-65-31 16 2 29-7 29-24 0-14-12-23-24-23-10 0-24 6-24 24 0 39 40 66 85 66 52 0 90-38 90-80z"><text:p/></draw:path><draw:path draw:style-name="gr4" draw:text-style-name="P34" svg:width="0.0756in" svg:height="0.3965in" svg:x="1.0205in" svg:y="0in" svg:viewBox="0 0 193 1008" svg:d="M193 582c0-52 0-105 0-156 0-166-86-354-180-424-1-1-3-2-5-2-4 0-8 4-8 8 0 3 2 4 4 5 90 69 152 255 152 413 0 51 0 104 0 156 0 158-62 344-152 412-2 2-4 3-4 5 0 5 4 9 8 9 2 0 4-2 5-3 94-69 180-258 180-423z"><text:p/></draw:path><draw:path draw:style-name="gr4" draw:text-style-name="P34" svg:width="0.0752in" svg:height="0.3965in" svg:x="1.1717in" svg:y="0in" svg:viewBox="0 0 192 1008" svg:d="M192 999c0-2-1-3-4-5-90-68-152-254-152-412 0-52 0-105 0-156 0-158 62-344 152-413 3-1 4-2 4-5 0-4-4-8-8-8-2 0-3 1-4 2-94 70-180 258-180 424 0 51 0 104 0 156 0 165 86 354 180 423 1 1 2 3 4 3 4 0 8-4 8-9z"><text:p/></draw:path><draw:path draw:style-name="gr4" draw:text-style-name="P34" svg:width="0.0728in" svg:height="0.1118in" svg:x="1.261in" svg:y="0.0154in" svg:viewBox="0 0 186 285" svg:d="M186 216c0-5 0-8 0-13-14 0-28 0-42 0 0-64 0-127 0-191 0-8 0-12-6-12-5 0-6 0-10 6-43 66-85 131-128 197 0 5 0 8 0 13 37 0 74 0 112 0 0 12 0 25 0 37 0 15-2 19-33 19-2 0-6 0-8 0 0 5 0 9 0 13 17-1 39-1 56-1 18 0 41 0 58 1 0-4 0-8 0-13-3 0-6 0-9 0-31 0-32-4-32-19 0-12 0-25 0-37 14 0 28 0 42 0zM114 203c-35 0-68 0-103 0 35-53 68-105 103-157 0 52 0 104 0 157z"><text:p/></draw:path><draw:path draw:style-name="gr4" draw:text-style-name="P34" svg:width="0.0681in" svg:height="0.1134in" svg:x="1.2634in" svg:y="0.2425in" svg:viewBox="0 0 174 289" svg:d="M174 209c0-35-26-69-70-77 34-11 59-41 59-74 0-35-37-58-78-58-42 0-74 25-74 58 0 13 9 21 21 21 14 0 22-9 22-21 0-22-20-22-26-22 13-20 40-25 56-25 17 0 41 8 41 47 0 4-1 28-12 48-13 20-28 21-39 21-2 1-13 1-15 1-4 2-7 2-7 5 0 5 3 5 10 5 6 0 12 0 18 0 35 0 51 29 51 71 0 56-29 68-48 68-18 0-49-7-64-31 15 2 28-7 28-24 0-14-12-23-24-23-10 0-23 6-23 24 0 39 38 66 85 66 51 0 89-38 89-80z"><text:p/></draw:path><draw:path draw:style-name="gr4" draw:text-style-name="P34" svg:width="0.0756in" svg:height="0.3965in" svg:x="1.348in" svg:y="0in" svg:viewBox="0 0 193 1008" svg:d="M193 582c0-52 0-105 0-156 0-166-86-354-180-424-1-1-3-2-5-2-4 0-8 4-8 8 0 3 1 4 4 5 90 69 152 255 152 413 0 51 0 104 0 156 0 158-62 344-152 412-3 2-4 3-4 5 0 5 4 9 8 9 2 0 4-2 5-3 94-69 180-258 180-423z"><text:p/></draw:path><draw:path draw:style-name="gr4" draw:text-style-name="P34" svg:width="0.1102in" svg:height="0.0382in" svg:x="1.5165in" svg:y="0.1783in" svg:viewBox="0 0 281 98" svg:d="M281 8c0-4-4-8-9-8-87 0-176 0-264 0-3 0-8 4-8 8 0 5 5 9 8 9 88 0 177 0 264 0 5 0 9-4 9-9zM281 90c0-5-4-8-9-8-87 0-176 0-264 0-3 0-8 3-8 8s5 8 8 8c88 0 177 0 264 0 5 0 9-3 9-8z"><text:p/></draw:path><draw:path draw:style-name="gr4" draw:text-style-name="P34" svg:width="0.0728in" svg:height="0.1122in" svg:x="1.6874in" svg:y="0.1276in" svg:viewBox="0 0 186 286" svg:d="M186 216c0-5 0-8 0-13-14 0-28 0-42 0 0-64 0-129 0-192 0-9 0-11-7-11-4 0-5 0-9 5-43 66-85 132-128 198 0 5 0 8 0 13 37 0 74 0 112 0 0 12 0 24 0 36 0 16-2 20-33 20-2 0-6 0-8 0 0 5 0 9 0 14 17-2 39-2 56-2 18 0 41 0 58 2 0-5 0-9 0-14-3 0-6 0-9 0-31 0-32-4-32-20 0-12 0-24 0-36 14 0 28 0 42 0zM114 203c-35 0-68 0-103 0 35-53 68-105 103-157 0 52 0 104 0 157z"><text:p/></draw:path><draw:path draw:style-name="gr4" draw:text-style-name="P34" svg:width="0.0685in" svg:height="0.1134in" svg:x="1.7724in" svg:y="0.1287in" svg:viewBox="0 0 175 289" svg:d="M175 142c0-113-48-142-86-142-23 0-43 7-61 26-18 20-28 38-28 69 0 53 37 93 84 93 26 0 43-18 53-42 0 5 0 9 0 14 0 99-43 118-69 118-7 0-28-1-40-15 18 0 21-12 21-19 0-14-9-20-19-20-6 0-19 4-19 21 0 27 23 44 59 44 54 0 105-56 105-147zM137 103c0 35-15 76-52 76-7 0-26 0-39-27-8-15-8-36-8-57 0-23 0-42 9-58 12-21 27-26 42-26 19 0 33 14 41 32 4 15 7 41 7 60z"><text:p/></draw:path><draw:path draw:style-name="gr4" draw:text-style-name="P34" svg:width="0.0697in" svg:height="0.1134in" svg:x="1.8551in" svg:y="0.1287in" svg:viewBox="0 0 178 289" svg:d="M178 145c0-33-3-67-17-98-19-40-54-47-72-47-25 0-57 11-73 50-14 29-16 62-16 95s1 70 19 102c18 34 48 42 70 42 23 0 54-8 73-48 13-29 16-62 16-96zM143 140c0 33 0 60-5 88-7 40-31 53-49 53-17 0-42-11-49-52-5-25-5-63-5-89s0-54 3-76c8-51 40-54 51-54 13 0 41 7 49 49 5 23 5 55 5 81z"><text:p/></draw:path></draw:g></draw:g></text:span><text:span text:style-name="T33">,ולכן ישנן 490 קבוצות העונות על תנאי השאלה.</text:span></text:p>
      <text:h text:style-name="P30" text:outline-level="1">שאלה 2</text:h>
      <text:h text:style-name="P32" text:outline-level="2">סעיף א’</text:h>
      <text:p text:style-name="P6">נוכיח ש־<draw:g text:anchor-type="as-char" svg:y="-0.2465in" draw:z-index="16" draw:name="Shape19" draw:style-name="gr1"><svg:title>TexMaths</svg:title><svg:desc>12§display§\sum_{k = 0}^{n}{1^k + (-1)^k \over 2} \cdot \binom{n}{k}4^k = {5^n + (-3)^n \over 2}§svg§600§FALSE§</svg:desc><draw:g draw:style-name="gr2"><draw:path draw:style-name="gr3" draw:text-style-name="P35" svg:width="2.7492in" svg:height="0.4213in" svg:x="-0.0004in" svg:y="0.0083in" svg:viewBox="0 0 6984 1071" svg:d="M0 0c2328 0 4656 0 6984 0 0 357 0 714 0 1071-2328 0-4656 0-6984 0 0-357 0-714 0-1071z"><text:p/></draw:path><draw:path draw:style-name="gr4" draw:text-style-name="P36" svg:width="0.0709in" svg:height="0.052in" svg:x="0.0752in" svg:y="0.0098in" svg:viewBox="0 0 181 133" svg:d="M181 88c0-4-3-4-5-4-4 0-4 3-6 5-7 24-19 36-31 36-6 0-7-4-7-10 0-7 1-10 7-24 3-9 16-41 16-57 0-29-23-34-39-34-25 0-42 16-50 28-2-21-19-28-31-28-13 0-21 10-24 16-6 12-11 28-11 30 0 3 5 3 6 3 4 0 4-1 6-8 5-18 10-33 22-33 7 0 9 6 9 15 0 6-2 17-5 24-2 9-3 18-6 27-3 13-6 26-9 38-1 3-4 11-4 12 0 7 6 9 11 9s8-3 11-6c1-3 5-12 6-19 2-8 3-18 6-26 2-6 3-14 5-20 3-12 4-14 13-26 8-12 21-28 44-28 17 0 17 16 17 21 0 18-12 50-17 64-3 7-5 10-5 15 0 16 14 25 28 25 30 0 43-40 43-45z"><text:p/></draw:path><draw:path draw:style-name="gr4" draw:text-style-name="P36" svg:width="0.2201in" svg:height="0.2319in" svg:x="0.0004in" svg:y="0.0957in" svg:viewBox="0 0 560 590" svg:d="M560 455c-3 0-6 0-9 0-17 45-61 74-111 86-8 2-50 13-130 13-86 0-170 0-255 0 72-84 143-168 215-251 2-4 4-5 4-7-2-3 0-3-3-6-66-91-131-179-197-270 77 0 154 0 231 0 57 0 95 6 99 8 23 3 59 9 93 31 11 7 39 25 54 60 3 0 6 0 9 0-16-40-33-79-50-119-166 0-332 0-498 0-11 0-11 1-12 4 0 1 0 8 0 13 74 102 149 204 223 306-73 86-145 171-218 255-5 5-4 5-5 7 0 5 4 5 12 5 166 0 332 0 498 0 17-45 34-90 50-135z"><text:p/></draw:path><draw:path draw:style-name="gr4" draw:text-style-name="P36" svg:width="0.0567in" svg:height="0.0819in" svg:x="0.0063in" svg:y="0.3551in" svg:viewBox="0 0 145 209" svg:d="M145 96c0-9-7-20-23-20s-32 12-46 25c-14 12-23 22-35 26 9-39 19-78 29-117 1-2 1-4 1-5s-1-5-5-5c-5 0-30 2-37 4-3 0-6 0-6 7 0 3 3 3 7 3 14 0 14 3 14 5 0 1-1 4-1 6-14 56-27 112-42 167-1 6-1 5-1 7 0 4 4 10 10 10 8 0 12-6 14-13 0-1 13-53 14-57 21 2 38 9 38 24 0 2 0 3 0 6-2 4-2 6-2 9 0 21 17 31 32 31 28 0 25-30 37-46 0-3-4-3-5-3-4 0-5 1-6 7-4 12-12 34-26 34-8 0-10-8-10-16 0-5 0-6 1-13 0-1 1-6 1-10 0-26-34-30-46-31 8-5 19-14 24-19 15-15 30-28 46-28 4 0 8 0 10 4-13 1-16 12-16 17 0 6 5 10 12 10 8 0 17-7 17-19z"><text:p/></draw:path><draw:path draw:style-name="gr4" draw:text-style-name="P36" svg:width="0.0772in" svg:height="0.0264in" svg:x="0.074in" svg:y="0.3933in" svg:viewBox="0 0 197 68" svg:d="M197 6c0-4-3-6-6-6-61 0-124 0-185 0-2 0-6 2-6 6 0 2 4 6 6 6 61 0 124 0 185 0 3 0 6-4 6-6zM197 62c0-2-3-4-6-4-61 0-124 0-185 0-2 0-6 1-6 4s4 6 6 6c61 0 124 0 185 0 3 0 6-2 6-6z"><text:p/></draw:path><draw:path draw:style-name="gr4" draw:text-style-name="P36" svg:width="0.0535in" svg:height="0.0791in" svg:x="0.1646in" svg:y="0.3591in" svg:viewBox="0 0 137 202" svg:d="M137 102c0-32-4-56-18-77-9-13-27-25-51-25-68 0-68 81-68 102s0 100 68 100c69 0 69-79 69-100zM110 97c0 23 0 45-4 63-6 27-26 33-38 33-13 0-31-8-37-32-5-17-5-41-5-64 0-20 0-43 5-60 6-23 25-29 37-29 16 0 32 10 36 27 5 15 6 37 6 62z"><text:p/></draw:path><draw:path draw:style-name="gr4" draw:text-style-name="P36" svg:width="0.0543in" svg:height="0.1102in" svg:x="0.2929in" svg:y="0.0311in" svg:viewBox="0 0 139 281" svg:d="M139 281c0-5 0-9 0-13-5 0-8 0-13 0-38 0-40-5-40-20 0-80 0-158 0-237 0-10 0-11-9-11-25 28-63 28-77 28 0 4 0 8 0 13 8 0 34 0 55-12 0 73 0 145 0 219 0 15-1 20-38 20-5 0-10 0-15 0 0 4 0 8 0 13 16-1 52-1 69-1s54 0 68 1z"><text:p/></draw:path><draw:path draw:style-name="gr4" draw:text-style-name="P36" svg:width="0.0567in" svg:height="0.0815in" svg:x="0.3701in" svg:y="0in" svg:viewBox="0 0 145 208" svg:d="M145 95c0-10-7-21-23-21s-31 13-46 27c-12 12-22 20-35 25 9-39 20-78 30-118 0-1 1-3 1-4 0-2-1-4-5-4-6 0-30 2-38 2-3 2-6 2-6 8 0 4 3 4 7 4 14 0 14 2 14 4s0 4-1 7c-14 56-27 112-42 167-1 5-1 4-1 6 0 5 4 10 11 10s11-6 13-12c0-1 13-54 14-58 21 3 38 9 38 24 0 1 0 4 0 6-2 5-2 6-2 10 0 20 17 30 32 30 28 0 25-30 37-46 0-3-4-3-5-3-4 0-4 1-6 7-4 13-11 33-25 33-9 0-11-7-11-15 0-5 0-5 2-13 0-3 2-6 2-9 0-26-36-31-48-31 8-6 19-16 24-20 15-14 30-28 46-28 4 0 8 1 10 4-12 2-16 12-16 16 0 6 6 11 12 11 9 0 17-6 17-19z"><text:p/></draw:path><draw:path draw:style-name="gr4" draw:text-style-name="P36" svg:width="0.1102in" svg:height="0.1102in" svg:x="0.4862in" svg:y="0.0441in" svg:viewBox="0 0 281 281" svg:d="M281 141c0-5-4-9-9-9-40 0-82 0-123 0 0-41 0-83 0-124 0-3-5-8-9-8s-8 5-8 8c0 41 0 83 0 124-41 0-83 0-124 0-3 0-8 4-8 9 0 4 5 8 8 8 41 0 83 0 124 0 0 41 0 82 0 124 0 5 4 8 8 8s9-3 9-8c0-42 0-83 0-124 41 0 83 0 123 0 5 0 9-4 9-8z"><text:p/></draw:path><draw:path draw:style-name="gr4" draw:text-style-name="P36" svg:width="0.0378in" svg:height="0.1654in" svg:x="0.6602in" svg:y="0.0165in" svg:viewBox="0 0 97 421" svg:d="M97 417c0-1-1-2-2-4-43-33-72-117-72-185 0-12 0-24 0-35 0-68 29-152 72-185 1-1 2-2 2-3 0-3-2-5-5-5-1 0-1 1-2 1-46 35-90 119-90 192 0 11 0 23 0 35 0 72 44 156 90 191 1 2 1 0 2 2 3 0 5-3 5-4z"><text:p/></draw:path><draw:path draw:style-name="gr4" draw:text-style-name="P36" svg:width="0.1102in" svg:height="0.0063in" svg:x="0.7173in" svg:y="0.0961in" svg:viewBox="0 0 281 17" svg:d="M281 8c0-4-5-8-9-8-87 0-176 0-264 0-4 0-8 4-8 8 0 5 4 9 8 9 88 0 177 0 264 0 4 0 9-4 9-9z"><text:p/></draw:path><draw:path draw:style-name="gr4" draw:text-style-name="P36" svg:width="0.0543in" svg:height="0.1102in" svg:x="0.852in" svg:y="0.0311in" svg:viewBox="0 0 139 281" svg:d="M139 281c0-5 0-9 0-13-5 0-9 0-14 0-37 0-39-5-39-20 0-80 0-158 0-237 0-10 0-11-10-11-26 28-63 28-76 28 0 4 0 8 0 13 8 0 32 0 55-12 0 73 0 145 0 219 0 15-1 20-39 20-5 0-9 0-14 0 0 4 0 8 0 13 15-1 52-1 69-1s53 0 68 1z"><text:p/></draw:path><draw:path draw:style-name="gr4" draw:text-style-name="P36" svg:width="0.0378in" svg:height="0.1654in" svg:x="0.9295in" svg:y="0.0165in" svg:viewBox="0 0 97 421" svg:d="M97 228c0-12 0-24 0-35 0-73-44-157-90-192-1 0-1-1-2-1-3 0-5 2-5 5 0 1 1 2 1 3 45 33 73 117 73 185 0 11 0 23 0 35 0 68-28 152-73 185 0 2-1 3-1 4s2 4 5 4c1-2 1 0 2-2 46-35 90-119 90-191z"><text:p/></draw:path><draw:path draw:style-name="gr4" draw:text-style-name="P36" svg:width="0.0567in" svg:height="0.0815in" svg:x="0.9933in" svg:y="0in" svg:viewBox="0 0 145 208" svg:d="M145 95c0-10-7-21-23-21s-32 13-46 27c-14 12-23 20-35 25 9-39 20-78 30-118 0-1 1-3 1-4 0-2-1-4-5-4-6 0-31 2-38 2-3 2-6 2-6 8 0 4 3 4 7 4 14 0 14 2 14 4s-1 4-1 7c-14 56-27 112-42 167-1 5-1 4-1 6 0 5 4 10 10 10 8 0 12-6 14-12 0-1 13-54 14-58 21 3 38 9 38 24 0 1 0 4 0 6-2 5-2 6-2 10 0 20 17 30 32 30 28 0 25-30 37-46 0-3-4-3-5-3-4 0-4 1-6 7-4 13-11 33-25 33-9 0-11-7-11-15 0-5 0-5 2-13 0-3 2-6 2-9 0-26-36-31-48-31 8-6 19-16 24-20 15-14 30-28 46-28 4 0 8 1 10 4-13 2-16 12-16 16 0 6 5 11 12 11 9 0 17-6 17-19z"><text:p/></draw:path><draw:path draw:style-name="gr4" draw:text-style-name="P36" svg:width="0.785in" svg:height="0.0063in" svg:x="0.2783in" svg:y="0.2087in" svg:viewBox="0 0 1995 17" svg:d="M0 0c665 0 1330 0 1995 0 0 6 0 11 0 17-665 0-1330 0-1995 0 0-6 0-11 0-17z"><text:p/></draw:path><draw:path draw:style-name="gr4" draw:text-style-name="P36" svg:width="0.0657in" svg:height="0.1102in" svg:x="0.6378in" svg:y="0.2563in" svg:viewBox="0 0 168 281" svg:d="M168 208c-4 0-7 0-11 0-2 12-5 31-9 37-3 4-30 4-40 4-25 0-50 0-76 0 15-15 30-29 45-44 66-58 91-81 91-123 0-48-38-82-90-82-47 0-78 38-78 76 0 24 20 24 22 24 7 0 21-5 21-22 0-12-7-23-21-23-4 0-5 0-6 1 9-27 32-43 57-43 39 0 57 34 57 69 0 33-22 67-45 93-27 30-54 60-81 91-4 4-4 4-4 15 52 0 104 0 156 0 4-25 8-49 12-73z"><text:p/></draw:path><draw:path draw:style-name="gr4" draw:text-style-name="P36" svg:width="0.0169in" svg:height="0.0177in" svg:x="1.1343in" svg:y="0.2028in" svg:viewBox="0 0 44 46" svg:d="M44 23c0-12-9-23-21-23-13 0-23 11-23 23s10 23 23 23c12 0 21-11 21-23z"><text:p/></draw:path><draw:path draw:style-name="gr4" draw:text-style-name="P36" svg:width="0.0752in" svg:height="0.3965in" svg:x="1.2406in" svg:y="0.0138in" svg:viewBox="0 0 192 1008" svg:d="M192 1001c0-3-1-5-2-6-90-67-153-255-153-413 0-52 0-104 0-155 0-159 63-346 153-414 1-1 2-3 2-6s-4-7-7-7-4 1-5 1c-94 71-180 260-180 426 0 51 0 103 0 155 0 165 86 354 180 425 1 0 2 1 5 1s7-4 7-7z"><text:p/></draw:path><draw:path draw:style-name="gr4" draw:text-style-name="P36" svg:width="0.0898in" svg:height="0.0748in" svg:x="1.3299in" svg:y="0.0677in" svg:viewBox="0 0 229 191" svg:d="M229 126c0-5-3-5-5-5-4 0-4 2-7 9-8 29-21 51-43 51-7 0-10-3-10-13 0-11 4-21 8-30 8-23 26-70 26-94 0-27-18-44-49-44-37 0-58 26-65 36-2-23-20-36-40-36-19 0-27 17-31 24-7 14-13 40-13 41 0 3 4 2 6 3 4 0 4 0 7-9 7-30 16-49 30-49 9 0 13 4 13 19 0 8-1 13-7 35-8 32-15 65-24 97-1 7-3 17-3 18 0 8 6 12 12 12 4 0 13-4 15-12 0-1 6-20 9-31 3-12 6-25 9-37 3-10 5-20 6-29 3-8 4-15 6-22 6-12 29-50 69-50 19 0 22 15 22 28 0 27-20 81-27 99-4 10-4 14-4 19 0 21 15 35 35 35 40 0 55-61 55-65z"><text:p/></draw:path><draw:path draw:style-name="gr4" draw:text-style-name="P36" svg:width="0.0748in" svg:height="0.1169in" svg:x="1.3398in" svg:y="0.252in" svg:viewBox="0 0 191 298" svg:d="M191 133c0-13-10-26-29-26-12 0-31 2-61 36-15 17-31 34-47 40 14-59 29-119 43-178-1-1 0-5-5-5-9 0-40 4-51 5-4 0-9 0-9 8 0 5 4 5 11 5 19 0 21 2 21 7 0 3-2 6-2 9-20 80-40 161-61 242-1 6-1 8-1 10 0 10 8 12 12 12 5 0 12-5 14-10 3-3 21-81 24-92 14 1 48 8 48 36 0 3 0 5-1 10 0 4-1 9-1 14 0 25 17 42 38 42 14 0 24-7 34-23 11-18 11-29 16-42 0-5-5-5-6-5-4 0-5 1-6 7-9 32-18 53-36 53-9 0-14-4-14-20 0-7 2-17 3-23 2-7 2-10 2-13 0-28-26-40-62-45 13-7 26-21 36-31 20-23 39-41 60-41 2 0 3 0 3 2 6 0 6 0 10 2 1 1 1 1 1 2-20 2-24 18-24 23 0 6 5 15 17 15 11 0 23-10 23-26z"><text:p/></draw:path><draw:path draw:style-name="gr4" draw:text-style-name="P36" svg:width="0.0752in" svg:height="0.3965in" svg:x="1.4335in" svg:y="0.0138in" svg:viewBox="0 0 192 1008" svg:d="M192 582c0-52 0-104 0-155 0-166-86-355-180-426-1 0-2-1-5-1s-7 4-7 7 1 5 2 6c90 68 153 255 153 414 0 51 0 103 0 155 0 158-63 346-153 413-1 1-2 3-2 6s4 7 7 7 4-1 5-1c94-71 180-260 180-425z"><text:p/></draw:path><draw:path draw:style-name="gr4" draw:text-style-name="P36" svg:width="0.0732in" svg:height="0.1122in" svg:x="1.5512in" svg:y="0.1409in" svg:viewBox="0 0 187 286" svg:d="M187 216c0-5 0-9 0-13-14 0-27 0-42 0 0-64 0-129 0-192 0-9 0-11-7-11-4 0-5 0-8 5-44 66-87 132-130 198 0 4 0 8 0 13 37 0 76 0 113 0 0 12 0 24 0 36 0 16-1 21-33 21-2 0-6 0-8 0 0 3 0 8 0 13 17-1 38-1 56-1s41 0 58 1c0-5 0-10 0-13-2 0-6 0-8 0-32 0-33-5-33-21 0-12 0-24 0-36 15 0 28 0 42 0zM115 203c-35 0-68 0-103 0 35-53 68-104 103-157 0 53 0 104 0 157z"><text:p/></draw:path><draw:path draw:style-name="gr4" draw:text-style-name="P36" svg:width="0.0567in" svg:height="0.0815in" svg:x="1.6386in" svg:y="0.1126in" svg:viewBox="0 0 145 208" svg:d="M145 95c0-10-7-21-23-21s-32 13-48 27c-12 11-21 20-33 25 9-39 19-78 29-118 1 0 1-3 1-4 0-2-1-4-5-4-6 0-30 2-37 2-3 0-7 2-7 8 0 3 4 3 8 3 14 0 14 3 14 5s-1 4-1 6c-14 57-27 112-42 168-1 5-1 4-1 6 0 5 4 10 10 10 8 0 12-6 13-13 1 0 13-53 14-57 22 3 39 9 39 24 0 1 0 3-2 6-1 5-1 6-1 9 0 21 18 31 33 31 27 0 25-30 37-46 0-3-4-3-5-3-5 0-5 1-6 7-4 12-12 33-26 33-8 0-10-7-10-15 0-5 0-6 1-13 0-2 1-6 1-10 0-25-34-30-46-31 8-5 19-15 24-19 14-15 30-28 46-28 4 0 8 1 10 4-13 2-16 12-16 16 0 6 5 11 12 11 8 0 17-7 17-19z"><text:p/></draw:path><draw:path draw:style-name="gr4" draw:text-style-name="P36" svg:width="0.1102in" svg:height="0.0386in" svg:x="1.7638in" svg:y="0.1929in" svg:viewBox="0 0 281 99" svg:d="M281 8c0-4-4-8-9-8-87 0-176 0-264 0-3 0-8 4-8 8 0 5 5 9 8 9 88 0 177 0 264 0 5 0 9-4 9-9zM281 90c0-5-4-8-9-8-87 0-176 0-264 0-3 0-8 3-8 8s5 9 8 9c88 0 177 0 264 0 5 0 9-4 9-9z"><text:p/></draw:path><draw:path draw:style-name="gr4" draw:text-style-name="P36" svg:width="0.0661in" svg:height="0.1142in" svg:x="1.9579in" svg:y="0.0311in" svg:viewBox="0 0 169 291" svg:d="M169 196c0-49-35-91-80-91-21 0-39 6-54 21 0-27 0-55 0-83 8 3 23 6 36 6 51 0 81-38 81-44 0-3-1-5-4-5-2 0-2 0-3 1-8 4-30 12-57 12-17 0-36-2-57-11-3-1-3-1-5-1-4 0-4 3-4 10 0 42 0 83 0 125 0 7 0 11 6 11 3 0 3-2 6-4 4-7 20-30 54-30 21 0 32 19 36 28 7 15 7 31 7 52 0 15 0 40-10 58-9 17-25 28-45 28-30 0-54-23-62-47 2 0 3 0 8 0 13 0 20-11 20-21s-7-20-20-20c-6 0-22 2-22 23 0 36 30 77 77 77 49 0 92-41 92-95z"><text:p/></draw:path><draw:path draw:style-name="gr4" draw:text-style-name="P36" svg:width="0.0705in" svg:height="0.052in" svg:x="2.0382in" svg:y="0.0291in" svg:viewBox="0 0 180 133" svg:d="M180 88c0-4-4-4-5-4-3 0-3 3-5 5-7 24-19 36-31 36-6 0-7-4-7-10 0-7 1-10 6-24 4-9 16-41 16-57 0-29-23-34-39-34-24 0-41 16-49 28-2-21-19-28-32-28-12 0-20 10-23 16-6 12-11 28-11 30 0 3 4 2 5 3 5 0 5-1 7-8 4-18 10-33 22-33 7 0 9 6 9 15 0 6-2 17-5 25-2 8-4 18-7 26-2 13-6 26-8 38-1 3-4 11-4 12 0 7 6 9 10 9 6 0 11-3 12-6s3-12 6-19c2-8 3-18 6-26 1-6 3-14 5-20 3-12 3-14 12-26 8-12 22-28 44-28 18 0 18 16 18 21 0 18-13 50-18 64-2 8-4 10-4 15 0 16 12 25 28 25 30 0 42-40 42-45z"><text:p/></draw:path><draw:path draw:style-name="gr4" draw:text-style-name="P36" svg:width="0.1102in" svg:height="0.1102in" svg:x="2.1697in" svg:y="0.0441in" svg:viewBox="0 0 281 281" svg:d="M281 141c0-5-5-9-9-9-40 0-82 0-123 0 0-41 0-83 0-124 0-3-5-8-9-8s-8 5-8 8c0 41 0 83 0 124-41 0-83 0-124 0-4 0-8 4-8 9 0 4 4 8 8 8 41 0 83 0 124 0 0 41 0 82 0 124 0 5 4 8 8 8s9-3 9-8c0-42 0-83 0-124 41 0 83 0 123 0 4 0 9-4 9-8z"><text:p/></draw:path><draw:path draw:style-name="gr4" draw:text-style-name="P36" svg:width="0.0378in" svg:height="0.1654in" svg:x="2.3429in" svg:y="0.0165in" svg:viewBox="0 0 97 421" svg:d="M97 417c0-1-1-2-1-4-44-33-73-117-73-185 0-12 0-24 0-35 0-68 29-152 73-185 0-1 1-2 1-3 0-3-2-5-5-5-1 0-1 1-2 1-46 35-90 119-90 192 0 11 0 23 0 35 0 72 44 156 90 191 1 2 1 0 2 2 3 0 5-3 5-4z"><text:p/></draw:path><draw:path draw:style-name="gr4" draw:text-style-name="P36" svg:width="0.1102in" svg:height="0.0063in" svg:x="2.4in" svg:y="0.0961in" svg:viewBox="0 0 281 17" svg:d="M281 8c0-4-4-8-9-8-87 0-176 0-264 0-4 0-8 4-8 8 0 5 4 9 8 9 88 0 177 0 264 0 5 0 9-4 9-9z"><text:p/></draw:path><draw:path draw:style-name="gr4" draw:text-style-name="P36" svg:width="0.0685in" svg:height="0.1142in" svg:x="2.5268in" svg:y="0.0311in" svg:viewBox="0 0 175 291" svg:d="M175 209c0-35-26-67-71-77 35-11 60-41 60-73 0-35-37-59-78-59-43 0-74 25-74 58 0 14 8 21 22 21 12 0 20-9 20-21 0-21-19-21-25-21 13-20 41-26 55-26 18 0 41 9 41 47 0 6-1 30-12 48-12 20-27 21-37 23-4 0-14 1-17 1s-6 0-6 5c0 4 3 4 11 4 6 0 12 0 18 0 34 0 50 29 50 70 0 58-29 70-48 70-18 0-49-7-65-33 16 3 29-7 29-23 0-15-12-24-24-24-11 0-24 6-24 26 0 38 40 66 85 66 52 0 90-39 90-82z"><text:p/></draw:path><draw:path draw:style-name="gr4" draw:text-style-name="P36" svg:width="0.0378in" svg:height="0.1654in" svg:x="2.6122in" svg:y="0.0165in" svg:viewBox="0 0 97 421" svg:d="M97 228c0-12 0-24 0-35 0-73-44-157-90-192-1 0-1-1-2-1-3 0-5 2-5 5 0 1 1 2 2 3 44 33 72 117 72 185 0 11 0 23 0 35 0 68-28 152-72 185-1 2-2 3-2 4s2 4 5 4c1-2 1 0 2-2 46-35 90-119 90-191z"><text:p/></draw:path><draw:path draw:style-name="gr4" draw:text-style-name="P36" svg:width="0.0709in" svg:height="0.052in" svg:x="2.6728in" svg:y="0.0291in" svg:viewBox="0 0 181 133" svg:d="M181 88c0-4-3-3-5-4-4 0-4 3-6 5-7 24-19 36-31 36-6 0-7-4-7-10 0-7 1-10 6-24 4-9 16-41 16-57 0-29-22-34-38-34-25 0-42 16-50 28-2-21-19-28-31-28-13 0-21 10-24 16-6 12-11 28-11 30 0 3 5 3 6 3 4 0 4-1 6-8 5-18 10-33 22-33 7 0 9 6 9 15 0 6-2 17-5 25-2 8-3 18-6 26-3 13-6 26-9 38-1 3-4 11-4 12 0 7 6 9 11 9s8-3 11-6c1-3 3-12 6-19 2-8 3-18 6-26 2-6 3-14 5-20 3-12 4-14 13-26 8-12 21-28 44-28 17 0 17 16 17 21 0 18-13 50-17 64-3 8-5 10-5 15 0 16 14 25 28 25 30 0 43-40 43-45z"><text:p/></draw:path><draw:path draw:style-name="gr4" draw:text-style-name="P36" svg:width="0.8075in" svg:height="0.0063in" svg:x="1.95in" svg:y="0.2087in" svg:viewBox="0 0 2052 17" svg:d="M0 0c684 0 1368 0 2052 0 0 6 0 11 0 17-684 0-1368 0-2052 0 0-6 0-11 0-17z"><text:p/></draw:path><draw:path draw:style-name="gr4" draw:text-style-name="P36" svg:width="0.0657in" svg:height="0.1102in" svg:x="2.3209in" svg:y="0.2563in" svg:viewBox="0 0 168 281" svg:d="M168 208c-4 0-7 0-11 0-2 12-5 31-9 37-3 4-30 4-40 4-25 0-50 0-76 0 15-15 30-29 45-44 66-58 91-81 91-123 0-48-38-82-90-82-47 0-78 38-78 76 0 24 20 24 22 24 7 0 22-5 22-22 0-12-8-23-22-23-4 0-5 0-6 1 9-27 32-43 57-43 39 0 57 34 57 69 0 33-22 67-45 93-26 30-54 60-80 91-5 4-5 4-5 15 52 0 104 0 156 0 4-25 8-49 12-73z"><text:p/></draw:path></draw:g></draw:g>. <text:span text:style-name="T12">הסכום כולו מחולק ב־2, לכן ניתן להוציא את החלוקה ב־2 אל מחוץ לסכום. </text:span><text:span text:style-name="T34">נכפול את שני האגפים ב־2</text:span><text:span text:style-name="T12">, לכן מה שעלינו להוכיח הוא כי</text:span><text:span text:style-name="T12"><draw:g text:anchor-type="as-char" svg:y="-0.2402in" draw:z-index="18" draw:name="Shape20" draw:style-name="gr1"><svg:title>TexMaths</svg:title><svg:desc>12§display§\sum_{k = 0}^{n}(1^k + (-1)^k) \binom{n}{k}4^k = 5^n + (-3)^n§svg§600§FALSE§</svg:desc><draw:g draw:style-name="gr2"><draw:path draw:style-name="gr3" draw:text-style-name="P35" svg:width="2.6579in" svg:height="0.411in" svg:x="-0.0004in" svg:y="0.0083in" svg:viewBox="0 0 6752 1045" svg:d="M3377 1045c-1126 0-2251 0-3377 0 0-349 0-697 0-1045 2250 0 4501 0 6752 0 0 348 0 696 0 1045-1125 0-2251 0-3375 0z"><text:p/></draw:path><draw:path draw:style-name="gr4" draw:text-style-name="P36" svg:width="0.0705in" svg:height="0.052in" svg:x="0.0756in" svg:y="0in" svg:viewBox="0 0 180 133" svg:d="M180 88c0-4-4-4-5-4-3 0-5 2-6 5-6 24-19 36-31 36-6 0-7-4-7-10 0-7 1-11 7-24 4-9 16-41 16-57 0-29-23-34-39-34-25 0-41 16-50 28-1-21-19-28-31-28-14 0-20 10-23 16-7 12-11 28-11 30 0 3 4 3 5 3 3 0 5-1 6-8 5-18 11-33 21-33 9 0 10 8 10 15 0 6-2 17-5 25-2 8-3 18-6 26-3 12-6 26-9 38-2 3-3 10-3 12 0 7 5 9 10 9s9-3 12-6c2-3 3-12 5-19 2-8 3-18 6-26 2-6 3-14 6-20 2-12 3-14 12-26 8-12 21-28 44-28 17 0 17 16 17 21 0 18-12 50-17 63-4 9-5 11-5 16 0 16 13 25 29 25 29 0 42-41 42-45z"><text:p/></draw:path><draw:path draw:style-name="gr4" draw:text-style-name="P36" svg:width="0.2209in" svg:height="0.2319in" svg:x="0.0004in" svg:y="0.0866in" svg:viewBox="0 0 562 590" svg:d="M562 455c-4 0-8 0-11 0-17 45-61 73-111 85-8 3-49 14-130 14-86 0-170 0-255 0 72-84 143-169 215-251 4-4 4-5 4-8-2-2 0-2-3-6-66-90-131-179-197-269 77 0 155 0 232 0 56 0 95 6 98 8 23 3 59 9 93 31 11 7 39 25 54 60 3 0 7 0 11 0-17-40-35-79-52-119-166 0-332 0-498 0-10 0-11 1-12 4 0 1 0 8 0 13 74 102 149 203 223 305-73 85-145 170-218 256-5 4-4 4-5 7 0 5 4 5 12 5 166 0 332 0 498 0 17-45 35-90 52-135z"><text:p/></draw:path><draw:path draw:style-name="gr4" draw:text-style-name="P36" svg:width="0.0567in" svg:height="0.0815in" svg:x="0.0063in" svg:y="0.3457in" svg:viewBox="0 0 145 208" svg:d="M145 96c0-10-7-20-23-20s-32 12-46 25c-14 12-23 21-35 26 9-39 20-78 30-117 0-2 1-4 1-5s-1-5-5-5c-6 0-31 2-38 4-3 0-6 0-6 6 0 4 3 4 7 4 14 0 14 3 14 5 0 1-1 4-1 6-14 55-27 112-42 167-1 5-1 4-1 6 0 5 4 10 10 10 8 0 12-6 14-12 0-1 13-53 14-58 21 2 38 10 38 24 0 3 0 4 0 6-2 5-2 6-2 10 0 20 17 30 32 30 28 0 25-30 37-45 0-3-4-3-5-3-4 0-5 1-6 6-4 13-11 33-25 33-9 0-11-7-11-14 0-6 0-6 1-13 1-1 3-6 3-10 0-26-36-30-48-31 8-5 19-16 24-19 15-15 30-29 46-29 4 0 8 1 10 5-13 1-16 12-16 15 0 7 5 11 12 11 9 0 17-6 17-18z"><text:p/></draw:path><draw:path draw:style-name="gr4" draw:text-style-name="P36" svg:width="0.0772in" svg:height="0.0264in" svg:x="0.0748in" svg:y="0.3839in" svg:viewBox="0 0 197 68" svg:d="M197 6c0-4-4-6-6-6-61 0-124 0-185 0-4 0-6 2-6 6 0 2 2 6 6 6 61 0 124 0 185 0 2 0 6-4 6-6zM197 62c0-2-4-6-6-6-61 0-124 0-185 0-4 0-6 3-6 6s2 6 6 6c61 0 124 0 185 0 2 0 6-2 6-6z"><text:p/></draw:path><draw:path draw:style-name="gr4" draw:text-style-name="P36" svg:width="0.0535in" svg:height="0.0791in" svg:x="0.1646in" svg:y="0.3488in" svg:viewBox="0 0 137 202" svg:d="M137 101c0-33-4-55-17-76-10-13-28-25-52-25-68 0-68 79-68 101 0 20 0 101 68 101 69 0 69-80 69-101zM110 97c0 22 0 45-3 63-6 26-27 33-39 33-13 0-31-8-37-32-5-17-5-42-5-64 0-21 0-43 5-60 6-23 25-29 37-29 16 0 32 10 38 27 4 15 4 37 4 62z"><text:p/></draw:path><draw:path draw:style-name="gr4" draw:text-style-name="P36" svg:width="0.0378in" svg:height="0.165in" svg:x="0.2476in" svg:y="0.1193in" svg:viewBox="0 0 97 420" svg:d="M97 415c0-1 0-2-1-3-44-33-73-117-73-184 0-12 0-24 0-36 0-67 29-151 73-185 1 0 1-1 1-2 0-3-1-5-3-5s-2 1-3 1c-47 35-91 119-91 191 0 12 0 24 0 36 0 72 44 156 91 191 1 0 1 1 3 1s3-2 3-5z"><text:p/></draw:path><draw:path draw:style-name="gr4" draw:text-style-name="P36" svg:width="0.0543in" svg:height="0.1102in" svg:x="0.3102in" svg:y="0.1339in" svg:viewBox="0 0 139 281" svg:d="M139 281c0-5 0-10 0-13-5 0-9 0-14 0-37 0-39-5-39-21 0-79 0-157 0-236 0-10 0-11-9-11-27 26-64 26-77 26 0 5 0 9 0 14 8 0 32 0 55-11 0 73 0 145 0 218 0 16-1 21-39 21-5 0-9 0-14 0 0 3 0 8 0 13 15-1 52-1 69-1s53 0 68 1z"><text:p/></draw:path><draw:path draw:style-name="gr4" draw:text-style-name="P36" svg:width="0.0567in" svg:height="0.0815in" svg:x="0.3874in" svg:y="0.1024in" svg:viewBox="0 0 145 208" svg:d="M145 95c0-10-7-21-23-21s-32 12-48 27c-12 11-21 20-33 25 9-40 19-78 29-118 0-1 1-3 1-4 0-2-1-4-5-4-6 0-30 2-37 2-3 0-7 2-7 8 0 3 4 3 8 3 13 0 13 3 13 5s0 4-1 6c-13 55-28 112-41 167-1 6-1 5-1 7 0 5 2 10 10 10s12-6 13-13c1-2 13-53 14-57 22 1 39 8 39 24 0 1 0 3-2 6-1 5-1 6-1 9 0 21 18 31 31 31 29 0 26-30 39-46 0-3-4-2-5-3-5 0-5 1-6 7-4 12-12 33-26 33-9 0-11-7-11-15 0-5 0-6 2-13 0-2 1-6 1-10 0-25-34-30-48-31 9-5 21-15 26-20 14-14 30-27 45-27 4 0 7 1 10 3-12 3-15 12-15 17 0 6 5 11 12 11 8 0 17-7 17-19z"><text:p/></draw:path><draw:path draw:style-name="gr4" draw:text-style-name="P36" svg:width="0.1102in" svg:height="0.1102in" svg:x="0.5035in" svg:y="0.1465in" svg:viewBox="0 0 281 281" svg:d="M281 140c0-4-4-8-9-8-40 0-82 0-123 0 0-41 0-83 0-124 0-4-4-8-9-8-4 0-8 4-8 8 0 41 0 83 0 124-41 0-83 0-124 0-4 0-8 4-8 8 0 5 4 9 8 9 41 0 83 0 124 0 0 41 0 82 0 124 0 4 4 8 8 8 5 0 9-4 9-8 0-42 0-83 0-124 41 0 83 0 123 0 5 0 9-4 9-9z"><text:p/></draw:path><draw:path draw:style-name="gr4" draw:text-style-name="P36" svg:width="0.0378in" svg:height="0.165in" svg:x="0.6772in" svg:y="0.1193in" svg:viewBox="0 0 97 420" svg:d="M97 415c0-1-1-2-1-3-44-33-73-117-73-184 0-12 0-24 0-36 0-67 29-151 73-185 0-1 1-1 1-2 0-3-2-5-3-5-2 0-2 1-3 1-47 35-91 119-91 191 0 12 0 24 0 36 0 72 44 156 91 191 1 0 1 1 3 1 1 0 3-2 3-5z"><text:p/></draw:path><draw:path draw:style-name="gr4" draw:text-style-name="P36" svg:width="0.1102in" svg:height="0.0063in" svg:x="0.7343in" svg:y="0.1988in" svg:viewBox="0 0 281 17" svg:d="M281 8c0-4-4-8-9-8-87 0-176 0-264 0-4 0-8 4-8 8 0 5 4 9 8 9 88 0 177 0 264 0 5 0 9-4 9-9z"><text:p/></draw:path><draw:path draw:style-name="gr4" draw:text-style-name="P36" svg:width="0.0543in" svg:height="0.1102in" svg:x="0.8689in" svg:y="0.1339in" svg:viewBox="0 0 139 281" svg:d="M139 281c0-5 0-10 0-13-5 0-8 0-13 0-38 0-40-5-40-21 0-79 0-157 0-236 0-10 0-11-9-11-27 26-64 26-77 26 0 5 0 9 0 14 8 0 34 0 55-11 0 73 0 145 0 218 0 16-1 21-39 21-5 0-9 0-14 0 0 3 0 8 0 13 15-1 52-1 69-1s54 0 68 1z"><text:p/></draw:path><draw:path draw:style-name="gr4" draw:text-style-name="P36" svg:width="0.0382in" svg:height="0.165in" svg:x="0.9465in" svg:y="0.1193in" svg:viewBox="0 0 98 420" svg:d="M98 228c0-12 0-24 0-36 0-72-44-156-91-191-1 0-1-1-2-1-3 0-5 2-5 5 0 1 1 2 2 2 44 34 74 118 74 185 0 12 0 24 0 36 0 67-30 151-74 184-1 1-2 2-2 3 0 3 2 5 5 5 1 0 1-1 2-1 47-35 91-119 91-191z"><text:p/></draw:path><draw:path draw:style-name="gr4" draw:text-style-name="P36" svg:width="0.0567in" svg:height="0.0815in" svg:x="1.0102in" svg:y="0.1024in" svg:viewBox="0 0 145 208" svg:d="M145 95c0-10-6-21-21-21-17 0-33 12-48 27-12 11-22 20-34 25 10-40 19-78 29-118 0-1 1-3 1-4 0-2-1-4-5-4-6 0-30 2-37 2-2 0-7 2-7 8 0 3 5 3 8 3 13 0 13 3 13 5s0 4-1 6c-13 55-27 112-41 167-2 6-1 5-2 7 0 5 4 10 11 10s12-6 13-13c1-2 13-53 14-57 22 1 39 8 39 24 0 1 0 3-1 6-2 5-2 6-2 9 0 21 17 31 32 31 28 0 25-30 38-46 0-3-4-2-5-3-5 0-5 1-6 7-3 12-12 33-26 33-9 0-11-7-11-15 0-5 0-6 2-13 0-2 2-6 2-10 0-25-35-30-48-31 8-5 19-15 25-20 14-14 30-27 45-27 4 0 8 1 10 3-12 3-14 12-14 17 0 6 4 11 10 11 9 0 17-7 17-19z"><text:p/></draw:path><draw:path draw:style-name="gr4" draw:text-style-name="P36" svg:width="0.0378in" svg:height="0.165in" svg:x="1.0902in" svg:y="0.1193in" svg:viewBox="0 0 97 420" svg:d="M97 228c0-12 0-24 0-36 0-72-44-156-90-191-1 0-2-1-3-1-2 0-4 2-4 5 0 1 1 1 1 2 45 34 73 118 73 185 0 12 0 24 0 36 0 67-28 151-73 184 0 1-1 2-1 3 0 3 2 5 4 5 1 0 2-1 3-1 46-35 90-119 90-191z"><text:p/></draw:path><draw:path draw:style-name="gr4" draw:text-style-name="P36" svg:width="0.0752in" svg:height="0.3961in" svg:x="1.1827in" svg:y="0.0031in" svg:viewBox="0 0 192 1007" svg:d="M192 1000c0-3-1-5-2-6-90-68-153-254-153-413 0-51 0-103 0-155 0-158 63-344 153-413 1-1 2-2 2-6 0-3-4-7-7-7-1 0-4 1-5 2-94 70-180 259-180 424 0 52 0 104 0 155 0 166 86 354 180 424 1 1 4 2 5 2 3 0 7-3 7-7z"><text:p/></draw:path><draw:path draw:style-name="gr4" draw:text-style-name="P36" svg:width="0.0898in" svg:height="0.0748in" svg:x="1.272in" svg:y="0.0579in" svg:viewBox="0 0 229 191" svg:d="M229 126c0-5-3-5-5-5-4 0-4 1-7 9-8 29-21 51-42 51-7 0-11-3-11-13 0-11 4-22 8-30 8-23 26-70 26-94 0-27-18-44-49-44-37 0-58 26-65 36-2-23-20-36-40-36-19 0-27 17-31 24-7 14-13 40-13 41 0 3 4 2 6 3 4 0 4 0 7-9 7-30 16-49 30-49 9 0 13 4 13 19 0 8-1 13-6 35-8 32-16 64-25 97-1 7-3 17-3 18 0 8 6 12 12 12 4 0 13-4 15-12 1-1 6-20 9-31 3-12 6-26 9-38 3-9 5-19 7-28 2-8 4-15 5-22 6-12 29-50 69-50 19 0 22 15 22 28 0 27-20 81-26 99-5 9-5 14-5 19 0 21 15 35 35 35 40 0 55-61 55-65z"><text:p/></draw:path><draw:path draw:style-name="gr4" draw:text-style-name="P36" svg:width="0.0748in" svg:height="0.1165in" svg:x="1.2819in" svg:y="0.2413in" svg:viewBox="0 0 191 297" svg:d="M191 133c0-13-10-27-29-27-12 0-31 3-61 37-15 17-31 34-47 40 14-59 29-119 43-178-1-1 0-5-5-5-9 0-40 4-51 4-4 1-9 1-9 8 0 6 4 6 11 6 19 0 21 2 21 7 0 3-2 6-2 9-20 80-40 161-61 242-1 6-1 7-1 10 0 9 8 11 12 11 6 0 12-4 14-9 3-3 21-81 24-92 15 1 48 8 48 36 0 3 0 5-1 8 0 6-1 11-1 16 0 24 17 41 38 41 14 0 24-6 34-22 11-19 11-29 16-43 0-4-5-4-6-4-4 0-4 1-5 7-10 32-19 53-37 53-9 0-14-5-14-20 0-7 2-17 4-23 1-7 1-10 1-13 0-28-26-40-62-45 13-7 26-21 36-31 20-23 39-41 60-41 2 0 3 0 5 1 4 0 4 0 8 3 1 1 1 1 1 2-20 1-24 17-24 23s5 15 17 15c11 0 23-10 23-26z"><text:p/></draw:path><draw:path draw:style-name="gr4" draw:text-style-name="P36" svg:width="0.0752in" svg:height="0.3961in" svg:x="1.3752in" svg:y="0.0031in" svg:viewBox="0 0 192 1007" svg:d="M192 581c0-51 0-103 0-155 0-165-86-354-180-424-1-1-2-2-5-2s-7 4-7 7c0 4 1 5 2 6 90 69 153 255 153 413 0 52 0 104 0 155 0 159-63 345-153 413-1 1-2 3-2 6 0 4 4 7 7 7s4-1 5-2c94-70 180-258 180-424z"><text:p/></draw:path><draw:path draw:style-name="gr4" draw:text-style-name="P36" svg:width="0.0728in" svg:height="0.1122in" svg:x="1.4933in" svg:y="0.1311in" svg:viewBox="0 0 186 286" svg:d="M186 216c0-5 0-9 0-13-14 0-28 0-42 0 0-64 0-129 0-192 0-9 0-11-7-11-4 0-5 0-9 5-43 66-85 132-128 198 0 4 0 8 0 13 37 0 74 0 112 0 0 12 0 24 0 36 0 16-2 21-33 21-2 0-6 0-8 0 0 3 0 8 0 13 17-1 38-1 56-1 17 0 41 0 58 1 0-5 0-10 0-13-3 0-6 0-9 0-31 0-32-5-32-21 0-12 0-24 0-36 14 0 28 0 42 0zM114 203c-35 0-68 0-103 0 35-53 68-105 103-157 0 52 0 104 0 157z"><text:p/></draw:path><draw:path draw:style-name="gr4" draw:text-style-name="P36" svg:width="0.0567in" svg:height="0.0815in" svg:x="1.5803in" svg:y="0.1024in" svg:viewBox="0 0 145 208" svg:d="M145 95c0-10-7-21-23-21s-32 12-46 27c-14 11-23 20-35 25 9-40 19-78 29-118 1 0 1-3 1-4 0-2-1-4-5-4-5 0-30 2-37 2-3 0-6 2-6 8 0 3 3 3 7 3 14 0 14 3 14 5s-1 4-1 6c-14 55-27 112-42 167-1 6-1 5-1 7 0 5 4 10 10 10 8 0 12-6 14-13 0-2 13-53 14-57 21 1 38 8 38 24 0 1 0 3 0 6-2 5-2 6-2 9 0 21 17 31 32 31 28 0 25-30 37-46 0-3-4-3-5-3-4 0-5 1-6 7-4 12-12 33-26 33-8 0-10-7-10-15 0-5 0-6 1-13 1-2 1-6 1-10 0-25-34-30-46-31 8-5 19-15 24-20 15-14 30-27 46-27 4 0 8 1 10 3-13 3-16 12-16 17 0 6 5 11 12 11 8 0 17-7 17-19z"><text:p/></draw:path><draw:path draw:style-name="gr4" draw:text-style-name="P36" svg:width="0.1102in" svg:height="0.0382in" svg:x="1.7059in" svg:y="0.1823in" svg:viewBox="0 0 281 98" svg:d="M281 8c0-4-5-8-9-8-87 0-176 0-264 0-4 0-8 4-8 8 0 5 4 9 8 9 88 0 177 0 264 0 4 0 9-4 9-9zM281 90c0-5-5-8-9-8-87 0-176 0-264 0-4 0-8 3-8 8s4 8 8 8c88 0 177 0 264 0 4 0 9-3 9-8z"><text:p/></draw:path><draw:path draw:style-name="gr4" draw:text-style-name="P36" svg:width="0.0661in" svg:height="0.1134in" svg:x="1.8799in" svg:y="0.1339in" svg:viewBox="0 0 169 289" svg:d="M169 196c0-51-35-93-80-93-21 0-39 7-54 22 0-28 0-54 0-82 8 3 23 5 36 5 51 0 81-38 81-43 0-3-1-5-4-5-2 0-2 0-3 1-8 4-30 12-57 12-17 0-36-2-57-12-3-1-3-1-5-1-4 0-4 4-4 11 0 42 0 83 0 125 0 7 0 10 6 10 3 0 3-1 6-3 4-7 20-30 54-30 21 0 32 19 36 26 7 16 7 33 7 54 0 15 0 40-10 58-9 17-25 28-45 28-30 0-54-23-62-48 2 1 3 1 8 1 13 0 20-11 20-21s-7-20-20-20c-6 0-22 2-22 22 0 36 30 76 77 76 49 0 92-39 92-93z"><text:p/></draw:path><draw:path draw:style-name="gr4" draw:text-style-name="P36" svg:width="0.0705in" svg:height="0.052in" svg:x="1.9602in" svg:y="0.1319in" svg:viewBox="0 0 180 133" svg:d="M180 88c0-4-2-3-4-4-4 0-4 1-6 5-7 24-19 36-31 36-6 0-7-5-7-11s1-11 6-24c4-8 16-40 16-56 0-29-23-34-39-34-24 0-41 14-49 26-2-20-19-26-32-26-12 0-20 10-23 16-6 10-11 27-11 30s4 2 5 3c5 0 5-1 7-9 4-17 10-32 22-32 7 0 9 6 9 15 0 6-2 17-5 24-2 8-4 18-7 26-2 13-6 25-8 39-1 3-4 10-4 12 0 6 6 9 11 9s10-5 11-7c1-4 3-12 6-18 2-8 3-18 6-26 1-6 3-14 5-20 3-13 3-15 12-27 8-11 22-27 44-27 18 0 18 15 18 21 0 18-13 50-18 62-2 9-4 11-4 17 0 16 14 25 28 25 30 0 42-41 42-45z"><text:p/></draw:path><draw:path draw:style-name="gr4" draw:text-style-name="P36" svg:width="0.1102in" svg:height="0.1102in" svg:x="2.0917in" svg:y="0.1465in" svg:viewBox="0 0 281 281" svg:d="M281 140c0-4-5-8-9-8-40 0-82 0-123 0 0-41 0-83 0-124 0-4-4-8-9-8-4 0-8 4-8 8 0 41 0 83 0 124-41 0-83 0-124 0-4 0-8 4-8 8 0 5 4 9 8 9 41 0 83 0 124 0 0 41 0 82 0 124 0 4 4 8 8 8 5 0 9-4 9-8 0-42 0-83 0-124 41 0 83 0 123 0 4 0 9-4 9-9z"><text:p/></draw:path><draw:path draw:style-name="gr4" draw:text-style-name="P36" svg:width="0.0378in" svg:height="0.165in" svg:x="2.265in" svg:y="0.1193in" svg:viewBox="0 0 97 420" svg:d="M97 415c0-1-1-2-1-3-44-33-73-117-73-184 0-12 0-24 0-36 0-67 29-151 73-185 0-1 1-1 1-2 0-3-2-5-3-5-2 0-3 1-4 1-46 35-90 119-90 191 0 12 0 24 0 36 0 72 44 156 90 191 1 0 2 1 4 1 1 0 3-2 3-5z"><text:p/></draw:path><draw:path draw:style-name="gr4" draw:text-style-name="P36" svg:width="0.1102in" svg:height="0.0063in" svg:x="2.322in" svg:y="0.1988in" svg:viewBox="0 0 281 17" svg:d="M281 8c0-4-4-8-9-8-87 0-176 0-264 0-4 0-8 4-8 8 0 5 4 9 8 9 88 0 177 0 264 0 5 0 9-4 9-9z"><text:p/></draw:path><draw:path draw:style-name="gr4" draw:text-style-name="P36" svg:width="0.0685in" svg:height="0.1134in" svg:x="2.4488in" svg:y="0.1339in" svg:viewBox="0 0 175 289" svg:d="M175 209c0-35-26-67-71-77 35-11 60-41 60-74 0-34-37-58-78-58-43 0-74 25-74 58 0 13 8 21 22 21 13 0 21-9 21-21 0-22-20-22-26-22 13-20 41-25 56-25 17 0 40 8 40 47 0 4 0 30-12 48-12 20-27 21-37 21-4 1-14 1-17 1-3 2-6 2-6 6s3 4 11 4c6 0 12 0 18 0 34 0 50 29 50 71 0 56-29 70-48 70-18 0-49-8-65-33 16 3 29-7 29-23 0-15-12-24-24-24-10 0-24 6-24 24 0 39 40 66 85 66 52 0 90-37 90-80z"><text:p/></draw:path><draw:path draw:style-name="gr4" draw:text-style-name="P36" svg:width="0.0378in" svg:height="0.165in" svg:x="2.5343in" svg:y="0.1193in" svg:viewBox="0 0 97 420" svg:d="M97 228c0-12 0-24 0-36 0-72-43-156-90-191-1 0-1-1-2-1-3 0-5 2-5 5 0 1 1 2 2 2 44 34 72 118 72 185 0 12 0 24 0 36 0 67-28 151-72 184-1 1-2 2-2 3 0 3 2 5 5 5 1-1 1-1 2-1 47-35 90-119 90-191z"><text:p/></draw:path><draw:path draw:style-name="gr4" draw:text-style-name="P36" svg:width="0.0709in" svg:height="0.052in" svg:x="2.5949in" svg:y="0.1319in" svg:viewBox="0 0 181 133" svg:d="M181 88c0-4-3-4-5-4-4 0-4 1-6 5-6 24-19 36-31 36-6 0-7-5-7-11s1-11 7-24c4-8 16-40 16-56 0-29-23-34-39-34-25 0-42 14-50 26-2-20-19-26-31-26-13 0-19 10-24 16-6 10-11 27-11 30s5 3 6 3c4 0 4-1 6-9 5-17 10-32 22-32 7 0 9 6 9 15 0 6-2 17-5 24-2 8-3 18-6 26-3 13-6 25-9 39-1 3-4 10-4 12 0 6 6 9 11 9s8-5 11-7c2-4 5-12 6-18 2-8 3-18 6-26 2-6 3-14 5-20 3-13 4-15 13-27 8-11 21-27 44-27 17 0 17 15 17 21 0 18-12 50-17 62-3 9-5 11-5 17 0 16 14 25 28 25 30 0 43-41 43-45z"><text:p/></draw:path></draw:g></draw:g></text:span><text:span text:style-name="T12">.</text:span></text:p>
      <text:p text:style-name="P7"><text:span text:style-name="T12">על־פי נוסחת הבינום </text:span><text:span text:style-name="T12"><draw:g text:anchor-type="as-char" svg:y="-0.2402in" draw:z-index="17" draw:name="Shape21" draw:style-name="gr1"><svg:title>TexMaths</svg:title><svg:desc>12§display§(a + b)^n = \sum_{k = 0}^{n} \binom{n}{k}a^kb^{n - k}§svg§600§FALSE§</svg:desc><draw:g draw:style-name="gr2"><draw:path draw:style-name="gr3" draw:text-style-name="P35" svg:width="1.8776in" svg:height="0.4106in" svg:x="-0.0004in" svg:y="0.0083in" svg:viewBox="0 0 4770 1044" svg:d="M0 0c1590 0 3179 0 4770 0 0 348 0 696 0 1044-1591 0-3180 0-4770 0 0-348 0-696 0-1044z"><text:p/></draw:path><draw:path draw:style-name="gr4" draw:text-style-name="P36" svg:width="0.0382in" svg:height="0.165in" svg:x="0.0075in" svg:y="0.1193in" svg:viewBox="0 0 98 420" svg:d="M98 415c0-1-1-2-2-2-43-34-73-118-73-185 0-12 0-24 0-36 0-67 30-151 73-185 1 0 2-1 2-2 0-3-2-5-4-5s-2 0-3 1c-47 35-91 119-91 191 0 12 0 24 0 36 0 72 44 156 91 191 1 1 1 1 3 1s4-2 4-5z"><text:p/></draw:path><draw:path draw:style-name="gr4" draw:text-style-name="P36" svg:width="0.0756in" svg:height="0.0748in" svg:x="0.0622in" svg:y="0.1701in" svg:viewBox="0 0 193 191" svg:d="M193 126c0-5-5-5-6-5-3 0-3 1-5 7-7 28-15 53-32 53-12 0-13-11-13-19 0-10 1-13 6-31 3-13 6-25 9-39 5-19 10-39 15-58 3-12 3-14 3-15 0-7-6-11-13-11-9 0-15 9-17 18-8-15-20-26-39-26-49 0-101 61-101 122 0 40 23 69 55 69 9 0 30-3 55-33 4 18 18 33 39 33 14 0 24-10 31-24 7-15 8-28 13-41zM136 46c0 2-2 4-3 7-7 27-13 55-20 83-3 7-3 8-9 15-19 23-36 30-48 30-20 0-26-23-26-39 0-22 13-74 23-93 13-25 32-41 49-41 28 0 34 35 34 38z"><text:p/></draw:path><draw:path draw:style-name="gr4" draw:text-style-name="P36" svg:width="0.1102in" svg:height="0.1102in" svg:x="0.1894in" svg:y="0.1465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6" svg:width="0.0606in" svg:height="0.1169in" svg:x="0.3543in" svg:y="0.1283in" svg:viewBox="0 0 155 298" svg:d="M155 174c0-38-23-67-57-67-19 0-36 12-49 25 11-42 21-85 31-127-2-1 0-5-6-5-9 0-39 4-50 5-4 0-8 0-8 8 0 5 3 5 9 5 21 0 22 2 22 7 0 3-4 17-6 27-12 45-23 91-35 136-5 22-6 28-6 44 0 39 22 66 53 66 50 0 102-64 102-124zM125 155c0 25-15 73-22 90-14 27-33 43-50 43-15 0-28-12-28-43 0-7 0-16 6-42 4-13 6-25 10-39 2-9 2-10 6-15 21-27 39-34 50-34 16 0 28 13 28 40z"><text:p/></draw:path><draw:path draw:style-name="gr4" draw:text-style-name="P36" svg:width="0.0378in" svg:height="0.165in" svg:x="0.4295in" svg:y="0.1193in" svg:viewBox="0 0 97 420" svg:d="M97 228c0-12 0-24 0-36 0-72-44-156-91-191 0-1-1-1-2-1-2 0-4 2-4 5 0 1 0 2 1 2 45 34 73 118 73 185 0 12 0 24 0 36 0 67-28 151-73 185-1 0-1 1-1 2 0 3 2 5 4 5 1 0 2 0 2-1 47-35 91-119 91-191z"><text:p/></draw:path><draw:path draw:style-name="gr4" draw:text-style-name="P36" svg:width="0.0705in" svg:height="0.052in" svg:x="0.4902in" svg:y="0.1319in" svg:viewBox="0 0 180 133" svg:d="M180 88c0-4-4-4-5-4-3 0-3 1-5 5-7 24-20 36-31 36-7 0-8-5-8-11s2-11 7-24c4-8 16-40 16-56 0-29-23-34-39-34-24 0-41 14-49 26-2-20-20-26-32-26s-20 8-23 16c-7 10-11 27-11 28 0 5 4 5 5 5 5 0 5-1 7-9 4-17 10-32 22-32 7 0 9 6 9 15 0 5-3 17-5 24-2 8-4 18-7 26-3 13-6 25-9 39-2 3-3 10-3 12 0 6 5 9 10 9 6 0 11-5 12-7 1-4 3-12 5-18 2-8 4-18 7-26 1-6 3-14 5-21 3-12 3-14 12-26 8-11 22-27 44-27 17 0 18 15 18 21 0 18-13 50-18 62-4 9-5 11-5 17 0 16 13 25 29 25 29 0 42-41 42-45z"><text:p/></draw:path><draw:path draw:style-name="gr4" draw:text-style-name="P36" svg:width="0.1102in" svg:height="0.0382in" svg:x="0.6303in" svg:y="0.1823in" svg:viewBox="0 0 281 98" svg:d="M281 8c0-4-4-8-9-8-87 0-176 0-264 0-4 0-8 4-8 8 0 5 4 9 8 9 88 0 177 0 264 0 5 0 9-4 9-9zM281 90c0-5-4-8-9-8-87 0-176 0-264 0-4 0-8 3-8 8s4 8 8 8c88 0 177 0 264 0 5 0 9-3 9-8z"><text:p/></draw:path><draw:path draw:style-name="gr4" draw:text-style-name="P36" svg:width="0.0705in" svg:height="0.052in" svg:x="0.8807in" svg:y="0in" svg:viewBox="0 0 180 133" svg:d="M180 88c0-4-4-4-5-4-3 0-5 2-6 5-6 24-19 36-31 36-6 0-7-4-7-11 0-6 1-10 7-24 4-8 16-40 16-56 0-29-23-34-39-34-25 0-41 16-50 26-1-20-19-26-31-26-14 0-20 10-24 16-6 10-10 27-10 30s4 3 5 3c3 0 5-1 6-9 5-17 11-32 21-32 9 0 10 6 10 15 0 6-2 17-5 24-2 8-3 18-6 26-3 13-6 25-9 39-2 3-3 10-3 12 0 6 5 9 10 9s9-5 12-7c1-4 3-12 5-18 2-8 3-18 6-26 2-6 3-14 6-20 2-12 3-14 12-26 8-12 21-28 44-28 17 0 17 15 17 21 0 18-12 50-17 62-4 9-5 12-5 17 0 16 13 25 28 25 30 0 43-41 43-45z"><text:p/></draw:path><draw:path draw:style-name="gr4" draw:text-style-name="P36" svg:width="0.2209in" svg:height="0.2315in" svg:x="0.8055in" svg:y="0.0854in" svg:viewBox="0 0 562 589" svg:d="M562 455c-4 0-8 0-11 0-17 44-61 73-111 85-8 3-49 12-130 12-86 0-170 0-255 0 72-83 143-167 215-250 4-3 4-4 4-7-2-2 0-2-3-6-66-90-131-179-197-269 77 0 155 0 232 0 56 0 95 6 98 8 23 2 59 9 93 31 11 7 39 25 54 60 3 0 7 0 11 0-17-40-35-79-52-119-166 0-332 0-498 0-10 0-11 0-12 4 0 1 0 8 0 13 74 102 149 203 223 305-73 85-145 170-218 255-5 5-4 5-5 8 0 4 4 4 12 4 166 0 332 0 498 0 17-44 35-90 52-134z"><text:p/></draw:path><draw:path draw:style-name="gr4" draw:text-style-name="P36" svg:width="0.0567in" svg:height="0.0819in" svg:x="0.8114in" svg:y="0.3457in" svg:viewBox="0 0 145 209" svg:d="M145 96c0-10-7-20-23-20s-32 12-46 25c-14 12-23 21-35 26 9-39 20-78 30-117 0-2 1-4 1-5s-1-5-5-5c-6 0-31 2-38 4-3 0-6 0-6 7 0 3 3 3 7 3 14 0 14 3 14 5 0 1-1 4-1 6-14 55-27 112-42 167-1 6-1 5-1 7 0 4 4 10 10 10 8 0 12-6 14-13 0-2 13-53 14-57 21 1 38 9 38 24 0 1 0 3 0 6-2 4-2 6-2 9 0 21 17 31 32 31 28 0 25-30 37-46 0-3-4-3-5-3-4 0-5 1-6 7-4 12-11 33-25 33-9 0-11-7-11-15 0-5 0-6 1-13 1-2 3-6 3-10 0-26-36-30-48-31 8-5 19-15 24-19 15-15 30-28 46-28 4 0 8 0 10 4-13 1-16 12-16 16 0 6 5 11 12 11 9 0 17-7 17-19z"><text:p/></draw:path><draw:path draw:style-name="gr4" draw:text-style-name="P36" svg:width="0.0768in" svg:height="0.0264in" svg:x="0.8799in" svg:y="0.3839in" svg:viewBox="0 0 196 68" svg:d="M196 6c0-4-3-6-5-6-61 0-124 0-185 0-4 0-6 2-6 6 0 2 2 6 6 6 61 0 124 0 185 0 2 0 5-4 5-6zM196 62c0-2-3-4-5-4-61 0-124 0-185 0-4 0-6 1-6 4s2 6 6 6c61 0 124 0 185 0 2 0 5-2 5-6z"><text:p/></draw:path><draw:path draw:style-name="gr4" draw:text-style-name="P36" svg:width="0.0535in" svg:height="0.0791in" svg:x="0.9693in" svg:y="0.3488in" svg:viewBox="0 0 137 202" svg:d="M137 102c0-32-4-56-17-77-10-13-28-25-52-25-68 0-68 80-68 102 0 20 0 100 68 100 69 0 69-80 69-100zM110 97c0 23 0 45-3 63-6 27-27 33-39 33-13 0-31-8-37-32-5-17-5-41-5-64 0-20 0-43 5-60 6-23 25-29 37-29 16 0 32 10 38 27 4 15 4 37 4 62z"><text:p/></draw:path><draw:path draw:style-name="gr4" draw:text-style-name="P36" svg:width="0.0752in" svg:height="0.3961in" svg:x="1.1008in" svg:y="0.0031in" svg:viewBox="0 0 192 1007" svg:d="M192 1000c0-2-1-5-4-6-90-67-152-255-152-413 0-52 0-103 0-155 0-158 62-346 152-413 3-1 4-3 4-6s-4-7-8-7c-2 0-3 1-4 1-94 71-180 259-180 425 0 52 0 103 0 155 0 166 86 354 180 425 1 0 2 1 4 1 4 0 8-3 8-7z"><text:p/></draw:path><draw:path draw:style-name="gr4" draw:text-style-name="P36" svg:width="0.0894in" svg:height="0.0748in" svg:x="1.1902in" svg:y="0.0575in" svg:viewBox="0 0 228 191" svg:d="M228 126c0-5-4-5-5-5-3 0-3 1-6 9-8 27-23 51-43 51-7 0-10-3-10-13 0-11 4-22 8-30 8-23 25-70 25-94 0-27-18-44-48-44-39 0-59 26-66 36-3-23-19-36-39-36-19 0-27 16-32 24-6 14-12 38-12 41s4 2 5 3c5 0 5 0 7-9 7-30 16-51 31-51 9 0 13 6 13 21 0 8-1 13-7 35-8 32-15 64-24 97-1 7-3 17-3 18 0 8 4 12 12 12 4 0 12-4 15-12 0-1 5-21 7-31 4-14 6-26 10-39 2-8 5-18 7-27 3-8 4-15 6-22 6-13 29-52 69-52 19 0 22 16 22 30 0 27-20 81-27 99-4 9-4 14-4 19 0 20 15 35 34 35 39 0 55-61 55-65z"><text:p/></draw:path><draw:path draw:style-name="gr4" draw:text-style-name="P36" svg:width="0.0748in" svg:height="0.1169in" svg:x="1.1996in" svg:y="0.2413in" svg:viewBox="0 0 191 298" svg:d="M191 133c0-13-10-26-28-26-12 0-31 2-62 36-15 17-30 33-47 39 14-58 30-118 44-177-2-1 0-5-6-5-9 0-39 4-51 5-3 0-7 0-7 8 0 5 3 5 9 5 21 0 22 2 22 7 0 3-1 6-1 9-21 80-41 160-62 242-2 6-2 7-2 10 0 9 8 12 13 12s11-5 13-10c3-4 22-82 24-92 15 1 50 8 50 36 0 3 0 4-2 9-1 5-2 10-2 15 0 25 17 42 40 42 12 0 24-8 33-23 10-18 10-29 15-42 0-5-4-5-5-5-5 0-5 1-6 7-9 31-18 53-37 53-8 0-14-5-14-20 0-8 3-17 4-23 1-7 1-10 1-13 0-28-26-40-62-45 13-7 27-21 37-31 20-23 40-41 60-41 2 0 2 0 4 1 4 0 6 0 8 3 1 1 1 1 2 2-20 1-24 18-24 23 0 6 5 14 16 14s23-9 23-25z"><text:p/></draw:path><draw:path draw:style-name="gr4" draw:text-style-name="P36" svg:width="0.0752in" svg:height="0.3961in" svg:x="1.2941in" svg:y="0.0031in" svg:viewBox="0 0 192 1007" svg:d="M192 581c0-52 0-103 0-155 0-166-86-354-180-425-1 0-4-1-5-1-5 0-7 4-7 7s1 5 2 6c90 67 153 255 153 413 0 52 0 103 0 155 0 158-63 346-153 413-1 1-2 4-2 6 0 4 2 7 7 7 1 0 4-1 5-1 94-71 180-259 180-425z"><text:p/></draw:path><draw:path draw:style-name="gr4" draw:text-style-name="P36" svg:width="0.0756in" svg:height="0.0748in" svg:x="1.4138in" svg:y="0.1701in" svg:viewBox="0 0 193 191" svg:d="M193 126c0-5-3-5-5-5-4 0-4 1-6 7-7 28-14 53-32 53-11 0-12-11-12-19 0-10 0-13 5-31 3-13 6-25 9-39 5-19 11-39 16-58 2-12 2-14 2-15 0-7-4-11-12-11-9 0-16 9-18 18-7-15-19-26-38-26-49 0-102 61-102 122 0 40 24 69 56 69 9 0 30-3 56-33 2 18 18 33 38 33 14 0 24-10 31-24 7-15 9-28 12-41zM136 46c0 2-2 4-2 7-7 27-14 55-21 83-1 7-1 8-9 15-18 23-36 30-46 30-22 0-28-23-28-39 0-22 13-74 23-93 13-25 32-41 49-41 28 0 34 35 34 38z"><text:p/></draw:path><draw:path draw:style-name="gr4" draw:text-style-name="P36" svg:width="0.0567in" svg:height="0.0815in" svg:x="1.5035in" svg:y="0.1024in" svg:viewBox="0 0 145 208" svg:d="M145 95c0-10-6-21-21-21-17 0-33 12-48 26-12 12-22 21-34 26 10-40 19-78 29-118 0-1 1-3 1-4 0-2-1-4-5-4-6 0-30 2-37 2-2 0-7 2-7 8 0 3 5 3 8 3 13 0 13 3 13 5s0 4-1 6c-13 55-27 112-41 167-2 6-1 5-2 7 0 5 4 10 11 10s12-6 13-14c1-1 13-52 14-56 22 1 39 8 39 24 0 1 0 2-1 6-2 4-2 6-2 8 0 22 17 32 32 32 28 0 25-30 38-46 0-4-4-2-5-4-5 0-5 2-6 8-3 12-12 33-26 33-9 0-11-7-11-15 0-5 0-6 2-14 0-1 2-6 2-9 0-27-35-30-48-31 8-5 20-15 25-20 14-14 30-27 45-27 4 0 8 0 10 3-12 3-14 12-14 17 0 6 4 11 10 11 9 0 17-7 17-19z"><text:p/></draw:path><draw:path draw:style-name="gr4" draw:text-style-name="P36" svg:width="0.061in" svg:height="0.1169in" svg:x="1.5815in" svg:y="0.1283in" svg:viewBox="0 0 156 298" svg:d="M156 174c0-38-23-67-56-67-20 0-38 12-50 25 11-42 21-85 32-127-3-1 0-5-6-5-10 0-40 4-52 5-2 0-7 0-7 8 0 5 3 5 9 5 21 0 22 2 22 7 0 3-4 17-6 27-12 45-23 91-35 136-5 22-7 28-7 44 0 39 23 66 54 66 49 0 102-64 102-124zM125 155c0 25-13 73-22 90-13 27-32 43-49 43-14 0-29-12-29-43 0-7 0-16 7-42 4-13 6-25 10-39 2-9 2-10 6-15 20-27 40-34 50-34 16 0 27 13 27 40z"><text:p/></draw:path><draw:path draw:style-name="gr4" draw:text-style-name="P36" svg:width="0.0705in" svg:height="0.052in" svg:x="1.6528in" svg:y="0.1319in" svg:viewBox="0 0 180 133" svg:d="M180 88c0-4-4-4-5-4-3 0-3 1-5 5-7 24-19 36-31 36-6 0-7-5-7-11s1-11 6-24c4-8 16-40 16-56 0-29-23-34-39-34-24 0-41 14-49 26-2-20-20-26-32-26s-20 8-23 16c-6 10-11 27-11 28 0 5 4 4 5 5 5 0 5-1 7-9 4-17 10-32 22-32 7 0 9 6 9 15 0 5-2 17-5 24-2 8-4 18-7 26-2 13-6 25-8 39-1 3-4 10-4 12 0 6 6 9 10 9 6 0 11-5 12-7 1-4 3-12 5-18 2-8 4-18 7-26 1-6 3-14 5-21 3-12 3-14 12-26 8-11 22-27 44-27 18 0 18 15 18 21 0 18-13 50-18 62-2 9-4 11-4 17 0 16 12 25 28 25 30 0 42-41 42-45z"><text:p/></draw:path><draw:path draw:style-name="gr4" draw:text-style-name="P36" svg:width="0.0772in" svg:height="0.0043in" svg:x="1.7358in" svg:y="0.152in" svg:viewBox="0 0 197 12" svg:d="M197 6c0-4-3-6-6-6-61 0-124 0-185 0-4 0-6 2-6 6s2 6 6 6c61 0 124 0 185 0 3 0 6-2 6-6z"><text:p/></draw:path><draw:path draw:style-name="gr4" draw:text-style-name="P36" svg:width="0.0567in" svg:height="0.0815in" svg:x="1.8287in" svg:y="0.1024in" svg:viewBox="0 0 145 208" svg:d="M145 95c0-10-7-21-23-21s-32 12-46 26c-14 12-23 21-35 26 9-40 20-78 30-118 0-1 1-3 1-4 0-2-1-4-5-4-6 0-31 2-38 2-3 0-6 2-6 8 0 3 3 3 7 3 14 0 14 3 14 5s-1 4-1 6c-14 55-27 112-42 167-1 6-1 5-1 7 0 5 4 10 10 10 8 0 12-6 14-14 0-1 13-52 14-56 21 1 38 8 38 24 0 1 0 2 0 6-2 4-2 6-2 8 0 22 17 32 32 32 28 0 25-30 37-46 0-4-4-4-5-4-4 0-5 2-6 8-4 12-11 33-25 33-9 0-11-7-11-15 0-5 0-6 1-14 1-1 3-6 3-9 0-27-36-30-48-31 8-5 19-15 24-20 15-14 30-27 46-27 4 0 8 0 10 3-13 3-16 12-16 17 0 6 5 11 12 11 9 0 17-7 17-19z"><text:p/></draw:path></draw:g></draw:g></text:span><text:span text:style-name="T12">. נפרק את האגף השמאלי של השוויון לשני ביטויים ב</text:span><text:span text:style-name="T34">ת</text:span><text:span text:style-name="T12">צורה זו: </text:span><text:span text:style-name="T12"><draw:g text:anchor-type="as-char" svg:y="-0.2402in" draw:z-index="19" draw:name="Shape22" draw:style-name="gr1"><svg:title>TexMaths</svg:title><svg:desc>12§display§\sum_{k = 0}^{n} \binom{n}{k} 4^k
+
\sum_{k = 0}^{n} \binom{n}{k} (-4)^k§svg§600§FALSE§</svg:desc><draw:g draw:style-name="gr2"><draw:path draw:style-name="gr3" draw:text-style-name="P35" svg:width="1.9764in" svg:height="0.411in" svg:x="-0.0004in" svg:y="0.0083in" svg:viewBox="0 0 5021 1045" svg:d="M2511 1045c-837 0-1674 0-2511 0 0-349 0-697 0-1045 1674 0 3348 0 5021 0 0 348 0 696 0 1045-836 0-1673 0-2510 0z"><text:p/></draw:path><draw:path draw:style-name="gr4" draw:text-style-name="P36" svg:width="0.0705in" svg:height="0.052in" svg:x="0.0756in" svg:y="0in" svg:viewBox="0 0 180 133" svg:d="M180 88c0-4-4-4-5-4-3 0-5 2-6 5-6 24-19 36-31 36-6 0-7-4-7-10 0-7 1-11 7-24 4-9 16-41 16-57 0-29-23-34-39-34-25 0-41 16-50 28-1-21-19-28-31-28-14 0-20 10-24 16-6 12-10 28-10 30 0 3 4 3 5 3 3 0 5-1 6-8 5-18 11-33 21-33 9 0 10 8 10 15 0 6-2 17-5 25-2 8-3 18-6 26-3 12-6 26-9 38-2 3-3 10-3 12 0 7 5 9 10 9s9-3 12-6c2-3 3-12 5-19 2-8 3-18 6-26 2-6 3-14 6-20 2-12 3-14 12-26 8-12 21-28 44-28 17 0 17 16 17 21 0 18-12 50-17 63-4 9-5 11-5 16 0 16 13 25 28 25 30 0 43-41 43-45z"><text:p/></draw:path><draw:path draw:style-name="gr4" draw:text-style-name="P36" svg:width="0.2209in" svg:height="0.2319in" svg:x="0.0004in" svg:y="0.0866in" svg:viewBox="0 0 562 590" svg:d="M562 455c-4 0-8 0-11 0-17 45-61 73-111 85-8 3-49 14-130 14-86 0-170 0-255 0 72-84 143-169 215-251 4-4 4-5 4-8-2-2 0-2-3-6-66-90-131-179-197-269 77 0 155 0 232 0 56 0 95 6 98 8 23 3 59 9 93 31 11 7 39 25 54 60 3 0 7 0 11 0-17-40-35-79-52-119-166 0-332 0-498 0-10 0-11 1-12 4 0 1 0 8 0 13 74 102 149 203 223 305-73 85-145 170-218 256-5 4-4 4-5 7 0 5 4 5 12 5 166 0 332 0 498 0 17-45 35-90 52-135z"><text:p/></draw:path><draw:path draw:style-name="gr4" draw:text-style-name="P36" svg:width="0.0567in" svg:height="0.0815in" svg:x="0.0063in" svg:y="0.3457in" svg:viewBox="0 0 145 208" svg:d="M145 96c0-10-7-20-23-20s-32 12-46 25c-14 12-23 21-35 26 9-39 20-78 30-117 0-2 1-4 1-5s-1-5-5-5c-6 0-31 2-38 4-3 0-6 0-6 6 0 4 3 4 7 4 14 0 14 3 14 5 0 1-1 4-1 6-14 55-27 112-42 167-1 5-1 4-1 6 0 5 4 10 10 10 8 0 12-6 14-12 0-1 13-53 14-58 21 2 38 10 38 24 0 3 0 4 0 6-2 5-2 6-2 10 0 20 17 30 32 30 28 0 25-30 37-45 0-3-4-3-5-3-4 0-5 1-6 6-4 13-11 33-25 33-9 0-11-7-11-14 0-6 0-6 1-13 1-1 3-6 3-10 0-26-36-30-48-31 8-5 19-16 24-19 15-15 30-29 46-29 4 0 8 1 10 5-13 1-16 12-16 15 0 7 5 11 12 11 9 0 17-6 17-18z"><text:p/></draw:path><draw:path draw:style-name="gr4" draw:text-style-name="P36" svg:width="0.0768in" svg:height="0.0264in" svg:x="0.0748in" svg:y="0.3839in" svg:viewBox="0 0 196 68" svg:d="M196 6c0-4-3-6-5-6-61 0-124 0-185 0-4 0-6 2-6 6 0 2 2 6 6 6 61 0 124 0 185 0 2 0 5-4 5-6zM196 62c0-2-3-6-5-6-61 0-124 0-185 0-4 0-6 3-6 6s2 6 6 6c61 0 124 0 185 0 2 0 5-2 5-6z"><text:p/></draw:path><draw:path draw:style-name="gr4" draw:text-style-name="P36" svg:width="0.0535in" svg:height="0.0791in" svg:x="0.1646in" svg:y="0.3488in" svg:viewBox="0 0 137 202" svg:d="M137 101c0-33-4-55-17-76-10-13-28-25-52-25-68 0-68 79-68 101 0 20 0 101 68 101 69 0 69-80 69-101zM110 97c0 22 0 45-3 63-6 26-27 33-39 33-13 0-31-8-37-32-5-17-5-42-5-64 0-21 0-43 5-60 6-23 25-29 37-29 16 0 32 10 38 27 4 15 4 37 4 62z"><text:p/></draw:path><draw:path draw:style-name="gr4" draw:text-style-name="P36" svg:width="0.0752in" svg:height="0.3961in" svg:x="0.2961in" svg:y="0.0031in" svg:viewBox="0 0 192 1007" svg:d="M192 1000c0-3-1-5-4-6-90-68-152-254-152-413 0-51 0-103 0-155 0-158 62-344 152-413 3-1 4-2 4-6 0-3-4-7-8-7-2 0-3 1-4 2-94 70-180 259-180 424 0 52 0 104 0 155 0 166 86 354 180 424 1 1 2 2 4 2 4 0 8-3 8-7z"><text:p/></draw:path><draw:path draw:style-name="gr4" draw:text-style-name="P36" svg:width="0.0894in" svg:height="0.0748in" svg:x="0.3854in" svg:y="0.0579in" svg:viewBox="0 0 228 191" svg:d="M228 126c0-5-4-5-5-5-3 0-3 1-6 9-8 29-23 51-43 51-7 0-10-3-10-13 0-11 4-22 8-30 8-23 25-70 25-94 0-27-18-44-48-44-39 0-59 26-66 36-3-23-19-36-39-36-19 0-27 17-32 24-6 14-12 40-12 41 0 3 4 2 5 3 5 0 5 0 7-9 7-30 16-49 31-49 9 0 13 4 13 19 0 8-1 13-7 35-8 32-15 64-24 97-1 7-5 17-5 18 0 8 6 12 14 12 4 0 12-4 15-12 0-1 5-20 7-31 4-12 6-26 10-38 2-9 5-19 7-28 3-8 4-15 6-22 6-12 28-50 69-50 19 0 22 15 22 28 0 27-20 81-27 99-4 9-5 14-5 19 0 21 16 35 35 35 39 0 55-61 55-65z"><text:p/></draw:path><draw:path draw:style-name="gr4" draw:text-style-name="P36" svg:width="0.0748in" svg:height="0.1165in" svg:x="0.3949in" svg:y="0.2413in" svg:viewBox="0 0 191 297" svg:d="M191 133c0-13-10-27-28-27-12 0-31 3-62 37-15 17-30 34-47 40 14-59 30-119 44-178-2-1 0-5-6-5-9 0-40 4-51 4-3 1-7 1-7 8 0 6 3 6 9 6 21 0 22 2 22 7 0 3-1 6-1 9-21 80-41 161-62 242-2 6-2 7-2 10 0 9 8 11 12 11 6 0 12-4 14-9 3-3 22-81 24-92 15 1 50 8 50 36 0 3 0 5-2 8-1 6-2 11-2 16 0 24 17 41 40 41 12 0 24-6 32-22 11-19 11-29 16-43 0-4-4-4-5-4-5 0-5 1-6 7-9 32-18 53-37 53-8 0-14-5-14-20 0-7 3-17 4-23 1-7 1-10 1-13 0-28-26-40-62-45 13-7 27-21 37-31 19-23 40-41 60-41 2 0 2 0 4 1 4 0 6 0 8 3 1 1 1 1 2 2-20 1-24 17-24 23s5 15 16 15 23-10 23-26z"><text:p/></draw:path><draw:path draw:style-name="gr4" draw:text-style-name="P36" svg:width="0.0756in" svg:height="0.3961in" svg:x="0.489in" svg:y="0.0031in" svg:viewBox="0 0 193 1007" svg:d="M193 581c0-51 0-103 0-155 0-165-86-354-180-424-1-1-3-2-5-2-4 0-8 4-8 7 0 4 2 5 4 6 90 69 152 255 152 413 0 52 0 104 0 155 0 159-62 345-152 413-2 1-4 3-4 6 0 4 4 7 8 7 2 0 4-1 5-2 94-70 180-258 180-424z"><text:p/></draw:path><draw:path draw:style-name="gr4" draw:text-style-name="P36" svg:width="0.0732in" svg:height="0.1122in" svg:x="0.6071in" svg:y="0.1311in" svg:viewBox="0 0 187 286" svg:d="M187 216c0-5 0-9 0-13-14 0-29 0-43 0 0-64 0-129 0-192 0-9 0-11-6-11-4 0-5 0-8 5-44 66-87 132-130 198 0 4 0 8 0 13 37 0 74 0 112 0 0 12 0 24 0 36 0 16 0 21-32 21-3 0-6 0-9 0 0 3 0 8 0 13 18-1 39-1 57-1 17 0 40 0 58 1 0-5 0-10 0-13-4 0-6 0-10 0-31 0-32-5-32-21 0-12 0-24 0-36 14 0 29 0 43 0zM114 203c-34 0-68 0-102 0 34-53 68-105 102-157 0 52 0 104 0 157z"><text:p/></draw:path><draw:path draw:style-name="gr4" draw:text-style-name="P36" svg:width="0.0567in" svg:height="0.0815in" svg:x="0.6941in" svg:y="0.1024in" svg:viewBox="0 0 145 208" svg:d="M145 95c0-10-7-21-23-21s-32 12-46 27c-12 11-23 20-35 25 9-40 20-78 30-118 0-1 1-3 1-4 0-2-1-4-5-4-6 0-31 2-38 2-3 0-6 2-6 8 0 3 3 3 7 3 14 0 14 3 14 5s0 4-1 6c-14 55-27 112-42 167-1 6-1 5-1 7 0 5 4 10 11 10s11-6 13-13c0-2 13-53 14-57 21 1 38 8 38 24 0 1 0 3 0 6-2 5-2 6-2 9 0 21 17 31 32 31 28 0 25-30 37-46 0-3-4-3-5-3-4 0-4 1-6 7-4 12-11 33-25 33-9 0-11-7-11-15 0-5 0-6 2-13 0-2 2-6 2-10 0-25-36-30-48-31 8-5 19-15 24-20 15-14 30-27 46-27 4 0 8 1 10 3-12 3-16 12-16 17 0 6 6 11 12 11 9 0 17-7 17-19z"><text:p/></draw:path><draw:path draw:style-name="gr4" draw:text-style-name="P36" svg:width="0.1102in" svg:height="0.1102in" svg:x="0.8102in" svg:y="0.1465in" svg:viewBox="0 0 281 281" svg:d="M281 140c0-4-4-8-9-8-40 0-82 0-123 0 0-41 0-83 0-124 0-4-4-8-9-8-4 0-8 4-8 8 0 41 0 83 0 124-41 0-83 0-124 0-3 0-8 4-8 8 0 5 5 9 8 9 41 0 83 0 124 0 0 41 0 82 0 124 0 4 4 8 8 8 5 0 9-4 9-8 0-42 0-83 0-124 41 0 83 0 123 0 5 0 9-4 9-9z"><text:p/></draw:path><draw:path draw:style-name="gr4" draw:text-style-name="P36" svg:width="0.0705in" svg:height="0.052in" svg:x="1.0512in" svg:y="0in" svg:viewBox="0 0 180 133" svg:d="M180 88c0-4-4-4-5-4-5 0-5 2-6 5-6 24-19 36-31 36-6 0-7-4-7-10 0-7 1-11 7-24 4-9 16-41 16-57 0-29-23-34-39-34-25 0-42 16-50 28-3-21-19-28-31-28-14 0-20 10-24 16-6 12-10 28-10 30 0 3 4 3 5 3 3 0 3-1 6-8 5-18 9-33 21-33 8 0 10 8 10 15 0 6-2 17-5 25-2 8-3 18-6 26-3 12-6 26-9 38-2 3-3 10-3 12 0 7 5 9 10 9s8-3 11-6c1-3 4-12 6-19 2-8 3-18 6-26 2-6 3-14 4-20 4-12 5-14 14-26 8-12 21-28 44-28 17 0 17 16 17 21 0 18-12 50-17 63-4 9-5 11-5 16 0 16 13 25 28 25 30 0 43-41 43-45z"><text:p/></draw:path><draw:path draw:style-name="gr4" draw:text-style-name="P36" svg:width="0.2201in" svg:height="0.2319in" svg:x="0.9764in" svg:y="0.0866in" svg:viewBox="0 0 560 590" svg:d="M560 455c-3 0-6 0-9 0-17 45-61 73-111 85-8 3-50 14-130 14-86 0-170 0-255 0 72-84 143-169 215-251 2-4 4-5 4-8-2-2 0-2-3-6-66-90-131-179-197-269 77 0 155 0 232 0 56 0 95 6 98 8 23 3 59 9 93 31 11 7 39 25 54 60 3 0 6 0 9 0-16-40-33-79-50-119-166 0-332 0-498 0-10 0-11 1-12 4 0 1 0 8 0 13 74 102 149 203 223 305-73 85-145 170-218 256-5 4-4 4-5 7 0 5 4 5 12 5 166 0 332 0 498 0 17-45 34-90 50-135z"><text:p/></draw:path><draw:path draw:style-name="gr4" draw:text-style-name="P36" svg:width="0.0567in" svg:height="0.0815in" svg:x="0.9819in" svg:y="0.3457in" svg:viewBox="0 0 145 208" svg:d="M145 96c0-10-7-20-23-20s-32 12-46 25c-14 12-23 21-35 26 9-39 19-78 29-117 1-2 1-4 1-5s-1-5-4-5c-6 0-31 2-38 4-3 0-6 0-6 6 0 4 3 4 7 4 14 0 14 3 14 5 0 1-1 4-1 6-14 55-27 112-42 167-1 5-1 4-1 6 0 5 4 10 10 10 8 0 12-6 14-12 0-1 13-53 14-58 21 2 38 10 38 24 0 3 0 4 0 6-2 5-2 6-2 10 0 20 17 30 32 30 28 0 25-30 37-45 0-3-4-3-5-3-4 0-5 1-6 6-4 13-11 33-26 33-8 0-10-7-10-14 0-6 0-6 1-13 1-1 3-6 3-10 0-26-36-30-48-31 8-5 19-16 24-19 15-15 30-29 46-29 4 0 8 1 10 5-13 1-16 12-16 15 0 7 5 11 12 11 9 0 17-6 17-18z"><text:p/></draw:path><draw:path draw:style-name="gr4" draw:text-style-name="P36" svg:width="0.0768in" svg:height="0.0264in" svg:x="1.05in" svg:y="0.3839in" svg:viewBox="0 0 196 68" svg:d="M196 6c0-4-3-6-6-6-62 0-124 0-185 0-3 0-5 2-5 6 0 2 2 6 5 6 61 0 123 0 185 0 3 0 6-4 6-6zM196 62c0-2-3-6-6-6-62 0-124 0-185 0-3 0-5 3-5 6s2 6 5 6c61 0 123 0 185 0 3 0 6-2 6-6z"><text:p/></draw:path><draw:path draw:style-name="gr4" draw:text-style-name="P36" svg:width="0.0535in" svg:height="0.0791in" svg:x="1.1398in" svg:y="0.3488in" svg:viewBox="0 0 137 202" svg:d="M137 101c0-33-4-55-17-76-10-13-28-25-52-25-68 0-68 79-68 101 0 20 0 101 68 101 69 0 69-80 69-101zM110 97c0 22 0 45-4 63-5 26-26 33-38 33-13 0-31-8-37-32-5-17-5-42-5-64 0-21 0-43 5-60 6-23 25-29 37-29 16 0 32 10 36 27 5 15 6 37 6 62z"><text:p/></draw:path><draw:path draw:style-name="gr4" draw:text-style-name="P36" svg:width="0.0756in" svg:height="0.3961in" svg:x="1.2713in" svg:y="0.0031in" svg:viewBox="0 0 193 1007" svg:d="M193 1000c0-3-1-5-3-6-90-68-153-254-153-413 0-51 0-103 0-155 0-158 63-344 153-413 2-1 3-2 3-6 0-3-3-7-8-7-1 0-4 1-5 2-94 70-180 259-180 424 0 52 0 104 0 155 0 166 86 354 180 424 1 1 4 2 5 2 5 0 8-3 8-7z"><text:p/></draw:path><draw:path draw:style-name="gr4" draw:text-style-name="P36" svg:width="0.0894in" svg:height="0.0748in" svg:x="1.361in" svg:y="0.0579in" svg:viewBox="0 0 228 191" svg:d="M228 126c0-5-4-5-5-5-5 0-5 1-6 9-8 29-23 51-43 51-7 0-11-3-11-13 0-11 5-22 9-30 7-23 25-70 25-94 0-27-18-44-48-44-39 0-59 26-66 36-3-23-19-36-39-36-19 0-27 17-32 24-6 14-12 40-12 41 0 3 4 2 5 3 5 0 5 0 7-9 7-30 16-49 31-49 9 0 13 4 13 19 0 8-2 13-7 35-8 32-15 64-24 97-2 7-5 17-5 18 0 8 6 12 14 12 4 0 12-4 15-12 0-1 5-20 7-31 4-12 6-26 10-38 2-9 5-19 7-28 1-8 4-15 5-22 7-12 29-50 70-50 19 0 22 15 22 28 0 27-20 81-27 99-4 9-5 14-5 19 0 21 16 35 35 35 39 0 55-61 55-65z"><text:p/></draw:path><draw:path draw:style-name="gr4" draw:text-style-name="P36" svg:width="0.0748in" svg:height="0.1165in" svg:x="1.3705in" svg:y="0.2413in" svg:viewBox="0 0 191 297" svg:d="M191 133c0-13-10-27-29-27-11 0-31 3-61 37-15 17-31 34-47 40 14-59 30-119 44-178-2-1 0-5-6-5-9 0-40 4-51 4-4 1-7 1-7 8 0 6 3 6 9 6 21 0 22 2 22 7 0 3-1 6-1 9-21 80-41 161-62 242-2 6-2 7-2 10 0 9 8 11 12 11 6 0 12-4 14-9 3-3 22-81 24-92 15 1 50 8 50 36 0 3 0 5-2 8-1 6-2 11-2 16 0 24 17 41 40 41 12 0 24-6 32-22 11-19 11-29 16-43 0-4-4-4-5-4-5 0-5 1-6 7-9 32-18 53-37 53-8 0-14-5-14-20 0-7 2-17 4-23 1-7 1-10 1-13 0-28-26-40-62-45 13-7 26-21 36-31 20-23 41-41 61-41 2 0 2 0 4 1 4 0 4 0 8 3 1 1 1 1 2 2-20 1-24 17-24 23s5 15 16 15 23-10 23-26z"><text:p/></draw:path><draw:path draw:style-name="gr4" draw:text-style-name="P36" svg:width="0.0756in" svg:height="0.3961in" svg:x="1.4646in" svg:y="0.0031in" svg:viewBox="0 0 193 1007" svg:d="M193 581c0-51 0-103 0-155 0-165-86-354-180-424-1-1-3-2-5-2-4 0-8 4-8 7 0 4 1 5 4 6 90 69 152 255 152 413 0 52 0 104 0 155 0 159-62 345-152 413-3 1-4 3-4 6 0 4 4 7 8 7 2 0 4-1 5-2 94-70 180-258 180-424z"><text:p/></draw:path><draw:path draw:style-name="gr4" draw:text-style-name="P36" svg:width="0.0382in" svg:height="0.165in" svg:x="1.5941in" svg:y="0.1193in" svg:viewBox="0 0 98 420" svg:d="M98 415c0-1-1-2-2-3-43-33-73-117-73-184 0-12 0-24 0-36 0-67 30-151 73-185 1 0 2-1 2-2 0-3-2-5-4-5s-2 1-3 1c-47 35-91 119-91 191 0 12 0 24 0 36 0 72 44 156 91 191 1 0 1 1 3 1s4-2 4-5z"><text:p/></draw:path><draw:path draw:style-name="gr4" draw:text-style-name="P36" svg:width="0.1102in" svg:height="0.0063in" svg:x="1.6516in" svg:y="0.1988in" svg:viewBox="0 0 281 17" svg:d="M281 8c0-4-4-8-9-8-87 0-176 0-264 0-4 0-8 4-8 8 0 5 4 9 8 9 88 0 177 0 264 0 5 0 9-4 9-9z"><text:p/></draw:path><draw:path draw:style-name="gr4" draw:text-style-name="P36" svg:width="0.0728in" svg:height="0.1122in" svg:x="1.776in" svg:y="0.1311in" svg:viewBox="0 0 186 286" svg:d="M186 216c0-5 0-9 0-13-14 0-28 0-42 0 0-64 0-129 0-192 0-9 0-11-6-11-4 0-6 0-8 5-44 66-87 132-130 198 0 4 0 8 0 13 37 0 74 0 112 0 0 12 0 24 0 36 0 16 0 21-32 21-3 0-6 0-9 0 0 3 0 8 0 13 18-1 39-1 57-1 17 0 40 0 57 1 0-5 0-10 0-13-3 0-6 0-9 0-31 0-32-5-32-21 0-12 0-24 0-36 14 0 28 0 42 0zM114 203c-34 0-68 0-102 0 34-53 68-105 102-157 0 52 0 104 0 157z"><text:p/></draw:path><draw:path draw:style-name="gr4" draw:text-style-name="P36" svg:width="0.0378in" svg:height="0.165in" svg:x="1.8642in" svg:y="0.1193in" svg:viewBox="0 0 97 420" svg:d="M97 228c0-12 0-24 0-36 0-72-44-156-91-191-1 0-1-1-2-1-3 0-4 2-4 5 0 1 0 2 1 2 45 34 73 118 73 185 0 12 0 24 0 36 0 67-28 151-73 184-1 1-1 2-1 3 0 3 1 5 4 5 1 0 1-1 2-1 47-35 91-119 91-191z"><text:p/></draw:path><draw:path draw:style-name="gr4" draw:text-style-name="P36" svg:width="0.0567in" svg:height="0.0815in" svg:x="1.928in" svg:y="0.1024in" svg:viewBox="0 0 145 208" svg:d="M145 95c0-10-7-21-23-21s-32 12-48 27c-12 11-21 20-33 25 9-40 19-78 29-118 1 0 1-3 1-4 0-2-1-4-5-4-6 0-30 2-37 2-3 0-7 2-7 8 0 3 4 3 8 3 14 0 14 3 14 5s-1 4-1 6c-14 55-27 112-42 167-1 6-1 5-1 7 0 5 4 10 10 10 8 0 12-6 13-13 1-2 14-53 15-57 21 1 38 8 38 24 0 1 0 3-2 6 0 5 0 6 0 9 0 21 17 31 32 31 27 0 25-30 37-46 0-3-4-3-5-3-5 0-5 1-6 7-4 12-12 33-26 33-8 0-10-7-10-15 0-5 0-6 1-13 0-2 1-6 1-10 0-25-34-30-46-31 8-5 19-15 24-20 15-14 30-27 46-27 4 0 8 1 10 3-13 3-16 12-16 17 0 6 5 11 12 11 8 0 17-7 17-19z"><text:p/></draw:path></draw:g></draw:g></text:span><text:span text:style-name="T12">. על־כן לפי הנוסחה ביטוי זה שווה ל־</text:span><text:span text:style-name="T12"><draw:g text:anchor-type="as-char" svg:y="-0.1228in" draw:z-index="20" draw:name="Shape23" draw:style-name="gr1"><svg:title>TexMaths</svg:title><svg:desc>12§display§(4 + 1)^n + ((-4) + 1)^n§svg§600§FALSE§</svg:desc><draw:g draw:style-name="gr2"><draw:path draw:style-name="gr3" draw:text-style-name="P35" svg:width="1.6067in" svg:height="0.1472in" svg:x="-0.0004in" svg:y="0.0079in" svg:viewBox="0 0 4082 375" svg:d="M2042 375c-681 0-1361 0-2042 0 0-125 0-250 0-375 1361 0 2721 0 4082 0 0 125 0 250 0 375-681 0-1361 0-2040 0z"><text:p/></draw:path><draw:path draw:style-name="gr4" draw:text-style-name="P36" svg:width="0.0378in" svg:height="0.1642in" svg:x="0.0079in" svg:y="-0.0004in" svg:viewBox="0 0 97 418" svg:d="M97 413c0-1-1-2-2-3-43-33-72-116-72-184 0-10 0-22 0-34 0-67 29-151 72-184 1-1 2-2 2-3 0-3-2-5-5-5-1 0-1 1-2 1-46 35-90 119-90 191 0 12 0 24 0 34 0 72 44 156 90 191 1 0 1 1 2 1 3 0 5-2 5-5z"><text:p/></draw:path><draw:path draw:style-name="gr4" draw:text-style-name="P36" svg:width="0.0728in" svg:height="0.1114in" svg:x="0.0606in" svg:y="0.0114in" svg:viewBox="0 0 186 284" svg:d="M186 216c0-5 0-10 0-14-14 0-28 0-42 0 0-64 0-128 0-191 0-9 0-11-6-11-5 0-6 0-8 5-44 66-87 132-130 197 0 4 0 9 0 14 37 0 74 0 112 0 0 10 0 22 0 34 0 16-2 21-33 21-2 0-6 0-8 0 0 5 0 9 0 13 18-1 39-1 57-1 17 0 40 0 57 1 0-4 0-8 0-13-3 0-6 0-9 0-31 0-32-5-32-21 0-12 0-24 0-34 14 0 28 0 42 0zM114 202c-34 0-68 0-102 0 34-52 68-105 102-156 0 51 0 104 0 156z"><text:p/></draw:path><draw:path draw:style-name="gr4" draw:text-style-name="P36" svg:width="0.1102in" svg:height="0.1094in" svg:x="0.1846in" svg:y="0.028in" svg:viewBox="0 0 281 279" svg:d="M281 140c0-5-4-8-9-8-40 0-82 0-123 0 0-42 0-83 0-124 0-4-4-8-9-8-4 0-8 4-8 8 0 41 0 82 0 124-41 0-83 0-124 0-4 0-8 3-8 8s4 9 8 9c41 0 83 0 124 0 0 40 0 81 0 122 0 5 4 8 8 8 5 0 9-3 9-8 0-41 0-82 0-122 41 0 83 0 123 0 5 0 9-4 9-9z"><text:p/></draw:path><draw:path draw:style-name="gr4" draw:text-style-name="P36" svg:width="0.0543in" svg:height="0.1094in" svg:x="0.3563in" svg:y="0.0138in" svg:viewBox="0 0 139 279" svg:d="M139 279c0-3 0-8 0-13-5 0-8 0-13 0-38 0-40-5-40-20 0-78 0-157 0-235 0-10 0-11-9-11-27 26-63 26-77 26 0 5 0 9 0 14 8 0 34 0 55-11 0 72 0 145 0 217 0 15-1 20-38 20-5 0-10 0-15 0 0 5 0 10 0 13 16-1 52-1 69-1s54 0 68 1z"><text:p/></draw:path><draw:path draw:style-name="gr4" draw:text-style-name="P36" svg:width="0.0378in" svg:height="0.1642in" svg:x="0.4343in" svg:y="-0.0004in" svg:viewBox="0 0 97 418" svg:d="M97 226c0-10 0-22 0-34 0-72-44-156-91-191-1 0-1-1-2-1-2 0-4 2-4 5 0 1 0 2 1 3 45 33 73 117 73 184 0 12 0 24 0 34 0 68-28 151-73 184-1 1-1 2-1 3 0 3 2 5 4 5 1 0 1-1 2-1 47-35 91-119 91-191z"><text:p/></draw:path><draw:path draw:style-name="gr4" draw:text-style-name="P36" svg:width="0.0705in" svg:height="0.052in" svg:x="0.4949in" svg:y="0.0134in" svg:viewBox="0 0 180 133" svg:d="M180 87c0-3-4-3-5-3-3 0-3 1-5 5-7 24-20 36-31 36-7 0-8-5-8-11s2-11 7-24c4-9 16-40 16-56 0-29-23-34-39-34-24 0-41 16-49 26-2-20-20-26-32-26s-20 10-23 16c-7 10-11 27-11 30s4 3 5 3c5 0 5-1 7-9 4-17 10-32 22-32 7 0 9 6 9 15 0 6-3 17-5 24-2 8-4 18-7 26-3 12-6 25-9 38-2 4-3 11-3 12 0 6 5 10 10 10 6 0 11-5 12-7 1-4 3-12 5-18 2-10 4-18 7-27 1-6 3-13 5-19 3-13 3-14 12-27 8-11 22-27 44-27 17 0 18 15 18 21 0 18-13 50-18 62-4 8-5 11-5 17 0 15 13 25 29 25 29 0 42-41 42-46z"><text:p/></draw:path><draw:path draw:style-name="gr4" draw:text-style-name="P36" svg:width="0.1102in" svg:height="0.1094in" svg:x="0.6256in" svg:y="0.028in" svg:viewBox="0 0 281 279" svg:d="M281 140c0-5-4-8-9-8-40 0-82 0-123 0 0-42 0-83 0-124 0-4-4-8-9-8-4 0-8 4-8 8 0 41 0 82 0 124-41 0-83 0-124 0-3 0-8 3-8 8s5 9 8 9c41 0 83 0 124 0 0 40 0 81 0 122 0 5 4 8 8 8 5 0 9-3 9-8 0-41 0-82 0-122 41 0 83 0 123 0 5 0 9-4 9-9z"><text:p/></draw:path><draw:path draw:style-name="gr4" draw:text-style-name="P36" svg:width="0.0378in" svg:height="0.1642in" svg:x="0.7996in" svg:y="-0.0004in" svg:viewBox="0 0 97 418" svg:d="M97 413c0-1-1-2-2-3-43-33-72-116-72-184 0-10 0-22 0-34 0-67 29-151 72-184 1-1 2-2 2-3 0-3-2-5-5-5-1 0-1 1-2 1-47 35-90 119-90 191 0 12 0 24 0 34 0 72 43 156 90 191 1 0 1 1 2 1 3 0 5-2 5-5z"><text:p/></draw:path><draw:path draw:style-name="gr4" draw:text-style-name="P36" svg:width="0.0378in" svg:height="0.1642in" svg:x="0.8634in" svg:y="-0.0004in" svg:viewBox="0 0 97 418" svg:d="M97 413c0-1 0-2-1-3-44-33-73-116-73-184 0-10 0-22 0-34 0-67 29-151 73-184 1-1 1-2 1-3 0-3-1-5-3-5s-2 1-3 1c-47 35-91 119-91 191 0 12 0 24 0 34 0 72 44 156 91 191 1 0 1 1 3 1s3-2 3-5z"><text:p/></draw:path><draw:path draw:style-name="gr4" draw:text-style-name="P36" svg:width="0.1102in" svg:height="0.0063in" svg:x="0.9205in" svg:y="0.0787in" svg:viewBox="0 0 281 17" svg:d="M281 8c0-4-4-8-9-8-87 0-176 0-264 0-4 0-8 4-8 8 0 5 4 9 8 9 88 0 177 0 264 0 5 0 9-4 9-9z"><text:p/></draw:path><draw:path draw:style-name="gr4" draw:text-style-name="P36" svg:width="0.0728in" svg:height="0.1114in" svg:x="1.0453in" svg:y="0.0114in" svg:viewBox="0 0 186 284" svg:d="M186 216c0-5 0-10 0-14-14 0-28 0-42 0 0-64 0-128 0-191 0-9 0-11-7-11-4 0-5 0-9 5-43 66-85 132-128 197 0 4 0 9 0 14 37 0 74 0 112 0 0 10 0 22 0 34 0 16-2 21-33 21-2 0-6 0-8 0 0 5 0 9 0 13 17-1 38-1 56-1 17 0 41 0 58 1 0-4 0-8 0-13-3 0-6 0-9 0-31 0-32-5-32-21 0-12 0-24 0-34 14 0 28 0 42 0zM114 202c-35 0-68 0-103 0 35-52 68-105 103-156 0 51 0 104 0 156z"><text:p/></draw:path><draw:path draw:style-name="gr4" draw:text-style-name="P36" svg:width="0.0382in" svg:height="0.1642in" svg:x="1.1327in" svg:y="-0.0004in" svg:viewBox="0 0 98 418" svg:d="M98 226c0-10 0-22 0-34 0-72-44-156-91-191-1 0-1-1-2-1-3 0-5 2-5 5 0 1 1 2 2 3 44 33 74 117 74 184 0 12 0 24 0 34 0 68-30 151-74 184-1 1-2 2-2 3 0 3 2 5 5 5 1 0 1-1 2-1 47-35 91-119 91-191z"><text:p/></draw:path><draw:path draw:style-name="gr4" draw:text-style-name="P36" svg:width="0.1102in" svg:height="0.1094in" svg:x="1.2343in" svg:y="0.028in" svg:viewBox="0 0 281 279" svg:d="M281 140c0-5-4-8-9-8-40 0-82 0-123 0 0-42 0-83 0-124 0-4-4-8-9-8-4 0-8 4-8 8 0 41 0 82 0 124-41 0-83 0-124 0-4 0-8 3-8 8s4 9 8 9c41 0 83 0 124 0 0 40 0 81 0 122 0 5 4 8 8 8 5 0 9-3 9-8 0-41 0-82 0-122 41 0 83 0 123 0 5 0 9-4 9-9z"><text:p/></draw:path><draw:path draw:style-name="gr4" draw:text-style-name="P36" svg:width="0.0543in" svg:height="0.1094in" svg:x="1.4059in" svg:y="0.0138in" svg:viewBox="0 0 139 279" svg:d="M139 279c0-3 0-8 0-13-5 0-8 0-13 0-38 0-40-5-40-20 0-78 0-157 0-235 0-10 0-11-9-11-27 26-64 26-77 26 0 5 0 9 0 14 8 0 34 0 55-11 0 72 0 145 0 217 0 15-1 20-39 20-5 0-9 0-14 0 0 5 0 10 0 13 15-1 52-1 69-1s54 0 68 1z"><text:p/></draw:path><draw:path draw:style-name="gr4" draw:text-style-name="P36" svg:width="0.0378in" svg:height="0.1642in" svg:x="1.4831in" svg:y="-0.0004in" svg:viewBox="0 0 97 418" svg:d="M97 226c0-10 0-22 0-34 0-72-43-156-90-191-1 0-1-1-2-1-3 0-5 2-5 5 0 1 1 2 2 3 44 33 72 117 72 184 0 12 0 24 0 34 0 68-28 151-72 184-1 1-2 2-2 3 0 3 2 5 5 5 1 0 1-1 2-1 47-35 90-119 90-191z"><text:p/></draw:path><draw:path draw:style-name="gr4" draw:text-style-name="P36" svg:width="0.0705in" svg:height="0.052in" svg:x="1.5441in" svg:y="0.0134in" svg:viewBox="0 0 180 133" svg:d="M180 87c0-3-4-3-5-3-5 0-5 1-6 5-6 24-19 36-31 36-6 0-7-5-7-11s1-11 7-24c4-9 16-40 16-56 0-29-23-34-39-34-25 0-42 16-50 26-3-20-19-26-31-26-14 0-20 10-24 16-6 10-10 27-10 30s4 3 5 3c3 0 3-1 6-9 5-17 9-32 21-32 8 0 10 6 10 15 0 6-2 17-5 24-2 8-3 18-6 26-3 12-6 25-9 38-2 4-4 11-4 12 0 6 6 10 11 10s8-5 11-7c2-4 4-12 6-18 2-10 3-18 6-27 2-6 3-13 4-19 4-13 5-14 14-27 8-11 21-27 44-27 17 0 17 15 17 21 0 18-12 50-17 62-4 8-5 11-5 17 0 15 13 25 28 25 30 0 43-41 43-46z"><text:p/></draw:path></draw:g></draw:g></text:span><text:span text:style-name="T12">. יש לשים לב כי יש לכפול את שני האגפים ב־</text:span><text:span text:style-name="T12"><draw:g text:anchor-type="as-char" svg:y="-0.1398in" draw:z-index="21" draw:name="Shape24" draw:style-name="gr1"><svg:title>TexMaths</svg:title><svg:desc>12§display§1^{n - k}§svg§600§FALSE§</svg:desc><draw:g draw:style-name="gr2"><draw:path draw:style-name="gr3" draw:text-style-name="P35" svg:width="0.3035in" svg:height="0.1224in" svg:x="-0.0004in" svg:y="0.0075in" svg:viewBox="0 0 772 312" svg:d="M387 312c-130 0-259 0-387 0 0-104 0-208 0-312 257 0 515 0 772 0 0 104 0 208 0 312-129 0-257 0-385 0z"><text:p/></draw:path><draw:path draw:style-name="gr4" draw:text-style-name="P36" svg:width="0.0543in" svg:height="0.1094in" svg:x="0.0055in" svg:y="0.0303in" svg:viewBox="0 0 139 279" svg:d="M139 279c0-4 0-9 0-13-5 0-8 0-13 0-38 0-40-5-40-21 0-78 0-156 0-234 0-10 0-11-9-11-25 28-63 28-77 28 0 4 0 8 0 13 8 0 34 0 55-12 0 71 0 144 0 216 0 16-1 21-38 21-5 0-9 0-13 0 0 4 0 9 0 13 14-1 50-1 67-1s54 0 68 1z"><text:p/></draw:path><draw:path draw:style-name="gr4" draw:text-style-name="P36" svg:width="0.0705in" svg:height="0.052in" svg:x="0.0795in" svg:y="0.028in" svg:viewBox="0 0 180 133" svg:d="M180 87c0-3-2-2-4-3-4 0-4 2-6 5-7 23-19 35-31 35-6 0-7-3-7-9 0-7 1-11 6-24 4-10 16-41 16-58 0-28-23-33-39-33-24 0-41 16-49 28-2-21-19-28-31-28-13 0-21 10-24 17-6 11-11 27-11 28 0 4 4 3 5 4 5 0 5-1 7-8 5-18 10-33 22-33 7 0 9 8 9 15 0 6-2 16-5 25-2 8-3 17-6 26-3 12-6 24-9 37-1 4-4 11-4 12 0 7 6 10 11 10s10-4 11-6c1-4 3-12 6-19 2-10 3-18 6-27 2-6 3-13 5-19 3-12 3-14 13-26 7-12 21-28 43-28 18 0 18 16 18 21 0 18-13 50-18 63-2 7-4 11-4 16 0 15 14 25 28 25 30 0 42-41 42-46z"><text:p/></draw:path><draw:path draw:style-name="gr4" draw:text-style-name="P36" svg:width="0.0772in" svg:height="0.0043in" svg:x="0.1622in" svg:y="0.048in" svg:viewBox="0 0 197 12" svg:d="M197 6c0-4-4-6-6-6-61 0-124 0-185 0-4 0-6 2-6 6s2 6 6 6c61 0 124 0 185 0 2 0 6-2 6-6z"><text:p/></draw:path><draw:path draw:style-name="gr4" draw:text-style-name="P36" svg:width="0.0567in" svg:height="0.0807in" svg:x="0.2547in" svg:y="0in" svg:viewBox="0 0 145 206" svg:d="M145 95c0-10-7-21-23-21s-32 12-46 27c-14 11-23 20-35 25 9-40 19-78 29-116 1-2 1-4 1-5 0-3-1-5-5-5-5 0-30 2-37 4-3 0-6 0-6 6 0 4 3 4 7 4 14 0 14 2 14 4s-1 5-1 7c-14 55-27 110-42 166-1 4-1 4-1 5 0 5 4 10 10 10 8 0 12-6 14-12 0 0 13-53 14-56 21 2 38 8 38 24 0 1 0 3 0 6-2 4-2 5-2 9 0 19 17 29 32 29 27 0 25-30 37-44 0-4-4-4-5-4-5 0-5 1-6 7-4 13-12 32-26 32-8 0-10-6-10-14 0-5 0-5 1-13 0-4 1-6 1-8 0-27-34-32-46-32 8-6 19-15 24-20 15-13 30-27 46-27 4 0 8 1 10 3-13 3-16 12-16 17 0 6 5 11 12 11 8 0 17-6 17-19z"><text:p/></draw:path></draw:g></draw:g></text:span><text:span text:style-name="T12"> כדי להגיע למבנה המדויק של הנוסחה, אך ביטוי זה נייטרלי לכפל ולכן לא משפיע על תוצאת הביטויים. </text:span><text:span text:style-name="T13">הביטוי באגף שמאל שווה ל־</text:span><text:span text:style-name="T13"><draw:g text:anchor-type="as-char" svg:y="-0.1228in" draw:z-index="22" draw:name="Shape25" draw:style-name="gr1"><svg:title>TexMaths</svg:title><svg:desc>12§display§5^n + (-3)^n§svg§600§FALSE§</svg:desc><draw:g draw:style-name="gr2"><draw:path draw:style-name="gr3" draw:text-style-name="P35" svg:width="0.776in" svg:height="0.1472in" svg:x="-0.0004in" svg:y="0.0079in" svg:viewBox="0 0 1972 375" svg:d="M986 375c-329 0-657 0-986 0 0-125 0-250 0-375 657 0 1315 0 1972 0 0 125 0 250 0 375-329 0-657 0-986 0z"><text:p/></draw:path><draw:path draw:style-name="gr4" draw:text-style-name="P36" svg:width="0.0657in" svg:height="0.113in" svg:x="-0.0004in" svg:y="0.0138in" svg:viewBox="0 0 168 288" svg:d="M168 195c0-50-35-92-80-92-21 0-39 7-53 22 0-28 0-54 0-82 8 3 21 5 35 5 52 0 81-38 81-43 0-3-1-5-3-5s-2 0-4 1c-8 4-29 12-58 12-16 0-36-2-56-12-2-1-4-1-5-1-3 0-3 4-3 11 0 42 0 82 0 124 0 8 0 11 6 11 2 0 3-1 4-3 5-8 21-30 56-30 21 0 32 19 34 27 8 16 9 31 9 53 0 14 0 38-11 56-10 17-25 28-44 28-32 0-56-23-63-48 1 1 3 1 7 1 15 0 22-10 22-19 0-11-7-21-22-21-6 0-20 3-20 22 0 35 29 76 76 76 49 0 92-40 92-93z"><text:p/></draw:path><draw:path draw:style-name="gr4" draw:text-style-name="P36" svg:width="0.0709in" svg:height="0.052in" svg:x="0.0795in" svg:y="0.0134in" svg:viewBox="0 0 181 133" svg:d="M181 87c0-3-3-3-5-3-4 0-4 1-6 5-7 24-19 36-31 36-6 0-7-5-7-11s1-11 7-24c4-9 16-40 16-56 0-29-23-34-39-34-25 0-42 16-50 26-2-20-19-26-31-26-13 0-19 10-24 16-6 10-11 27-11 30s5 3 6 3c4 0 4-1 6-9 5-17 10-32 22-32 7 0 9 6 9 15 0 6-2 17-5 24-2 8-3 18-6 26-3 12-6 25-9 38-1 4-4 11-4 12 0 6 6 10 11 10s8-5 11-7c2-4 5-12 6-18 2-10 3-18 6-27 2-6 3-13 5-19 3-13 4-14 13-27 8-11 21-27 44-27 17 0 17 15 17 21 0 18-12 50-17 62-3 8-5 11-5 17 0 15 14 25 28 25 30 0 43-41 43-46z"><text:p/></draw:path><draw:path draw:style-name="gr4" draw:text-style-name="P36" svg:width="0.1102in" svg:height="0.1094in" svg:x="0.2106in" svg:y="0.028in" svg:viewBox="0 0 281 279" svg:d="M281 140c0-5-4-8-9-8-40 0-82 0-123 0 0-42 0-83 0-124 0-4-4-8-9-8-4 0-8 4-8 8 0 41 0 82 0 124-41 0-83 0-124 0-4 0-8 3-8 8s4 9 8 9c41 0 83 0 124 0 0 40 0 81 0 122 0 5 4 8 8 8 5 0 9-3 9-8 0-41 0-82 0-122 41 0 83 0 123 0 5 0 9-4 9-9z"><text:p/></draw:path><draw:path draw:style-name="gr4" draw:text-style-name="P36" svg:width="0.0378in" svg:height="0.1642in" svg:x="0.3839in" svg:y="-0.0004in" svg:viewBox="0 0 97 418" svg:d="M97 413c0-1 0-2-1-3-44-33-73-116-73-184 0-10 0-22 0-34 0-67 29-151 73-184 1-1 1-2 1-3 0-3-2-5-3-5-2 0-2 1-3 1-47 35-91 119-91 191 0 12 0 24 0 34 0 72 44 156 91 191 1 0 1 1 3 1 1 0 3-2 3-5z"><text:p/></draw:path><draw:path draw:style-name="gr4" draw:text-style-name="P36" svg:width="0.1102in" svg:height="0.0063in" svg:x="0.4406in" svg:y="0.0787in" svg:viewBox="0 0 281 17" svg:d="M281 8c0-4-4-8-9-8-87 0-176 0-264 0-4 0-8 4-8 8 0 5 4 9 8 9 88 0 177 0 264 0 5 0 9-4 9-9z"><text:p/></draw:path><draw:path draw:style-name="gr4" draw:text-style-name="P36" svg:width="0.0685in" svg:height="0.113in" svg:x="0.5673in" svg:y="0.0138in" svg:viewBox="0 0 175 288" svg:d="M175 208c0-34-26-67-71-76 35-11 60-41 60-74 0-34-37-58-78-58-42 0-74 25-74 58 0 13 10 21 22 21 13 0 21-10 21-21 0-21-20-21-26-21 13-21 41-26 56-26 17 0 40 8 40 47 0 4 0 29-11 47-13 21-28 22-38 22-4 1-14 1-16 1-4 1-7 1-7 6 0 4 3 4 11 4 6 0 12 0 18 0 34 0 50 29 50 70 0 56-29 69-48 69-18 0-49-7-64-33 15 3 28-7 28-21 0-16-12-24-24-24-10 0-24 6-24 24 0 37 40 65 85 65 52 0 90-38 90-80z"><text:p/></draw:path><draw:path draw:style-name="gr4" draw:text-style-name="P36" svg:width="0.0378in" svg:height="0.1642in" svg:x="0.6528in" svg:y="-0.0004in" svg:viewBox="0 0 97 418" svg:d="M97 226c0-10 0-22 0-34 0-72-43-156-90-191-1 0-1-1-2-1-3 0-5 2-5 5 0 1 1 2 2 3 44 33 72 117 72 184 0 12 0 24 0 34 0 68-28 151-72 184-1 1-2 2-2 3 0 3 2 5 5 5 1 0 1-1 2-1 47-35 90-119 90-191z"><text:p/></draw:path><draw:path draw:style-name="gr4" draw:text-style-name="P36" svg:width="0.0705in" svg:height="0.052in" svg:x="0.7138in" svg:y="0.0134in" svg:viewBox="0 0 180 133" svg:d="M180 87c0-3-4-3-5-3-5 0-5 1-6 5-6 24-19 36-31 36-6 0-7-5-7-11s1-11 7-24c4-9 16-40 16-56 0-29-23-34-39-34-25 0-42 16-50 26-3-20-19-26-31-26-14 0-20 10-24 16-6 10-10 27-10 30s4 3 5 3c3 0 3-1 6-9 5-17 9-32 21-32 8 0 10 6 10 15 0 6-2 17-5 24-2 8-3 18-6 26-3 12-6 25-9 38-2 4-4 11-4 12 0 6 6 10 11 10s8-5 11-7c2-4 4-12 6-18 2-10 3-18 6-27 2-6 3-13 4-19 4-13 5-14 14-27 8-11 21-27 44-27 17 0 17 15 17 21 0 18-12 50-17 62-4 8-5 11-5 17 0 15 13 25 28 25 30 0 43-41 43-46z"><text:p/></draw:path></draw:g></draw:g></text:span><text:span text:style-name="T13">, שווה לאגף ימין, ולכן מתקיים </text:span><text:span text:style-name="T13"><draw:g text:anchor-type="as-char" svg:y="-0.2465in" draw:z-index="23" draw:name="Shape26" draw:style-name="gr1"><svg:title>TexMaths</svg:title><svg:desc>12§display§\sum_{k = 0}^{n}{1^k + (-1)^k \over 2} \cdot \binom{n}{k}4^k = {5^n + (-3)^n \over 2}§svg§600§FALSE§</svg:desc><draw:g draw:style-name="gr2"><draw:path draw:style-name="gr3" draw:text-style-name="P35" svg:width="2.7492in" svg:height="0.4213in" svg:x="-0.0004in" svg:y="0.0083in" svg:viewBox="0 0 6984 1071" svg:d="M0 0c2328 0 4656 0 6984 0 0 357 0 714 0 1071-2328 0-4656 0-6984 0 0-357 0-714 0-1071z"><text:p/></draw:path><draw:path draw:style-name="gr4" draw:text-style-name="P36" svg:width="0.0709in" svg:height="0.052in" svg:x="0.0752in" svg:y="0.0098in" svg:viewBox="0 0 181 133" svg:d="M181 88c0-4-3-4-5-4-4 0-4 3-6 5-7 24-19 36-31 36-6 0-7-4-7-10 0-7 1-10 7-24 3-9 16-41 16-57 0-29-23-34-39-34-25 0-42 16-50 28-2-21-19-28-31-28-13 0-21 10-24 16-6 12-11 28-11 30 0 3 5 3 6 3 4 0 4-1 6-8 5-18 10-33 22-33 7 0 9 6 9 15 0 6-2 17-5 24-2 9-3 18-6 27-3 13-6 26-9 38-1 3-4 11-4 12 0 7 6 9 11 9s8-3 11-6c1-3 5-12 6-19 2-8 3-18 6-26 2-6 3-14 5-20 3-12 4-14 13-26 8-12 21-28 44-28 17 0 17 16 17 21 0 18-12 50-17 64-3 7-5 10-5 15 0 16 14 25 28 25 30 0 43-40 43-45z"><text:p/></draw:path><draw:path draw:style-name="gr4" draw:text-style-name="P36" svg:width="0.2201in" svg:height="0.2319in" svg:x="0.0004in" svg:y="0.0957in" svg:viewBox="0 0 560 590" svg:d="M560 455c-3 0-6 0-9 0-17 45-61 74-111 86-8 2-50 13-130 13-86 0-170 0-255 0 72-84 143-168 215-251 2-4 4-5 4-7-2-3 0-3-3-6-66-91-131-179-197-270 77 0 154 0 231 0 57 0 95 6 99 8 23 3 59 9 93 31 11 7 39 25 54 60 3 0 6 0 9 0-16-40-33-79-50-119-166 0-332 0-498 0-11 0-11 1-12 4 0 1 0 8 0 13 74 102 149 204 223 306-73 86-145 171-218 255-5 5-4 5-5 7 0 5 4 5 12 5 166 0 332 0 498 0 17-45 34-90 50-135z"><text:p/></draw:path><draw:path draw:style-name="gr4" draw:text-style-name="P36" svg:width="0.0567in" svg:height="0.0819in" svg:x="0.0063in" svg:y="0.3551in" svg:viewBox="0 0 145 209" svg:d="M145 96c0-9-7-20-23-20s-32 12-46 25c-14 12-23 22-35 26 9-39 19-78 29-117 1-2 1-4 1-5s-1-5-5-5c-5 0-30 2-37 4-3 0-6 0-6 7 0 3 3 3 7 3 14 0 14 3 14 5 0 1-1 4-1 6-14 56-27 112-42 167-1 6-1 5-1 7 0 4 4 10 10 10 8 0 12-6 14-13 0-1 13-53 14-57 21 2 38 9 38 24 0 2 0 3 0 6-2 4-2 6-2 9 0 21 17 31 32 31 28 0 25-30 37-46 0-3-4-3-5-3-4 0-5 1-6 7-4 12-12 34-26 34-8 0-10-8-10-16 0-5 0-6 1-13 0-1 1-6 1-10 0-26-34-30-46-31 8-5 19-14 24-19 15-15 30-28 46-28 4 0 8 0 10 4-13 1-16 12-16 17 0 6 5 10 12 10 8 0 17-7 17-19z"><text:p/></draw:path><draw:path draw:style-name="gr4" draw:text-style-name="P36" svg:width="0.0772in" svg:height="0.0264in" svg:x="0.074in" svg:y="0.3933in" svg:viewBox="0 0 197 68" svg:d="M197 6c0-4-3-6-6-6-61 0-124 0-185 0-2 0-6 2-6 6 0 2 4 6 6 6 61 0 124 0 185 0 3 0 6-4 6-6zM197 62c0-2-3-4-6-4-61 0-124 0-185 0-2 0-6 1-6 4s4 6 6 6c61 0 124 0 185 0 3 0 6-2 6-6z"><text:p/></draw:path><draw:path draw:style-name="gr4" draw:text-style-name="P36" svg:width="0.0535in" svg:height="0.0791in" svg:x="0.1646in" svg:y="0.3591in" svg:viewBox="0 0 137 202" svg:d="M137 102c0-32-4-56-18-77-9-13-27-25-51-25-68 0-68 81-68 102s0 100 68 100c69 0 69-79 69-100zM110 97c0 23 0 45-4 63-6 27-26 33-38 33-13 0-31-8-37-32-5-17-5-41-5-64 0-20 0-43 5-60 6-23 25-29 37-29 16 0 32 10 36 27 5 15 6 37 6 62z"><text:p/></draw:path><draw:path draw:style-name="gr4" draw:text-style-name="P36" svg:width="0.0543in" svg:height="0.1102in" svg:x="0.2929in" svg:y="0.0311in" svg:viewBox="0 0 139 281" svg:d="M139 281c0-5 0-9 0-13-5 0-8 0-13 0-38 0-40-5-40-20 0-80 0-158 0-237 0-10 0-11-9-11-25 28-63 28-77 28 0 4 0 8 0 13 8 0 34 0 55-12 0 73 0 145 0 219 0 15-1 20-38 20-5 0-10 0-15 0 0 4 0 8 0 13 16-1 52-1 69-1s54 0 68 1z"><text:p/></draw:path><draw:path draw:style-name="gr4" draw:text-style-name="P36" svg:width="0.0567in" svg:height="0.0815in" svg:x="0.3701in" svg:y="0in" svg:viewBox="0 0 145 208" svg:d="M145 95c0-10-7-21-23-21s-31 13-46 27c-12 12-22 20-35 25 9-39 20-78 30-118 0-1 1-3 1-4 0-2-1-4-5-4-6 0-30 2-38 2-3 2-6 2-6 8 0 4 3 4 7 4 14 0 14 2 14 4s0 4-1 7c-14 56-27 112-42 167-1 5-1 4-1 6 0 5 4 10 11 10s11-6 13-12c0-1 13-54 14-58 21 3 38 9 38 24 0 1 0 4 0 6-2 5-2 6-2 10 0 20 17 30 32 30 28 0 25-30 37-46 0-3-4-3-5-3-4 0-4 1-6 7-4 13-11 33-25 33-9 0-11-7-11-15 0-5 0-5 2-13 0-3 2-6 2-9 0-26-36-31-48-31 8-6 19-16 24-20 15-14 30-28 46-28 4 0 8 1 10 4-12 2-16 12-16 16 0 6 6 11 12 11 9 0 17-6 17-19z"><text:p/></draw:path><draw:path draw:style-name="gr4" draw:text-style-name="P36" svg:width="0.1102in" svg:height="0.1102in" svg:x="0.4862in" svg:y="0.0441in" svg:viewBox="0 0 281 281" svg:d="M281 141c0-5-4-9-9-9-40 0-82 0-123 0 0-41 0-83 0-124 0-3-5-8-9-8s-8 5-8 8c0 41 0 83 0 124-41 0-83 0-124 0-3 0-8 4-8 9 0 4 5 8 8 8 41 0 83 0 124 0 0 41 0 82 0 124 0 5 4 8 8 8s9-3 9-8c0-42 0-83 0-124 41 0 83 0 123 0 5 0 9-4 9-8z"><text:p/></draw:path><draw:path draw:style-name="gr4" draw:text-style-name="P36" svg:width="0.0378in" svg:height="0.1654in" svg:x="0.6602in" svg:y="0.0165in" svg:viewBox="0 0 97 421" svg:d="M97 417c0-1-1-2-2-4-43-33-72-117-72-185 0-12 0-24 0-35 0-68 29-152 72-185 1-1 2-2 2-3 0-3-2-5-5-5-1 0-1 1-2 1-46 35-90 119-90 192 0 11 0 23 0 35 0 72 44 156 90 191 1 2 1 0 2 2 3 0 5-3 5-4z"><text:p/></draw:path><draw:path draw:style-name="gr4" draw:text-style-name="P36" svg:width="0.1102in" svg:height="0.0063in" svg:x="0.7173in" svg:y="0.0961in" svg:viewBox="0 0 281 17" svg:d="M281 8c0-4-5-8-9-8-87 0-176 0-264 0-4 0-8 4-8 8 0 5 4 9 8 9 88 0 177 0 264 0 4 0 9-4 9-9z"><text:p/></draw:path><draw:path draw:style-name="gr4" draw:text-style-name="P36" svg:width="0.0543in" svg:height="0.1102in" svg:x="0.852in" svg:y="0.0311in" svg:viewBox="0 0 139 281" svg:d="M139 281c0-5 0-9 0-13-5 0-9 0-14 0-37 0-39-5-39-20 0-80 0-158 0-237 0-10 0-11-10-11-26 28-63 28-76 28 0 4 0 8 0 13 8 0 32 0 55-12 0 73 0 145 0 219 0 15-1 20-39 20-5 0-9 0-14 0 0 4 0 8 0 13 15-1 52-1 69-1s53 0 68 1z"><text:p/></draw:path><draw:path draw:style-name="gr4" draw:text-style-name="P36" svg:width="0.0378in" svg:height="0.1654in" svg:x="0.9295in" svg:y="0.0165in" svg:viewBox="0 0 97 421" svg:d="M97 228c0-12 0-24 0-35 0-73-44-157-90-192-1 0-1-1-2-1-3 0-5 2-5 5 0 1 1 2 1 3 45 33 73 117 73 185 0 11 0 23 0 35 0 68-28 152-73 185 0 2-1 3-1 4s2 4 5 4c1-2 1 0 2-2 46-35 90-119 90-191z"><text:p/></draw:path><draw:path draw:style-name="gr4" draw:text-style-name="P36" svg:width="0.0567in" svg:height="0.0815in" svg:x="0.9933in" svg:y="0in" svg:viewBox="0 0 145 208" svg:d="M145 95c0-10-7-21-23-21s-32 13-46 27c-14 12-23 20-35 25 9-39 20-78 30-118 0-1 1-3 1-4 0-2-1-4-5-4-6 0-31 2-38 2-3 2-6 2-6 8 0 4 3 4 7 4 14 0 14 2 14 4s-1 4-1 7c-14 56-27 112-42 167-1 5-1 4-1 6 0 5 4 10 10 10 8 0 12-6 14-12 0-1 13-54 14-58 21 3 38 9 38 24 0 1 0 4 0 6-2 5-2 6-2 10 0 20 17 30 32 30 28 0 25-30 37-46 0-3-4-3-5-3-4 0-4 1-6 7-4 13-11 33-25 33-9 0-11-7-11-15 0-5 0-5 2-13 0-3 2-6 2-9 0-26-36-31-48-31 8-6 19-16 24-20 15-14 30-28 46-28 4 0 8 1 10 4-13 2-16 12-16 16 0 6 5 11 12 11 9 0 17-6 17-19z"><text:p/></draw:path><draw:path draw:style-name="gr4" draw:text-style-name="P36" svg:width="0.785in" svg:height="0.0063in" svg:x="0.2783in" svg:y="0.2087in" svg:viewBox="0 0 1995 17" svg:d="M0 0c665 0 1330 0 1995 0 0 6 0 11 0 17-665 0-1330 0-1995 0 0-6 0-11 0-17z"><text:p/></draw:path><draw:path draw:style-name="gr4" draw:text-style-name="P36" svg:width="0.0657in" svg:height="0.1102in" svg:x="0.6378in" svg:y="0.2563in" svg:viewBox="0 0 168 281" svg:d="M168 208c-4 0-7 0-11 0-2 12-5 31-9 37-3 4-30 4-40 4-25 0-50 0-76 0 15-15 30-29 45-44 66-58 91-81 91-123 0-48-38-82-90-82-47 0-78 38-78 76 0 24 20 24 22 24 7 0 21-5 21-22 0-12-7-23-21-23-4 0-5 0-6 1 9-27 32-43 57-43 39 0 57 34 57 69 0 33-22 67-45 93-27 30-54 60-81 91-4 4-4 4-4 15 52 0 104 0 156 0 4-25 8-49 12-73z"><text:p/></draw:path><draw:path draw:style-name="gr4" draw:text-style-name="P36" svg:width="0.0169in" svg:height="0.0177in" svg:x="1.1343in" svg:y="0.2028in" svg:viewBox="0 0 44 46" svg:d="M44 23c0-12-9-23-21-23-13 0-23 11-23 23s10 23 23 23c12 0 21-11 21-23z"><text:p/></draw:path><draw:path draw:style-name="gr4" draw:text-style-name="P36" svg:width="0.0752in" svg:height="0.3965in" svg:x="1.2406in" svg:y="0.0138in" svg:viewBox="0 0 192 1008" svg:d="M192 1001c0-3-1-5-2-6-90-67-153-255-153-413 0-52 0-104 0-155 0-159 63-346 153-414 1-1 2-3 2-6s-4-7-7-7-4 1-5 1c-94 71-180 260-180 426 0 51 0 103 0 155 0 165 86 354 180 425 1 0 2 1 5 1s7-4 7-7z"><text:p/></draw:path><draw:path draw:style-name="gr4" draw:text-style-name="P36" svg:width="0.0898in" svg:height="0.0748in" svg:x="1.3299in" svg:y="0.0677in" svg:viewBox="0 0 229 191" svg:d="M229 126c0-5-3-5-5-5-4 0-4 2-7 9-8 29-21 51-43 51-7 0-10-3-10-13 0-11 4-21 8-30 8-23 26-70 26-94 0-27-18-44-49-44-37 0-58 26-65 36-2-23-20-36-40-36-19 0-27 17-31 24-7 14-13 40-13 41 0 3 4 2 6 3 4 0 4 0 7-9 7-30 16-49 30-49 9 0 13 4 13 19 0 8-1 13-7 35-8 32-15 65-24 97-1 7-3 17-3 18 0 8 6 12 12 12 4 0 13-4 15-12 0-1 6-20 9-31 3-12 6-25 9-37 3-10 5-20 6-29 3-8 4-15 6-22 6-12 29-50 69-50 19 0 22 15 22 28 0 27-20 81-27 99-4 10-4 14-4 19 0 21 15 35 35 35 40 0 55-61 55-65z"><text:p/></draw:path><draw:path draw:style-name="gr4" draw:text-style-name="P36" svg:width="0.0748in" svg:height="0.1169in" svg:x="1.3398in" svg:y="0.252in" svg:viewBox="0 0 191 298" svg:d="M191 133c0-13-10-26-29-26-12 0-31 2-61 36-15 17-31 34-47 40 14-59 29-119 43-178-1-1 0-5-5-5-9 0-40 4-51 5-4 0-9 0-9 8 0 5 4 5 11 5 19 0 21 2 21 7 0 3-2 6-2 9-20 80-40 161-61 242-1 6-1 8-1 10 0 10 8 12 12 12 5 0 12-5 14-10 3-3 21-81 24-92 14 1 48 8 48 36 0 3 0 5-1 10 0 4-1 9-1 14 0 25 17 42 38 42 14 0 24-7 34-23 11-18 11-29 16-42 0-5-5-5-6-5-4 0-5 1-6 7-9 32-18 53-36 53-9 0-14-4-14-20 0-7 2-17 3-23 2-7 2-10 2-13 0-28-26-40-62-45 13-7 26-21 36-31 20-23 39-41 60-41 2 0 3 0 3 2 6 0 6 0 10 2 1 1 1 1 1 2-20 2-24 18-24 23 0 6 5 15 17 15 11 0 23-10 23-26z"><text:p/></draw:path><draw:path draw:style-name="gr4" draw:text-style-name="P36" svg:width="0.0752in" svg:height="0.3965in" svg:x="1.4335in" svg:y="0.0138in" svg:viewBox="0 0 192 1008" svg:d="M192 582c0-52 0-104 0-155 0-166-86-355-180-426-1 0-2-1-5-1s-7 4-7 7 1 5 2 6c90 68 153 255 153 414 0 51 0 103 0 155 0 158-63 346-153 413-1 1-2 3-2 6s4 7 7 7 4-1 5-1c94-71 180-260 180-425z"><text:p/></draw:path><draw:path draw:style-name="gr4" draw:text-style-name="P36" svg:width="0.0732in" svg:height="0.1122in" svg:x="1.5512in" svg:y="0.1409in" svg:viewBox="0 0 187 286" svg:d="M187 216c0-5 0-9 0-13-14 0-27 0-42 0 0-64 0-129 0-192 0-9 0-11-7-11-4 0-5 0-8 5-44 66-87 132-130 198 0 4 0 8 0 13 37 0 76 0 113 0 0 12 0 24 0 36 0 16-1 21-33 21-2 0-6 0-8 0 0 3 0 8 0 13 17-1 38-1 56-1s41 0 58 1c0-5 0-10 0-13-2 0-6 0-8 0-32 0-33-5-33-21 0-12 0-24 0-36 15 0 28 0 42 0zM115 203c-35 0-68 0-103 0 35-53 68-104 103-157 0 53 0 104 0 157z"><text:p/></draw:path><draw:path draw:style-name="gr4" draw:text-style-name="P36" svg:width="0.0567in" svg:height="0.0815in" svg:x="1.6386in" svg:y="0.1126in" svg:viewBox="0 0 145 208" svg:d="M145 95c0-10-7-21-23-21s-32 13-48 27c-12 11-21 20-33 25 9-39 19-78 29-118 1 0 1-3 1-4 0-2-1-4-5-4-6 0-30 2-37 2-3 0-7 2-7 8 0 3 4 3 8 3 14 0 14 3 14 5s-1 4-1 6c-14 57-27 112-42 168-1 5-1 4-1 6 0 5 4 10 10 10 8 0 12-6 13-13 1 0 13-53 14-57 22 3 39 9 39 24 0 1 0 3-2 6-1 5-1 6-1 9 0 21 18 31 33 31 27 0 25-30 37-46 0-3-4-3-5-3-5 0-5 1-6 7-4 12-12 33-26 33-8 0-10-7-10-15 0-5 0-6 1-13 0-2 1-6 1-10 0-25-34-30-46-31 8-5 19-15 24-19 14-15 30-28 46-28 4 0 8 1 10 4-13 2-16 12-16 16 0 6 5 11 12 11 8 0 17-7 17-19z"><text:p/></draw:path><draw:path draw:style-name="gr4" draw:text-style-name="P36" svg:width="0.1102in" svg:height="0.0386in" svg:x="1.7638in" svg:y="0.1929in" svg:viewBox="0 0 281 99" svg:d="M281 8c0-4-4-8-9-8-87 0-176 0-264 0-3 0-8 4-8 8 0 5 5 9 8 9 88 0 177 0 264 0 5 0 9-4 9-9zM281 90c0-5-4-8-9-8-87 0-176 0-264 0-3 0-8 3-8 8s5 9 8 9c88 0 177 0 264 0 5 0 9-4 9-9z"><text:p/></draw:path><draw:path draw:style-name="gr4" draw:text-style-name="P36" svg:width="0.0661in" svg:height="0.1142in" svg:x="1.9579in" svg:y="0.0311in" svg:viewBox="0 0 169 291" svg:d="M169 196c0-49-35-91-80-91-21 0-39 6-54 21 0-27 0-55 0-83 8 3 23 6 36 6 51 0 81-38 81-44 0-3-1-5-4-5-2 0-2 0-3 1-8 4-30 12-57 12-17 0-36-2-57-11-3-1-3-1-5-1-4 0-4 3-4 10 0 42 0 83 0 125 0 7 0 11 6 11 3 0 3-2 6-4 4-7 20-30 54-30 21 0 32 19 36 28 7 15 7 31 7 52 0 15 0 40-10 58-9 17-25 28-45 28-30 0-54-23-62-47 2 0 3 0 8 0 13 0 20-11 20-21s-7-20-20-20c-6 0-22 2-22 23 0 36 30 77 77 77 49 0 92-41 92-95z"><text:p/></draw:path><draw:path draw:style-name="gr4" draw:text-style-name="P36" svg:width="0.0705in" svg:height="0.052in" svg:x="2.0382in" svg:y="0.0291in" svg:viewBox="0 0 180 133" svg:d="M180 88c0-4-4-4-5-4-3 0-3 3-5 5-7 24-19 36-31 36-6 0-7-4-7-10 0-7 1-10 6-24 4-9 16-41 16-57 0-29-23-34-39-34-24 0-41 16-49 28-2-21-19-28-32-28-12 0-20 10-23 16-6 12-11 28-11 30 0 3 4 2 5 3 5 0 5-1 7-8 4-18 10-33 22-33 7 0 9 6 9 15 0 6-2 17-5 25-2 8-4 18-7 26-2 13-6 26-8 38-1 3-4 11-4 12 0 7 6 9 10 9 6 0 11-3 12-6s3-12 6-19c2-8 3-18 6-26 1-6 3-14 5-20 3-12 3-14 12-26 8-12 22-28 44-28 18 0 18 16 18 21 0 18-13 50-18 64-2 8-4 10-4 15 0 16 12 25 28 25 30 0 42-40 42-45z"><text:p/></draw:path><draw:path draw:style-name="gr4" draw:text-style-name="P36" svg:width="0.1102in" svg:height="0.1102in" svg:x="2.1697in" svg:y="0.0441in" svg:viewBox="0 0 281 281" svg:d="M281 141c0-5-5-9-9-9-40 0-82 0-123 0 0-41 0-83 0-124 0-3-5-8-9-8s-8 5-8 8c0 41 0 83 0 124-41 0-83 0-124 0-4 0-8 4-8 9 0 4 4 8 8 8 41 0 83 0 124 0 0 41 0 82 0 124 0 5 4 8 8 8s9-3 9-8c0-42 0-83 0-124 41 0 83 0 123 0 4 0 9-4 9-8z"><text:p/></draw:path><draw:path draw:style-name="gr4" draw:text-style-name="P36" svg:width="0.0378in" svg:height="0.1654in" svg:x="2.3429in" svg:y="0.0165in" svg:viewBox="0 0 97 421" svg:d="M97 417c0-1-1-2-1-4-44-33-73-117-73-185 0-12 0-24 0-35 0-68 29-152 73-185 0-1 1-2 1-3 0-3-2-5-5-5-1 0-1 1-2 1-46 35-90 119-90 192 0 11 0 23 0 35 0 72 44 156 90 191 1 2 1 0 2 2 3 0 5-3 5-4z"><text:p/></draw:path><draw:path draw:style-name="gr4" draw:text-style-name="P36" svg:width="0.1102in" svg:height="0.0063in" svg:x="2.4in" svg:y="0.0961in" svg:viewBox="0 0 281 17" svg:d="M281 8c0-4-4-8-9-8-87 0-176 0-264 0-4 0-8 4-8 8 0 5 4 9 8 9 88 0 177 0 264 0 5 0 9-4 9-9z"><text:p/></draw:path><draw:path draw:style-name="gr4" draw:text-style-name="P36" svg:width="0.0685in" svg:height="0.1142in" svg:x="2.5268in" svg:y="0.0311in" svg:viewBox="0 0 175 291" svg:d="M175 209c0-35-26-67-71-77 35-11 60-41 60-73 0-35-37-59-78-59-43 0-74 25-74 58 0 14 8 21 22 21 12 0 20-9 20-21 0-21-19-21-25-21 13-20 41-26 55-26 18 0 41 9 41 47 0 6-1 30-12 48-12 20-27 21-37 23-4 0-14 1-17 1s-6 0-6 5c0 4 3 4 11 4 6 0 12 0 18 0 34 0 50 29 50 70 0 58-29 70-48 70-18 0-49-7-65-33 16 3 29-7 29-23 0-15-12-24-24-24-11 0-24 6-24 26 0 38 40 66 85 66 52 0 90-39 90-82z"><text:p/></draw:path><draw:path draw:style-name="gr4" draw:text-style-name="P36" svg:width="0.0378in" svg:height="0.1654in" svg:x="2.6122in" svg:y="0.0165in" svg:viewBox="0 0 97 421" svg:d="M97 228c0-12 0-24 0-35 0-73-44-157-90-192-1 0-1-1-2-1-3 0-5 2-5 5 0 1 1 2 2 3 44 33 72 117 72 185 0 11 0 23 0 35 0 68-28 152-72 185-1 2-2 3-2 4s2 4 5 4c1-2 1 0 2-2 46-35 90-119 90-191z"><text:p/></draw:path><draw:path draw:style-name="gr4" draw:text-style-name="P36" svg:width="0.0709in" svg:height="0.052in" svg:x="2.6728in" svg:y="0.0291in" svg:viewBox="0 0 181 133" svg:d="M181 88c0-4-3-3-5-4-4 0-4 3-6 5-7 24-19 36-31 36-6 0-7-4-7-10 0-7 1-10 6-24 4-9 16-41 16-57 0-29-22-34-38-34-25 0-42 16-50 28-2-21-19-28-31-28-13 0-21 10-24 16-6 12-11 28-11 30 0 3 5 3 6 3 4 0 4-1 6-8 5-18 10-33 22-33 7 0 9 6 9 15 0 6-2 17-5 25-2 8-3 18-6 26-3 13-6 26-9 38-1 3-4 11-4 12 0 7 6 9 11 9s8-3 11-6c1-3 3-12 6-19 2-8 3-18 6-26 2-6 3-14 5-20 3-12 4-14 13-26 8-12 21-28 44-28 17 0 17 16 17 21 0 18-13 50-17 64-3 8-5 10-5 15 0 16 14 25 28 25 30 0 43-40 43-45z"><text:p/></draw:path><draw:path draw:style-name="gr4" draw:text-style-name="P36" svg:width="0.8075in" svg:height="0.0063in" svg:x="1.95in" svg:y="0.2087in" svg:viewBox="0 0 2052 17" svg:d="M0 0c684 0 1368 0 2052 0 0 6 0 11 0 17-684 0-1368 0-2052 0 0-6 0-11 0-17z"><text:p/></draw:path><draw:path draw:style-name="gr4" draw:text-style-name="P36" svg:width="0.0657in" svg:height="0.1102in" svg:x="2.3209in" svg:y="0.2563in" svg:viewBox="0 0 168 281" svg:d="M168 208c-4 0-7 0-11 0-2 12-5 31-9 37-3 4-30 4-40 4-25 0-50 0-76 0 15-15 30-29 45-44 66-58 91-81 91-123 0-48-38-82-90-82-47 0-78 38-78 76 0 24 20 24 22 24 7 0 22-5 22-22 0-12-8-23-22-23-4 0-5 0-6 1 9-27 32-43 57-43 39 0 57 34 57 69 0 33-22 67-45 93-26 30-54 60-80 91-5 4-5 4-5 15 52 0 104 0 156 0 4-25 8-49 12-73z"><text:p/></draw:path></draw:g></draw:g></text:span><text:span text:style-name="T13">.</text:span></text:p>
      <text:h text:style-name="P32" text:outline-level="2">סעיף ב’</text:h>
      <text:p text:style-name="P8">נוכיח שסכום המספרים במקמות הזוגיים מתוך <draw:g text:anchor-type="as-char" svg:y="-0.0728in" draw:z-index="24" draw:name="Shape27" draw:style-name="gr1"><svg:title>TexMaths</svg:title><svg:desc>12§display§a_0, a_1, a_2...a_n§svg§600§FALSE§</svg:desc><draw:g draw:style-name="gr2"><draw:path draw:style-name="gr3" draw:text-style-name="P35" svg:width="0.9189in" svg:height="0.0984in" svg:x="0.0016in" svg:y="0.0083in" svg:viewBox="0 0 2335 251" svg:d="M0 0c779 0 1556 0 2335 0 0 84 0 167 0 251-779 0-1556 0-2335 0 0-84 0-167 0-251z"><text:p/></draw:path><draw:path draw:style-name="gr4" draw:text-style-name="P36" svg:width="0.0756in" svg:height="0.0744in" svg:x="-0.0004in" svg:y="0in" svg:viewBox="0 0 193 190" svg:d="M193 126c0-5-3-5-5-5-4 0-4 3-6 8-7 26-14 51-32 51-11 0-12-11-12-19 0-10 0-13 5-30 3-13 6-26 9-38 5-21 11-40 16-59 2-11 2-12 2-15 0-7-4-11-12-11-10 0-16 10-18 18-7-15-19-26-38-26-49 0-102 61-102 124 0 37 23 66 56 66 9 0 29-3 54-33 4 18 20 33 39 33 15 0 25-11 31-24 7-15 8-27 13-40zM136 46c0 3-2 6-2 7-7 27-14 55-21 83-3 7-3 8-9 14-18 23-36 30-48 30-20 0-26-23-26-38 0-22 13-74 23-93 13-24 32-39 49-39 28 0 34 33 34 36z"><text:p/></draw:path><draw:path draw:style-name="gr4" draw:text-style-name="P36" svg:width="0.0535in" svg:height="0.0787in" svg:x="0.087in" svg:y="0.037in" svg:viewBox="0 0 137 201" svg:d="M137 102c0-32-4-55-18-76-9-14-28-26-51-26-68 0-68 80-68 102s0 99 68 99c69 0 69-77 69-99zM109 99c0 21 0 43-3 60-6 27-26 33-38 33-14 0-32-7-38-32-4-16-4-40-4-61 0-22 0-45 5-61 6-24 25-30 37-30 16 0 32 10 36 28 5 16 5 36 5 63z"><text:p/></draw:path><draw:path draw:style-name="gr4" draw:text-style-name="P36" svg:width="0.0189in" svg:height="0.0488in" svg:x="0.1697in" svg:y="0.0559in" svg:viewBox="0 0 49 125" svg:d="M49 43c0-27-11-43-27-43-14 0-22 10-22 22s8 22 22 22c4 0 10-2 14-6 1-1 1-1 2-1 0 3 2 0 2 6 0 31-15 57-29 71-5 5-5 5-5 6 0 4 2 5 5 5 5 0 38-32 38-82z"><text:p/></draw:path><draw:path draw:style-name="gr4" draw:text-style-name="P36" svg:width="0.0752in" svg:height="0.0744in" svg:x="0.2358in" svg:y="0in" svg:viewBox="0 0 192 190" svg:d="M192 126c0-5-4-5-5-5-3 0-5 3-6 8-7 26-14 51-31 51-12 0-13-11-13-19 0-10 1-13 6-30 2-13 6-26 8-38 5-21 11-40 16-59 3-11 3-12 3-15 0-7-6-11-13-11-9 0-15 10-17 18-8-15-20-26-39-26-49 0-101 61-101 124 0 37 23 66 55 66 9 0 30-3 55-33 4 18 18 33 39 33 14 0 24-11 31-24 7-15 8-27 12-40zM134 46c0 3 0 6-1 7-7 27-13 55-20 83-3 7-3 8-9 14-19 23-36 30-48 30-21 0-26-23-26-38 0-22 13-74 23-93 13-24 32-39 49-39 26 0 32 33 32 36z"><text:p/></draw:path><draw:path draw:style-name="gr4" draw:text-style-name="P36" svg:width="0.0421in" svg:height="0.0764in" svg:x="0.3291in" svg:y="0.037in" svg:viewBox="0 0 108 195" svg:d="M108 195c0-4 0-8 0-11-4 0-8 0-12 0-29 0-29-4-29-13 0-54 0-109 0-163 0-7-1-8-9-8-18 19-46 19-58 19 0 4 0 7 0 11 7 0 26 0 43-8 0 49 0 99 0 149 0 9 0 13-30 13-3 0-7 0-11 0 0 3 0 7 0 11 18 0 35 0 53-2 18 2 35 2 53 2z"><text:p/></draw:path><draw:path draw:style-name="gr4" draw:text-style-name="P36" svg:width="0.0189in" svg:height="0.0488in" svg:x="0.4055in" svg:y="0.0559in" svg:viewBox="0 0 49 125" svg:d="M49 43c0-27-11-43-26-43s-23 10-23 22 8 22 23 22c5 0 9-2 14-6 1-1 1-1 3-1 0 3 0 0 0 6 0 31-15 57-28 71-5 5-5 5-5 6 0 4 1 5 4 5 5 0 38-32 38-82z"><text:p/></draw:path><draw:path draw:style-name="gr4" draw:text-style-name="P36" svg:width="0.0756in" svg:height="0.0744in" svg:x="0.4709in" svg:y="0in" svg:viewBox="0 0 193 190" svg:d="M193 126c0-5-3-5-5-5-4 0-4 3-6 8-7 26-14 51-32 51-11 0-12-11-12-19 0-10 0-13 5-30 3-13 6-26 9-38 5-21 11-40 16-59 2-11 2-12 2-15 0-7-4-11-12-11-10 0-16 10-18 18-7-15-19-26-38-26-49 0-102 61-102 124 0 37 23 66 56 66 9 0 29-3 56-33 2 18 18 33 37 33 15 0 25-11 31-24 7-15 8-27 13-40zM136 46c0 3-2 6-2 7-7 27-14 55-21 83-1 7-1 8-9 14-18 23-36 30-46 30-22 0-28-23-28-38 0-22 13-74 23-93 13-24 32-39 49-39 28 0 34 33 34 36z"><text:p/></draw:path><draw:path draw:style-name="gr4" draw:text-style-name="P36" svg:width="0.0512in" svg:height="0.0764in" svg:x="0.5594in" svg:y="0.037in" svg:viewBox="0 0 131 195" svg:d="M131 143c-4 0-6 0-10 0-1 5-3 22-8 25-3 1-25 1-29 1-18 0-36 0-54 0 31-25 41-33 59-48 21-16 42-36 42-63 0-35-31-58-69-58-37 0-62 26-62 53 0 15 13 17 16 17 7 0 15-5 15-16 0-5-1-16-17-16 10-20 29-27 44-27 28 0 44 23 44 47 0 26-18 45-28 56-24 23-46 47-70 70-4 2-4 2-4 11 41 0 82 0 122 0 3-17 6-35 9-52z"><text:p/></draw:path><draw:path draw:style-name="gr4" draw:text-style-name="P36" svg:width="0.0169in" svg:height="0.0169in" svg:x="0.6409in" svg:y="0.0559in" svg:viewBox="0 0 44 44" svg:d="M44 22c0-12-10-22-22-22s-22 10-22 22 10 22 22 22 22-10 22-22z"><text:p/></draw:path><draw:path draw:style-name="gr4" draw:text-style-name="P36" svg:width="0.0169in" svg:height="0.0169in" svg:x="0.687in" svg:y="0.0559in" svg:viewBox="0 0 44 44" svg:d="M44 22c0-12-9-22-21-22s-23 10-23 22 11 22 23 22 21-10 21-22z"><text:p/></draw:path><draw:path draw:style-name="gr4" draw:text-style-name="P36" svg:width="0.0169in" svg:height="0.0169in" svg:x="0.7331in" svg:y="0.0559in" svg:viewBox="0 0 44 44" svg:d="M44 22c0-12-9-22-21-22-13 0-23 10-23 22s10 22 23 22c12 0 21-10 21-22z"><text:p/></draw:path><draw:path draw:style-name="gr4" draw:text-style-name="P36" svg:width="0.0756in" svg:height="0.0744in" svg:x="0.7717in" svg:y="0in" svg:viewBox="0 0 193 190" svg:d="M193 126c0-5-3-5-5-5-3 0-4 3-6 8-7 26-14 51-32 51-11 0-12-11-12-19 0-10 1-13 6-30 2-13 6-26 8-38 5-21 11-40 16-59 2-11 2-12 2-15 0-7-4-11-12-11-9 0-16 10-18 18-7-15-19-26-38-26-49 0-102 61-102 124 0 37 24 66 56 66 9 0 30-3 56-33 3 18 18 33 38 33 14 0 24-11 31-24 7-15 9-27 12-40zM136 46c0 3-2 6-2 7-7 27-13 55-20 83-2 7-2 8-8 14-20 23-36 30-48 30-22 0-28-23-28-38 0-22 14-74 24-93 13-24 31-39 48-39 28 0 34 33 34 36z"><text:p/></draw:path><draw:path draw:style-name="gr4" draw:text-style-name="P36" svg:width="0.0705in" svg:height="0.052in" svg:x="0.8583in" svg:y="0.0622in" svg:viewBox="0 0 180 133" svg:d="M180 88c0-4-4-4-5-4-3 0-5 1-6 5-6 24-19 36-31 36-6 0-7-5-7-11 0-7 1-11 7-24 4-8 16-40 16-56 0-29-23-34-39-34-25 0-41 16-50 26-1-20-19-26-31-26-14 0-20 10-23 16-7 10-11 27-11 30s4 3 5 3c3 0 5-1 6-9 5-17 11-32 21-32 9 0 10 6 10 15 0 6-2 17-5 24-2 8-3 17-6 26-3 12-6 26-9 39-2 3-3 11-3 12 0 6 5 9 10 9 6 0 9-4 12-7 2-2 3-12 5-18 2-9 4-18 7-26 1-6 2-14 5-20 2-13 3-14 12-27 8-11 21-27 44-27 17 0 17 15 17 21 0 18-12 50-17 62-4 9-5 11-5 16 0 16 13 26 29 26 29 0 42-40 42-45z"><text:p/></draw:path></draw:g></draw:g><text:s/>הוא <draw:g text:anchor-type="as-char" svg:y="-0.2457in" draw:z-index="25" draw:name="Shape28" draw:style-name="gr1"><svg:title>TexMaths</svg:title><svg:desc>12§display§\sum_{k = 0}^{n} {1^k + (-1)^k \over 2} \cdot a_k§svg§600§FALSE§</svg:desc><draw:g draw:style-name="gr2"><draw:path draw:style-name="gr3" draw:text-style-name="P35" svg:width="1.3484in" svg:height="0.4205in" svg:x="-0.0004in" svg:y="0.0087in" svg:viewBox="0 0 3426 1069" svg:d="M1714 1069c-571 0-1143 0-1714 0 0-356 0-713 0-1069 1141 0 2284 0 3426 0 0 356 0 713 0 1069-571 0-1142 0-1712 0z"><text:p/></draw:path><draw:path draw:style-name="gr4" draw:text-style-name="P36" svg:width="0.0705in" svg:height="0.052in" svg:x="0.0756in" svg:y="0.0102in" svg:viewBox="0 0 180 133" svg:d="M180 89c0-5-4-5-5-5-3 0-5 2-6 6-6 23-19 35-31 35-6 0-7-4-7-10 0-7 1-11 7-24 4-9 16-41 16-57 0-28-23-34-39-34-25 0-41 16-50 28-1-21-19-28-31-28-14 0-20 10-24 17-6 11-10 27-10 29 0 3 4 3 5 3 3 0 5-1 6-8 5-18 11-33 21-33 9 0 10 8 10 15 0 6-2 17-5 25-2 8-3 18-6 26-3 12-6 26-9 38-2 3-2 8-3 12 0 7 5 9 10 9s9-3 12-6c2-2 3-12 5-18 2-9 3-18 6-27 2-6 3-12 6-20 2-12 3-14 12-26 8-12 21-28 44-28 17 0 17 16 17 21 0 18-12 50-17 63-4 9-5 11-5 16 0 16 13 25 28 25 30 0 43-41 43-44z"><text:p/></draw:path><draw:path draw:style-name="gr4" draw:text-style-name="P36" svg:width="0.2209in" svg:height="0.2315in" svg:x="0.0004in" svg:y="0.0957in" svg:viewBox="0 0 562 589" svg:d="M562 455c-4 0-7 0-11 0-17 44-61 73-111 85-8 2-49 13-130 13-86 0-170 0-255 0 72-84 143-168 215-251 4-3 4-4 4-7-2-2 0-2-3-6-66-90-131-179-197-269 77 0 155 0 232 0 56 0 95 6 98 8 23 3 59 10 93 31 11 7 40 26 54 60 4 0 7 0 11 0-17-40-35-79-52-119-166 0-332 0-498 0-10 0-11 1-12 4 0 1 0 9 0 13 74 102 149 204 223 306-73 85-145 170-218 254-5 5-4 5-5 7 0 5 4 5 12 5 166 0 332 0 498 0 17-44 35-90 52-134z"><text:p/></draw:path><draw:path draw:style-name="gr4" draw:text-style-name="P36" svg:width="0.0567in" svg:height="0.0815in" svg:x="0.0063in" svg:y="0.3551in" svg:viewBox="0 0 145 208" svg:d="M145 96c0-10-7-20-23-20s-32 12-46 25c-14 12-23 21-35 26 9-39 20-78 30-117 0-2 1-4 1-5s-1-5-5-5c-6 0-31 2-38 4-3 0-6 0-6 6 0 4 3 4 7 4 14 0 14 3 14 5 0 1-1 4-1 6-14 55-27 112-42 167-1 5-1 4-1 6 0 5 4 10 10 10 8 0 12-6 14-12 0-2 13-53 14-58 21 2 38 10 38 24 0 2 0 4 0 6-2 5-2 6-2 10 0 20 17 30 32 30 28 0 25-30 37-45 0-3-4-3-5-3-4 0-5 1-6 6-4 13-11 33-25 33-9 0-11-7-11-14 0-6 0-6 1-13 1-2 3-6 3-10 0-26-36-30-48-31 8-5 19-16 24-19 15-15 30-29 46-29 4 0 8 1 10 5-13 1-16 12-16 15 0 7 5 11 12 11 9 0 17-6 17-18z"><text:p/></draw:path><draw:path draw:style-name="gr4" draw:text-style-name="P36" svg:width="0.0768in" svg:height="0.0264in" svg:x="0.0748in" svg:y="0.3933in" svg:viewBox="0 0 196 68" svg:d="M196 6c0-4-3-6-5-6-61 0-124 0-185 0-4 0-6 2-6 6 0 2 2 6 6 6 61 0 124 0 185 0 2 0 5-4 5-6zM196 62c0-2-3-6-5-6-61 0-124 0-185 0-4 0-6 3-6 6s2 6 6 6c61 0 124 0 185 0 2 0 5-2 5-6z"><text:p/></draw:path><draw:path draw:style-name="gr4" draw:text-style-name="P36" svg:width="0.0535in" svg:height="0.0791in" svg:x="0.1646in" svg:y="0.3587in" svg:viewBox="0 0 137 202" svg:d="M137 101c0-33-4-55-17-76-10-13-28-25-52-25-68 0-68 79-68 101 0 20 0 101 68 101 69 0 69-80 69-101zM110 97c0 22 0 45-3 63-6 27-27 33-39 33-13 0-31-8-37-32-5-17-5-42-5-64 0-21 0-43 5-60 6-23 25-29 37-29 16 0 32 10 38 27 4 15 4 37 4 62z"><text:p/></draw:path><draw:path draw:style-name="gr4" draw:text-style-name="P36" svg:width="0.0539in" svg:height="0.1102in" svg:x="0.2933in" svg:y="0.0311in" svg:viewBox="0 0 138 281" svg:d="M138 281c0-5 0-10 0-13-5 0-8 0-13 0-37 0-39-5-39-21 0-78 0-157 0-235 0-11 0-12-10-12-26 28-63 28-76 28 0 4 0 8 0 13 8 0 32 0 55-11 0 72 0 145 0 217 0 16-1 21-39 21-5 0-9 0-14 0 0 3 0 8 0 13 15-1 52-1 69-1s53 0 67 1z"><text:p/></draw:path><draw:path draw:style-name="gr4" draw:text-style-name="P36" svg:width="0.0567in" svg:height="0.0815in" svg:x="0.3701in" svg:y="0in" svg:viewBox="0 0 145 208" svg:d="M145 96c0-11-7-22-23-22s-31 12-46 27c-12 12-22 20-34 26 10-39 19-78 29-117 0-2 1-4 1-5 0-3-1-5-5-5-6 0-30 2-38 4-1 0-6 0-6 6 0 4 5 4 7 4 14 0 14 2 14 4s0 5-1 7c-13 55-27 112-41 167-2 5-1 4-2 6 0 5 4 10 11 10s12-6 13-12c1-2 13-53 14-58 22 2 39 10 39 24 0 2 0 4-1 6-2 5-2 6-2 10 0 20 17 30 32 30 28 0 25-30 37-45 0-5-4-5-5-5-4 0-4 3-5 8-3 13-12 33-26 33-9 0-11-7-11-14 0-6 0-6 2-15 0-2 2-4 2-8 0-26-35-30-48-31 8-6 19-16 25-19 14-15 29-29 45-29 4 0 8 1 10 3-12 3-14 14-14 17 0 7 4 11 10 11 9 0 17-6 17-18z"><text:p/></draw:path><draw:path draw:style-name="gr4" draw:text-style-name="P36" svg:width="0.1102in" svg:height="0.1098in" svg:x="0.4866in" svg:y="0.0457in" svg:viewBox="0 0 281 280" svg:d="M281 139c0-3-5-8-9-8-40 0-82 0-123 0 0-41 0-82 0-123 0-4-5-8-9-8s-8 4-8 8c0 41 0 82 0 123-41 0-83 0-124 0-4 0-8 3-8 8 0 4 4 9 8 9 41 0 83 0 124 0 0 40 0 81 0 123 0 5 4 9 8 9s9-4 9-9c0-42 0-83 0-123 41 0 83 0 123 0 4 0 9-4 9-9z"><text:p/></draw:path><draw:path draw:style-name="gr4" draw:text-style-name="P36" svg:width="0.0378in" svg:height="0.1646in" svg:x="0.6602in" svg:y="0.0173in" svg:viewBox="0 0 97 419" svg:d="M97 415c0-1-1-2-1-3-44-33-73-118-73-185 0-12 0-24 0-35 0-67 29-152 73-185 0-1 1-2 1-3 0-3-2-4-5-4-1 0-1 0-2 0-46 35-90 120-90 192 0 11 0 23 0 35 0 72 44 156 90 192 1 0 1 0 2 0 3 0 5-3 5-4z"><text:p/></draw:path><draw:path draw:style-name="gr4" draw:text-style-name="P36" svg:width="0.1102in" svg:height="0.0063in" svg:x="0.7169in" svg:y="0.0961in" svg:viewBox="0 0 281 17" svg:d="M281 8c0-3-5-8-9-8-87 0-176 0-264 0-4 0-8 4-8 8s4 9 8 9c88 0 177 0 264 0 4 0 9-4 9-9z"><text:p/></draw:path><draw:path draw:style-name="gr4" draw:text-style-name="P36" svg:width="0.0543in" svg:height="0.1102in" svg:x="0.8516in" svg:y="0.0311in" svg:viewBox="0 0 139 281" svg:d="M139 281c0-5 0-10 0-13-5 0-9 0-14 0-37 0-39-5-39-21 0-78 0-157 0-235 0-11 0-12-9-12-27 28-64 28-77 28 0 4 0 8 0 13 8 0 32 0 55-11 0 72 0 145 0 217 0 16-1 21-39 21-5 0-9 0-14 0 0 3 0 8 0 13 15-1 52-1 69-1s53 0 68 1z"><text:p/></draw:path><draw:path draw:style-name="gr4" draw:text-style-name="P36" svg:width="0.0378in" svg:height="0.1646in" svg:x="0.9291in" svg:y="0.0173in" svg:viewBox="0 0 97 419" svg:d="M97 227c0-12 0-24 0-35 0-72-44-157-90-192-1 0-1 0-2 0-3 0-5 1-5 4 0 1 1 2 1 3 45 33 73 118 73 185 0 11 0 23 0 35 0 67-28 152-73 185 0 1-1 2-1 3s2 4 5 4c1 0 1 0 2 0 46-36 90-120 90-192z"><text:p/></draw:path><draw:path draw:style-name="gr4" draw:text-style-name="P36" svg:width="0.0567in" svg:height="0.0815in" svg:x="0.9929in" svg:y="0in" svg:viewBox="0 0 145 208" svg:d="M145 96c0-11-7-22-23-22s-32 12-46 27c-14 12-23 20-35 26 9-39 20-78 30-117 0-2 1-4 1-5 0-3-1-5-5-5-6 0-31 2-38 4-3 0-6 0-6 6 0 4 3 4 7 4 14 0 14 2 14 4s-1 5-1 7c-14 55-27 112-42 167-1 5-1 4-1 6 0 5 4 10 10 10 8 0 12-6 14-12 0-2 13-53 14-58 21 2 38 10 38 24 0 2 0 4 0 6-2 5-2 6-2 10 0 20 17 30 32 30 28 0 25-30 37-45 0-5-4-5-5-5-4 0-5 3-6 8-4 13-11 33-25 33-9 0-11-7-11-14 0-6 0-6 1-15 1 0 3-4 3-8 0-26-36-30-48-31 8-6 19-16 24-19 15-15 30-29 46-29 4 0 8 1 10 3-13 3-16 14-16 17 0 7 5 11 12 11 9 0 17-6 17-18z"><text:p/></draw:path><draw:path draw:style-name="gr4" draw:text-style-name="P36" svg:width="0.7839in" svg:height="0.0063in" svg:x="0.2783in" svg:y="0.2087in" svg:viewBox="0 0 1992 17" svg:d="M997 17c-332 0-665 0-997 0 0-6 0-11 0-17 664 0 1329 0 1992 0 0 6 0 11 0 17-331 0-663 0-995 0z"><text:p/></draw:path><draw:path draw:style-name="gr4" draw:text-style-name="P36" svg:width="0.0657in" svg:height="0.1102in" svg:x="0.6378in" svg:y="0.2575in" svg:viewBox="0 0 168 281" svg:d="M168 208c-4 0-7 0-11 0-2 12-5 31-9 37-3 3-30 3-40 3-25 0-50 0-76 0 15-15 30-30 45-44 66-58 91-80 91-122 0-48-38-82-90-82-47 0-78 38-78 76 0 24 20 24 22 24 7 0 22-5 22-23 0-11-8-22-22-22-4 0-5 0-6 1 9-27 32-43 57-43 39 0 57 34 57 69 0 33-22 67-45 93-27 30-54 60-81 90-4 4-4 5-4 16 52 0 104 0 156 0 4-25 8-49 12-73z"><text:p/></draw:path><draw:path draw:style-name="gr4" draw:text-style-name="P36" svg:width="0.0169in" svg:height="0.0177in" svg:x="1.1343in" svg:y="0.2028in" svg:viewBox="0 0 44 46" svg:d="M44 23c0-12-9-23-21-23-13 0-23 11-23 23s10 23 23 23c12 0 21-11 21-23z"><text:p/></draw:path><draw:path draw:style-name="gr4" draw:text-style-name="P36" svg:width="0.0752in" svg:height="0.0748in" svg:x="1.2098in" svg:y="0.1811in" svg:viewBox="0 0 192 191" svg:d="M192 126c0-5-4-5-5-5-3 0-5 3-6 7-7 28-14 53-31 53-12 0-13-11-13-19 0-10 1-13 6-31 2-13 6-25 8-39 5-19 11-39 16-58 2-12 2-12 2-15 0-7-5-11-12-11-9 0-15 9-17 18-8-15-20-26-39-26-49 0-101 61-101 124 0 39 23 67 55 67 9 0 30-3 55-33 4 18 18 33 39 33 14 0 24-10 31-24 7-15 8-28 12-41zM134 46c0 2 0 4-1 7-7 27-13 55-20 83-3 7-3 8-9 15-19 23-36 30-48 30-21 0-27-23-27-39 0-22 14-74 24-93 13-25 31-41 49-41 26 0 32 35 32 38z"><text:p/></draw:path><draw:path draw:style-name="gr4" draw:text-style-name="P36" svg:width="0.0567in" svg:height="0.0815in" svg:x="1.2996in" svg:y="0.2138in" svg:viewBox="0 0 145 208" svg:d="M145 95c0-10-7-21-23-21s-32 12-48 27c-12 12-21 20-33 25 9-40 19-78 29-118 1 0 1-3 1-4 0-2-1-4-5-4-6 0-30 2-37 2-3 2-7 2-7 8 0 4 4 4 8 4 14 0 14 2 14 4s-1 4-1 7c-14 55-27 112-42 167-1 5-1 4-1 6 0 5 4 10 10 10 8 0 12-6 13-12 1-2 14-54 15-58 21 2 38 8 38 24 0 1 0 4-2 6 0 5 0 6 0 10 0 20 17 30 32 30 27 0 25-30 37-46 0-4-4-4-5-4-5 0-5 2-6 8-4 13-12 33-26 33-8 0-10-7-10-15 0-5 0-5 1-14 0-2 1-6 1-8 0-26-34-31-46-31 8-6 19-16 24-21 15-13 30-27 46-27 4 0 8 1 10 3-13 3-16 12-16 17 0 6 5 11 12 11 8 0 17-6 17-19z"><text:p/></draw:path></draw:g></draw:g>. <text:span text:style-name="T14">תחילה נסתכל על הביטוי </text:span><text:span text:style-name="T14"><draw:g text:anchor-type="as-char" svg:y="-0.252in" draw:z-index="26" draw:name="Shape29" draw:style-name="gr1"><svg:title>TexMaths</svg:title><svg:desc>12§display§{1^k + (-1)^k \over 2}§svg§600§FALSE§</svg:desc><draw:g draw:style-name="gr2"><draw:path draw:style-name="gr3" draw:text-style-name="P35" svg:width="0.7665in" svg:height="0.3488in" svg:x="0.0087in" svg:y="0.0083in" svg:viewBox="0 0 1948 887" svg:d="M0 0c649 0 1299 0 1948 0 0 295 0 592 0 887-649 0-1299 0-1948 0 0-295 0-592 0-887z"><text:p/></draw:path><draw:path draw:style-name="gr4" draw:text-style-name="P36" svg:width="0.0543in" svg:height="0.1102in" svg:x="0.0146in" svg:y="0.0311in" svg:viewBox="0 0 139 281" svg:d="M139 281c0-5 0-10 0-13-5 0-8 0-13 0-38 0-40-5-40-21 0-79 0-157 0-236 0-10 0-11-9-11-27 28-63 28-77 28 0 3 0 8 0 12 8 0 34 0 55-11 0 73 0 145 0 218 0 16-1 21-38 21-5 0-10 0-15 0 0 3 0 8 0 13 16-1 52-1 69-1s54 0 68 1z"><text:p/></draw:path><draw:path draw:style-name="gr4" draw:text-style-name="P36" svg:width="0.0567in" svg:height="0.0815in" svg:x="0.0917in" svg:y="0in" svg:viewBox="0 0 145 208" svg:d="M145 95c0-10-7-21-23-21s-32 12-46 27c-14 12-23 20-35 25 9-40 20-78 30-118 0-1 1-3 1-4 0-2-1-4-5-4-6 0-31 2-38 2-3 2-6 2-6 8 0 4 3 4 7 4 14 0 14 2 14 4s-1 4-1 7c-14 55-27 112-42 167-1 5-1 4-1 6 0 5 4 10 10 10 8 0 12-6 14-12 0-2 13-54 14-58 21 2 38 8 38 24 0 1 0 4 0 6-2 5-2 6-2 10 0 20 17 30 32 30 28 0 25-32 37-46 0-4-4-4-5-4-4 0-5 2-6 8-4 13-11 33-25 33-9 0-11-7-11-15 0-5 0-5 1-14 1-1 3-6 3-8 0-26-36-31-48-31 8-6 19-16 24-21 15-13 30-27 46-27 4 0 8 1 10 3-13 3-16 12-16 17 0 6 5 11 12 11 9 0 17-6 17-19z"><text:p/></draw:path><draw:path draw:style-name="gr4" draw:text-style-name="P36" svg:width="0.1102in" svg:height="0.1102in" svg:x="0.2079in" svg:y="0.0437in" svg:viewBox="0 0 281 281" svg:d="M281 140c0-4-4-8-9-8-40 0-82 0-123 0 0-41 0-83 0-124 0-4-4-8-9-8-4 0-8 4-8 8 0 41 0 83 0 124-41 0-83 0-124 0-4 0-8 4-8 8 0 5 4 9 8 9 41 0 83 0 124 0 0 41 0 81 0 124 0 4 4 8 8 8 5 0 9-4 9-8 0-43 0-83 0-124 41 0 83 0 123 0 5 0 9-4 9-9z"><text:p/></draw:path><draw:path draw:style-name="gr4" draw:text-style-name="P36" svg:width="0.0382in" svg:height="0.165in" svg:x="0.3811in" svg:y="0.0165in" svg:viewBox="0 0 98 420" svg:d="M98 415c0-1-1-2-2-3-43-33-73-117-73-184 0-12 0-24 0-36 0-67 30-151 73-184 1-1 2-2 2-3 0-3-2-5-4-5s-2 1-3 1c-47 35-91 119-91 191 0 12 0 24 0 36 0 72 44 156 91 191 1 0 1 1 3 1s4-2 4-5z"><text:p/></draw:path><draw:path draw:style-name="gr4" draw:text-style-name="P36" svg:width="0.1102in" svg:height="0.0063in" svg:x="0.4378in" svg:y="0.0957in" svg:viewBox="0 0 281 17" svg:d="M281 8c0-4-4-8-9-8-87 0-176 0-264 0-4 0-8 4-8 8 0 5 4 9 8 9 88 0 177 0 264 0 5 0 9-4 9-9z"><text:p/></draw:path><draw:path draw:style-name="gr4" draw:text-style-name="P36" svg:width="0.0543in" svg:height="0.1102in" svg:x="0.5724in" svg:y="0.0311in" svg:viewBox="0 0 139 281" svg:d="M139 281c0-5 0-10 0-13-5 0-8 0-13 0-38 0-40-5-40-21 0-79 0-157 0-236 0-10 0-11-9-11-27 28-64 28-77 28 0 3 0 8 0 12 8 0 34 0 55-11 0 73 0 145 0 218 0 16-1 21-39 21-5 0-9 0-14 0 0 3 0 8 0 13 16-1 52-1 69-1s54 0 68 1z"><text:p/></draw:path><draw:path draw:style-name="gr4" draw:text-style-name="P36" svg:width="0.0378in" svg:height="0.165in" svg:x="0.6504in" svg:y="0.0165in" svg:viewBox="0 0 97 420" svg:d="M97 228c0-12 0-24 0-36 0-72-44-156-91-191-1 0-1-1-2-1-3 0-4 2-4 5 0 1 0 2 1 3 43 33 73 117 73 184 0 12 0 24 0 36 0 67-30 151-73 184-1 1-1 2-1 3 0 3 1 5 4 5 1 0 1-1 2-1 47-35 91-119 91-191z"><text:p/></draw:path><draw:path draw:style-name="gr4" draw:text-style-name="P36" svg:width="0.0567in" svg:height="0.0815in" svg:x="0.7142in" svg:y="0in" svg:viewBox="0 0 145 208" svg:d="M145 95c0-10-7-21-23-21s-32 12-48 27c-12 12-21 20-33 25 9-40 19-78 29-118 0-1 1-3 1-4 0-2-1-4-5-4-6 0-30 2-37 2-3 2-7 2-7 8 0 4 4 4 8 4 14 0 14 2 14 4s-1 4-1 7c-14 55-27 112-42 167-1 5-1 4-1 6 0 5 4 10 10 10 8 0 12-6 13-12 1-2 13-54 14-58 22 2 39 8 39 24 0 1 0 4-2 6-1 5-1 6-1 10 0 20 18 30 31 30 29 0 26-32 39-46 0-4-4-2-5-4-5 0-5 2-6 8-4 13-12 33-26 33-8 0-10-7-10-15 0-5 0-5 1-14 0-1 1-6 1-8 0-26-34-31-48-31 10-6 21-16 26-21 14-13 30-27 45-27 4 0 9 1 11 3-13 3-16 12-16 17 0 6 5 11 12 11 8 0 17-6 17-19z"><text:p/></draw:path><draw:path draw:style-name="gr4" draw:text-style-name="P36" svg:width="0.7839in" svg:height="0.0063in" svg:x="0in" svg:y="0.2079in" svg:viewBox="0 0 1992 17" svg:d="M0 0c663 0 1328 0 1992 0 0 6 0 11 0 17-664 0-1329 0-1992 0 0-6 0-11 0-17z"><text:p/></draw:path><draw:path draw:style-name="gr4" draw:text-style-name="P36" svg:width="0.0657in" svg:height="0.1102in" svg:x="0.3591in" svg:y="0.2555in" svg:viewBox="0 0 168 281" svg:d="M168 208c-4 0-6 0-10 0-2 12-6 31-9 37-4 3-31 3-40 3-25 0-51 0-77 0 16-14 30-28 46-43 65-59 90-81 90-123 0-48-37-82-89-82-48 0-79 40-79 77 0 23 22 23 23 23 7 0 21-5 21-22 0-11-7-22-21-22-4 0-5 0-6 0 9-27 32-43 56-43 39 0 57 35 57 69 0 33-21 67-44 93-27 30-54 60-81 90-5 5-5 6-5 16 53 0 104 0 157 0 4-25 7-49 11-73z"><text:p/></draw:path></draw:g></draw:g></text:span><text:span text:style-name="T14">. נניח שהוא זוגי, ולכן קיים מספר טבעי </text:span><text:span text:style-name="T14"><draw:g text:anchor-type="as-char" svg:y="-0.2272in" draw:z-index="27" draw:name="Shape30" draw:style-name="gr1"><svg:title>TexMaths</svg:title><svg:desc>12§display§m = {k \over 2}§svg§600§FALSE§</svg:desc><draw:g draw:style-name="gr2"><draw:path draw:style-name="gr3" draw:text-style-name="P35" svg:width="0.4579in" svg:height="0.3236in" svg:x="0.0031in" svg:y="0.0083in" svg:viewBox="0 0 1164 823" svg:d="M583 823c-194 0-389 0-583 0 0-274 0-549 0-823 388 0 777 0 1164 0 0 274 0 549 0 823-193 0-387 0-581 0z"><text:p/></draw:path><draw:path draw:style-name="gr4" draw:text-style-name="P36" svg:width="0.1358in" svg:height="0.0748in" svg:x="-0.0004in" svg:y="0.1535in" svg:viewBox="0 0 346 191" svg:d="M346 126c0-5-4-5-5-5-5 0-5 3-7 9-6 21-20 51-42 51-8 0-11-3-11-13 0-11 3-20 7-30 8-22 26-68 26-92 0-28-16-46-48-46s-54 19-69 41c0-5-1-19-13-30-11-9-24-11-35-11-37 0-58 28-65 37-2-24-20-37-40-37-19 0-27 17-31 24-7 14-13 40-13 41 0 5 4 3 6 5 4 0 4-2 7-10 7-30 16-50 30-50 7 0 13 3 13 19 0 8-1 13-7 35-8 32-15 65-24 97-1 7-3 17-3 19 0 7 6 11 12 11 4 0 13-4 15-12 0-1 6-20 9-31 3-12 6-26 9-38 3-9 5-19 6-28 3-8 4-14 6-21 6-13 29-51 69-51 19 0 22 15 22 28 0 11-2 23-6 35-3 17-8 33-12 49-3 16-4 19-8 33-1 8-5 23-5 25 0 7 5 11 12 11 13 0 16-11 19-24 9-34 17-69 26-102 1-5 22-55 68-55 19 0 23 14 23 28 0 24-17 72-25 95-4 10-6 15-6 23 0 21 14 35 34 35 40 0 56-61 56-65z"><text:p/></draw:path><draw:path draw:style-name="gr4" draw:text-style-name="P36" svg:width="0.1098in" svg:height="0.0382in" svg:x="0.1961in" svg:y="0.1654in" svg:viewBox="0 0 280 98" svg:d="M280 8c0-3-4-8-9-8-87 0-175 0-263 0-4 0-8 4-8 8s4 9 8 9c88 0 176 0 263 0 5 0 9-4 9-9zM280 90c0-4-4-8-9-8-87 0-175 0-263 0-4 0-8 3-8 8 0 4 4 8 8 8 88 0 176 0 263 0 5 0 9-3 9-8z"><text:p/></draw:path><draw:path draw:style-name="gr4" draw:text-style-name="P36" svg:width="0.0748in" svg:height="0.1165in" svg:x="0.3906in" svg:y="-0.0004in" svg:viewBox="0 0 191 297" svg:d="M191 133c0-13-10-26-29-26-12 0-31 2-61 36-15 17-31 34-47 40 14-59 29-119 43-178-1-1 0-5-5-5-9 0-40 4-51 5-4 0-9 0-9 8 0 5 4 5 11 5 21 0 21 2 21 7 0 3-2 6-2 9-20 80-40 161-61 242-1 6-1 7-1 10 0 9 8 11 12 11 6 0 12-4 14-9 3-3 22-81 24-92 15 1 48 8 48 36 0 3 0 5-1 8 0 6-1 11-1 16 0 24 17 41 38 41 14 0 24-6 34-22 11-19 11-29 16-43 0-4-5-4-6-4-4 0-4 1-5 7-10 32-19 53-37 53-9 0-14-5-14-20 0-7 2-17 4-23 1-7 1-10 1-13 0-28-26-40-62-45 13-7 26-21 36-31 20-23 39-41 60-41 2 0 3 0 5 1 4 0 4 0 8 3 1 1 1 1 1 2-20 2-24 18-24 23 0 6 5 15 17 15 11 0 23-10 23-26z"><text:p/></draw:path><draw:path draw:style-name="gr4" draw:text-style-name="P36" svg:width="0.0886in" svg:height="0.0063in" svg:x="0.3815in" svg:y="0.1807in" svg:viewBox="0 0 226 17" svg:d="M113 17c-37 0-76 0-113 0 0-6 0-11 0-17 76 0 150 0 226 0 0 6 0 11 0 17-38 0-76 0-113 0z"><text:p/></draw:path><draw:path draw:style-name="gr4" draw:text-style-name="P36" svg:width="0.0657in" svg:height="0.1102in" svg:x="0.3929in" svg:y="0.2299in" svg:viewBox="0 0 168 281" svg:d="M168 208c-4 0-7 0-11 0-2 12-5 31-9 37-3 4-32 4-40 4-25 0-50 0-76 0 15-15 30-29 45-44 66-58 91-81 91-123 0-48-38-82-90-82-48 0-78 38-78 77 0 23 20 23 22 23 7 0 21-5 21-22 0-11-7-23-21-23-4 0-5 0-6 1 9-27 32-43 57-43 39 0 57 34 57 69 0 33-22 67-45 93-27 30-54 60-81 90-4 5-4 5-4 16 52 0 104 0 156 0 4-25 8-49 12-73z"><text:p/></draw:path></draw:g></draw:g></text:span><text:span text:style-name="T14">, ערך הביטוי הוא </text:span><text:span text:style-name="T14"><draw:g text:anchor-type="as-char" svg:y="-0.2492in" draw:z-index="28" draw:name="Shape31" draw:style-name="gr1"><svg:title>TexMaths</svg:title><svg:desc>12§display§{1^{2m} + (-1)^{2m} \over 2}§svg§600§FALSE§</svg:desc><draw:g draw:style-name="gr2"><draw:path draw:style-name="gr3" draw:text-style-name="P35" svg:width="0.9937in" svg:height="0.3457in" svg:x="0.0079in" svg:y="0.0079in" svg:viewBox="0 0 2525 879" svg:d="M1264 879c-421 0-843 0-1264 0 0-292 0-586 0-879 841 0 1684 0 2525 0 0 293 0 587 0 879-420 0-841 0-1261 0z"><text:p/></draw:path><draw:path draw:style-name="gr4" draw:text-style-name="P36" svg:width="0.0543in" svg:height="0.1102in" svg:x="0.0142in" svg:y="0.0264in" svg:viewBox="0 0 139 281" svg:d="M139 281c0-5 0-10 0-14-5 0-8 0-13 0-37 0-40-4-40-20 0-79 0-157 0-236 0-10 0-11-9-11-25 28-63 28-77 28 0 3 0 8 0 12 10 0 34 0 55-11 0 73 0 145 0 218 0 16-1 20-38 20-5 0-9 0-13 0 0 4 0 9 0 14 14-2 49-2 67-2 17 0 54 0 68 2z"><text:p/></draw:path><draw:path draw:style-name="gr4" draw:text-style-name="P36" svg:width="0.0512in" svg:height="0.0768in" svg:x="0.0898in" svg:y="-0.0004in" svg:viewBox="0 0 131 196" svg:d="M131 143c-4 0-6 0-10 0-1 6-5 24-8 26-3 3-25 3-29 3-18 0-36 0-54 0 30-28 41-36 59-51 21-17 42-35 42-63 0-36-31-58-70-58-36 0-61 26-61 53 0 15 13 17 16 17 7 0 15-5 15-16 0-5-1-16-17-16 9-21 29-27 44-27 28 0 44 23 44 47 0 26-18 46-28 56-24 24-46 47-70 71-4 2-4 3-4 11 41 0 82 0 122 0 3-18 6-36 9-53z"><text:p/></draw:path><draw:path draw:style-name="gr4" draw:text-style-name="P36" svg:width="0.1063in" svg:height="0.052in" svg:x="0.1539in" svg:y="0.0256in" svg:viewBox="0 0 271 133" svg:d="M271 88c0-4-3-4-5-4-3 0-4 2-6 5-6 24-19 36-31 36-6 0-7-4-7-11 0-6 1-10 7-23 4-9 16-41 16-57 0-5 0-17-11-26-5-4-14-8-28-8-26 0-43 18-52 30-3-25-23-30-39-30-24 0-41 16-49 26-2-20-19-26-31-26-13 0-21 10-24 16-6 10-11 27-11 30s4 2 5 3c5 0 5-1 7-9 5-17 10-32 22-32 7 0 9 6 9 15 0 6-2 17-5 24-2 9-3 18-6 27-3 12-6 26-9 38-1 3-4 10-4 12 0 6 6 9 11 9s10-3 11-6 3-13 6-19c2-8 3-18 6-26 2-6 3-14 5-20 3-12 3-14 13-26 7-12 21-28 43-28 18 0 18 15 18 21 0 7-1 11-5 27-5 17-8 34-13 51-1 5-4 15-4 17 0 6 5 9 10 9 6 0 11-3 12-6s4-13 5-19c2-8 5-18 7-26 1-6 4-14 5-20 3-13 3-13 9-22 9-15 24-32 47-32 17 0 17 14 17 21 0 18-12 50-17 63-3 8-5 11-5 16 0 16 14 25 29 25 29 0 42-41 42-45z"><text:p/></draw:path><draw:path draw:style-name="gr4" draw:text-style-name="P36" svg:width="0.1102in" svg:height="0.1102in" svg:x="0.3209in" svg:y="0.0402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6" svg:width="0.0382in" svg:height="0.165in" svg:x="0.4945in" svg:y="0.0134in" svg:viewBox="0 0 98 420" svg:d="M98 416c0-1-1-3-2-3-43-34-73-118-73-185 0-12 0-24 0-36 0-67 30-151 73-184 1-1 2-2 2-3 0-3-2-5-4-5s-2 1-3 1c-47 35-91 119-91 191 0 12 0 24 0 36 0 72 44 156 91 191 1 1 1 1 3 1s4-3 4-4z"><text:p/></draw:path><draw:path draw:style-name="gr4" draw:text-style-name="P36" svg:width="0.1102in" svg:height="0.0063in" svg:x="0.5512in" svg:y="0.0929in" svg:viewBox="0 0 281 17" svg:d="M281 8c0-4-4-8-9-8-87 0-176 0-264 0-4 0-8 4-8 8 0 5 4 9 8 9 88 0 177 0 264 0 5 0 9-4 9-9z"><text:p/></draw:path><draw:path draw:style-name="gr4" draw:text-style-name="P36" svg:width="0.0543in" svg:height="0.1102in" svg:x="0.6858in" svg:y="0.0264in" svg:viewBox="0 0 139 281" svg:d="M139 281c0-5 0-10 0-14-5 0-8 0-13 0-38 0-40-4-40-20 0-79 0-157 0-236 0-10 0-11-9-11-27 28-64 28-77 28 0 3 0 8 0 12 8 0 34 0 55-11 0 73 0 145 0 218 0 16-1 20-39 20-5 0-9 0-14 0 0 4 0 9 0 14 15-2 52-2 69-2s54 0 68 2z"><text:p/></draw:path><draw:path draw:style-name="gr4" draw:text-style-name="P36" svg:width="0.0382in" svg:height="0.165in" svg:x="0.7634in" svg:y="0.0134in" svg:viewBox="0 0 98 420" svg:d="M98 228c0-12 0-24 0-36 0-72-44-156-91-191-1 0-1-1-2-1-3 0-5 2-5 5 0 1 1 2 2 3 44 33 74 117 74 184 0 12 0 24 0 36 0 67-30 151-74 185-1 0-2 2-2 3s2 4 5 4c1 0 1 0 2-1 47-35 91-119 91-191z"><text:p/></draw:path><draw:path draw:style-name="gr4" draw:text-style-name="P36" svg:width="0.0508in" svg:height="0.0768in" svg:x="0.826in" svg:y="-0.0004in" svg:viewBox="0 0 130 196" svg:d="M130 143c-4 0-6 0-10 0-1 6-4 24-8 26-3 3-24 3-29 3-18 0-36 0-54 0 31-28 41-36 59-51 21-17 42-35 42-63 0-36-32-58-69-58s-61 26-61 53c0 15 12 17 16 17 6 0 15-5 15-16 0-5-2-16-18-16 10-21 29-27 43-27 30 0 45 23 45 47 0 26-18 46-28 56-24 24-47 47-71 71-2 2-2 3-2 11 41 0 80 0 121 0 3-18 6-36 9-53z"><text:p/></draw:path><draw:path draw:style-name="gr4" draw:text-style-name="P36" svg:width="0.1063in" svg:height="0.052in" svg:x="0.8898in" svg:y="0.0256in" svg:viewBox="0 0 271 133" svg:d="M271 88c0-4-3-4-5-4-3 0-3 2-4 5-8 24-21 36-32 36-7 0-8-4-8-11 0-6 2-10 7-23 4-9 16-41 16-57 0-5 0-17-11-26-5-4-13-8-28-8-26 0-43 18-51 30-3-25-24-30-39-30-25 0-42 16-50 26-2-20-19-26-31-26-13 0-19 10-24 16-6 10-11 27-11 30s5 3 6 3c4 0 4-1 6-9 5-17 10-32 22-32 7 0 9 6 9 15 0 6-2 17-5 24-2 9-3 18-6 27-3 12-6 26-9 38-1 3-4 10-4 12 0 6 6 9 11 9s8-3 11-6c1-3 5-13 6-19 2-8 3-18 6-26 2-6 3-14 5-20 3-12 4-14 13-26 8-12 21-28 44-28 17 0 17 15 17 21 0 7-1 11-5 27-3 17-8 34-12 51-2 5-5 15-5 17 0 6 6 9 11 9s10-3 11-6 4-13 6-19c2-8 4-18 6-26 1-6 4-14 5-20 3-13 3-13 9-22 10-15 24-32 47-32 17 0 18 14 18 21 0 18-13 50-18 63-3 8-5 11-5 16 0 16 14 25 29 25 29 0 42-41 42-45z"><text:p/></draw:path><draw:path draw:style-name="gr4" draw:text-style-name="P36" svg:width="1.011in" svg:height="0.0063in" svg:x="-0.0004in" svg:y="0.2047in" svg:viewBox="0 0 2569 17" svg:d="M1286 17c-429 0-857 0-1286 0 0-6 0-11 0-17 856 0 1713 0 2569 0 0 6 0 11 0 17-428 0-856 0-1283 0z"><text:p/></draw:path><draw:path draw:style-name="gr4" draw:text-style-name="P36" svg:width="0.0657in" svg:height="0.1102in" svg:x="0.472in" svg:y="0.252in" svg:viewBox="0 0 168 281" svg:d="M168 208c-4 0-6 0-10 0-2 12-6 31-9 37-4 3-31 3-40 3-25 0-51 0-77 0 16-14 30-28 46-43 65-59 90-81 90-123 0-48-37-82-89-82-48 0-79 38-79 76 0 24 22 24 23 24 7 0 21-5 21-23 0-11-7-22-21-22-4 0-5 0-6 1 9-27 32-43 56-43 39 0 57 34 57 69 0 33-21 67-44 93-27 30-54 60-81 90-5 5-5 5-5 16 53 0 104 0 157 0 4-25 7-49 11-73z"><text:p/></draw:path></draw:g></draw:g></text:span><text:span text:style-name="T14">. בעזרת חוקי חזקות: </text:span><text:span text:style-name="T14"><draw:g text:anchor-type="as-char" svg:y="-0.2591in" draw:z-index="29" draw:name="Shape32" draw:style-name="gr1"><svg:title>TexMaths</svg:title><svg:desc>12§display§{1^{2m} + (-1)^(2m) \over 2} = {1 + ((-1)^2)^m \over 2} = {1 + 1^m \over 2} = 1§svg§600§FALSE§</svg:desc><draw:g draw:style-name="gr2"><draw:path draw:style-name="gr3" draw:text-style-name="P35" svg:width="3.4339in" svg:height="0.3551in" svg:x="0.0087in" svg:y="0.0087in" svg:viewBox="0 0 8723 903" svg:d="M0 0c2907 0 5816 0 8723 0 0 301 0 602 0 903-2907 0-5816 0-8723 0 0-301 0-602 0-903z"><text:p/></draw:path><draw:path draw:style-name="gr4" draw:text-style-name="P36" svg:width="0.0543in" svg:height="0.1102in" svg:x="0.0146in" svg:y="0.0362in" svg:viewBox="0 0 139 281" svg:d="M139 281c0-5 0-10 0-14-5 0-8 0-13 0-38 0-40-3-40-19 0-79 0-157 0-236 0-11 0-12-9-12-27 28-63 28-77 28 0 4 0 8 0 13 8 0 34 0 55-11 0 73 0 145 0 218 0 15-1 19-38 19-5 0-10 0-15 0 0 4 0 9 0 14 16-2 52-2 69-2s54 0 68 2z"><text:p/></draw:path><draw:path draw:style-name="gr4" draw:text-style-name="P36" svg:width="0.0512in" svg:height="0.0764in" svg:x="0.0902in" svg:y="0.0098in" svg:viewBox="0 0 131 195" svg:d="M131 141c-4 0-6 0-10 0-1 8-5 24-8 27-3 2-25 2-29 2-18 0-36 0-54 0 30-27 41-36 59-49 21-18 42-36 42-63 0-36-31-58-70-58-36 0-61 25-61 53 0 14 13 15 16 15 7 0 15-4 15-15 0-5-1-16-17-16 9-20 29-27 44-27 28 0 44 24 44 48 0 25-18 45-28 56-24 23-46 45-70 69-4 3-4 4-4 12 41 0 82 0 122 0 3-18 6-36 9-54z"><text:p/></draw:path><draw:path draw:style-name="gr4" draw:text-style-name="P36" svg:width="0.1063in" svg:height="0.052in" svg:x="0.1543in" svg:y="0.0354in" svg:viewBox="0 0 271 133" svg:d="M271 89c0-4-3-4-5-4-3 0-4 1-6 5-6 23-19 35-31 35-6 0-7-4-7-10 0-7 1-11 7-24 4-9 16-41 16-57 0-4 0-17-11-26-5-3-13-8-28-8-26 0-43 18-52 30-3-25-23-30-39-30-24 0-41 16-49 28-2-21-19-28-31-28-13 0-21 10-24 17-6 11-11 27-11 29 0 3 4 2 5 3 5 0 5 0 7-8 5-18 10-33 22-33 7 0 9 8 9 15 0 6-2 17-5 25-2 8-3 18-6 26-3 12-6 26-9 38-1 4-3 8-4 12 0 7 6 9 11 9s10-3 11-6c1-2 3-12 6-18 2-8 3-18 6-26 2-7 3-13 5-21 3-12 3-14 13-26 7-12 21-28 43-28 18 0 18 16 18 22 0 7-1 11-5 28-5 16-8 32-13 49-1 6-4 15-4 17 0 7 5 9 10 9 6 0 11-3 12-6 1-2 4-12 5-18 2-8 5-18 7-26 1-7 4-13 5-21 3-12 3-13 9-22 9-15 24-32 47-32 17 0 17 15 17 22 0 17-12 50-17 62-3 9-5 11-5 16 0 16 14 25 29 25 29 0 42-41 42-44z"><text:p/></draw:path><draw:path draw:style-name="gr4" draw:text-style-name="P36" svg:width="0.1106in" svg:height="0.1094in" svg:x="0.3213in" svg:y="0.0504in" svg:viewBox="0 0 282 279" svg:d="M282 140c0-5-5-8-10-8-40 0-81 0-122 0 0-41 0-83 0-124 0-4-5-8-8-8-5 0-10 4-10 8 0 41 0 83 0 124-41 0-82 0-122 0-5 0-10 3-10 8 0 4 5 9 10 9 40 0 81 0 122 0 0 40 0 81 0 122 0 5 5 8 10 8 3 0 8-3 8-8 0-41 0-82 0-122 41 0 82 0 122 0 5 0 10-5 10-9z"><text:p/></draw:path><draw:path draw:style-name="gr4" draw:text-style-name="P36" svg:width="0.0378in" svg:height="0.1642in" svg:x="0.4949in" svg:y="0.0232in" svg:viewBox="0 0 97 418" svg:d="M97 415c0-1-1-3-1-4-44-32-73-117-73-184 0-12 0-24 0-35 0-67 29-152 73-185 0-1 1-2 1-3 0-3-2-4-5-4-1 0-1 0-2 0-46 36-90 120-90 192 0 11 0 23 0 35 0 72 44 157 90 191 1 0 1 0 2 0 3 0 5-1 5-3z"><text:p/></draw:path><draw:path draw:style-name="gr4" draw:text-style-name="P36" svg:width="0.1102in" svg:height="0.0063in" svg:x="0.5524in" svg:y="0.1024in" svg:viewBox="0 0 281 17" svg:d="M281 8c0-4-4-8-9-8-87 0-176 0-264 0-4 0-8 4-8 8s4 9 8 9c88 0 177 0 264 0 5 0 9-5 9-9z"><text:p/></draw:path><draw:path draw:style-name="gr4" draw:text-style-name="P36" svg:width="0.0543in" svg:height="0.1102in" svg:x="0.687in" svg:y="0.0362in" svg:viewBox="0 0 139 281" svg:d="M139 281c0-5 0-10 0-14-5 0-9 0-14 0-37 0-39-3-39-19 0-79 0-157 0-236 0-11 0-12-9-12-27 28-64 28-77 28 0 4 0 8 0 13 8 0 32 0 55-11 0 73 0 145 0 218 0 15-1 19-39 19-5 0-9 0-14 0 0 4 0 9 0 14 15-2 52-2 69-2s53 0 68 2z"><text:p/></draw:path><draw:path draw:style-name="gr4" draw:text-style-name="P36" svg:width="0.0378in" svg:height="0.1642in" svg:x="0.7642in" svg:y="0.0232in" svg:viewBox="0 0 97 418" svg:d="M97 227c0-12 0-24 0-35 0-72-44-156-90-192-1 0-1 0-2 0-3 0-5 1-5 4 0 1 1 2 2 3 44 33 72 118 72 185 0 11 0 23 0 35 0 67-28 152-72 184-1 1-2 3-2 4 0 2 2 3 5 3 1 0 1 0 2 0 46-34 90-119 90-191z"><text:p/></draw:path><draw:path draw:style-name="gr4" draw:text-style-name="P36" svg:width="0.0264in" svg:height="0.1154in" svg:x="0.8315in" svg:y="0in" svg:viewBox="0 0 68 294" svg:d="M68 290c0-1-1-1-1-2-31-23-51-82-51-129 0-8 0-16 0-25 0-46 20-105 51-129 0-1 1-1 1-3 0-1-2-2-3-2h-1c-33 25-64 84-64 134 0 9 0 17 0 25 0 51 31 110 64 134 0 1 1 0 1 1 1 0 3-1 3-4z"><text:p/></draw:path><draw:path draw:style-name="gr4" draw:text-style-name="P36" svg:width="0.0657in" svg:height="0.1102in" svg:x="0.8815in" svg:y="0.0362in" svg:viewBox="0 0 168 281" svg:d="M168 207c-4 0-7 0-11 0-2 14-5 32-9 38-3 3-30 3-40 3-25 0-50 0-76 0 15-14 30-29 45-43 66-58 91-80 91-122 0-48-38-83-90-83-47 0-78 40-78 77 0 24 20 24 22 24 7 0 22-6 22-23 0-11-8-22-22-22-4 0-5 0-6 0 9-27 32-43 57-43 39 0 57 35 57 70 0 33-22 66-45 92-26 30-54 60-80 90-5 5-5 6-5 16 52 0 104 0 156 0 4-26 8-50 12-74z"><text:p/></draw:path><draw:path draw:style-name="gr4" draw:text-style-name="P36" svg:width="0.1358in" svg:height="0.0748in" svg:x="0.961in" svg:y="0.0736in" svg:viewBox="0 0 346 191" svg:d="M346 126c0-4-4-4-5-4-5 0-5 2-7 8-6 22-20 51-44 51-6 0-9-4-9-13 0-11 3-21 7-30 8-22 26-68 26-92 0-28-18-46-49-46-32 0-53 19-68 41 0-5-1-19-13-30-11-9-24-11-35-11-39 0-59 28-66 37-3-24-19-37-39-37-19 0-27 17-31 24-7 14-13 40-13 41 0 5 4 3 5 5 5 0 5-2 7-10 7-30 16-50 31-50 6 0 13 3 13 19 0 8-1 13-7 36-8 32-15 65-24 97-1 6-3 15-3 18 0 7 4 11 12 11 4 0 12-4 15-12 3-11 5-21 7-32 4-12 6-25 10-37 2-9 5-19 7-28 3-8 4-14 6-21 6-13 29-51 69-51 19 0 22 15 22 28 0 11-2 23-6 36-3 16-8 33-12 48-4 16-4 18-8 33-2 8-6 22-6 25 0 7 6 11 12 11 13 0 16-11 19-24 9-34 17-67 25-101 2-6 24-56 70-56 18 0 23 14 23 28 0 24-17 72-25 95-5 11-6 14-6 23 0 20 14 35 34 35 40 0 56-61 56-65z"><text:p/></draw:path><draw:path draw:style-name="gr4" draw:text-style-name="P36" svg:width="0.0382in" svg:height="0.1642in" svg:x="1.111in" svg:y="0.0232in" svg:viewBox="0 0 98 418" svg:d="M98 227c0-12 0-24 0-35 0-72-44-156-91-192-1 0-1 0-2 0-3 0-5 1-5 4 0 1 1 2 2 3 44 33 74 118 74 185 0 11 0 23 0 35 0 67-30 152-74 184-1 1-2 3-2 4 0 2 2 3 5 3 1 0 1 0 2 0 47-34 91-119 91-191z"><text:p/></draw:path><draw:path draw:style-name="gr4" draw:text-style-name="P36" svg:width="1.1661in" svg:height="0.0063in" svg:x="0in" svg:y="0.2138in" svg:viewBox="0 0 2963 17" svg:d="M0 0c988 0 1975 0 2963 0 0 6 0 11 0 17-988 0-1975 0-2963 0 0-6 0-11 0-17z"><text:p/></draw:path><draw:path draw:style-name="gr4" draw:text-style-name="P36" svg:width="0.0657in" svg:height="0.1102in" svg:x="0.55in" svg:y="0.2622in" svg:viewBox="0 0 168 281" svg:d="M168 207c-4 0-6 0-10 0-2 12-6 32-9 38-4 3-31 3-40 3-25 0-51 0-77 0 16-14 30-29 46-43 65-59 90-81 90-123 0-48-37-82-89-82-48 0-79 38-79 77 0 23 22 23 23 23 7 0 21-5 21-22 0-11-7-23-21-23-4 0-5 0-6 1 9-27 32-43 56-43 39 0 57 34 57 69 0 33-21 67-44 93-27 30-54 60-81 90-5 5-5 6-5 16 53 0 104 0 157 0 4-26 7-50 11-74z"><text:p/></draw:path><draw:path draw:style-name="gr4" draw:text-style-name="P36" svg:width="0.1102in" svg:height="0.0382in" svg:x="1.2421in" svg:y="0.1976in" svg:viewBox="0 0 281 98" svg:d="M281 8c0-4-5-8-9-8-87 0-176 0-264 0-4 0-8 4-8 8 0 5 4 9 8 9 88 0 177 0 264 0 4 0 9-4 9-9zM281 90c0-4-5-8-9-8-87 0-176 0-264 0-4 0-8 3-8 8 0 4 4 8 8 8 88 0 177 0 264 0 4 0 9-3 9-8z"><text:p/></draw:path><draw:path draw:style-name="gr4" draw:text-style-name="P36" svg:width="0.0543in" svg:height="0.1102in" svg:x="1.4421in" svg:y="0.0362in" svg:viewBox="0 0 139 281" svg:d="M139 281c0-5 0-10 0-14-5 0-8 0-13 0-38 0-40-3-40-19 0-79 0-157 0-236 0-11 0-12-9-12-25 28-63 28-77 28 0 4 0 8 0 13 8 0 34 0 55-11 0 73 0 145 0 218 0 15-1 19-38 19-5 0-10 0-15 0 0 4 0 9 0 14 16-2 52-2 69-2s54 0 68 2z"><text:p/></draw:path><draw:path draw:style-name="gr4" draw:text-style-name="P36" svg:width="0.1102in" svg:height="0.1094in" svg:x="1.5571in" svg:y="0.0504in" svg:viewBox="0 0 281 279" svg:d="M281 140c0-5-5-8-9-8-40 0-82 0-123 0 0-41 0-83 0-124 0-4-5-8-9-8s-8 4-8 8c0 41 0 83 0 124-41 0-83 0-124 0-4 0-8 3-8 8 0 4 4 9 8 9 41 0 83 0 124 0 0 40 0 81 0 122 0 5 4 8 8 8s9-3 9-8c0-41 0-82 0-122 41 0 83 0 123 0 4 0 9-5 9-9z"><text:p/></draw:path><draw:path draw:style-name="gr4" draw:text-style-name="P36" svg:width="0.0378in" svg:height="0.1642in" svg:x="1.7299in" svg:y="0.0232in" svg:viewBox="0 0 97 418" svg:d="M97 415c0-1-1-3-1-4-44-32-73-117-73-184 0-12 0-24 0-35 0-67 29-152 73-185 0-1 1-2 1-3 0-3-2-4-3-4-2 0-3 0-4 0-46 36-90 120-90 192 0 11 0 23 0 35 0 72 44 157 90 191 1 0 2 0 4 0 1 0 3-1 3-3z"><text:p/></draw:path><draw:path draw:style-name="gr4" draw:text-style-name="P36" svg:width="0.0378in" svg:height="0.1642in" svg:x="1.7945in" svg:y="0.0232in" svg:viewBox="0 0 97 418" svg:d="M97 415c0-1-1-3-2-4-43-32-72-117-72-184 0-12 0-24 0-35 0-67 29-152 72-185 1-1 2-2 2-3 0-3-2-4-5-4-1 0-1 0-2 0-47 36-90 120-90 192 0 11 0 23 0 35 0 72 43 157 90 191 1 0 1 0 2 0 3 0 5-1 5-3z"><text:p/></draw:path><draw:path draw:style-name="gr4" draw:text-style-name="P36" svg:width="0.1106in" svg:height="0.0063in" svg:x="1.8512in" svg:y="0.1024in" svg:viewBox="0 0 282 17" svg:d="M282 8c0-4-5-8-10-8-87 0-175 0-262 0-5 0-10 4-10 8s5 9 10 9c87 0 175 0 262 0 5 0 10-5 10-9z"><text:p/></draw:path><draw:path draw:style-name="gr4" draw:text-style-name="P36" svg:width="0.0543in" svg:height="0.1102in" svg:x="1.9858in" svg:y="0.0362in" svg:viewBox="0 0 139 281" svg:d="M139 281c0-5 0-10 0-14-5 0-8 0-13 0-37 0-38-3-38-19 0-79 0-157 0-236 0-11 0-12-11-12-25 28-63 28-77 28 0 4 0 8 0 13 10 0 34 0 56-11 0 73 0 145 0 218 0 15-2 19-39 19-5 0-9 0-13 0 0 4 0 9 0 14 14-2 50-2 68-2 17 0 53 0 67 2z"><text:p/></draw:path><draw:path draw:style-name="gr4" draw:text-style-name="P36" svg:width="0.0378in" svg:height="0.1642in" svg:x="2.0638in" svg:y="0.0232in" svg:viewBox="0 0 97 418" svg:d="M97 227c0-12 0-24 0-35 0-72-44-156-90-192-1 0-2 0-3 0-2 0-4 1-4 4 0 1 1 2 1 3 45 33 73 118 73 185 0 11 0 23 0 35 0 67-28 152-73 184 0 1-1 3-1 4 0 2 2 3 4 3 1 0 2 0 3 0 46-34 90-119 90-191z"><text:p/></draw:path><draw:path draw:style-name="gr4" draw:text-style-name="P36" svg:width="0.0512in" svg:height="0.0764in" svg:x="2.1264in" svg:y="0.0098in" svg:viewBox="0 0 131 195" svg:d="M131 141c-4 0-7 0-11 0 0 8-4 24-7 27-3 2-25 2-29 2-18 0-37 0-55 0 31-27 42-36 60-49 21-18 42-36 42-63 0-36-31-58-70-58-36 0-61 25-61 53 0 14 13 15 16 15 7 0 15-4 15-15 0-5-2-16-17-16 9-20 29-27 44-27 28 0 44 24 44 48 0 25-18 45-28 56-24 23-46 45-70 69-4 3-4 4-4 12 41 0 80 0 121 0 4-18 6-36 10-54z"><text:p/></draw:path><draw:path draw:style-name="gr4" draw:text-style-name="P36" svg:width="0.0378in" svg:height="0.1642in" svg:x="2.2028in" svg:y="0.0232in" svg:viewBox="0 0 97 418" svg:d="M97 227c0-12 0-24 0-35 0-72-44-156-90-192-1 0-1 0-2 0-3 0-5 1-5 4 0 1 1 2 2 3 44 33 72 118 72 185 0 11 0 23 0 35 0 67-28 152-72 184-1 1-2 3-2 4 0 2 2 3 5 3 1 0 1 0 2 0 46-34 90-119 90-191z"><text:p/></draw:path><draw:path draw:style-name="gr4" draw:text-style-name="P36" svg:width="0.1063in" svg:height="0.052in" svg:x="2.2634in" svg:y="0.0354in" svg:viewBox="0 0 271 133" svg:d="M271 89c0-4-3-4-5-4-3 0-3 1-4 5-8 23-21 35-32 35-7 0-8-4-8-10 0-7 2-11 7-24 4-9 16-41 16-57 0-4 0-17-11-26-5-3-13-8-28-8-26 0-43 18-51 30-3-25-24-30-39-30-25 0-42 16-50 28-2-21-19-28-31-28-13 0-21 10-24 17-6 11-11 27-11 29 0 3 5 3 6 3 4 0 4 0 6-8 5-18 10-33 22-33 7 0 9 8 9 15 0 6-2 17-5 25-2 8-3 18-6 26-3 12-6 26-9 38-1 4-3 8-4 12 0 7 6 9 11 9s8-3 11-6c2-2 5-12 6-18 2-8 3-18 6-26 2-7 3-13 5-21 3-12 4-14 13-26 8-12 21-28 44-28 17 0 17 16 17 22 0 7-1 11-5 28-3 16-8 32-12 49-2 6-5 15-5 17 0 7 6 9 11 9s10-3 11-6c1-2 4-12 6-18 2-8 4-18 6-26 1-7 4-13 5-21 3-12 3-13 9-22 10-15 24-32 47-32 17 0 18 15 18 22 0 17-13 50-18 62-3 9-5 11-5 16 0 16 14 25 29 25 29 0 42-41 42-44z"><text:p/></draw:path><draw:path draw:style-name="gr4" draw:text-style-name="P36" svg:width="0.9567in" svg:height="0.0063in" svg:x="1.4276in" svg:y="0.2138in" svg:viewBox="0 0 2431 17" svg:d="M0 0c810 0 1620 0 2431 0 0 6 0 11 0 17-811 0-1621 0-2431 0 0-6 0-11 0-17z"><text:p/></draw:path><draw:path draw:style-name="gr4" draw:text-style-name="P36" svg:width="0.0657in" svg:height="0.1102in" svg:x="1.8724in" svg:y="0.2622in" svg:viewBox="0 0 168 281" svg:d="M168 207c-4 0-7 0-11 0-2 12-5 32-9 38-3 3-30 3-40 3-25 0-50 0-76 0 15-14 30-29 45-43 66-59 91-81 91-123 0-48-38-82-90-82-47 0-78 38-78 77 0 23 20 23 22 23 7 0 22-5 22-22 0-11-8-23-22-23-4 0-5 0-6 1 9-27 32-43 57-43 39 0 57 34 57 69 0 33-22 67-45 93-26 30-54 60-80 90-5 5-5 6-5 16 52 0 104 0 156 0 4-26 8-50 12-74z"><text:p/></draw:path><draw:path draw:style-name="gr4" draw:text-style-name="P36" svg:width="0.1102in" svg:height="0.0382in" svg:x="2.4594in" svg:y="0.1976in" svg:viewBox="0 0 281 98" svg:d="M281 8c0-4-4-8-9-8-87 0-176 0-264 0-3 0-8 4-8 8 0 5 5 9 8 9 88 0 177 0 264 0 5 0 9-4 9-9zM281 90c0-4-4-8-9-8-87 0-176 0-264 0-3 0-8 3-8 8 0 4 5 8 8 8 88 0 177 0 264 0 5 0 9-3 9-8z"><text:p/></draw:path><draw:path draw:style-name="gr4" draw:text-style-name="P36" svg:width="0.0543in" svg:height="0.1102in" svg:x="2.6602in" svg:y="0.0362in" svg:viewBox="0 0 139 281" svg:d="M139 281c0-5 0-10 0-14-5 0-8 0-13 0-38 0-40-3-40-19 0-79 0-157 0-236 0-11 0-12-9-12-27 28-64 28-77 28 0 4 0 8 0 13 8 0 34 0 55-11 0 73 0 145 0 218 0 15-1 19-38 19-5 0-10 0-15 0 0 4 0 9 0 14 16-2 52-2 69-2s54 0 68 2z"><text:p/></draw:path><draw:path draw:style-name="gr4" draw:text-style-name="P36" svg:width="0.1102in" svg:height="0.1094in" svg:x="2.7744in" svg:y="0.0504in" svg:viewBox="0 0 281 279" svg:d="M281 140c0-5-4-8-9-8-40 0-82 0-123 0 0-41 0-83 0-124 0-4-5-8-9-8s-8 4-8 8c0 41 0 83 0 124-41 0-83 0-124 0-3 0-8 3-8 8 0 4 5 9 8 9 41 0 83 0 124 0 0 40 0 81 0 122 0 5 4 8 8 8s9-3 9-8c0-41 0-82 0-122 41 0 83 0 123 0 5 0 9-5 9-9z"><text:p/></draw:path><draw:path draw:style-name="gr4" draw:text-style-name="P36" svg:width="0.0543in" svg:height="0.1102in" svg:x="2.9461in" svg:y="0.0362in" svg:viewBox="0 0 139 281" svg:d="M139 281c0-5 0-10 0-14-5 0-8 0-13 0-37 0-38-3-38-19 0-79 0-157 0-236 0-11 0-12-11-12-25 28-63 28-77 28 0 4 0 8 0 13 10 0 34 0 56-11 0 73 0 145 0 218 0 15-2 19-39 19-5 0-9 0-13 0 0 4 0 9 0 14 14-2 50-2 68-2 17 0 53 0 67 2z"><text:p/></draw:path><draw:path draw:style-name="gr4" draw:text-style-name="P36" svg:width="0.1063in" svg:height="0.052in" svg:x="3.0197in" svg:y="0.0354in" svg:viewBox="0 0 271 133" svg:d="M271 89c0-4-3-4-5-4-3 0-3 1-4 5-8 23-21 35-32 35-7 0-8-4-8-10 0-7 2-11 7-24 4-9 16-41 16-57 0-4 0-17-11-26-5-3-13-8-28-8-26 0-42 18-51 30-3-25-24-30-39-30-25 0-42 16-50 28-2-21-19-28-31-28-13 0-19 10-24 17-6 11-11 27-11 29 0 3 5 3 6 3 4 0 4 0 6-8 5-18 10-33 22-33 7 0 9 8 9 15 0 6-2 17-5 25-2 8-3 18-6 26-3 12-6 26-9 38-1 4-3 8-4 12 0 7 6 9 11 9s8-3 11-6c2-2 5-12 6-18 2-8 3-18 6-26 2-7 3-13 5-21 3-12 4-14 13-26 8-12 21-28 44-28 17 0 17 16 17 22 0 7-1 11-5 28-3 16-8 32-12 49-2 6-5 15-5 17 0 7 6 9 11 9s10-3 11-6c1-2 4-12 6-18 2-8 4-18 6-26 2-7 4-13 5-21 3-12 3-13 9-22 10-15 24-32 47-32 17 0 18 15 18 22 0 17-13 50-18 62-3 9-3 11-3 16 0 16 12 25 27 25 29 0 42-41 42-44z"><text:p/></draw:path><draw:path draw:style-name="gr4" draw:text-style-name="P36" svg:width="0.4945in" svg:height="0.0063in" svg:x="2.6453in" svg:y="0.2138in" svg:viewBox="0 0 1257 17" svg:d="M0 0c419 0 839 0 1257 0 0 6 0 11 0 17-418 0-838 0-1257 0 0-6 0-11 0-17z"><text:p/></draw:path><draw:path draw:style-name="gr4" draw:text-style-name="P36" svg:width="0.0657in" svg:height="0.1102in" svg:x="2.8598in" svg:y="0.2622in" svg:viewBox="0 0 168 281" svg:d="M168 207c-4 0-7 0-11 0-2 12-5 32-9 38-3 3-30 3-40 3-25 0-50 0-76 0 15-14 30-29 45-43 66-59 91-81 91-123 0-48-38-82-90-82-47 0-78 38-78 77 0 23 20 23 22 23 7 0 22-5 22-22 0-11-8-23-22-23-4 0-5 0-6 1 9-27 32-43 57-43 39 0 57 34 57 69 0 33-22 67-45 93-27 30-54 60-81 90-4 5-4 6-4 16 52 0 104 0 156 0 4-26 8-50 12-74z"><text:p/></draw:path><draw:path draw:style-name="gr4" draw:text-style-name="P36" svg:width="0.1102in" svg:height="0.0382in" svg:x="3.2157in" svg:y="0.1976in" svg:viewBox="0 0 281 98" svg:d="M281 8c0-4-4-8-9-8-87 0-176 0-264 0-3 0-8 4-8 8 0 5 5 9 8 9 88 0 177 0 264 0 5 0 9-4 9-9zM281 90c0-4-4-8-9-8-87 0-176 0-264 0-3 0-8 3-8 8 0 4 5 8 8 8 88 0 177 0 264 0 5 0 9-3 9-8z"><text:p/></draw:path><draw:path draw:style-name="gr4" draw:text-style-name="P36" svg:width="0.0543in" svg:height="0.1102in" svg:x="3.3965in" svg:y="0.148in" svg:viewBox="0 0 139 281" svg:d="M139 281c0-5 0-10 0-14-5 0-8 0-13 0-38 0-40-4-40-20 0-79 0-157 0-236 0-10 0-11-9-11-27 28-64 28-77 28 0 4 0 8 0 13 8 0 34 0 55-12 0 73 0 145 0 218 0 16-1 20-39 20-5 0-9 0-14 0 0 4 0 9 0 14 15-2 52-2 69-2s54 0 68 2z"><text:p/></draw:path></draw:g></draw:g></text:span><text:span text:style-name="T14">, לכן במקומות הזוגיים ערך ביטוי זה הוא 1. </text:span><text:span text:style-name="T15">נסתכל עתה על המקרים בהם k הוא מספר אי־זוגי. אם הוא אי־זוגי קיים מספר </text:span><text:span text:style-name="T15"><draw:g text:anchor-type="as-char" svg:y="-0.2272in" draw:z-index="30" draw:name="Shape33" draw:style-name="gr1"><svg:title>TexMaths</svg:title><svg:desc>12§display§m = {k - 1 \over 2}§svg§600§FALSE§</svg:desc><draw:g draw:style-name="gr2"><draw:path draw:style-name="gr3" draw:text-style-name="P35" svg:width="0.7445in" svg:height="0.3236in" svg:x="0.0031in" svg:y="0.0083in" svg:viewBox="0 0 1892 823" svg:d="M947 823c-316 0-631 0-947 0 0-274 0-549 0-823 630 0 1262 0 1892 0 0 274 0 549 0 823-315 0-630 0-945 0z"><text:p/></draw:path><draw:path draw:style-name="gr4" draw:text-style-name="P36" svg:width="0.1358in" svg:height="0.0748in" svg:x="-0.0004in" svg:y="0.1535in" svg:viewBox="0 0 346 191" svg:d="M346 126c0-5-4-5-5-5-5 0-5 3-6 9-7 21-20 51-43 51-7 0-11-3-11-13 0-11 5-20 8-30 8-22 26-68 26-92 0-28-17-46-49-46s-54 19-69 41c0-5-1-19-13-30-11-9-24-11-35-11-37 0-58 28-65 37-2-24-20-37-40-37-19 0-27 17-31 24-7 14-13 40-13 41 0 5 4 3 6 5 4 0 4-2 7-10 7-30 16-50 30-50 7 0 13 3 13 19 0 8-1 13-6 35-8 32-16 65-25 97-1 7-3 17-3 19 0 7 6 11 12 11 4 0 13-4 15-12 1-1 6-20 9-31 3-12 6-26 9-38 3-9 5-19 7-28 2-8 4-14 5-21 6-13 29-51 69-51 19 0 22 15 22 28 0 11-2 23-6 35-3 17-8 33-12 49-3 16-4 19-8 33-1 8-5 23-5 25 0 7 6 11 12 11 13 0 16-11 19-24 9-34 17-69 26-102 1-5 22-55 69-55 18 0 23 14 23 28 0 24-18 72-26 95-4 10-6 15-6 23 0 21 15 35 35 35 39 0 55-61 55-65z"><text:p/></draw:path><draw:path draw:style-name="gr4" draw:text-style-name="P36" svg:width="0.1102in" svg:height="0.0382in" svg:x="0.1961in" svg:y="0.1654in" svg:viewBox="0 0 281 98" svg:d="M281 8c0-3-4-8-8-8-88 0-177 0-265 0-4 0-8 4-8 8s4 9 8 9c88 0 177 0 265 0 4 0 8-4 8-9zM281 90c0-4-4-8-8-8-88 0-177 0-265 0-4 0-8 3-8 8 0 4 4 8 8 8 88 0 177 0 265 0 4 0 8-3 8-8z"><text:p/></draw:path><draw:path draw:style-name="gr4" draw:text-style-name="P36" svg:width="0.0748in" svg:height="0.1165in" svg:x="0.3909in" svg:y="-0.0004in" svg:viewBox="0 0 191 297" svg:d="M191 133c0-13-10-26-29-26-12 0-31 2-61 36-15 17-31 34-47 40 14-59 29-119 43-178-1-1 0-5-5-5-9 0-40 4-51 5-4 0-9 0-9 8 0 5 4 5 11 5 19 0 21 2 21 7 0 3-2 6-2 9-20 80-40 161-61 242-1 6-1 7-1 10 0 9 8 11 12 11 5 0 12-4 14-9 3-3 21-81 23-92 15 1 49 8 49 36 0 3 0 5-1 8-1 6-1 11-1 16 0 24 17 41 38 41 14 0 24-6 34-22 11-19 10-29 14-43 0-4-3-4-4-4-4 0-5 1-6 7-9 32-18 53-36 53-9 0-14-5-14-20 0-7 2-17 3-23 2-7 2-10 2-13 0-28-26-40-62-45 13-7 26-21 36-31 20-23 39-41 60-41 2 0 3 0 3 1 6 0 6 0 10 3 0 1 0 1 1 2-20 2-24 18-24 23 0 6 5 15 16 15 12 0 24-10 24-26z"><text:p/></draw:path><draw:path draw:style-name="gr4" draw:text-style-name="P36" svg:width="0.1102in" svg:height="0.0063in" svg:x="0.5165in" svg:y="0.0701in" svg:viewBox="0 0 281 17" svg:d="M281 8c0-4-4-8-8-8-88 0-177 0-265 0-3 0-8 4-8 8 0 5 5 9 8 9 88 0 177 0 265 0 4 0 8-4 8-9z"><text:p/></draw:path><draw:path draw:style-name="gr4" draw:text-style-name="P36" svg:width="0.0543in" svg:height="0.1102in" svg:x="0.6882in" svg:y="0.0035in" svg:viewBox="0 0 139 281" svg:d="M139 281c0-5 0-10 0-13-5 0-8 0-13 0-38 0-40-5-40-21 0-79 0-157 0-236 0-10 0-11-9-11-25 26-63 26-77 26 0 5 0 9 0 14 8 0 34 0 55-11 0 73 0 145 0 218 0 16-1 21-38 21-5 0-10 0-15 0 0 3 0 8 0 13 16-1 52-1 69-1s54 0 68 1z"><text:p/></draw:path><draw:path draw:style-name="gr4" draw:text-style-name="P36" svg:width="0.3748in" svg:height="0.0063in" svg:x="0.3815in" svg:y="0.1807in" svg:viewBox="0 0 953 17" svg:d="M477 17c-159 0-319 0-477 0 0-6 0-11 0-17 318 0 635 0 953 0 0 6 0 11 0 17-160 0-318 0-476 0z"><text:p/></draw:path><draw:path draw:style-name="gr4" draw:text-style-name="P36" svg:width="0.0657in" svg:height="0.1102in" svg:x="0.5358in" svg:y="0.2299in" svg:viewBox="0 0 168 281" svg:d="M168 208c-4 0-7 0-11 0-2 12-5 31-9 37-3 4-30 4-40 4-25 0-50 0-76 0 15-15 30-29 45-44 66-58 91-81 91-123 0-48-38-82-90-82-47 0-78 38-78 77 0 23 20 23 22 23 7 0 22-5 22-22 0-11-8-23-22-23-4 0-4 0-6 1 10-27 33-43 57-43 39 0 57 34 57 69 0 33-22 67-45 93-26 30-54 60-80 90-5 5-5 5-5 16 52 0 104 0 156 0 4-25 8-49 12-73z"><text:p/></draw:path></draw:g></draw:g></text:span><text:span text:style-name="T15"><text:s/>(המספר האי־זוגי הטבעי הקטן ביותר הוא 1 ולכן זה נכון עבור כל מספר אי־זוגי). </text:span><text:span text:style-name="T16">נציב את m באותו הביטוי ונקבל </text:span><text:span text:style-name="T16"><draw:g text:anchor-type="as-char" svg:y="-0.2492in" draw:z-index="31" draw:name="Shape34" draw:style-name="gr1"><svg:title>TexMaths</svg:title><svg:desc>12§display§{1^{2m + 1} + (-1)^{2m + 1} \over 2} = {1 + (-1) \cdot (-1)^{2m} \over 2} = 
{1 + (-1) \over 2} = 0§svg§600§FALSE§</svg:desc><draw:g draw:style-name="gr2"><draw:path draw:style-name="gr3" draw:text-style-name="P35" svg:width="4.0551in" svg:height="0.3457in" svg:x="0.0079in" svg:y="0.0079in" svg:viewBox="0 0 10301 879" svg:d="M5151 879c-1717 0-3434 0-5151 0 0-292 0-586 0-879 3434 0 6867 0 10301 0 0 293 0 587 0 879-1717 0-3434 0-5150 0z"><text:p/></draw:path><draw:path draw:style-name="gr4" draw:text-style-name="P36" svg:width="0.0539in" svg:height="0.1102in" svg:x="0.0146in" svg:y="0.0264in" svg:viewBox="0 0 138 281" svg:d="M138 281c0-5 0-10 0-14-5 0-8 0-13 0-37 0-39-4-39-20 0-79 0-157 0-236 0-10 0-11-10-11-26 28-63 28-76 28 0 3 0 8 0 12 8 0 32 0 55-11 0 73 0 145 0 218 0 16-2 20-39 20-5 0-9 0-14 0 0 4 0 9 0 14 15-2 51-2 69-2 17 0 53 0 67 2z"><text:p/></draw:path><draw:path draw:style-name="gr4" draw:text-style-name="P36" svg:width="0.0512in" svg:height="0.0768in" svg:x="0.0898in" svg:y="-0.0004in" svg:viewBox="0 0 131 196" svg:d="M131 143c-4 0-6 0-10 0-1 6-3 24-8 26-3 3-25 3-29 3-18 0-36 0-54 0 31-28 41-36 59-51 21-17 42-35 42-63 0-36-31-58-69-58-37 0-62 26-62 53 0 15 13 17 16 17 7 0 15-5 15-16 0-5-1-16-17-16 10-21 29-27 44-27 28 0 44 23 44 47 0 26-18 46-28 56-24 24-46 47-70 71-4 2-4 3-4 11 41 0 82 0 122 0 3-18 6-36 9-53z"><text:p/></draw:path><draw:path draw:style-name="gr4" draw:text-style-name="P36" svg:width="0.1063in" svg:height="0.052in" svg:x="0.1539in" svg:y="0.0256in" svg:viewBox="0 0 271 133" svg:d="M271 88c0-4-3-4-5-4-3 0-3 2-4 5-8 24-21 36-32 36-7 0-8-4-8-11 0-6 2-10 7-23 4-9 16-41 16-57 0-5 0-17-11-26-5-4-13-8-28-8-26 0-43 18-51 30-3-25-24-30-39-30-25 0-42 16-50 26-2-20-19-26-31-26-13 0-19 10-24 16-6 10-11 27-11 30s5 3 6 3c4 0 4-1 6-9 5-17 10-32 22-32 7 0 9 6 9 15 0 6-2 17-5 24-2 9-3 18-6 27-3 12-6 26-9 38-1 3-4 10-4 12 0 6 6 9 11 9s8-3 11-6c1-3 5-13 6-19 2-8 3-18 6-26 2-6 3-14 5-20 3-12 4-14 13-26 8-12 21-28 44-28 17 0 17 15 17 21 0 7-1 11-5 27-3 17-8 34-12 51-2 5-5 15-5 17 0 6 6 9 11 9s10-3 11-6 4-13 6-19c2-8 4-18 6-26 1-6 4-14 5-20 3-13 3-13 9-22 10-15 24-32 47-32 17 0 18 14 18 21 0 18-13 50-18 63-3 8-5 11-5 16 0 16 14 25 29 25 29 0 42-41 42-45z"><text:p/></draw:path><draw:path draw:style-name="gr4" draw:text-style-name="P36" svg:width="0.0772in" svg:height="0.0772in" svg:x="0.2732in" svg:y="0.0102in" svg:viewBox="0 0 197 197" svg:d="M197 98c0-3-3-6-6-6-29 0-58 0-87 0 0-28 0-57 0-86 0-4-2-6-6-6-3 0-6 2-6 6 0 29 0 58 0 86-28 0-57 0-86 0-4 0-6 3-6 6 0 4 2 6 6 6 29 0 58 0 86 0 0 29 0 58 0 87 0 3 3 6 6 6 4 0 6-3 6-6 0-29 0-58 0-87 29 0 58 0 87 0 3 0 6-2 6-6z"><text:p/></draw:path><draw:path draw:style-name="gr4" draw:text-style-name="P36" svg:width="0.0421in" svg:height="0.0768in" svg:x="0.3693in" svg:y="-0.0004in" svg:viewBox="0 0 108 196" svg:d="M108 196c0-4 0-8 0-10-4 0-7 0-11 0-30 0-30-5-30-14 0-54 0-110 0-164 0-8 0-8-8-8-19 19-46 19-59 19 0 4 0 7 0 11 7 0 28 0 43-8 0 50 0 99 0 150 0 9 0 14-29 14-3 0-8 0-12 0 0 2 0 6 0 10 18-2 35-2 53-2s35 0 53 2z"><text:p/></draw:path><draw:path draw:style-name="gr4" draw:text-style-name="P36" svg:width="0.1102in" svg:height="0.1102in" svg:x="0.4776in" svg:y="0.0402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6" svg:width="0.0378in" svg:height="0.165in" svg:x="0.6512in" svg:y="0.0134in" svg:viewBox="0 0 97 420" svg:d="M97 416c0-1 0-3-1-3-43-34-73-118-73-185 0-12 0-24 0-36 0-67 30-151 73-184 1-1 1-2 1-3 0-3-1-5-3-5s-2 1-3 1c-47 35-91 119-91 191 0 12 0 24 0 36 0 72 44 156 91 191 1 1 1 1 3 1s3-3 3-4z"><text:p/></draw:path><draw:path draw:style-name="gr4" draw:text-style-name="P36" svg:width="0.1102in" svg:height="0.0063in" svg:x="0.7083in" svg:y="0.0929in" svg:viewBox="0 0 281 17" svg:d="M281 8c0-4-4-8-9-8-87 0-176 0-264 0-4 0-8 4-8 8 0 5 4 9 8 9 88 0 177 0 264 0 5 0 9-4 9-9z"><text:p/></draw:path><draw:path draw:style-name="gr4" draw:text-style-name="P36" svg:width="0.0543in" svg:height="0.1102in" svg:x="0.8429in" svg:y="0.0264in" svg:viewBox="0 0 139 281" svg:d="M139 281c0-5 0-10 0-14-5 0-8 0-13 0-38 0-40-4-40-20 0-79 0-157 0-236 0-10 0-11-9-11-27 28-64 28-77 28 0 3 0 8 0 12 8 0 34 0 55-11 0 73 0 145 0 218 0 16-1 20-38 20-5 0-10 0-15 0 0 4 0 9 0 14 16-2 52-2 69-2s54 0 68 2z"><text:p/></draw:path><draw:path draw:style-name="gr4" draw:text-style-name="P36" svg:width="0.0378in" svg:height="0.165in" svg:x="0.9209in" svg:y="0.0134in" svg:viewBox="0 0 97 420" svg:d="M97 228c0-12 0-24 0-36 0-72-44-156-91-191-1 0-1-1-2-1-3 0-4 2-4 5 0 1 0 2 1 3 45 33 73 117 73 184 0 12 0 24 0 36 0 67-28 151-73 185-1 0-1 2-1 3s1 4 4 4c1 0 2 0 2-1 47-35 91-119 91-191z"><text:p/></draw:path><draw:path draw:style-name="gr4" draw:text-style-name="P36" svg:width="0.0508in" svg:height="0.0768in" svg:x="0.9831in" svg:y="-0.0004in" svg:viewBox="0 0 130 196" svg:d="M130 143c-4 0-6 0-10 0-1 6-4 24-7 26-3 3-25 3-30 3-18 0-36 0-54 0 31-28 42-36 59-51 22-17 42-35 42-63 0-36-32-58-69-58s-61 26-61 53c0 15 12 17 16 17 7 0 15-5 15-16 0-5-2-16-18-16 10-21 30-27 43-27 30 0 46 23 46 47 0 26-19 46-28 56-24 24-48 47-72 71-2 2-2 3-2 11 41 0 80 0 121 0 3-18 6-36 9-53z"><text:p/></draw:path><draw:path draw:style-name="gr4" draw:text-style-name="P36" svg:width="0.1063in" svg:height="0.052in" svg:x="1.0472in" svg:y="0.0256in" svg:viewBox="0 0 271 133" svg:d="M271 88c0-4-3-3-5-4-4 0-4 2-6 5-7 24-19 36-31 36-6 0-7-4-7-11 0-6 1-10 6-23 4-9 16-41 16-57 0-5 0-17-11-26-5-4-13-8-28-8-26 0-42 18-51 30-3-25-23-30-39-30-24 0-41 16-50 26-1-20-19-26-31-26s-20 10-23 16c-7 10-11 27-11 30s4 3 5 3c3 0 5-1 6-9 5-17 11-32 21-32 9 0 10 6 10 15 0 6-2 17-4 24-2 9-4 18-7 27-3 12-6 26-9 38-2 3-3 10-3 12 0 6 5 9 10 9 6 0 11-3 12-6s3-13 5-19c2-8 4-18 7-26 1-6 3-14 5-20 2-12 3-14 12-26 8-12 22-28 44-28 17 0 18 15 18 21 0 7-1 11-6 27-4 17-8 34-12 51-1 5-4 15-4 17 0 6 5 9 10 9s10-3 12-6 4-13 5-19c2-8 3-18 6-26 2-6 3-14 6-20 2-13 2-13 8-22 10-15 24-32 48-32 16 0 17 14 17 21 0 18-13 50-17 63-3 8-5 11-5 16 0 16 14 25 28 25 30 0 43-41 43-45z"><text:p/></draw:path><draw:path draw:style-name="gr4" draw:text-style-name="P36" svg:width="0.0772in" svg:height="0.0772in" svg:x="1.1657in" svg:y="0.0102in" svg:viewBox="0 0 197 197" svg:d="M197 98c0-3-3-6-6-6-29 0-58 0-87 0 0-28 0-57 0-86 0-4-3-6-6-6s-6 2-6 6c0 29 0 58 0 86-28 0-57 0-86 0-2 0-6 3-6 6 0 4 4 6 6 6 29 0 58 0 86 0 0 29 0 58 0 87 0 3 3 6 6 6s6-3 6-6c0-29 0-58 0-87 29 0 58 0 87 0 3 0 6-2 6-6z"><text:p/></draw:path><draw:path draw:style-name="gr4" draw:text-style-name="P36" svg:width="0.0417in" svg:height="0.0768in" svg:x="1.2626in" svg:y="-0.0004in" svg:viewBox="0 0 107 196" svg:d="M107 196c0-4 0-8 0-10-4 0-7 0-11 0-30 0-30-5-30-14 0-54 0-110 0-164 0-8 0-8-8-8-20 19-46 19-58 19 0 4 0 7 0 11 7 0 26 0 43-8 0 50 0 99 0 150 0 9 0 14-30 14-3 0-7 0-11 0 0 2 0 6 0 10 17-2 35-2 52-2 18 0 35 0 53 2z"><text:p/></draw:path><draw:path draw:style-name="gr4" draw:text-style-name="P36" svg:width="1.3248in" svg:height="0.0063in" svg:x="-0.0004in" svg:y="0.2047in" svg:viewBox="0 0 3366 17" svg:d="M1682 17c-560 0-1122 0-1682 0 0-6 0-11 0-17 1122 0 2244 0 3366 0 0 6 0 11 0 17-562 0-1123 0-1684 0z"><text:p/></draw:path><draw:path draw:style-name="gr4" draw:text-style-name="P36" svg:width="0.0657in" svg:height="0.1102in" svg:x="0.6287in" svg:y="0.252in" svg:viewBox="0 0 168 281" svg:d="M168 208c-4 0-6 0-10 0-2 12-6 31-9 37-4 3-31 3-41 3-25 0-50 0-76 0 15-14 30-28 45-43 66-59 91-81 91-123 0-48-37-82-89-82-48 0-79 38-79 76 0 24 22 24 23 24 7 0 21-5 21-23 0-11-7-22-22-22-3 0-4 0-5 1 9-27 32-43 56-43 39 0 57 34 57 69 0 33-21 67-45 93-26 30-54 60-80 90-5 5-5 5-5 16 52 0 104 0 156 0 4-25 8-49 12-73z"><text:p/></draw:path><draw:path draw:style-name="gr4" draw:text-style-name="P36" svg:width="0.1102in" svg:height="0.0382in" svg:x="1.3996in" svg:y="0.1878in" svg:viewBox="0 0 281 98" svg:d="M281 8c0-4-4-8-9-8-87 0-176 0-264 0-4 0-8 4-8 8 0 5 4 9 8 9 88 0 177 0 264 0 5 0 9-4 9-9zM281 90c0-5-4-8-9-8-87 0-176 0-264 0-4 0-8 3-8 8s4 8 8 8c88 0 177 0 264 0 5 0 9-3 9-8z"><text:p/></draw:path><draw:path draw:style-name="gr4" draw:text-style-name="P36" svg:width="0.0543in" svg:height="0.1102in" svg:x="1.6004in" svg:y="0.0264in" svg:viewBox="0 0 139 281" svg:d="M139 281c0-5 0-10 0-14-5 0-8 0-13 0-38 0-40-4-40-20 0-79 0-157 0-236 0-10 0-11-9-11-27 28-64 28-77 28 0 3 0 8 0 12 8 0 34 0 55-11 0 73 0 145 0 218 0 16-1 20-39 20-5 0-9 0-14 0 0 4 0 9 0 14 15-2 52-2 69-2s53 0 68 2z"><text:p/></draw:path><draw:path draw:style-name="gr4" draw:text-style-name="P36" svg:width="0.1102in" svg:height="0.1102in" svg:x="1.715in" svg:y="0.0402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6" svg:width="0.0378in" svg:height="0.165in" svg:x="1.8882in" svg:y="0.0134in" svg:viewBox="0 0 97 420" svg:d="M97 416c0-1 0-3-1-3-43-34-73-118-73-185 0-12 0-24 0-36 0-67 30-151 73-184 1-1 1-2 1-3 0-3-1-5-3-5s-2 1-3 1c-47 35-91 119-91 191 0 12 0 24 0 36 0 72 44 156 91 191 1 1 1 1 3 1s3-3 3-4z"><text:p/></draw:path><draw:path draw:style-name="gr4" draw:text-style-name="P36" svg:width="0.1102in" svg:height="0.0063in" svg:x="1.9453in" svg:y="0.0929in" svg:viewBox="0 0 281 17" svg:d="M281 8c0-4-4-8-9-8-87 0-176 0-264 0-4 0-8 4-8 8 0 5 4 9 8 9 88 0 177 0 264 0 5 0 9-4 9-9z"><text:p/></draw:path><draw:path draw:style-name="gr4" draw:text-style-name="P36" svg:width="0.0543in" svg:height="0.1102in" svg:x="2.0795in" svg:y="0.0264in" svg:viewBox="0 0 139 281" svg:d="M139 281c0-5 0-10 0-14-5 0-8 0-13 0-38 0-40-4-40-20 0-79 0-157 0-236 0-10 0-11-9-11-27 28-64 28-77 28 0 3 0 8 0 12 8 0 34 0 55-11 0 73 0 145 0 218 0 16-1 20-38 20-5 0-10 0-15 0 0 4 0 9 0 14 16-2 52-2 69-2s54 0 68 2z"><text:p/></draw:path><draw:path draw:style-name="gr4" draw:text-style-name="P36" svg:width="0.0378in" svg:height="0.165in" svg:x="2.1575in" svg:y="0.0134in" svg:viewBox="0 0 97 420" svg:d="M97 228c0-12 0-24 0-36 0-72-44-156-91-191-1 0-1-1-2-1-3 0-4 2-4 5 0 1 0 2 1 3 45 33 73 117 73 184 0 12 0 24 0 36 0 67-28 151-73 185-1 0-1 2-1 3s1 4 4 4c1 0 2 0 2-1 47-35 91-119 91-191z"><text:p/></draw:path><draw:path draw:style-name="gr4" draw:text-style-name="P36" svg:width="0.0169in" svg:height="0.0169in" svg:x="2.2638in" svg:y="0.087in" svg:viewBox="0 0 44 44" svg:d="M44 22c0-12-10-22-22-22s-22 10-22 22 10 22 22 22 22-10 22-22z"><text:p/></draw:path><draw:path draw:style-name="gr4" draw:text-style-name="P36" svg:width="0.0378in" svg:height="0.165in" svg:x="2.3492in" svg:y="0.0134in" svg:viewBox="0 0 97 420" svg:d="M97 416c0-1-1-3-2-3-43-34-72-118-72-185 0-12 0-24 0-36 0-67 29-151 72-184 1-1 2-2 2-3 0-3-2-5-5-5-1 0-1 1-2 1-46 35-90 119-90 191 0 12 0 24 0 36 0 72 44 156 90 191 1 1 1 0 2 1 3 0 5-3 5-4z"><text:p/></draw:path><draw:path draw:style-name="gr4" draw:text-style-name="P36" svg:width="0.1102in" svg:height="0.0063in" svg:x="2.4063in" svg:y="0.0929in" svg:viewBox="0 0 281 17" svg:d="M281 8c0-4-5-8-9-8-87 0-176 0-264 0-4 0-8 4-8 8 0 5 4 9 8 9 88 0 177 0 264 0 4 0 9-4 9-9z"><text:p/></draw:path><draw:path draw:style-name="gr4" draw:text-style-name="P36" svg:width="0.0539in" svg:height="0.1102in" svg:x="2.5409in" svg:y="0.0264in" svg:viewBox="0 0 138 281" svg:d="M138 281c0-5 0-10 0-14-5 0-8 0-13 0-37 0-39-4-39-20 0-79 0-157 0-236 0-10 0-11-10-11-26 28-63 28-76 28 0 3 0 8 0 12 8 0 32 0 55-11 0 73 0 145 0 218 0 16-1 20-39 20-5 0-9 0-14 0 0 4 0 9 0 14 15-2 52-2 69-2s53 0 67 2z"><text:p/></draw:path><draw:path draw:style-name="gr4" draw:text-style-name="P36" svg:width="0.0378in" svg:height="0.165in" svg:x="2.6185in" svg:y="0.0134in" svg:viewBox="0 0 97 420" svg:d="M97 228c0-12 0-24 0-36 0-72-44-156-90-191-1 0-1-1-2-1-3 0-5 2-5 5 0 1 1 2 1 3 45 33 73 117 73 184 0 12 0 24 0 36 0 67-28 151-73 185 0 1-1 2-1 3s2 4 5 4c1-1 1 0 2-1 46-35 90-119 90-191z"><text:p/></draw:path><draw:path draw:style-name="gr4" draw:text-style-name="P36" svg:width="0.0512in" svg:height="0.0768in" svg:x="2.6811in" svg:y="-0.0004in" svg:viewBox="0 0 131 196" svg:d="M131 143c-4 0-6 0-10 0-1 6-5 24-8 26-3 3-25 3-29 3-18 0-36 0-54 0 30-28 41-36 59-51 21-17 42-35 42-63 0-36-31-58-70-58-36 0-61 26-61 53 0 15 13 17 16 17 7 0 15-5 15-16 0-5-1-16-17-16 9-21 29-27 44-27 28 0 44 23 44 47 0 26-18 46-28 56-24 24-46 47-70 71-4 2-4 3-4 11 41 0 80 0 121 0 4-18 6-36 10-53z"><text:p/></draw:path><draw:path draw:style-name="gr4" draw:text-style-name="P36" svg:width="0.1063in" svg:height="0.052in" svg:x="2.7453in" svg:y="0.0256in" svg:viewBox="0 0 271 133" svg:d="M271 88c0-4-3-4-5-4-3 0-4 2-6 5-6 24-19 36-31 36-6 0-7-4-7-11 0-6 1-10 7-23 4-9 16-41 16-57 0-5 0-17-11-26-5-4-14-8-28-8-26 0-43 18-52 30-3-25-23-30-39-30-24 0-41 16-49 26-2-20-19-26-32-26-12 0-20 10-23 16-6 10-11 27-11 30s4 2 5 3c5 0 5-1 7-9 4-17 10-32 22-32 7 0 9 6 9 15 0 6-2 17-5 24-2 9-4 18-7 27-2 12-6 26-8 38-1 3-4 10-4 12 0 6 6 9 11 9s10-3 11-6 3-13 6-19c2-8 3-18 6-26 1-6 3-14 5-20 3-12 3-14 12-26 8-12 22-28 44-28 18 0 18 15 18 21 0 7-1 11-5 27-5 17-8 34-13 51-1 5-4 15-4 17 0 6 5 9 10 9 6 0 11-3 12-6s4-13 5-19c2-8 5-18 7-26 1-6 4-14 5-20 3-13 3-13 9-22 9-15 24-32 47-32 17 0 17 14 17 21 0 18-12 50-17 63-3 8-5 11-5 16 0 16 14 25 29 25 29 0 42-41 42-45z"><text:p/></draw:path><draw:path draw:style-name="gr4" draw:text-style-name="P36" svg:width="1.2803in" svg:height="0.0063in" svg:x="1.5858in" svg:y="0.2047in" svg:viewBox="0 0 3253 17" svg:d="M1626 17c-542 0-1084 0-1626 0 0-6 0-11 0-17 1085 0 2168 0 3253 0 0 6 0 11 0 17-542 0-1085 0-1627 0z"><text:p/></draw:path><draw:path draw:style-name="gr4" draw:text-style-name="P36" svg:width="0.0657in" svg:height="0.1102in" svg:x="2.1925in" svg:y="0.252in" svg:viewBox="0 0 168 281" svg:d="M168 208c-4 0-7 0-11 0-2 12-5 31-9 37-3 3-30 3-40 3-25 0-50 0-76 0 15-14 30-28 45-43 66-59 91-81 91-123 0-48-38-82-89-82-48 0-79 38-79 76 0 24 20 24 22 24 7 0 22-5 22-23 0-11-8-22-22-22-4 0-4 0-6 1 10-27 33-43 57-43 39 0 57 34 57 69 0 33-22 67-45 93-26 30-54 60-80 90-5 5-5 5-5 16 52 0 104 0 156 0 4-25 8-49 12-73z"><text:p/></draw:path><draw:path draw:style-name="gr4" draw:text-style-name="P36" svg:width="0.1102in" svg:height="0.0382in" svg:x="2.9413in" svg:y="0.1878in" svg:viewBox="0 0 281 98" svg:d="M281 8c0-4-4-8-9-8-87 0-176 0-264 0-4 0-8 4-8 8 0 5 4 9 8 9 88 0 177 0 264 0 5 0 9-4 9-9zM281 90c0-5-4-8-9-8-87 0-176 0-264 0-4 0-8 3-8 8s4 8 8 8c88 0 177 0 264 0 5 0 9-3 9-8z"><text:p/></draw:path><draw:path draw:style-name="gr4" draw:text-style-name="P36" svg:width="0.0543in" svg:height="0.1102in" svg:x="3.1421in" svg:y="0.0264in" svg:viewBox="0 0 139 281" svg:d="M139 281c0-5 0-10 0-14-5 0-8 0-13 0-38 0-40-4-40-20 0-79 0-157 0-236 0-10 0-11-9-11-27 28-64 28-77 28 0 3 0 8 0 12 8 0 34 0 55-11 0 73 0 145 0 218 0 16-1 20-39 20-5 0-9 0-14 0 0 4 0 9 0 14 15-2 52-2 69-2s54 0 68 2z"><text:p/></draw:path><draw:path draw:style-name="gr4" draw:text-style-name="P36" svg:width="0.1102in" svg:height="0.1102in" svg:x="3.2563in" svg:y="0.0402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6" svg:width="0.0382in" svg:height="0.165in" svg:x="3.4295in" svg:y="0.0134in" svg:viewBox="0 0 98 420" svg:d="M98 416c0-1-1-3-2-3-43-34-73-118-73-185 0-12 0-24 0-36 0-67 30-151 73-184 1-1 2-2 2-3 0-3-2-5-4-5s-2 1-3 1c-47 35-91 119-91 191 0 12 0 24 0 36 0 72 44 156 91 191 1 1 1 1 3 1s4-3 4-4z"><text:p/></draw:path><draw:path draw:style-name="gr4" draw:text-style-name="P36" svg:width="0.1102in" svg:height="0.0063in" svg:x="3.487in" svg:y="0.0929in" svg:viewBox="0 0 281 17" svg:d="M281 8c0-4-4-8-9-8-87 0-176 0-264 0-4 0-8 4-8 8 0 5 4 9 8 9 88 0 177 0 264 0 5 0 9-4 9-9z"><text:p/></draw:path><draw:path draw:style-name="gr4" draw:text-style-name="P36" svg:width="0.0543in" svg:height="0.1102in" svg:x="3.6217in" svg:y="0.0264in" svg:viewBox="0 0 139 281" svg:d="M139 281c0-5 0-10 0-14-5 0-8 0-13 0-38 0-40-4-40-20 0-79 0-157 0-236 0-10 0-11-9-11-27 28-64 28-77 28 0 3 0 8 0 12 8 0 34 0 55-11 0 73 0 145 0 218 0 16-1 20-38 20-5 0-10 0-15 0 0 4 0 9 0 14 16-2 52-2 69-2s54 0 68 2z"><text:p/></draw:path><draw:path draw:style-name="gr4" draw:text-style-name="P36" svg:width="0.0378in" svg:height="0.165in" svg:x="3.6996in" svg:y="0.0134in" svg:viewBox="0 0 97 420" svg:d="M97 228c0-12 0-24 0-36 0-72-44-156-91-191-1 0-1-1-2-1-3 0-4 2-4 5 0 1 0 2 1 3 45 33 73 117 73 184 0 12 0 24 0 36 0 67-28 151-73 185-1 0-1 2-1 3s1 4 4 4c1 0 2 0 2-1 47-35 91-119 91-191z"><text:p/></draw:path><draw:path draw:style-name="gr4" draw:text-style-name="P36" svg:width="0.6264in" svg:height="0.0063in" svg:x="3.1276in" svg:y="0.2047in" svg:viewBox="0 0 1592 17" svg:d="M796 17c-266 0-531 0-796 0 0-6 0-11 0-17 530 0 1062 0 1592 0 0 6 0 11 0 17-265 0-531 0-796 0z"><text:p/></draw:path><draw:path draw:style-name="gr4" draw:text-style-name="P36" svg:width="0.0657in" svg:height="0.1102in" svg:x="3.4075in" svg:y="0.252in" svg:viewBox="0 0 168 281" svg:d="M168 208c-4 0-6 0-10 0-2 12-6 31-9 37-4 3-31 3-41 3-25 0-50 0-76 0 15-14 30-28 45-43 66-59 91-81 91-123 0-48-37-82-89-82-48 0-79 38-79 76 0 24 22 24 23 24 7 0 21-5 21-23 0-11-7-22-22-22-3 0-4 0-5 1 9-27 32-43 56-43 39 0 57 34 57 69 0 33-21 67-44 93-27 30-54 60-81 90-5 5-5 5-5 16 53 0 104 0 157 0 4-25 7-49 11-73z"><text:p/></draw:path><draw:path draw:style-name="gr4" draw:text-style-name="P36" svg:width="0.1102in" svg:height="0.0382in" svg:x="3.8299in" svg:y="0.1878in" svg:viewBox="0 0 281 98" svg:d="M281 8c0-4-4-8-9-8-87 0-176 0-264 0-4 0-8 4-8 8 0 5 4 9 8 9 88 0 177 0 264 0 5 0 9-4 9-9zM281 90c0-5-4-8-9-8-87 0-176 0-264 0-4 0-8 3-8 8s4 8 8 8c88 0 177 0 264 0 5 0 9-3 9-8z"><text:p/></draw:path><draw:path draw:style-name="gr4" draw:text-style-name="P36" svg:width="0.0697in" svg:height="0.1138in" svg:x="4.0024in" svg:y="0.1398in" svg:viewBox="0 0 178 290" svg:d="M178 145c0-33-3-67-17-98-19-41-54-47-72-47-25 0-57 11-73 50-14 29-16 62-16 95s1 70 19 102c18 35 48 43 70 43 23 0 54-9 73-49 13-29 16-62 16-96zM143 140c0 33 0 60-5 88-7 39-31 53-49 53-17 0-42-11-49-52-5-25-5-63-5-89s0-54 3-76c8-51 40-54 51-54 13 0 41 7 49 49 5 23 5 55 5 81z"><text:p/></draw:path></draw:g></draw:g></text:span><text:span text:style-name="T16">, לכן ערך הביטוי במקומות האי־זוגיים הוא 0. </text:span><text:span text:style-name="T17">אנו רואים כי סכום זה הוא סכום כל המספרים </text:span><text:span text:style-name="T17"><draw:g text:anchor-type="as-char" svg:y="-0.072in" draw:z-index="32" draw:name="Shape35" draw:style-name="gr1"><svg:title>TexMaths</svg:title><svg:desc>12§display§a_1, a_2...a_n§svg§600§FALSE§</svg:desc><draw:g draw:style-name="gr2"><draw:path draw:style-name="gr3" draw:text-style-name="P35" svg:width="0.6835in" svg:height="0.0972in" svg:x="0.0016in" svg:y="0.0102in" svg:viewBox="0 0 1737 248" svg:d="M869 248c-290 0-580 0-869 0 0-83 0-165 0-248 579 0 1159 0 1737 0 0 83 0 165 0 248-289 0-578 0-868 0z"><text:p/></draw:path><draw:path draw:style-name="gr4" draw:text-style-name="P36" svg:width="0.0756in" svg:height="0.074in" svg:x="-0.0004in" svg:y="0in" svg:viewBox="0 0 193 189" svg:d="M193 126c0-5-3-5-4-5-5 0-5 2-6 8-8 27-15 51-33 51-11 0-12-11-12-18 0-10 1-14 5-32 3-13 6-25 9-37 5-20 11-39 16-58 3-12 3-13 3-15 0-7-5-12-13-12-9 0-16 10-18 20-7-16-19-28-38-28-49 0-102 62-102 123 0 39 24 66 56 66 9 0 30-2 56-31 2 17 18 31 38 31 14 0 24-9 31-24 8-13 9-26 12-39zM136 47c0 2-2 4-2 7-7 26-14 54-21 81-1 9-1 9-9 16-18 21-34 29-46 29-22 0-28-22-28-39 0-20 13-72 24-92 12-24 31-39 48-39 28 0 34 34 34 37z"><text:p/></draw:path><draw:path draw:style-name="gr4" draw:text-style-name="P36" svg:width="0.0417in" svg:height="0.0756in" svg:x="0.0937in" svg:y="0.0374in" svg:viewBox="0 0 107 193" svg:d="M107 193c0-3 0-6 0-10-4 0-7 0-11 0-30 0-30-5-30-14 0-53 0-107 0-161 0-8 0-8-8-8-20 18-46 18-58 18 0 4 0 7 0 11 7 0 26 0 43-9 0 49 0 100 0 149 0 9 0 14-30 14-3 0-7 0-11 0 0 4 0 7 0 10 17 0 35 0 52-1 18 1 35 1 53 1z"><text:p/></draw:path><draw:path draw:style-name="gr4" draw:text-style-name="P36" svg:width="0.0189in" svg:height="0.0484in" svg:x="0.1697in" svg:y="0.0575in" svg:viewBox="0 0 49 124" svg:d="M49 44c0-28-11-44-27-44-14 0-22 11-22 22 0 12 8 22 22 22 6 0 10-1 15-6 1 0 1-1 1-1 0 3 2 1 2 7 0 30-15 55-29 70-5 5-5 6-5 7 0 2 2 3 5 3 5 0 38-31 38-80z"><text:p/></draw:path><draw:path draw:style-name="gr4" draw:text-style-name="P36" svg:width="0.0756in" svg:height="0.074in" svg:x="0.2358in" svg:y="0in" svg:viewBox="0 0 193 189" svg:d="M193 126c0-5-3-5-4-5-5 0-5 2-6 8-8 27-16 51-33 51-12 0-13-11-13-18 0-10 1-14 6-32 3-13 6-25 9-37 5-20 10-39 15-58 4-12 4-13 4-15 0-7-5-12-13-12-10 0-16 10-18 20-7-16-20-28-38-28-50 0-102 62-102 123 0 39 23 66 56 66 9 0 29-2 54-31 4 17 18 31 39 31 14 0 25-9 31-24 7-13 9-26 13-39zM136 47c0 2-2 4-2 7-7 26-14 54-21 81-3 9-3 9-9 16-18 21-36 29-48 29-20 0-26-22-26-39 0-20 13-72 23-92 13-24 32-39 49-39 28 0 34 34 34 37z"><text:p/></draw:path><draw:path draw:style-name="gr4" draw:text-style-name="P36" svg:width="0.0512in" svg:height="0.0756in" svg:x="0.3244in" svg:y="0.0374in" svg:viewBox="0 0 131 193" svg:d="M131 141c-4 0-7 0-11 0 0 6-4 23-7 25-3 3-25 3-29 3-18 0-37 0-55 0 31-27 42-35 60-49 21-17 42-35 42-64 0-34-31-56-70-56-36 0-61 25-61 53 0 14 13 15 16 15 7 0 15-5 15-15 0-5-2-16-17-16 9-20 29-27 44-27 28 0 44 24 44 46 0 27-18 47-28 57-24 22-46 46-70 69-4 2-4 4-4 11 41 0 80 0 121 0 4-17 6-35 10-52z"><text:p/></draw:path><draw:path draw:style-name="gr4" draw:text-style-name="P36" svg:width="0.0177in" svg:height="0.0169in" svg:x="0.4051in" svg:y="0.0575in" svg:viewBox="0 0 46 44" svg:d="M46 22c0-12-11-22-23-22s-23 10-23 22 11 22 23 22 23-10 23-22z"><text:p/></draw:path><draw:path draw:style-name="gr4" draw:text-style-name="P36" svg:width="0.0169in" svg:height="0.0169in" svg:x="0.4516in" svg:y="0.0575in" svg:viewBox="0 0 44 44" svg:d="M44 22c0-12-9-22-21-22-13 0-23 10-23 22s10 22 23 22c12 0 21-10 21-22z"><text:p/></draw:path><draw:path draw:style-name="gr4" draw:text-style-name="P36" svg:width="0.0169in" svg:height="0.0169in" svg:x="0.4976in" svg:y="0.0575in" svg:viewBox="0 0 44 44" svg:d="M44 22c0-12-10-22-22-22s-22 10-22 22 10 22 22 22 22-10 22-22z"><text:p/></draw:path><draw:path draw:style-name="gr4" draw:text-style-name="P36" svg:width="0.0756in" svg:height="0.074in" svg:x="0.5362in" svg:y="0in" svg:viewBox="0 0 193 189" svg:d="M193 126c0-5-3-5-4-5-5 0-5 2-6 8-8 27-15 51-33 51-11 0-12-11-12-18 0-10 0-14 5-32 3-13 6-25 9-37 5-20 11-39 16-58 3-12 3-13 3-15 0-7-5-12-13-12-10 0-16 10-18 20-7-16-19-28-38-28-49 0-102 62-102 123 0 39 23 66 56 66 9 0 29-2 56-31 2 17 18 31 38 31 14 0 24-9 31-24 8-13 9-26 12-39zM136 47c0 2-2 4-2 7-7 26-14 54-21 81-1 9-1 9-9 16-18 21-36 29-46 29-22 0-28-22-28-39 0-20 13-72 23-92 13-24 32-39 49-39 28 0 34 34 34 37z"><text:p/></draw:path><draw:path draw:style-name="gr4" draw:text-style-name="P36" svg:width="0.0705in" svg:height="0.052in" svg:x="0.6232in" svg:y="0.0638in" svg:viewBox="0 0 180 133" svg:d="M180 87c0-3-3-3-5-3-4 0-4 2-6 5-6 24-19 35-31 35-6 0-7-3-7-10 0-6 1-10 7-23 4-10 16-41 16-57 0-29-23-34-39-34-25 0-42 16-50 28-3-21-19-28-31-28-14 0-20 10-24 17-6 11-10 27-10 28 0 4 4 4 5 4 3 0 3-1 6-8 5-18 9-33 21-33 8 0 10 8 10 15 0 6-2 17-5 25-2 8-3 17-6 26-3 12-6 24-9 37-2 4-3 11-3 12 0 6 5 10 10 10s8-5 11-7c2-4 4-12 6-18 2-10 3-18 6-27 2-6 3-13 4-19 4-12 5-14 14-26 8-12 21-28 44-28 17 0 17 16 17 21 0 18-12 50-17 63-4 7-5 11-5 16 0 15 13 25 28 25 30 0 43-41 43-46z"><text:p/></draw:path></draw:g></draw:g></text:span><text:span text:style-name="T17"><text:s/>כך שכל מספר אי־זוגי מוכפל ב־0, ולכן לא נסכם, וכל מספר זוגי מוכפל ב־1, ולכן לא משתנה, ובסך הכול הביטוי סוכם את האיברים הזוגיים בלבד.</text:span></text:p>
      <text:h text:style-name="P32" text:outline-level="2">סעיף ג’</text:h>
      <text:p text:style-name="P9">נמצא את מספר המילים באורך n מעל <text:span text:style-name="T18">האותיות A, B, C, D, E שבהן האות A מופיעה מספר זוגי של פעמים.</text:span></text:p>
      <text:p text:style-name="P10"><text:span text:style-name="T18"><text:s/></text:span><text:span text:style-name="T19">תחילה נמצא נוסחה לסכום זה בהינתן כמות (זוגית או אי־זוגית) של האות A, </text:span><text:span text:style-name="T20">נסמנה k</text:span><text:span text:style-name="T19">. </text:span><text:span text:style-name="T20">נעשה זאת על־ידי מכפלה של מספר המילים מעל שאר האותיות ושל כמות הסידורים של האות A במילה. יש במילה </text:span><text:span text:style-name="T20"><draw:g text:anchor-type="as-char" svg:y="-0.1138in" draw:z-index="33" draw:name="Shape36" draw:style-name="gr1"><svg:title>TexMaths</svg:title><svg:desc>12§display§n - k§svg§600§FALSE§</svg:desc><draw:g draw:style-name="gr2"><draw:path draw:style-name="gr3" draw:text-style-name="P33" svg:width="0.3685in" svg:height="0.0988in" svg:x="0.0039in" svg:y="0.0083in" svg:viewBox="0 0 937 252" svg:d="M0 0c312 0 625 0 937 0 0 84 0 168 0 252-312 0-625 0-937 0 0-84 0-168 0-252z"><text:p/></draw:path><draw:path draw:style-name="gr4" draw:text-style-name="P34" svg:width="0.0894in" svg:height="0.0744in" svg:x="0.0004in" svg:y="0.0413in" svg:viewBox="0 0 228 190" svg:d="M228 126c0-3-4-3-5-3-4 0-4 1-6 7-8 27-23 50-43 50-7 0-10-3-10-13 0-11 4-19 7-29 9-23 26-68 26-92 0-29-18-46-48-46-39 0-59 28-66 37-1-24-19-37-39-37-19 0-27 17-31 24-7 14-13 40-13 41 0 5 4 2 5 5 5 0 5-2 7-10 7-30 16-50 31-50 9 0 13 6 13 19 0 8-1 13-7 36-8 31-15 64-24 95-1 7-3 17-3 19 0 7 6 11 12 11 4 0 12-4 15-12 0-1 5-21 9-30 2-13 6-25 8-37 2-10 5-20 7-29 3-8 4-15 6-21 6-13 29-51 68-51 20 0 23 15 23 30 0 25-20 79-27 97-4 10-4 13-4 18 0 20 14 35 34 35 39 0 55-60 55-64z"><text:p/></draw:path><draw:path draw:style-name="gr4" draw:text-style-name="P34" svg:width="0.1102in" svg:height="0.0063in" svg:x="0.1409in" svg:y="0.0701in" svg:viewBox="0 0 281 17" svg:d="M281 8c0-4-4-8-9-8-89 0-176 0-264 0-4 0-8 4-8 8s4 9 8 9c88 0 175 0 264 0 5 0 9-5 9-9z"><text:p/></draw:path><draw:path draw:style-name="gr4" draw:text-style-name="P34" svg:width="0.0748in" svg:height="0.1161in" svg:x="0.3063in" svg:y="0in" svg:viewBox="0 0 191 296" svg:d="M191 132c0-12-10-26-29-26-12 0-31 3-61 37-15 14-31 31-47 38 14-58 29-117 43-176-1-1 0-5-5-5-9 0-40 4-51 5-4 0-9 0-9 8 0 5 5 5 11 5 21 0 21 2 21 7 0 3-2 6-2 9-20 80-40 159-61 240-1 6-1 7-1 10 0 9 8 12 12 12 6 0 12-4 14-9 3-5 22-82 24-92 15 1 48 8 48 36 0 2 0 4-1 8 0 5-1 10-1 15 0 25 17 42 38 42 13 0 24-8 34-23 11-18 9-28 15-42 0-4-3-4-6-4s-3 1-4 7c-9 30-20 52-37 52-9 0-14-5-14-19 0-7 2-17 4-24 1-8 1-9 1-14 0-26-26-39-62-43 13-8 26-21 36-31 20-22 39-40 60-40 3 0 3 0 4 0 5 2 5 2 9 4 1 1 1 1 1 2-19 2-24 17-24 22 0 6 5 14 17 14 11 0 23-8 23-25z"><text:p/></draw:path></draw:g></draw:g></text:span><text:span text:style-name="T20"><text:s/></text:span><text:soft-page-break/><text:span text:style-name="T20">אותיות שאינן האות A, לכן למילים אלה יש </text:span><text:span text:style-name="T20"><draw:g text:anchor-type="as-char" svg:y="-0.1398in" draw:z-index="34" draw:name="Shape37" draw:style-name="gr1"><svg:title>TexMaths</svg:title><svg:desc>12§display§4^{n - k}§svg§600§FALSE§</svg:desc><draw:g draw:style-name="gr2"><draw:path draw:style-name="gr3" draw:text-style-name="P33" svg:width="0.3035in" svg:height="0.1224in" svg:x="0.0039in" svg:y="0.0079in" svg:viewBox="0 0 772 312" svg:d="M387 312c-130 0-259 0-387 0 0-104 0-208 0-312 257 0 515 0 772 0 0 104 0 208 0 312-129 0-257 0-385 0z"><text:p/></draw:path><draw:path draw:style-name="gr4" draw:text-style-name="P34" svg:width="0.0732in" svg:height="0.1114in" svg:x="0.0004in" svg:y="0.028in" svg:viewBox="0 0 187 284" svg:d="M187 214c0-3 0-8 0-13-14 0-29 0-43 0 0-62 0-126 0-189 0-8 0-12-6-12-4 0-5 0-8 6-44 65-87 130-130 195 0 5 0 10 0 13 37 0 74 0 112 0 0 12 0 24 0 36 0 16 0 20-32 20-3 0-6 0-9 0 0 5 0 10 0 14 18-2 39-2 57-2s40 0 58 2c0-4 0-9 0-14-4 0-7 0-10 0-31 0-32-4-32-20 0-12 0-24 0-36 14 0 29 0 43 0zM115 201c-35 0-68 0-103 0 35-51 68-104 103-156 0 52 0 105 0 156z"><text:p/></draw:path><draw:path draw:style-name="gr4" draw:text-style-name="P34" svg:width="0.0705in" svg:height="0.052in" svg:x="0.0839in" svg:y="0.0283in" svg:viewBox="0 0 180 133" svg:d="M180 87c0-3-2-2-4-3-4 0-4 2-6 5-7 23-19 35-31 35-6 0-7-3-7-9 0-7 1-11 6-24 4-10 16-41 16-58 0-28-23-33-39-33-24 0-41 16-49 28-2-21-19-28-31-28-13 0-21 10-24 17-6 11-11 27-11 28 0 4 4 3 5 4 5 0 5-1 7-8 5-18 10-33 22-33 7 0 9 8 9 15 0 6-2 16-5 25-2 8-3 17-6 26-3 12-6 24-9 37-1 4-4 11-4 12 0 7 6 10 11 10s10-4 11-6c1-4 3-12 6-19 2-10 3-18 6-27 2-6 3-13 5-19 3-12 3-14 13-26 7-12 21-28 43-28 18 0 18 16 18 21 0 18-13 50-18 63-2 7-4 11-4 16 0 15 14 25 28 25 30 0 42-41 42-46z"><text:p/></draw:path><draw:path draw:style-name="gr4" draw:text-style-name="P34" svg:width="0.0772in" svg:height="0.0043in" svg:x="0.1665in" svg:y="0.048in" svg:viewBox="0 0 197 12" svg:d="M197 6c0-4-4-6-6-6-61 0-124 0-185 0-4 0-6 2-6 6s2 6 6 6c61 0 124 0 185 0 2 0 6-2 6-6z"><text:p/></draw:path><draw:path draw:style-name="gr4" draw:text-style-name="P34" svg:width="0.0567in" svg:height="0.0807in" svg:x="0.2594in" svg:y="0in" svg:viewBox="0 0 145 206" svg:d="M145 95c0-10-7-21-23-21s-32 12-46 27c-14 11-23 20-35 25 9-40 19-78 29-116 1-2 1-4 1-5 0-3-1-5-5-5-5 0-30 2-37 4-3 0-6 0-6 6 0 4 3 4 7 4 14 0 14 2 14 4s-1 5-1 7c-14 55-27 110-42 166-1 4-1 4-1 5 0 5 4 10 10 10 8 0 12-6 14-12 0 0 13-53 14-56 21 2 38 8 38 24 0 1 0 3 0 6-2 4-2 5-2 9 0 19 17 29 32 29 27 0 25-30 37-44 0-4-4-4-5-4-5 0-5 1-6 7-4 13-12 32-26 32-8 0-10-6-10-14 0-5 0-5 1-13 0-4 1-6 1-8 0-27-34-32-46-32 8-6 19-15 24-20 15-13 30-27 46-27 4 0 8 1 10 3-13 3-16 12-16 17 0 6 5 11 12 11 8 0 17-6 17-19z"><text:p/></draw:path></draw:g></draw:g></text:span><text:span text:style-name="T20"><text:s/>אפשרויות. האות A יכולה להופיע ב־k מקומות לאורך המילה באורך n, לכן יש </text:span><text:span text:style-name="T20"><draw:g text:anchor-type="as-char" svg:y="-0.2398in" draw:z-index="35" draw:name="Shape38" draw:style-name="gr1"><svg:title>TexMaths</svg:title><svg:desc>12§display§\binom{n}{k}§svg§600§FALSE§</svg:desc><draw:g draw:style-name="gr2"><draw:path draw:style-name="gr3" draw:text-style-name="P33" svg:width="0.2882in" svg:height="0.3791in" svg:x="0.0004in" svg:y="0.0079in" svg:viewBox="0 0 733 964" svg:d="M367 964c-122 0-245 0-367 0 0-322 0-642 0-964 245 0 488 0 733 0 0 322 0 642 0 964-122 0-245 0-366 0z"><text:p/></draw:path><draw:path draw:style-name="gr4" draw:text-style-name="P34" svg:width="0.0752in" svg:height="0.3961in" svg:x="0.0291in" svg:y="0in" svg:viewBox="0 0 192 1007" svg:d="M192 998c0-2-1-3-2-4-90-69-153-255-153-413 0-52 0-103 0-155 0-158 63-344 153-413 1-1 2-2 2-5 0-4-2-8-7-8-1 0-4 1-5 2-94 70-180 258-180 424 0 52 0 103 0 155 0 165 86 354 180 423 1 2 4 3 5 3 5 0 7-4 7-9z"><text:p/></draw:path><draw:path draw:style-name="gr4" draw:text-style-name="P34" svg:width="0.0894in" svg:height="0.0748in" svg:x="0.1189in" svg:y="0.0539in" svg:viewBox="0 0 228 191" svg:d="M228 126c0-5-4-5-5-5-5 0-5 1-7 9-8 28-22 51-43 51-7 0-10-3-10-13 0-11 4-22 7-30 9-23 27-68 27-92 0-29-18-46-49-46-38 0-58 26-65 37-3-24-21-37-40-37-20 0-26 17-31 24-7 14-12 40-12 41 0 5 4 3 5 5 3 0 5-2 7-11 7-29 16-49 30-49 8 0 13 4 13 19 0 8-1 13-6 35-8 32-17 64-25 97-1 7-4 17-4 18 0 8 6 12 12 12 5 0 14-4 16-12 1-1 6-21 8-31 4-12 6-26 10-38 2-9 5-19 7-28 1-8 4-14 5-21 6-13 29-51 68-51 20 0 23 15 23 28 0 27-20 81-27 99-4 9-4 14-4 19 0 20 14 35 35 35 39 0 55-61 55-65z"><text:p/></draw:path><draw:path draw:style-name="gr4" draw:text-style-name="P34" svg:width="0.0748in" svg:height="0.1161in" svg:x="0.1283in" svg:y="0.2382in" svg:viewBox="0 0 191 296" svg:d="M191 133c0-13-10-27-29-27-12 0-31 3-61 37-15 17-31 33-47 39 14-58 29-118 43-177-1-1 0-5-5-5-9 0-40 4-51 4-4 1-9 1-9 9 0 5 4 5 11 5 21 0 21 2 21 7 0 3-2 6-2 9-20 80-40 160-61 242-1 6-1 6-1 10 0 9 8 10 12 10 6 0 12-3 14-8 3-4 22-82 24-92 15 1 48 8 48 36 0 2 0 4-1 8 0 6-1 11-1 16 0 24 17 40 38 40 14 0 24-6 34-21 11-19 10-29 16-43 0-4-5-4-6-4-4 0-5 1-6 7-9 31-18 53-36 53-9 0-14-5-14-20 0-8 2-17 3-23 2-7 2-10 2-13 0-28-26-40-62-45 13-8 26-21 36-31 20-23 39-41 60-41 2 0 2 0 3 0 6 1 6 1 10 4 1 1 1 1 1 2-20 1-24 17-24 23s5 14 17 14c11 0 23-9 23-25z"><text:p/></draw:path><draw:path draw:style-name="gr4" draw:text-style-name="P34" svg:width="0.0752in" svg:height="0.3961in" svg:x="0.2217in" svg:y="0in" svg:viewBox="0 0 192 1007" svg:d="M192 581c0-52 0-103 0-155 0-166-86-354-180-424-1-1-2-2-5-2s-7 4-7 8c0 3 1 4 2 5 90 69 153 255 153 413 0 52 0 103 0 155 0 158-63 344-153 413-1 1-2 2-2 4 0 5 4 9 7 9s4-1 5-3c94-69 180-258 180-423z"><text:p/></draw:path></draw:g></draw:g></text:span><text:span text:style-name="T20"><text:s/>אפשרויות, ובסך הכול </text:span><text:span text:style-name="T20"><draw:g text:anchor-type="as-char" svg:y="-0.2398in" draw:z-index="39" draw:name="Shape39" draw:style-name="gr1"><svg:title>TexMaths</svg:title><svg:desc>12§display§\binom{n}{k} 4^{n - k}§svg§600§FALSE§</svg:desc><draw:g draw:style-name="gr2"><draw:path draw:style-name="gr3" draw:text-style-name="P33" svg:width="0.6476in" svg:height="0.3791in" svg:x="0.0004in" svg:y="0.0079in" svg:viewBox="0 0 1646 964" svg:d="M824 964c-275 0-549 0-824 0 0-322 0-642 0-964 549 0 1097 0 1646 0 0 322 0 642 0 964-274 0-549 0-822 0z"><text:p/></draw:path><draw:path draw:style-name="gr4" draw:text-style-name="P34" svg:width="0.0752in" svg:height="0.3961in" svg:x="0.0295in" svg:y="0in" svg:viewBox="0 0 192 1007" svg:d="M192 998c0-2-1-3-3-4-91-69-152-255-152-413 0-52 0-103 0-155 0-158 61-344 152-413 2-1 3-2 3-5 0-4-3-8-8-8-1 0-3 1-4 2-94 70-180 258-180 424 0 52 0 103 0 155 0 165 86 354 180 423 1 2 3 3 4 3 5 0 8-4 8-9z"><text:p/></draw:path><draw:path draw:style-name="gr4" draw:text-style-name="P34" svg:width="0.0894in" svg:height="0.0748in" svg:x="0.1189in" svg:y="0.0539in" svg:viewBox="0 0 228 191" svg:d="M228 126c0-5-3-5-5-5-3 0-3 1-6 9-8 28-22 51-43 51-7 0-9-3-9-13 0-11 3-22 7-30 8-23 25-68 25-92 0-29-18-46-48-46-39 0-59 26-66 37-3-24-19-37-39-37-19 0-27 17-32 24-6 14-12 40-12 41 0 5 4 3 5 5 5 0 5-2 7-11 7-29 16-49 31-49 9 0 13 4 13 19 0 8-1 13-7 35-8 32-15 64-24 97-1 7-5 17-5 18 0 8 6 12 14 12 4 0 12-4 15-12 0-1 5-21 7-31 4-12 6-26 10-38 2-9 5-19 7-28 3-8 4-14 6-21 6-13 28-51 69-51 19 0 23 15 23 28 0 27-21 81-28 99-4 9-5 14-5 19 0 20 16 35 35 35 40 0 55-61 55-65z"><text:p/></draw:path><draw:path draw:style-name="gr4" draw:text-style-name="P34" svg:width="0.0748in" svg:height="0.1161in" svg:x="0.1283in" svg:y="0.2382in" svg:viewBox="0 0 191 296" svg:d="M191 133c0-13-10-27-29-27-11 0-31 3-61 37-15 17-30 33-47 39 14-58 30-118 44-177-2-1 0-5-6-5-9 0-40 4-51 4-3 1-7 1-7 9 0 5 3 5 9 5 21 0 22 2 22 7 0 3-1 6-1 9-21 80-41 160-62 242-2 6-2 6-2 10 0 9 8 10 12 10 6 0 12-3 14-8 3-4 22-82 24-92 15 1 50 8 50 36 0 2 0 4-2 8-1 6-2 11-2 16 0 24 17 40 40 40 12 0 24-6 32-21 11-19 11-29 16-43 0-4-4-4-5-4-5 0-5 1-6 7-8 31-18 53-37 53-8 0-14-5-14-20 0-8 3-17 4-23 1-7 1-10 1-13 0-28-26-40-62-45 13-8 26-21 37-31 19-23 40-41 60-41 3 0 3 0 4 0 5 1 6 1 8 4 1 1 1 1 3 2-21 1-25 17-25 23s5 14 16 14 23-9 23-25z"><text:p/></draw:path><draw:path draw:style-name="gr4" draw:text-style-name="P34" svg:width="0.0756in" svg:height="0.3961in" svg:x="0.2224in" svg:y="0in" svg:viewBox="0 0 193 1007" svg:d="M193 581c0-52 0-103 0-155 0-166-86-354-180-424-1-1-3-2-5-2-4 0-8 4-8 8 0 3 1 4 4 5 90 69 152 255 152 413 0 52 0 103 0 155 0 158-62 344-152 413-3 1-4 2-4 4 0 5 4 9 8 9 2 0 4-1 5-3 94-69 180-258 180-423z"><text:p/></draw:path><draw:path draw:style-name="gr4" draw:text-style-name="P34" svg:width="0.0728in" svg:height="0.1122in" svg:x="0.3402in" svg:y="0.1276in" svg:viewBox="0 0 186 286" svg:d="M186 216c0-5 0-10 0-13-14 0-27 0-42 0 0-64 0-129 0-192 0-9 0-11-6-11-5 0-6 0-8 5-44 66-87 132-130 198 0 3 0 8 0 13 37 0 74 0 112 0 0 12 0 24 0 36 0 16-2 20-33 20-2 0-6 0-8 0 0 4 0 9 0 14 18-2 39-2 57-2 17 0 40 0 57 2 0-5 0-10 0-14-2 0-6 0-8 0-32 0-33-4-33-20 0-12 0-24 0-36 15 0 28 0 42 0zM114 203c-34 0-68 0-102 0 34-53 68-105 102-157 0 52 0 104 0 157z"><text:p/></draw:path><draw:path draw:style-name="gr4" draw:text-style-name="P34" svg:width="0.0705in" svg:height="0.052in" svg:x="0.424in" svg:y="0.128in" svg:viewBox="0 0 180 133" svg:d="M180 88c0-4-3-4-5-4-3 0-3 1-4 5-8 24-21 36-32 36-7 0-7-5-7-11s1-11 6-24c4-8 16-40 16-56 0-29-23-34-39-34-24 0-41 16-49 26-2-20-20-26-32-26s-20 10-23 16c-6 10-11 27-11 30s4 2 5 3c5 0 5-1 7-9 4-17 10-32 22-32 7 0 9 6 9 15 0 6-2 17-5 24-2 8-4 18-7 26-2 13-6 25-8 39-1 3-4 10-4 12 0 6 6 9 10 9 6 0 11-5 12-7 1-4 3-12 5-18 2-8 4-18 7-26 1-6 3-14 5-20 3-12 3-14 12-27 8-11 22-27 44-27 18 0 18 15 18 21 0 18-13 50-18 62-2 9-4 11-4 17 0 16 12 25 28 25 29 0 42-41 42-45z"><text:p/></draw:path><draw:path draw:style-name="gr4" draw:text-style-name="P34" svg:width="0.0772in" svg:height="0.0043in" svg:x="0.5071in" svg:y="0.148in" svg:viewBox="0 0 197 12" svg:d="M197 6c0-4-4-6-6-6-61 0-124 0-185 0-4 0-6 2-6 6s2 6 6 6c61 0 124 0 185 0 2 0 6-2 6-6z"><text:p/></draw:path><draw:path draw:style-name="gr4" draw:text-style-name="P34" svg:width="0.0567in" svg:height="0.0815in" svg:x="0.5996in" svg:y="0.098in" svg:viewBox="0 0 145 208" svg:d="M145 95c0-10-7-21-23-21s-32 12-46 27c-14 11-23 20-35 25 9-40 19-78 29-118 1 0 1-3 1-4 0-2-1-4-5-4-6 0-30 2-37 2-3 2-6 2-6 8 0 3 3 3 7 3 14 0 14 3 14 5s-1 4-1 6c-14 56-27 112-42 168-1 5-1 4-1 6 0 5 4 10 10 10 8 0 12-6 13-14 1-1 14-52 15-56 21 2 38 8 38 24 0 1 0 2 0 6-2 5-2 6-2 8 0 22 17 32 32 32 27 0 25-32 37-46 0-4-4-4-5-4-5 0-5 2-6 8-4 12-12 33-26 33-8 0-10-7-10-15 0-5 0-6 1-14 0-1 1-6 1-9 0-25-34-30-46-31 8-5 19-15 24-20 15-14 30-27 46-27 4 0 8 1 10 3-13 3-16 12-16 17 0 6 5 11 12 11 8 0 17-7 17-19z"><text:p/></draw:path></draw:g></draw:g></text:span><text:span text:style-name="T20"><text:s/>אפשרויות למילים כאלה.</text:span></text:p>
      <text:p text:style-name="P23">אנו מנסים למצוא את מספר המילים הקיימות שבהן n אותיות וכמות כלשהי זוגית של האות A. ניתן לומר כי בסדרה <draw:g text:anchor-type="as-char" svg:y="-0.0728in" draw:z-index="36" draw:name="Shape40" draw:style-name="gr1"><svg:title>TexMaths</svg:title><svg:desc>12§display§a_0, a_1, ..., a_k, ..., a_n§svg§600§FALSE§</svg:desc><draw:g draw:style-name="gr2"><draw:path draw:style-name="gr3" draw:text-style-name="P33" svg:width="1.2835in" svg:height="0.0988in" svg:x="0.0024in" svg:y="0.0087in" svg:viewBox="0 0 3261 252" svg:d="M1630 252c-543 0-1087 0-1630 0 0-84 0-168 0-252 1087 0 2174 0 3261 0 0 84 0 168 0 252-544 0-1087 0-1631 0z"><text:p/></draw:path><draw:path draw:style-name="gr4" draw:text-style-name="P34" svg:width="0.0756in" svg:height="0.0744in" svg:x="0.0004in" svg:y="0.0004in" svg:viewBox="0 0 193 190" svg:d="M193 126c0-3-3-3-5-3-4 0-4 1-6 7-7 27-14 50-32 50-11 0-12-11-12-18 0-8 1-12 5-31 3-13 6-25 9-37 5-21 11-40 16-59 2-12 2-13 2-15 0-7-4-12-12-12-9 0-16 10-18 20-7-16-19-28-38-28-49 0-102 62-102 124 0 39 24 66 56 66 9 0 30-1 56-30 3 17 18 30 38 30 14 0 24-10 31-23 7-14 9-28 12-41zM136 47c0 2-2 5-2 7-7 26-14 54-21 82-1 8-1 9-9 15-18 23-34 29-46 29-22 0-28-21-28-38 0-21 13-72 24-92 12-25 31-40 48-40 28 0 34 34 34 37z"><text:p/></draw:path><draw:path draw:style-name="gr4" draw:text-style-name="P34" svg:width="0.0535in" svg:height="0.0787in" svg:x="0.0878in" svg:y="0.0378in" svg:viewBox="0 0 137 201" svg:d="M137 102c0-32-4-56-17-77-10-13-28-25-52-25-68 0-68 80-68 102 0 21 0 99 68 99 69 0 69-78 69-99zM110 97c0 23 0 45-4 63-5 26-26 32-38 32-13 0-31-8-37-31-5-17-5-41-5-64 0-21 0-43 5-60 6-23 25-29 37-29 16 0 32 10 36 27 5 15 6 37 6 62z"><text:p/></draw:path><draw:path draw:style-name="gr4" draw:text-style-name="P34" svg:width="0.0189in" svg:height="0.0492in" svg:x="0.1705in" svg:y="0.0559in" svg:viewBox="0 0 49 126" svg:d="M49 44c0-27-11-44-27-44-14 0-22 11-22 23 0 11 8 21 22 21 6 0 10-1 15-4 1-2 1-2 3-2 0 3 0 0 0 6 0 32-15 57-29 70-5 5-5 6-5 7 0 4 2 5 5 5 5 0 38-32 38-82z"><text:p/></draw:path><draw:path draw:style-name="gr4" draw:text-style-name="P34" svg:width="0.0756in" svg:height="0.0744in" svg:x="0.2366in" svg:y="0.0004in" svg:viewBox="0 0 193 190" svg:d="M193 126c0-3-3-3-5-3-4 0-4 1-6 7-7 27-15 50-32 50-11 0-13-11-13-18 0-8 1-12 6-31 3-13 6-25 9-37 5-21 10-40 15-59 3-12 3-13 3-15 0-7-4-12-12-12-10 0-16 10-18 20-7-16-20-28-38-28-50 0-102 62-102 124 0 39 23 66 56 66 9 0 29-1 54-30 4 17 18 30 39 30 15 0 25-10 31-23 7-14 8-28 13-41zM136 47c0 2-2 5-2 7-7 26-14 54-21 82-3 8-3 9-9 15-18 23-36 29-48 29-20 0-26-21-26-38 0-21 13-72 23-92 13-25 32-40 49-40 28 0 34 34 34 37z"><text:p/></draw:path><draw:path draw:style-name="gr4" draw:text-style-name="P34" svg:width="0.0417in" svg:height="0.0764in" svg:x="0.3303in" svg:y="0.0378in" svg:viewBox="0 0 107 195" svg:d="M107 195c0-4 0-8 0-11-4 0-7 0-11 0-30 0-30-4-30-13 0-54 0-109 0-163 0-8 0-8-8-8-20 18-46 19-58 19 0 4 0 6 0 10 6 0 26 0 42-7 0 49 0 99 0 149 0 9 0 13-29 13-3 0-8 0-12 0 0 3 0 7 0 11 18 0 35 0 53-2 18 2 35 2 53 2z"><text:p/></draw:path><draw:path draw:style-name="gr4" draw:text-style-name="P34" svg:width="0.0193in" svg:height="0.0492in" svg:x="0.4059in" svg:y="0.0559in" svg:viewBox="0 0 50 126" svg:d="M50 44c0-27-10-44-27-44-13 0-23 11-23 23 0 11 10 21 23 21 5 0 11-1 14-4 1-2 1-2 3-2 0 3 1 0 1 6 0 32-15 57-29 70-5 5-5 6-5 7 0 4 3 5 5 5 4 0 38-32 38-82z"><text:p/></draw:path><draw:path draw:style-name="gr4" draw:text-style-name="P34" svg:width="0.0169in" svg:height="0.0169in" svg:x="0.4803in" svg:y="0.0559in" svg:viewBox="0 0 44 44" svg:d="M44 23c0-13-10-23-22-23-14 0-22 10-22 23 0 12 8 21 22 21 12 0 22-9 22-21z"><text:p/></draw:path><draw:path draw:style-name="gr4" draw:text-style-name="P34" svg:width="0.0177in" svg:height="0.0169in" svg:x="0.526in" svg:y="0.0559in" svg:viewBox="0 0 46 44" svg:d="M46 23c0-13-11-23-23-23s-23 10-23 23c0 12 11 21 23 21s23-9 23-21z"><text:p/></draw:path><draw:path draw:style-name="gr4" draw:text-style-name="P34" svg:width="0.0169in" svg:height="0.0169in" svg:x="0.5724in" svg:y="0.0559in" svg:viewBox="0 0 44 44" svg:d="M44 23c0-13-9-23-21-23s-23 10-23 23c0 12 11 21 23 21s21-9 21-21z"><text:p/></draw:path><draw:path draw:style-name="gr4" draw:text-style-name="P34" svg:width="0.0189in" svg:height="0.0492in" svg:x="0.6185in" svg:y="0.0559in" svg:viewBox="0 0 49 126" svg:d="M49 44c0-27-11-44-27-44-14 0-22 11-22 23 0 11 8 21 22 21 6 0 10-1 15-4 1-2 1-2 1-2 0 3 2 0 2 6 0 32-15 57-29 70-5 5-5 6-5 7 0 4 2 5 5 5 5 0 38-32 38-82z"><text:p/></draw:path><draw:path draw:style-name="gr4" draw:text-style-name="P34" svg:width="0.0756in" svg:height="0.0744in" svg:x="0.6843in" svg:y="0.0004in" svg:viewBox="0 0 193 190" svg:d="M193 126c0-3-3-3-5-3-4 0-4 1-6 7-7 27-15 50-32 50-12 0-13-11-13-18 0-8 1-12 6-31 3-13 6-25 9-37 5-21 10-40 15-59 3-12 3-13 3-15 0-7-4-12-12-12-10 0-16 10-18 20-7-16-20-28-38-28-50 0-102 62-102 124 0 39 23 66 56 66 9 0 29-1 54-30 4 17 18 30 39 30 15 0 25-10 31-23 7-14 8-28 13-41zM136 47c0 2-2 5-2 7-7 26-14 54-21 82-3 8-3 9-9 15-18 23-36 29-48 29-20 0-26-21-26-38 0-21 13-72 23-92 13-25 32-40 49-40 28 0 34 34 34 37z"><text:p/></draw:path><draw:path draw:style-name="gr4" draw:text-style-name="P34" svg:width="0.0567in" svg:height="0.0811in" svg:x="0.774in" svg:y="0.0343in" svg:viewBox="0 0 145 207" svg:d="M145 96c0-9-7-20-23-20s-32 12-46 25c-14 12-23 22-35 26 9-39 20-78 30-117 0-2 1-4 1-5s-1-5-5-5c-6 0-31 2-38 4-3 0-6 0-6 7 0 3 3 3 7 3 14 0 14 3 14 5 0 1 0 4-1 6-14 55-27 111-42 166-1 6-1 5-1 6 0 5 4 10 10 10 8 0 12-6 14-12 0-2 13-52 14-57 21 3 38 10 38 25 0 0 0 2 0 4-2 5-2 6-2 10 0 20 17 30 32 30 28 0 25-29 37-44 0-3-4-3-5-3-4 0-4 1-6 5-4 13-11 33-25 33-9 0-11-7-11-14 0-5 0-6 2-13 0-2 2-6 2-9 0-26-36-30-48-31 8-5 19-16 24-19 15-15 30-29 46-29 4 0 8 1 10 5-13 1-16 12-16 15 0 8 5 12 12 12 9 0 17-7 17-19z"><text:p/></draw:path><draw:path draw:style-name="gr4" draw:text-style-name="P34" svg:width="0.0189in" svg:height="0.0492in" svg:x="0.8587in" svg:y="0.0559in" svg:viewBox="0 0 49 126" svg:d="M49 44c0-27-11-44-27-44-14 0-22 11-22 23 0 11 8 21 22 21 6 0 10-1 15-4 1-2 1-2 1-2 0 3 2 0 2 6 0 32-15 57-29 70-5 5-5 6-5 7 0 4 2 5 5 5 5 0 38-32 38-82z"><text:p/></draw:path><draw:path draw:style-name="gr4" draw:text-style-name="P34" svg:width="0.0169in" svg:height="0.0169in" svg:x="0.9323in" svg:y="0.0559in" svg:viewBox="0 0 44 44" svg:d="M44 23c0-13-9-23-21-23-13 0-23 10-23 23 0 12 10 21 23 21 12 0 21-9 21-21z"><text:p/></draw:path><draw:path draw:style-name="gr4" draw:text-style-name="P34" svg:width="0.0169in" svg:height="0.0169in" svg:x="0.9783in" svg:y="0.0559in" svg:viewBox="0 0 44 44" svg:d="M44 23c0-13-10-23-22-23s-22 10-22 23c0 12 10 21 22 21s22-9 22-21z"><text:p/></draw:path><draw:path draw:style-name="gr4" draw:text-style-name="P34" svg:width="0.0177in" svg:height="0.0169in" svg:x="1.0244in" svg:y="0.0559in" svg:viewBox="0 0 46 44" svg:d="M46 23c0-13-11-23-23-23s-23 10-23 23c0 12 11 21 23 21s23-9 23-21z"><text:p/></draw:path><draw:path draw:style-name="gr4" draw:text-style-name="P34" svg:width="0.0189in" svg:height="0.0492in" svg:x="1.0705in" svg:y="0.0559in" svg:viewBox="0 0 49 126" svg:d="M49 44c0-27-11-44-26-44s-23 11-23 23c0 11 8 21 23 21 5 0 9-1 14-4 1-2 1-2 3-2 0 3 0 0 0 6 0 32-15 57-28 70-5 5-5 6-5 7 0 4 1 5 4 5 5 0 38-32 38-82z"><text:p/></draw:path><draw:path draw:style-name="gr4" draw:text-style-name="P34" svg:width="0.0756in" svg:height="0.0744in" svg:x="1.1366in" svg:y="0.0004in" svg:viewBox="0 0 193 190" svg:d="M193 126c0-3-3-3-5-3-4 0-4 1-6 7-7 27-14 50-32 50-11 0-12-11-12-18 0-8 0-12 5-31 3-13 6-25 9-37 5-21 11-40 16-59 2-12 2-13 2-15 0-7-4-12-12-12-10 0-16 10-18 20-7-16-19-28-38-28-49 0-102 62-102 124 0 39 23 66 56 66 9 0 29-1 56-30 2 17 18 30 37 30 15 0 25-10 32-23 6-14 9-28 12-41zM136 47c0 2-2 5-2 7-7 26-14 54-21 82-1 8-1 9-9 15-18 23-36 29-46 29-22 0-28-21-28-38 0-21 13-72 23-92 13-25 32-40 49-40 28 0 34 34 34 37z"><text:p/></draw:path><draw:path draw:style-name="gr4" draw:text-style-name="P34" svg:width="0.0709in" svg:height="0.0516in" svg:x="1.2232in" svg:y="0.0638in" svg:viewBox="0 0 181 132" svg:d="M181 88c0-4-3-4-5-4-4 0-4 1-6 5-6 23-19 35-31 35-6 0-7-4-7-10 0-7 1-11 7-24 4-10 16-41 16-56 0-29-23-34-39-34-25 0-42 14-50 26-2-20-19-26-31-26-13 0-19 8-24 16-6 10-11 27-11 28 0 4 5 4 6 4 4 0 4 0 6-8 5-17 10-33 22-33 7 0 9 7 9 16 0 5-2 15-5 24-2 8-3 17-6 26-3 12-6 24-9 38-1 4-3 7-4 12 0 7 6 9 11 9s8-3 11-6c2-2 5-12 6-18 2-9 3-18 6-26 2-8 3-14 5-21 3-12 4-14 13-26 8-12 21-28 44-28 17 0 17 16 17 22 0 17-12 50-17 62-3 9-5 11-5 16 0 16 14 25 28 25 30 0 43-41 43-44z"><text:p/></draw:path></draw:g></draw:g><text:s/>אשר בה <draw:g text:anchor-type="as-char" svg:y="-0.0728in" draw:z-index="37" draw:name="Shape41" draw:style-name="gr1"><svg:title>TexMaths</svg:title><svg:desc>12§display§a_k§svg§600§FALSE§</svg:desc><draw:g draw:style-name="gr2"><draw:path draw:style-name="gr3" draw:text-style-name="P33" svg:width="0.135in" svg:height="0.0976in" svg:x="0.0024in" svg:y="0.0083in" svg:viewBox="0 0 344 249" svg:d="M0 0c115 0 229 0 344 0 0 83 0 166 0 249-115 0-229 0-344 0 0-83 0-166 0-249z"><text:p/></draw:path><draw:path draw:style-name="gr4" draw:text-style-name="P34" svg:width="0.0752in" svg:height="0.0744in" svg:x="0.0004in" svg:y="0in" svg:viewBox="0 0 192 190" svg:d="M192 126c0-5-4-5-5-5-3 0-5 3-6 9-7 25-14 50-31 50-12 0-13-10-13-19s1-13 6-30c2-13 5-26 8-38 5-21 10-40 16-59 2-11 2-12 2-15 0-6-5-11-12-11-9 0-15 10-17 18-8-15-20-26-39-26-49 0-101 63-101 124 0 38 23 66 56 66 9 0 29-2 54-31 4 17 18 31 39 31 14 0 24-10 31-23 7-15 7-27 12-41zM134 47c0 2 0 5-1 7-7 27-14 54-20 82-3 8-3 8-9 14-19 23-36 30-48 30-20 0-26-22-26-38 0-21 13-73 23-93 13-24 32-39 49-39 26 0 32 33 32 37z"><text:p/></draw:path><draw:path draw:style-name="gr4" draw:text-style-name="P34" svg:width="0.0567in" svg:height="0.0811in" svg:x="0.089in" svg:y="0.0339in" svg:viewBox="0 0 145 207" svg:d="M145 96c0-11-7-21-23-21s-32 12-46 26c-12 12-22 20-34 27 10-40 19-79 29-118 0-2 0-4 1-5 0-3-1-5-5-5-6 0-30 2-38 4-1 0-6 0-6 6 0 4 5 4 7 4 14 0 14 2 14 4s0 5-1 7c-13 56-27 111-41 166-2 5-1 5-2 6 0 5 4 10 11 10s12-6 13-12c1-1 13-52 14-57 21 3 38 9 38 23 0 1 0 4 0 6-2 5-2 6-2 10 0 20 17 30 32 30 28 0 24-30 37-46 0-3-4-3-5-3-4 0-5 1-6 7-4 13-11 33-25 33-9 0-11-7-11-15 0-5 0-5 2-13 0-3 2-6 2-9 0-25-36-30-48-30 8-6 19-16 24-19 15-15 30-29 46-29 4 0 8 1 10 4-13 2-16 12-16 16 0 8 5 11 12 11 9 0 17-6 17-18z"><text:p/></draw:path></draw:g></draw:g><text:s/>מייצג את מספר המילים אשר בהן יש k פעמים A ואשר המילה באורך n, סכום האינדקסים הזוגי של הסדרה מ־0 עד n הוא הכמות שאנו מנסים למצוא. <text:span text:style-name="T21">בסעיף ב’ של שאלה זו הוכ</text:span><text:span text:style-name="T34">ח</text:span><text:span text:style-name="T21">נו שסכום זה שווה ל־</text:span><text:span text:style-name="T21"><draw:g text:anchor-type="as-char" svg:y="-0.2457in" draw:z-index="38" draw:name="Shape42" draw:style-name="gr1"><svg:title>TexMaths</svg:title><svg:desc>12§display§\sum_{k = 0}^{n} {1^k + (-1)^k \over 2} \cdot a_k§svg§600§FALSE§</svg:desc><draw:g draw:style-name="gr2"><draw:path draw:style-name="gr3" draw:text-style-name="P33" svg:width="1.3484in" svg:height="0.4205in" svg:x="0.0004in" svg:y="0.0087in" svg:viewBox="0 0 3426 1069" svg:d="M1714 1069c-571 0-1143 0-1714 0 0-356 0-713 0-1069 1141 0 2284 0 3426 0 0 356 0 713 0 1069-571 0-1142 0-1712 0z"><text:p/></draw:path><draw:path draw:style-name="gr4" draw:text-style-name="P34" svg:width="0.0705in" svg:height="0.052in" svg:x="0.0764in" svg:y="0.0102in" svg:viewBox="0 0 180 133" svg:d="M180 89c0-5-4-5-5-5-3 0-5 2-6 6-6 23-19 35-31 35-6 0-7-4-7-10 0-7 1-11 7-24 4-9 16-41 16-57 0-28-23-34-39-34-25 0-41 16-50 28-1-21-19-28-31-28-14 0-20 10-24 17-6 11-10 27-10 29 0 3 4 3 5 3 3 0 5-1 6-8 5-18 11-33 21-33 9 0 10 8 10 15 0 6-2 17-5 25-2 8-3 18-6 26-3 12-6 26-9 38-2 3-2 8-3 12 0 7 5 9 10 9s9-3 12-6c2-2 3-12 5-18 2-9 3-18 6-27 2-6 3-12 6-20 2-12 3-14 12-26 8-12 21-28 44-28 17 0 17 16 17 21 0 18-12 50-17 63-4 9-5 11-5 16 0 16 13 25 28 25 30 0 43-41 43-44z"><text:p/></draw:path><draw:path draw:style-name="gr4" draw:text-style-name="P34" svg:width="0.2209in" svg:height="0.2315in" svg:x="0.0012in" svg:y="0.0957in" svg:viewBox="0 0 562 589" svg:d="M562 455c-4 0-7 0-11 0-17 44-61 73-111 85-8 2-49 13-130 13-86 0-170 0-255 0 72-84 143-168 215-251 4-3 4-4 4-7-2-2 0-2-3-6-66-90-131-179-197-269 77 0 155 0 232 0 56 0 95 6 98 8 23 3 59 10 93 31 11 7 40 26 54 60 4 0 7 0 11 0-17-40-35-79-52-119-166 0-332 0-498 0-10 0-11 1-12 4 0 1 0 9 0 13 74 102 149 204 223 306-73 85-145 170-218 254-5 5-4 5-5 7 0 5 4 5 12 5 166 0 332 0 498 0 17-44 35-90 52-134z"><text:p/></draw:path><draw:path draw:style-name="gr4" draw:text-style-name="P34" svg:width="0.0567in" svg:height="0.0815in" svg:x="0.0071in" svg:y="0.3551in" svg:viewBox="0 0 145 208" svg:d="M145 96c0-10-7-20-23-20s-32 12-46 25c-14 12-23 21-35 26 9-39 20-78 30-117 0-2 1-4 1-5s-1-5-5-5c-6 0-31 2-38 4-3 0-6 0-6 6 0 4 3 4 7 4 14 0 14 3 14 5 0 1-1 4-1 6-14 55-27 112-42 167-1 5-1 4-1 6 0 5 4 10 10 10 8 0 12-6 14-12 0-2 13-53 14-58 21 2 38 10 38 24 0 2 0 4 0 6-2 5-2 6-2 10 0 20 17 30 32 30 28 0 25-30 37-45 0-3-4-3-5-3-4 0-5 1-6 6-4 13-11 33-25 33-9 0-11-7-11-14 0-6 0-6 1-13 1-2 3-6 3-10 0-26-36-30-48-31 8-5 19-16 24-19 15-15 30-29 46-29 4 0 8 1 10 5-13 1-16 12-16 15 0 7 5 11 12 11 9 0 17-6 17-18z"><text:p/></draw:path><draw:path draw:style-name="gr4" draw:text-style-name="P34" svg:width="0.0768in" svg:height="0.0264in" svg:x="0.0756in" svg:y="0.3933in" svg:viewBox="0 0 196 68" svg:d="M196 6c0-4-3-6-5-6-61 0-124 0-185 0-4 0-6 2-6 6 0 2 2 6 6 6 61 0 124 0 185 0 2 0 5-4 5-6zM196 62c0-2-3-6-5-6-61 0-124 0-185 0-4 0-6 3-6 6s2 6 6 6c61 0 124 0 185 0 2 0 5-2 5-6z"><text:p/></draw:path><draw:path draw:style-name="gr4" draw:text-style-name="P34" svg:width="0.0535in" svg:height="0.0791in" svg:x="0.1654in" svg:y="0.3587in" svg:viewBox="0 0 137 202" svg:d="M137 101c0-33-4-55-17-76-10-13-28-25-52-25-68 0-68 79-68 101 0 20 0 101 68 101 69 0 69-80 69-101zM110 97c0 22 0 45-3 63-6 27-27 33-39 33-13 0-31-8-37-32-5-17-5-42-5-64 0-21 0-43 5-60 6-23 25-29 37-29 16 0 32 10 38 27 4 15 4 37 4 62z"><text:p/></draw:path><draw:path draw:style-name="gr4" draw:text-style-name="P34" svg:width="0.0539in" svg:height="0.1102in" svg:x="0.2941in" svg:y="0.0311in" svg:viewBox="0 0 138 281" svg:d="M138 281c0-5 0-10 0-13-5 0-8 0-13 0-37 0-39-5-39-21 0-78 0-157 0-235 0-11 0-12-10-12-26 28-63 28-76 28 0 4 0 8 0 13 8 0 32 0 55-11 0 72 0 145 0 217 0 16-1 21-39 21-5 0-9 0-14 0 0 3 0 8 0 13 15-1 52-1 69-1s53 0 67 1z"><text:p/></draw:path><draw:path draw:style-name="gr4" draw:text-style-name="P34" svg:width="0.0567in" svg:height="0.0815in" svg:x="0.3709in" svg:y="0in" svg:viewBox="0 0 145 208" svg:d="M145 96c0-11-7-22-23-22s-31 12-46 27c-12 12-22 20-34 26 10-39 19-78 29-117 0-2 1-4 1-5 0-3-1-5-5-5-6 0-30 2-38 4-1 0-6 0-6 6 0 4 5 4 7 4 14 0 14 2 14 4s0 5-1 7c-13 55-27 112-41 167-2 5-1 4-2 6 0 5 4 10 11 10s12-6 13-12c1-2 13-53 14-58 22 2 39 10 39 24 0 2 0 4-1 6-2 5-2 6-2 10 0 20 17 30 32 30 28 0 25-30 37-45 0-5-4-5-5-5-4 0-4 3-5 8-3 13-12 33-26 33-9 0-11-7-11-14 0-6 0-6 2-15 0-2 2-4 2-8 0-26-35-30-48-31 8-6 19-16 25-19 14-15 29-29 45-29 4 0 8 1 10 3-12 3-14 14-14 17 0 7 4 11 10 11 9 0 17-6 17-18z"><text:p/></draw:path><draw:path draw:style-name="gr4" draw:text-style-name="P34" svg:width="0.1102in" svg:height="0.1098in" svg:x="0.4874in" svg:y="0.0457in" svg:viewBox="0 0 281 280" svg:d="M281 139c0-3-5-8-9-8-40 0-82 0-123 0 0-41 0-82 0-123 0-4-5-8-9-8s-8 4-8 8c0 41 0 82 0 123-41 0-83 0-124 0-4 0-8 3-8 8 0 4 4 9 8 9 41 0 83 0 124 0 0 40 0 81 0 123 0 5 4 9 8 9s9-4 9-9c0-42 0-83 0-123 41 0 83 0 123 0 4 0 9-4 9-9z"><text:p/></draw:path><draw:path draw:style-name="gr4" draw:text-style-name="P34" svg:width="0.0378in" svg:height="0.1646in" svg:x="0.661in" svg:y="0.0173in" svg:viewBox="0 0 97 419" svg:d="M97 415c0-1-1-2-1-3-44-33-73-118-73-185 0-12 0-24 0-35 0-67 29-152 73-185 0-1 1-2 1-3 0-3-2-4-5-4-1 0-1 0-2 0-46 35-90 120-90 192 0 11 0 23 0 35 0 72 44 156 90 192 1 0 1 0 2 0 3 0 5-3 5-4z"><text:p/></draw:path><draw:path draw:style-name="gr4" draw:text-style-name="P34" svg:width="0.1102in" svg:height="0.0063in" svg:x="0.7177in" svg:y="0.0961in" svg:viewBox="0 0 281 17" svg:d="M281 8c0-3-5-8-9-8-87 0-176 0-264 0-4 0-8 4-8 8s4 9 8 9c88 0 177 0 264 0 4 0 9-4 9-9z"><text:p/></draw:path><draw:path draw:style-name="gr4" draw:text-style-name="P34" svg:width="0.0543in" svg:height="0.1102in" svg:x="0.8524in" svg:y="0.0311in" svg:viewBox="0 0 139 281" svg:d="M139 281c0-5 0-10 0-13-5 0-9 0-14 0-37 0-39-5-39-21 0-78 0-157 0-235 0-11 0-12-9-12-27 28-64 28-77 28 0 4 0 8 0 13 8 0 32 0 55-11 0 72 0 145 0 217 0 16-1 21-39 21-5 0-9 0-14 0 0 3 0 8 0 13 15-1 52-1 69-1s53 0 68 1z"><text:p/></draw:path><draw:path draw:style-name="gr4" draw:text-style-name="P34" svg:width="0.0378in" svg:height="0.1646in" svg:x="0.9299in" svg:y="0.0173in" svg:viewBox="0 0 97 419" svg:d="M97 227c0-12 0-24 0-35 0-72-44-157-90-192-1 0-1 0-2 0-3 0-5 1-5 4 0 1 1 2 1 3 45 33 73 118 73 185 0 11 0 23 0 35 0 67-28 152-73 185 0 1-1 2-1 3s2 4 5 4c1 0 1 0 2 0 46-36 90-120 90-192z"><text:p/></draw:path><draw:path draw:style-name="gr4" draw:text-style-name="P34" svg:width="0.0567in" svg:height="0.0815in" svg:x="0.9937in" svg:y="0in" svg:viewBox="0 0 145 208" svg:d="M145 96c0-11-7-22-23-22s-32 12-46 27c-14 12-23 20-35 26 9-39 20-78 30-117 0-2 1-4 1-5 0-3-1-5-5-5-6 0-31 2-38 4-3 0-6 0-6 6 0 4 3 4 7 4 14 0 14 2 14 4s-1 5-1 7c-14 55-27 112-42 167-1 5-1 4-1 6 0 5 4 10 10 10 8 0 12-6 14-12 0-2 13-53 14-58 21 2 38 10 38 24 0 2 0 4 0 6-2 5-2 6-2 10 0 20 17 30 32 30 28 0 25-30 37-45 0-5-4-5-5-5-4 0-5 3-6 8-4 13-11 33-25 33-9 0-11-7-11-14 0-6 0-6 1-15 1 0 3-4 3-8 0-26-36-30-48-31 8-6 19-16 24-19 15-15 30-29 46-29 4 0 8 1 10 3-13 3-16 14-16 17 0 7 5 11 12 11 9 0 17-6 17-18z"><text:p/></draw:path><draw:path draw:style-name="gr4" draw:text-style-name="P34" svg:width="0.7839in" svg:height="0.0063in" svg:x="0.2791in" svg:y="0.2087in" svg:viewBox="0 0 1992 17" svg:d="M997 17c-332 0-665 0-997 0 0-6 0-11 0-17 664 0 1329 0 1992 0 0 6 0 11 0 17-331 0-663 0-995 0z"><text:p/></draw:path><draw:path draw:style-name="gr4" draw:text-style-name="P34" svg:width="0.0657in" svg:height="0.1102in" svg:x="0.6386in" svg:y="0.2575in" svg:viewBox="0 0 168 281" svg:d="M168 208c-4 0-7 0-11 0-2 12-5 31-9 37-3 3-30 3-40 3-25 0-50 0-76 0 15-15 30-30 45-44 66-58 91-80 91-122 0-48-38-82-90-82-47 0-78 38-78 76 0 24 20 24 22 24 7 0 22-5 22-23 0-11-8-22-22-22-4 0-5 0-6 1 9-27 32-43 57-43 39 0 57 34 57 69 0 33-22 67-45 93-27 30-54 60-81 90-4 4-4 5-4 16 52 0 104 0 156 0 4-25 8-49 12-73z"><text:p/></draw:path><draw:path draw:style-name="gr4" draw:text-style-name="P34" svg:width="0.0169in" svg:height="0.0177in" svg:x="1.135in" svg:y="0.2028in" svg:viewBox="0 0 44 46" svg:d="M44 23c0-12-9-23-21-23-13 0-23 11-23 23s10 23 23 23c12 0 21-11 21-23z"><text:p/></draw:path><draw:path draw:style-name="gr4" draw:text-style-name="P34" svg:width="0.0752in" svg:height="0.0748in" svg:x="1.2106in" svg:y="0.1811in" svg:viewBox="0 0 192 191" svg:d="M192 126c0-5-4-5-5-5-3 0-5 3-6 7-7 28-14 53-31 53-12 0-13-11-13-19 0-10 1-13 6-31 2-13 6-25 8-39 5-19 11-39 16-58 2-12 2-12 2-15 0-7-5-11-12-11-9 0-15 9-17 18-8-15-20-26-39-26-49 0-101 61-101 124 0 39 23 67 55 67 9 0 30-3 55-33 4 18 18 33 39 33 14 0 24-10 31-24 7-15 8-28 12-41zM134 46c0 2 0 4-1 7-7 27-13 55-20 83-3 7-3 8-9 15-19 23-36 30-48 30-21 0-27-23-27-39 0-22 14-74 24-93 13-25 31-41 49-41 26 0 32 35 32 38z"><text:p/></draw:path><draw:path draw:style-name="gr4" draw:text-style-name="P34" svg:width="0.0567in" svg:height="0.0815in" svg:x="1.3004in" svg:y="0.2138in" svg:viewBox="0 0 145 208" svg:d="M145 95c0-10-7-21-23-21s-32 12-48 27c-12 12-21 20-33 25 9-40 19-78 29-118 1 0 1-3 1-4 0-2-1-4-5-4-6 0-30 2-37 2-3 2-7 2-7 8 0 4 4 4 8 4 14 0 14 2 14 4s-1 4-1 7c-14 55-27 112-42 167-1 5-1 4-1 6 0 5 4 10 10 10 8 0 12-6 13-12 1-2 14-54 15-58 21 2 38 8 38 24 0 1 0 4-2 6 0 5 0 6 0 10 0 20 17 30 32 30 27 0 25-30 37-46 0-4-4-4-5-4-5 0-5 2-6 8-4 13-12 33-26 33-8 0-10-7-10-15 0-5 0-5 1-14 0-2 1-6 1-8 0-26-34-31-46-31 8-6 19-16 24-21 15-13 30-27 46-27 4 0 8 1 10 3-13 3-16 12-16 17 0 6 5 11 12 11 8 0 17-6 17-19z"><text:p/></draw:path></draw:g></draw:g></text:span><text:span text:style-name="T21">, והראינו כבר ש־</text:span><text:span text:style-name="T21"><draw:g text:anchor-type="as-char" svg:y="-0.2398in" draw:z-index="40" draw:name="Shape43" draw:style-name="gr1"><svg:title>TexMaths</svg:title><svg:desc>12§display§a_k = \binom{n}{k} 4^{n - k}§svg§600§FALSE§</svg:desc><draw:g draw:style-name="gr2"><draw:path draw:style-name="gr3" draw:text-style-name="P33" svg:width="1.0358in" svg:height="0.3791in" svg:x="0.0024in" svg:y="0.0079in" svg:viewBox="0 0 2632 964" svg:d="M1316 964c-439 0-877 0-1316 0 0-322 0-642 0-964 877 0 1754 0 2632 0 0 322 0 642 0 964-438 0-878 0-1316 0z"><text:p/></draw:path><draw:path draw:style-name="gr4" draw:text-style-name="P34" svg:width="0.0756in" svg:height="0.0748in" svg:x="0.0004in" svg:y="0.1661in" svg:viewBox="0 0 193 191" svg:d="M193 126c0-5-3-5-5-5-4 0-4 1-6 7-7 28-14 53-32 53-11 0-12-11-12-19 0-10 1-13 5-31 3-13 6-25 9-39 5-19 11-39 16-58 2-12 2-12 2-15 0-7-4-11-12-11-9 0-16 9-18 18-7-15-19-26-38-26-49 0-102 61-102 122 0 40 24 69 56 69 9 0 30-3 56-33 3 18 18 33 38 33 14 0 24-10 31-24 7-15 9-28 12-41zM136 46c0 2-2 4-2 7-7 27-14 55-21 83-1 7-1 8-9 15-18 23-34 30-46 30-22 0-28-23-28-39 0-22 13-74 24-93 12-25 31-41 48-41 28 0 34 35 34 38z"><text:p/></draw:path><draw:path draw:style-name="gr4" draw:text-style-name="P34" svg:width="0.0567in" svg:height="0.0815in" svg:x="0.0906in" svg:y="0.2in" svg:viewBox="0 0 145 208" svg:d="M145 95c0-10-7-21-23-21s-32 12-48 27c-12 12-21 20-33 25 9-40 19-78 29-118 0-1 1-3 1-4 0-2-1-4-5-4-6 0-30 2-37 2-3 2-7 2-7 8 0 3 4 3 8 3 13 0 13 3 13 5s0 4-1 7c-13 55-28 112-41 167-1 5-1 4-1 6 0 5 4 10 10 10 8 0 12-6 13-12 1-2 13-54 14-58 22 2 39 8 39 24 0 1 0 4-2 6-1 5-1 6-1 10 0 20 18 30 31 30 29 0 26-32 39-46 0-4-4-2-5-4-5 0-5 2-6 8-4 13-12 33-26 33-9 0-11-7-11-15 0-5 0-5 2-14 0-1 1-6 1-8 0-26-34-31-48-31 9-6 21-16 26-21 14-13 30-27 45-27 4 0 9 1 10 3-12 3-15 12-15 17 0 6 5 11 12 11 8 0 17-6 17-19z"><text:p/></draw:path><draw:path draw:style-name="gr4" draw:text-style-name="P34" svg:width="0.1102in" svg:height="0.0382in" svg:x="0.2157in" svg:y="0.178in" svg:viewBox="0 0 281 98" svg:d="M281 8c0-4-4-8-9-8-87 0-176 0-264 0-4 0-8 4-8 8 0 5 4 9 8 9 88 0 177 0 264 0 5 0 9-4 9-9zM281 90c0-5-4-8-9-8-87 0-176 0-264 0-4 0-8 3-8 8s4 8 8 8c88 0 177 0 264 0 5 0 9-3 9-8z"><text:p/></draw:path><draw:path draw:style-name="gr4" draw:text-style-name="P34" svg:width="0.0752in" svg:height="0.3961in" svg:x="0.4193in" svg:y="0in" svg:viewBox="0 0 192 1007" svg:d="M192 998c0-2-1-3-2-4-90-69-153-255-153-413 0-52 0-103 0-155 0-158 63-344 153-413 1-1 2-2 2-5 0-4-4-8-7-8s-4 1-5 2c-94 70-180 258-180 424 0 52 0 103 0 155 0 165 86 354 180 423 1 2 2 3 5 3s7-4 7-9z"><text:p/></draw:path><draw:path draw:style-name="gr4" draw:text-style-name="P34" svg:width="0.0898in" svg:height="0.0748in" svg:x="0.5087in" svg:y="0.0539in" svg:viewBox="0 0 229 191" svg:d="M229 126c0-5-3-5-5-5-4 0-4 1-7 9-8 28-21 51-43 51-6 0-10-3-10-13 0-11 4-22 8-30 8-23 26-68 26-92 0-29-18-46-49-46-37 0-58 26-65 37-2-24-20-37-40-37-19 0-27 17-31 24-7 14-13 40-13 41 0 5 4 3 6 5 4 0 4-2 7-11 7-29 16-49 30-49 9 0 13 4 13 19 0 8-1 13-7 35-8 32-15 64-24 97-1 7-3 17-3 18 0 8 6 12 12 12 4 0 13-4 15-12 0-1 6-21 9-31 3-12 6-26 9-38 3-9 5-19 7-28 2-8 4-14 5-21 6-13 29-51 69-51 19 0 22 15 22 28 0 27-20 81-27 99-4 9-4 14-4 19 0 20 15 35 35 35 40 0 55-61 55-65z"><text:p/></draw:path><draw:path draw:style-name="gr4" draw:text-style-name="P34" svg:width="0.0748in" svg:height="0.1161in" svg:x="0.5185in" svg:y="0.2382in" svg:viewBox="0 0 191 296" svg:d="M191 133c0-13-10-27-29-27-12 0-31 3-61 37-15 17-31 33-47 39 14-58 29-118 43-177-1-1 0-5-5-5-9 0-40 4-51 4-4 1-9 1-9 9 0 5 4 5 11 5 19 0 21 2 21 7 0 3-2 6-2 9-20 80-40 160-61 242-1 6-1 6-1 10 0 9 8 10 12 10 6 0 12-3 14-8 3-4 21-82 24-92 15 1 48 8 48 36 0 2 0 4-1 8 0 6-1 11-1 16 0 24 17 40 38 40 14 0 24-6 34-21 11-19 11-29 16-43 0-4-5-4-6-4-4 0-4 1-6 7-9 31-18 53-36 53-9 0-14-5-14-20 0-8 2-17 3-23 2-7 2-10 2-13 0-28-26-40-62-45 13-8 26-21 36-31 20-23 39-41 60-41 2 0 2 0 3 0 6 1 6 1 10 4 1 1 1 1 1 2-20 1-24 17-24 23s5 14 17 14c11 0 23-9 23-25z"><text:p/></draw:path><draw:path draw:style-name="gr4" draw:text-style-name="P34" svg:width="0.0752in" svg:height="0.3961in" svg:x="0.6122in" svg:y="0in" svg:viewBox="0 0 192 1007" svg:d="M192 581c0-52 0-103 0-155 0-166-86-354-180-424-1-1-2-2-5-2s-7 4-7 8c0 3 1 4 2 5 90 69 153 255 153 413 0 52 0 103 0 155 0 158-63 344-153 413-1 1-2 2-2 4 0 5 4 9 7 9s4-1 5-3c94-69 180-258 180-423z"><text:p/></draw:path><draw:path draw:style-name="gr4" draw:text-style-name="P34" svg:width="0.0732in" svg:height="0.1122in" svg:x="0.7299in" svg:y="0.1276in" svg:viewBox="0 0 187 286" svg:d="M187 216c0-5 0-10 0-13-14 0-27 0-42 0 0-64 0-129 0-192 0-9 0-11-7-11-4 0-5 0-8 5-44 66-87 132-130 198 0 3 0 8 0 13 37 0 76 0 113 0 0 12 0 24 0 36 0 16-1 20-33 20-2 0-6 0-8 0 0 4 0 9 0 14 17-2 38-2 56-2 17 0 41 0 58 2 0-5 0-10 0-14-2 0-6 0-8 0-32 0-33-4-33-20 0-12 0-24 0-36 15 0 28 0 42 0zM115 203c-35 0-68 0-103 0 35-53 68-105 103-157 0 52 0 104 0 157z"><text:p/></draw:path><draw:path draw:style-name="gr4" draw:text-style-name="P34" svg:width="0.0705in" svg:height="0.052in" svg:x="0.8138in" svg:y="0.128in" svg:viewBox="0 0 180 133" svg:d="M180 88c0-4-4-4-5-4-3 0-3 1-5 5-7 24-20 36-32 36-6 0-7-5-7-11s2-11 7-24c4-8 16-40 16-56 0-29-23-34-39-34-24 0-41 16-50 26-1-20-19-26-31-26s-20 10-23 16c-7 10-11 27-11 30s4 3 5 3c3 0 5-1 6-9 5-17 11-32 21-32 9 0 11 6 11 15 0 6-3 17-5 24-2 8-4 18-7 26-3 13-6 25-9 39-2 3-3 10-3 12 0 6 5 9 10 9 6 0 11-5 12-7 1-4 3-12 5-18 2-8 4-18 7-26 1-6 3-14 5-20 3-12 3-14 12-27 8-11 22-27 44-27 17 0 18 15 18 21 0 18-13 50-18 62-4 9-5 11-5 17 0 16 13 25 29 25 29 0 42-41 42-45z"><text:p/></draw:path><draw:path draw:style-name="gr4" draw:text-style-name="P34" svg:width="0.0772in" svg:height="0.0043in" svg:x="0.8969in" svg:y="0.148in" svg:viewBox="0 0 197 12" svg:d="M197 6c0-4-4-6-6-6-61 0-124 0-185 0-4 0-6 2-6 6s2 6 6 6c61 0 124 0 185 0 2 0 6-2 6-6z"><text:p/></draw:path><draw:path draw:style-name="gr4" draw:text-style-name="P34" svg:width="0.0567in" svg:height="0.0815in" svg:x="0.9898in" svg:y="0.098in" svg:viewBox="0 0 145 208" svg:d="M145 95c0-10-7-21-23-21s-32 12-48 27c-12 11-21 20-33 25 9-40 19-78 29-118 1 0 1-3 1-4 0-2-1-4-5-4-6 0-30 2-37 2-3 2-7 2-7 8 0 3 4 3 8 3 14 0 14 3 14 5s-1 4-1 6c-14 56-27 112-42 168-1 5-1 4-1 6 0 5 4 10 10 10 8 0 12-6 13-14 1-1 14-52 14-56 22 2 39 8 39 24 0 1 0 2-2 6-1 5-1 6-1 8 0 22 18 32 33 32 27 0 25-32 37-46 0-4-4-4-5-4-5 0-5 2-6 8-4 12-12 33-26 33-8 0-10-7-10-15 0-5 0-6 1-14 0-1 1-6 1-9 0-25-34-30-46-31 8-5 19-15 24-20 15-14 30-27 46-27 4 0 8 1 10 3-13 3-16 12-16 17 0 6 5 11 12 11 8 0 17-7 17-19z"><text:p/></draw:path></draw:g></draw:g></text:span><text:span text:style-name="T21">, ולכן בסך־הכול אנו רואים שכמות המילים שווה ל־</text:span><text:span text:style-name="T21"><draw:g text:anchor-type="as-char" svg:y="-0.2457in" draw:z-index="41" draw:name="Shape44" draw:style-name="gr1"><svg:title>TexMaths</svg:title><svg:desc>12§display§\sum_{k = 0}^{n} {1^k + (-1)^k \over 2} \cdot \binom{n}{k} 4^{n - k} §svg§600§FALSE§</svg:desc><draw:g draw:style-name="gr2"><draw:path draw:style-name="gr3" draw:text-style-name="P33" svg:width="1.8598in" svg:height="0.4205in" svg:x="0.0004in" svg:y="0.0087in" svg:viewBox="0 0 4725 1069" svg:d="M2363 1069c-788 0-1576 0-2363 0 0-356 0-713 0-1069 1575 0 3151 0 4725 0 0 356 0 713 0 1069-787 0-1574 0-2362 0z"><text:p/></draw:path><draw:path draw:style-name="gr4" draw:text-style-name="P34" svg:width="0.0705in" svg:height="0.052in" svg:x="0.0764in" svg:y="0.0102in" svg:viewBox="0 0 180 133" svg:d="M180 89c0-5-4-5-5-5-3 0-5 2-6 6-6 23-19 35-31 35-6 0-7-4-7-10 0-7 1-11 7-24 4-9 16-41 16-57 0-28-23-34-39-34-25 0-41 16-50 28-1-21-19-28-31-28-14 0-20 10-24 17-6 11-10 27-10 29 0 3 4 3 5 3 3 0 5-1 6-8 5-18 11-33 21-33 9 0 10 8 10 15 0 6-2 17-5 25-2 8-3 18-6 26-3 12-6 26-9 38-2 3-2 8-3 12 0 7 5 9 10 9s9-3 12-6c2-2 3-12 5-18 2-9 3-18 6-27 2-6 3-12 6-20 2-12 3-14 12-26 8-12 21-28 44-28 17 0 17 16 17 21 0 18-12 50-17 63-4 9-5 11-5 16 0 16 13 25 29 25 29 0 42-41 42-44z"><text:p/></draw:path><draw:path draw:style-name="gr4" draw:text-style-name="P34" svg:width="0.2209in" svg:height="0.2315in" svg:x="0.0012in" svg:y="0.0957in" svg:viewBox="0 0 562 589" svg:d="M562 455c-4 0-7 0-11 0-17 44-61 73-111 85-8 2-49 13-130 13-86 0-170 0-255 0 72-84 143-168 215-251 4-3 4-4 4-7-2-2 0-2-3-6-66-90-131-179-197-269 77 0 155 0 232 0 56 0 95 6 98 8 23 3 59 10 93 31 11 7 40 26 54 60 4 0 7 0 11 0-17-40-35-79-52-119-166 0-332 0-498 0-10 0-11 1-12 4 0 1 0 9 0 13 74 102 149 204 223 306-73 85-145 170-218 254-5 5-4 5-5 7 0 5 4 5 12 5 166 0 332 0 498 0 17-44 35-90 52-134z"><text:p/></draw:path><draw:path draw:style-name="gr4" draw:text-style-name="P34" svg:width="0.0567in" svg:height="0.0815in" svg:x="0.0071in" svg:y="0.3551in" svg:viewBox="0 0 145 208" svg:d="M145 96c0-10-7-20-23-20s-32 12-46 25c-14 12-23 21-35 26 9-39 20-78 30-117 0-2 1-4 1-5s-1-5-5-5c-6 0-31 2-38 4-3 0-6 0-6 6 0 4 3 4 7 4 14 0 14 3 14 5 0 1-1 4-1 6-14 55-27 112-42 167-1 5-1 4-1 6 0 5 4 10 10 10 8 0 12-6 14-12 0-2 13-53 14-58 21 2 38 10 38 24 0 2 0 4 0 6-2 5-2 6-2 10 0 20 17 30 32 30 28 0 25-30 37-45 0-3-4-3-5-3-4 0-5 1-6 6-4 13-11 33-25 33-9 0-11-7-11-14 0-6 0-6 1-13 1-2 3-6 3-10 0-26-36-30-48-31 8-5 19-16 24-19 15-15 30-29 46-29 4 0 8 1 10 5-13 1-16 12-16 15 0 7 5 11 12 11 9 0 17-6 17-18z"><text:p/></draw:path><draw:path draw:style-name="gr4" draw:text-style-name="P34" svg:width="0.0768in" svg:height="0.0264in" svg:x="0.0756in" svg:y="0.3933in" svg:viewBox="0 0 196 68" svg:d="M196 6c0-4-3-6-5-6-61 0-124 0-185 0-4 0-6 2-6 6 0 2 2 6 6 6 61 0 124 0 185 0 2 0 5-4 5-6zM196 62c0-2-3-6-5-6-61 0-124 0-185 0-4 0-6 3-6 6s2 6 6 6c61 0 124 0 185 0 2 0 5-2 5-6z"><text:p/></draw:path><draw:path draw:style-name="gr4" draw:text-style-name="P34" svg:width="0.0535in" svg:height="0.0791in" svg:x="0.1654in" svg:y="0.3587in" svg:viewBox="0 0 137 202" svg:d="M137 101c0-33-4-55-17-76-10-13-28-25-52-25-68 0-68 79-68 101 0 20 0 101 68 101 69 0 69-80 69-101zM110 97c0 22 0 45-3 63-6 27-27 33-39 33-13 0-31-8-37-32-5-17-5-42-5-64 0-21 0-43 5-60 6-23 25-29 37-29 16 0 32 10 38 27 4 15 4 37 4 62z"><text:p/></draw:path><draw:path draw:style-name="gr4" draw:text-style-name="P34" svg:width="0.0543in" svg:height="0.1102in" svg:x="0.2941in" svg:y="0.0311in" svg:viewBox="0 0 139 281" svg:d="M139 281c0-5 0-10 0-13-5 0-9 0-14 0-37 0-39-5-39-21 0-78 0-157 0-235 0-11 0-12-9-12-27 28-64 28-77 28 0 4 0 8 0 13 8 0 32 0 55-11 0 72 0 145 0 217 0 16-1 21-39 21-5 0-9 0-14 0 0 3 0 8 0 13 15-1 52-1 69-1s53 0 68 1z"><text:p/></draw:path><draw:path draw:style-name="gr4" draw:text-style-name="P34" svg:width="0.0567in" svg:height="0.0815in" svg:x="0.3709in" svg:y="0in" svg:viewBox="0 0 145 208" svg:d="M145 96c0-11-6-22-21-22-18 0-33 12-48 27-12 12-22 20-34 26 10-39 19-78 29-117 0-2 1-4 1-5 0-3-1-5-5-5-6 0-30 2-37 4-2 0-7 0-7 6 0 4 5 4 8 4 13 0 13 2 13 4s0 5-1 7c-13 55-27 112-41 167-2 5-1 4-2 6 0 5 4 10 11 10s12-6 13-12c1-2 13-53 14-58 22 2 39 10 39 24 0 2 0 4-1 6-2 5-2 6-2 10 0 20 17 30 32 30 28 0 25-30 37-45 0-5-3-3-4-5-5 0-5 3-6 8-3 13-12 33-26 33-9 0-11-7-11-14 0-6 0-6 2-15 0-2 2-4 2-8 0-26-35-30-48-31 8-6 19-16 25-19 14-15 29-29 45-29 4 0 8 1 10 3-12 3-14 14-14 17 0 7 4 11 10 11 9 0 17-6 17-18z"><text:p/></draw:path><draw:path draw:style-name="gr4" draw:text-style-name="P34" svg:width="0.1102in" svg:height="0.1098in" svg:x="0.4874in" svg:y="0.0457in" svg:viewBox="0 0 281 280" svg:d="M281 139c0-3-5-8-9-8-40 0-82 0-123 0 0-41 0-82 0-123 0-4-5-8-9-8s-8 4-8 8c0 41 0 82 0 123-41 0-83 0-124 0-4 0-8 3-8 8 0 4 4 9 8 9 41 0 83 0 124 0 0 40 0 81 0 123 0 5 4 9 8 9s9-4 9-9c0-42 0-83 0-123 41 0 83 0 123 0 4 0 9-4 9-9z"><text:p/></draw:path><draw:path draw:style-name="gr4" draw:text-style-name="P34" svg:width="0.0378in" svg:height="0.1646in" svg:x="0.661in" svg:y="0.0173in" svg:viewBox="0 0 97 419" svg:d="M97 415c0-1-1-2-1-3-44-33-73-118-73-185 0-12 0-24 0-35 0-67 29-152 73-185 0-1 1-2 1-3 0-3-2-4-3-4-2 0-3 0-4 0-46 35-90 120-90 192 0 11 0 23 0 35 0 72 44 156 90 192 1 0 2 0 4 0 1 0 3-3 3-4z"><text:p/></draw:path><draw:path draw:style-name="gr4" draw:text-style-name="P34" svg:width="0.1102in" svg:height="0.0063in" svg:x="0.7181in" svg:y="0.0961in" svg:viewBox="0 0 281 17" svg:d="M281 8c0-3-4-8-9-8-87 0-176 0-264 0-4 0-8 4-8 8s4 9 8 9c88 0 177 0 264 0 5 0 9-4 9-9z"><text:p/></draw:path><draw:path draw:style-name="gr4" draw:text-style-name="P34" svg:width="0.0543in" svg:height="0.1102in" svg:x="0.8528in" svg:y="0.0311in" svg:viewBox="0 0 139 281" svg:d="M139 281c0-5 0-10 0-13-5 0-9 0-14 0-37 0-39-5-39-21 0-78 0-157 0-235 0-11 0-12-9-12-27 28-64 28-77 28 0 4 0 8 0 13 8 0 32 0 55-11 0 72 0 145 0 217 0 16-1 21-39 21-5 0-9 0-14 0 0 3 0 8 0 13 15-1 52-1 69-1s53 0 68 1z"><text:p/></draw:path><draw:path draw:style-name="gr4" draw:text-style-name="P34" svg:width="0.0378in" svg:height="0.1646in" svg:x="0.9303in" svg:y="0.0173in" svg:viewBox="0 0 97 419" svg:d="M97 227c0-12 0-24 0-35 0-72-44-157-90-192-1 0-1 0-2 0-3 0-5 1-5 4 0 1 1 2 2 3 44 33 72 118 72 185 0 11 0 23 0 35 0 67-28 152-72 185-1 1-2 2-2 3s2 4 5 4c1 0 1 0 2 0 46-36 90-120 90-192z"><text:p/></draw:path><draw:path draw:style-name="gr4" draw:text-style-name="P34" svg:width="0.0567in" svg:height="0.0815in" svg:x="0.9937in" svg:y="0in" svg:viewBox="0 0 145 208" svg:d="M145 96c0-11-7-22-23-22s-32 12-46 27c-12 12-23 20-35 26 9-39 20-78 30-117 0-2 1-4 1-5 0-3-1-5-5-5-6 0-31 2-38 4-3 0-6 0-6 6 0 4 3 4 7 4 14 0 14 2 14 4s0 5-1 7c-14 55-27 112-42 167-1 5-1 4-1 6 0 5 4 10 11 10s11-6 13-12c0-2 13-53 14-58 21 2 38 10 38 24 0 2 0 4 0 6-2 5-2 6-2 10 0 20 17 30 32 30 28 0 25-30 37-45 0-5-4-5-5-5-4 0-4 3-6 8-4 13-11 33-25 33-9 0-11-7-11-14 0-6 0-6 2-15 0-2 2-4 2-8 0-26-36-30-48-31 8-6 19-16 24-19 15-15 30-29 46-29 4 0 8 1 10 3-12 3-16 14-16 17 0 7 6 11 12 11 9 0 17-6 17-18z"><text:p/></draw:path><draw:path draw:style-name="gr4" draw:text-style-name="P34" svg:width="0.785in" svg:height="0.0063in" svg:x="0.2791in" svg:y="0.2087in" svg:viewBox="0 0 1995 17" svg:d="M997 17c-332 0-665 0-997 0 0-6 0-11 0-17 665 0 1330 0 1995 0 0 6 0 11 0 17-333 0-665 0-998 0z"><text:p/></draw:path><draw:path draw:style-name="gr4" draw:text-style-name="P34" svg:width="0.0657in" svg:height="0.1102in" svg:x="0.6386in" svg:y="0.2575in" svg:viewBox="0 0 168 281" svg:d="M168 208c-4 0-7 0-11 0-2 12-5 31-9 37-3 3-30 3-40 3-25 0-50 0-76 0 15-15 30-30 45-44 66-58 91-80 91-122 0-48-38-82-90-82-47 0-78 38-78 76 0 24 20 24 22 24 7 0 22-5 22-23 0-11-8-22-22-22-4 0-5 0-6 1 9-27 32-43 57-43 39 0 57 34 57 69 0 33-22 67-45 93-26 30-54 60-80 90-5 4-5 5-5 16 52 0 104 0 156 0 4-25 8-49 12-73z"><text:p/></draw:path><draw:path draw:style-name="gr4" draw:text-style-name="P34" svg:width="0.0169in" svg:height="0.0177in" svg:x="1.135in" svg:y="0.2028in" svg:viewBox="0 0 44 46" svg:d="M44 23c0-12-9-23-21-23s-23 11-23 23 11 23 23 23 21-11 21-23z"><text:p/></draw:path><draw:path draw:style-name="gr4" draw:text-style-name="P34" svg:width="0.0752in" svg:height="0.3961in" svg:x="1.2413in" svg:y="0.0138in" svg:viewBox="0 0 192 1007" svg:d="M192 1000c0-4-1-5-2-6-90-69-153-255-153-413 0-52 0-103 0-155 0-158 63-344 153-413 1-1 2-2 2-5 0-4-4-8-7-8-1 0-4 1-5 2-94 70-180 258-180 424 0 52 0 103 0 155 0 165 86 354 180 423 1 2 4 3 5 3 3 0 7-4 7-7z"><text:p/></draw:path><draw:path draw:style-name="gr4" draw:text-style-name="P34" svg:width="0.0898in" svg:height="0.0748in" svg:x="1.3307in" svg:y="0.0689in" svg:viewBox="0 0 229 191" svg:d="M229 126c0-5-3-5-5-5-4 0-4 3-7 9-8 28-21 51-42 51-7 0-11-3-11-13 0-11 4-20 8-30 8-23 26-68 26-92 0-29-18-46-49-46-37 0-58 26-65 37-2-24-20-37-40-37-19 0-27 17-31 24-7 14-13 40-13 41 0 5 4 3 6 5 4 0 5-2 7-10 7-30 16-50 30-50 9 0 13 4 13 19 0 8-1 13-6 35-8 32-16 64-25 97-1 7-3 17-3 19 0 7 6 11 12 11 4 0 13-4 15-12 1-1 6-21 9-31 3-12 6-26 9-38 3-9 5-19 7-28 2-8 4-14 5-21 6-13 29-51 69-51 19 0 22 15 22 28 0 27-20 81-26 99-5 9-5 14-5 19 0 20 15 35 35 35 40 0 55-61 55-65z"><text:p/></draw:path><draw:path draw:style-name="gr4" draw:text-style-name="P34" svg:width="0.0748in" svg:height="0.1161in" svg:x="1.3406in" svg:y="0.252in" svg:viewBox="0 0 191 296" svg:d="M191 133c0-13-10-27-29-27-12 0-31 3-61 37-15 17-31 33-47 39 14-58 29-118 43-177-1-1 0-5-5-5-9 0-40 4-51 5-4 0-9 0-9 8 0 5 4 5 11 5 21 0 21 2 21 7 0 3-2 6-2 9-20 80-40 160-61 242-1 6-1 7-1 10 0 9 8 10 12 10 6 0 12-3 14-8 3-4 22-82 24-92 15 1 48 8 48 36 0 3 0 4-1 8 0 6-1 11-1 16 0 24 17 40 38 40 14 0 24-6 34-21 11-19 11-29 16-43 0-4-5-4-6-4-4 0-4 1-5 7-10 31-19 53-37 53-9 0-14-5-14-20 0-8 2-17 4-23 1-7 1-10 1-13 0-28-26-40-62-45 13-7 26-21 36-31 20-23 39-41 60-41 2 0 3 0 5 1 4 0 4 0 8 3 1 1 1 1 1 2-20 1-24 18-24 23 0 6 5 14 17 14 11 0 23-9 23-25z"><text:p/></draw:path><draw:path draw:style-name="gr4" draw:text-style-name="P34" svg:width="0.0752in" svg:height="0.3961in" svg:x="1.4346in" svg:y="0.0138in" svg:viewBox="0 0 192 1007" svg:d="M192 581c0-52 0-103 0-155 0-166-86-354-180-424-1-1-2-2-5-2s-7 4-7 8c0 3 1 4 2 5 90 69 153 255 153 413 0 52 0 103 0 155 0 158-63 344-153 413-1 1-2 2-2 6 0 3 4 7 7 7s4-1 5-3c94-69 180-258 180-423z"><text:p/></draw:path><draw:path draw:style-name="gr4" draw:text-style-name="P34" svg:width="0.0732in" svg:height="0.1122in" svg:x="1.5524in" svg:y="0.1409in" svg:viewBox="0 0 187 286" svg:d="M187 216c0-5 0-10 0-13-14 0-27 0-42 0 0-64 0-129 0-192 0-9 0-11-7-11-4 0-5 0-8 5-44 66-87 132-130 198 0 3 0 8 0 13 37 0 76 0 113 0 0 12 0 24 0 36 0 16-1 20-33 20-2 0-6 0-8 0 0 4 0 9 0 14 17-2 38-2 56-2 17 0 41 0 58 2 0-5 0-10 0-14-2 0-6 0-8 0-32 0-33-4-33-20 0-12 0-24 0-36 15 0 28 0 42 0zM115 203c-35 0-68 0-103 0 35-53 68-105 103-157 0 52 0 104 0 157z"><text:p/></draw:path><draw:path draw:style-name="gr4" draw:text-style-name="P34" svg:width="0.0705in" svg:height="0.052in" svg:x="1.6362in" svg:y="0.1429in" svg:viewBox="0 0 180 133" svg:d="M180 88c0-4-4-4-5-4-3 0-3 2-5 5-7 24-20 36-32 36-6 0-7-4-7-11 0-6 2-10 7-24 4-8 16-40 16-56 0-29-23-34-39-34-24 0-41 16-50 26-1-20-19-26-31-26s-20 10-23 16c-7 10-11 27-11 30s4 3 5 3c5 0 5-1 6-9 5-17 11-32 21-32 9 0 11 6 11 15 0 6-3 17-5 24-2 8-4 18-7 26-3 13-6 25-9 39-2 3-3 10-3 12 0 6 5 9 10 9 6 0 11-5 12-7 1-4 3-12 5-18 2-8 4-18 7-26 1-6 3-14 5-20 3-12 3-14 12-26 8-12 22-28 44-28 17 0 18 15 18 21 0 18-13 50-18 62-4 9-5 12-5 17 0 16 13 25 29 25 29 0 42-41 42-45z"><text:p/></draw:path><draw:path draw:style-name="gr4" draw:text-style-name="P34" svg:width="0.0772in" svg:height="0.0043in" svg:x="1.7193in" svg:y="0.1618in" svg:viewBox="0 0 197 12" svg:d="M197 6c0-4-4-6-6-6-61 0-124 0-185 0-4 0-6 2-6 6s2 6 6 6c61 0 124 0 185 0 2 0 6-2 6-6z"><text:p/></draw:path><draw:path draw:style-name="gr4" draw:text-style-name="P34" svg:width="0.0567in" svg:height="0.0815in" svg:x="1.8122in" svg:y="0.1138in" svg:viewBox="0 0 145 208" svg:d="M145 95c0-10-7-21-23-21s-32 12-48 27c-12 11-21 20-33 25 9-40 19-78 29-118 1 0 1-3 1-4 0-2-1-4-5-4-6 0-30 2-37 2-3 2-7 2-7 8 0 3 4 3 8 3 14 0 14 3 14 5s-1 4-1 7c-14 55-27 112-42 167-1 5-1 4-1 6 0 5 4 10 10 10 8 0 12-6 13-12 1-2 14-54 14-58 22 2 39 8 39 24 0 1 0 2-2 6 0 5 0 6 0 10 0 20 17 30 32 30 27 0 25-30 37-46 0-4-4-4-5-4-5 0-5 2-6 8-4 13-12 33-26 33-8 0-10-7-10-15 0-5 0-5 1-14 0-1 1-6 1-8 0-26-34-31-46-32 8-5 19-15 24-20 15-14 30-27 46-27 4 0 8 1 10 3-13 3-16 12-16 17 0 6 5 11 12 11 8 0 17-6 17-19z"><text:p/></draw:path></draw:g></draw:g></text:span><text:span text:style-name="T21">. </text:span><text:span text:style-name="T34">נבצע את אותו הפירוק שביצענו בסעיף א’, </text:span><text:span text:style-name="T34"><draw:g text:anchor-type="as-char" svg:y="-0.252in" draw:z-index="71" draw:name="Shape45" draw:style-name="gr1"><svg:title>TexMaths</svg:title><svg:desc>12§display§\sum_{k = 0}^{n} {1^k + (-1)^k \over 2} \cdot \binom{n}{k} 4^{n - k} =
(\sum_{k = 0}^{n} {\binom{n}{k} 1^k 4^{n - k} \over 2}) + (\sum_{k = 0}^{n} {\binom{n}{k} (-1)^k 4^{n - k} \over 2 })§svg§600§FALSE§</svg:desc><draw:g draw:style-name="gr2"><draw:path draw:style-name="gr3" draw:text-style-name="P33" svg:width="4.8484in" svg:height="0.4315in" svg:x="-0.0004in" svg:y="0.0079in" svg:viewBox="0 0 12316 1097" svg:d="M6159 1097c-2054 0-4106 0-6159 0 0-366 0-731 0-1097 4105 0 8211 0 12316 0 0 366 0 731 0 1097-2052 0-4105 0-6157 0z"><text:p/></draw:path><draw:path draw:style-name="gr4" draw:text-style-name="P34" svg:width="0.0705in" svg:height="0.052in" svg:x="0.0756in" svg:y="0.0201in" svg:viewBox="0 0 180 133" svg:d="M180 88c0-4-4-4-5-4-3 0-5 2-6 5-6 24-19 36-31 36-6 0-7-4-7-10 0-7 1-11 7-24 4-9 16-41 16-57 0-29-23-34-39-34-25 0-41 16-50 28-1-21-19-28-31-28-14 0-20 10-23 16-7 12-11 28-11 30 0 3 4 3 5 3 3 0 5-1 6-8 5-18 11-33 21-33 9 0 10 6 10 15 0 6-2 17-5 24-2 9-3 18-6 27-3 12-6 26-9 38-2 3-3 10-3 12 0 7 5 9 10 9s9-3 12-6c2-3 3-12 5-19 2-8 3-18 6-26 2-6 3-14 6-20 2-12 3-14 12-26 8-12 21-28 44-28 17 0 17 16 17 21 0 18-12 50-17 63-4 8-5 11-5 16 0 16 13 25 29 25 29 0 42-41 42-45z"><text:p/></draw:path><draw:path draw:style-name="gr4" draw:text-style-name="P34" svg:width="0.2209in" svg:height="0.2319in" svg:x="0.0004in" svg:y="0.1063in" svg:viewBox="0 0 562 590" svg:d="M562 455c-4 0-8 0-11 0-17 45-61 73-111 85-8 3-49 14-130 14-86 0-170 0-255 0 72-85 143-169 215-251 4-4 4-5 4-8-2-2 0-2-3-6-66-90-131-179-197-269 77 0 155 0 232 0 56 0 95 6 98 8 23 2 59 9 93 31 11 7 39 25 54 60 3 0 7 0 11 0-17-40-35-79-52-119-166 0-332 0-498 0-10 0-11 1-12 4 0 1 0 8 0 13 74 102 149 203 223 305-73 85-145 170-218 257-5 5-4 5-5 7 0 4 4 4 12 4 166 0 332 0 498 0 17-45 35-90 52-135z"><text:p/></draw:path><draw:path draw:style-name="gr4" draw:text-style-name="P34" svg:width="0.0567in" svg:height="0.0815in" svg:x="0.0063in" svg:y="0.3661in" svg:viewBox="0 0 145 208" svg:d="M145 96c0-10-7-22-23-22s-32 14-46 27c-14 12-23 21-35 26 9-39 20-78 30-117 0-2 1-4 1-5s-1-5-5-5c-6 0-31 2-38 4-3 0-6 0-6 6 0 4 3 4 7 4 14 0 14 3 14 5 0 1-1 4-1 6-14 55-27 112-42 167-1 5-1 4-1 6 0 5 4 10 10 10 8 0 12-6 14-12 0-1 13-53 14-58 21 2 38 10 38 24 0 3 0 4 0 6-2 5-2 6-2 10 0 20 17 30 32 30 28 0 25-30 37-45 0-3-4-3-5-3-4 0-5 1-6 6-4 13-11 33-25 33-9 0-11-7-11-14 0-6 0-6 1-13 1-1 3-6 3-10 0-26-36-30-48-31 8-5 19-16 24-19 15-15 30-29 46-29 4 0 8 1 10 5-13 1-16 12-16 15 0 7 5 11 12 11 9 0 17-6 17-18z"><text:p/></draw:path><draw:path draw:style-name="gr4" draw:text-style-name="P34" svg:width="0.0772in" svg:height="0.0264in" svg:x="0.0748in" svg:y="0.4035in" svg:viewBox="0 0 197 68" svg:d="M197 6c0-4-4-6-6-6-61 0-124 0-185 0-4 0-6 2-6 6 0 2 2 6 6 6 61 0 124 0 185 0 2 0 6-4 6-6zM197 62c0-2-4-6-6-6-61 0-124 0-185 0-4 0-6 3-6 6s2 6 6 6c61 0 124 0 185 0 2 0 6-2 6-6z"><text:p/></draw:path><draw:path draw:style-name="gr4" draw:text-style-name="P34" svg:width="0.0535in" svg:height="0.0791in" svg:x="0.1646in" svg:y="0.3693in" svg:viewBox="0 0 137 202" svg:d="M137 101c0-33-4-55-17-76-10-13-28-25-52-25-68 0-68 79-68 101 0 20 0 101 68 101 69 0 69-80 69-101zM110 97c0 22 0 45-3 63-6 26-27 33-39 33-13 0-31-8-37-32-5-17-5-42-5-64 0-21 0-43 5-60 6-23 25-29 37-29 16 0 32 10 38 27 4 15 4 37 4 62z"><text:p/></draw:path><draw:path draw:style-name="gr4" draw:text-style-name="P34" svg:width="0.0543in" svg:height="0.1102in" svg:x="0.2933in" svg:y="0.0406in" svg:viewBox="0 0 139 281" svg:d="M139 281c0-5 0-10 0-13-5 0-9 0-14 0-37 0-39-5-39-21 0-79 0-157 0-236 0-10 0-11-9-11-27 28-64 28-77 28 0 4 0 8 0 13 8 0 32 0 55-12 0 73 0 145 0 218 0 16-1 21-39 21-5 0-9 0-14 0 0 3 0 8 0 13 15-1 52-1 69-1s53 0 68 1z"><text:p/></draw:path><draw:path draw:style-name="gr4" draw:text-style-name="P34" svg:width="0.0567in" svg:height="0.0815in" svg:x="0.3705in" svg:y="0.0102in" svg:viewBox="0 0 145 208" svg:d="M145 95c0-10-7-21-23-21s-32 12-48 27c-12 12-21 20-33 25 9-40 19-78 29-118 0-1 1-3 1-4 0-2-1-4-5-4-6 0-30 2-37 2-3 2-7 2-7 8 0 4 4 4 8 4 13 0 13 2 13 4s0 4-1 7c-13 55-28 112-41 167-1 5-1 4-1 6 0 5 4 10 10 10 8 0 12-6 13-12 1-1 13-54 14-58 22 2 39 8 39 24 0 1 0 4-2 6-1 5-1 6-1 10 0 20 18 30 31 30 29 0 26-30 39-46 0-4-4-2-5-4-5 0-5 2-6 8-4 13-12 33-26 33-9 0-10-7-10-15 0-5 0-5 1-13 0-3 1-6 1-9 0-26-34-31-48-31 9-6 21-16 26-21 14-13 30-27 45-27 4 0 9 1 11 3-13 3-16 12-16 17 0 6 5 11 12 11 8 0 17-6 17-19z"><text:p/></draw:path><draw:path draw:style-name="gr4" draw:text-style-name="P34" svg:width="0.1102in" svg:height="0.1102in" svg:x="0.4866in" svg:y="0.0547in" svg:viewBox="0 0 281 281" svg:d="M281 140c0-4-4-8-9-8-40 0-82 0-123 0 0-41 0-83 0-124 0-3-4-8-9-8-4 0-8 5-8 8 0 41 0 83 0 124-41 0-83 0-124 0-4 0-8 4-8 8 0 5 4 9 8 9 41 0 83 0 124 0 0 41 0 82 0 124 0 4 4 8 8 8 5 0 9-4 9-8 0-42 0-83 0-124 41 0 83 0 123 0 5 0 9-4 9-9z"><text:p/></draw:path><draw:path draw:style-name="gr4" draw:text-style-name="P34" svg:width="0.0378in" svg:height="0.165in" svg:x="0.6602in" svg:y="0.0276in" svg:viewBox="0 0 97 420" svg:d="M97 417c0-2 0-4-1-4-44-34-73-118-73-185 0-12 0-24 0-35 0-68 29-152 73-185 1-1 1-2 1-3 0-3-2-5-3-5-2 0-2 1-3 1-47 35-91 119-91 192 0 11 0 23 0 35 0 72 44 156 91 191 0 1 1 1 3 1 1 0 3-2 3-3z"><text:p/></draw:path><draw:path draw:style-name="gr4" draw:text-style-name="P34" svg:width="0.1102in" svg:height="0.0063in" svg:x="0.7173in" svg:y="0.1071in" svg:viewBox="0 0 281 17" svg:d="M281 8c0-4-4-8-9-8-87 0-176 0-264 0-4 0-8 4-8 8 0 5 4 9 8 9 88 0 177 0 264 0 5 0 9-4 9-9z"><text:p/></draw:path><draw:path draw:style-name="gr4" draw:text-style-name="P34" svg:width="0.0543in" svg:height="0.1102in" svg:x="0.852in" svg:y="0.0406in" svg:viewBox="0 0 139 281" svg:d="M139 281c0-5 0-10 0-13-5 0-8 0-13 0-38 0-40-5-40-21 0-79 0-157 0-236 0-10 0-11-9-11-27 28-64 28-77 28 0 4 0 8 0 13 8 0 34 0 55-12 0 73 0 145 0 218 0 16-1 21-39 21-5 0-9 0-14 0 0 3 0 8 0 13 15-1 52-1 69-1s54 0 68 1z"><text:p/></draw:path><draw:path draw:style-name="gr4" draw:text-style-name="P34" svg:width="0.0382in" svg:height="0.165in" svg:x="0.9295in" svg:y="0.0276in" svg:viewBox="0 0 98 420" svg:d="M98 228c0-12 0-24 0-35 0-73-44-157-91-192-1 0-1-1-2-1-3 0-5 2-5 5 0 1 1 2 2 3 44 33 74 117 74 185 0 11 0 23 0 35 0 67-30 151-74 185-1 0-2 2-2 4 0 1 2 3 5 3 1 0 1 0 2-1 47-35 91-119 91-191z"><text:p/></draw:path><draw:path draw:style-name="gr4" draw:text-style-name="P34" svg:width="0.0567in" svg:height="0.0815in" svg:x="0.9937in" svg:y="0.0102in" svg:viewBox="0 0 145 208" svg:d="M145 95c0-10-7-21-23-21s-32 12-48 27c-12 12-21 20-33 25 9-40 19-78 29-118 0-1 1-3 1-4 0-2-1-4-5-4-6 0-30 2-37 2-3 2-7 2-7 8 0 4 4 4 8 4 13 0 13 2 13 4s0 4-1 7c-13 55-28 112-41 167-1 5-1 4-1 6 0 5 2 10 10 10s12-6 13-12c1-1 13-54 14-58 22 2 39 8 39 24 0 1 0 4-2 6-1 5-1 6-1 10 0 20 18 30 31 30 29 0 26-30 39-46 0-4-4-2-5-4-5 0-5 2-6 8-4 13-12 33-26 33-9 0-11-7-11-15 0-5 0-5 2-13 0-3 1-6 1-9 0-26-34-31-48-31 9-6 21-16 26-21 14-13 30-27 45-27 4 0 9 1 10 3-12 3-15 12-15 17 0 6 5 11 12 11 8 0 17-6 17-19z"><text:p/></draw:path><draw:path draw:style-name="gr4" draw:text-style-name="P34" svg:width="0.785in" svg:height="0.0063in" svg:x="0.2783in" svg:y="0.2193in" svg:viewBox="0 0 1995 17" svg:d="M997 17c-332 0-665 0-997 0 0-6 0-11 0-17 665 0 1330 0 1995 0 0 6 0 11 0 17-333 0-665 0-998 0z"><text:p/></draw:path><draw:path draw:style-name="gr4" draw:text-style-name="P34" svg:width="0.0657in" svg:height="0.1102in" svg:x="0.6378in" svg:y="0.2665in" svg:viewBox="0 0 168 281" svg:d="M168 208c-4 0-7 0-11 0-1 12-5 30-8 37-4 4-31 4-41 4-25 0-50 0-76 0 15-16 30-30 45-45 66-58 91-80 91-122 0-48-38-82-89-82-48 0-79 38-79 76 0 24 20 24 23 24 7 0 21-5 21-23 0-11-8-22-22-22-4 0-4 0-5 0 9-26 32-42 56-42 39 0 57 34 57 69 0 33-21 67-45 92-26 30-54 60-80 91-5 4-5 5-5 16 52 0 104 0 156 0 4-25 8-49 12-73z"><text:p/></draw:path><draw:path draw:style-name="gr4" draw:text-style-name="P34" svg:width="0.0177in" svg:height="0.0177in" svg:x="1.1343in" svg:y="0.2134in" svg:viewBox="0 0 46 46" svg:d="M46 23c0-12-11-23-23-23s-23 11-23 23 11 23 23 23 23-11 23-23z"><text:p/></draw:path><draw:path draw:style-name="gr4" draw:text-style-name="P34" svg:width="0.0756in" svg:height="0.3961in" svg:x="1.2406in" svg:y="0.0244in" svg:viewBox="0 0 193 1007" svg:d="M193 1000c0-3-1-5-3-6-90-68-153-254-153-412 0-52 0-104 0-156 0-158 63-346 153-413 2-1 3-2 3-6 0-3-3-7-8-7-1 0-3 1-5 1-94 71-180 260-180 425 0 52 0 104 0 156 0 165 86 353 180 423 2 1 4 2 5 2 5 0 8-3 8-7z"><text:p/></draw:path><draw:path draw:style-name="gr4" draw:text-style-name="P34" svg:width="0.0894in" svg:height="0.0748in" svg:x="1.3303in" svg:y="0.0783in" svg:viewBox="0 0 228 191" svg:d="M228 126c0-5-4-5-5-5-3 0-3 1-6 9-8 28-23 51-43 51-7 0-10-3-10-13 0-11 4-22 8-30 8-23 25-70 25-94 0-27-18-44-48-44-39 0-59 26-66 36-3-23-19-36-39-36-19 0-27 17-32 24-6 14-12 40-12 41 0 3 4 2 5 3 5 0 5 0 7-9 7-30 16-49 31-49 9 0 13 4 13 19 0 8-1 13-7 35-8 32-15 64-24 97-1 7-5 17-5 18 0 8 6 12 14 12 4 0 12-4 15-12 0-1 5-21 7-31 4-14 6-26 10-39 2-8 5-18 7-27 3-8 4-15 6-22 6-12 28-50 69-50 19 0 22 15 22 28 0 27-20 81-27 99-4 9-5 14-5 19 0 21 16 35 35 35 39 0 55-61 55-65z"><text:p/></draw:path><draw:path draw:style-name="gr4" draw:text-style-name="P34" svg:width="0.0748in" svg:height="0.1165in" svg:x="1.3398in" svg:y="0.2626in" svg:viewBox="0 0 191 297" svg:d="M191 133c0-13-10-27-28-27-12 0-31 3-62 37-15 17-30 34-47 40 14-59 30-119 44-178-2-1 0-5-6-5-9 0-40 4-51 4-3 1-7 1-7 8 0 6 3 6 9 6 21 0 22 2 22 7 0 3-1 6-1 9-21 80-41 162-62 242-2 6-2 7-2 10 0 9 8 11 12 11 6 0 12-4 14-9 3-3 22-81 24-92 15 1 50 8 50 36 0 2 0 5-2 8-1 6-2 11-2 16 0 24 17 41 40 41 12 0 24-6 32-22 11-19 11-29 16-43 0-4-4-4-5-4-5 0-5 1-6 7-9 32-18 53-37 53-8 0-14-5-14-20 0-7 3-17 4-23 1-7 1-10 1-13 0-28-26-40-62-45 13-7 26-21 37-31 19-23 40-41 60-41 2 0 2 0 4 0 4 1 6 1 8 4 1 1 1 1 2 2-20 1-24 17-24 23s5 14 16 14 23-9 23-25z"><text:p/></draw:path><draw:path draw:style-name="gr4" draw:text-style-name="P34" svg:width="0.0756in" svg:height="0.3961in" svg:x="1.4339in" svg:y="0.0244in" svg:viewBox="0 0 193 1007" svg:d="M193 582c0-52 0-104 0-156 0-165-86-354-180-425-1 0-3-1-5-1-4 0-8 4-8 7 0 4 2 5 4 6 90 67 152 255 152 413 0 52 0 104 0 156 0 158-62 344-152 412-2 1-4 3-4 6 0 4 4 7 8 7 2 0 4-1 5-2 94-70 180-258 180-423z"><text:p/></draw:path><draw:path draw:style-name="gr4" draw:text-style-name="P34" svg:width="0.0732in" svg:height="0.1122in" svg:x="1.552in" svg:y="0.1516in" svg:viewBox="0 0 187 286" svg:d="M187 216c0-5 0-9 0-13-14 0-27 0-42 0 0-64 0-129 0-192 0-9 0-11-7-11-4 0-5 0-8 5-44 66-87 132-130 198 0 4 0 8 0 13 37 0 74 0 112 0 0 12 0 24 0 36 0 16 0 21-32 21-3 0-6 0-9 0 0 3 0 8 0 13 18-1 39-1 57-1s40 0 58 1c0-5 0-10 0-13-4 0-6 0-10 0-31 0-31-5-31-21 0-12 0-24 0-36 15 0 28 0 42 0zM115 203c-35 0-68 0-103 0 35-53 68-105 103-157 0 52 0 104 0 157z"><text:p/></draw:path><draw:path draw:style-name="gr4" draw:text-style-name="P34" svg:width="0.0709in" svg:height="0.052in" svg:x="1.6358in" svg:y="0.152in" svg:viewBox="0 0 181 133" svg:d="M181 88c0-4-3-4-5-4-4 0-4 1-6 5-7 24-19 36-31 36-6 0-7-5-7-11s1-11 7-24c3-8 16-40 16-56 0-29-23-34-39-34-25 0-42 14-50 26-2-20-19-26-31-26-13 0-21 10-24 16-6 10-11 27-11 30s5 3 6 3c4 0 4-1 6-9 5-17 10-32 22-32 7 0 9 6 9 15 0 5-2 17-5 24-2 8-3 18-6 26-3 13-6 25-9 39-1 3-4 10-4 12 0 6 6 9 11 9s8-5 11-7c2-4 5-12 6-18 2-8 3-18 6-26 2-6 3-14 5-20 3-13 4-15 13-27 8-11 21-27 44-27 17 0 17 15 17 21 0 18-12 50-17 62-3 9-5 11-5 17 0 16 14 25 28 25 30 0 43-41 43-45z"><text:p/></draw:path><draw:path draw:style-name="gr4" draw:text-style-name="P34" svg:width="0.0772in" svg:height="0.0043in" svg:x="1.7189in" svg:y="0.172in" svg:viewBox="0 0 197 12" svg:d="M197 6c0-4-3-6-6-6-61 0-124 0-185 0-2 0-6 2-6 6s4 6 6 6c61 0 124 0 185 0 3 0 6-2 6-6z"><text:p/></draw:path><draw:path draw:style-name="gr4" draw:text-style-name="P34" svg:width="0.0567in" svg:height="0.0815in" svg:x="1.8114in" svg:y="0.1228in" svg:viewBox="0 0 145 208" svg:d="M145 95c0-10-7-21-23-21s-31 12-46 27c-12 11-22 20-34 25 10-40 19-78 29-118 0-1 1-3 1-4 0-2-1-4-5-4-6 0-30 2-38 2-3 0-6 2-6 8 0 3 3 3 7 3 14 0 14 3 14 5s0 4-1 6c-13 55-27 112-41 167-2 6-1 5-2 7 0 5 4 10 11 10s12-6 13-13c1-2 13-53 14-57 22 1 39 8 39 24 0 1 0 3-1 6-2 4-2 6-2 9 0 21 17 31 32 31 28 0 25-30 37-46 0-4-4-4-5-4-4 0-4 2-5 8-3 12-12 33-26 33-9 0-11-7-11-15 0-5 0-6 2-13 0-2 2-6 2-10 0-25-36-30-48-31 8-5 19-15 25-20 14-14 29-27 45-27 4 0 8 1 10 3-12 3-14 12-14 17 0 6 4 11 10 11 9 0 17-7 17-19z"><text:p/></draw:path><draw:path draw:style-name="gr4" draw:text-style-name="P34" svg:width="0.1102in" svg:height="0.0382in" svg:x="1.937in" svg:y="0.2028in" svg:viewBox="0 0 281 98" svg:d="M281 8c0-4-4-8-9-8-87 0-176 0-264 0-4 0-8 4-8 8 0 5 4 9 8 9 88 0 177 0 264 0 5 0 9-4 9-9zM281 90c0-5-4-8-9-8-87 0-176 0-264 0-4 0-8 3-8 8s4 8 8 8c88 0 177 0 264 0 5 0 9-3 9-8z"><text:p/></draw:path><draw:path draw:style-name="gr4" draw:text-style-name="P34" svg:width="0.0378in" svg:height="0.165in" svg:x="2.1201in" svg:y="0.1398in" svg:viewBox="0 0 97 420" svg:d="M97 415c0-1-1-2-1-3-44-33-73-117-73-184 0-12 0-24 0-36 0-67 29-151 73-185 0-1 1-1 1-2 0-3-2-5-3-5-2 0-3 0-4 1-46 35-90 119-90 191 0 12 0 24 0 36 0 72 44 156 90 191 1 0 2 1 4 1 1 0 3-2 3-5z"><text:p/></draw:path><draw:path draw:style-name="gr4" draw:text-style-name="P34" svg:width="0.0705in" svg:height="0.052in" svg:x="2.2524in" svg:y="0.0201in" svg:viewBox="0 0 180 133" svg:d="M180 88c0-4-4-4-5-4-5 0-5 2-6 5-6 24-19 36-31 36-6 0-7-4-7-10 0-7 1-11 7-24 4-9 16-41 16-57 0-29-23-34-39-34-25 0-41 16-50 28-3-21-19-28-31-28-14 0-20 10-24 16-6 12-10 28-10 30 0 3 4 3 5 3 3 0 3-1 6-8 5-18 11-33 21-33 9 0 10 6 10 15 0 6-2 17-5 24-2 9-3 18-6 27-3 12-6 26-9 38-2 3-3 10-3 12 0 7 5 9 10 9s9-3 12-6c2-3 3-12 5-19 2-8 3-18 6-26 2-6 3-14 6-20 2-12 3-14 12-26 8-12 21-28 44-28 17 0 17 16 17 21 0 18-12 50-17 63-4 8-5 11-5 16 0 16 13 25 28 25 30 0 43-41 43-45z"><text:p/></draw:path><draw:path draw:style-name="gr4" draw:text-style-name="P34" svg:width="0.2209in" svg:height="0.2319in" svg:x="2.1772in" svg:y="0.1063in" svg:viewBox="0 0 562 590" svg:d="M562 455c-4 0-8 0-11 0-17 45-61 73-111 85-8 3-49 14-130 14-86 0-170 0-255 0 72-85 143-169 215-251 4-4 4-5 4-8-2-2 0-2-3-6-66-90-131-179-197-269 77 0 155 0 232 0 56 0 95 6 98 8 23 2 59 9 93 31 11 7 39 25 54 60 3 0 7 0 11 0-17-40-35-79-52-119-166 0-332 0-498 0-10 0-11 1-12 4 0 1 0 8 0 13 74 102 149 203 223 305-73 85-145 170-218 257-5 5-4 5-5 7 0 4 4 4 12 4 166 0 332 0 498 0 17-45 35-90 52-135z"><text:p/></draw:path><draw:path draw:style-name="gr4" draw:text-style-name="P34" svg:width="0.0567in" svg:height="0.0815in" svg:x="2.1827in" svg:y="0.3661in" svg:viewBox="0 0 145 208" svg:d="M145 96c0-10-7-22-23-22s-32 14-46 27c-14 12-23 21-35 26 9-39 20-78 30-117 0-2 0-4 0-5s0-5-4-5c-6 0-31 2-38 4-3 0-6 0-6 6 0 4 3 4 7 4 14 0 14 3 14 5 0 1-1 4-1 6-14 55-27 112-42 167-1 5-1 4-1 6 0 5 4 10 10 10 8 0 12-6 14-12 0-1 13-53 14-58 21 2 38 10 38 24 0 3 0 4 0 6-2 5-2 6-2 10 0 20 17 30 32 30 28 0 25-30 37-45 0-3-4-3-5-3-4 0-5 1-6 6-4 13-11 33-25 33-9 0-11-7-11-14 0-6 0-6 1-13 1-1 3-6 3-10 0-26-36-30-48-31 8-5 19-16 24-19 15-15 30-29 46-29 4 0 8 1 10 5-13 1-16 12-16 15 0 7 5 11 12 11 9 0 17-6 17-18z"><text:p/></draw:path><draw:path draw:style-name="gr4" draw:text-style-name="P34" svg:width="0.0768in" svg:height="0.0264in" svg:x="2.2512in" svg:y="0.4035in" svg:viewBox="0 0 196 68" svg:d="M196 6c0-4-3-6-5-6-61 0-124 0-185 0-4 0-6 2-6 6 0 2 2 6 6 6 61 0 124 0 185 0 2 0 5-4 5-6zM196 62c0-2-3-6-5-6-61 0-124 0-185 0-4 0-6 3-6 6s2 6 6 6c61 0 124 0 185 0 2 0 5-2 5-6z"><text:p/></draw:path><draw:path draw:style-name="gr4" draw:text-style-name="P34" svg:width="0.0535in" svg:height="0.0791in" svg:x="2.3409in" svg:y="0.3693in" svg:viewBox="0 0 137 202" svg:d="M137 101c0-33-4-55-17-76-10-13-28-25-52-25-68 0-68 79-68 101 0 20 0 101 68 101 69 0 69-80 69-101zM110 97c0 22 0 45-3 63-6 26-27 33-39 33-13 0-31-8-37-32-5-17-5-42-5-64 0-21 0-43 5-60 6-23 25-29 37-29 16 0 32 10 38 27 4 15 4 37 4 62z"><text:p/></draw:path><draw:path draw:style-name="gr4" draw:text-style-name="P34" svg:width="0.0406in" svg:height="0.1811in" svg:x="2.474in" svg:y="0.0079in" svg:viewBox="0 0 104 461" svg:d="M104 457c0-1-1-2-2-3-47-35-78-127-78-201 0-15 0-30 0-44 0-75 31-166 78-201 1-1 2-2 2-3 0-3-2-5-4-5s-3 0-3 1c-50 37-97 130-97 208 0 14 0 29 0 44 0 78 47 171 97 208 1 0 1 0 3 0s4-1 4-4z"><text:p/></draw:path><draw:path draw:style-name="gr4" draw:text-style-name="P34" svg:width="0.0705in" svg:height="0.052in" svg:x="2.5299in" svg:y="0.0154in" svg:viewBox="0 0 180 133" svg:d="M180 88c0-4-2-3-4-4-4 0-4 1-6 5-7 24-19 36-31 36-6 0-7-5-7-11s1-11 6-24c4-8 16-40 16-56 0-29-23-34-39-34-24 0-41 14-49 26-2-20-19-26-32-26-12 0-20 10-23 16-6 10-11 27-11 30s4 2 5 3c5 0 5-1 7-9 4-17 10-32 22-32 7 0 9 6 9 15 0 6-2 17-5 24-2 8-4 18-7 26-2 13-6 25-8 39-1 3-4 10-4 12 0 6 6 9 11 9s10-5 11-7c1-4 3-12 6-18 2-8 3-18 6-26 1-6 3-14 5-20 3-13 3-14 12-27 8-11 22-27 44-27 18 0 18 15 18 21 0 18-13 50-18 62-2 9-4 11-4 17 0 16 12 25 28 25 30 0 42-41 42-45z"><text:p/></draw:path><draw:path draw:style-name="gr4" draw:text-style-name="P34" svg:width="0.0567in" svg:height="0.0815in" svg:x="2.539in" svg:y="0.1173in" svg:viewBox="0 0 145 208" svg:d="M145 95c0-10-7-21-23-21s-32 12-46 27c-12 11-22 20-35 25 9-40 20-78 30-118 0-1 1-3 1-4 0-2-1-4-5-4-6 0-31 2-38 2-3 2-6 2-6 8 0 3 3 3 7 3 14 0 14 3 14 5s0 4-1 6c-14 56-27 112-42 168-1 5-1 4-1 6 0 5 4 10 11 10s11-6 13-13c0-2 13-53 14-57 21 2 38 8 38 24 0 1 0 3 0 6-2 5-2 6-2 9 0 21 17 31 32 31 28 0 25-30 37-46 0-4-4-4-5-4-4 0-4 2-6 8-4 12-11 33-25 33-9 0-11-7-11-15 0-5 0-6 2-13 0-2 2-6 2-10 0-25-36-30-48-31 8-5 19-15 24-20 15-14 30-27 46-27 4 0 8 1 10 3-12 3-16 12-16 17 0 6 6 11 12 11 9 0 17-7 17-19z"><text:p/></draw:path><draw:path draw:style-name="gr4" draw:text-style-name="P34" svg:width="0.0406in" svg:height="0.1811in" svg:x="2.6165in" svg:y="0.0079in" svg:viewBox="0 0 104 461" svg:d="M104 253c0-15 0-30 0-44 0-78-46-171-97-208 0-1-1-1-2-1-3 0-5 2-5 5 0 1 1 2 2 3 47 35 78 126 78 201 0 14 0 29 0 44 0 74-31 166-78 201-1 1-2 2-2 3 0 3 2 4 5 4 1 0 1 0 2 0 51-37 97-130 97-208z"><text:p/></draw:path><draw:path draw:style-name="gr4" draw:text-style-name="P34" svg:width="0.0543in" svg:height="0.1102in" svg:x="2.6917in" svg:y="0.0299in" svg:viewBox="0 0 139 281" svg:d="M139 281c0-5 0-10 0-13-5 0-8 0-13 0-38 0-40-5-40-21 0-78 0-157 0-235 0-11 0-12-9-12-27 28-64 28-77 28 0 4 0 8 0 13 8 0 34 0 55-11 0 72 0 145 0 217 0 16-1 21-39 21-5 0-9 0-14 0 0 3 0 8 0 13 15-1 52-1 69-1s54 0 68 1z"><text:p/></draw:path><draw:path draw:style-name="gr4" draw:text-style-name="P34" svg:width="0.0567in" svg:height="0.0815in" svg:x="2.7685in" svg:y="-0.0004in" svg:viewBox="0 0 145 208" svg:d="M145 96c0-11-7-22-23-22s-32 12-48 27c-12 12-21 20-33 26 9-39 19-78 29-117 1-2 1-4 1-5 0-3-1-5-5-5-6 0-30 2-37 4-3 0-7 0-7 6 0 4 4 4 8 4 14 0 14 2 14 4s-1 5-1 7c-14 55-27 112-42 167-1 5-1 4-1 6 0 5 4 10 10 10 8 0 12-6 13-12 1-1 13-53 14-58 22 2 39 10 39 24 0 3 0 4-2 6-1 5-1 6-1 10 0 20 18 30 33 30 27 0 25-30 37-45 0-5-4-5-5-5-5 0-5 3-6 8-4 13-12 33-26 33-8 0-10-7-10-14 0-6 0-6 1-13 0-1 1-6 1-10 0-26-34-30-46-31 8-6 19-16 24-19 14-15 30-29 46-29 4 0 8 1 10 3-13 3-16 14-16 17 0 7 5 11 12 11 8 0 17-6 17-18z"><text:p/></draw:path><draw:path draw:style-name="gr4" draw:text-style-name="P34" svg:width="0.0732in" svg:height="0.1118in" svg:x="2.8433in" svg:y="0.0283in" svg:viewBox="0 0 187 285" svg:d="M187 215c0-5 0-10 0-13-14 0-27 0-42 0 0-64 0-128 0-191 0-9 0-11-7-11-4 0-5 0-8 5-44 66-87 131-130 197 0 3 0 8 0 13 37 0 74 0 112 0 0 12 0 24 0 37 0 15 0 19-32 19-3 0-6 0-9 0 0 4 0 9 0 14 18-2 39-2 57-2s40 0 58 2c0-5 0-10 0-14-4 0-6 0-10 0-31 0-31-4-31-19 0-13 0-25 0-37 15 0 28 0 42 0zM115 202c-35 0-68 0-103 0 35-53 68-105 103-158 0 53 0 105 0 158z"><text:p/></draw:path><draw:path draw:style-name="gr4" draw:text-style-name="P34" svg:width="0.0709in" svg:height="0.052in" svg:x="2.9268in" svg:y="0.0287in" svg:viewBox="0 0 181 133" svg:d="M181 89c0-5-3-5-5-5-4 0-4 2-6 6-7 23-19 35-31 35-6 0-7-4-7-10 0-7 1-11 7-24 3-9 16-41 16-57 0-28-23-34-39-34-25 0-42 16-50 28-2-21-19-28-31-28-13 0-21 10-24 17-6 11-11 27-11 29 0 3 5 3 6 3 4 0 4-1 6-8 5-18 10-33 22-33 7 0 9 8 9 15 0 6-2 17-5 25-2 8-3 18-6 26-3 12-6 26-9 38-1 3-3 8-4 12 0 7 6 9 11 9s8-3 11-6c2-2 5-12 6-18 2-9 3-18 6-27 2-6 3-12 5-20 3-12 4-14 13-26 8-12 21-28 44-28 17 0 17 16 17 21 0 18-12 50-17 63-3 9-5 11-5 16 0 16 14 25 28 25 30 0 43-41 43-44z"><text:p/></draw:path><draw:path draw:style-name="gr4" draw:text-style-name="P34" svg:width="0.0772in" svg:height="0.0043in" svg:x="3.0102in" svg:y="0.0484in" svg:viewBox="0 0 197 12" svg:d="M197 6c0-2-3-6-6-6-61 0-124 0-185 0-2 0-6 2-6 6 0 2 4 6 6 6 61 0 124 0 185 0 3 0 6-2 6-6z"><text:p/></draw:path><draw:path draw:style-name="gr4" draw:text-style-name="P34" svg:width="0.0567in" svg:height="0.0815in" svg:x="3.1028in" svg:y="-0.0004in" svg:viewBox="0 0 145 208" svg:d="M145 96c0-11-7-22-23-22s-31 12-46 27c-12 12-22 20-34 26 10-39 19-78 29-117 0-2 1-4 1-5 0-3-1-5-5-5-6 0-30 2-38 4-3 0-6 0-6 6 0 4 3 4 7 4 14 0 14 2 14 4s0 5-1 7c-13 55-27 112-41 167-2 5-1 4-2 6 0 5 4 10 11 10s12-6 13-12c1-1 13-53 14-58 22 2 39 10 39 24 0 3 0 4-1 6-2 5-2 6-2 10 0 20 17 30 32 30 28 0 25-30 37-45 0-5-4-5-5-5-4 0-4 3-5 8-3 13-12 33-26 33-9 0-11-7-11-14 0-6 0-6 2-13 0-1 2-6 2-10 0-26-36-30-48-31 8-6 19-16 25-19 14-15 29-29 45-29 4 0 8 1 10 3-12 3-14 14-14 17 0 7 4 11 10 11 9 0 17-6 17-18z"><text:p/></draw:path><draw:path draw:style-name="gr4" draw:text-style-name="P34" svg:width="0.7181in" svg:height="0.0063in" svg:x="2.4543in" svg:y="0.2193in" svg:viewBox="0 0 1825 17" svg:d="M913 17c-305 0-608 0-913 0 0-6 0-11 0-17 608 0 1217 0 1825 0 0 6 0 11 0 17-303 0-608 0-912 0z"><text:p/></draw:path><draw:path draw:style-name="gr4" draw:text-style-name="P34" svg:width="0.0657in" svg:height="0.1102in" svg:x="2.7803in" svg:y="0.2665in" svg:viewBox="0 0 168 281" svg:d="M168 208c-4 0-6 0-10 0-2 12-6 30-9 37-4 4-31 4-40 4-25 0-51 0-77 0 16-16 30-30 46-45 65-58 90-80 90-122 0-48-37-82-89-82-48 0-79 38-79 76 0 24 22 24 23 24 7 0 21-5 21-23 0-11-7-22-21-22-4 0-5 0-6 0 9-26 32-42 56-42 39 0 57 34 57 69 0 33-21 67-44 92-27 30-54 60-81 91-5 4-5 5-5 16 53 0 104 0 157 0 4-25 7-49 11-73z"><text:p/></draw:path><draw:path draw:style-name="gr4" draw:text-style-name="P34" svg:width="0.0378in" svg:height="0.165in" svg:x="3.2024in" svg:y="0.1398in" svg:viewBox="0 0 97 420" svg:d="M97 228c0-12 0-24 0-36 0-72-44-156-90-191-1-1-2-1-3-1-2 0-4 2-4 5 0 1 1 1 1 2 45 34 73 118 73 185 0 12 0 24 0 36 0 67-28 151-73 184 0 1-1 2-1 3 0 3 2 5 4 5 1 0 2-1 3-1 46-35 90-119 90-191z"><text:p/></draw:path><draw:path draw:style-name="gr4" draw:text-style-name="P34" svg:width="0.1102in" svg:height="0.1102in" svg:x="3.3035in" svg:y="0.1669in" svg:viewBox="0 0 281 281" svg:d="M281 140c0-4-4-8-9-8-40 0-82 0-123 0 0-41 0-83 0-124 0-4-5-8-9-8s-8 4-8 8c0 41 0 83 0 124-41 0-83 0-124 0-3 0-8 4-8 8 0 5 5 9 8 9 41 0 83 0 124 0 0 41 0 82 0 124 0 4 4 8 8 8s9-4 9-8c0-42 0-83 0-124 41 0 83 0 123 0 5 0 9-4 9-9z"><text:p/></draw:path><draw:path draw:style-name="gr4" draw:text-style-name="P34" svg:width="0.0378in" svg:height="0.165in" svg:x="3.4776in" svg:y="0.1398in" svg:viewBox="0 0 97 420" svg:d="M97 415c0-1-1-2-1-3-44-33-73-117-73-184 0-12 0-24 0-36 0-67 29-151 73-185 0-1 1-1 1-2 0-3-2-5-5-5-1 0-1 0-2 1-46 35-90 119-90 191 0 12 0 24 0 36 0 72 44 156 90 191 1 0 1 0 2 1 3 0 5-2 5-5z"><text:p/></draw:path><draw:path draw:style-name="gr4" draw:text-style-name="P34" svg:width="0.0709in" svg:height="0.052in" svg:x="3.6091in" svg:y="0.0201in" svg:viewBox="0 0 181 133" svg:d="M181 88c0-4-3-3-5-4-4 0-4 2-6 5-7 24-19 36-31 36-6 0-7-4-7-10 0-7 1-11 7-24 3-9 16-41 16-57 0-29-23-34-39-34-25 0-42 16-50 28-2-21-19-28-31-28-13 0-21 10-24 16-6 12-11 28-11 30 0 3 5 3 6 3 4 0 4-1 6-8 5-18 10-33 22-33 7 0 9 6 9 15 0 6-2 17-5 24-2 9-3 18-6 27-3 12-6 26-9 38-1 3-4 10-4 12 0 7 6 9 11 9s8-3 11-6c1-3 5-12 6-19 2-8 3-18 6-26 2-6 3-14 5-20 3-12 4-14 13-26 8-12 21-28 44-28 17 0 17 16 17 21 0 18-12 50-17 63-3 8-5 11-5 16 0 16 14 25 28 25 30 0 43-41 43-45z"><text:p/></draw:path><draw:path draw:style-name="gr4" draw:text-style-name="P34" svg:width="0.2201in" svg:height="0.2319in" svg:x="3.5346in" svg:y="0.1063in" svg:viewBox="0 0 560 590" svg:d="M560 455c-3 0-6 0-9 0-17 45-61 73-111 85-8 3-50 14-130 14-86 0-170 0-255 0 72-85 143-169 215-251 2-4 4-5 4-8-2-2 0-2-3-6-66-90-131-179-197-269 77 0 154 0 231 0 56 0 95 6 99 8 23 2 59 9 93 31 11 7 39 25 54 60 3 0 6 0 9 0-16-40-33-79-50-119-167 0-332 0-499 0-10 0-10 1-11 4 0 1 0 8 0 13 74 102 149 203 223 305-73 85-146 170-219 257-4 5-3 5-4 7 0 4 4 4 11 4 167 0 332 0 499 0 17-45 34-90 50-135z"><text:p/></draw:path><draw:path draw:style-name="gr4" draw:text-style-name="P34" svg:width="0.0567in" svg:height="0.0815in" svg:x="3.5402in" svg:y="0.3661in" svg:viewBox="0 0 145 208" svg:d="M145 96c0-10-7-22-23-22s-32 14-46 27c-14 12-23 21-35 26 9-39 19-78 29-117 1-2 1-4 1-5s-1-5-5-5c-6 0-30 2-37 4-3 0-7 0-7 6 0 4 4 4 8 4 14 0 14 3 14 5 0 1-1 4-1 6-14 55-27 112-42 167-1 5-1 4-1 6 0 5 4 10 10 10 8 0 12-6 13-12 1-1 14-53 15-58 21 2 38 10 38 24 0 3 0 4 0 6-2 5-2 6-2 10 0 20 17 30 32 30 27 0 25-30 37-45 0-3-4-3-5-3-5 0-5 1-6 6-4 13-12 33-26 33-8 0-10-7-10-14 0-6 0-6 1-13 0-1 1-6 1-10 0-26-34-30-46-31 8-5 19-16 24-19 15-15 30-29 46-29 4 0 8 1 10 5-13 1-16 12-16 15 0 7 5 11 12 11 8 0 17-6 17-18z"><text:p/></draw:path><draw:path draw:style-name="gr4" draw:text-style-name="P34" svg:width="0.0772in" svg:height="0.0264in" svg:x="3.6083in" svg:y="0.4035in" svg:viewBox="0 0 197 68" svg:d="M197 6c0-4-3-6-6-6-61 0-124 0-185 0-2 0-6 2-6 6 0 2 4 6 6 6 61 0 124 0 185 0 3 0 6-4 6-6zM197 62c0-2-3-6-6-6-61 0-124 0-185 0-2 0-6 3-6 6s4 6 6 6c61 0 124 0 185 0 3 0 6-2 6-6z"><text:p/></draw:path><draw:path draw:style-name="gr4" draw:text-style-name="P34" svg:width="0.0535in" svg:height="0.0791in" svg:x="3.6984in" svg:y="0.3693in" svg:viewBox="0 0 137 202" svg:d="M137 101c0-33-4-55-18-76-9-13-27-25-51-25-68 0-68 79-68 101 0 20 0 101 68 101 69 0 69-80 69-101zM110 97c0 22 0 45-4 63-6 26-26 33-38 33-13 0-31-8-37-32-5-17-5-42-5-64 0-21 0-43 5-60 6-23 25-29 37-29 16 0 32 10 36 27 5 15 6 37 6 62z"><text:p/></draw:path><draw:path draw:style-name="gr4" draw:text-style-name="P34" svg:width="0.0402in" svg:height="0.1811in" svg:x="3.8319in" svg:y="0.0079in" svg:viewBox="0 0 103 461" svg:d="M103 457c0-1 0-2-1-3-47-35-78-127-78-201 0-15 0-30 0-44 0-75 31-166 78-201 1-1 1-2 1-3 0-3-1-5-3-5s-3 0-3 1c-50 37-97 130-97 208 0 14 0 29 0 44 0 78 47 171 97 208 1 0 1 0 3 0s3-1 3-4z"><text:p/></draw:path><draw:path draw:style-name="gr4" draw:text-style-name="P34" svg:width="0.0705in" svg:height="0.052in" svg:x="3.8878in" svg:y="0.0154in" svg:viewBox="0 0 180 133" svg:d="M180 88c0-4-4-4-5-4-3 0-3 1-5 5-7 24-20 36-31 36-7 0-8-5-8-11s2-11 7-24c4-8 16-40 16-56 0-29-23-34-39-34-24 0-41 14-49 26-2-20-20-26-32-26s-20 10-23 16c-7 10-11 27-11 30s4 3 5 3c5 0 5-1 7-9 4-17 10-32 22-32 7 0 9 6 9 15 0 6-3 17-5 24-2 8-4 18-7 26-3 13-6 25-9 39-2 3-3 10-3 12 0 6 5 9 10 9 6 0 11-5 12-7 1-4 3-12 5-18 2-8 4-18 7-26 1-6 3-14 5-20 3-13 3-14 12-27 8-11 22-27 44-27 17 0 18 15 18 21 0 18-13 50-18 62-4 9-5 11-5 17 0 16 13 25 29 25 29 0 42-41 42-45z"><text:p/></draw:path><draw:path draw:style-name="gr4" draw:text-style-name="P34" svg:width="0.0567in" svg:height="0.0815in" svg:x="3.8969in" svg:y="0.1173in" svg:viewBox="0 0 145 208" svg:d="M145 95c0-10-7-21-23-21s-32 12-46 27c-14 11-23 20-35 25 9-40 20-78 30-118 0-1 1-3 1-4 0-2-1-4-5-4-6 0-31 2-38 2-3 2-6 2-6 8 0 3 3 3 7 3 14 0 14 3 14 5s-1 4-1 6c-14 56-27 112-42 168-1 5-1 4-1 6 0 5 4 10 10 10 8 0 12-6 14-13 0-2 13-53 14-57 21 2 38 8 38 24 0 1 0 3 0 6-2 5-2 6-2 9 0 21 17 31 32 31 28 0 25-30 37-46 0-4-4-4-5-4-4 0-5 2-6 8-4 12-11 33-25 33-9 0-11-7-11-15 0-5 0-6 1-13 1-2 3-6 3-10 0-25-36-30-48-31 8-5 19-15 24-20 15-14 30-27 46-27 4 0 8 1 10 3-13 3-16 12-16 17 0 6 5 11 12 11 9 0 17-7 17-19z"><text:p/></draw:path><draw:path draw:style-name="gr4" draw:text-style-name="P34" svg:width="0.0406in" svg:height="0.1811in" svg:x="3.9744in" svg:y="0.0079in" svg:viewBox="0 0 104 461" svg:d="M104 253c0-15 0-30 0-44 0-78-46-171-97-208-1-1-1-1-2-1-3 0-5 2-5 5 0 1 1 2 2 3 47 35 78 126 78 201 0 14 0 29 0 44 0 74-31 166-78 201-1 1-2 2-2 3 0 3 2 4 5 4 1 0 1 0 2 0 51-37 97-130 97-208z"><text:p/></draw:path><draw:path draw:style-name="gr4" draw:text-style-name="P34" svg:width="0.0378in" svg:height="0.1646in" svg:x="4.0516in" svg:y="0.0165in" svg:viewBox="0 0 97 419" svg:d="M97 415c0-1-1-2-1-3-44-33-73-118-73-185 0-12 0-24 0-35 0-67 29-152 73-185 0-1 1-2 1-3 0-3-2-4-3-4-2 0-3 0-4 0-46 35-90 120-90 192 0 11 0 23 0 35 0 72 44 156 90 192 1 0 2 0 4 0 1 0 3-1 3-4z"><text:p/></draw:path><draw:path draw:style-name="gr4" draw:text-style-name="P34" svg:width="0.1102in" svg:height="0.0063in" svg:x="4.1087in" svg:y="0.0957in" svg:viewBox="0 0 281 17" svg:d="M281 8c0-3-4-8-9-8-87 0-176 0-264 0-4 0-8 4-8 8s4 9 8 9c88 0 177 0 264 0 5 0 9-4 9-9z"><text:p/></draw:path><draw:path draw:style-name="gr4" draw:text-style-name="P34" svg:width="0.0543in" svg:height="0.1102in" svg:x="4.2433in" svg:y="0.0299in" svg:viewBox="0 0 139 281" svg:d="M139 281c0-5 0-10 0-13-5 0-9 0-14 0-37 0-39-5-39-21 0-78 0-157 0-235 0-11 0-12-9-12-27 28-64 28-77 28 0 4 0 8 0 13 8 0 34 0 55-11 0 72 0 145 0 217 0 16-1 21-39 21-5 0-9 0-14 0 0 3 0 8 0 13 15-1 52-1 69-1s53 0 68 1z"><text:p/></draw:path><draw:path draw:style-name="gr4" draw:text-style-name="P34" svg:width="0.0378in" svg:height="0.1646in" svg:x="4.3209in" svg:y="0.0165in" svg:viewBox="0 0 97 419" svg:d="M97 227c0-12 0-24 0-35 0-72-44-157-90-192-1 0-1 0-2 0-3 0-5 1-5 4 0 1 1 2 2 3 44 33 72 118 72 185 0 11 0 23 0 35 0 67-28 152-72 185-1 1-2 2-2 3 0 3 2 4 5 4 1 0 1 0 2 0 46-36 90-120 90-192z"><text:p/></draw:path><draw:path draw:style-name="gr4" draw:text-style-name="P34" svg:width="0.0567in" svg:height="0.0815in" svg:x="4.3846in" svg:y="-0.0004in" svg:viewBox="0 0 145 208" svg:d="M145 96c0-11-7-22-23-22s-31 12-46 27c-12 12-22 20-34 26 10-39 19-78 29-117 0-2 1-4 1-5 0-3-1-5-5-5-6 0-30 2-38 4-3 0-6 0-6 6 0 4 3 4 7 4 14 0 14 2 14 4s0 5-1 7c-13 55-27 112-41 167-2 5-1 4-2 6 0 5 4 10 11 10s12-6 13-12c0-1 13-53 14-58 22 2 39 10 39 24 0 3 0 4-1 6-2 5-2 6-2 10 0 20 17 30 32 30 28 0 25-30 37-45 0-5-4-5-5-5-4 0-4 3-5 8-3 13-12 33-26 33-9 0-11-7-11-14 0-6 0-6 2-13 0-1 2-6 2-10 0-26-36-30-48-31 8-6 19-16 25-19 14-15 29-29 45-29 4 0 8 1 10 3-12 3-16 14-16 17 0 7 6 11 12 11 9 0 17-6 17-18z"><text:p/></draw:path><draw:path draw:style-name="gr4" draw:text-style-name="P34" svg:width="0.0728in" svg:height="0.1118in" svg:x="4.4594in" svg:y="0.0283in" svg:viewBox="0 0 186 285" svg:d="M186 215c0-5 0-10 0-13-14 0-28 0-42 0 0-64 0-128 0-191 0-9 0-11-6-11-5 0-6 0-10 5-43 66-85 131-128 197 0 3 0 8 0 13 37 0 74 0 112 0 0 12 0 24 0 37 0 15-2 19-33 19-2 0-6 0-8 0 0 4 0 9 0 14 17-2 38-2 56-2 17 0 41 0 58 2 0-5 0-10 0-14-3 0-6 0-9 0-31 0-32-4-32-19 0-13 0-25 0-37 14 0 28 0 42 0zM114 202c-35 0-68 0-103 0 35-53 68-105 103-158 0 53 0 105 0 158z"><text:p/></draw:path><draw:path draw:style-name="gr4" draw:text-style-name="P34" svg:width="0.0705in" svg:height="0.052in" svg:x="4.5433in" svg:y="0.0287in" svg:viewBox="0 0 180 133" svg:d="M180 89c0-5-4-5-5-5-3 0-3 2-5 6-7 23-20 35-31 35-7 0-8-4-8-10 0-7 2-11 7-24 4-9 16-41 16-57 0-28-23-34-39-34-24 0-41 16-49 28-2-21-20-28-32-28s-20 10-23 17c-7 11-11 27-11 29 0 3 4 3 5 3 5 0 5-1 7-8 4-18 10-33 22-33 7 0 9 8 9 15 0 6-3 17-5 25s-4 18-7 26c-3 12-6 26-9 38-2 3-2 8-3 12 0 7 5 9 10 9 6 0 11-3 12-6 1-2 3-12 5-18 2-9 4-18 7-27 1-6 3-12 5-20 3-12 3-14 12-26 8-12 22-28 44-28 17 0 18 16 18 21 0 18-13 50-18 63-2 9-4 11-4 16 0 16 12 25 28 25 30 0 42-41 42-44z"><text:p/></draw:path><draw:path draw:style-name="gr4" draw:text-style-name="P34" svg:width="0.0772in" svg:height="0.0043in" svg:x="4.6264in" svg:y="0.0484in" svg:viewBox="0 0 197 12" svg:d="M197 6c0-2-3-6-6-6-61 0-124 0-185 0-4 0-6 2-6 6 0 2 2 6 6 6 61 0 124 0 185 0 3 0 6-2 6-6z"><text:p/></draw:path><draw:path draw:style-name="gr4" draw:text-style-name="P34" svg:width="0.0567in" svg:height="0.0815in" svg:x="4.7189in" svg:y="-0.0004in" svg:viewBox="0 0 145 208" svg:d="M145 96c0-11-7-22-23-22s-32 12-46 27c-14 12-23 20-35 26 9-39 20-78 30-117 0-2 0-4 0-5 0-3 0-5-4-5-6 0-31 2-38 4-3 0-6 0-6 6 0 4 3 4 7 4 14 0 14 2 14 4s-1 5-1 7c-14 55-27 112-42 167-1 5-1 4-1 6 0 5 4 10 10 10 8 0 12-6 14-12 0-1 13-53 14-58 21 2 38 10 38 24 0 3 0 4 0 6-2 5-2 6-2 10 0 20 17 30 32 30 28 0 25-30 37-45 0-5-4-5-5-5-4 0-5 3-6 8-4 13-11 33-25 33-9 0-11-7-11-14 0-6 0-6 1-13 1-1 3-6 3-10 0-26-36-30-48-31 8-6 19-16 24-19 15-15 30-29 46-29 4 0 8 1 10 3-13 3-16 14-16 17 0 7 5 11 12 11 9 0 17-6 17-18z"><text:p/></draw:path><draw:path draw:style-name="gr4" draw:text-style-name="P34" svg:width="0.9764in" svg:height="0.0063in" svg:x="3.8122in" svg:y="0.2193in" svg:viewBox="0 0 2481 17" svg:d="M1241 17c-414 0-827 0-1241 0 0-6 0-11 0-17 827 0 1654 0 2481 0 0 6 0 11 0 17-414 0-827 0-1240 0z"><text:p/></draw:path><draw:path draw:style-name="gr4" draw:text-style-name="P34" svg:width="0.0661in" svg:height="0.1102in" svg:x="4.2673in" svg:y="0.2665in" svg:viewBox="0 0 169 281" svg:d="M169 208c-3 0-7 0-11 0-2 12-4 30-9 37-3 4-30 4-40 4-25 0-50 0-75 0 14-16 30-30 44-45 66-58 91-80 91-122 0-48-38-82-90-82-48 0-79 38-79 76 0 24 22 24 23 24 7 0 21-5 21-23 0-11-7-22-21-22-4 0-5 0-6 0 9-26 32-42 57-42 39 0 57 34 57 69 0 33-22 67-45 92-27 30-54 60-81 91-5 4-5 5-5 16 53 0 104 0 157 0 4-25 9-49 12-73z"><text:p/></draw:path><draw:path draw:style-name="gr4" draw:text-style-name="P34" svg:width="0.0378in" svg:height="0.165in" svg:x="4.8189in" svg:y="0.1398in" svg:viewBox="0 0 97 420" svg:d="M97 228c0-12 0-24 0-36 0-72-44-156-91-191 0-1-1-1-2-1-3 0-4 2-4 5 0 1 0 2 1 2 45 34 73 118 73 185 0 12 0 24 0 36 0 67-28 151-73 184-1 1-1 2-1 3 0 3 1 5 4 5 1 0 1-1 2-1 47-35 91-119 91-191z"><text:p/></draw:path></draw:g></draw:g></text:span><text:span text:style-name="T34">, נשתמש שוב בנוסחת הבינום ונגיע לביטוי </text:span><text:span text:style-name="T34"><draw:g text:anchor-type="as-char" svg:y="-0.2362in" draw:z-index="72" draw:name="Shape46" draw:style-name="gr1"><svg:title>TexMaths</svg:title><svg:desc>12§display§{(4 + 1)^n + ((-1) + 4)^n \over 2} = {5^n + 3^n \over 2}§svg§600§FALSE§</svg:desc><draw:g draw:style-name="gr2"><draw:path draw:style-name="gr3" draw:text-style-name="P33" svg:width="2.4307in" svg:height="0.3323in" svg:x="0.0087in" svg:y="0.0087in" svg:viewBox="0 0 6175 845" svg:d="M0 0c2059 0 4116 0 6175 0 0 282 0 563 0 845-2059 0-4116 0-6175 0 0-282 0-563 0-845z"><text:p/></draw:path><draw:path draw:style-name="gr4" draw:text-style-name="P34" svg:width="0.0382in" svg:height="0.165in" svg:x="0.0165in" svg:y="0in" svg:viewBox="0 0 98 420" svg:d="M98 415c0-1-1-2-2-3-43-33-73-117-73-184 0-12 0-24 0-36 0-67 30-151 73-185 1 0 2-1 2-2 0-3-2-5-4-5s-2 0-3 1c-47 35-91 119-91 191 0 12 0 24 0 36 0 72 44 156 91 191 1 0 1 1 3 1s4-2 4-5z"><text:p/></draw:path><draw:path draw:style-name="gr4" draw:text-style-name="P34" svg:width="0.0728in" svg:height="0.1122in" svg:x="0.0693in" svg:y="0.0118in" svg:viewBox="0 0 186 286" svg:d="M186 216c0-5 0-10 0-13-14 0-28 0-42 0 0-64 0-129 0-192 0-9 0-11-7-11-4 0-5 0-9 5-43 66-85 132-128 198 0 3 0 8 0 13 37 0 74 0 112 0 0 12 0 24 0 36 0 16-2 20-33 20-2 0-6 0-8 0 0 4 0 9 0 14 17-3 38-3 56-3 17 0 41 0 58 3 0-5 0-10 0-14-3 0-6 0-9 0-31 0-32-4-32-20 0-12 0-24 0-36 14 0 28 0 42 0zM114 203c-35 0-68 0-103 0 35-53 68-105 103-157 0 52 0 104 0 157z"><text:p/></draw:path><draw:path draw:style-name="gr4" draw:text-style-name="P34" svg:width="0.1102in" svg:height="0.1102in" svg:x="0.1937in" svg:y="0.0276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4" svg:width="0.0543in" svg:height="0.1102in" svg:x="0.365in" svg:y="0.0134in" svg:viewBox="0 0 139 281" svg:d="M139 281c0-5 0-10 0-13-5 0-8 0-13 0-38 0-40-5-40-21 0-79 0-157 0-236 0-11 0-11-9-11-27 26-64 26-77 26 0 5 0 9 0 14 8 0 34 0 55-11 0 73 0 145 0 218 0 15-1 21-38 21-5 0-10 0-15 0 0 3 0 8 0 13 16-3 52-3 69-3s54 0 68 3z"><text:p/></draw:path><draw:path draw:style-name="gr4" draw:text-style-name="P34" svg:width="0.0378in" svg:height="0.165in" svg:x="0.4429in" svg:y="0in" svg:viewBox="0 0 97 420" svg:d="M97 228c0-12 0-24 0-36 0-72-44-156-91-191 0-1-1-1-2-1-3 0-4 2-4 5 0 1 0 2 1 2 45 34 73 118 73 185 0 12 0 24 0 36 0 67-28 151-73 184-1 1-1 2-1 3 0 3 1 5 4 5 1 0 1-1 2-1 47-35 91-119 91-191z"><text:p/></draw:path><draw:path draw:style-name="gr4" draw:text-style-name="P34" svg:width="0.0705in" svg:height="0.052in" svg:x="0.5035in" svg:y="0.013in" svg:viewBox="0 0 180 133" svg:d="M180 88c0-4-4-4-5-4-3 0-3 1-5 5-7 24-20 36-31 36-7 0-8-5-8-11 0-7 2-11 7-24 4-8 16-40 16-56 0-29-23-34-39-34-24 0-41 14-49 26-2-20-20-26-32-26s-20 8-23 16c-7 10-11 27-11 28 0 5 4 5 5 5 5 0 5-1 7-9 4-17 10-32 20-32 9 0 11 6 11 15 0 5-3 15-5 24-2 8-4 18-7 26-3 13-6 25-9 39-2 3-3 10-3 12 0 6 5 9 10 9 6 0 11-5 12-7s3-12 5-18c2-8 4-18 7-26 1-8 3-14 5-21 3-12 3-14 12-26 8-12 22-27 44-27 17 0 18 15 18 21 0 18-13 50-18 62-4 9-5 11-5 16 0 15 13 26 29 26 29 0 42-41 42-45z"><text:p/></draw:path><draw:path draw:style-name="gr4" draw:text-style-name="P34" svg:width="0.1102in" svg:height="0.1102in" svg:x="0.6343in" svg:y="0.0276in" svg:viewBox="0 0 281 281" svg:d="M281 140c0-4-4-8-9-8-40 0-82 0-123 0 0-41 0-83 0-124 0-4-5-8-9-8s-8 4-8 8c0 41 0 83 0 124-41 0-83 0-124 0-3 0-8 4-8 8 0 5 5 9 8 9 41 0 83 0 124 0 0 41 0 81 0 123 0 5 4 9 8 9s9-4 9-9c0-42 0-82 0-123 41 0 83 0 123 0 5 0 9-4 9-9z"><text:p/></draw:path><draw:path draw:style-name="gr4" draw:text-style-name="P34" svg:width="0.0378in" svg:height="0.165in" svg:x="0.8083in" svg:y="0in" svg:viewBox="0 0 97 420" svg:d="M97 415c0-1-1-2-2-3-43-33-72-117-72-184 0-12 0-24 0-36 0-67 29-151 72-185 1 0 2-1 2-2 0-3-2-5-5-5-1 0-1 0-2 1-46 35-90 119-90 191 0 12 0 24 0 36 0 72 44 156 90 191 1 0 1 0 2 1 3 0 5-2 5-5z"><text:p/></draw:path><draw:path draw:style-name="gr4" draw:text-style-name="P34" svg:width="0.0382in" svg:height="0.165in" svg:x="0.8724in" svg:y="0in" svg:viewBox="0 0 98 420" svg:d="M98 415c0-1-1-2-2-3-43-33-73-117-73-184 0-12 0-24 0-36 0-67 30-151 73-185 1 0 2-1 2-2 0-3-2-5-4-5s-2 0-3 1c-47 35-91 119-91 191 0 12 0 24 0 36 0 72 44 156 91 191 1 0 1 1 3 1s4-2 4-5z"><text:p/></draw:path><draw:path draw:style-name="gr4" draw:text-style-name="P34" svg:width="0.1102in" svg:height="0.0063in" svg:x="0.9295in" svg:y="0.0795in" svg:viewBox="0 0 281 17" svg:d="M281 8c0-4-4-8-9-8-87 0-176 0-264 0-4 0-8 4-8 8 0 5 4 9 8 9 88 0 177 0 264 0 5 0 9-4 9-9z"><text:p/></draw:path><draw:path draw:style-name="gr4" draw:text-style-name="P34" svg:width="0.0543in" svg:height="0.1102in" svg:x="1.0642in" svg:y="0.0134in" svg:viewBox="0 0 139 281" svg:d="M139 281c0-5 0-10 0-13-5 0-8 0-13 0-38 0-40-5-40-21 0-79 0-157 0-236 0-11 0-11-9-11-27 26-64 26-77 26 0 5 0 9 0 14 8 0 34 0 55-11 0 73 0 145 0 218 0 15-1 21-38 21-5 0-10 0-15 0 0 3 0 8 0 13 16-3 52-3 69-3s54 0 68 3z"><text:p/></draw:path><draw:path draw:style-name="gr4" draw:text-style-name="P34" svg:width="0.0378in" svg:height="0.165in" svg:x="1.1421in" svg:y="0in" svg:viewBox="0 0 97 420" svg:d="M97 228c0-12 0-24 0-36 0-72-44-156-91-191 0-1-1-1-2-1-3 0-4 2-4 5 0 1 0 2 1 2 45 34 73 118 73 185 0 12 0 24 0 36 0 67-28 151-73 184-1 1-1 2-1 3 0 3 1 5 4 5 1 0 1-1 2-1 47-35 91-119 91-191z"><text:p/></draw:path><draw:path draw:style-name="gr4" draw:text-style-name="P34" svg:width="0.1102in" svg:height="0.1102in" svg:x="1.2429in" svg:y="0.0276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4" svg:width="0.0728in" svg:height="0.1122in" svg:x="1.4043in" svg:y="0.0118in" svg:viewBox="0 0 186 286" svg:d="M186 216c0-5 0-10 0-13-14 0-28 0-42 0 0-64 0-129 0-192 0-9 0-11-6-11-4 0-6 0-8 5-44 66-87 132-130 198 0 3 0 8 0 13 37 0 74 0 112 0 0 12 0 24 0 36 0 16 0 20-32 20-3 0-6 0-9 0 0 4 0 9 0 14 18-3 39-3 57-3 17 0 40 0 57 3 0-5 0-10 0-14-3 0-6 0-9 0-31 0-32-4-32-20 0-12 0-24 0-36 14 0 28 0 42 0zM114 203c-34 0-68 0-102 0 34-53 68-105 102-157 0 52 0 104 0 157z"><text:p/></draw:path><draw:path draw:style-name="gr4" draw:text-style-name="P34" svg:width="0.0378in" svg:height="0.165in" svg:x="1.4921in" svg:y="0in" svg:viewBox="0 0 97 420" svg:d="M97 228c0-12 0-24 0-36 0-72-44-156-91-191 0-1-1-1-2-1-3 0-4 2-4 5 0 1 0 2 1 2 45 34 73 118 73 185 0 12 0 24 0 36 0 67-28 151-73 184-1 1-1 2-1 3 0 3 1 5 4 5 1 0 1-1 2-1 47-35 91-119 91-191z"><text:p/></draw:path><draw:path draw:style-name="gr4" draw:text-style-name="P34" svg:width="0.0705in" svg:height="0.052in" svg:x="1.5528in" svg:y="0.013in" svg:viewBox="0 0 180 133" svg:d="M180 88c0-4-4-4-5-4-3 0-3 1-5 5-7 24-20 36-31 36-7 0-8-5-8-11 0-7 2-11 7-24 4-8 16-40 16-56 0-29-23-34-39-34-24 0-41 14-49 26-2-20-20-26-32-26s-20 8-23 16c-7 10-11 27-11 28 0 5 4 5 5 5 5 0 5-1 7-9 4-17 10-32 20-32 9 0 11 6 11 15 0 5-3 15-5 24-2 8-4 18-7 26-3 13-6 25-9 39-2 3-3 10-3 12 0 6 5 9 10 9 6 0 11-5 12-7s3-12 5-18c2-8 4-18 7-26 1-8 3-14 5-21 3-12 3-14 12-26 8-12 22-27 44-27 17 0 18 15 18 21 0 18-13 50-18 62-4 9-5 11-5 16 0 15 13 26 29 26 29 0 42-41 42-45z"><text:p/></draw:path><draw:path draw:style-name="gr4" draw:text-style-name="P34" svg:width="1.6374in" svg:height="0.0063in" svg:x="0in" svg:y="0.1909in" svg:viewBox="0 0 4160 17" svg:d="M0 0c1387 0 2774 0 4160 0 0 6 0 11 0 17-1386 0-2773 0-4160 0 0-6 0-11 0-17z"><text:p/></draw:path><draw:path draw:style-name="gr4" draw:text-style-name="P34" svg:width="0.0657in" svg:height="0.1102in" svg:x="0.7858in" svg:y="0.239in" svg:viewBox="0 0 168 281" svg:d="M168 208c-4 0-7 0-11 0-2 12-5 31-9 37-3 3-30 3-40 3-25 0-50 0-76 0 15-14 30-28 45-43 66-59 91-81 91-123 0-48-38-82-90-82-47 0-78 40-78 77 0 23 20 23 22 23 7 0 21-5 21-22 0-11-7-22-21-22-4 0-5 0-6 0 9-27 32-43 57-43 39 0 57 35 57 69 0 33-22 67-45 93-27 30-54 60-81 90-4 5-4 6-4 16 52 0 104 0 156 0 4-25 8-49 12-73z"><text:p/></draw:path><draw:path draw:style-name="gr4" draw:text-style-name="P34" svg:width="0.1102in" svg:height="0.039in" svg:x="1.7126in" svg:y="0.1752in" svg:viewBox="0 0 281 100" svg:d="M281 8c0-3-4-8-9-8-87 0-176 0-264 0-4 0-8 4-8 8s4 9 8 9c88 0 177 0 264 0 5 0 9-4 9-9zM281 90c0-4-4-8-9-8-87 0-176 0-264 0-4 0-8 3-8 8 0 4 4 10 8 10 88 0 177 0 264 0 5 0 9-5 9-10z"><text:p/></draw:path><draw:path draw:style-name="gr4" draw:text-style-name="P34" svg:width="0.0657in" svg:height="0.1134in" svg:x="1.9071in" svg:y="0.0134in" svg:viewBox="0 0 168 289" svg:d="M168 196c0-51-34-93-79-93-21 0-39 7-54 22 0-28 0-54 0-82 8 3 23 5 36 5 51 0 81-38 81-43 0-3-1-5-4-5-2 0-2 0-4 1-8 4-29 12-56 12-18 0-38-2-57-12-3-1-3-1-5-1-4 0-4 4-4 11 0 41 0 83 0 123 0 9 0 12 6 12 2 0 3-1 6-4 3-6 19-29 54-29 21 0 32 19 36 26 6 16 7 33 7 54 0 15 0 40-10 58-11 15-26 26-45 26-32 0-56-21-63-47 1 0 3 2 7 2 15 0 22-11 22-21 0-11-7-21-22-21-6 0-20 3-20 22 0 36 29 77 77 77s91-39 91-93z"><text:p/></draw:path><draw:path draw:style-name="gr4" draw:text-style-name="P34" svg:width="0.0705in" svg:height="0.052in" svg:x="1.9874in" svg:y="0.013in" svg:viewBox="0 0 180 133" svg:d="M180 88c0-4-4-4-5-4-3 0-5 1-6 5-6 24-19 36-31 36-6 0-7-5-7-11 0-7 2-11 7-24 4-8 16-40 16-56 0-29-23-34-39-34-24 0-41 14-50 26-1-20-19-26-31-26s-20 8-23 16c-7 10-11 27-11 28 0 5 4 5 5 5 3 0 5-1 6-9 5-17 11-32 21-32 9 0 10 6 10 15 0 5-2 15-4 24-2 8-4 18-7 26-3 13-6 25-9 39-2 3-3 10-3 12 0 6 5 9 10 9 6 0 11-5 12-7s3-12 5-18c2-8 4-18 7-26 1-8 3-14 5-21 2-12 3-14 12-26 8-12 22-27 44-27 17 0 18 15 18 21 0 18-13 50-18 62-4 9-5 11-5 16 0 15 13 26 29 26 29 0 42-41 42-45z"><text:p/></draw:path><draw:path draw:style-name="gr4" draw:text-style-name="P34" svg:width="0.1102in" svg:height="0.1102in" svg:x="2.1181in" svg:y="0.0276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4" svg:width="0.0685in" svg:height="0.1134in" svg:x="2.2819in" svg:y="0.0134in" svg:viewBox="0 0 175 289" svg:d="M175 209c0-35-26-69-71-77 35-11 59-41 59-74 0-35-37-58-77-58-43 0-75 25-75 58 0 13 9 21 21 21 14 0 22-9 22-21 0-22-19-22-26-22 13-20 40-25 56-25 18 0 41 8 41 47 0 4-1 28-12 48-13 20-27 21-37 21-4 0-15 1-17 1-4 2-6 2-6 5 0 5 2 5 9 5 6 0 14 0 20 0 33 0 49 29 49 71 0 56-29 68-47 68s-50-7-65-31c15 2 28-7 28-24 0-14-11-23-23-23-11 0-24 6-24 24 0 39 40 66 85 66 52 0 90-38 90-80z"><text:p/></draw:path><draw:path draw:style-name="gr4" draw:text-style-name="P34" svg:width="0.0709in" svg:height="0.052in" svg:x="2.3634in" svg:y="0.013in" svg:viewBox="0 0 181 133" svg:d="M181 88c0-4-3-3-5-4-4 0-4 1-6 5-7 24-19 36-31 36-6 0-7-5-7-11 0-7 1-11 6-24 4-8 16-40 16-56 0-29-22-34-38-34-25 0-42 14-50 26-2-20-19-26-31-26-13 0-21 8-24 16-6 10-11 27-11 28 0 5 5 5 6 5 4 0 4-1 6-9 5-17 10-32 22-32 7 0 9 6 9 15 0 5-2 15-5 24-2 8-3 18-6 26-3 13-6 25-9 39-1 3-4 10-4 12 0 6 6 9 11 9s8-5 11-7c2-2 3-12 6-18 2-8 3-18 6-26 2-8 3-14 5-21 3-12 3-14 13-26 8-12 21-27 44-27 17 0 17 15 17 21 0 18-13 50-17 62-3 9-5 11-5 16 0 15 14 26 28 26 30 0 43-41 43-45z"><text:p/></draw:path><draw:path draw:style-name="gr4" draw:text-style-name="P34" svg:width="0.5488in" svg:height="0.0063in" svg:x="1.8988in" svg:y="0.1909in" svg:viewBox="0 0 1395 17" svg:d="M0 0c466 0 930 0 1395 0 0 6 0 11 0 17-465 0-929 0-1395 0 0-6 0-11 0-17z"><text:p/></draw:path><draw:path draw:style-name="gr4" draw:text-style-name="P34" svg:width="0.0657in" svg:height="0.1102in" svg:x="2.1402in" svg:y="0.239in" svg:viewBox="0 0 168 281" svg:d="M168 208c-4 0-7 0-11 0-1 12-5 31-8 37-4 3-31 3-41 3-25 0-50 0-76 0 15-14 30-28 45-43 66-59 91-81 91-123 0-48-37-82-89-82-48 0-79 40-79 77 0 23 22 23 23 23 7 0 21-5 21-22 0-11-7-22-22-22-4 0-4 0-5 0 9-27 32-43 56-43 39 0 57 35 57 69 0 33-21 67-45 93-26 30-54 60-80 90-5 5-5 6-5 16 52 0 104 0 156 0 4-25 8-49 12-73z"><text:p/></draw:path></draw:g></draw:g></text:span><text:span text:style-name="T34">. </text:span><text:span text:style-name="T35">לכן מספר המילים המקיימות את תנאי השאלה הן </text:span><text:span text:style-name="T35"><draw:g text:anchor-type="as-char" svg:y="-0.2228in" draw:z-index="73" draw:name="Shape47" draw:style-name="gr1"><svg:title>TexMaths</svg:title><svg:desc>12§display§{5^n + 3^n \over 2}§svg§600§FALSE§</svg:desc><draw:g draw:style-name="gr2"><draw:path draw:style-name="gr3" draw:text-style-name="P33" svg:width="0.5319in" svg:height="0.3201in" svg:x="0.0079in" svg:y="0.0079in" svg:viewBox="0 0 1352 814" svg:d="M676 814c-226 0-450 0-676 0 0-271 0-543 0-814 450 0 902 0 1352 0 0 271 0 543 0 814-226 0-452 0-676 0z"><text:p/></draw:path><draw:path draw:style-name="gr4" draw:text-style-name="P34" svg:width="0.0657in" svg:height="0.1142in" svg:x="0.0079in" svg:y="0.0008in" svg:viewBox="0 0 168 291" svg:d="M168 197c0-51-35-93-80-93-21 0-39 6-53 22 0-28 0-55 0-83 8 3 21 6 35 6 52 0 81-38 81-44 0-3-1-5-3-5s-2 0-4 1c-8 4-29 12-58 12-16 0-36-2-56-11-2-1-4-1-5-1-3 0-3 3-3 10 0 42 0 83 0 125 0 7 0 10 6 10 2 0 3-1 4-3 5-7 21-30 54-30 23 0 33 19 36 27 8 16 9 33 9 53 0 15 0 40-11 58-10 17-25 28-44 28-32 0-56-23-63-47 1 0 3 0 7 0 15 0 22-11 22-21 0-11-7-20-22-20-6 0-20 2-20 23 0 36 29 77 76 77 49 0 92-41 92-94z"><text:p/></draw:path><draw:path draw:style-name="gr4" draw:text-style-name="P34" svg:width="0.0709in" svg:height="0.052in" svg:x="0.0878in" svg:y="-0.0004in" svg:viewBox="0 0 181 133" svg:d="M181 88c0-4-3-3-5-4-4 0-4 2-6 5-7 24-19 36-31 36-6 0-7-4-7-10 0-7 1-11 6-24 4-9 16-41 16-57 0-29-23-34-39-34-24 0-41 16-49 28-2-21-19-28-31-28-13 0-21 10-24 16-6 12-11 28-11 30 0 3 5 3 6 3 4 0 4-1 6-8 5-18 10-33 22-33 7 0 9 8 9 15 0 6-2 17-5 25-2 8-3 18-6 26-3 12-6 26-9 38-1 3-4 10-4 12 0 7 6 9 11 9s10-3 11-6 3-12 6-19c2-8 3-18 6-26 2-6 3-14 5-20 3-12 3-14 13-26 7-12 21-28 43-28 18 0 18 16 18 21 0 18-13 50-18 63-2 9-4 11-4 16 0 16 14 25 28 25 30 0 43-41 43-45z"><text:p/></draw:path><draw:path draw:style-name="gr4" draw:text-style-name="P34" svg:width="0.1098in" svg:height="0.1102in" svg:x="0.2193in" svg:y="0.0142in" svg:viewBox="0 0 280 281" svg:d="M280 140c0-4-4-8-9-8-40 0-81 0-122 0 0-41 0-83 0-124 0-3-5-8-9-8s-9 5-9 8c0 41 0 83 0 124-41 0-82 0-123 0-4 0-8 4-8 8 0 5 4 9 8 9 41 0 82 0 123 0 0 41 0 81 0 124 0 4 5 8 9 8s9-4 9-8c0-43 0-83 0-124 41 0 82 0 122 0 5 0 9-4 9-9z"><text:p/></draw:path><draw:path draw:style-name="gr4" draw:text-style-name="P34" svg:width="0.0685in" svg:height="0.1142in" svg:x="0.3823in" svg:y="0.0008in" svg:viewBox="0 0 175 291" svg:d="M175 209c0-35-27-67-71-77 35-11 59-41 59-73 0-35-37-59-77-59-43 0-75 25-75 58 0 14 9 21 21 21 14 0 22-8 22-21 0-21-19-21-26-21 13-20 40-26 56-26 17 0 41 9 41 47 0 6-1 30-12 48-13 20-27 21-37 22-4 0-15 2-17 2-4 0-6 0-6 4 0 5 2 5 9 5 6 0 14 0 20 0 33 0 49 29 49 70 0 58-29 70-47 70s-50-8-65-33c15 3 28-7 28-23 0-15-11-24-23-24-11 0-24 6-24 25 0 39 40 67 85 67 52 0 90-39 90-82z"><text:p/></draw:path><draw:path draw:style-name="gr4" draw:text-style-name="P34" svg:width="0.0705in" svg:height="0.052in" svg:x="0.4638in" svg:y="-0.0004in" svg:viewBox="0 0 180 133" svg:d="M180 88c0-4-4-4-5-4-3 0-3 2-5 5-7 24-19 36-31 36-6 0-7-4-7-10 0-7 1-11 6-24 4-9 16-41 16-57 0-29-23-34-39-34-24 0-41 16-49 28-2-21-19-28-31-28-13 0-21 10-24 16-6 12-11 28-11 30 0 3 4 2 5 3 5 0 5-1 7-8 5-18 10-33 22-33 7 0 9 8 9 15 0 6-2 17-5 25-2 8-3 18-6 26-3 12-6 26-9 38-1 3-4 10-4 12 0 7 6 9 11 9s10-3 11-6 3-12 6-19c2-8 3-18 6-26 1-6 3-14 5-20 3-12 3-14 13-26 7-12 21-28 43-28 18 0 18 16 18 21 0 18-13 50-18 63-2 9-4 11-4 16 0 16 12 25 28 25 30 0 42-41 42-45z"><text:p/></draw:path><draw:path draw:style-name="gr4" draw:text-style-name="P34" svg:width="0.5488in" svg:height="0.0063in" svg:x="-0.0004in" svg:y="0.1783in" svg:viewBox="0 0 1395 17" svg:d="M698 17c-233 0-465 0-698 0 0-6 0-11 0-17 465 0 930 0 1395 0 0 6 0 11 0 17-233 0-466 0-697 0z"><text:p/></draw:path><draw:path draw:style-name="gr4" draw:text-style-name="P34" svg:width="0.0657in" svg:height="0.1102in" svg:x="0.2409in" svg:y="0.2264in" svg:viewBox="0 0 168 281" svg:d="M168 208c-4 0-6 0-10 0-2 12-6 31-9 37-4 4-31 4-40 4-25 0-51 0-77 0 16-15 30-29 46-44 65-59 90-81 90-123 0-48-37-82-89-82-48 0-79 38-79 76 0 24 22 24 23 24 7 0 21-5 21-22 0-12-7-23-21-23-4 0-5 0-6 1 9-27 32-43 56-43 39 0 57 34 57 69 0 33-21 67-44 93-27 30-54 60-81 90-5 5-5 5-5 16 53 0 104 0 157 0 4-25 7-49 11-73z"><text:p/></draw:path></draw:g></draw:g></text:span><text:span text:style-name="T35">.</text:span></text:p>
      <text:h text:style-name="P30" text:outline-level="1">שאלה 3</text:h>
      <text:p text:style-name="P24">נחשב את מספר הפונקציות <draw:g text:anchor-type="as-char" svg:y="-0.1236in" draw:z-index="42" draw:name="Shape47" draw:style-name="gr1"><svg:title>TexMaths</svg:title><svg:desc>12§display§f: \{1, 2, 3, 4\} \to \{1, 2, 3, 4\}§svg§600§FALSE§</svg:desc><draw:g draw:style-name="gr2"><draw:path draw:style-name="gr3" draw:text-style-name="P33" svg:width="1.902in" svg:height="0.148in" svg:x="0.0004in" svg:y="0.0091in" svg:viewBox="0 0 4832 377" svg:d="M2417 377c-806 0-1612 0-2417 0 0-126 0-251 0-377 1611 0 3222 0 4832 0 0 126 0 251 0 377-805 0-1610 0-2415 0z"><text:p/></draw:path><draw:path draw:style-name="gr4" draw:text-style-name="P34" svg:width="0.0823in" svg:height="0.15in" svg:x="0.0008in" svg:y="0.0079in" svg:viewBox="0 0 210 382" svg:d="M210 29c0-19-19-29-36-29-14 0-41 7-54 49-2 9-4 14-14 66-10 0-20 0-29 0s-12 0-12 9c0 5 3 5 11 5 9 0 19 0 28 0-10 55-21 109-32 164-7 41-14 80-36 80-2 0-12 0-20-8 19-1 22-16 22-22 0-10-7-15-15-15-11 0-23 10-23 25 0 20 18 29 36 29 23 0 40-25 47-41 14-26 24-77 24-80 8-43 17-88 25-132 12 0 24 0 36 0 8 0 13 0 13-9 0-5-5-5-12-5-12 0-23 0-35 0 5-24 5-24 10-48 1-8 7-38 10-43 3-8 10-14 20-14 1 0 12 0 20 7-19 1-22 17-22 23 0 9 7 14 15 14 11 0 23-10 23-25z"><text:p/></draw:path><draw:path draw:style-name="gr4" draw:text-style-name="P34" svg:width="0.0169in" svg:height="0.0567in" svg:x="0.1488in" svg:y="0.0547in" svg:viewBox="0 0 44 145" svg:d="M44 23c0-12-10-23-22-23-14 0-22 11-22 23s8 21 22 21c12 0 22-9 22-21zM44 123c0-12-10-22-22-22-14 0-22 10-22 22s8 22 22 22c12 0 22-10 22-22z"><text:p/></draw:path><draw:path draw:style-name="gr4" draw:text-style-name="P34" svg:width="0.0579in" svg:height="0.1654in" svg:x="0.239in" svg:y="0.0004in" svg:viewBox="0 0 148 421" svg:d="M148 416c0-4-3-6-5-6-31 0-55-21-55-42 0-35 0-70 0-106 0-24-21-42-48-52 27-8 48-27 48-51 0-36 0-71 0-106 0-22 24-42 55-42 2 0 5-4 5-6 0-4-3-5-5-5-45 0-83 22-83 53 0 35 0 70 0 106 0 24-23 47-55 47-3 0-5 1-5 4s2 6 5 6c32 0 55 22 55 46 0 36 0 71 0 106 0 31 38 53 83 53 2 0 5-3 5-5z"><text:p/></draw:path><draw:path draw:style-name="gr4" draw:text-style-name="P34" svg:width="0.0543in" svg:height="0.1094in" svg:x="0.3244in" svg:y="0.0146in" svg:viewBox="0 0 139 279" svg:d="M139 279c0-4 0-9 0-13-5 0-8 0-13 0-38 0-40-5-40-21 0-78 0-156 0-234 0-11 0-11-9-11-27 26-64 26-77 26 0 5 0 9 0 14 8 0 34 0 55-11 0 72 0 144 0 216 0 16-1 21-39 21-5 0-9 0-14 0 0 4 0 9 0 13 15-1 52-1 69-1s54 0 68 1z"><text:p/></draw:path><draw:path draw:style-name="gr4" draw:text-style-name="P34" svg:width="0.0193in" svg:height="0.0492in" svg:x="0.4067in" svg:y="0.1067in" svg:viewBox="0 0 50 126" svg:d="M50 44c0-27-10-44-27-44-13 0-23 11-23 23 0 11 10 21 23 21 5 0 11-1 14-4 1-2 1-2 3-2 0 3 1 0 1 6 0 32-15 57-29 70-5 5-5 6-5 7 0 3 3 5 5 5 4 0 38-32 38-82z"><text:p/></draw:path><draw:path draw:style-name="gr4" draw:text-style-name="P34" svg:width="0.0657in" svg:height="0.1094in" svg:x="0.4748in" svg:y="0.0146in" svg:viewBox="0 0 168 279" svg:d="M168 207c-4 0-7 0-11 0-1 13-5 30-8 36-4 3-31 3-41 3-25 0-50 0-76 0 15-14 30-27 45-42 66-57 91-80 91-122 0-48-37-82-89-82-48 0-79 38-79 76 0 24 22 24 23 24 7 0 21-5 21-23 0-11-7-22-22-22-3 0-4 0-5 0 9-27 32-42 56-42 39 0 57 34 57 69 0 33-21 66-45 92-26 30-54 59-80 89-5 5-5 6-5 16 52 0 104 0 156 0 4-24 8-48 12-72z"><text:p/></draw:path><draw:path draw:style-name="gr4" draw:text-style-name="P34" svg:width="0.0193in" svg:height="0.0492in" svg:x="0.5638in" svg:y="0.1067in" svg:viewBox="0 0 50 126" svg:d="M50 44c0-27-10-44-27-44-15 0-23 11-23 23 0 11 8 21 23 21 5 0 11-1 14-4 1-2 1-2 3-2 0 3 1 0 1 6 0 32-16 57-29 70-5 5-5 6-5 7 0 3 3 5 5 5 4 0 38-32 38-82z"><text:p/></draw:path><draw:path draw:style-name="gr4" draw:text-style-name="P34" svg:width="0.0685in" svg:height="0.113in" svg:x="0.6303in" svg:y="0.0146in" svg:viewBox="0 0 175 288" svg:d="M175 208c0-35-26-67-71-76 35-12 60-41 60-74 0-35-37-58-78-58-43 0-74 25-74 56 0 15 8 23 22 23 12 0 21-9 21-21 0-22-20-22-26-22 13-20 41-26 55-26 18 0 41 9 41 48 0 5-1 29-12 48-12 19-27 21-37 21-4 0-14 2-17 2s-6 1-6 4c0 5 3 5 11 5 6 0 12 0 18 0 34 0 50 29 50 70 0 56-29 68-48 68-18 0-49-7-65-32 16 2 29-7 29-22s-12-24-24-24c-11 0-24 6-24 26 0 37 40 64 85 64 52 0 90-38 90-80z"><text:p/></draw:path><draw:path draw:style-name="gr4" draw:text-style-name="P34" svg:width="0.0189in" svg:height="0.0492in" svg:x="0.7205in" svg:y="0.1067in" svg:viewBox="0 0 49 126" svg:d="M49 44c0-27-9-44-26-44-15 0-23 11-23 23 0 11 8 21 23 21 5 0 11-1 14-4 1-2 1-2 3-2 0 3 1 0 1 6 0 32-16 57-29 70-5 5-5 6-5 7 0 3 3 5 4 5 5 0 38-32 38-82z"><text:p/></draw:path><draw:path draw:style-name="gr4" draw:text-style-name="P34" svg:width="0.0732in" svg:height="0.1114in" svg:x="0.7846in" svg:y="0.0126in" svg:viewBox="0 0 187 284" svg:d="M187 215c0-5 0-9 0-13-14 0-27 0-42 0 0-64 0-127 0-191 0-9 0-11-7-11-4 0-5 0-8 5-44 66-87 131-130 197 0 4 0 8 0 13 37 0 76 0 113 0 0 12 0 24 0 36 0 15-1 19-33 19-2 0-6 0-8 0 0 5 0 10 0 14 17-2 38-2 56-2s40 0 58 2c0-4 0-9 0-14-4 0-6 0-10 0-31 0-31-4-31-19 0-12 0-24 0-36 15 0 28 0 42 0zM115 202c-35 0-68 0-103 0 35-53 68-105 103-156 0 51 0 103 0 156z"><text:p/></draw:path><draw:path draw:style-name="gr4" draw:text-style-name="P34" svg:width="0.0579in" svg:height="0.1654in" svg:x="0.8756in" svg:y="0.0004in" svg:viewBox="0 0 148 421" svg:d="M148 210c0-2-2-4-5-4-31 0-55-23-55-47 0-36 0-71 0-106 0-31-38-53-82-53-4 0-6 1-6 5 0 2 2 6 6 6 31 0 54 20 54 42 0 35 0 70 0 106 0 24 20 43 49 51-29 10-49 28-49 52 0 36 0 71 0 106 0 21-23 42-54 42-4 0-6 3-6 6 0 4 2 5 6 5 44 0 82-22 82-53 0-35 0-70 0-106 0-24 24-46 55-46 3 0 5-2 5-6z"><text:p/></draw:path><draw:path draw:style-name="gr4" draw:text-style-name="P34" svg:width="0.1465in" svg:height="0.0862in" svg:x="1.0016in" svg:y="0.0402in" svg:viewBox="0 0 373 220" svg:d="M373 109c0-2-2-3-3-4-26-9-44-26-59-45-11-14-21-34-24-53-1-3-5-7-9-7s-8 4-8 8c0 2 0 2 0 3 5 21 14 43 28 60 9 12 20 22 33 30-108 0-215 0-323 0-4 0-8 4-8 8s4 10 8 10c108 0 215 0 323 0-13 8-24 18-33 30-14 17-23 39-28 60 0 1 0 1 0 3 0 4 4 8 8 8s8-4 9-7c3-19 13-39 24-53 15-19 33-36 59-45 1-1 3-2 3-6z"><text:p/></draw:path><draw:path draw:style-name="gr4" draw:text-style-name="P34" svg:width="0.0579in" svg:height="0.1654in" svg:x="1.2165in" svg:y="0.0004in" svg:viewBox="0 0 148 421" svg:d="M148 416c0-4-3-6-6-6-32 0-54-21-54-42 0-35 0-70 0-106 0-24-21-42-50-52 29-8 50-27 50-51 0-36 0-71 0-106 0-22 22-42 54-42 3 0 6-4 6-6 0-4-3-5-6-5-44 0-82 22-82 53 0 35 0 70 0 106 0 24-24 47-55 47-4 0-5 1-5 4s1 6 5 6c31 0 55 22 55 46 0 36 0 71 0 106 0 31 38 53 82 53 3 0 6-3 6-5z"><text:p/></draw:path><draw:path draw:style-name="gr4" draw:text-style-name="P34" svg:width="0.0543in" svg:height="0.1094in" svg:x="1.3016in" svg:y="0.0146in" svg:viewBox="0 0 139 279" svg:d="M139 279c0-4 0-9 0-13-5 0-8 0-13 0-38 0-40-5-40-21 0-78 0-156 0-234 0-11 0-11-9-11-27 26-63 26-77 26 0 5 0 9 0 14 8 0 34 0 55-11 0 72 0 144 0 216 0 16-1 21-38 21-5 0-10 0-15 0 0 4 0 9 0 13 16-1 52-1 69-1s54 0 68 1z"><text:p/></draw:path><draw:path draw:style-name="gr4" draw:text-style-name="P34" svg:width="0.0189in" svg:height="0.0492in" svg:x="1.3843in" svg:y="0.1067in" svg:viewBox="0 0 49 126" svg:d="M49 44c0-27-11-44-26-44s-23 11-23 23c0 11 8 21 23 21 5 0 9-1 14-4 1-2 1-2 3-2 0 3 0 0 0 6 0 32-15 56-29 70-5 4-4 6-4 7 0 3 1 5 4 5 5 0 38-32 38-82z"><text:p/></draw:path><draw:path draw:style-name="gr4" draw:text-style-name="P34" svg:width="0.0661in" svg:height="0.1094in" svg:x="1.452in" svg:y="0.0146in" svg:viewBox="0 0 169 279" svg:d="M169 207c-3 0-7 0-11 0-2 13-4 30-9 36-3 3-30 3-40 3-25 0-50 0-75 0 14-14 30-27 44-42 66-57 91-80 91-122 0-48-38-82-90-82-48 0-79 38-79 76 0 24 22 24 23 24 7 0 21-5 21-23 0-11-7-22-21-22-4 0-5 0-6 0 9-27 32-42 57-42 39 0 57 34 57 69 0 33-22 66-45 92-27 30-54 59-81 89-5 5-5 6-5 16 53 0 104 0 157 0 4-24 9-48 12-72z"><text:p/></draw:path><draw:path draw:style-name="gr4" draw:text-style-name="P34" svg:width="0.0189in" svg:height="0.0492in" svg:x="1.5413in" svg:y="0.1067in" svg:viewBox="0 0 49 126" svg:d="M49 44c0-27-11-44-27-44-14 0-22 11-22 23 0 11 8 21 22 21 6 0 10-1 15-4 1-2 1-2 1-2 0 3 2 0 2 6 0 32-15 57-29 70-5 5-5 6-5 7 0 3 2 5 5 5 5 0 38-32 38-82z"><text:p/></draw:path><draw:path draw:style-name="gr4" draw:text-style-name="P34" svg:width="0.0681in" svg:height="0.113in" svg:x="1.6079in" svg:y="0.0146in" svg:viewBox="0 0 174 288" svg:d="M174 208c0-35-26-67-70-76 35-12 59-41 59-74 0-35-37-58-78-58-42 0-74 25-74 56 0 15 9 23 21 23 14 0 22-9 22-21 0-22-20-22-26-22 13-20 40-26 56-26 17 0 41 9 41 48 0 5-1 29-12 48-13 19-28 21-39 21-2 0-13 2-15 2-4 0-6 1-6 4 0 5 2 5 9 5 6 0 12 0 18 0 35 0 51 29 51 70 0 56-29 68-47 68-19 0-50-7-65-32 15 2 28-7 28-22s-12-24-24-24c-10 0-23 6-23 26 0 37 38 64 85 64 51 0 89-38 89-80z"><text:p/></draw:path><draw:path draw:style-name="gr4" draw:text-style-name="P34" svg:width="0.0189in" svg:height="0.0492in" svg:x="1.698in" svg:y="0.1067in" svg:viewBox="0 0 49 126" svg:d="M49 44c0-27-11-44-27-44-14 0-22 11-22 23 0 11 8 21 22 21 6 0 10-1 15-4 1-2 1-2 1-2 0 3 2 0 2 6 0 32-15 57-29 70-5 5-5 6-5 7 0 3 2 5 5 5 5 0 38-32 38-82z"><text:p/></draw:path><draw:path draw:style-name="gr4" draw:text-style-name="P34" svg:width="0.0728in" svg:height="0.1114in" svg:x="1.7626in" svg:y="0.0126in" svg:viewBox="0 0 186 284" svg:d="M186 215c0-5 0-9 0-13-14 0-28 0-42 0 0-64 0-127 0-191 0-9 0-11-7-11-4 0-5 0-9 5-43 66-85 131-128 197 0 4 0 8 0 13 37 0 74 0 112 0 0 12 0 24 0 36 0 15-2 19-33 19-2 0-6 0-8 0 0 5 0 10 0 14 17-2 38-2 56-2 17 0 41 0 58 2 0-4 0-9 0-14-3 0-6 0-9 0-31 0-32-4-32-19 0-12 0-24 0-36 14 0 28 0 42 0zM114 202c-35 0-68 0-103 0 35-53 68-105 103-156 0 51 0 103 0 156z"><text:p/></draw:path><draw:path draw:style-name="gr4" draw:text-style-name="P34" svg:width="0.0579in" svg:height="0.1654in" svg:x="1.8531in" svg:y="0.0004in" svg:viewBox="0 0 148 421" svg:d="M148 210c0-2-3-4-5-4-33 0-55-23-55-47 0-36 0-71 0-106 0-31-39-53-83-53-3 0-5 1-5 5 0 2 2 6 5 6 31 0 55 20 55 42 0 35 0 70 0 106 0 24 20 43 48 51-28 10-48 28-48 52 0 36 0 71 0 106 0 21-24 42-55 42-3 0-5 3-5 6 0 4 2 5 5 5 44 0 83-22 83-53 0-35 0-70 0-106 0-24 22-46 55-46 2 0 5-2 5-6z"><text:p/></draw:path></draw:g></draw:g><text:s/>שעבור כל <draw:g text:anchor-type="as-char" svg:y="-0.111in" draw:z-index="43" draw:name="Shape48" draw:style-name="gr1"><svg:title>TexMaths</svg:title><svg:desc>12§display§1 \le i \le 4§svg§600§FALSE§</svg:desc><draw:g draw:style-name="gr2"><draw:path draw:style-name="gr3" draw:text-style-name="P33" svg:width="0.6429in" svg:height="0.1138in" svg:x="0.0004in" svg:y="0.0083in" svg:viewBox="0 0 1634 290" svg:d="M0 0c545 0 1089 0 1634 0 0 97 0 193 0 290-545 0-1089 0-1634 0 0-97 0-193 0-290z"><text:p/></draw:path><draw:path draw:style-name="gr4" draw:text-style-name="P34" svg:width="0.0543in" svg:height="0.1091in" svg:x="0.0063in" svg:y="0.002in" svg:viewBox="0 0 139 278" svg:d="M139 278c0-4 0-9 0-13-5 0-8 0-13 0-38 0-40-4-40-20 0-77 0-156 0-234 0-10 0-11-9-11-27 26-64 26-77 26 0 5 0 9 0 14 8 0 34 0 55-11 0 72 0 145 0 216 0 15-1 20-38 20-5 0-10 0-15 0 0 4 0 9 0 13 16-1 52-1 69-1s54 0 68 1z"><text:p/></draw:path><draw:path draw:style-name="gr4" draw:text-style-name="P34" svg:width="0.1035in" svg:height="0.1228in" svg:x="0.1335in" svg:y="0.0075in" svg:viewBox="0 0 264 313" svg:d="M259 232c-77-36-155-72-231-109 76-36 154-72 231-108 10-3 2-19-7-14-82 38-164 77-246 114-6 3-6 13 0 16 82 40 164 78 246 117 9 3 17-11 7-16zM264 305c0-5-4-8-9-8-82 0-164 0-247 0-4 0-8 3-8 8s4 8 8 8c83 0 165 0 247 0 5 0 9-3 9-8z"><text:p/></draw:path><draw:path draw:style-name="gr4" draw:text-style-name="P34" svg:width="0.0437in" svg:height="0.1098in" svg:x="0.3008in" svg:y="0.0028in" svg:viewBox="0 0 112 280" svg:d="M108 14c0-8-6-14-16-14-12 0-22 11-22 22 0 8 6 15 15 15 10 0 23-9 23-23zM112 216c0-4-4-4-5-4-5 0-5 1-7 7-8 26-21 52-42 52-8 0-11-4-11-14s2-16 12-41c6-15 11-29 17-45 4-11 4-12 9-23 4-8 5-14 5-22 0-19-13-35-34-35-39 0-56 61-56 65s4 2 5 4c5 0 5-1 7-7 12-39 29-52 43-52 3 0 10 0 10 13 0 9-3 18-5 23-2 10-22 57-29 75-3 11-9 25-9 33 0 21 14 35 34 35 40 0 56-61 56-64z"><text:p/></draw:path><draw:path draw:style-name="gr4" draw:text-style-name="P34" svg:width="0.1039in" svg:height="0.1228in" svg:x="0.411in" svg:y="0.0075in" svg:viewBox="0 0 265 313" svg:d="M259 232c-77-36-153-72-230-109 77-36 153-72 230-108 11-3 4-19-7-14-82 38-163 77-245 114-7 3-7 13 0 16 82 40 163 78 245 117 11 3 18-11 7-16zM264 305c0-5-4-8-9-8-82 0-164 0-247 0-3 0-8 3-8 8s5 8 8 8c83 0 165 0 247 0 5 0 9-3 9-8z"><text:p/></draw:path><draw:path draw:style-name="gr4" draw:text-style-name="P34" svg:width="0.0732in" svg:height="0.111in" svg:x="0.5783in" svg:y="0in" svg:viewBox="0 0 187 283" svg:d="M187 213c0-3 0-7 0-12-14 0-27 0-42 0 0-63 0-127 0-190 0-9 0-11-7-11-4 0-5 0-8 5-44 66-87 132-130 196 0 5 0 9 0 12 37 0 76 0 113 0 0 13 0 25 0 37 0 16-1 19-33 19-2 0-6 0-8 0 0 5 0 10 0 14 17-2 38-2 56-2s41 0 58 2c0-4 0-9 0-14-2 0-6 0-8 0-32 0-33-3-33-19 0-12 0-24 0-37 15 0 28 0 42 0zM115 201c-35 0-68 0-103 0 35-51 68-104 103-155 0 51 0 104 0 155z"><text:p/></draw:path></draw:g></draw:g><text:s/>מקיימות <draw:g text:anchor-type="as-char" svg:y="-0.1366in" draw:z-index="74" draw:name="Shape49" draw:style-name="gr1"><svg:title>TexMaths</svg:title><svg:desc>12§display§\lvert f^{-1}[\{i\}] \rvert \ne i§svg§600§FALSE§</svg:desc><draw:g draw:style-name="gr2"><draw:path draw:style-name="gr3" draw:text-style-name="P33" svg:width="0.9224in" svg:height="0.1602in" svg:x="-0.0004in" svg:y="0.0083in" svg:viewBox="0 0 2344 408" svg:d="M0 0c782 0 1562 0 2344 0 0 136 0 272 0 408-782 0-1562 0-2344 0 0-136 0-272 0-408z"><text:p/></draw:path><draw:path draw:style-name="gr4" draw:text-style-name="P34" svg:width="0.0063in" svg:height="0.1646in" svg:x="0.011in" svg:y="0.0134in" svg:viewBox="0 0 17 419" svg:d="M17 410c0-134 0-268 0-402 0-4-4-8-9-8-4 0-8 4-8 8 0 134 0 268 0 402 0 5 4 9 8 9 5 0 9-4 9-9z"><text:p/></draw:path><draw:path draw:style-name="gr4" draw:text-style-name="P34" svg:width="0.0827in" svg:height="0.1492in" svg:x="0.0461in" svg:y="0.0201in" svg:viewBox="0 0 211 380" svg:d="M211 29c0-19-20-29-37-29-14 0-41 7-54 49-2 8-4 13-13 66-10 0-19 0-29 0-8 0-13 0-13 8 0 5 3 5 12 5s18 0 27 0c-10 55-20 110-31 165-8 41-15 79-37 79-1 0-12 0-20-8 19-2 24-16 24-23 0-10-9-14-16-14-12 0-24 9-24 25 0 19 19 28 36 28 23 0 40-24 48-40 13-27 23-77 23-80 8-43 18-88 26-132 12 0 24 0 36 0 9 0 12 0 12-8 0-5-3-5-10-5-13 0-23 0-35 0 4-24 3-23 8-48 1-8 7-38 10-43 4-8 12-14 20-14 1 0 13 0 21 7-18 2-23 16-23 22 0 10 8 15 15 15 11 0 24-9 24-25z"><text:p/></draw:path><draw:path draw:style-name="gr4" draw:text-style-name="P34" svg:width="0.0772in" svg:height="0.0043in" svg:x="0.1398in" svg:y="0.0457in" svg:viewBox="0 0 197 12" svg:d="M197 6c0-4-2-6-6-6-61 0-124 0-185 0-4 0-6 2-6 6 0 2 2 6 6 6 61 0 124 0 185 0 4 0 6-4 6-6z"><text:p/></draw:path><draw:path draw:style-name="gr4" draw:text-style-name="P34" svg:width="0.0421in" svg:height="0.0764in" svg:x="0.2362in" svg:y="0in" svg:viewBox="0 0 108 195" svg:d="M108 195c0-4 0-7 0-11-4 0-7 0-11 0-30 0-30-3-30-13 0-55 0-109 0-163 0-8 0-8-8-8-19 18-46 19-59 19 0 4 0 7 0 11 7 0 28 0 43-8 0 50 0 99 0 149 0 10 0 13-29 13-3 0-8 0-12 0 0 4 0 7 0 11 18-1 35-1 53-1s35 0 53 1z"><text:p/></draw:path><draw:path draw:style-name="gr4" draw:text-style-name="P34" svg:width="0.0232in" svg:height="0.1646in" svg:x="0.3173in" svg:y="0.0134in" svg:viewBox="0 0 60 419" svg:d="M60 410c0-4-4-8-8-8-12 0-23 0-35 0 0-128 0-257 0-385 12 0 23 0 35 0 4 0 8-4 8-9 0-4-4-8-8-8-17 0-35 0-52 0 0 140 0 279 0 419 17 0 35 0 52 0 4 0 8-4 8-9z"><text:p/></draw:path><draw:path draw:style-name="gr4" draw:text-style-name="P34" svg:width="0.0579in" svg:height="0.1646in" svg:x="0.3579in" svg:y="0.0134in" svg:viewBox="0 0 148 419" svg:d="M148 414c0-4-3-5-5-5-31 0-55-21-55-43 0-35 0-69 0-105 0-24-21-42-48-50 27-10 48-29 48-53 0-36 0-71 0-105 0-22 24-42 55-42 2 0 5-3 5-5 0-4-3-6-5-6-45 0-83 23-83 53 0 34 0 69 0 105 0 24-23 47-55 47-3 0-5 2-5 6 0 2 2 4 5 4 32 0 55 22 55 46 0 36 0 70 0 105 0 31 38 53 83 53 2 0 5-3 5-5z"><text:p/></draw:path><draw:path draw:style-name="gr4" draw:text-style-name="P34" svg:width="0.0429in" svg:height="0.1098in" svg:x="0.4335in" svg:y="0.0283in" svg:viewBox="0 0 110 280" svg:d="M107 14c0-8-6-14-16-14-11 0-23 11-23 22 0 8 6 15 17 15 10 0 22-9 22-23zM110 217c0-4-3-4-4-4-4 0-4 1-6 7-8 25-22 50-44 50-7 0-9-3-9-13 0-11 2-17 12-40 6-16 11-30 17-45 4-12 4-13 8-24 4-8 6-14 6-22 0-20-13-35-35-35-39 0-55 61-55 65s4 2 5 4c3 0 5-1 7-7 11-39 28-53 42-53 4 0 11 0 11 14 0 9-4 18-5 21-4 12-23 60-29 78-5 11-9 24-9 32 0 21 14 35 33 35 40 0 55-60 55-63z"><text:p/></draw:path><draw:path draw:style-name="gr4" draw:text-style-name="P34" svg:width="0.0579in" svg:height="0.1646in" svg:x="0.4976in" svg:y="0.0134in" svg:viewBox="0 0 148 419" svg:d="M148 211c0-4-3-6-5-6-33 0-55-23-55-47 0-36 0-71 0-105 0-30-39-53-83-53-3 0-5 2-5 6 0 2 2 5 5 5 32 0 55 20 55 42 0 34 0 69 0 105 0 24 20 43 48 53-28 8-48 26-48 50 0 36 0 70 0 105 0 22-23 43-55 43-3 0-5 3-5 5 0 3 2 5 5 5 44 0 83-22 83-53 0-35 0-69 0-105 0-24 22-46 55-46 2 0 5-2 5-4z"><text:p/></draw:path><draw:path draw:style-name="gr4" draw:text-style-name="P34" svg:width="0.0232in" svg:height="0.1646in" svg:x="0.572in" svg:y="0.0134in" svg:viewBox="0 0 60 419" svg:d="M60 419c0-140 0-279 0-419-17 0-35 0-52 0-4 0-8 4-8 8 0 5 4 9 8 9 12 0 23 0 35 0 0 128 0 257 0 385-12 0-23 0-35 0-4 0-8 4-8 8 0 5 4 9 8 9 17 0 35 0 52 0z"><text:p/></draw:path><draw:path draw:style-name="gr4" draw:text-style-name="P34" svg:width="0.0063in" svg:height="0.1646in" svg:x="0.6343in" svg:y="0.0134in" svg:viewBox="0 0 17 419" svg:d="M17 410c0-134 0-268 0-402 0-4-4-8-9-8-4 0-8 4-8 8 0 134 0 268 0 402 0 5 4 9 8 9 5 0 9-4 9-9z"><text:p/></draw:path><draw:path draw:style-name="gr4" draw:text-style-name="P34" svg:width="0.1102in" svg:height="0.1579in" svg:x="0.7161in" svg:y="0.0165in" svg:viewBox="0 0 281 402" svg:d="M281 242c0-5-4-9-8-9-46 0-90 0-136 0 8-20 15-42 24-63 37 0 74 0 112 0 4 0 8-5 8-9s-4-8-8-8c-35 0-71 0-106 0 17-48 35-94 52-141 1-1 1-2 1-4 0-4-4-8-9-8-3 0-7 2-8 6-18 49-36 98-54 147-47 0-94 0-141 0-4 0-8 4-8 8s4 9 8 9c45 0 90 0 135 0-7 21-16 43-23 63-37 0-74 0-112 0-4 0-8 4-8 9 0 4 4 8 8 8 35 0 70 0 105 0-17 48-34 95-51 141-1 0-1 1-1 3 0 4 4 8 9 8 3 0 7-2 8-6 18-48 35-97 53-146 47 0 95 0 142 0 4 0 8-4 8-8z"><text:p/></draw:path><draw:path draw:style-name="gr4" draw:text-style-name="P34" svg:width="0.0437in" svg:height="0.1098in" svg:x="0.887in" svg:y="0.0283in" svg:viewBox="0 0 112 280" svg:d="M108 14c0-8-6-14-16-14-12 0-22 11-22 22 0 8 6 15 15 15 10 0 23-9 23-23zM112 217c0-4-4-4-5-4-5 0-5 1-6 7-9 25-22 50-43 50-8 0-11-3-11-13 0-11 2-17 12-40 6-16 11-30 17-45 4-12 4-13 9-24 4-8 5-14 5-22 0-20-13-35-34-35-39 0-56 61-56 65s4 2 5 4c5 0 5-1 7-7 12-39 29-53 43-53 3 0 10 0 10 14 0 9-3 18-5 21-2 12-22 60-29 78-3 11-9 24-9 32 0 21 14 35 34 35 40 0 56-60 56-63z"><text:p/></draw:path></draw:g></draw:g>. <text:span text:style-name="T36">ניעזר בעיקרון ההכלה וההפרדה המורחב. תחילה נגדיר את התנאי </text:span><text:span text:style-name="T36"><draw:g text:anchor-type="as-char" svg:y="-0.1126in" draw:z-index="75" draw:name="Shape50" draw:style-name="gr1"><svg:title>TexMaths</svg:title><svg:desc>12§display§P_i§svg§600§FALSE§</svg:desc><draw:g draw:style-name="gr2"><draw:path draw:style-name="gr3" draw:text-style-name="P33" svg:width="0.1295in" svg:height="0.137in" svg:x="0.0016in" svg:y="0.0087in" svg:viewBox="0 0 330 349" svg:d="M0 0c110 0 220 0 330 0 0 116 0 233 0 349-110 0-220 0-330 0 0-116 0-233 0-349z"><text:p/></draw:path><draw:path draw:style-name="gr4" draw:text-style-name="P34" svg:width="0.1177in" svg:height="0.1122in" svg:x="-0.0004in" svg:y="0in" svg:viewBox="0 0 300 286" svg:d="M300 64c0-33-28-64-83-64-45 0-91 0-135 0-9 0-13 0-13 8 0 5 3 5 12 5 6 0 13 0 18 1 7 0 9 2 9 6 0 3 0 4-1 9-19 74-38 150-56 224-5 16-5 19-39 19-7 0-12 0-12 9 0 5 5 5 6 5 18 0 36 0 54-2 9 0 17 0 27 0 9 0 19 2 27 2 3 0 9 0 9-9 0-5-4-5-12-5-16 0-28 0-28-7 0-2 1-5 1-7 9-35 17-70 27-104 24 0 48 0 72 0 59 0 117-44 117-90zM261 53c0 17-8 53-25 68-21 19-46 22-64 22-20 0-40 0-59 0 9-39 18-77 28-114 5-15 5-16 23-16 13 0 26 0 39 0 35 0 58 11 58 40z"><text:p/></draw:path><draw:path draw:style-name="gr4" draw:text-style-name="P34" svg:width="0.0346in" svg:height="0.0772in" svg:x="0.1047in" svg:y="0.0772in" svg:viewBox="0 0 89 197" svg:d="M82 11c0-5-4-11-12-11-9 0-17 7-17 17 0 5 4 11 12 11s17-9 17-17zM89 154c0-5-4-5-5-5-3 0-5 2-6 5-6 24-19 36-31 36-6 0-7-4-7-10 0-7 2-13 5-19 3-9 6-17 9-24 5-13 10-25 15-37 1-3 2-6 2-10 0-13-12-25-29-25-29 0-42 41-42 45s4 4 5 4c3 0 3-1 5-5 8-25 20-36 31-36 5 0 8 3 8 11 0 7-2 11-9 29-6 15-12 31-18 48-2 3-4 7-4 12 0 14 12 24 29 24 29 0 42-40 42-43z"><text:p/></draw:path></draw:g></draw:g></text:span><text:span text:style-name="T36"><text:s/>הוא התנאי ש־</text:span><text:span text:style-name="T36"><draw:g text:anchor-type="as-char" svg:y="-0.1366in" draw:z-index="76" draw:name="Shape51" draw:style-name="gr1"><svg:title>TexMaths</svg:title><svg:desc>12§display§\lvert f^{-1}[\{i\}] \rvert = i§svg§600§FALSE§</svg:desc><draw:g draw:style-name="gr2"><draw:path draw:style-name="gr3" draw:text-style-name="P33" svg:width="0.9224in" svg:height="0.1602in" svg:x="-0.0004in" svg:y="0.0083in" svg:viewBox="0 0 2344 408" svg:d="M0 0c782 0 1562 0 2344 0 0 136 0 272 0 408-782 0-1562 0-2344 0 0-136 0-272 0-408z"><text:p/></draw:path><draw:path draw:style-name="gr4" draw:text-style-name="P34" svg:width="0.0063in" svg:height="0.1646in" svg:x="0.011in" svg:y="0.0134in" svg:viewBox="0 0 17 419" svg:d="M17 410c0-134 0-268 0-402 0-4-4-8-9-8-4 0-8 4-8 8 0 134 0 268 0 402 0 5 4 9 8 9 5 0 9-4 9-9z"><text:p/></draw:path><draw:path draw:style-name="gr4" draw:text-style-name="P34" svg:width="0.0827in" svg:height="0.1492in" svg:x="0.0461in" svg:y="0.0201in" svg:viewBox="0 0 211 380" svg:d="M211 29c0-19-20-29-37-29-14 0-41 7-54 49-2 8-4 13-13 66-10 0-19 0-29 0-8 0-13 0-13 8 0 5 3 5 12 5s18 0 27 0c-10 55-20 110-31 165-8 41-15 79-37 79-1 0-12 0-20-8 19-2 24-16 24-23 0-10-9-14-16-14-12 0-24 9-24 25 0 19 19 28 36 28 23 0 40-24 48-40 13-27 23-77 23-80 8-43 18-88 26-132 12 0 24 0 36 0 9 0 12 0 12-8 0-5-3-5-10-5-13 0-23 0-35 0 4-24 3-23 8-48 1-8 7-38 10-43 4-8 12-14 20-14 1 0 13 0 21 7-18 2-23 16-23 22 0 10 8 15 15 15 11 0 24-9 24-25z"><text:p/></draw:path><draw:path draw:style-name="gr4" draw:text-style-name="P34" svg:width="0.0772in" svg:height="0.0043in" svg:x="0.1398in" svg:y="0.0457in" svg:viewBox="0 0 197 12" svg:d="M197 6c0-4-2-6-6-6-61 0-124 0-185 0-4 0-6 2-6 6 0 2 2 6 6 6 61 0 124 0 185 0 4 0 6-4 6-6z"><text:p/></draw:path><draw:path draw:style-name="gr4" draw:text-style-name="P34" svg:width="0.0421in" svg:height="0.0764in" svg:x="0.2362in" svg:y="0in" svg:viewBox="0 0 108 195" svg:d="M108 195c0-4 0-7 0-11-4 0-7 0-11 0-30 0-30-3-30-13 0-55 0-109 0-163 0-8 0-8-8-8-19 18-46 19-59 19 0 4 0 7 0 11 7 0 28 0 43-8 0 50 0 99 0 149 0 10 0 13-29 13-3 0-8 0-12 0 0 4 0 7 0 11 18-1 35-1 53-1s35 0 53 1z"><text:p/></draw:path><draw:path draw:style-name="gr4" draw:text-style-name="P34" svg:width="0.0232in" svg:height="0.1646in" svg:x="0.3173in" svg:y="0.0134in" svg:viewBox="0 0 60 419" svg:d="M60 410c0-4-4-8-8-8-12 0-23 0-35 0 0-128 0-257 0-385 12 0 23 0 35 0 4 0 8-4 8-9 0-4-4-8-8-8-17 0-35 0-52 0 0 140 0 279 0 419 17 0 35 0 52 0 4 0 8-4 8-9z"><text:p/></draw:path><draw:path draw:style-name="gr4" draw:text-style-name="P34" svg:width="0.0579in" svg:height="0.1646in" svg:x="0.3579in" svg:y="0.0134in" svg:viewBox="0 0 148 419" svg:d="M148 414c0-4-3-5-5-5-31 0-55-21-55-43 0-35 0-69 0-105 0-24-21-42-48-50 27-10 48-29 48-53 0-36 0-71 0-105 0-22 24-42 55-42 2 0 5-3 5-5 0-4-3-6-5-6-45 0-83 23-83 53 0 34 0 69 0 105 0 24-23 47-55 47-3 0-5 2-5 6 0 2 2 4 5 4 32 0 55 22 55 46 0 36 0 70 0 105 0 31 38 53 83 53 2 0 5-3 5-5z"><text:p/></draw:path><draw:path draw:style-name="gr4" draw:text-style-name="P34" svg:width="0.0429in" svg:height="0.1098in" svg:x="0.4335in" svg:y="0.0283in" svg:viewBox="0 0 110 280" svg:d="M107 14c0-8-6-14-16-14-11 0-23 11-23 22 0 8 6 15 17 15 10 0 22-9 22-23zM110 217c0-4-3-4-4-4-4 0-4 1-6 7-8 25-22 50-44 50-7 0-9-3-9-13 0-11 2-17 12-40 6-16 11-30 17-45 4-12 4-13 8-24 4-8 6-14 6-22 0-20-13-35-35-35-39 0-55 61-55 65s4 2 5 4c3 0 5-1 7-7 11-39 28-53 42-53 4 0 11 0 11 14 0 9-4 18-5 21-4 12-23 60-29 78-5 11-9 24-9 32 0 21 14 35 33 35 40 0 55-60 55-63z"><text:p/></draw:path><draw:path draw:style-name="gr4" draw:text-style-name="P34" svg:width="0.0579in" svg:height="0.1646in" svg:x="0.4976in" svg:y="0.0134in" svg:viewBox="0 0 148 419" svg:d="M148 211c0-4-3-6-5-6-33 0-55-23-55-47 0-36 0-71 0-105 0-30-39-53-83-53-3 0-5 2-5 6 0 2 2 5 5 5 32 0 55 20 55 42 0 34 0 69 0 105 0 24 20 43 48 53-28 8-48 26-48 50 0 36 0 70 0 105 0 22-23 43-55 43-3 0-5 3-5 5 0 3 2 5 5 5 44 0 83-22 83-53 0-35 0-69 0-105 0-24 22-46 55-46 2 0 5-2 5-4z"><text:p/></draw:path><draw:path draw:style-name="gr4" draw:text-style-name="P34" svg:width="0.0232in" svg:height="0.1646in" svg:x="0.572in" svg:y="0.0134in" svg:viewBox="0 0 60 419" svg:d="M60 419c0-140 0-279 0-419-17 0-35 0-52 0-4 0-8 4-8 8 0 5 4 9 8 9 12 0 23 0 35 0 0 128 0 257 0 385-12 0-23 0-35 0-4 0-8 4-8 8 0 5 4 9 8 9 17 0 35 0 52 0z"><text:p/></draw:path><draw:path draw:style-name="gr4" draw:text-style-name="P34" svg:width="0.0063in" svg:height="0.1646in" svg:x="0.6343in" svg:y="0.0134in" svg:viewBox="0 0 17 419" svg:d="M17 410c0-134 0-268 0-402 0-4-4-8-9-8-4 0-8 4-8 8 0 134 0 268 0 402 0 5 4 9 8 9 5 0 9-4 9-9z"><text:p/></draw:path><draw:path draw:style-name="gr4" draw:text-style-name="P34" svg:width="0.1102in" svg:height="0.0382in" svg:x="0.7161in" svg:y="0.076in" svg:viewBox="0 0 281 98" svg:d="M281 8c0-4-4-8-8-8-88 0-177 0-265 0-4 0-8 4-8 8s4 9 8 9c88 0 177 0 265 0 4 0 8-5 8-9zM281 90c0-5-4-9-8-9-88 0-177 0-265 0-4 0-8 4-8 9s4 8 8 8c88 0 177 0 265 0 4 0 8-3 8-8z"><text:p/></draw:path><draw:path draw:style-name="gr4" draw:text-style-name="P34" svg:width="0.0437in" svg:height="0.1098in" svg:x="0.887in" svg:y="0.0283in" svg:viewBox="0 0 112 280" svg:d="M108 14c0-8-6-14-16-14-12 0-22 11-22 22 0 8 6 15 15 15 10 0 23-9 23-23zM112 217c0-4-4-4-5-4-5 0-5 1-6 7-9 25-22 50-43 50-8 0-11-3-11-13 0-11 2-17 12-40 6-16 11-30 17-45 4-12 4-13 9-24 4-8 5-14 5-22 0-20-13-35-34-35-39 0-56 61-56 65s4 2 5 4c5 0 5-1 7-7 12-39 29-53 43-53 3 0 10 0 10 14 0 9-3 18-5 21-2 12-22 60-29 78-3 11-9 24-9 32 0 21 14 35 34 35 40 0 56-60 56-63z"><text:p/></draw:path></draw:g></draw:g></text:span><text:span text:style-name="T36">.</text:span></text:p>
      <text:p text:style-name="P24"><text:span text:style-name="T36">נחשב את </text:span><text:span text:style-name="T36"><draw:g text:anchor-type="as-char" svg:y="-0.1236in" draw:z-index="77" draw:name="Shape52" draw:style-name="gr1"><svg:title>TexMaths</svg:title><svg:desc>12§display§W(P_i)§svg§600§FALSE§</svg:desc><draw:g draw:style-name="gr2"><draw:path draw:style-name="gr3" draw:text-style-name="P33" svg:width="0.4346in" svg:height="0.1484in" svg:x="-0.0004in" svg:y="0.0079in" svg:viewBox="0 0 1105 378" svg:d="M553 378c-185 0-368 0-553 0 0-126 0-252 0-378 368 0 736 0 1105 0 0 126 0 252 0 378-184 0-369 0-552 0z"><text:p/></draw:path><draw:path draw:style-name="gr4" draw:text-style-name="P34" svg:width="0.1638in" svg:height="0.1157in" svg:x="0.0004in" svg:y="0.0102in" svg:viewBox="0 0 417 295" svg:d="M417 5c0-3-1-5-4-5-11 0-22 1-33 1-14 0-30-1-44-1-3 0-7 0-7 8 0 5 3 5 6 5 9 0 25 4 25 17 0 4-3 7-6 13-39 66-77 132-114 197-6-68-11-138-16-208 0-8-1-19 30-19 7 0 11 0 11-8 0-5-4-5-6-5-17 0-35 1-52 1-9 0-33-1-44-1-2 0-7 0-7 8 0 5 4 5 9 5 20 0 22 3 23 11 1 11 1 22 3 32-36 62-71 123-107 184-5-69-11-140-16-211 0-6 0-16 32-16 4 0 9 0 9-8 0-5-3-4-6-5-17 0-35 1-51 1s-30-1-45-1c-2 0-7 0-7 8 0 5 4 5 10 5 21 0 21 4 22 16 6 85 14 170 20 256 0 8 0 10 6 10s7-2 10-8c41-71 83-143 124-214 5 71 9 142 15 212 2 9 2 10 8 10 4 0 7-3 9-7 46-79 91-159 138-239 11-19 21-33 47-36 5 0 8 0 8-8z"><text:p/></draw:path><draw:path draw:style-name="gr4" draw:text-style-name="P34" svg:width="0.0378in" svg:height="0.1646in" svg:x="0.1862in" svg:y="-0.0004in" svg:viewBox="0 0 97 419" svg:d="M97 414c0-1 0-2-1-3-43-33-73-117-73-184 0-11 0-23 0-35 0-67 30-151 73-184 1-1 1-2 1-3 0-3-1-5-3-5s-2 1-3 1c-47 35-91 119-91 191 0 12 0 24 0 35 0 72 44 156 91 191 1 0 1 1 3 1s3-2 3-5z"><text:p/></draw:path><draw:path draw:style-name="gr4" draw:text-style-name="P34" svg:width="0.1177in" svg:height="0.1126in" svg:x="0.2402in" svg:y="0.0102in" svg:viewBox="0 0 300 287" svg:d="M300 64c0-33-28-64-83-64-46 0-91 0-137 0-7 0-12 0-12 8 0 5 4 5 12 5 5 0 14 0 18 1 8 0 10 2 10 6 0 3-1 4-2 9-20 74-38 150-57 224-3 17-5 21-38 21-7 0-11 0-11 7 0 6 5 6 6 6 18 0 35 0 53-1 9 0 18 0 27 0 10 0 18 1 28 1 2 0 8 0 8-8 0-5-3-5-12-5-15 0-27 0-27-9 0-2 1-3 1-6 8-34 18-69 26-104 24 0 48 0 72 0 59 0 118-45 118-91zM261 54c0 16-8 52-25 67-21 20-47 23-65 23-20 0-39 0-59 0 9-38 19-77 28-115 4-15 5-16 23-16 13 0 28 0 41 0 35 0 57 11 57 41z"><text:p/></draw:path><draw:path draw:style-name="gr4" draw:text-style-name="P34" svg:width="0.035in" svg:height="0.078in" svg:x="0.3453in" svg:y="0.0866in" svg:viewBox="0 0 90 199" svg:d="M82 12c0-5-3-12-11-12-9 0-17 8-17 17 0 5 4 11 12 11s16-9 16-16zM90 154c0-4-4-4-5-4-5 0-5 1-6 5-6 24-19 36-31 36-6 0-7-4-7-11 0-6 2-12 5-18 3-8 6-17 9-24 5-13 10-25 15-37 1-4 1-7 1-10 0-14-11-25-28-25-29 0-43 40-43 46 0 3 5 3 6 3 4 0 4-1 5-5 7-25 20-36 31-36 5 0 7 3 7 10s-1 12-8 30c-6 16-13 31-19 48-2 4-3 7-3 12 0 13 12 25 28 25 30 0 43-40 43-45z"><text:p/></draw:path><draw:path draw:style-name="gr4" draw:text-style-name="P34" svg:width="0.0378in" svg:height="0.1646in" svg:x="0.4047in" svg:y="-0.0004in" svg:viewBox="0 0 97 419" svg:d="M97 227c0-11 0-23 0-35 0-72-44-156-91-191-1 0-1-1-2-1-3 0-4 2-4 5 0 1 0 2 1 3 45 33 73 117 73 184 0 12 0 24 0 35 0 67-28 151-73 184-1 1-1 2-1 3 0 3 1 5 4 5 1 0 1-1 2-1 47-35 91-119 91-191z"><text:p/></draw:path></draw:g></draw:g></text:span><text:span text:style-name="T36">, לכל פונקציה </text:span><text:span text:style-name="T36"><draw:g text:anchor-type="as-char" svg:y="-0.1165in" draw:z-index="78" draw:name="Shape53" draw:style-name="gr1"><svg:title>TexMaths</svg:title><svg:desc>12§display§f§svg§600§FALSE§</svg:desc><draw:g draw:style-name="gr2"><draw:path draw:style-name="gr3" draw:text-style-name="P33" svg:width="0.0736in" svg:height="0.1335in" svg:x="-0.0004in" svg:y="0.0083in" svg:viewBox="0 0 188 340" svg:d="M0 0c63 0 125 0 188 0 0 113 0 227 0 340-63 0-125 0-188 0 0-113 0-227 0-340z"><text:p/></draw:path><draw:path draw:style-name="gr4" draw:text-style-name="P34" svg:width="0.0815in" svg:height="0.1504in" svg:x="0in" svg:y="0in" svg:viewBox="0 0 208 383" svg:d="M208 29c0-19-19-29-36-29-14 0-41 7-54 49-1 9-2 14-12 67-10 0-19 0-29 0-8 0-13 0-13 8 0 5 3 5 12 5 8 0 18 0 28 0-11 55-22 110-32 165-8 41-15 80-37 80-1 0-12 0-21-8 21-1 25-16 25-22 0-10-9-15-16-15-11 0-23 9-23 25 0 20 18 29 35 29 23 0 40-25 48-41 13-26 23-78 23-80 8-45 16-88 24-133 12 0 24 0 36 0 9 0 13 0 13-8 0-5-4-5-12-5-10 0-23 0-35 0 5-24 5-24 10-48 1-9 7-39 10-44 3-8 11-14 20-14 1 0 12 0 21 7-20 1-23 17-23 23 0 9 7 14 15 14 11 0 23-8 23-25z"><text:p/></draw:path></draw:g></draw:g></text:span><text:span text:style-name="T36"><text:s/>כזו ישנם </text:span><text:span text:style-name="T36"><draw:g text:anchor-type="as-char" svg:y="-0.1091in" draw:z-index="79" draw:name="Shape54" draw:style-name="gr1"><svg:title>TexMaths</svg:title><svg:desc>12§display§i§svg§600§FALSE§</svg:desc><draw:g draw:style-name="gr2"><draw:path draw:style-name="gr3" draw:text-style-name="P33" svg:width="0.0303in" svg:height="0.0937in" svg:x="0.0031in" svg:y="0.0083in" svg:viewBox="0 0 78 239" svg:d="M39 239c-13 0-26 0-39 0 0-79 0-160 0-239 26 0 53 0 78 0 0 79 0 160 0 239-12 0-25 0-39 0z"><text:p/></draw:path><draw:path draw:style-name="gr4" draw:text-style-name="P34" svg:width="0.0425in" svg:height="0.111in" svg:x="-0.0004in" svg:y="-0.0004in" svg:viewBox="0 0 109 283" svg:d="M105 16c0-9-6-16-15-16-11 0-22 11-22 23 0 7 6 14 15 14s22-9 22-21zM109 218c0-5-4-5-5-5-5 0-5 1-6 8-8 27-21 52-42 52-7 0-9-4-9-13 0-11 2-17 12-43 4-15 9-29 15-44 5-13 5-13 9-24 3-8 6-14 6-21 0-20-14-35-34-35-39 0-55 61-55 65 0 2 4 1 5 2 5 0 5 0 7-6 11-40 27-52 42-52 3 0 11 0 11 13 0 9-4 19-5 22-4 11-23 59-29 77-5 11-9 25-9 34 0 20 14 35 33 35 38 0 54-62 54-65z"><text:p/></draw:path></draw:g></draw:g></text:span><text:span text:style-name="T36"><text:s/>איברים בתחום שמובילים למספר </text:span><text:span text:style-name="T36"><draw:g text:anchor-type="as-char" svg:y="-0.1091in" draw:z-index="80" draw:name="Shape55" draw:style-name="gr1"><svg:title>TexMaths</svg:title><svg:desc>12§display§i§svg§600§FALSE§</svg:desc><draw:g draw:style-name="gr2"><draw:path draw:style-name="gr3" draw:text-style-name="P33" svg:width="0.0303in" svg:height="0.0937in" svg:x="0.0031in" svg:y="0.0083in" svg:viewBox="0 0 78 239" svg:d="M39 239c-13 0-26 0-39 0 0-79 0-160 0-239 26 0 53 0 78 0 0 79 0 160 0 239-12 0-25 0-39 0z"><text:p/></draw:path><draw:path draw:style-name="gr4" draw:text-style-name="P34" svg:width="0.0425in" svg:height="0.111in" svg:x="-0.0004in" svg:y="-0.0004in" svg:viewBox="0 0 109 283" svg:d="M105 16c0-9-6-16-15-16-11 0-22 11-22 23 0 7 6 14 15 14s22-9 22-21zM109 218c0-5-4-5-5-5-5 0-5 1-6 8-8 27-21 52-42 52-7 0-9-4-9-13 0-11 2-17 12-43 4-15 9-29 15-44 5-13 5-13 9-24 3-8 6-14 6-21 0-20-14-35-34-35-39 0-55 61-55 65 0 2 4 1 5 2 5 0 5 0 7-6 11-40 27-52 42-52 3 0 11 0 11 13 0 9-4 19-5 22-4 11-23 59-29 77-5 11-9 25-9 34 0 20 14 35 33 35 38 0 54-62 54-65z"><text:p/></draw:path></draw:g></draw:g></text:span><text:span text:style-name="T36">, ו־</text:span><text:span text:style-name="T36"><draw:g text:anchor-type="as-char" svg:y="-0.111in" draw:z-index="81" draw:name="Shape56" draw:style-name="gr1"><svg:title>TexMaths</svg:title><svg:desc>12§display§4-i§svg§600§FALSE§</svg:desc><draw:g draw:style-name="gr2"><draw:path draw:style-name="gr3" draw:text-style-name="P33" svg:width="0.3161in" svg:height="0.0961in" svg:x="0.0031in" svg:y="0.0083in" svg:viewBox="0 0 804 245" svg:d="M0 0c268 0 537 0 804 0 0 82 0 163 0 245-267 0-536 0-804 0 0-82 0-163 0-245z"><text:p/></draw:path><draw:path draw:style-name="gr4" draw:text-style-name="P34" svg:width="0.0728in" svg:height="0.111in" svg:x="-0.0004in" svg:y="0in" svg:viewBox="0 0 186 283" svg:d="M186 213c0-3 0-8 0-13-14 0-29 0-42 0 0-62 0-126 0-189 0-9 0-11-6-11-5 0-6 0-8 5-44 65-87 130-130 195 0 5 0 10 0 13 37 0 74 0 112 0 0 14 0 26 0 37 0 15-2 20-33 20-2 0-6 0-8 0 0 4 0 8 0 13 17-1 38-1 56-1 17 0 41 0 58 1 0-5 0-9 0-13-4 0-6 0-9 0-31 0-32-5-32-20 0-11 0-23 0-37 13 0 28 0 42 0zM114 200c-34 0-68 0-102 0 34-51 68-103 102-154 0 51 0 103 0 154z"><text:p/></draw:path><draw:path draw:style-name="gr4" draw:text-style-name="P34" svg:width="0.1102in" svg:height="0.0063in" svg:x="0.124in" svg:y="0.0669in" svg:viewBox="0 0 281 17" svg:d="M281 8c0-4-5-8-8-8-89 0-177 0-265 0-4 0-8 4-8 8s4 9 8 9c88 0 176 0 265 0 3 0 8-5 8-9z"><text:p/></draw:path><draw:path draw:style-name="gr4" draw:text-style-name="P34" svg:width="0.0437in" svg:height="0.1098in" svg:x="0.2846in" svg:y="0.0028in" svg:viewBox="0 0 112 280" svg:d="M108 14c0-8-6-14-16-14-12 0-22 11-22 22 0 8 6 15 15 15 10 0 23-9 23-23zM112 216c0-4-4-4-5-4-5 0-5 1-6 7-9 27-22 52-43 52-8 0-11-4-11-13 0-11 2-17 13-42 5-15 11-29 16-45 4-12 4-13 9-24 4-7 5-13 5-21 0-19-13-35-34-35-39 0-56 60-56 64s4 3 6 4c4 0 4-1 6-8 12-37 29-50 43-50 3 0 10 0 10 13 0 9-3 18-4 21-3 11-23 59-30 77-3 11-9 25-9 34 0 20 14 34 34 34 40 0 56-61 56-64z"><text:p/></draw:path></draw:g></draw:g></text:span><text:span text:style-name="T36"> איברים שמובילים לשאר </text:span><text:span text:style-name="T36"><draw:g text:anchor-type="as-char" svg:y="-0.1098in" draw:z-index="82" draw:name="Shape57" draw:style-name="gr1"><svg:title>TexMaths</svg:title><svg:desc>12§display§3§svg§600§FALSE§</svg:desc><draw:g draw:style-name="gr2"><draw:path draw:style-name="gr3" draw:text-style-name="P33" svg:width="0.0583in" svg:height="0.0961in" svg:x="0.0008in" svg:y="0.0087in" svg:viewBox="0 0 149 245" svg:d="M0 0c50 0 99 0 149 0 0 82 0 163 0 245-50 0-99 0-149 0 0-82 0-163 0-245z"><text:p/></draw:path><draw:path draw:style-name="gr4" draw:text-style-name="P34" svg:width="0.0681in" svg:height="0.113in" svg:x="-0.0004in" svg:y="0in" svg:viewBox="0 0 174 288" svg:d="M174 206c0-33-26-66-70-74 34-11 59-41 59-74 0-34-37-58-77-58-42 0-75 25-75 58 0 13 10 21 22 21 13 0 21-9 21-21 0-22-20-22-26-22 13-20 41-25 57-25 15 0 38 8 38 47 0 4 0 29-10 47-14 21-27 22-38 22-2 0-13 1-16 1-3 1-7 1-7 5 0 5 4 5 11 5 6 0 12 0 18 0 34 0 50 27 50 68 0 58-29 70-48 70-18 0-49-8-64-31 15 1 28-8 28-24 0-15-12-23-24-23-10 0-23 6-23 24 0 38 39 66 85 66 51 0 89-39 89-82z"><text:p/></draw:path></draw:g></draw:g></text:span><text:span text:style-name="T36"><text:s/>האיברים בתחום. </text:span><text:span text:style-name="T37">תחילה נבחר </text:span><text:span text:style-name="T37"><draw:g text:anchor-type="as-char" svg:y="-0.1091in" draw:z-index="87" draw:name="Shape58" draw:style-name="gr1"><svg:title>TexMaths</svg:title><svg:desc>12§display§i§svg§600§FALSE§</svg:desc><draw:g draw:style-name="gr2"><draw:path draw:style-name="gr3" draw:text-style-name="P33" svg:width="0.0303in" svg:height="0.0937in" svg:x="0.0031in" svg:y="0.0083in" svg:viewBox="0 0 78 239" svg:d="M39 239c-13 0-26 0-39 0 0-79 0-160 0-239 26 0 53 0 78 0 0 79 0 160 0 239-12 0-25 0-39 0z"><text:p/></draw:path><draw:path draw:style-name="gr4" draw:text-style-name="P34" svg:width="0.0425in" svg:height="0.111in" svg:x="-0.0004in" svg:y="-0.0004in" svg:viewBox="0 0 109 283" svg:d="M105 16c0-9-6-16-15-16-11 0-22 11-22 23 0 7 6 14 15 14s22-9 22-21zM109 218c0-5-4-5-5-5-5 0-5 1-6 8-8 27-21 52-42 52-7 0-9-4-9-13 0-11 2-17 12-43 4-15 9-29 15-44 5-13 5-13 9-24 3-8 6-14 6-21 0-20-14-35-34-35-39 0-55 61-55 65 0 2 4 1 5 2 5 0 5 0 7-6 11-40 27-52 42-52 3 0 11 0 11 13 0 9-4 19-5 22-4 11-23 59-29 77-5 11-9 25-9 34 0 20 14 35 33 35 38 0 54-62 54-65z"><text:p/></draw:path></draw:g></draw:g></text:span><text:span text:style-name="T37"><text:s/>איברים מתוך </text:span><text:span text:style-name="T37"><draw:g text:anchor-type="as-char" svg:y="-0.111in" draw:z-index="88" draw:name="Shape59" draw:style-name="gr1"><svg:title>TexMaths</svg:title><svg:desc>12§display§4§svg§600§FALSE§</svg:desc><draw:g draw:style-name="gr2"><draw:path draw:style-name="gr3" draw:text-style-name="P33" svg:width="0.0598in" svg:height="0.0937in" svg:x="0.0031in" svg:y="0.0083in" svg:viewBox="0 0 153 239" svg:d="M0 0c51 0 102 0 153 0 0 80 0 159 0 239-51 0-102 0-153 0 0-80 0-159 0-239z"><text:p/></draw:path><draw:path draw:style-name="gr4" draw:text-style-name="P34" svg:width="0.072in" svg:height="0.1106in" svg:x="-0.0004in" svg:y="0in" svg:viewBox="0 0 184 282" svg:d="M184 213c0-4 0-9 0-14-14 0-27 0-42 0 0-62 0-125 0-188 0-9 0-11-7-11-4 0-5 0-8 5-42 64-85 130-127 194 0 5 0 10 0 14 37 0 74 0 110 0 0 13 0 25 0 37 0 14-1 19-31 19-4 0-6 0-8 0 0 4 0 8 0 13 16-1 38-1 55-1s40 0 57 1c0-5 0-9 0-13-2 0-6 0-8 0-32 0-33-5-33-19 0-12 0-24 0-37 15 0 28 0 42 0zM112 199c-33 0-67 0-100 0 33-51 67-102 100-154 0 52 0 103 0 154z"><text:p/></draw:path></draw:g></draw:g></text:span><text:span text:style-name="T37"><text:s/>האיברים, אלה יחזירו את הערך </text:span><text:span text:style-name="T37"><draw:g text:anchor-type="as-char" svg:y="-0.1091in" draw:z-index="89" draw:name="Shape60" draw:style-name="gr1"><svg:title>TexMaths</svg:title><svg:desc>12§display§i§svg§600§FALSE§</svg:desc><draw:g draw:style-name="gr2"><draw:path draw:style-name="gr3" draw:text-style-name="P33" svg:width="0.0303in" svg:height="0.0937in" svg:x="0.0031in" svg:y="0.0083in" svg:viewBox="0 0 78 239" svg:d="M39 239c-13 0-26 0-39 0 0-79 0-160 0-239 26 0 53 0 78 0 0 79 0 160 0 239-12 0-25 0-39 0z"><text:p/></draw:path><draw:path draw:style-name="gr4" draw:text-style-name="P34" svg:width="0.0425in" svg:height="0.111in" svg:x="-0.0004in" svg:y="-0.0004in" svg:viewBox="0 0 109 283" svg:d="M105 16c0-9-6-16-15-16-11 0-22 11-22 23 0 7 6 14 15 14s22-9 22-21zM109 218c0-5-4-5-5-5-5 0-5 1-6 8-8 27-21 52-42 52-7 0-9-4-9-13 0-11 2-17 12-43 4-15 9-29 15-44 5-13 5-13 9-24 3-8 6-14 6-21 0-20-14-35-34-35-39 0-55 61-55 65 0 2 4 1 5 2 5 0 5 0 7-6 11-40 27-52 42-52 3 0 11 0 11 13 0 9-4 19-5 22-4 11-23 59-29 77-5 11-9 25-9 34 0 20 14 35 33 35 38 0 54-62 54-65z"><text:p/></draw:path></draw:g></draw:g></text:span><text:span text:style-name="T37">, כמות בחירות אלה היא </text:span><text:span text:style-name="T37"><draw:g text:anchor-type="as-char" svg:y="-0.2398in" draw:z-index="90" draw:name="Shape61" draw:style-name="gr1"><svg:title>TexMaths</svg:title><svg:desc>12§display§\binom{4}{i}§svg§600§FALSE§</svg:desc><draw:g draw:style-name="gr2"><draw:path draw:style-name="gr3" draw:text-style-name="P33" svg:width="0.2724in" svg:height="0.3791in" svg:x="-0.0004in" svg:y="0.0083in" svg:viewBox="0 0 693 964" svg:d="M346 964c-115 0-231 0-346 0 0-322 0-642 0-964 231 0 462 0 693 0 0 322 0 642 0 964-116 0-231 0-347 0z"><text:p/></draw:path><draw:path draw:style-name="gr4" draw:text-style-name="P34" svg:width="0.0752in" svg:height="0.3961in" svg:x="0.0283in" svg:y="0in" svg:viewBox="0 0 192 1007" svg:d="M192 998c0-2-1-3-2-4-90-69-153-255-153-413 0-52 0-103 0-155 0-158 63-344 153-413 1-1 2-2 2-5 0-4-2-8-7-8-1 0-3 1-5 2-93 70-180 258-180 424 0 52 0 103 0 155 0 165 87 354 180 423 2 2 4 3 5 3 5 0 7-4 7-9z"><text:p/></draw:path><draw:path draw:style-name="gr4" draw:text-style-name="P34" svg:width="0.0736in" svg:height="0.1122in" svg:x="0.1177in" svg:y="0.0154in" svg:viewBox="0 0 188 286" svg:d="M188 216c0-5 0-10 0-13-15 0-29 0-43 0 0-64 0-127 0-191 0-8 0-12-7-12-3 0-5 0-8 6-43 66-87 131-130 197 0 3 0 8 0 13 37 0 76 0 113 0 0 12 0 24 0 37 0 15-1 19-32 19-3 0-6 0-9 0 0 4 0 9 0 14 17-2 39-2 57-2s39 0 57 2c0-5 0-10 0-14-3 0-7 0-9 0-32 0-32-4-32-19 0-13 0-25 0-37 14 0 28 0 43 0zM115 203c-34 0-68 0-103 0 35-53 69-105 103-157 0 52 0 104 0 157z"><text:p/></draw:path><draw:path draw:style-name="gr4" draw:text-style-name="P34" svg:width="0.0433in" svg:height="0.1106in" svg:x="0.1311in" svg:y="0.2437in" svg:viewBox="0 0 111 282" svg:d="M107 14c0-8-6-14-16-14s-22 11-22 22c0 8 6 15 16 15s22-9 22-23zM111 217c0-3-4-3-5-3-4 0-4 1-6 7-7 26-22 53-43 53-8 0-10-5-10-15 0-11 2-17 12-42 6-15 11-30 17-44 5-12 5-13 8-24 4-9 6-15 6-23 0-19-13-35-35-35-39 0-55 61-55 65 0 5 4 4 5 5 5 0 5-1 7-7 11-40 28-53 42-53 4 0 11 0 11 13 0 10-4 18-5 23-3 11-23 59-29 78-5 11-9 24-9 33 0 20 14 34 33 34 40 0 56-60 56-65z"><text:p/></draw:path><draw:path draw:style-name="gr4" draw:text-style-name="P34" svg:width="0.0752in" svg:height="0.3961in" svg:x="0.2051in" svg:y="0in" svg:viewBox="0 0 192 1007" svg:d="M192 581c0-52 0-103 0-155 0-166-86-354-180-424-1-1-2-2-5-2s-7 4-7 8c0 3 1 4 2 5 91 69 153 255 153 413 0 52 0 103 0 155 0 158-62 344-153 413-1 1-2 2-2 4 0 5 4 9 7 9s4-1 5-3c94-69 180-258 180-423z"><text:p/></draw:path></draw:g></draw:g></text:span><text:span text:style-name="T37">. </text:span><text:span text:style-name="T37"><draw:g text:anchor-type="as-char" svg:y="-0.111in" draw:z-index="91" draw:name="Shape62" draw:style-name="gr1"><svg:title>TexMaths</svg:title><svg:desc>12§display§4 - i§svg§600§FALSE§</svg:desc><draw:g draw:style-name="gr2"><draw:path draw:style-name="gr3" draw:text-style-name="P33" svg:width="0.3161in" svg:height="0.0961in" svg:x="0.0031in" svg:y="0.0083in" svg:viewBox="0 0 804 245" svg:d="M0 0c268 0 537 0 804 0 0 82 0 163 0 245-267 0-536 0-804 0 0-82 0-163 0-245z"><text:p/></draw:path><draw:path draw:style-name="gr4" draw:text-style-name="P34" svg:width="0.0728in" svg:height="0.111in" svg:x="-0.0004in" svg:y="0in" svg:viewBox="0 0 186 283" svg:d="M186 213c0-3 0-8 0-13-14 0-29 0-42 0 0-62 0-126 0-189 0-9 0-11-6-11-5 0-6 0-8 5-44 65-87 130-130 195 0 5 0 10 0 13 37 0 74 0 112 0 0 14 0 26 0 37 0 15-2 20-33 20-2 0-6 0-8 0 0 4 0 8 0 13 17-1 38-1 56-1 17 0 41 0 58 1 0-5 0-9 0-13-4 0-6 0-9 0-31 0-32-5-32-20 0-11 0-23 0-37 13 0 28 0 42 0zM114 200c-34 0-68 0-102 0 34-51 68-103 102-154 0 51 0 103 0 154z"><text:p/></draw:path><draw:path draw:style-name="gr4" draw:text-style-name="P34" svg:width="0.1102in" svg:height="0.0063in" svg:x="0.124in" svg:y="0.0669in" svg:viewBox="0 0 281 17" svg:d="M281 8c0-4-5-8-8-8-89 0-177 0-265 0-4 0-8 4-8 8s4 9 8 9c88 0 176 0 265 0 3 0 8-5 8-9z"><text:p/></draw:path><draw:path draw:style-name="gr4" draw:text-style-name="P34" svg:width="0.0437in" svg:height="0.1098in" svg:x="0.2846in" svg:y="0.0028in" svg:viewBox="0 0 112 280" svg:d="M108 14c0-8-6-14-16-14-12 0-22 11-22 22 0 8 6 15 15 15 10 0 23-9 23-23zM112 216c0-4-4-4-5-4-5 0-5 1-6 7-9 27-22 52-43 52-8 0-11-4-11-13 0-11 2-17 13-42 5-15 11-29 16-45 4-12 4-13 9-24 4-7 5-13 5-21 0-19-13-35-34-35-39 0-56 60-56 64s4 3 6 4c4 0 4-1 6-8 12-37 29-50 43-50 3 0 10 0 10 13 0 9-3 18-4 21-3 11-23 59-30 77-3 11-9 25-9 34 0 20 14 34 34 34 40 0 56-61 56-64z"><text:p/></draw:path></draw:g></draw:g></text:span><text:span text:style-name="T37"><text:s/>האיברים הנותרים בתחום יכולים להוביל ל־</text:span><text:span text:style-name="T37"><draw:g text:anchor-type="as-char" svg:y="-0.1098in" draw:z-index="92" draw:name="Shape63" draw:style-name="gr1"><svg:title>TexMaths</svg:title><svg:desc>12§display§3§svg§600§FALSE§</svg:desc><draw:g draw:style-name="gr2"><draw:path draw:style-name="gr3" draw:text-style-name="P33" svg:width="0.0583in" svg:height="0.0961in" svg:x="0.0008in" svg:y="0.0087in" svg:viewBox="0 0 149 245" svg:d="M0 0c50 0 99 0 149 0 0 82 0 163 0 245-50 0-99 0-149 0 0-82 0-163 0-245z"><text:p/></draw:path><draw:path draw:style-name="gr4" draw:text-style-name="P34" svg:width="0.0681in" svg:height="0.113in" svg:x="-0.0004in" svg:y="0in" svg:viewBox="0 0 174 288" svg:d="M174 206c0-33-26-66-70-74 34-11 59-41 59-74 0-34-37-58-77-58-42 0-75 25-75 58 0 13 10 21 22 21 13 0 21-9 21-21 0-22-20-22-26-22 13-20 41-25 57-25 15 0 38 8 38 47 0 4 0 29-10 47-14 21-27 22-38 22-2 0-13 1-16 1-3 1-7 1-7 5 0 5 4 5 11 5 6 0 12 0 18 0 34 0 50 27 50 68 0 58-29 70-48 70-18 0-49-8-64-31 15 1 28-8 28-24 0-15-12-23-24-23-10 0-23 6-23 24 0 38 39 66 85 66 51 0 89-39 89-82z"><text:p/></draw:path></draw:g></draw:g></text:span><text:span text:style-name="T37"> האיברים הנותרים בתחום, זוהי בחירה עם חזרות וכמות האפשרויות עבורה היא </text:span><text:span text:style-name="T37"><draw:g text:anchor-type="as-char" svg:y="-0.1382in" draw:z-index="93" draw:name="Shape64" draw:style-name="gr1"><svg:title>TexMaths</svg:title><svg:desc>12§display§3^{4-i}§svg§600§FALSE§</svg:desc><draw:g draw:style-name="gr2"><draw:path draw:style-name="gr3" draw:text-style-name="P33" svg:width="0.2618in" svg:height="0.124in" svg:x="0.0008in" svg:y="0.0087in" svg:viewBox="0 0 666 316" svg:d="M0 0c222 0 444 0 666 0 0 106 0 210 0 316-222 0-444 0-666 0 0-106 0-210 0-316z"><text:p/></draw:path><draw:path draw:style-name="gr4" draw:text-style-name="P34" svg:width="0.0681in" svg:height="0.113in" svg:x="-0.0004in" svg:y="0.028in" svg:viewBox="0 0 174 288" svg:d="M174 206c0-32-26-66-70-74 34-11 59-41 59-74 0-34-37-58-78-58-42 0-74 25-74 58 0 13 9 21 21 21 14 0 22-9 22-21 0-21-20-21-26-21 13-21 40-26 56-26 17 0 41 9 41 47 0 4-1 30-12 48-13 20-28 21-37 21-4 1-15 1-17 1-4 2-6 2-6 5 0 5 2 5 9 5 6 0 12 0 18 0 35 0 51 29 51 68 0 58-29 70-47 70-19 0-50-7-65-31 15 1 28-7 28-24 0-15-11-23-24-23-10 0-23 6-23 24 0 38 38 66 85 66 51 0 89-38 89-82z"><text:p/></draw:path><draw:path draw:style-name="gr4" draw:text-style-name="P34" svg:width="0.0563in" svg:height="0.0772in" svg:x="0.0799in" svg:y="0in" svg:viewBox="0 0 144 197" svg:d="M144 150c0-4 0-7 0-11-11 0-22 0-32 0 0-44 0-87 0-131 0-6 0-8-6-8-4 0-5 0-9 4-32 45-65 90-97 135 0 4 0 7 0 11 29 0 58 0 86 0 0 7 0 16 0 24s0 12-24 12c-2 0-4 0-7 0 0 4 0 7 0 11 15 0 29 0 43-1 16 1 30 1 46 1 0-4 0-7 0-11-4 0-6 0-8 0-24 0-24-4-24-12s0-17 0-24c10 0 21 0 32 0zM89 139c-27 0-52 0-78 0 26-36 51-72 78-108 0 36 0 72 0 108z"><text:p/></draw:path><draw:path draw:style-name="gr4" draw:text-style-name="P34" svg:width="0.0768in" svg:height="0.0043in" svg:x="0.1472in" svg:y="0.0469in" svg:viewBox="0 0 196 12" svg:d="M196 6c0-4-3-6-6-6-62 0-123 0-184 0-4 0-6 2-6 6s2 6 6 6c61 0 122 0 184 0 3 0 6-2 6-6z"><text:p/></draw:path><draw:path draw:style-name="gr4" draw:text-style-name="P34" svg:width="0.0346in" svg:height="0.0772in" svg:x="0.2366in" svg:y="0.0016in" svg:viewBox="0 0 89 197" svg:d="M82 11c0-5-4-11-12-11-9 0-17 7-17 16 0 4 3 10 12 10 8 0 17-7 17-15zM89 152c0-3-4-3-5-3-4 0-5 1-6 5-6 24-19 34-31 34-6 0-7-3-7-9s2-12 4-18c4-9 6-17 10-24 5-13 10-25 14-37 2-4 3-8 3-10 0-14-12-25-29-25-29 0-42 39-42 45 0 4 4 4 5 4 3 0 3-1 5-5 8-25 20-36 31-36 5 0 8 3 8 11 0 6-2 11-9 29-6 15-12 31-18 48-2 3-4 7-4 12 0 12 12 24 29 24 29 0 42-40 42-45z"><text:p/></draw:path></draw:g></draw:g></text:span><text:span text:style-name="T37">, לפי עיקרון המכפלה </text:span><text:span text:style-name="T37"><draw:g text:anchor-type="as-char" svg:y="-0.2398in" draw:z-index="94" draw:name="Shape65" draw:style-name="gr1"><svg:title>TexMaths</svg:title><svg:desc>12§display§W(P_i) = \binom{4}{i} 3^{4 - i}§svg§600§FALSE§</svg:desc><draw:g draw:style-name="gr2"><draw:path draw:style-name="gr3" draw:text-style-name="P33" svg:width="1.2807in" svg:height="0.3787in" svg:x="-0.0004in" svg:y="0.0079in" svg:viewBox="0 0 3254 963" svg:d="M0 0c1085 0 2169 0 3254 0 0 321 0 642 0 963-1085 0-2169 0-3254 0 0-321 0-642 0-963z"><text:p/></draw:path><draw:path draw:style-name="gr4" draw:text-style-name="P34" svg:width="0.1646in" svg:height="0.1165in" svg:x="0in" svg:y="0.1268in" svg:viewBox="0 0 419 297" svg:d="M419 5c0-3-1-5-5-5-9 0-21 1-32 1-15 0-30-1-45-1-2 0-7 0-7 8 0 4 4 5 6 5 10 0 25 4 25 17 0 4-2 7-6 13-38 66-75 132-114 199-5-70-11-140-15-210 0-8-2-19 30-19 7 0 10 0 10-8 0-5-4-5-6-5-16 0-34 1-51 1-10 0-35-1-45-1-2 0-7 0-7 8 0 5 4 5 10 5 19 0 21 3 23 11 1 11 1 22 2 32-36 63-71 124-107 186-5-72-11-142-15-214 0-5 0-15 31-15 5 0 9 0 9-8 0-5-3-4-6-5-16 0-34 1-51 1-16 0-30-1-45-1-2 0-8 0-8 8 0 5 4 5 11 5 21 0 21 4 23 16 6 85 13 170 19 257 0 8 0 11 6 11 5 0 6-3 11-9 40-72 82-143 123-215 5 71 11 142 16 213 1 9 1 11 6 11 6 0 8-4 11-8 45-80 92-159 138-240 11-19 20-33 47-36 4-1 8-1 8-8z"><text:p/></draw:path><draw:path draw:style-name="gr4" draw:text-style-name="P34" svg:width="0.0382in" svg:height="0.165in" svg:x="0.1862in" svg:y="0.1157in" svg:viewBox="0 0 98 420" svg:d="M98 415c0-1-1-2-2-2-43-34-73-118-73-185 0-12 0-24 0-36 0-67 30-151 73-185 1 0 2-1 2-2 0-3-2-5-4-5s-2 0-3 1c-47 35-91 119-91 191 0 12 0 24 0 36 0 72 44 156 91 191 1 1 1 1 3 1s4-3 4-5z"><text:p/></draw:path><draw:path draw:style-name="gr4" draw:text-style-name="P34" svg:width="0.1181in" svg:height="0.113in" svg:x="0.2409in" svg:y="0.1268in" svg:viewBox="0 0 301 288" svg:d="M301 64c0-33-29-64-84-64-45 0-90 0-135 0-9 0-14 0-14 8 0 5 4 5 12 5 6 0 14 0 18 1 8 0 10 2 10 6 0 3 0 4-1 9-19 75-37 150-57 225-4 17-6 21-38 21-7 0-12 0-12 8 0 5 5 5 6 5 18-1 36-1 54-1 8 0 18 0 26 0 10 0 20 1 28 1 2 0 8 0 8-8 0-5-3-5-12-5-15 0-27 0-27-7 0-4 1-5 1-8 8-36 18-70 26-105 24 0 48 0 72 0 60 0 119-45 119-91zM262 54c0 16-9 52-26 67-20 19-45 23-64 23-20 0-40 0-59 0 9-38 18-77 27-115 5-15 5-16 23-16 13 0 28 0 41 0 35 0 58 11 58 41z"><text:p/></draw:path><draw:path draw:style-name="gr4" draw:text-style-name="P34" svg:width="0.0346in" svg:height="0.0776in" svg:x="0.3465in" svg:y="0.2035in" svg:viewBox="0 0 89 198" svg:d="M82 11c0-5-4-11-12-11-9 0-17 7-17 16 0 4 3 10 12 10 8 0 17-7 17-15zM89 152c0-3-4-3-5-3-4 0-4 2-5 5-7 24-20 36-31 36-6 0-8-4-8-10 0-7 2-13 4-19 4-9 6-16 10-24 5-12 10-25 14-37 2-4 3-8 3-10 0-14-12-25-29-25-29 0-42 41-42 45s4 4 5 4c3 0 5-1 5-5 8-25 21-36 32-36 5 0 7 3 7 11 0 6-2 11-9 29-6 15-12 32-18 48-2 3-4 7-4 12 0 14 12 25 29 25 29 0 42-41 42-46z"><text:p/></draw:path><draw:path draw:style-name="gr4" draw:text-style-name="P34" svg:width="0.0378in" svg:height="0.165in" svg:x="0.4055in" svg:y="0.1157in" svg:viewBox="0 0 97 420" svg:d="M97 228c0-12 0-24 0-36 0-72-44-156-90-191-1-1-1-1-2-1-3 0-5 2-5 5 0 1 1 2 2 2 44 34 72 118 72 185 0 12 0 24 0 36 0 67-28 151-72 185-1 0-2 1-2 2 0 2 2 5 5 5 1-1 1 0 2-1 46-35 90-119 90-191z"><text:p/></draw:path><draw:path draw:style-name="gr4" draw:text-style-name="P34" svg:width="0.1102in" svg:height="0.0382in" svg:x="0.5161in" svg:y="0.1783in" svg:viewBox="0 0 281 98" svg:d="M281 8c0-4-4-8-9-8-87 0-176 0-264 0-4 0-8 4-8 8 0 5 4 9 8 9 88 0 177 0 264 0 5 0 9-4 9-9zM281 90c0-5-4-8-9-8-87 0-176 0-264 0-4 0-8 3-8 8s4 8 8 8c88 0 177 0 264 0 5 0 9-3 9-8z"><text:p/></draw:path><draw:path draw:style-name="gr4" draw:text-style-name="P34" svg:width="0.0752in" svg:height="0.3957in" svg:x="0.7193in" svg:y="0in" svg:viewBox="0 0 192 1006" svg:d="M192 999c0-2-1-5-4-6-88-67-151-254-151-412 0-52 0-104 0-155 0-158 63-346 151-413 3-1 4-3 4-6s-4-7-7-7-4 1-5 1c-94 71-180 259-180 425 0 51 0 103 0 155 0 165 86 353 180 424 1 0 2 1 5 1s7-3 7-7z"><text:p/></draw:path><draw:path draw:style-name="gr4" draw:text-style-name="P34" svg:width="0.0728in" svg:height="0.1122in" svg:x="0.8087in" svg:y="0.0154in" svg:viewBox="0 0 186 286" svg:d="M186 216c0-5 0-10 0-13-14 0-28 0-42 0 0-64 0-129 0-192 0-9 0-11-6-11-5 0-6 0-8 6-44 66-87 131-130 197 0 3 0 8 0 13 37 0 74 0 112 0 0 12 0 24 0 37 0 15-2 19-33 19-2 0-6 0-8 0 0 4 0 9 0 14 17-2 38-2 56-2 17 0 41 0 58 2 0-5 0-10 0-14-3 0-6 0-9 0-31 0-32-4-32-19 0-13 0-25 0-37 14 0 28 0 42 0zM114 203c-35 0-68 0-103 0 35-53 68-105 103-157 0 52 0 104 0 157z"><text:p/></draw:path><draw:path draw:style-name="gr4" draw:text-style-name="P34" svg:width="0.0437in" svg:height="0.111in" svg:x="0.8213in" svg:y="0.2429in" svg:viewBox="0 0 112 283" svg:d="M108 14c0-8-6-14-16-14-12 0-22 11-22 22 0 8 6 15 15 15 10 0 23-9 23-23zM112 218c0-4-4-4-5-4-5 0-5 1-7 7-8 26-21 53-42 53-8 0-11-5-11-15 0-9 2-15 12-42 6-15 11-30 17-44 4-12 4-13 9-24 4-9 5-15 5-23 0-18-13-34-34-34-39 0-56 60-56 65 0 4 4 3 5 4 5 0 5-1 7-7 12-40 29-53 43-53 3 0 10 0 10 13 0 10-3 18-5 23-2 11-22 60-29 78-3 11-9 24-9 33 0 20 14 35 34 35 40 0 56-61 56-65z"><text:p/></draw:path><draw:path draw:style-name="gr4" draw:text-style-name="P34" svg:width="0.0756in" svg:height="0.3957in" svg:x="0.8957in" svg:y="0in" svg:viewBox="0 0 193 1006" svg:d="M193 581c0-52 0-104 0-155 0-166-86-354-180-425-1 0-3-1-5-1-4 0-8 4-8 7s2 5 4 6c90 67 152 255 152 413 0 51 0 103 0 155 0 158-62 345-152 412-2 1-4 4-4 6 0 4 4 7 8 7 2 0 4-1 5-1 94-71 180-259 180-424z"><text:p/></draw:path><draw:path draw:style-name="gr4" draw:text-style-name="P34" svg:width="0.0685in" svg:height="0.1138in" svg:x="1.0161in" svg:y="0.1287in" svg:viewBox="0 0 175 290" svg:d="M175 209c0-35-27-67-71-77 35-11 59-41 59-74 0-34-37-58-78-58-42 0-74 25-74 58 0 13 9 21 21 21 14 0 22-9 22-21 0-22-19-22-26-22 13-20 40-25 56-25 17 0 41 8 41 47 0 4-1 30-12 48-13 20-28 21-37 21-4 1-15 1-17 1-4 2-6 2-6 6s2 4 9 4c6 0 14 0 20 0 33 0 49 29 49 71 0 57-29 69-47 69s-50-7-65-32c15 2 28-7 28-23 0-15-11-24-24-24-10 0-23 6-23 24 0 39 38 67 85 67 52 0 90-38 90-81z"><text:p/></draw:path><draw:path draw:style-name="gr4" draw:text-style-name="P34" svg:width="0.0567in" svg:height="0.0776in" svg:x="1.0965in" svg:y="0.1016in" svg:viewBox="0 0 145 198" svg:d="M145 150c0-4 0-7 0-11-11 0-23 0-33 0 0-43 0-87 0-131 0-7 0-8-6-8-4 0-5 0-8 4-32 45-66 90-98 135 0 4 0 7 0 11 29 0 59 0 88 0 0 8 0 16 0 24 0 11 0 13-24 13-3 0-6 0-9 0 0 4 0 7 0 11 15-1 30-1 45-1 14 0 30 0 44 1 0-4 0-7 0-11-2 0-6 0-8 0-24 0-24-2-24-13 0-8 0-16 0-24 10 0 22 0 33 0zM89 139c-27 0-52 0-78 0 26-36 51-72 78-108 0 36 0 72 0 108z"><text:p/></draw:path><draw:path draw:style-name="gr4" draw:text-style-name="P34" svg:width="0.0772in" svg:height="0.0043in" svg:x="1.1646in" svg:y="0.148in" svg:viewBox="0 0 197 12" svg:d="M197 6c0-4-3-6-6-6-61 0-124 0-185 0-2 0-6 2-6 6s4 6 6 6c61 0 124 0 185 0 3 0 6-2 6-6z"><text:p/></draw:path><draw:path draw:style-name="gr4" draw:text-style-name="P34" svg:width="0.035in" svg:height="0.078in" svg:x="1.2539in" svg:y="0.102in" svg:viewBox="0 0 90 199" svg:d="M83 12c0-5-4-12-12-12-9 0-17 8-17 17 0 5 4 11 12 11s17-9 17-16zM90 154c0-4-4-4-5-4-3 0-5 1-6 5-6 24-19 36-31 36-6 0-7-4-7-11 0-6 2-12 5-18 3-8 6-16 9-24 5-12 10-25 15-37 1-4 2-7 2-10 0-14-12-25-29-25-29 0-43 40-43 46 0 3 5 3 6 3 4 0 4-2 5-5 7-25 20-36 31-36 5 0 8 3 8 10s-2 12-9 30c-6 16-13 32-19 48-2 4-3 7-3 12 0 13 12 25 29 25 29 0 42-41 42-45z"><text:p/></draw:path></draw:g></draw:g></text:span><text:span text:style-name="T37">.</text:span></text:p>
      <text:p text:style-name="P25">עתה נמצא את הערך של <draw:g text:anchor-type="as-char" svg:y="-0.1228in" draw:z-index="83" draw:name="Shape66" draw:style-name="gr1"><svg:title>TexMaths</svg:title><svg:desc>12§display§W(r)§svg§600§FALSE§</svg:desc><draw:g draw:style-name="gr2"><draw:path draw:style-name="gr3" draw:text-style-name="P33" svg:width="0.35in" svg:height="0.1472in" svg:x="-0.0004in" svg:y="0.0079in" svg:viewBox="0 0 890 375" svg:d="M446 375c-148 0-297 0-446 0 0-125 0-250 0-375 296 0 594 0 890 0 0 125 0 250 0 375-147 0-296 0-444 0z"><text:p/></draw:path><draw:path draw:style-name="gr4" draw:text-style-name="P34" svg:width="0.1642in" svg:height="0.1157in" svg:x="0.0004in" svg:y="0.0102in" svg:viewBox="0 0 418 295" svg:d="M418 5c0-3-2-5-5-5-10 0-22 1-33 1-14 0-30-1-44-1-2 0-7 0-7 8 0 5 3 5 6 5 9 0 25 4 25 17 0 4-2 7-6 13-38 66-77 132-114 197-6-69-11-138-16-208 0-8-1-19 30-19 8 0 11 0 11-8 0-5-3-5-6-5-17 0-35 1-51 1-10 0-34-1-45-1-2 0-7 0-7 8 0 5 4 5 10 5 19 0 21 3 22 11 0 11 2 22 3 32-36 61-71 122-107 184-5-70-11-141-16-211 0-6 0-16 32-16 4 0 9 0 9-8 0-5-3-4-6-5-17 0-35 1-51 1s-30-1-45-1c-2 0-7 0-7 8 0 5 4 5 10 5 21 0 21 4 22 16 6 85 14 170 20 255 0 8 0 11 6 11s7-3 10-9c41-70 83-142 124-213 5 71 10 141 16 211 1 10 1 11 7 11 5 0 7-4 9-7 46-80 92-160 138-239 11-19 21-33 48-36 4 0 8 0 8-8z"><text:p/></draw:path><draw:path draw:style-name="gr4" draw:text-style-name="P34" svg:width="0.0378in" svg:height="0.1642in" svg:x="0.1862in" svg:y="-0.0004in" svg:viewBox="0 0 97 418" svg:d="M97 413c0-1-1-2-2-3-43-33-72-116-72-184 0-10 0-22 0-34 0-67 29-151 72-184 1-1 2-2 2-3 0-3-2-5-5-5-1 0-1 1-2 1-47 35-90 119-90 191 0 12 0 24 0 34 0 72 43 156 90 191 1 0 1 1 2 1 3 0 5-2 5-5z"><text:p/></draw:path><draw:path draw:style-name="gr4" draw:text-style-name="P34" svg:width="0.0673in" svg:height="0.0744in" svg:x="0.2386in" svg:y="0.0508in" svg:viewBox="0 0 172 190" svg:d="M172 26c0-14-14-26-35-26-28 0-47 20-54 32-4-19-19-32-39-32-19 0-27 16-31 24-8 14-13 39-13 41 0 3 4 2 5 3 5 0 5 0 7-9 7-30 16-51 31-51 7 0 13 4 13 20 0 9-1 14-7 35-8 33-15 65-24 98-1 6-5 15-5 17 0 8 6 12 14 12 4 0 12-3 15-12 0-2 15-58 17-67 5-18 8-36 13-53 1-6 13-26 24-35 3-4 16-15 34-15 11 0 11 4 17 6-12 2-22 12-22 23 0 6 4 15 16 15 10 0 24-10 24-26z"><text:p/></draw:path><draw:path draw:style-name="gr4" draw:text-style-name="P34" svg:width="0.0378in" svg:height="0.1642in" svg:x="0.3205in" svg:y="-0.0004in" svg:viewBox="0 0 97 418" svg:d="M97 226c0-10 0-22 0-34 0-72-44-156-91-191-1 0-1-1-2-1-3 0-4 2-4 5 0 1 0 2 1 3 45 33 73 117 73 184 0 12 0 24 0 34 0 68-28 151-73 184-1 1-1 2-1 3 0 3 1 5 4 5 1 0 1-1 2-1 47-35 91-119 91-191z"><text:p/></draw:path></draw:g></draw:g>, בדומה לחישוב עבור <draw:g text:anchor-type="as-char" svg:y="-0.1236in" draw:z-index="84" draw:name="Shape67" draw:style-name="gr1"><svg:title>TexMaths</svg:title><svg:desc>12§display§W(P_i)§svg§600§FALSE§</svg:desc><draw:g draw:style-name="gr2"><draw:path draw:style-name="gr3" draw:text-style-name="P33" svg:width="0.4346in" svg:height="0.1484in" svg:x="-0.0004in" svg:y="0.0079in" svg:viewBox="0 0 1105 378" svg:d="M553 378c-185 0-368 0-553 0 0-126 0-252 0-378 368 0 736 0 1105 0 0 126 0 252 0 378-184 0-369 0-552 0z"><text:p/></draw:path><draw:path draw:style-name="gr4" draw:text-style-name="P34" svg:width="0.1638in" svg:height="0.1157in" svg:x="0.0004in" svg:y="0.0102in" svg:viewBox="0 0 417 295" svg:d="M417 5c0-3-1-5-4-5-11 0-22 1-33 1-14 0-30-1-44-1-3 0-7 0-7 8 0 5 3 5 6 5 9 0 25 4 25 17 0 4-3 7-6 13-39 66-77 132-114 197-6-68-11-138-16-208 0-8-1-19 30-19 7 0 11 0 11-8 0-5-4-5-6-5-17 0-35 1-52 1-9 0-33-1-44-1-2 0-7 0-7 8 0 5 4 5 9 5 20 0 22 3 23 11 1 11 1 22 3 32-36 62-71 123-107 184-5-69-11-140-16-211 0-6 0-16 32-16 4 0 9 0 9-8 0-5-3-4-6-5-17 0-35 1-51 1s-30-1-45-1c-2 0-7 0-7 8 0 5 4 5 10 5 21 0 21 4 22 16 6 85 14 170 20 256 0 8 0 10 6 10s7-2 10-8c41-71 83-143 124-214 5 71 9 142 15 212 2 9 2 10 8 10 4 0 7-3 9-7 46-79 91-159 138-239 11-19 21-33 47-36 5 0 8 0 8-8z"><text:p/></draw:path><draw:path draw:style-name="gr4" draw:text-style-name="P34" svg:width="0.0378in" svg:height="0.1646in" svg:x="0.1862in" svg:y="-0.0004in" svg:viewBox="0 0 97 419" svg:d="M97 414c0-1 0-2-1-3-43-33-73-117-73-184 0-11 0-23 0-35 0-67 30-151 73-184 1-1 1-2 1-3 0-3-1-5-3-5s-2 1-3 1c-47 35-91 119-91 191 0 12 0 24 0 35 0 72 44 156 91 191 1 0 1 1 3 1s3-2 3-5z"><text:p/></draw:path><draw:path draw:style-name="gr4" draw:text-style-name="P34" svg:width="0.1177in" svg:height="0.1126in" svg:x="0.2402in" svg:y="0.0102in" svg:viewBox="0 0 300 287" svg:d="M300 64c0-33-28-64-83-64-46 0-91 0-137 0-7 0-12 0-12 8 0 5 4 5 12 5 5 0 14 0 18 1 8 0 10 2 10 6 0 3-1 4-2 9-20 74-38 150-57 224-3 17-5 21-38 21-7 0-11 0-11 7 0 6 5 6 6 6 18 0 35 0 53-1 9 0 18 0 27 0 10 0 18 1 28 1 2 0 8 0 8-8 0-5-3-5-12-5-15 0-27 0-27-9 0-2 1-3 1-6 8-34 18-69 26-104 24 0 48 0 72 0 59 0 118-45 118-91zM261 54c0 16-8 52-25 67-21 20-47 23-65 23-20 0-39 0-59 0 9-38 19-77 28-115 4-15 5-16 23-16 13 0 28 0 41 0 35 0 57 11 57 41z"><text:p/></draw:path><draw:path draw:style-name="gr4" draw:text-style-name="P34" svg:width="0.035in" svg:height="0.078in" svg:x="0.3453in" svg:y="0.0866in" svg:viewBox="0 0 90 199" svg:d="M82 12c0-5-3-12-11-12-9 0-17 8-17 17 0 5 4 11 12 11s16-9 16-16zM90 154c0-4-4-4-5-4-5 0-5 1-6 5-6 24-19 36-31 36-6 0-7-4-7-11 0-6 2-12 5-18 3-8 6-17 9-24 5-13 10-25 15-37 1-4 1-7 1-10 0-14-11-25-28-25-29 0-43 40-43 46 0 3 5 3 6 3 4 0 4-1 5-5 7-25 20-36 31-36 5 0 7 3 7 10s-1 12-8 30c-6 16-13 31-19 48-2 4-3 7-3 12 0 13 12 25 28 25 30 0 43-40 43-45z"><text:p/></draw:path><draw:path draw:style-name="gr4" draw:text-style-name="P34" svg:width="0.0378in" svg:height="0.1646in" svg:x="0.4047in" svg:y="-0.0004in" svg:viewBox="0 0 97 419" svg:d="M97 227c0-11 0-23 0-35 0-72-44-156-91-191-1 0-1-1-2-1-3 0-4 2-4 5 0 1 0 2 1 3 45 33 73 117 73 184 0 12 0 24 0 35 0 67-28 151-73 184-1 1-1 2-1 3 0 3 1 5 4 5 1 0 1-1 2-1 47-35 91-119 91-191z"><text:p/></draw:path></draw:g></draw:g>, אנו יודעים כי ישנם <draw:g text:anchor-type="as-char" svg:y="-0.1098in" draw:z-index="85" draw:name="Shape68" draw:style-name="gr1"><svg:title>TexMaths</svg:title><svg:desc>12§display§1 + 2 + ... + r§svg§600§FALSE§</svg:desc><draw:g draw:style-name="gr2"><draw:path draw:style-name="gr3" draw:text-style-name="P33" svg:width="0.9673in" svg:height="0.1055in" svg:x="-0.0004in" svg:y="0.0087in" svg:viewBox="0 0 2458 269" svg:d="M0 0c819 0 1639 0 2458 0 0 90 0 179 0 269-819 0-1639 0-2458 0 0-90 0-179 0-269z"><text:p/></draw:path><draw:path draw:style-name="gr4" draw:text-style-name="P34" svg:width="0.0543in" svg:height="0.1087in" svg:x="0.0055in" svg:y="0in" svg:viewBox="0 0 139 277" svg:d="M139 277c0-4 0-8 0-13-5 0-8 0-13 0-38 0-40-4-40-20 0-78 0-155 0-233 0-10 0-11-9-11-27 26-63 26-77 26 0 5 0 9 0 13 8 0 34 0 55-10 0 71 0 143 0 215 0 16-1 20-38 20-5 0-10 0-15 0 0 5 0 9 0 13 16-1 52-1 69-1s54 0 68 1z"><text:p/></draw:path><draw:path draw:style-name="gr4" draw:text-style-name="P34" svg:width="0.1102in" svg:height="0.1087in" svg:x="0.1201in" svg:y="0.0134in" svg:viewBox="0 0 281 277" svg:d="M281 140c0-5-4-8-9-8-40 0-82 0-123 0 0-42 0-83 0-124 0-4-5-8-9-8s-8 4-8 8c0 41 0 82 0 124-41 0-83 0-124 0-3 0-8 3-8 8 0 4 5 8 8 8 41 0 83 0 124 0 0 40 0 80 0 121 0 5 4 8 8 8s9-3 9-8c0-41 0-81 0-121 41 0 83 0 123 0 5 0 9-4 9-8z"><text:p/></draw:path><draw:path draw:style-name="gr4" draw:text-style-name="P34" svg:width="0.0657in" svg:height="0.1087in" svg:x="0.2854in" svg:y="0in" svg:viewBox="0 0 168 277" svg:d="M168 205c-4 0-7 0-11 0-2 13-5 31-9 37-3 3-30 3-40 3-25 0-50 0-76 0 15-14 30-29 45-43 66-56 91-79 91-121 0-48-38-81-90-81-47 0-78 38-78 75 0 24 20 24 22 24 7 0 22-5 22-22 0-11-8-22-22-22-4 0-5 0-6 1 10-27 32-43 57-43 39 0 57 34 57 68s-22 66-45 91c-26 30-54 60-80 90-5 5-5 6-5 15 52 0 104 0 156 0 4-23 8-47 12-72z"><text:p/></draw:path><draw:path draw:style-name="gr4" draw:text-style-name="P34" svg:width="0.1102in" svg:height="0.1087in" svg:x="0.4063in" svg:y="0.0134in" svg:viewBox="0 0 281 277" svg:d="M281 140c0-5-5-8-9-8-40 0-82 0-123 0 0-42 0-83 0-124 0-4-5-8-9-8s-8 4-8 8c0 41 0 82 0 124-41 0-83 0-124 0-4 0-8 3-8 8 0 4 4 8 8 8 41 0 83 0 124 0 0 40 0 80 0 121 0 5 4 8 8 8s9-3 9-8c0-41 0-81 0-121 41 0 83 0 123 0 4 0 9-4 9-8z"><text:p/></draw:path><draw:path draw:style-name="gr4" draw:text-style-name="P34" svg:width="0.0169in" svg:height="0.0169in" svg:x="0.5768in" svg:y="0.0921in" svg:viewBox="0 0 44 44" svg:d="M44 22c0-12-10-22-22-22s-22 8-22 22c0 11 10 22 22 22s22-9 22-22z"><text:p/></draw:path><draw:path draw:style-name="gr4" draw:text-style-name="P34" svg:width="0.0169in" svg:height="0.0169in" svg:x="0.6224in" svg:y="0.0921in" svg:viewBox="0 0 44 44" svg:d="M44 22c0-12-9-22-21-22s-23 8-23 22c0 11 11 22 23 22s21-9 21-22z"><text:p/></draw:path><draw:path draw:style-name="gr4" draw:text-style-name="P34" svg:width="0.0169in" svg:height="0.0169in" svg:x="0.6689in" svg:y="0.0921in" svg:viewBox="0 0 44 44" svg:d="M44 22c0-12-10-22-22-22-14 0-22 8-22 22 0 11 8 22 22 22 12 0 22-9 22-22z"><text:p/></draw:path><draw:path draw:style-name="gr4" draw:text-style-name="P34" svg:width="0.1102in" svg:height="0.1087in" svg:x="0.7469in" svg:y="0.0134in" svg:viewBox="0 0 281 277" svg:d="M281 140c0-5-4-8-9-8-40 0-82 0-123 0 0-42 0-83 0-124 0-4-4-8-9-8-4 0-8 4-8 8 0 41 0 82 0 124-41 0-83 0-124 0-4 0-8 3-8 8 0 4 4 8 8 8 41 0 83 0 124 0 0 40 0 80 0 121 0 5 4 8 8 8 5 0 9-3 9-8 0-41 0-81 0-121 41 0 83 0 123 0 5 0 9-4 9-8z"><text:p/></draw:path><draw:path draw:style-name="gr4" draw:text-style-name="P34" svg:width="0.0673in" svg:height="0.074in" svg:x="0.9083in" svg:y="0.0362in" svg:viewBox="0 0 172 189" svg:d="M172 28c0-15-14-28-35-28-28 0-46 20-54 32-4-18-19-32-39-32-19 0-27 17-31 24-7 14-13 39-13 41 0 4 4 2 5 4 5 0 5-1 7-9 7-30 16-50 31-50 7 0 13 3 13 19 0 8-1 13-7 36-8 31-15 63-24 94-1 7-3 17-3 18 0 8 4 12 12 12 4 0 12-4 15-12 0-1 15-57 17-65 5-19 8-37 13-55 1-4 13-25 24-33 4-4 16-14 34-14 11 0 12 3 18 4-13 3-23 12-23 23 0 7 5 16 17 16 11 0 23-10 23-25z"><text:p/></draw:path></draw:g></draw:g><text:s/>איברים בפונקציה שמובילים ל־<draw:g text:anchor-type="as-char" svg:y="-0.072in" draw:z-index="86" draw:name="Shape69" draw:style-name="gr1"><svg:title>TexMaths</svg:title><svg:desc>12§display§r§svg§600§FALSE§</svg:desc><draw:g draw:style-name="gr2"><draw:path draw:style-name="gr3" draw:text-style-name="P33" svg:width="0.0547in" svg:height="0.0567in" svg:x="0.0028in" svg:y="0.0083in" svg:viewBox="0 0 140 145" svg:d="M0 0c47 0 94 0 140 0 0 48 0 97 0 145-46 0-93 0-140 0 0-48 0-97 0-145z"><text:p/></draw:path><draw:path draw:style-name="gr4" draw:text-style-name="P34" svg:width="0.0661in" svg:height="0.074in" svg:x="-0.0004in" svg:y="0in" svg:viewBox="0 0 169 189" svg:d="M169 28c0-16-13-28-35-28-27 0-44 20-52 32-3-19-18-32-38-32-19 0-27 17-31 24-7 14-13 40-13 41 0 4 4 2 5 4 5 0 5 0 7-10 7-30 16-49 31-49 7 0 12 2 12 19 0 8-1 13-6 35-8 31-17 63-24 96-1 6-3 16-3 18 0 7 4 11 12 11 4 0 12-4 15-12 0-1 15-59 16-66 5-17 9-35 14-53 1-6 12-26 22-35 3-3 15-13 33-13 11 0 12 3 18 4-13 3-21 12-21 23 0 7 5 15 15 15 12 0 23-10 23-24z"><text:p/></draw:path></draw:g></draw:g> האיברים שנבחרו.</text:p>
      <text:p text:style-name="P25"><text:span text:style-name="T39">אם לפחות 0 תכונות מתקיימות, כל הפונקציות האפשריות עומדות בתנאים, מחוקי עוצמות אנו יודעים שיש </text:span><text:span text:style-name="T39"><draw:g text:anchor-type="as-char" svg:y="-0.1374in" draw:z-index="98" draw:name="Shape70" draw:style-name="gr1"><svg:title>TexMaths</svg:title><svg:desc>12§display§4^4§svg§600§FALSE§</svg:desc><draw:g draw:style-name="gr2"><draw:path draw:style-name="gr3" draw:text-style-name="P33" svg:width="0.1268in" svg:height="0.1205in" svg:x="0.0031in" svg:y="0.0079in" svg:viewBox="0 0 323 307" svg:d="M163 307c-55 0-109 0-163 0 0-102 0-205 0-307 107 0 216 0 323 0 0 102 0 205 0 307-53 0-107 0-160 0z"><text:p/></draw:path><draw:path draw:style-name="gr4" draw:text-style-name="P34" svg:width="0.0732in" svg:height="0.111in" svg:x="-0.0004in" svg:y="0.026in" svg:viewBox="0 0 187 283" svg:d="M187 214c0-4 0-9 0-14-15 0-29 0-42 0 0-62 0-126 0-189 0-9 0-11-8-11-3 0-4 0-8 5-43 65-86 131-129 195 0 5 0 10 0 14 37 0 75 0 112 0 0 12 0 24 0 36 0 15-1 20-32 20-4 0-7 0-9 0 0 5 0 10 0 13 17-1 39-1 57-1 17 0 41 0 58 1 0-3 0-8 0-13-4 0-6 0-9 0-31 0-32-5-32-20 0-12 0-24 0-36 13 0 27 0 42 0zM114 200c-34 0-68 0-102 0 34-51 68-104 102-156 0 52 0 105 0 156z"><text:p/></draw:path><draw:path draw:style-name="gr4" draw:text-style-name="P34" svg:width="0.0567in" svg:height="0.0776in" svg:x="0.0819in" svg:y="-0.0004in" svg:viewBox="0 0 145 198" svg:d="M145 150c0-4 0-7 0-11-11 0-22 0-33 0 0-44 0-87 0-131 0-6 0-8-7-8-4 0-5 0-7 5-33 44-65 89-98 134 0 4 0 7 0 11 29 0 58 0 87 0 0 7 0 16 0 24 0 11 0 14-24 14-3 0-6 0-9 0 0 4 0 6 0 10 15 0 29 0 45-1 14 1 29 1 44 1 0-4 0-6 0-10-3 0-6 0-8 0-23 0-23-3-23-14 0-8 0-17 0-24 11 0 22 0 33 0zM89 139c-26 0-52 0-78 0 26-36 52-72 78-107 0 35 0 71 0 107z"><text:p/></draw:path></draw:g></draw:g></text:span><text:span text:style-name="T39"><text:s/>פונקציות כאלה, לכן </text:span><text:span text:style-name="T39"><draw:g text:anchor-type="as-char" svg:y="-0.1366in" draw:z-index="99" draw:name="Shape71" draw:style-name="gr1"><svg:title>TexMaths</svg:title><svg:desc>12§display§W(0) = 4^4§svg§600§FALSE§</svg:desc><draw:g draw:style-name="gr2"><draw:path draw:style-name="gr3" draw:text-style-name="P33" svg:width="0.7382in" svg:height="0.161in" svg:x="-0.0004in" svg:y="0.0094in" svg:viewBox="0 0 1876 410" svg:d="M939 410c-313 0-626 0-939 0 0-136 0-274 0-410 625 0 1251 0 1876 0 0 136 0 274 0 410-311 0-625 0-937 0z"><text:p/></draw:path><draw:path draw:style-name="gr4" draw:text-style-name="P34" svg:width="0.1642in" svg:height="0.1157in" svg:x="0.0004in" svg:y="0.0256in" svg:viewBox="0 0 418 295" svg:d="M418 5c0-1-2-5-5-5-10 0-22 1-33 1-14 0-30-1-44-1-2 0-7 0-7 8 0 5 3 5 6 5 9 1 25 4 25 17 0 5-2 8-6 14-38 66-76 132-114 198-5-70-11-139-16-209 0-8-1-19 30-20 8 0 11 0 11-8 0-4-3-5-6-5-17 0-35 1-51 1-10 0-34-1-45-1-2 0-7 0-7 8 0 5 4 5 10 5 19 0 21 3 22 11 2 11 2 21 3 32-36 61-71 123-107 186-5-72-11-143-16-213 0-5 0-15 32-16 4 0 9 0 9-8 0-5-3-4-6-5-17 0-35 1-51 1s-30-1-45-1c-2 0-7 0-7 8 0 5 4 5 10 5 21 0 21 4 22 16 6 85 14 170 20 255 0 8 0 11 6 11s7-3 10-9c41-71 83-142 124-213 5 71 11 141 16 211 1 9 1 11 7 11 5 0 7-4 9-8 46-79 93-159 138-238 11-18 21-33 48-36 4 0 8 0 8-8z"><text:p/></draw:path><draw:path draw:style-name="gr4" draw:text-style-name="P34" svg:width="0.0378in" svg:height="0.1634in" svg:x="0.1866in" svg:y="0.0154in" svg:viewBox="0 0 97 416" svg:d="M97 412c0-2-1-3-2-4-43-32-73-116-73-182 0-12 0-24 0-36 0-67 30-151 73-183 1-1 2-2 2-3 0-3-2-4-5-4-1 0-1 0-2 0-47 35-90 120-90 190 0 12 0 24 0 36 0 71 43 154 90 189 1 0 1 1 2 1 3 0 5-2 5-4z"><text:p/></draw:path><draw:path draw:style-name="gr4" draw:text-style-name="P34" svg:width="0.0697in" svg:height="0.113in" svg:x="0.2406in" svg:y="0.0283in" svg:viewBox="0 0 178 288" svg:d="M178 146c0-34-3-67-17-98-19-41-54-48-72-48-25 0-55 11-73 50-14 29-16 62-16 96 0 31 2 69 19 99 18 35 49 43 70 43 23 0 55-9 73-48 13-28 16-62 16-94zM143 140c0 32 0 61-5 87-6 39-30 52-49 52-17 0-41-11-49-51-4-25-4-63-4-88 0-26 0-54 2-77 9-50 40-53 51-53 14 0 42 7 50 49 4 24 4 55 4 81z"><text:p/></draw:path><draw:path draw:style-name="gr4" draw:text-style-name="P34" svg:width="0.0378in" svg:height="0.1634in" svg:x="0.3264in" svg:y="0.0154in" svg:viewBox="0 0 97 416" svg:d="M97 226c0-12 0-24 0-36 0-70-43-155-90-190-1 0-1 0-2 0-3 0-5 1-5 4 0 1 1 2 2 3 44 32 72 116 72 183 0 12 0 24 0 36 0 66-28 150-72 182-1 1-2 2-2 4s2 4 5 4c1 0 1-1 2-1 47-35 90-118 90-189z"><text:p/></draw:path><draw:path draw:style-name="gr4" draw:text-style-name="P34" svg:width="0.1102in" svg:height="0.0382in" svg:x="0.4366in" svg:y="0.0783in" svg:viewBox="0 0 281 98" svg:d="M281 8c0-4-4-8-9-8-87 0-176 0-264 0-4 0-8 4-8 8 0 5 4 9 8 9 88 0 177 0 264 0 5 0 9-4 9-9zM281 90c0-5-4-9-9-9-87 0-176 0-264 0-4 0-8 4-8 9s4 8 8 8c88 0 177 0 264 0 5 0 9-3 9-8z"><text:p/></draw:path><draw:path draw:style-name="gr4" draw:text-style-name="P34" svg:width="0.0732in" svg:height="0.1106in" svg:x="0.6071in" svg:y="0.0264in" svg:viewBox="0 0 187 282" svg:d="M187 214c0-5 0-9 0-13-14 0-29 0-43 0 0-63 0-127 0-190 0-9 0-11-6-11-4 0-5 0-8 5-44 66-87 130-130 196 0 4 0 8 0 13 37 0 74 0 112 0 0 12 0 24 0 36 0 14 0 19-32 19-3 0-6 0-9 0 0 5 0 10 0 13 18-1 39-1 57-1s40 0 58 1c0-3 0-8 0-13-4 0-6 0-10 0-31 0-32-5-32-19 0-12 0-24 0-36 14 0 29 0 43 0zM115 201c-35 0-68 0-103 0 35-53 68-105 103-157 0 52 0 104 0 157z"><text:p/></draw:path><draw:path draw:style-name="gr4" draw:text-style-name="P34" svg:width="0.0567in" svg:height="0.078in" svg:x="0.6898in" svg:y="0in" svg:viewBox="0 0 145 199" svg:d="M145 150c0-4 0-8 0-10-11 0-23 0-33 0 0-44 0-87 0-132 0-6 0-8-6-8-4 0-5 0-8 5-32 45-66 90-98 135 0 2 0 6 0 10 29 0 59 0 88 0 0 7 0 15 0 23 0 11 0 15-24 15-3 0-6 0-9 0 0 3 0 7 0 11 15-2 30-2 45-2 14 0 30 0 44 2 0-4 0-8 0-11-2 0-6 0-8 0-24 0-24-4-24-15 0-8 0-16 0-23 10 0 22 0 33 0zM89 140c-27 0-52 0-78 0 26-36 51-72 78-108 0 36 0 72 0 108z"><text:p/></draw:path></draw:g></draw:g></text:span><text:span text:style-name="T39">.</text:span></text:p>
      <text:p text:style-name="P26"><text:span text:style-name="T38">מחישוב </text:span><text:span text:style-name="T38"><draw:g text:anchor-type="as-char" svg:y="-0.1236in" draw:z-index="95" draw:name="Shape72" draw:style-name="gr1"><svg:title>TexMaths</svg:title><svg:desc>12§display§W(P_i)§svg§600§FALSE§</svg:desc><draw:g draw:style-name="gr2"><draw:path draw:style-name="gr3" draw:text-style-name="P33" svg:width="0.4346in" svg:height="0.1484in" svg:x="-0.0004in" svg:y="0.0079in" svg:viewBox="0 0 1105 378" svg:d="M553 378c-185 0-368 0-553 0 0-126 0-252 0-378 368 0 736 0 1105 0 0 126 0 252 0 378-184 0-369 0-552 0z"><text:p/></draw:path><draw:path draw:style-name="gr4" draw:text-style-name="P34" svg:width="0.1638in" svg:height="0.1157in" svg:x="0.0004in" svg:y="0.0102in" svg:viewBox="0 0 417 295" svg:d="M417 5c0-3-1-5-4-5-11 0-22 1-33 1-14 0-30-1-44-1-3 0-7 0-7 8 0 5 3 5 6 5 9 0 25 4 25 17 0 4-3 7-6 13-39 66-77 132-114 197-6-68-11-138-16-208 0-8-1-19 30-19 7 0 11 0 11-8 0-5-4-5-6-5-17 0-35 1-52 1-9 0-33-1-44-1-2 0-7 0-7 8 0 5 4 5 9 5 20 0 22 3 23 11 1 11 1 22 3 32-36 62-71 123-107 184-5-69-11-140-16-211 0-6 0-16 32-16 4 0 9 0 9-8 0-5-3-4-6-5-17 0-35 1-51 1s-30-1-45-1c-2 0-7 0-7 8 0 5 4 5 10 5 21 0 21 4 22 16 6 85 14 170 20 256 0 8 0 10 6 10s7-2 10-8c41-71 83-143 124-214 5 71 9 142 15 212 2 9 2 10 8 10 4 0 7-3 9-7 46-79 91-159 138-239 11-19 21-33 47-36 5 0 8 0 8-8z"><text:p/></draw:path><draw:path draw:style-name="gr4" draw:text-style-name="P34" svg:width="0.0378in" svg:height="0.1646in" svg:x="0.1862in" svg:y="-0.0004in" svg:viewBox="0 0 97 419" svg:d="M97 414c0-1 0-2-1-3-43-33-73-117-73-184 0-11 0-23 0-35 0-67 30-151 73-184 1-1 1-2 1-3 0-3-1-5-3-5s-2 1-3 1c-47 35-91 119-91 191 0 12 0 24 0 35 0 72 44 156 91 191 1 0 1 1 3 1s3-2 3-5z"><text:p/></draw:path><draw:path draw:style-name="gr4" draw:text-style-name="P34" svg:width="0.1177in" svg:height="0.1126in" svg:x="0.2402in" svg:y="0.0102in" svg:viewBox="0 0 300 287" svg:d="M300 64c0-33-28-64-83-64-46 0-91 0-137 0-7 0-12 0-12 8 0 5 4 5 12 5 5 0 14 0 18 1 8 0 10 2 10 6 0 3-1 4-2 9-20 74-38 150-57 224-3 17-5 21-38 21-7 0-11 0-11 7 0 6 5 6 6 6 18 0 35 0 53-1 9 0 18 0 27 0 10 0 18 1 28 1 2 0 8 0 8-8 0-5-3-5-12-5-15 0-27 0-27-9 0-2 1-3 1-6 8-34 18-69 26-104 24 0 48 0 72 0 59 0 118-45 118-91zM261 54c0 16-8 52-25 67-21 20-47 23-65 23-20 0-39 0-59 0 9-38 19-77 28-115 4-15 5-16 23-16 13 0 28 0 41 0 35 0 57 11 57 41z"><text:p/></draw:path><draw:path draw:style-name="gr4" draw:text-style-name="P34" svg:width="0.035in" svg:height="0.078in" svg:x="0.3453in" svg:y="0.0866in" svg:viewBox="0 0 90 199" svg:d="M82 12c0-5-3-12-11-12-9 0-17 8-17 17 0 5 4 11 12 11s16-9 16-16zM90 154c0-4-4-4-5-4-5 0-5 1-6 5-6 24-19 36-31 36-6 0-7-4-7-11 0-6 2-12 5-18 3-8 6-17 9-24 5-13 10-25 15-37 1-4 1-7 1-10 0-14-11-25-28-25-29 0-43 40-43 46 0 3 5 3 6 3 4 0 4-1 5-5 7-25 20-36 31-36 5 0 7 3 7 10s-1 12-8 30c-6 16-13 31-19 48-2 4-3 7-3 12 0 13 12 25 28 25 30 0 43-40 43-45z"><text:p/></draw:path><draw:path draw:style-name="gr4" draw:text-style-name="P34" svg:width="0.0378in" svg:height="0.1646in" svg:x="0.4047in" svg:y="-0.0004in" svg:viewBox="0 0 97 419" svg:d="M97 227c0-11 0-23 0-35 0-72-44-156-91-191-1 0-1-1-2-1-3 0-4 2-4 5 0 1 0 2 1 3 45 33 73 117 73 184 0 12 0 24 0 35 0 67-28 151-73 184-1 1-1 2-1 3 0 3 1 5 4 5 1 0 1-1 2-1 47-35 91-119 91-191z"><text:p/></draw:path></draw:g></draw:g></text:span><text:span text:style-name="T38"><text:s/>אנו יודעים </text:span><text:span text:style-name="T38"><draw:g text:anchor-type="as-char" svg:y="-0.2398in" draw:z-index="101" draw:name="Shape73" draw:style-name="gr1"><svg:title>TexMaths</svg:title><svg:desc>12§display§\binom{4}{1} 3^{4 - 1} + \binom{4}{2} 3^{4 - 2} + \binom{4}{3} 3^{4 - 3} + \binom{4}{4} 3^{4 - 4} =
4 \cdot 27 + 6 \cdot 9 + 4 \cdot 3 + 1 =
175§svg§600§FALSE§</svg:desc><draw:g draw:style-name="gr2"><draw:path draw:style-name="gr3" draw:text-style-name="P33" svg:width="5.478in" svg:height="0.3791in" svg:x="-0.0004in" svg:y="0.0083in" svg:viewBox="0 0 13915 964" svg:d="M6958 964c-2320 0-4638 0-6958 0 0-322 0-642 0-964 4638 0 9276 0 13915 0 0 322 0 642 0 964-2319 0-4639 0-6957 0z"><text:p/></draw:path><draw:path draw:style-name="gr4" draw:text-style-name="P34" svg:width="0.0752in" svg:height="0.3961in" svg:x="0.0287in" svg:y="0in" svg:viewBox="0 0 192 1007" svg:d="M192 998c0-2-1-3-4-4-88-69-151-255-151-413 0-52 0-103 0-155 0-158 63-344 151-413 3-1 4-2 4-5 0-4-4-8-7-8s-4 1-5 2c-94 70-180 258-180 424 0 52 0 103 0 155 0 165 86 354 180 423 1 2 2 3 5 3s7-4 7-9z"><text:p/></draw:path><draw:path draw:style-name="gr4" draw:text-style-name="P34" svg:width="0.0728in" svg:height="0.1122in" svg:x="0.1181in" svg:y="0.0154in" svg:viewBox="0 0 186 286" svg:d="M186 216c0-5 0-10 0-13-14 0-28 0-42 0 0-64 0-127 0-191 0-8 0-12-6-12-5 0-6 0-8 6-44 66-87 131-130 197 0 3 0 8 0 13 37 0 74 0 112 0 0 12 0 24 0 37 0 15 0 19-33 19-2 0-6 0-8 0 0 4 0 9 0 14 18-2 39-2 57-2 17 0 40 0 57 2 0-5 0-10 0-14-3 0-6 0-9 0-31 0-32-4-32-19 0-13 0-25 0-37 14 0 28 0 42 0zM114 203c-34 0-68 0-102 0 34-53 68-105 102-157 0 52 0 104 0 157z"><text:p/></draw:path><draw:path draw:style-name="gr4" draw:text-style-name="P34" svg:width="0.0543in" svg:height="0.1102in" svg:x="0.128in" svg:y="0.2425in" svg:viewBox="0 0 139 281" svg:d="M139 281c0-5 0-10 0-13-5 0-8 0-13 0-38 0-40-5-40-21 0-79 0-157 0-236 0-10 0-11-9-11-27 26-64 26-77 26 0 5 0 9 0 14 8 0 34 0 55-11 0 73 0 145 0 218 0 15-1 21-38 21-5 0-10 0-15 0 0 3 0 8 0 13 16-1 52-1 69-1s54 0 68 1z"><text:p/></draw:path><draw:path draw:style-name="gr4" draw:text-style-name="P34" svg:width="0.0752in" svg:height="0.3961in" svg:x="0.2055in" svg:y="0in" svg:viewBox="0 0 192 1007" svg:d="M192 581c0-52 0-103 0-155 0-166-86-354-180-424-1-1-4-2-5-2-5 0-7 4-7 8 0 3 1 4 2 5 90 69 153 255 153 413 0 52 0 103 0 155 0 158-63 344-153 413-1 1-2 2-2 4 0 5 2 9 7 9 1 0 4-1 5-3 94-69 180-258 180-423z"><text:p/></draw:path><draw:path draw:style-name="gr4" draw:text-style-name="P34" svg:width="0.0685in" svg:height="0.1134in" svg:x="0.3256in" svg:y="0.1291in" svg:viewBox="0 0 175 289" svg:d="M175 209c0-35-26-67-71-77 35-11 59-41 59-74 0-34-37-58-77-58-43 0-74 25-74 58 0 13 8 21 20 21 14 0 22-9 22-21 0-21-19-21-25-21 12-21 41-26 55-26 18 0 41 8 41 47 0 4-1 30-12 48-12 20-27 21-37 21-4 1-14 1-17 1-4 2-6 2-6 6s2 4 9 4c6 0 14 0 20 0 34 0 50 29 50 71 0 56-30 69-48 69s-50-7-65-32c15 2 28-7 28-23 0-15-11-24-23-24-11 0-24 6-24 24 0 39 40 66 85 66 52 0 90-37 90-80z"><text:p/></draw:path><draw:path draw:style-name="gr4" draw:text-style-name="P34" svg:width="0.0563in" svg:height="0.0776in" svg:x="0.4063in" svg:y="0.1012in" svg:viewBox="0 0 144 198" svg:d="M144 150c0-4 0-7 0-11-11 0-22 0-32 0 0-43 0-87 0-131 0-7 0-8-8-8-3 0-4 0-7 4-32 45-65 90-97 135 0 4 0 7 0 11 29 0 58 0 86 0 0 8 0 16 0 24 0 11 0 13-24 13-2 0-6 0-8 0 0 4 0 7 0 11 14-1 30-1 44-1 15 0 30 0 45 1 0-4 0-7 0-11-3 0-5 0-7 0-24 0-24-2-24-13 0-8 0-16 0-24 10 0 21 0 32 0zM89 139c-27 0-52 0-78 0 26-36 51-72 78-108 0 36 0 72 0 108z"><text:p/></draw:path><draw:path draw:style-name="gr4" draw:text-style-name="P34" svg:width="0.0772in" svg:height="0.0043in" svg:x="0.4744in" svg:y="0.148in" svg:viewBox="0 0 197 12" svg:d="M197 6c0-4-4-6-6-6-61 0-124 0-185 0-4 0-6 2-6 6s2 6 6 6c61 0 124 0 185 0 2 0 6-2 6-6z"><text:p/></draw:path><draw:path draw:style-name="gr4" draw:text-style-name="P34" svg:width="0.0421in" svg:height="0.0768in" svg:x="0.5709in" svg:y="0.102in" svg:viewBox="0 0 108 196" svg:d="M108 196c0-4 0-8 0-11-4 0-8 0-12 0-29 0-29-4-29-13 0-54 0-110 0-164 0-8-1-8-9-8-18 19-46 19-58 19 0 4 0 7 0 11 7 0 26 0 43-8 0 50 0 99 0 150 0 9 0 13-30 13-3 0-7 0-11 0 0 3 0 7 0 11 18-2 35-2 53-2s35 0 53 2z"><text:p/></draw:path><draw:path draw:style-name="gr4" draw:text-style-name="P34" svg:width="0.1102in" svg:height="0.1102in" svg:x="0.6791in" svg:y="0.1429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4" svg:width="0.0752in" svg:height="0.3961in" svg:x="0.8732in" svg:y="0in" svg:viewBox="0 0 192 1007" svg:d="M192 998c0-2-1-3-2-4-90-69-153-255-153-413 0-52 0-103 0-155 0-158 63-344 153-413 1-1 2-2 2-5 0-4-4-8-7-8s-4 1-5 2c-94 70-180 258-180 424 0 52 0 103 0 155 0 165 86 354 180 423 1 2 2 3 5 3s7-4 7-9z"><text:p/></draw:path><draw:path draw:style-name="gr4" draw:text-style-name="P34" svg:width="0.0732in" svg:height="0.1122in" svg:x="0.9626in" svg:y="0.0154in" svg:viewBox="0 0 187 286" svg:d="M187 216c0-5 0-10 0-13-14 0-27 0-42 0 0-64 0-127 0-191 0-8 0-12-7-12-4 0-5 0-8 6-44 66-87 131-130 197 0 3 0 8 0 13 37 0 74 0 112 0 0 12 0 24 0 37 0 15 0 19-32 19-3 0-6 0-9 0 0 4 0 9 0 14 18-2 39-2 57-2s40 0 58 2c0-5 0-10 0-14-4 0-6 0-10 0-31 0-31-4-31-19 0-13 0-25 0-37 15 0 28 0 42 0zM115 203c-35 0-68 0-103 0 35-53 68-105 103-157 0 52 0 104 0 157z"><text:p/></draw:path><draw:path draw:style-name="gr4" draw:text-style-name="P34" svg:width="0.0657in" svg:height="0.1102in" svg:x="0.9661in" svg:y="0.2425in" svg:viewBox="0 0 168 281" svg:d="M168 206c-4 0-7 0-11 0-2 14-5 32-9 39-3 3-30 3-40 3-25 0-50 0-76 0 15-15 30-30 45-44 66-58 91-80 91-122 0-48-38-82-90-82-47 0-78 38-78 76 0 24 20 24 22 24 7 0 22-5 22-23 0-11-8-22-22-22-4 0-5 0-6 0 10-26 33-42 57-42 39 0 57 34 57 69 0 33-22 67-45 92-26 30-54 60-80 91-5 4-5 5-5 16 52 0 104 0 156 0 4-25 8-51 12-75z"><text:p/></draw:path><draw:path draw:style-name="gr4" draw:text-style-name="P34" svg:width="0.0752in" svg:height="0.3961in" svg:x="1.05in" svg:y="0in" svg:viewBox="0 0 192 1007" svg:d="M192 581c0-52 0-103 0-155 0-166-86-354-180-424-1-1-2-2-5-2s-7 4-7 8c0 3 1 4 2 5 90 69 153 255 153 413 0 52 0 103 0 155 0 158-63 344-153 413-1 1-2 2-2 4 0 5 4 9 7 9s4-1 5-3c94-69 180-258 180-423z"><text:p/></draw:path><draw:path draw:style-name="gr4" draw:text-style-name="P34" svg:width="0.0685in" svg:height="0.1134in" svg:x="1.1697in" svg:y="0.1291in" svg:viewBox="0 0 175 289" svg:d="M175 209c0-35-26-67-71-77 35-11 60-41 60-74 0-34-37-58-78-58-43 0-74 25-74 58 0 13 10 21 22 21 13 0 21-9 21-21 0-21-20-21-26-21 13-21 41-26 56-26 17 0 40 8 40 47 0 4 0 30-12 48-12 20-27 21-37 21-4 1-14 1-16 1-4 2-7 2-7 6s3 4 11 4c6 0 12 0 18 0 34 0 50 29 50 71 0 56-29 69-48 69-18 0-49-7-65-32 16 2 29-7 29-23 0-15-12-24-24-24-10 0-24 6-24 24 0 39 40 66 85 66 52 0 90-37 90-80z"><text:p/></draw:path><draw:path draw:style-name="gr4" draw:text-style-name="P34" svg:width="0.0563in" svg:height="0.0776in" svg:x="1.2508in" svg:y="0.1012in" svg:viewBox="0 0 144 198" svg:d="M144 150c0-4 0-7 0-11-11 0-22 0-32 0 0-43 0-87 0-131 0-7 0-8-6-8-4 0-5 0-9 4-32 45-65 90-97 135 0 4 0 7 0 11 29 0 58 0 86 0 0 8 0 16 0 24 0 11 0 13-24 13-2 0-4 0-7 0 0 4 0 7 0 11 15-1 30-1 45-1 14 0 30 0 44 1 0-4 0-7 0-11-2 0-6 0-8 0-24 0-24-2-24-13 0-8 0-16 0-24 10 0 21 0 32 0zM89 139c-27 0-52 0-78 0 26-36 51-72 78-108 0 36 0 72 0 108z"><text:p/></draw:path><draw:path draw:style-name="gr4" draw:text-style-name="P34" svg:width="0.0772in" svg:height="0.0043in" svg:x="1.3185in" svg:y="0.148in" svg:viewBox="0 0 197 12" svg:d="M197 6c0-4-3-6-6-6-61 0-124 0-185 0-4 0-6 2-6 6s2 6 6 6c61 0 124 0 185 0 3 0 6-2 6-6z"><text:p/></draw:path><draw:path draw:style-name="gr4" draw:text-style-name="P34" svg:width="0.0512in" svg:height="0.0768in" svg:x="1.4098in" svg:y="0.102in" svg:viewBox="0 0 131 196" svg:d="M131 143c-4 0-7 0-11 0 0 6-4 24-7 26-3 1-25 1-29 1-18 0-37 0-55 0 31-26 42-34 60-49 21-17 42-36 42-63 0-36-31-58-70-58-36 0-61 26-61 53 0 15 13 17 16 17 7 0 15-5 15-16 0-6-2-16-17-16 9-21 29-27 44-27 28 0 44 23 44 47 0 25-18 45-28 56-24 24-46 47-70 71-4 2-4 2-4 11 41 0 80 0 121 0 4-18 6-35 10-53z"><text:p/></draw:path><draw:path draw:style-name="gr4" draw:text-style-name="P34" svg:width="0.1102in" svg:height="0.1102in" svg:x="1.5232in" svg:y="0.1429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4" svg:width="0.0752in" svg:height="0.3961in" svg:x="1.7173in" svg:y="0in" svg:viewBox="0 0 192 1007" svg:d="M192 998c0-2-1-3-2-4-90-69-153-255-153-413 0-52 0-103 0-155 0-158 63-344 153-413 1-1 2-2 2-5 0-4-2-8-7-8-1 0-4 1-5 2-94 70-180 258-180 424 0 52 0 103 0 155 0 165 86 354 180 423 1 2 4 3 5 3 5 0 7-4 7-9z"><text:p/></draw:path><draw:path draw:style-name="gr4" draw:text-style-name="P34" svg:width="0.0732in" svg:height="0.1122in" svg:x="1.8067in" svg:y="0.0154in" svg:viewBox="0 0 187 286" svg:d="M187 216c0-5 0-10 0-13-14 0-27 0-42 0 0-64 0-127 0-191 0-8 0-12-7-12-4 0-5 0-8 6-44 66-87 131-130 197 0 3 0 8 0 13 37 0 76 0 113 0 0 12 0 24 0 37 0 15-1 19-33 19-2 0-6 0-8 0 0 4 0 9 0 14 17-2 38-2 56-2s41 0 58 2c0-5 0-10 0-14-2 0-6 0-8 0-32 0-33-4-33-19 0-13 0-25 0-37 15 0 28 0 42 0zM115 203c-35 0-68 0-103 0 35-53 68-105 103-157 0 52 0 104 0 157z"><text:p/></draw:path><draw:path draw:style-name="gr4" draw:text-style-name="P34" svg:width="0.0685in" svg:height="0.1134in" svg:x="1.8091in" svg:y="0.2425in" svg:viewBox="0 0 175 289" svg:d="M175 209c0-35-26-69-71-77 35-11 60-41 60-74 0-35-37-58-78-58-43 0-74 25-74 58 0 13 8 21 22 21 13 0 21-9 21-21 0-22-20-22-26-22 13-20 41-25 55-25 18 0 41 8 41 47 0 4 0 28-12 48s-27 21-37 21c-4 1-14 1-17 1-3 2-6 2-6 5 0 5 3 5 11 5 6 0 12 0 18 0 34 0 50 29 50 71 0 56-29 68-48 68-18 0-49-7-65-31 16 2 29-7 29-24 0-14-12-23-24-23-11 0-24 6-24 24 0 39 40 66 85 66 52 0 90-38 90-80z"><text:p/></draw:path><draw:path draw:style-name="gr4" draw:text-style-name="P34" svg:width="0.0752in" svg:height="0.3961in" svg:x="1.8941in" svg:y="0in" svg:viewBox="0 0 192 1007" svg:d="M192 581c0-52 0-103 0-155 0-166-86-354-180-424-1-1-2-2-5-2s-7 4-7 8c0 3 1 4 4 5 88 69 151 255 151 413 0 52 0 103 0 155 0 158-63 344-151 413-3 1-4 2-4 4 0 5 4 9 7 9s4-1 5-3c94-69 180-258 180-423z"><text:p/></draw:path><draw:path draw:style-name="gr4" draw:text-style-name="P34" svg:width="0.0681in" svg:height="0.1134in" svg:x="2.0146in" svg:y="0.1291in" svg:viewBox="0 0 174 289" svg:d="M174 209c0-35-26-67-70-77 35-11 59-41 59-74 0-34-37-58-78-58-42 0-74 25-74 58 0 13 9 21 21 21 14 0 22-9 22-21 0-21-20-21-26-21 13-21 40-26 56-26 17 0 41 8 41 47 0 4-1 30-12 48-13 20-28 21-39 21-2 1-13 1-15 1-4 2-6 2-6 6s2 4 9 4c6 0 12 0 18 0 35 0 51 29 51 71 0 56-29 69-47 69-19 0-50-7-65-32 15 2 28-7 28-23 0-15-12-24-24-24-10 0-23 6-23 24 0 39 38 66 85 66 51 0 89-37 89-80z"><text:p/></draw:path><draw:path draw:style-name="gr4" draw:text-style-name="P34" svg:width="0.0567in" svg:height="0.0776in" svg:x="2.0949in" svg:y="0.1012in" svg:viewBox="0 0 145 198" svg:d="M145 150c0-4 0-7 0-11-11 0-23 0-33 0 0-43 0-87 0-131 0-7 0-8-6-8-4 0-5 0-8 4-32 45-66 90-98 135 0 4 0 7 0 11 29 0 58 0 86 0 0 8 0 16 0 24 0 11 0 13-22 13-3 0-6 0-9 0 0 4 0 7 0 11 15-1 30-1 45-1 14 0 30 0 44 1 0-4 0-7 0-11-2 0-6 0-8 0-24 0-24-2-24-13 0-8 0-16 0-24 10 0 22 0 33 0zM89 139c-27 0-52 0-78 0 26-36 51-72 78-108 0 36 0 72 0 108z"><text:p/></draw:path><draw:path draw:style-name="gr4" draw:text-style-name="P34" svg:width="0.0772in" svg:height="0.0043in" svg:x="2.163in" svg:y="0.148in" svg:viewBox="0 0 197 12" svg:d="M197 6c0-4-3-6-6-6-61 0-124 0-185 0-2 0-6 2-6 6s4 6 6 6c61 0 124 0 185 0 3 0 6-2 6-6z"><text:p/></draw:path><draw:path draw:style-name="gr4" draw:text-style-name="P34" svg:width="0.0531in" svg:height="0.0791in" svg:x="2.2531in" svg:y="0.102in" svg:viewBox="0 0 136 202" svg:d="M136 145c0-23-18-47-51-53 30-10 42-33 42-51 0-23-27-41-60-41-32 0-57 16-57 40 0 9 6 15 15 15s15-7 15-14c0-10-6-16-15-16 10-13 30-17 41-17 13 0 32 8 32 33 0 12-4 26-12 35-9 12-18 12-32 13-7 0-8 0-10 1-1 1-3 0-3 4 0 3 3 3 8 3s11 0 16 0c23 0 39 17 39 48 0 36-21 47-38 47-12 0-37-2-50-20 14 0 16-10 16-17 0-9-6-16-15-16s-17 5-17 17c0 28 31 46 67 46 41 0 69-28 69-57z"><text:p/></draw:path><draw:path draw:style-name="gr4" draw:text-style-name="P34" svg:width="0.1102in" svg:height="0.1102in" svg:x="2.3677in" svg:y="0.1429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4" svg:width="0.0752in" svg:height="0.3961in" svg:x="2.5622in" svg:y="0in" svg:viewBox="0 0 192 1007" svg:d="M192 998c0-2-1-3-4-4-90-69-152-255-152-413 0-52 0-103 0-155 0-158 62-344 152-413 3-1 4-2 4-5 0-4-4-8-8-8-2 0-3 1-4 2-94 70-180 258-180 424 0 52 0 103 0 155 0 165 86 354 180 423 1 2 2 3 4 3 4 0 8-4 8-9z"><text:p/></draw:path><draw:path draw:style-name="gr4" draw:text-style-name="P34" svg:width="0.0728in" svg:height="0.1122in" svg:x="2.6516in" svg:y="0.0154in" svg:viewBox="0 0 186 286" svg:d="M186 216c0-5 0-10 0-13-14 0-28 0-42 0 0-64 0-127 0-191 0-8 0-12-7-12-4 0-5 0-9 6-43 66-85 131-128 197 0 3 0 8 0 13 37 0 74 0 112 0 0 12 0 24 0 37 0 15-2 19-33 19-2 0-6 0-8 0 0 4 0 9 0 14 17-2 38-2 56-2 17 0 41 0 58 2 0-5 0-10 0-14-3 0-6 0-9 0-31 0-32-4-32-19 0-13 0-25 0-37 14 0 28 0 42 0zM114 203c-35 0-68 0-103 0 35-53 68-105 103-157 0 52 0 104 0 157z"><text:p/></draw:path><draw:path draw:style-name="gr4" draw:text-style-name="P34" svg:width="0.0728in" svg:height="0.1122in" svg:x="2.6516in" svg:y="0.2402in" svg:viewBox="0 0 186 286" svg:d="M186 216c0-5 0-10 0-13-14 0-28 0-42 0 0-64 0-129 0-192 0-9 0-11-7-11-4 0-5 0-9 5-43 66-85 132-128 198 0 3 0 8 0 13 37 0 74 0 112 0 0 12 0 24 0 36 0 16-2 20-33 20-2 0-6 0-8 0 0 4 0 9 0 14 17-2 38-2 56-2 17 0 41 0 58 2 0-5 0-10 0-14-3 0-6 0-9 0-31 0-32-4-32-20 0-12 0-24 0-36 14 0 28 0 42 0zM114 203c-35 0-68 0-103 0 35-53 68-105 103-157 0 52 0 104 0 157z"><text:p/></draw:path><draw:path draw:style-name="gr4" draw:text-style-name="P34" svg:width="0.0756in" svg:height="0.3961in" svg:x="2.7386in" svg:y="0in" svg:viewBox="0 0 193 1007" svg:d="M193 581c0-52 0-103 0-155 0-166-86-354-180-424-1-1-3-2-5-2-4 0-8 4-8 8 0 3 1 4 4 5 90 69 152 255 152 413 0 52 0 103 0 155 0 158-62 344-152 413-3 1-4 2-4 4 0 5 4 9 8 9 2 0 4-1 5-3 94-69 180-258 180-423z"><text:p/></draw:path><draw:path draw:style-name="gr4" draw:text-style-name="P34" svg:width="0.0685in" svg:height="0.1134in" svg:x="2.8583in" svg:y="0.1291in" svg:viewBox="0 0 175 289" svg:d="M175 209c0-35-26-67-71-77 35-11 59-41 59-74 0-34-37-58-77-58-43 0-75 25-75 58 0 13 9 21 21 21 14 0 22-9 22-21 0-21-19-21-26-21 13-21 42-26 56-26 18 0 41 8 41 47 0 4-1 30-12 48-12 20-27 21-37 21-4 1-14 1-17 1-4 2-6 2-6 6s2 4 9 4c6 0 14 0 20 0 34 0 50 29 50 71 0 56-30 69-48 69s-50-7-65-32c15 2 28-7 28-23 0-15-11-24-23-24-11 0-24 6-24 24 0 39 40 66 85 66 52 0 90-37 90-80z"><text:p/></draw:path><draw:path draw:style-name="gr4" draw:text-style-name="P34" svg:width="0.0567in" svg:height="0.0776in" svg:x="2.9386in" svg:y="0.1012in" svg:viewBox="0 0 145 198" svg:d="M145 150c0-4 0-7 0-11-11 0-21 0-32 0 0-43 0-87 0-131 0-7 0-8-7-8-4 0-5 0-8 4-32 45-66 90-98 135 0 4 0 7 0 11 29 0 59 0 88 0 0 8 0 16 0 24 0 11 0 13-24 13-3 0-6 0-9 0 0 4 0 7 0 11 15-1 30-1 45-1 14 0 30 0 44 1 0-4 0-7 0-11-2 0-5 0-7 0-24 0-24-2-24-13 0-8 0-16 0-24 11 0 21 0 32 0zM89 139c-25 0-52 0-77 0 25-36 52-72 77-108 0 36 0 72 0 108z"><text:p/></draw:path><draw:path draw:style-name="gr4" draw:text-style-name="P34" svg:width="0.0768in" svg:height="0.0043in" svg:x="3.0071in" svg:y="0.148in" svg:viewBox="0 0 196 12" svg:d="M196 6c0-4-3-6-6-6-62 0-124 0-185 0-3 0-5 2-5 6s2 6 5 6c61 0 123 0 185 0 3 0 6-2 6-6z"><text:p/></draw:path><draw:path draw:style-name="gr4" draw:text-style-name="P34" svg:width="0.0563in" svg:height="0.0776in" svg:x="3.0957in" svg:y="0.1012in" svg:viewBox="0 0 144 198" svg:d="M144 150c0-4 0-7 0-11-11 0-22 0-32 0 0-43 0-87 0-131 0-7 0-8-6-8-4 0-5 0-9 4-32 45-65 90-97 135 0 4 0 7 0 11 29 0 58 0 86 0 0 8 0 16 0 24 0 11 0 13-24 13-2 0-4 0-7 0 0 4 0 7 0 11 15-1 29-1 43-1 16 0 30 0 46 1 0-4 0-7 0-11-2 0-6 0-8 0-24 0-24-2-24-13 0-8 0-16 0-24 10 0 21 0 32 0zM89 139c-27 0-52 0-78 0 26-36 51-72 78-108 0 36 0 72 0 108z"><text:p/></draw:path><draw:path draw:style-name="gr4" draw:text-style-name="P34" svg:width="0.1102in" svg:height="0.0382in" svg:x="3.2209in" svg:y="0.1783in" svg:viewBox="0 0 281 98" svg:d="M281 8c0-4-4-8-9-8-87 0-176 0-264 0-4 0-8 4-8 8 0 5 4 9 8 9 88 0 177 0 264 0 5 0 9-4 9-9zM281 90c0-5-4-8-9-8-87 0-176 0-264 0-4 0-8 3-8 8s4 8 8 8c88 0 177 0 264 0 5 0 9-3 9-8z"><text:p/></draw:path><draw:path draw:style-name="gr4" draw:text-style-name="P34" svg:width="0.0732in" svg:height="0.1122in" svg:x="3.3913in" svg:y="0.1276in" svg:viewBox="0 0 187 286" svg:d="M187 216c0-5 0-10 0-13-14 0-27 0-42 0 0-64 0-129 0-192 0-9 0-11-7-11-4 0-5 0-8 5-44 66-87 132-130 198 0 3 0 8 0 13 37 0 76 0 113 0 0 12 0 24 0 36 0 16-1 20-33 20-2 0-6 0-8 0 0 4 0 9 0 14 17-2 38-2 56-2s40 0 58 2c0-5 0-10 0-14-2 0-6 0-8 0-33 0-33-4-33-20 0-12 0-24 0-36 15 0 28 0 42 0zM115 203c-35 0-68 0-103 0 35-53 68-105 103-157 0 52 0 104 0 157z"><text:p/></draw:path><draw:path draw:style-name="gr4" draw:text-style-name="P34" svg:width="0.0177in" svg:height="0.0177in" svg:x="3.5209in" svg:y="0.1898in" svg:viewBox="0 0 46 46" svg:d="M46 23c0-12-11-23-23-23s-23 11-23 23 11 23 23 23 23-11 23-23z"><text:p/></draw:path><draw:path draw:style-name="gr4" draw:text-style-name="P34" svg:width="0.0657in" svg:height="0.1102in" svg:x="3.5984in" svg:y="0.1291in" svg:viewBox="0 0 168 281" svg:d="M168 208c-4 0-7 0-11 0-2 12-5 31-9 37-3 3-30 3-40 3-25 0-50 0-76 0 15-14 30-28 45-43 66-59 91-81 91-123 0-48-38-82-90-82-47 0-78 38-78 77 0 23 20 23 22 23 7 0 22-5 22-22 0-12-8-23-22-23-4 0-5 0-6 1 9-27 32-43 57-43 39 0 57 34 57 69 0 33-22 67-45 93-27 30-54 60-81 90-4 5-4 5-4 16 52 0 104 0 156 0 4-25 8-49 12-73z"><text:p/></draw:path><draw:path draw:style-name="gr4" draw:text-style-name="P34" svg:width="0.0709in" svg:height="0.1154in" svg:x="3.6819in" svg:y="0.1276in" svg:viewBox="0 0 181 294" svg:d="M181 14c-33 0-68 0-102 0-51 0-53-6-54-14-3 0-7 0-11 0-4 29-9 59-14 88 4 0 7 0 11 0 1-8 5-34 11-39 2-2 36-2 40-2 29 0 59 0 88 0-16 21-31 44-47 66-38 57-51 115-51 158 0 5 0 23 19 23s19-18 19-23c0-7 0-14 0-21 0-23 1-46 5-69 1-9 7-47 26-72 19-26 37-54 57-80 3-5 3-6 3-15z"><text:p/></draw:path><draw:path draw:style-name="gr4" draw:text-style-name="P34" svg:width="0.1102in" svg:height="0.1102in" svg:x="3.8043in" svg:y="0.1429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4" svg:width="0.0685in" svg:height="0.1134in" svg:x="3.9677in" svg:y="0.1291in" svg:viewBox="0 0 175 289" svg:d="M175 194c0-52-37-93-84-93-29 0-44 21-53 42 0-4 0-7 0-11 0-107 53-121 75-121 9 0 27 2 36 17-6 0-23 0-23 19 0 12 11 19 19 19 7 0 19-4 19-20 0-26-18-46-52-46-54 0-112 54-112 148 0 112 49 141 89 141 47 0 86-39 86-95zM138 194c0 21 0 41-7 57-13 25-33 27-42 27-27 0-40-25-42-32-7-19-7-53-7-61 0-33 13-75 51-75 6 0 25 0 39 27 8 15 8 37 8 57z"><text:p/></draw:path><draw:path draw:style-name="gr4" draw:text-style-name="P34" svg:width="0.0169in" svg:height="0.0177in" svg:x="4.0953in" svg:y="0.1898in" svg:viewBox="0 0 44 46" svg:d="M44 23c0-12-10-23-22-23-14 0-22 11-22 23s8 23 22 23c12 0 22-11 22-23z"><text:p/></draw:path><draw:path draw:style-name="gr4" draw:text-style-name="P34" svg:width="0.0685in" svg:height="0.1134in" svg:x="4.1709in" svg:y="0.1291in" svg:viewBox="0 0 175 289" svg:d="M175 142c0-113-49-142-86-142-23 0-43 7-61 26-18 20-28 38-28 69 0 53 37 93 84 93 26 0 43-18 53-42 0 5 0 9 0 14 0 99-43 118-69 118-7 0-30-1-40-15 18 0 21-12 21-19 0-14-9-20-19-20-7 0-19 4-19 21 0 27 23 44 59 44 54 0 105-56 105-147zM137 103c0 35-15 76-52 76-7 0-26 0-39-27-8-15-8-36-8-57 0-23 0-42 9-58 12-21 27-26 42-26 19 0 33 14 41 32 4 15 7 41 7 60z"><text:p/></draw:path><draw:path draw:style-name="gr4" draw:text-style-name="P34" svg:width="0.1102in" svg:height="0.1102in" svg:x="4.2933in" svg:y="0.1429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4" svg:width="0.0732in" svg:height="0.1122in" svg:x="4.4543in" svg:y="0.1276in" svg:viewBox="0 0 187 286" svg:d="M187 216c0-5 0-10 0-13-14 0-27 0-42 0 0-64 0-129 0-192 0-9 0-11-7-11-4 0-5 0-8 5-44 66-87 132-130 198 0 3 0 8 0 13 37 0 76 0 113 0 0 12 0 24 0 36 0 16-1 20-33 20-2 0-6 0-8 0 0 4 0 9 0 14 17-2 38-2 56-2 17 0 41 0 58 2 0-5 0-10 0-14-2 0-6 0-8 0-32 0-33-4-33-20 0-12 0-24 0-36 15 0 28 0 42 0zM115 203c-35 0-68 0-103 0 35-53 68-105 103-157 0 52 0 104 0 157z"><text:p/></draw:path><draw:path draw:style-name="gr4" draw:text-style-name="P34" svg:width="0.0169in" svg:height="0.0177in" svg:x="4.5843in" svg:y="0.1898in" svg:viewBox="0 0 44 46" svg:d="M44 23c0-12-10-23-22-23s-22 11-22 23 10 23 22 23 22-11 22-23z"><text:p/></draw:path><draw:path draw:style-name="gr4" draw:text-style-name="P34" svg:width="0.0685in" svg:height="0.1134in" svg:x="4.6598in" svg:y="0.1291in" svg:viewBox="0 0 175 289" svg:d="M175 209c0-35-26-67-71-77 35-11 59-41 59-74 0-34-37-58-77-58-43 0-75 25-75 58 0 13 9 21 21 21 14 0 22-9 22-21 0-21-19-21-25-21 12-21 41-26 55-26 18 0 41 8 41 47 0 4-1 30-12 48-12 20-27 21-37 21-4 1-14 1-17 1-4 2-6 2-6 6s2 4 9 4c6 0 14 0 20 0 34 0 50 29 50 71 0 56-30 69-48 69s-50-7-65-32c15 2 28-7 28-23 0-15-11-24-23-24-11 0-24 6-24 24 0 39 40 66 85 66 52 0 90-37 90-80z"><text:p/></draw:path><draw:path draw:style-name="gr4" draw:text-style-name="P34" svg:width="0.1102in" svg:height="0.1102in" svg:x="4.7823in" svg:y="0.1429in" svg:viewBox="0 0 281 281" svg:d="M281 140c0-4-4-8-9-8-40 0-82 0-123 0 0-41 0-83 0-124 0-4-4-8-9-8-4 0-8 4-8 8 0 41 0 83 0 124-41 0-83 0-124 0-4 0-8 4-8 8 0 5 4 9 8 9 41 0 83 0 124 0 0 41 0 81 0 123 0 5 4 9 8 9 5 0 9-4 9-9 0-42 0-82 0-123 41 0 83 0 123 0 5 0 9-4 9-9z"><text:p/></draw:path><draw:path draw:style-name="gr4" draw:text-style-name="P34" svg:width="0.0543in" svg:height="0.1102in" svg:x="4.9539in" svg:y="0.1291in" svg:viewBox="0 0 139 281" svg:d="M139 281c0-5 0-10 0-13-5 0-8 0-13 0-38 0-40-5-40-21 0-79 0-157 0-236 0-10 0-11-9-11-27 26-64 26-77 26 0 5 0 9 0 14 8 0 34 0 55-11 0 73 0 145 0 218 0 16-1 21-39 21-5 0-9 0-14 0 0 3 0 8 0 13 15-1 52-1 69-1s54 0 68 1z"><text:p/></draw:path><draw:path draw:style-name="gr4" draw:text-style-name="P34" svg:width="0.1102in" svg:height="0.0382in" svg:x="5.0776in" svg:y="0.1783in" svg:viewBox="0 0 281 98" svg:d="M281 8c0-4-4-8-9-8-87 0-176 0-264 0-4 0-8 4-8 8 0 5 4 9 8 9 88 0 177 0 264 0 5 0 9-4 9-9zM281 90c0-5-4-8-9-8-87 0-176 0-264 0-4 0-8 3-8 8s4 8 8 8c88 0 177 0 264 0 5 0 9-3 9-8z"><text:p/></draw:path><draw:path draw:style-name="gr4" draw:text-style-name="P34" svg:width="0.0543in" svg:height="0.1102in" svg:x="5.2583in" svg:y="0.1291in" svg:viewBox="0 0 139 281" svg:d="M139 281c0-5 0-10 0-13-5 0-8 0-13 0-38 0-40-5-40-21 0-79 0-157 0-236 0-10 0-11-9-11-27 26-64 26-77 26 0 5 0 9 0 14 8 0 34 0 55-11 0 73 0 145 0 218 0 16-1 21-38 21-5 0-10 0-15 0 0 3 0 8 0 13 16-1 52-1 69-1s54 0 68 1z"><text:p/></draw:path><draw:path draw:style-name="gr4" draw:text-style-name="P34" svg:width="0.0709in" svg:height="0.1154in" svg:x="5.3354in" svg:y="0.1276in" svg:viewBox="0 0 181 294" svg:d="M181 14c-33 0-68 0-102 0-51 0-53-6-54-14-3 0-7 0-11 0-4 29-9 59-14 88 4 0 7 0 11 0 1-8 5-34 11-39 2-2 36-2 40-2 29 0 59 0 88 0-16 21-31 44-47 66-38 57-51 115-51 158 0 5 0 23 19 23s19-18 19-23c0-7 0-14 0-21 0-23 1-46 5-69 1-9 7-47 26-72 19-26 37-54 57-80 3-5 3-6 3-15z"><text:p/></draw:path><draw:path draw:style-name="gr4" draw:text-style-name="P34" svg:width="0.0657in" svg:height="0.1134in" svg:x="5.4201in" svg:y="0.1291in" svg:viewBox="0 0 168 289" svg:d="M168 196c0-51-35-93-80-93-21 0-39 7-54 22 0-28 0-54 0-82 8 3 22 5 36 5 51 0 81-38 81-43 0-3-1-5-3-5s-3 0-4 1c-8 4-30 12-58 12-16 0-36-2-56-12-4-1-4-1-5-1-5 0-5 4-5 11 0 42 0 83 0 125 0 7 0 10 6 10 4 0 5-1 6-3 5-7 21-30 54-30 23 0 33 19 36 27 8 16 8 32 8 53 0 15 0 40-10 58-10 17-25 27-46 27-30 0-54-22-61-48 1 2 3 2 7 2 14 0 21-11 21-21 0-11-7-20-21-20-6 0-20 2-20 21 0 36 29 77 76 77 49 0 92-39 92-93z"><text:p/></draw:path></draw:g></draw:g></text:span><text:span text:style-name="T38">.</text:span></text:p>
      <text:p text:style-name="P27">אם שתי תכונות צריכות להתקיים לפחות <text:span text:style-name="T41">אז התכונה יכולה להתקיים רק עבור 1 ו־3, 1 ו־2</text:span>, <text:span text:style-name="T40">נבחר תחילה איבר אחד שערכו 1, ועוד שני איברים מהאיברים הנותרים שערכם 2, </text:span><text:span text:style-name="T40"><draw:g text:anchor-type="as-char" svg:y="-0.2398in" draw:z-index="102" draw:name="Shape74" draw:style-name="gr1"><svg:title>TexMaths</svg:title><svg:desc>12§display§\binom{4}{1} \binom{3}{2}§svg§600§FALSE§</svg:desc><draw:g draw:style-name="gr2"><draw:path draw:style-name="gr3" draw:text-style-name="P33" svg:width="0.5992in" svg:height="0.3791in" svg:x="-0.0004in" svg:y="0.0083in" svg:viewBox="0 0 1523 964" svg:d="M762 964c-254 0-508 0-762 0 0-322 0-642 0-964 508 0 1015 0 1523 0 0 322 0 642 0 964-253 0-508 0-761 0z"><text:p/></draw:path><draw:path draw:style-name="gr4" draw:text-style-name="P34" svg:width="0.0752in" svg:height="0.3961in" svg:x="0.0287in" svg:y="0in" svg:viewBox="0 0 192 1007" svg:d="M192 998c0-2-1-3-4-4-90-69-152-255-152-413 0-52 0-103 0-155 0-158 62-344 152-413 3-1 4-2 4-5 0-4-4-8-8-8-2 0-3 1-4 2-94 70-180 258-180 424 0 52 0 103 0 155 0 165 86 354 180 423 1 2 2 3 4 3 4 0 8-4 8-9z"><text:p/></draw:path><draw:path draw:style-name="gr4" draw:text-style-name="P34" svg:width="0.0732in" svg:height="0.1122in" svg:x="0.1177in" svg:y="0.0154in" svg:viewBox="0 0 187 286" svg:d="M187 216c0-5 0-10 0-13-14 0-27 0-42 0 0-64 0-127 0-191 0-8 0-12-7-12-4 0-5 0-8 6-44 66-87 131-130 197 0 3 0 8 0 13 37 0 76 0 113 0 0 12 0 24 0 37 0 15-1 19-33 19-2 0-6 0-8 0 0 4 0 9 0 14 17-2 38-2 56-2s41 0 58 2c0-5 0-10 0-14-2 0-6 0-8 0-32 0-33-4-33-19 0-13 0-25 0-37 15 0 28 0 42 0zM115 203c-35 0-68 0-103 0 35-53 68-105 103-157 0 52 0 104 0 157z"><text:p/></draw:path><draw:path draw:style-name="gr4" draw:text-style-name="P34" svg:width="0.0543in" svg:height="0.1102in" svg:x="0.128in" svg:y="0.2425in" svg:viewBox="0 0 139 281" svg:d="M139 281c0-5 0-10 0-13-5 0-8 0-13 0-38 0-40-5-40-21 0-79 0-157 0-236 0-10 0-11-9-11-27 26-64 26-77 26 0 5 0 9 0 14 8 0 34 0 55-11 0 73 0 145 0 218 0 15-1 21-39 21-5 0-9 0-14 0 0 3 0 8 0 13 15-1 52-1 69-1s54 0 68 1z"><text:p/></draw:path><draw:path draw:style-name="gr4" draw:text-style-name="P34" svg:width="0.0752in" svg:height="0.3961in" svg:x="0.2051in" svg:y="0in" svg:viewBox="0 0 192 1007" svg:d="M192 581c0-52 0-103 0-155 0-166-86-354-180-424-1-1-2-2-4-2-4 0-8 4-8 8 0 3 1 4 4 5 88 69 151 255 151 413 0 52 0 103 0 155 0 158-63 344-151 413-3 1-4 2-4 4 0 5 4 9 8 9 2 0 3-1 4-3 94-69 180-258 180-423z"><text:p/></draw:path><draw:path draw:style-name="gr4" draw:text-style-name="P34" svg:width="0.0752in" svg:height="0.3961in" svg:x="0.3555in" svg:y="0in" svg:viewBox="0 0 192 1007" svg:d="M192 998c0-2-1-3-2-4-90-69-153-255-153-413 0-52 0-103 0-155 0-158 63-344 153-413 1-1 2-2 2-5 0-4-4-8-7-8s-4 1-5 2c-94 70-180 258-180 424 0 52 0 103 0 155 0 165 86 354 180 423 1 2 2 3 5 3s7-4 7-9z"><text:p/></draw:path><draw:path draw:style-name="gr4" draw:text-style-name="P34" svg:width="0.0685in" svg:height="0.1138in" svg:x="0.4472in" svg:y="0.0165in" svg:viewBox="0 0 175 290" svg:d="M175 209c0-35-27-67-71-76 35-12 59-41 59-74 0-35-37-59-77-59-43 0-75 25-75 58 0 14 9 21 21 21 14 0 22-8 22-21 0-21-19-21-26-21 13-20 40-26 56-26 17 0 41 9 41 47 0 6-1 30-12 48-13 20-27 21-37 22-4 0-15 2-17 2-4 0-6 0-6 4 0 5 2 5 9 5 6 0 14 0 20 0 33 0 49 29 49 70 0 57-29 69-47 69s-50-7-65-32c15 2 28-7 28-23 0-15-11-24-23-24-11 0-24 6-24 25 0 39 40 66 85 66 52 0 90-38 90-81z"><text:p/></draw:path><draw:path draw:style-name="gr4" draw:text-style-name="P34" svg:width="0.0657in" svg:height="0.1102in" svg:x="0.4484in" svg:y="0.2425in" svg:viewBox="0 0 168 281" svg:d="M168 206c-4 0-7 0-11 0-2 14-5 32-9 39-3 3-30 3-40 3-25 0-50 0-76 0 15-15 30-30 45-44 66-58 91-80 91-122 0-48-38-82-90-82-47 0-78 38-78 76 0 24 20 24 22 24 7 0 22-5 22-23 0-11-8-22-22-22-4 0-5 0-6 0 9-26 32-42 57-42 39 0 57 34 57 69 0 33-22 67-45 92-26 30-54 60-80 91-5 4-5 5-5 16 52 0 104 0 156 0 4-25 8-51 12-75z"><text:p/></draw:path><draw:path draw:style-name="gr4" draw:text-style-name="P34" svg:width="0.0752in" svg:height="0.3961in" svg:x="0.5323in" svg:y="0in" svg:viewBox="0 0 192 1007" svg:d="M192 581c0-52 0-103 0-155 0-166-86-354-180-424-1-1-4-2-5-2-5 0-7 4-7 8 0 3 1 4 2 5 90 69 153 255 153 413 0 52 0 103 0 155 0 158-63 344-153 413-1 1-2 2-2 4 0 5 2 9 7 9 1 0 4-1 5-3 94-69 180-258 180-423z"><text:p/></draw:path></draw:g></draw:g></text:span><text:span text:style-name="T40">, האיבר האחרון יכול להצביע למספר</text:span><text:span text:style-name="T41">ים</text:span><text:span text:style-name="T40"> 3 או 4, </text:span><text:span text:style-name="T40"><draw:g text:anchor-type="as-char" svg:y="-0.111in" draw:z-index="103" draw:name="Shape75" draw:style-name="gr1"><svg:title>TexMaths</svg:title><svg:desc>12§display§2 \cdot 3 \cdot 4 = 24§svg§600§FALSE§</svg:desc><draw:g draw:style-name="gr2"><draw:path draw:style-name="gr3" draw:text-style-name="P33" svg:width="0.8535in" svg:height="0.098in" svg:x="-0.0004in" svg:y="0.0083in" svg:viewBox="0 0 2169 250" svg:d="M0 0c723 0 1446 0 2169 0 0 83 0 167 0 250-723 0-1446 0-2169 0 0-83 0-167 0-250z"><text:p/></draw:path><draw:path draw:style-name="gr4" draw:text-style-name="P34" svg:width="0.0657in" svg:height="0.1094in" svg:x="-0.0004in" svg:y="0.002in" svg:viewBox="0 0 168 279" svg:d="M168 206c-4 0-7 0-11 0-2 13-5 31-9 37-3 4-30 4-40 4-25 0-50 0-76 0 15-15 30-29 45-44 66-56 91-79 91-121 0-48-38-82-90-82-47 0-78 38-78 76 0 24 20 24 22 24 7 0 21-5 21-23 0-11-7-22-21-22-4 0-5 0-6 0 9-26 32-42 57-42 39 0 57 34 57 69 0 33-22 66-45 91-27 30-54 60-81 90-4 5-4 6-4 16 52 0 104 0 156 0 4-24 8-48 12-73z"><text:p/></draw:path><draw:path draw:style-name="gr4" draw:text-style-name="P34" svg:width="0.0169in" svg:height="0.0173in" svg:x="0.1252in" svg:y="0.0614in" svg:viewBox="0 0 44 45" svg:d="M44 23c0-13-9-23-21-23-13 0-23 10-23 23 0 12 10 22 23 22 12 0 21-10 21-22z"><text:p/></draw:path><draw:path draw:style-name="gr4" draw:text-style-name="P34" svg:width="0.0685in" svg:height="0.1134in" svg:x="0.2008in" svg:y="0.002in" svg:viewBox="0 0 175 289" svg:d="M175 207c0-34-26-66-71-75 35-12 59-41 59-74 0-35-36-58-77-58-43 0-74 25-74 58 0 13 8 21 22 21 12 0 20-9 20-21 0-22-19-22-25-22 13-20 41-25 55-25 18 0 41 8 41 47 0 5-1 29-12 48-12 20-27 22-37 22-4 0-14 1-17 1s-6 1-6 5 3 4 11 4c6 0 12 0 18 0 34 0 50 28 50 69 0 58-29 70-48 70-18 0-49-8-65-32 16 2 29-7 29-24 0-14-12-23-24-23-11 0-24 6-24 25 0 38 40 66 85 66 52 0 90-39 90-82z"><text:p/></draw:path><draw:path draw:style-name="gr4" draw:text-style-name="P34" svg:width="0.0177in" svg:height="0.0173in" svg:x="0.328in" svg:y="0.0614in" svg:viewBox="0 0 46 45" svg:d="M46 23c0-13-11-23-23-23s-23 10-23 23c0 12 11 22 23 22s23-10 23-22z"><text:p/></draw:path><draw:path draw:style-name="gr4" draw:text-style-name="P34" svg:width="0.0728in" svg:height="0.1114in" svg:x="0.4016in" svg:y="0in" svg:viewBox="0 0 186 284" svg:d="M186 214c0-3 0-7 0-12-14 0-28 0-42 0 0-64 0-127 0-191 0-9 0-11-6-11-5 0-6 0-8 5-44 66-87 132-130 197 0 5 0 9 0 12 37 0 74 0 112 0 0 13 0 25 0 37 0 16-2 20-33 20-2 0-6 0-8 0 0 4 0 8 0 13 17-1 38-1 56-1 17 0 41 0 58 1 0-5 0-9 0-13-3 0-6 0-9 0-31 0-32-4-32-20 0-12 0-24 0-37 14 0 28 0 42 0zM114 202c-34 0-68 0-102 0 34-52 68-105 102-156 0 51 0 104 0 156z"><text:p/></draw:path><draw:path draw:style-name="gr4" draw:text-style-name="P34" svg:width="0.1102in" svg:height="0.0386in" svg:x="0.535in" svg:y="0.052in" svg:viewBox="0 0 281 99" svg:d="M281 8c0-4-4-8-9-8-87 0-176 0-264 0-4 0-8 4-8 8 0 5 4 9 8 9 88 0 177 0 264 0 5 0 9-4 9-9zM281 90c0-5-4-8-9-8-87 0-176 0-264 0-4 0-8 3-8 8s4 9 8 9c88 0 177 0 264 0 5 0 9-4 9-9z"><text:p/></draw:path><draw:path draw:style-name="gr4" draw:text-style-name="P34" svg:width="0.0661in" svg:height="0.1094in" svg:x="0.7087in" svg:y="0.002in" svg:viewBox="0 0 169 279" svg:d="M169 206c-3 0-7 0-11 0-2 13-4 31-9 37-3 4-31 4-40 4-25 0-50 0-75 0 14-15 30-29 44-44 66-56 91-79 91-121 0-48-38-82-90-82-48 0-79 38-79 76 0 24 22 24 23 24 7 0 21-5 21-23 0-11-7-22-21-22-4 0-5 0-6 0 9-26 32-42 57-42 39 0 57 34 57 69 0 33-22 66-45 91-27 30-54 60-81 90-5 5-5 6-5 16 53 0 104 0 157 0 4-24 9-48 12-73z"><text:p/></draw:path><draw:path draw:style-name="gr4" draw:text-style-name="P34" svg:width="0.0732in" svg:height="0.1114in" svg:x="0.7882in" svg:y="0in" svg:viewBox="0 0 187 284" svg:d="M187 214c0-3 0-7 0-12-14 0-27 0-42 0 0-64 0-127 0-191 0-9 0-11-7-11-4 0-5 0-8 5-44 66-87 132-130 197 0 5 0 9 0 12 37 0 76 0 113 0 0 13 0 25 0 37 0 16-1 20-33 20-2 0-6 0-8 0 0 4 0 8 0 13 17-1 38-1 56-1s41 0 58 1c0-5 0-9 0-13-2 0-6 0-8 0-32 0-33-4-33-20 0-12 0-24 0-37 15 0 28 0 42 0zM115 202c-35 0-68 0-103 0 35-52 68-105 103-156 0 51 0 104 0 156z"><text:p/></draw:path></draw:g></draw:g></text:span><text:span text:style-name="T40"><text:s/></text:span><text:span text:style-name="T41">וזאת כמות הפונקציות שמקיימות את התנאי לפחות עבור 1 ו־2. עבור 1 ו־3, נצטרך רק לבחור איבר שערכו 1, כל השאר יהיו בערך 3, יש בסף־הכול 4 אפשרויות כאלה ולכן </text:span><text:span text:style-name="T41"><draw:g text:anchor-type="as-char" svg:y="-0.1228in" draw:z-index="104" draw:name="Shape76" draw:style-name="gr1"><svg:title>TexMaths</svg:title><svg:desc>12§display§W(2) = 28§svg§600§FALSE§</svg:desc><draw:g draw:style-name="gr2"><draw:path draw:style-name="gr3" draw:text-style-name="P33" svg:width="0.7528in" svg:height="0.1472in" svg:x="-0.0004in" svg:y="0.0079in" svg:viewBox="0 0 1913 375" svg:d="M957 375c-319 0-638 0-957 0 0-125 0-250 0-375 638 0 1275 0 1913 0 0 125 0 250 0 375-319 0-638 0-956 0z"><text:p/></draw:path><draw:path draw:style-name="gr4" draw:text-style-name="P34" svg:width="0.1638in" svg:height="0.1157in" svg:x="0.0004in" svg:y="0.0102in" svg:viewBox="0 0 417 295" svg:d="M417 5c0-3-1-5-5-5-9 0-21 1-32 1-14 0-30-1-43-1-4 0-8 0-8 8 0 5 3 5 6 5 10 0 25 4 25 17 0 4-3 7-6 13-39 66-76 132-114 197-5-69-11-138-16-208 0-8-1-19 30-19 7 0 12 0 12-8 0-5-5-5-7-5-17 0-35 1-52 1-9 0-33-1-43-1-3 0-8 0-8 8 0 5 3 5 9 5 20 0 22 3 23 11 1 11 1 22 3 32-36 61-71 122-107 184-5-70-11-141-16-211 0-6 0-16 32-16 4 0 9 0 9-8 0-5-3-4-6-5-17 0-35 1-51 1s-30-1-45-1c-2 0-7 0-7 8 0 5 4 5 10 5 21 0 21 4 22 16 6 85 14 170 20 255 0 8 0 11 6 11s7-3 10-9c41-70 83-142 124-213 5 71 11 141 15 211 2 10 2 11 8 11 4 0 7-4 9-7 46-80 93-160 138-239 11-19 22-33 48-36 4 0 7 0 7-8z"><text:p/></draw:path><draw:path draw:style-name="gr4" draw:text-style-name="P34" svg:width="0.0378in" svg:height="0.1642in" svg:x="0.1866in" svg:y="-0.0004in" svg:viewBox="0 0 97 418" svg:d="M97 413c0-1-1-2-2-3-43-33-72-116-72-184 0-10 0-22 0-34 0-67 29-151 72-184 1-1 2-2 2-3 0-3-2-5-5-5-1 0-1 1-2 1-46 35-90 119-90 191 0 12 0 24 0 34 0 72 44 156 90 191 1 0 1 1 2 1 3 0 5-2 5-5z"><text:p/></draw:path><draw:path draw:style-name="gr4" draw:text-style-name="P34" svg:width="0.0661in" svg:height="0.1094in" svg:x="0.2421in" svg:y="0.0134in" svg:viewBox="0 0 169 279" svg:d="M169 207c-4 0-7 0-11 0-2 12-5 30-9 36-3 4-31 4-40 4-25 0-51 0-77 0 16-15 30-28 46-42 65-59 91-82 91-124 0-47-38-81-90-81-48 0-79 38-79 77 0 22 22 22 23 22 7 0 21-4 21-21 0-12-7-23-21-23-4 0-5 0-6 1 9-27 32-43 57-43 39 0 57 34 57 68s-22 68-45 94c-27 30-54 59-81 89-5 4-5 4-5 15 53 0 104 0 157 0 4-24 8-48 12-72z"><text:p/></draw:path><draw:path draw:style-name="gr4" draw:text-style-name="P34" svg:width="0.0378in" svg:height="0.1642in" svg:x="0.3268in" svg:y="-0.0004in" svg:viewBox="0 0 97 418" svg:d="M97 226c0-10 0-22 0-34 0-72-44-156-91-191-1 0-1-1-2-1-3 0-4 2-4 5 0 1 0 2 1 3 43 33 73 117 73 184 0 12 0 24 0 34 0 68-30 151-73 184-1 1-1 2-1 3 0 3 1 5 4 5 1 0 1-1 2-1 47-35 91-119 91-191z"><text:p/></draw:path><draw:path draw:style-name="gr4" draw:text-style-name="P34" svg:width="0.1102in" svg:height="0.0382in" svg:x="0.4362in" svg:y="0.0634in" svg:viewBox="0 0 281 98" svg:d="M281 8c0-4-4-8-9-8-87 0-176 0-264 0-3 0-8 4-8 8 0 5 5 9 8 9 88 0 177 0 264 0 5 0 9-4 9-9zM281 90c0-5-4-9-9-9-87 0-176 0-264 0-3 0-8 4-8 9s5 8 8 8c88 0 177 0 264 0 5 0 9-3 9-8z"><text:p/></draw:path><draw:path draw:style-name="gr4" draw:text-style-name="P34" svg:width="0.0657in" svg:height="0.1094in" svg:x="0.6106in" svg:y="0.0134in" svg:viewBox="0 0 168 279" svg:d="M168 207c-4 0-6 0-10 0-2 12-6 30-9 36-4 4-31 4-41 4-25 0-50 0-76 0 15-15 30-28 45-42 66-59 91-82 91-124 0-47-37-81-89-81-48 0-79 38-79 77 0 22 22 22 23 22 7 0 21-4 21-21 0-12-7-23-22-23-3 0-4 0-5 1 9-27 32-43 56-43 39 0 57 34 57 68s-21 68-45 94c-26 30-54 59-80 89-5 4-5 4-5 15 52 0 104 0 156 0 3-24 8-48 12-72z"><text:p/></draw:path><draw:path draw:style-name="gr4" draw:text-style-name="P34" svg:width="0.0685in" svg:height="0.113in" svg:x="0.6921in" svg:y="0.0134in" svg:viewBox="0 0 175 288" svg:d="M175 210c0-16-5-35-20-52-9-9-16-13-42-30 30-15 50-38 50-66 0-38-37-62-75-62-42 0-77 31-77 71 0 7 1 26 19 45 5 5 20 16 31 23-25 12-61 36-61 78 0 43 43 71 88 71 46 0 87-35 87-78zM145 62c0 24-17 45-42 59-17-12-35-23-51-34-21-12-22-26-22-33 0-25 28-43 58-43s57 21 57 51zM153 224c0 30-31 53-65 53-36 0-66-27-66-60 0-25 13-52 49-72 17 11 35 22 51 33 12 8 31 21 31 46z"><text:p/></draw:path></draw:g></draw:g></text:span><text:span text:style-name="T41">.</text:span></text:p>
      <text:p text:style-name="P25"><text:span text:style-name="T38">כאשר </text:span><text:span text:style-name="T38"><draw:g text:anchor-type="as-char" svg:y="-0.1075in" draw:z-index="96" draw:name="Shape77" draw:style-name="gr1"><svg:title>TexMaths</svg:title><svg:desc>12§display§r &gt; 2§svg§600§FALSE§</svg:desc><draw:g draw:style-name="gr2"><draw:path draw:style-name="gr3" draw:text-style-name="P33" svg:width="0.3555in" svg:height="0.1016in" svg:x="0.0031in" svg:y="0.0087in" svg:viewBox="0 0 904 259" svg:d="M453 259c-151 0-302 0-453 0 0-86 0-173 0-259 302 0 602 0 904 0 0 86 0 173 0 259-150 0-301 0-451 0z"><text:p/></draw:path><draw:path draw:style-name="gr4" draw:text-style-name="P34" svg:width="0.0673in" svg:height="0.0736in" svg:x="-0.0004in" svg:y="0.0374in" svg:viewBox="0 0 172 188" svg:d="M172 26c0-14-13-26-35-26-28 0-46 20-54 32-4-19-18-32-39-32-19 0-27 16-31 24-7 13-13 38-13 40 0 4 4 2 6 4 4 0 4 0 7-9 7-30 16-51 30-51 7 0 13 4 13 20 0 9-1 14-7 36-8 32-15 64-24 97-1 6-3 14-3 17 0 7 6 10 12 10 4 0 13-3 15-12 1-1 16-57 17-64 5-20 9-38 13-56 3-4 15-24 24-33 4-4 16-15 34-15 11 0 12 4 18 5-13 3-22 13-22 24 0 6 4 15 16 15 11 0 23-10 23-26z"><text:p/></draw:path><draw:path draw:style-name="gr4" draw:text-style-name="P34" svg:width="0.1031in" svg:height="0.0972in" svg:x="0.1307in" svg:y="0.0201in" svg:viewBox="0 0 263 248" svg:d="M258 132c7-4 7-13 0-17-82-37-164-76-245-114-11-5-18 10-8 14 77 36 154 72 231 108-77 36-154 72-231 108-10 5-3 21 8 16 81-38 163-77 245-115z"><text:p/></draw:path><draw:path draw:style-name="gr4" draw:text-style-name="P34" svg:width="0.0657in" svg:height="0.1091in" svg:x="0.3016in" svg:y="0in" svg:viewBox="0 0 168 278" svg:d="M168 205c-3 0-7 0-11 0-2 13-4 31-9 37-3 4-30 4-40 4-25 0-50 0-76 0 15-14 30-29 45-43 66-57 91-79 91-121 0-48-38-82-90-82-47 0-78 38-78 77 0 23 20 23 22 23 7 0 22-5 22-22 0-12-8-23-22-23-4 0-5 0-6 1 9-27 32-43 57-43 39 0 57 34 57 69 0 33-22 67-45 91-26 30-54 60-80 90-5 5-5 6-5 15 52 0 105 0 156 0 4-24 7-48 12-73z"><text:p/></draw:path></draw:g></draw:g></text:span><text:span text:style-name="T38"><text:s text:c="2"/>עלינו לבחור לפחות 6 איברים שתמונתם ידועה, אבל בטווח הפונקציה ישנם 4 איברים בלבד, ולכן אין אף אפשרות שעומדת בתנאים, </text:span><text:span text:style-name="T38"><draw:g text:anchor-type="as-char" svg:y="-0.1228in" draw:z-index="97" draw:name="Shape78" draw:style-name="gr1"><svg:title>TexMaths</svg:title><svg:desc>12§display§W(r) = 0, r &gt; 2§svg§600§FALSE§</svg:desc><draw:g draw:style-name="gr2"><draw:path draw:style-name="gr3" draw:text-style-name="P33" svg:width="1.1181in" svg:height="0.1472in" svg:x="-0.0004in" svg:y="0.0079in" svg:viewBox="0 0 2841 375" svg:d="M1421 375c-474 0-947 0-1421 0 0-125 0-250 0-375 947 0 1894 0 2841 0 0 125 0 250 0 375-473 0-947 0-1420 0z"><text:p/></draw:path><draw:path draw:style-name="gr4" draw:text-style-name="P34" svg:width="0.1642in" svg:height="0.1157in" svg:x="0.0004in" svg:y="0.0102in" svg:viewBox="0 0 418 295" svg:d="M418 5c0-3-1-5-5-5-10 0-22 1-32 1-15 0-30-1-44-1-3 0-8 0-8 8 0 5 4 5 6 5 11 0 25 4 25 17 0 4-2 7-6 13-38 66-75 132-114 197-5-69-11-138-16-208 0-8-1-19 30-19 8 0 12 0 12-8 0-5-4-5-7-5-17 0-35 1-51 1-10 0-34-1-44-1-3 0-8 0-8 8 0 5 4 5 10 5 19 0 21 3 22 11 2 11 2 22 3 32-36 61-71 122-107 184-5-70-11-141-16-211 0-6 0-16 32-16 4 0 9 0 9-8 0-5-3-4-6-5-17 0-35 1-51 1s-30-1-45-1c-2 0-7 0-7 8 0 5 4 5 10 5 21 0 21 4 22 16 6 85 14 170 20 255 0 8 0 11 6 11s7-3 10-9c41-70 83-142 124-213 5 71 11 141 16 211 1 10 1 11 7 11 5 0 7-4 9-7 46-80 93-160 139-239 10-19 21-33 48-36 3 0 7 0 7-8z"><text:p/></draw:path><draw:path draw:style-name="gr4" draw:text-style-name="P34" svg:width="0.0378in" svg:height="0.1642in" svg:x="0.1866in" svg:y="-0.0004in" svg:viewBox="0 0 97 418" svg:d="M97 413c0-1-1-2-2-3-43-33-72-116-72-184 0-10 0-22 0-34 0-67 29-151 72-184 1-1 2-2 2-3 0-3-2-5-5-5-1 0-1 1-2 1-46 35-90 119-90 191 0 12 0 24 0 34 0 72 44 156 90 191 1 0 1 1 2 1 3 0 5-2 5-5z"><text:p/></draw:path><draw:path draw:style-name="gr4" draw:text-style-name="P34" svg:width="0.0673in" svg:height="0.0744in" svg:x="0.239in" svg:y="0.0508in" svg:viewBox="0 0 172 190" svg:d="M172 26c0-14-14-26-35-26-28 0-46 20-54 32-4-19-19-32-39-32-19 0-27 16-31 24-7 14-13 39-13 41 0 3 4 2 5 3 5 0 5 0 7-9 7-30 16-51 31-51 7 0 13 4 13 20 0 9-1 14-7 35-8 33-15 65-24 98-1 6-3 15-3 17 0 8 4 12 12 12 4 0 12-3 15-12 0-2 15-58 17-67 5-18 8-36 13-53 1-6 13-26 24-35 4-4 16-15 34-15 11 0 12 4 18 6-13 2-23 12-23 23 0 6 5 15 17 15 11 0 23-10 23-26z"><text:p/></draw:path><draw:path draw:style-name="gr4" draw:text-style-name="P34" svg:width="0.0378in" svg:height="0.1642in" svg:x="0.3209in" svg:y="-0.0004in" svg:viewBox="0 0 97 418" svg:d="M97 226c0-10 0-22 0-34 0-72-44-156-91-191-1 0-1-1-2-1-2 0-4 2-4 5 0 1 1 2 1 3 45 33 73 117 73 184 0 12 0 24 0 34 0 68-28 151-73 184 0 1-1 2-1 3 0 3 2 5 4 5 1 0 1-1 2-1 47-35 91-119 91-191z"><text:p/></draw:path><draw:path draw:style-name="gr4" draw:text-style-name="P34" svg:width="0.1102in" svg:height="0.0382in" svg:x="0.4315in" svg:y="0.0634in" svg:viewBox="0 0 281 98" svg:d="M281 8c0-4-5-8-8-8-88 0-177 0-265 0-4 0-8 4-8 8 0 5 4 9 8 9 88 0 177 0 265 0 3 0 8-4 8-9zM281 90c0-5-5-9-8-9-88 0-177 0-265 0-4 0-8 4-8 9s4 8 8 8c88 0 177 0 265 0 3 0 8-3 8-8z"><text:p/></draw:path><draw:path draw:style-name="gr4" draw:text-style-name="P34" svg:width="0.0689in" svg:height="0.113in" svg:x="0.6035in" svg:y="0.0134in" svg:viewBox="0 0 176 288" svg:d="M176 145c0-34-1-67-16-98-20-40-54-47-71-47-25 0-57 11-73 50-15 29-16 61-16 95 0 32 1 69 18 101 18 33 49 42 70 42 22 0 55-9 73-48 14-28 15-62 15-95zM142 140c0 33 0 60-5 86-6 40-30 53-49 53-16 0-41-11-48-51-5-24-5-63-5-88 0-26 0-54 3-77 8-50 40-53 50-53 14 0 42 7 50 49 4 22 4 55 4 81z"><text:p/></draw:path><draw:path draw:style-name="gr4" draw:text-style-name="P34" svg:width="0.0189in" svg:height="0.0488in" svg:x="0.6941in" svg:y="0.1055in" svg:viewBox="0 0 49 125" svg:d="M49 43c0-27-11-43-27-43-14 0-22 10-22 22s8 22 22 22c6 0 10-2 15-6 1-1 1-1 1-1 0 3 2 0 2 6 0 31-15 56-29 71-5 5-5 6-5 7 0 2 2 4 5 4 5 0 38-33 38-82z"><text:p/></draw:path><draw:path draw:style-name="gr4" draw:text-style-name="P34" svg:width="0.0673in" svg:height="0.0744in" svg:x="0.7587in" svg:y="0.0508in" svg:viewBox="0 0 172 190" svg:d="M172 26c0-14-14-26-35-26-28 0-47 20-54 32-4-19-19-32-39-32-19 0-27 16-31 24-8 14-13 39-13 41 0 3 4 2 5 3 5 0 5 0 7-9 7-30 16-51 31-51 7 0 13 4 13 20 0 9-1 14-7 35-8 33-15 65-24 98-1 6-5 15-5 17 0 8 6 12 14 12 4 0 12-3 15-12 0-2 15-58 17-67 5-18 8-36 13-53 1-6 13-26 24-35 3-4 16-15 34-15 11 0 11 4 17 6-12 2-22 12-22 23 0 6 4 15 16 15 10 0 24-10 24-26z"><text:p/></draw:path><draw:path draw:style-name="gr4" draw:text-style-name="P34" svg:width="0.1031in" svg:height="0.098in" svg:x="0.8894in" svg:y="0.0327in" svg:viewBox="0 0 263 250" svg:d="M258 134c7-4 7-14 0-17-82-39-163-77-245-116-11-4-18 10-9 15 77 37 154 73 232 109-78 36-155 73-232 109-9 5-2 19 9 16 82-39 163-78 245-116z"><text:p/></draw:path><draw:path draw:style-name="gr4" draw:text-style-name="P34" svg:width="0.0657in" svg:height="0.1094in" svg:x="1.0606in" svg:y="0.0134in" svg:viewBox="0 0 168 279" svg:d="M168 207c-4 0-7 0-11 0-2 12-5 30-9 36-3 4-30 4-40 4-25 0-50 0-76 0 15-15 30-28 45-42 66-59 91-82 91-124 0-47-38-81-90-81-47 0-78 38-78 77 0 22 20 22 22 22 7 0 22-4 22-21 0-12-8-23-22-23-4 0-5 0-6 1 9-27 32-43 57-43 39 0 57 34 57 68s-22 68-45 94c-27 30-54 59-81 89-4 4-4 4-4 15 52 0 104 0 156 0 4-24 8-48 12-72z"><text:p/></draw:path></draw:g></draw:g></text:span><text:span text:style-name="T38">.</text:span></text:p>
      <text:p text:style-name="P28">עתה נשתמש בנוסחה לחישוב כמות הפונקציות שמקיימות בדיוק 0 תכונות <draw:g text:anchor-type="as-char" svg:y="-0.1228in" draw:z-index="100" draw:name="Shape79" draw:style-name="gr1"><svg:title>TexMaths</svg:title><svg:desc>12§display§E(0)§svg§600§FALSE§</svg:desc><draw:g draw:style-name="gr2"><draw:path draw:style-name="gr3" draw:text-style-name="P33" svg:width="0.3087in" svg:height="0.1472in" svg:x="0.0016in" svg:y="0.0079in" svg:viewBox="0 0 785 375" svg:d="M394 375c-132 0-263 0-394 0 0-125 0-250 0-375 262 0 524 0 785 0 0 125 0 250 0 375-130 0-261 0-391 0z"><text:p/></draw:path><draw:path draw:style-name="gr4" draw:text-style-name="P34" svg:width="0.1197in" svg:height="0.1118in" svg:x="-0.0004in" svg:y="0.0106in" svg:viewBox="0 0 305 285" svg:d="M305 12c1-12-1-12-12-12-71 0-142 0-213 0-8 0-12 0-12 8 0 5 4 5 12 5 15 0 27 0 27 7 0 3 0 3-1 11-20 73-38 147-57 221-3 16-5 20-38 20-7 0-11 0-11 8 0 5 4 5 11 5 73 0 145 0 218 0 10 0 11-1 14-7 13-30 26-60 39-90 0-2 0-5 1-6-2-2 0-5-4-5s-5 3-5 5c-28 61-43 90-115 90-21 0-41 0-62 0-6 0-7 0-9 0-5-1-6-1-6-5 0-1 0-2 2-9 10-38 19-76 29-114 14 0 28 0 42 0 35 0 35 8 35 19 0 4 0 8-3 20-1 3-1 4-1 5 0 2 1 5 5 5s5-3 7-9c7-33 16-65 24-98 0-2-2-5-5-5-4 0-4 3-6 8-9 32-16 42-55 42-13 0-26 0-39 0 8-34 16-68 25-101 3-16 3-17 23-17 19 0 38 0 58 0 52 0 64 12 64 47 0 9 0 11-1 23 0 2 0 4 0 7 0 2 1 5 5 5s4-3 6-11c2-24 4-48 8-72z"><text:p/></draw:path><draw:path draw:style-name="gr4" draw:text-style-name="P34" svg:width="0.0378in" svg:height="0.1642in" svg:x="0.1409in" svg:y="-0.0004in" svg:viewBox="0 0 97 418" svg:d="M97 413c0-1 0-2-1-3-43-33-73-116-73-184 0-10 0-22 0-34 0-67 30-151 73-184 1-1 1-2 1-3 0-3-1-5-3-5s-2 1-3 1c-47 35-91 119-91 191 0 12 0 24 0 34 0 72 44 156 91 191 1 0 1 1 3 1s3-2 3-5z"><text:p/></draw:path><draw:path draw:style-name="gr4" draw:text-style-name="P34" svg:width="0.0697in" svg:height="0.113in" svg:x="0.1949in" svg:y="0.0134in" svg:viewBox="0 0 178 288" svg:d="M178 145c0-34-3-67-17-98-19-40-54-47-72-47-25 0-57 11-73 50-14 29-16 61-16 95 0 32 2 69 19 101 18 33 49 42 70 42 23 0 54-9 73-48 13-28 16-62 16-95zM143 140c0 33 0 60-5 86-6 40-30 53-49 53-17 0-42-11-49-51-5-24-5-63-5-88 0-26 0-54 3-77 9-50 40-53 51-53 13 0 41 7 49 49 5 22 5 55 5 81z"><text:p/></draw:path><draw:path draw:style-name="gr4" draw:text-style-name="P34" svg:width="0.0378in" svg:height="0.1642in" svg:x="0.2807in" svg:y="-0.0004in" svg:viewBox="0 0 97 418" svg:d="M97 226c0-10 0-22 0-34 0-72-44-156-91-191-1 0-1-1-2-1-2 0-4 2-4 5 0 1 0 2 1 3 45 33 73 117 73 184 0 12 0 24 0 34 0 68-28 151-73 184-1 1-1 2-1 3 0 3 2 5 4 5 1 0 1-1 2-1 47-35 91-119 91-191z"><text:p/></draw:path></draw:g></draw:g>:</text:p>
      <text:p text:style-name="P21"><draw:g text:anchor-type="as-char" svg:y="-0.3602in" draw:z-index="105" draw:name="Shape80" draw:style-name="gr1"><svg:title>TexMaths</svg:title><svg:desc>12§latex§\begin{aligned}
E(0) = \sum_{i = 0}^{4 - 0} (-1)^i\binom{0 + i}{0}W(0 + i) = \sum_{i = 0}^{4} (-1)^i W(i) = \\
W(0) - W(1) + W(2) - W(3) + W(4) = 256 - 175 + 28 - 0 + 0 = 109
\end{aligned}§svg§600§FALSE§</svg:desc><draw:g draw:style-name="gr2"><draw:path draw:style-name="gr3" draw:text-style-name="P33" svg:width="5.0776in" svg:height="0.7028in" svg:x="-0.0004in" svg:y="0.0094in" svg:viewBox="0 0 12898 1786" svg:d="M6450 1786c-2150 0-4299 0-6450 0 0-595 0-1191 0-1786 4300 0 8598 0 12898 0 0 595 0 1191 0 1786-2149 0-4298 0-6448 0z"><text:p/></draw:path><draw:path draw:style-name="gr4" draw:text-style-name="P34" svg:width="0.1197in" svg:height="0.1126in" svg:x="1.2614in" svg:y="0.1598in" svg:viewBox="0 0 305 287" svg:d="M305 11c1-11 0-11-11-11-71 0-143 0-214 0-8 0-12 0-12 8 0 5 4 5 12 5 16 0 28 0 28 7 0 3 0 3-2 11-20 75-38 149-57 223-3 16-5 20-38 20-7 0-11 0-11 8 0 5 4 5 11 5 73 0 146 0 219 0 10 0 10 0 14-7 13-30 25-62 38-92 1-2 1-3 2-6-1-1 0-4-4-4-5 0-5 2-6 4-28 63-44 92-116 92-20 0-40 0-61 0-6 0-7 0-9 0-5-2-6-2-6-5 0-1 0-3 2-10 10-38 19-77 29-115 14 0 27 0 42 0 36 0 36 10 36 19 0 4 0 9-4 22 0 1-1 2-1 3 0 3 2 5 6 5s5-1 6-8c8-33 16-66 24-99 0-2-2-4-5-4s-5 2-6 7c-8 32-17 42-55 42-13 0-26 0-40 0 9-34 17-67 26-101 3-16 3-17 22-17 21 0 40 0 60 0 51 0 64 12 64 47 0 10 0 11-1 23 0 2-1 5-1 7s1 5 4 5c5 0 6-3 6-11 3-24 6-49 9-73z"><text:p/></draw:path><draw:path draw:style-name="gr4" draw:text-style-name="P34" svg:width="0.0378in" svg:height="0.165in" svg:x="1.4031in" svg:y="0.1484in" svg:viewBox="0 0 97 420" svg:d="M97 416c0-2-1-2-1-3-44-34-73-118-73-185 0-12 0-24 0-36 0-67 29-151 73-185 0-1 1-1 1-2 0-3-2-5-3-5-2 0-3 0-3 1-47 35-91 119-91 191 0 12 0 24 0 36 0 72 44 156 91 191 0 1 1 1 3 1 1 0 3-2 3-4z"><text:p/></draw:path><draw:path draw:style-name="gr4" draw:text-style-name="P34" svg:width="0.0697in" svg:height="0.1138in" svg:x="1.4575in" svg:y="0.1614in" svg:viewBox="0 0 178 290" svg:d="M178 145c0-33-3-67-17-98-19-40-54-47-72-47-25 0-57 11-73 50-14 29-16 62-16 95s1 70 19 102c18 35 49 43 70 43 23 0 54-9 73-49 13-29 16-62 16-96zM143 140c0 33 0 62-5 88-6 40-30 53-49 53-17 0-42-11-49-52-5-25-5-63-5-89s0-54 3-76c9-51 40-54 51-54 13 0 42 7 49 49 5 23 5 55 5 81z"><text:p/></draw:path><draw:path draw:style-name="gr4" draw:text-style-name="P34" svg:width="0.0378in" svg:height="0.165in" svg:x="1.5437in" svg:y="0.1484in" svg:viewBox="0 0 97 420" svg:d="M97 228c0-12 0-24 0-36 0-72-44-156-90-191-1-1-2-1-3-1-2 0-4 2-4 5 0 1 1 1 1 2 45 34 73 118 73 185 0 12 0 24 0 36 0 67-28 151-73 185 0 1-1 1-1 3s2 4 4 4c1 0 2 0 3-1 46-35 90-119 90-191z"><text:p/></draw:path><draw:path draw:style-name="gr4" draw:text-style-name="P34" svg:width="0.1102in" svg:height="0.0382in" svg:x="1.6539in" svg:y="0.211in" svg:viewBox="0 0 281 98" svg:d="M281 8c0-4-4-8-9-8-87 0-176 0-264 0-4 0-8 4-8 8 0 5 4 9 8 9 88 0 177 0 264 0 5 0 9-4 9-9zM281 90c0-5-4-8-9-8-87 0-176 0-264 0-4 0-8 3-8 8s4 8 8 8c88 0 177 0 264 0 5 0 9-3 9-8z"><text:p/></draw:path><draw:path draw:style-name="gr4" draw:text-style-name="P34" svg:width="0.0567in" svg:height="0.078in" svg:x="1.8331in" svg:y="0in" svg:viewBox="0 0 145 199" svg:d="M145 151c0-3 0-7 0-11-11 0-23 0-33 0 0-44 0-87 0-132 0-6 0-8-6-8-4 0-5 0-9 5-32 45-65 90-97 135 0 4 0 8 0 11 29 0 58 0 86 0 0 9 0 16 0 24 0 10 0 13-24 13-2 0-4 0-7 0 0 4 0 8 0 11 15 0 30-1 45-1 14 0 30 1 44 1 0-3 0-7 0-11-2 0-6 0-8 0-24 0-24-3-24-13 0-8 0-15 0-24 10 0 22 0 33 0zM89 140c-27 0-52 0-78 0 26-36 51-72 78-108 0 36 0 72 0 108z"><text:p/></draw:path><draw:path draw:style-name="gr4" draw:text-style-name="P34" svg:width="0.0772in" svg:height="0.0039in" svg:x="1.9012in" svg:y="0.048in" svg:viewBox="0 0 197 11" svg:d="M197 5c0-3-3-5-6-5-61 0-124 0-185 0-4 0-6 1-6 5 0 2 2 6 6 6 61 0 124 0 185 0 3 0 6-3 6-6z"><text:p/></draw:path><draw:path draw:style-name="gr4" draw:text-style-name="P34" svg:width="0.0535in" svg:height="0.0791in" svg:x="1.9913in" svg:y="0.002in" svg:viewBox="0 0 137 202" svg:d="M137 102c0-34-4-56-18-77-9-13-28-25-51-25-68 0-68 80-68 102 0 20 0 100 68 100 69 0 69-80 69-100zM109 97c0 23 0 45-3 63-6 27-27 33-38 33-14 0-32-8-38-32-4-17-4-41-4-64 0-21 0-43 5-60 6-23 25-29 37-29 16 0 32 10 36 27 5 15 5 37 5 62z"><text:p/></draw:path><draw:path draw:style-name="gr4" draw:text-style-name="P34" svg:width="0.2209in" svg:height="0.2323in" svg:x="1.8295in" svg:y="0.1142in" svg:viewBox="0 0 562 591" svg:d="M562 456c-4 0-8 0-11 0-17 43-61 72-109 85-10 2-51 12-132 12-86 0-170 0-255 0 72-84 143-168 215-251 4-3 4-4 4-7-2-2 0-2-3-6-66-90-131-179-197-269 77 0 155 0 232 0 56 0 95 6 98 8 23 2 60 9 93 31 11 7 39 25 54 60 3 0 7 0 11 0-17-40-35-79-52-119-166 0-332 0-498 0-10 0-11 1-12 4 0 1 0 8 0 13 74 102 149 204 223 306-73 85-145 170-218 256-5 4-4 4-5 7 0 5 5 5 12 5 166 0 332 0 498 0 17-46 35-91 52-135z"><text:p/></draw:path><draw:path draw:style-name="gr4" draw:text-style-name="P34" svg:width="0.035in" svg:height="0.0776in" svg:x="1.8437in" svg:y="0.3748in" svg:viewBox="0 0 90 198" svg:d="M82 11c0-5-4-11-11-11-9 0-17 7-17 16 0 6 4 12 12 12s16-9 16-17zM90 154c0-4-4-4-5-4-5 0-5 1-6 5-6 23-19 36-31 36-6 0-7-5-7-11 0-7 2-12 5-19s6-16 9-23c5-13 10-25 15-38 1-3 1-6 1-10 0-13-12-25-28-25-29 0-43 41-43 45s4 3 5 4c5 0 5-1 6-5 7-25 20-36 31-36 5 0 7 3 7 11 0 7-1 11-8 30-6 16-13 31-19 47-2 3-3 7-3 13 0 13 12 24 28 24 30 0 43-41 43-44z"><text:p/></draw:path><draw:path draw:style-name="gr4" draw:text-style-name="P34" svg:width="0.0772in" svg:height="0.0264in" svg:x="1.8917in" svg:y="0.4083in" svg:viewBox="0 0 197 68" svg:d="M197 6c0-4-4-6-6-6-61 0-124 0-185 0-4 0-6 2-6 6 0 2 2 6 6 6 61 0 124 0 185 0 2 0 6-4 6-6zM197 62c0-2-4-6-6-6-61 0-124 0-185 0-4 0-6 3-6 6s2 6 6 6c61 0 124 0 185 0 2 0 6-2 6-6z"><text:p/></draw:path><draw:path draw:style-name="gr4" draw:text-style-name="P34" svg:width="0.0535in" svg:height="0.0791in" svg:x="1.9815in" svg:y="0.3748in" svg:viewBox="0 0 137 202" svg:d="M137 101c0-33-4-55-17-76-10-14-28-25-52-25-68 0-68 79-68 101 0 20 0 101 68 101 69 0 69-80 69-101zM110 97c0 22 0 45-3 63-6 27-27 33-39 33-13 0-31-8-37-32-3-17-3-42-3-64 0-21 0-43 3-60 7-23 25-29 37-29 17 0 32 10 38 27 4 15 4 37 4 62z"><text:p/></draw:path><draw:path draw:style-name="gr4" draw:text-style-name="P34" svg:width="0.0378in" svg:height="0.165in" svg:x="2.0764in" svg:y="0.1484in" svg:viewBox="0 0 97 420" svg:d="M97 416c0-2 0-3-1-3-43-34-73-118-73-185 0-12 0-24 0-36 0-67 30-151 73-185 1 0 1-1 1-2 0-3-1-5-3-5s-2 0-3 1c-47 35-91 119-91 191 0 12 0 24 0 36 0 72 44 156 91 191 1 1 1 1 3 1s3-2 3-4z"><text:p/></draw:path><draw:path draw:style-name="gr4" draw:text-style-name="P34" svg:width="0.1102in" svg:height="0.0063in" svg:x="2.1339in" svg:y="0.2276in" svg:viewBox="0 0 281 17" svg:d="M281 8c0-4-4-8-9-8-87 0-176 0-264 0-4 0-8 4-8 8 0 5 4 9 8 9 88 0 177 0 264 0 5 0 9-4 9-9z"><text:p/></draw:path><draw:path draw:style-name="gr4" draw:text-style-name="P34" svg:width="0.0543in" svg:height="0.1102in" svg:x="2.2685in" svg:y="0.1614in" svg:viewBox="0 0 139 281" svg:d="M139 281c0-5 0-9 0-13-5 0-8 0-13 0-38 0-40-5-40-21 0-79 0-157 0-236 0-10 0-11-9-11-27 26-64 26-77 26 0 5 0 9 0 14 8 0 34 0 55-11 0 73 0 145 0 218 0 16-1 21-38 21-5 0-10 0-15 0 0 4 0 8 0 13 16-1 52-1 69-1s54 0 68 1z"><text:p/></draw:path><draw:path draw:style-name="gr4" draw:text-style-name="P34" svg:width="0.0378in" svg:height="0.165in" svg:x="2.3465in" svg:y="0.1484in" svg:viewBox="0 0 97 420" svg:d="M97 228c0-12 0-24 0-36 0-72-44-156-91-191 0-1-1-1-2-1-3 0-4 2-4 5 0 1 0 2 1 2 45 34 73 118 73 185 0 12 0 24 0 36 0 67-28 151-73 185-1 0-1 1-1 3s1 4 4 4c1 0 2 0 2-1 47-35 91-119 91-191z"><text:p/></draw:path><draw:path draw:style-name="gr4" draw:text-style-name="P34" svg:width="0.0346in" svg:height="0.078in" svg:x="2.4067in" svg:y="0.1343in" svg:viewBox="0 0 89 199" svg:d="M82 12c0-5-4-12-12-12s-17 8-17 17c0 5 5 11 12 11 8 0 17-9 17-16zM89 154c0-4-3-3-4-4-5 0-5 1-6 5-7 24-20 36-31 36-6 0-7-4-7-11 0-6 1-12 5-18 2-8 6-16 8-24 5-12 10-25 14-37 2-4 3-7 3-10 0-14-12-25-28-25-30 0-43 40-43 46 0 3 4 3 5 3 5 0 5-1 6-5 7-25 20-36 31-36 5 0 7 3 7 10s-1 12-9 30c-6 16-12 32-18 48-2 4-3 7-3 12 0 13 12 25 28 25 30 0 42-41 42-45z"><text:p/></draw:path><draw:path draw:style-name="gr4" draw:text-style-name="P34" svg:width="0.0752in" svg:height="0.3961in" svg:x="2.4941in" svg:y="0.0319in" svg:viewBox="0 0 192 1007" svg:d="M192 1000c0-3-1-5-2-6-90-66-153-253-153-412 0-53 0-104 0-156 0-158 63-346 153-413 1-1 2-3 2-6s-4-7-7-7-4 1-5 1c-94 71-180 259-180 425 0 52 0 103 0 156 0 166 86 353 180 424 1 1 2 1 5 1s7-4 7-7z"><text:p/></draw:path><draw:path draw:style-name="gr4" draw:text-style-name="P34" svg:width="0.0697in" svg:height="0.1138in" svg:x="2.585in" svg:y="0.0488in" svg:viewBox="0 0 178 290" svg:d="M178 146c0-33-3-68-17-99-21-40-54-47-72-47-25 0-57 11-73 50-15 29-16 63-16 96 0 32 1 70 18 101 19 35 49 43 70 43 22 0 55-9 74-49 13-29 16-62 16-95zM142 140c0 33 0 62-4 88-7 41-31 53-50 53-16 0-41-11-48-51-5-26-5-64-5-90s0-54 3-76c8-51 40-54 50-54 14 0 42 7 50 49 4 24 4 55 4 81z"><text:p/></draw:path><draw:path draw:style-name="gr4" draw:text-style-name="P34" svg:width="0.1106in" svg:height="0.1102in" svg:x="2.7071in" svg:y="0.0634in" svg:viewBox="0 0 282 281" svg:d="M282 140c0-4-5-8-8-8-41 0-83 0-124 0 0-41 0-83 0-124 0-4-5-8-8-8-5 0-10 4-10 8 0 41 0 83 0 124-41 0-82 0-122 0-5 0-10 4-10 8 0 5 5 9 10 9 40 0 81 0 122 0 0 41 0 83 0 123 0 5 5 9 10 9 3 0 8-4 8-9 0-40 0-82 0-123 41 0 83 0 124 0 3 0 8-4 8-9z"><text:p/></draw:path><draw:path draw:style-name="gr4" draw:text-style-name="P34" svg:width="0.0429in" svg:height="0.111in" svg:x="2.8693in" svg:y="0.0496in" svg:viewBox="0 0 110 283" svg:d="M107 14c0-8-6-14-16-14-11 0-23 11-23 22 0 8 6 15 16 15 11 0 23-9 23-23zM110 218c0-4-3-4-4-4-4 0-4 1-6 8-9 26-22 52-44 52-7 0-9-4-9-14s2-16 12-43c5-14 11-29 15-43 6-13 6-13 10-25 4-9 6-15 6-22 0-19-14-35-35-35-39 0-55 62-55 65 0 4 4 3 5 4 3 0 5 0 6-7 12-40 29-53 43-53 4 0 11 0 11 14 0 9-4 17-5 22-4 11-23 60-29 78-5 11-11 25-11 33 0 21 15 35 35 35 40 0 55-61 55-65z"><text:p/></draw:path><draw:path draw:style-name="gr4" draw:text-style-name="P34" svg:width="0.0697in" svg:height="0.1138in" svg:x="2.715in" svg:y="0.2756in" svg:viewBox="0 0 178 290" svg:d="M178 146c0-34-3-68-17-99-19-40-54-47-72-47-25 0-55 11-73 50-14 29-16 62-16 96 0 32 2 69 19 101 18 35 49 43 70 43 23 0 55-9 73-49 13-29 16-62 16-95zM143 140c0 33 0 62-5 88-6 40-30 53-49 53-17 0-42-11-49-52-5-25-5-63-5-89s0-54 3-76c9-51 40-54 51-54 14 0 42 7 49 49 5 23 5 55 5 81z"><text:p/></draw:path><draw:path draw:style-name="gr4" draw:text-style-name="P34" svg:width="0.0752in" svg:height="0.3961in" svg:x="2.9307in" svg:y="0.0319in" svg:viewBox="0 0 192 1007" svg:d="M192 582c0-53 0-104 0-156 0-166-86-354-180-425-1 0-4-1-5-1-5 0-7 4-7 7s1 5 2 6c90 67 153 255 153 413 0 52 0 103 0 156 0 159-63 346-153 412-1 1-2 3-2 6s2 7 7 7c1 0 4 0 5-1 94-71 180-258 180-424z"><text:p/></draw:path><draw:path draw:style-name="gr4" draw:text-style-name="P34" svg:width="0.1646in" svg:height="0.1169in" svg:x="3.0531in" svg:y="0.1583in" svg:viewBox="0 0 419 298" svg:d="M419 5c0-3-3-5-6-5-10 0-22 1-33 1-14 0-30-1-43-1-2 0-8 0-8 8 0 4 3 5 6 5 11 0 25 4 25 17 0 4-2 7-6 13-37 66-76 133-113 199-5-69-11-140-15-210-2-8-2-19 28-19 8 0 12 0 12-8 0-5-4-5-7-5-17 0-33 1-50 1-11 0-35-1-45-1-3 0-8 0-8 8 0 5 4 5 10 5 19 0 21 3 22 11 2 11 2 22 3 32-36 63-71 124-107 186-5-72-11-142-16-214 0-5 0-15 33-15 3 0 8 0 8-8 0-5-3-4-6-5-17 0-35 1-51 1s-30-1-45-1c-2 0-7 0-7 8 0 5 4 5 10 5 21 0 21 4 22 16 6 86 14 171 20 258 0 7 0 11 6 11s7-3 10-10c41-72 83-143 124-215 5 71 11 143 16 214 1 8 2 11 7 11s7-5 9-9c46-80 93-159 138-240 11-19 22-33 48-36 4-1 9-1 9-8z"><text:p/></draw:path><draw:path draw:style-name="gr4" draw:text-style-name="P34" svg:width="0.0378in" svg:height="0.165in" svg:x="3.2394in" svg:y="0.1484in" svg:viewBox="0 0 97 420" svg:d="M97 416c0-2-1-2-1-3-44-34-73-118-73-185 0-12 0-24 0-36 0-67 29-151 73-185 0-1 1-1 1-2 0-3-2-5-3-5-2 0-3 0-4 1-46 35-90 119-90 191 0 12 0 24 0 36 0 72 44 156 90 191 1 1 2 1 4 1 1 0 3-2 3-4z"><text:p/></draw:path><draw:path draw:style-name="gr4" draw:text-style-name="P34" svg:width="0.0697in" svg:height="0.1138in" svg:x="3.2937in" svg:y="0.1614in" svg:viewBox="0 0 178 290" svg:d="M178 145c0-33-3-67-17-98-19-40-54-47-72-47-25 0-57 11-73 50-14 29-16 62-16 95s1 70 19 102c18 35 48 43 70 43 23 0 54-9 73-49 13-29 16-62 16-96zM143 140c0 33 0 62-5 88-7 40-31 53-49 53-17 0-42-11-49-52-5-25-5-63-5-89s0-54 3-76c8-51 40-54 51-54 13 0 41 7 49 49 5 23 5 55 5 81z"><text:p/></draw:path><draw:path draw:style-name="gr4" draw:text-style-name="P34" svg:width="0.1102in" svg:height="0.1102in" svg:x="3.4165in" svg:y="0.1756in" svg:viewBox="0 0 281 281" svg:d="M281 140c0-4-5-8-9-8-40 0-82 0-123 0 0-41 0-83 0-124 0-4-5-8-9-8s-8 4-8 8c0 41 0 83 0 124-41 0-83 0-124 0-4 0-8 4-8 8 0 5 4 9 8 9 41 0 83 0 124 0 0 41 0 83 0 123 0 5 4 9 8 9s9-4 9-9c0-40 0-82 0-123 41 0 83 0 123 0 4 0 9-4 9-9z"><text:p/></draw:path><draw:path draw:style-name="gr4" draw:text-style-name="P34" svg:width="0.0429in" svg:height="0.111in" svg:x="3.578in" svg:y="0.163in" svg:viewBox="0 0 110 283" svg:d="M107 14c0-8-6-14-16-14-11 0-23 11-23 22 0 8 6 15 17 15 10 0 22-9 22-23zM110 218c0-4-3-4-4-4-4 0-4 1-6 7-8 27-22 53-44 53-7 0-9-4-9-15 0-9 2-15 12-42 6-14 11-30 17-44 4-12 4-12 8-24 4-9 6-15 6-23 0-18-13-34-35-34-39 0-55 62-55 65 0 4 4 3 5 4 3 0 5 0 6-7 12-40 29-53 43-53 4 0 11 0 11 14 0 9-4 17-5 22-4 11-23 60-29 78-5 11-9 25-9 33 0 20 13 35 33 35 40 0 55-61 55-65z"><text:p/></draw:path><draw:path draw:style-name="gr4" draw:text-style-name="P34" svg:width="0.0378in" svg:height="0.165in" svg:x="3.6398in" svg:y="0.1484in" svg:viewBox="0 0 97 420" svg:d="M97 228c0-12 0-24 0-36 0-72-44-156-91-191 0-1-1-1-2-1-3 0-4 2-4 5 0 1 0 2 1 2 45 34 73 118 73 185 0 12 0 24 0 36 0 67-28 151-73 185-1 0-1 1-1 3s1 4 4 4c1 0 2 0 2-1 47-35 91-119 91-191z"><text:p/></draw:path><draw:path draw:style-name="gr4" draw:text-style-name="P34" svg:width="0.1102in" svg:height="0.0382in" svg:x="3.7504in" svg:y="0.211in" svg:viewBox="0 0 281 98" svg:d="M281 8c0-4-4-8-9-8-87 0-176 0-264 0-4 0-8 4-8 8 0 5 4 9 8 9 88 0 177 0 264 0 5 0 9-4 9-9zM281 90c0-5-4-8-9-8-87 0-176 0-264 0-4 0-8 3-8 8s4 8 8 8c88 0 177 0 264 0 5 0 9-3 9-8z"><text:p/></draw:path><draw:path draw:style-name="gr4" draw:text-style-name="P34" svg:width="0.0567in" svg:height="0.078in" svg:x="4.0075in" svg:y="0.0024in" svg:viewBox="0 0 145 199" svg:d="M145 151c0-3 0-7 0-11-11 0-21 0-32 0 0-44 0-87 0-132 0-6 0-8-7-8-4 0-5 0-8 5-32 45-66 90-98 135 0 4 0 8 0 11 29 0 59 0 88 0 0 9 0 16 0 24 0 10 0 13-24 13-3 0-6 0-9 0 0 4 0 8 0 11 15 0 30-1 45-1 14 0 30 1 44 1 0-3 0-7 0-11-2 0-5 0-7 0-24 0-24-3-24-13 0-8 0-15 0-24 11 0 21 0 32 0zM89 140c-27 0-52 0-78 0 26-36 51-72 78-108 0 36 0 72 0 108z"><text:p/></draw:path><draw:path draw:style-name="gr4" draw:text-style-name="P34" svg:width="0.2201in" svg:height="0.2323in" svg:x="3.9256in" svg:y="0.1142in" svg:viewBox="0 0 560 591" svg:d="M560 456c-3 0-6 0-9 0-17 43-61 72-111 85-8 2-49 12-130 12-86 0-170 0-255 0 72-84 143-168 215-251 2-3 4-4 4-7-2-2 0-2-3-6-66-90-131-179-197-269 77 0 155 0 232 0 56 0 95 6 98 8 23 2 59 9 93 31 11 7 39 25 54 60 3 0 6 0 9 0-16-40-33-79-50-119-166 0-332 0-498 0-11 0-11 1-12 4 0 1 0 8 0 13 74 102 149 204 223 306-73 85-145 170-218 256-5 4-4 4-5 7 0 5 4 5 12 5 166 0 332 0 498 0 17-46 34-91 50-135z"><text:p/></draw:path><draw:path draw:style-name="gr4" draw:text-style-name="P34" svg:width="0.035in" svg:height="0.0776in" svg:x="3.9398in" svg:y="0.3748in" svg:viewBox="0 0 90 198" svg:d="M82 11c0-5-4-11-12-11s-17 7-17 16c0 6 5 12 12 12 8 0 17-9 17-17zM90 154c0-4-4-3-5-4-5 0-5 1-6 5-7 23-20 36-31 36-6 0-7-5-7-11 0-7 1-12 5-19 2-7 6-16 8-23 5-13 11-25 16-38 0-3 1-6 1-10 0-13-12-25-28-25-30 0-43 41-43 45s4 4 5 4c5 0 5-1 6-5 7-25 20-36 31-36 5 0 7 3 7 11 0 7-1 11-9 30-6 16-12 31-18 47-2 3-3 7-3 13 0 13 12 24 28 24 30 0 43-41 43-44z"><text:p/></draw:path><draw:path draw:style-name="gr4" draw:text-style-name="P34" svg:width="0.0768in" svg:height="0.0264in" svg:x="3.9882in" svg:y="0.4083in" svg:viewBox="0 0 196 68" svg:d="M196 6c0-4-3-6-6-6-62 0-124 0-185 0-3 0-5 2-5 6 0 2 2 6 5 6 61 0 123 0 185 0 3 0 6-4 6-6zM196 62c0-2-3-6-6-6-62 0-124 0-185 0-3 0-5 3-5 6s2 6 5 6c61 0 123 0 185 0 3 0 6-2 6-6z"><text:p/></draw:path><draw:path draw:style-name="gr4" draw:text-style-name="P34" svg:width="0.0535in" svg:height="0.0791in" svg:x="4.078in" svg:y="0.3748in" svg:viewBox="0 0 137 202" svg:d="M137 101c0-33-4-55-17-76-10-14-28-25-52-25-68 0-68 79-68 101 0 20 0 101 68 101 69 0 69-80 69-101zM110 97c0 22 0 45-3 63-6 27-27 33-39 33-13 0-31-8-37-32-5-17-5-42-5-64 0-21 0-43 5-60 6-23 25-29 37-29 16 0 32 10 38 27 3 15 4 37 4 62z"><text:p/></draw:path><draw:path draw:style-name="gr4" draw:text-style-name="P34" svg:width="0.0378in" svg:height="0.165in" svg:x="4.1728in" svg:y="0.1484in" svg:viewBox="0 0 97 420" svg:d="M97 416c0-2-1-2-1-3-44-34-73-118-73-185 0-12 0-24 0-36 0-67 29-151 73-185 0-1 1-1 1-2 0-3-2-5-3-5-2 0-3 0-3 1-47 35-91 119-91 191 0 12 0 24 0 36 0 72 44 156 91 191 0 1 1 1 3 1 1 0 3-2 3-4z"><text:p/></draw:path><draw:path draw:style-name="gr4" draw:text-style-name="P34" svg:width="0.1102in" svg:height="0.0063in" svg:x="4.2299in" svg:y="0.2276in" svg:viewBox="0 0 281 17" svg:d="M281 8c0-4-4-8-9-8-87 0-176 0-264 0-4 0-8 4-8 8 0 5 4 9 8 9 88 0 177 0 264 0 5 0 9-4 9-9z"><text:p/></draw:path><draw:path draw:style-name="gr4" draw:text-style-name="P34" svg:width="0.0543in" svg:height="0.1102in" svg:x="4.3646in" svg:y="0.1614in" svg:viewBox="0 0 139 281" svg:d="M139 281c0-5 0-9 0-13-5 0-8 0-13 0-38 0-40-5-40-21 0-79 0-157 0-236 0-10 0-11-9-11-27 26-64 26-77 26 0 5 0 9 0 14 8 0 34 0 55-11 0 73 0 145 0 218 0 16-1 21-39 21-5 0-9 0-14 0 0 4 0 8 0 13 15-1 52-1 69-1s54 0 68 1z"><text:p/></draw:path><draw:path draw:style-name="gr4" draw:text-style-name="P34" svg:width="0.0382in" svg:height="0.165in" svg:x="4.4421in" svg:y="0.1484in" svg:viewBox="0 0 98 420" svg:d="M98 228c0-12 0-24 0-36 0-72-44-156-91-191-1-1-1-1-2-1-3 0-5 2-5 5 0 1 1 2 2 2 44 34 74 118 74 185 0 12 0 24 0 36 0 67-30 151-74 185-1 0-2 1-2 3s2 4 5 4c1 0 1 0 2-1 47-35 91-119 91-191z"><text:p/></draw:path><draw:path draw:style-name="gr4" draw:text-style-name="P34" svg:width="0.0346in" svg:height="0.078in" svg:x="4.5031in" svg:y="0.1343in" svg:viewBox="0 0 89 199" svg:d="M82 12c0-5-4-12-12-12-9 0-17 8-17 17 0 5 3 11 12 11 8 0 17-9 17-16zM89 154c0-4-4-4-5-4-4 0-4 1-5 5-7 24-20 36-32 36-5 0-7-4-7-11 0-6 2-12 4-18 4-8 6-16 10-24 5-12 10-25 14-37 2-4 3-7 3-10 0-14-12-25-29-25-29 0-42 40-42 46 0 3 4 3 5 3 3 0 5-1 5-5 8-25 20-36 32-36 5 0 7 3 7 10s-2 12-9 30c-6 16-12 32-18 48-2 4-4 7-4 12 0 13 12 25 29 25 29 0 42-41 42-45z"><text:p/></draw:path><draw:path draw:style-name="gr4" draw:text-style-name="P34" svg:width="0.1646in" svg:height="0.1169in" svg:x="4.5618in" svg:y="0.1583in" svg:viewBox="0 0 419 298" svg:d="M419 5c0-3-1-5-5-5-10 0-22 1-32 1-15 0-30-1-44-1-3 0-8 0-8 8 0 4 4 5 6 5 11 0 25 4 25 17 0 4-2 7-6 13-38 66-75 133-114 199-5-69-11-140-15-210 0-8-2-19 30-19 7 0 10 0 10-8 0-5-3-5-6-5-16 0-34 1-51 1-10 0-34-1-45-1-2 0-7 0-7 8 0 5 4 5 10 5 19 0 21 3 23 11 1 11 1 22 2 32-36 63-71 124-107 186-5-72-11-142-15-214 0-5 0-15 31-15 5 0 9 0 9-8 0-5-3-4-6-5-16 0-34 1-51 1-16 0-30-1-45-1-2 0-8 0-8 8 0 5 5 5 11 5 21 0 21 4 23 16 6 86 13 171 19 258 0 7 0 11 6 11 5 0 6-3 11-10 40-72 82-143 123-215 5 71 11 143 16 214 1 8 1 11 7 11 5 0 7-5 10-9 45-80 92-159 138-240 10-19 21-33 48-36 3-1 7-1 7-8z"><text:p/></draw:path><draw:path draw:style-name="gr4" draw:text-style-name="P34" svg:width="0.0378in" svg:height="0.165in" svg:x="4.7484in" svg:y="0.1484in" svg:viewBox="0 0 97 420" svg:d="M97 416c0-2-1-3-2-3-43-34-72-118-72-185 0-12 0-24 0-36 0-67 29-151 72-185 1 0 2-1 2-2 0-3-2-5-5-5-1 0-1 0-2 1-46 35-90 119-90 191 0 12 0 24 0 36 0 72 44 156 90 191 1 1 1 0 2 1 3 0 5-2 5-4z"><text:p/></draw:path><draw:path draw:style-name="gr4" draw:text-style-name="P34" svg:width="0.0437in" svg:height="0.111in" svg:x="4.8008in" svg:y="0.163in" svg:viewBox="0 0 112 283" svg:d="M108 14c0-8-6-14-16-14-12 0-22 11-22 22 0 8 6 15 15 15 10 0 23-9 23-23zM112 218c0-4-4-4-5-4-5 0-5 1-7 7-8 27-22 53-42 53-8 0-11-4-11-15 0-9 2-15 12-42 6-14 11-30 17-44 4-12 4-12 9-24 4-9 5-15 5-23 0-18-13-34-35-34-39 0-55 62-55 65 0 4 4 3 5 4 5 0 5 0 7-7 11-40 28-53 42-53 4 0 11 0 11 14 0 9-3 17-5 22-2 11-22 60-29 78-3 11-9 25-9 33 0 20 14 35 34 35 40 0 56-61 56-65z"><text:p/></draw:path><draw:path draw:style-name="gr4" draw:text-style-name="P34" svg:width="0.0378in" svg:height="0.165in" svg:x="4.8626in" svg:y="0.1484in" svg:viewBox="0 0 97 420" svg:d="M97 228c0-12 0-24 0-36 0-72-44-156-90-191-1-1-1-1-2-1-3 0-5 2-5 5 0 1 1 2 2 2 44 34 72 118 72 185 0 12 0 24 0 36 0 67-28 151-72 185-1 0-2 1-2 3s2 4 5 4c1-1 1 0 2-1 46-35 90-119 90-191z"><text:p/></draw:path><draw:path draw:style-name="gr4" draw:text-style-name="P34" svg:width="0.1102in" svg:height="0.0382in" svg:x="4.9732in" svg:y="0.211in" svg:viewBox="0 0 281 98" svg:d="M281 8c0-4-4-8-9-8-87 0-176 0-264 0-4 0-8 4-8 8 0 5 4 9 8 9 88 0 177 0 264 0 5 0 9-4 9-9zM281 90c0-5-4-8-9-8-87 0-176 0-264 0-4 0-8 3-8 8s4 8 8 8c88 0 177 0 264 0 5 0 9-3 9-8z"><text:p/></draw:path><draw:path draw:style-name="gr4" draw:text-style-name="P34" svg:width="0.1646in" svg:height="0.1161in" svg:x="0.0004in" svg:y="0.5665in" svg:viewBox="0 0 419 296" svg:d="M419 5c0-3-3-5-6-5-10 0-22 1-33 1-14 0-30-1-43-1-2 0-8 0-8 7 0 5 3 6 6 6 11 0 25 4 25 16 0 5-2 8-6 14-37 66-76 132-113 198-5-69-11-139-15-209-2-8-2-19 28-19 8 0 12 0 12-8 0-5-4-5-7-5-17 0-33 1-50 1-11 0-35-1-45-1-2 0-8 0-8 8 0 5 4 5 10 5 19 0 21 3 22 10 2 11 2 21 3 32-36 63-71 124-107 186-5-71-11-143-16-213 0-5 0-15 33-15 3 0 8 0 8-8 0-5-3-4-6-5-17 0-35 1-51 1s-30-1-45-1c-2 0-7 0-7 7 0 6 4 6 10 6 21 0 21 4 22 16 6 85 14 171 20 257 0 8 0 10 6 10s7-2 10-8c41-72 83-143 124-215 5 71 11 142 16 213 1 9 2 10 7 10s7-3 9-7c46-80 93-161 138-241 11-18 22-34 48-35 4-1 9-1 9-8z"><text:p/></draw:path><draw:path draw:style-name="gr4" draw:text-style-name="P34" svg:width="0.0378in" svg:height="0.165in" svg:x="0.1866in" svg:y="0.5547in" svg:viewBox="0 0 97 420" svg:d="M97 415c0-1-1-2-1-3-44-33-73-117-73-184 0-12 0-24 0-36 0-67 29-151 73-185 0-1 1-2 1-3 0-2-2-4-3-4-2 0-3 0-4 1-46 35-90 119-90 191 0 12 0 24 0 36 0 72 44 156 90 191 1 0 2 1 4 1 1 0 3-2 3-5z"><text:p/></draw:path><draw:path draw:style-name="gr4" draw:text-style-name="P34" svg:width="0.0697in" svg:height="0.1134in" svg:x="0.2409in" svg:y="0.5693in" svg:viewBox="0 0 178 289" svg:d="M178 145c0-33-3-67-17-98-19-41-54-47-72-47-25 0-57 11-73 49-14 30-16 63-16 96s1 70 19 102c18 34 48 42 70 42 23 0 54-8 73-48 13-30 16-62 16-96zM143 140c0 32 0 60-5 88-7 40-31 53-49 53-17 0-42-11-49-52-5-25-5-63-5-89s0-55 3-78c8-49 40-54 51-54 13 0 41 9 49 51 5 23 5 55 5 81z"><text:p/></draw:path><draw:path draw:style-name="gr4" draw:text-style-name="P34" svg:width="0.0378in" svg:height="0.165in" svg:x="0.3268in" svg:y="0.5547in" svg:viewBox="0 0 97 420" svg:d="M97 228c0-12 0-24 0-36 0-72-44-156-91-191 0-1-1-1-2-1-2 0-4 2-4 4 0 1 1 2 1 3 45 34 73 118 73 185 0 12 0 24 0 36 0 67-28 151-73 184 0 1-1 2-1 3 0 3 2 5 4 5 1 0 1-1 2-1 47-35 91-119 91-191z"><text:p/></draw:path><draw:path draw:style-name="gr4" draw:text-style-name="P34" svg:width="0.1102in" svg:height="0.0063in" svg:x="0.428in" svg:y="0.6343in" svg:viewBox="0 0 281 17" svg:d="M281 8c0-4-4-8-9-8-87 0-176 0-264 0-4 0-8 4-8 8 0 5 4 9 8 9 88 0 177 0 264 0 5 0 9-4 9-9z"><text:p/></draw:path><draw:path draw:style-name="gr4" draw:text-style-name="P34" svg:width="0.1646in" svg:height="0.1161in" svg:x="0.5941in" svg:y="0.5665in" svg:viewBox="0 0 419 296" svg:d="M419 5c0-3-1-5-5-5-10 0-22 1-32 1-15 0-30-1-44-1-2 0-8 0-8 7 0 5 4 6 6 6 11 0 25 4 25 16 0 5-2 8-6 14-38 66-75 132-114 198-5-69-11-139-15-209 0-8-2-19 30-19 7 0 12 0 12-8 0-5-5-5-8-5-16 0-34 1-51 1-10 0-34-1-43-1-4 0-9 0-9 8 0 5 4 5 10 5 19 0 21 3 23 10 1 11 1 21 2 32-36 63-71 124-107 186-5-71-11-143-15-213 0-5 0-15 31-15 5 0 9 0 9-8 0-5-3-4-6-5-16 0-34 1-51 1-16 0-30-1-45-1-2 0-8 0-8 7 0 6 5 6 11 6 21 0 21 4 23 16 6 85 13 171 19 257 0 8 0 10 6 10s7-2 11-8c40-72 82-143 123-215 5 71 11 142 16 213 1 9 1 10 7 10 5 0 7-3 10-7 45-80 92-161 138-241 10-18 21-34 48-35 3-1 7-1 7-8z"><text:p/></draw:path><draw:path draw:style-name="gr4" draw:text-style-name="P34" svg:width="0.0378in" svg:height="0.165in" svg:x="0.7807in" svg:y="0.5547in" svg:viewBox="0 0 97 420" svg:d="M97 415c0-1-1-2-1-3-44-33-73-117-73-184 0-12 0-24 0-36 0-67 29-151 73-185 0-1 1-2 1-3 0-2-2-4-5-4-1 0-1 0-2 1-46 35-90 119-90 191 0 12 0 24 0 36 0 72 44 156 90 191 1 0 1 0 2 1 3 0 5-2 5-5z"><text:p/></draw:path><draw:path draw:style-name="gr4" draw:text-style-name="P34" svg:width="0.0543in" svg:height="0.1102in" svg:x="0.8429in" svg:y="0.5693in" svg:viewBox="0 0 139 281" svg:d="M139 281c0-5 0-9 0-13-5 0-8 0-13 0-38 0-40-5-40-21 0-79 0-157 0-236 0-11 0-11-9-11-27 26-63 26-77 26 0 5 0 9 0 14 8 0 34 0 55-11 0 73 0 145 0 218 0 16-1 21-38 21-5 0-10 0-15 0 0 4 0 8 0 13 16-1 52-1 69-1s54 0 68 1z"><text:p/></draw:path><draw:path draw:style-name="gr4" draw:text-style-name="P34" svg:width="0.0378in" svg:height="0.165in" svg:x="0.9209in" svg:y="0.5547in" svg:viewBox="0 0 97 420" svg:d="M97 228c0-12 0-24 0-36 0-72-44-156-91-191 0-1-1-1-2-1-3 0-4 2-4 4 0 1 0 2 1 3 45 34 73 118 73 185 0 12 0 24 0 36 0 67-28 151-73 184-1 1-1 2-1 3 0 3 1 5 4 5 1 0 1-1 2-1 47-35 91-119 91-191z"><text:p/></draw:path><draw:path draw:style-name="gr4" draw:text-style-name="P34" svg:width="0.1102in" svg:height="0.1102in" svg:x="1.022in" svg:y="0.5831in" svg:viewBox="0 0 281 281" svg:d="M281 140c0-4-4-8-9-8-40 0-82 0-123 0 0-41 0-83 0-124 0-4-4-8-9-8-4 0-8 4-8 8 0 41 0 83 0 124-41 0-83 0-124 0-4 0-8 4-8 8 0 5 4 9 8 9 41 0 83 0 124 0 0 41 0 83 0 123 0 5 4 9 8 9 5 0 9-4 9-9 0-40 0-82 0-123 41 0 83 0 123 0 5 0 9-4 9-9z"><text:p/></draw:path><draw:path draw:style-name="gr4" draw:text-style-name="P34" svg:width="0.1646in" svg:height="0.1161in" svg:x="1.1878in" svg:y="0.5665in" svg:viewBox="0 0 419 296" svg:d="M419 5c0-3-1-5-5-5-10 0-22 1-32 1-15 0-30-1-44-1-3 0-8 0-8 7 0 5 4 6 6 6 11 0 25 4 25 16 0 5-2 8-6 14-38 66-75 132-114 198-5-69-11-139-15-209 0-8-2-19 30-19 7 0 10 0 10-8 0-5-3-5-6-5-16 0-34 1-51 1-10 0-34-1-45-1-2 0-7 0-7 8 0 5 4 5 10 5 19 0 21 3 23 10 1 11 1 21 2 32-36 63-71 124-107 186-5-71-11-143-15-213 0-5 0-15 31-15 5 0 9 0 9-8 0-5-3-4-6-5-16 0-34 1-51 1-16 0-30-1-45-1-2 0-8 0-8 7 0 6 5 6 11 6 21 0 21 4 23 16 6 85 13 171 19 257 0 8 0 10 6 10 5 0 6-2 11-8 40-72 82-143 123-215 5 71 11 142 16 213 1 9 1 10 7 10 5 0 7-3 10-7 45-80 92-161 138-241 10-18 21-34 48-35 3-1 7-1 7-8z"><text:p/></draw:path><draw:path draw:style-name="gr4" draw:text-style-name="P34" svg:width="0.0378in" svg:height="0.165in" svg:x="1.3744in" svg:y="0.5547in" svg:viewBox="0 0 97 420" svg:d="M97 415c0-1-1-2-2-3-43-33-72-117-72-184 0-12 0-24 0-36 0-67 29-151 72-185 1-1 2-2 2-3 0-2-2-4-5-4-1 0-1 0-2 1-46 35-90 119-90 191 0 12 0 24 0 36 0 72 44 156 90 191 1 0 1 0 2 1 3 0 5-2 5-5z"><text:p/></draw:path><draw:path draw:style-name="gr4" draw:text-style-name="P34" svg:width="0.0661in" svg:height="0.1102in" svg:x="1.4303in" svg:y="0.5693in" svg:viewBox="0 0 169 281" svg:d="M169 208c-3 0-7 0-11 0-2 12-4 31-9 37-3 3-30 3-40 3-25 0-50 0-75 0 14-14 30-30 44-44 66-58 91-80 91-122 0-48-38-82-90-82-48 0-79 38-79 76 0 24 22 24 23 24 7 0 21-5 21-23 0-11-7-22-21-22-4 0-5 0-6 0 9-26 32-42 57-42 39 0 57 34 57 69 0 33-22 67-45 92-27 30-54 61-81 91-5 5-5 5-5 16 53 0 104 0 157 0 4-24 9-49 12-73z"><text:p/></draw:path><draw:path draw:style-name="gr4" draw:text-style-name="P34" svg:width="0.0378in" svg:height="0.165in" svg:x="1.5146in" svg:y="0.5547in" svg:viewBox="0 0 97 420" svg:d="M97 228c0-12 0-24 0-36 0-72-44-156-91-191 0-1-1-1-2-1-3 0-4 2-4 4 0 1 0 2 1 3 45 34 73 118 73 185 0 12 0 24 0 36 0 67-28 151-73 184-1 1-1 2-1 3 0 3 1 5 4 5 1 0 1-1 2-1 47-35 91-119 91-191z"><text:p/></draw:path><draw:path draw:style-name="gr4" draw:text-style-name="P34" svg:width="0.1102in" svg:height="0.0063in" svg:x="1.6157in" svg:y="0.6343in" svg:viewBox="0 0 281 17" svg:d="M281 8c0-4-4-8-9-8-87 0-176 0-264 0-4 0-8 4-8 8 0 5 4 9 8 9 88 0 177 0 264 0 5 0 9-4 9-9z"><text:p/></draw:path><draw:path draw:style-name="gr4" draw:text-style-name="P34" svg:width="0.1646in" svg:height="0.1161in" svg:x="1.7815in" svg:y="0.5665in" svg:viewBox="0 0 419 296" svg:d="M419 5c0-3-1-5-5-5-10 0-22 1-32 1-15 0-30-1-45-1-2 0-7 0-7 7 0 5 4 6 6 6 10 0 25 4 25 16 0 5-2 8-6 14-38 66-75 132-114 198-5-69-11-139-15-209 0-8-2-19 30-19 7 0 10 0 10-8 0-5-3-5-6-5-16 0-34 1-51 1-10 0-35-1-45-1-2 0-7 0-7 8 0 5 4 5 10 5 19 0 21 3 23 10 1 11 1 21 2 32-36 63-71 124-107 186-5-71-11-143-15-213 0-5 0-15 31-15 5 0 9 0 9-8 0-5-3-4-6-5-16 0-34 1-52 1-15 0-29-1-44-1-2 0-8 0-8 7 0 6 4 6 11 6 21 0 21 4 23 16 6 85 12 171 18 257 1 8 1 10 7 10 5 0 6-2 11-8 40-72 82-143 123-215 5 71 11 142 16 213 1 9 1 10 7 10 5 0 7-3 10-7 45-80 92-161 138-241 10-18 20-34 48-35 3-1 7-1 7-8z"><text:p/></draw:path><draw:path draw:style-name="gr4" draw:text-style-name="P34" svg:width="0.0378in" svg:height="0.165in" svg:x="1.9685in" svg:y="0.5547in" svg:viewBox="0 0 97 420" svg:d="M97 415c0-1-1-2-2-3-43-33-72-117-72-184 0-12 0-24 0-36 0-67 29-151 72-185 1-1 2-2 2-3 0-2-2-4-5-4-1 0-1 0-2 1-47 35-90 119-90 191 0 12 0 24 0 36 0 72 43 156 90 191 1 0 1 0 2 1 3 0 5-2 5-5z"><text:p/></draw:path><draw:path draw:style-name="gr4" draw:text-style-name="P34" svg:width="0.0681in" svg:height="0.1134in" svg:x="2.0232in" svg:y="0.5693in" svg:viewBox="0 0 174 289" svg:d="M174 209c0-35-26-69-70-77 35-11 59-41 59-74 0-35-37-58-78-58-42 0-74 25-74 56 0 15 9 23 21 23 14 0 22-9 22-21 0-22-20-22-26-22 13-20 40-26 56-26 17 0 41 9 41 48 0 4-1 28-12 48-13 20-28 21-39 21-2 0-13 1-15 1-4 2-7 2-7 5 0 5 3 5 10 5 6 0 12 0 18 0 35 0 51 29 51 71 0 56-29 69-48 69-18 0-49-7-64-32 15 2 28-7 28-23 0-15-12-24-24-24-10 0-23 6-23 24 0 39 38 66 85 66 51 0 89-38 89-80z"><text:p/></draw:path><draw:path draw:style-name="gr4" draw:text-style-name="P34" svg:width="0.0378in" svg:height="0.165in" svg:x="2.1087in" svg:y="0.5547in" svg:viewBox="0 0 97 420" svg:d="M97 228c0-12 0-24 0-36 0-72-44-156-91-191-1-1-1-1-2-1-3 0-4 2-4 4 0 1 0 2 1 3 45 34 73 118 73 185 0 12 0 24 0 36 0 67-28 151-73 184-1 1-1 2-1 3 0 3 1 5 4 5 1 0 1-1 2-1 47-35 91-119 91-191z"><text:p/></draw:path><draw:path draw:style-name="gr4" draw:text-style-name="P34" svg:width="0.1102in" svg:height="0.1102in" svg:x="2.2098in" svg:y="0.5831in" svg:viewBox="0 0 281 281" svg:d="M281 140c0-4-4-8-9-8-40 0-82 0-123 0 0-41 0-83 0-124 0-4-4-8-9-8-4 0-8 4-8 8 0 41 0 83 0 124-41 0-83 0-124 0-4 0-8 4-8 8 0 5 4 9 8 9 41 0 83 0 124 0 0 41 0 83 0 123 0 5 4 9 8 9 5 0 9-4 9-9 0-40 0-82 0-123 41 0 83 0 123 0 5 0 9-4 9-9z"><text:p/></draw:path><draw:path draw:style-name="gr4" draw:text-style-name="P34" svg:width="0.1646in" svg:height="0.1161in" svg:x="2.3756in" svg:y="0.5665in" svg:viewBox="0 0 419 296" svg:d="M419 5c0-3-1-5-5-5-10 0-22 1-32 1-15 0-30-1-45-1-2 0-7 0-7 7 0 5 4 6 6 6 10 0 25 4 25 16 0 5-2 8-6 14-38 66-75 132-114 198-5-69-11-139-15-209 0-8-2-19 30-19 7 0 10 0 10-8 0-5-4-5-6-5-16 0-34 1-51 1-10 0-35-1-45-1-2 0-7 0-7 8 0 5 4 5 10 5 18 0 21 3 23 10 1 11 1 21 2 32-36 63-71 124-107 186-6-71-11-143-17-213 0-5 0-15 33-15 5 0 9 0 9-8 0-5-3-4-6-5-16 0-34 1-52 1-15 0-30-1-44-1-2 0-8 0-8 7 0 6 4 6 11 6 21 0 21 4 23 16 6 85 12 171 18 257 1 8 1 10 7 10 5 0 6-2 9-8 42-72 83-143 125-215 5 71 11 142 16 213 0 9 1 10 6 10 6 0 8-3 11-7 45-80 92-161 138-241 10-18 20-34 46-35 5-1 9-1 9-8z"><text:p/></draw:path><draw:path draw:style-name="gr4" draw:text-style-name="P34" svg:width="0.0382in" svg:height="0.165in" svg:x="2.5614in" svg:y="0.5547in" svg:viewBox="0 0 98 420" svg:d="M98 415c0-1-1-2-2-3-43-33-73-117-73-184 0-12 0-24 0-36 0-67 30-151 73-185 1-1 2-2 2-3 0-2-2-4-4-4s-2 0-3 1c-47 35-91 119-91 191 0 12 0 24 0 36 0 72 44 156 91 191 1 0 1 1 3 1s4-2 4-5z"><text:p/></draw:path><draw:path draw:style-name="gr4" draw:text-style-name="P34" svg:width="0.0728in" svg:height="0.1122in" svg:x="2.6142in" svg:y="0.5665in" svg:viewBox="0 0 186 286" svg:d="M186 216c0-5 0-8 0-13-14 0-28 0-42 0 0-64 0-129 0-192 0-9 0-11-7-11-4 0-5 0-9 5-43 66-85 132-128 198 0 5 0 8 0 13 37 0 74 0 112 0 0 12 0 24 0 36 0 16-2 20-33 20-2 0-6 0-8 0 0 5 0 9 0 14 17-2 38-2 56-2 17 0 41 0 58 2 0-5 0-9 0-14-3 0-6 0-9 0-31 0-32-4-32-20 0-12 0-24 0-36 14 0 28 0 42 0zM114 203c-35 0-68 0-103 0 35-53 68-105 103-157 0 52 0 104 0 157z"><text:p/></draw:path><draw:path draw:style-name="gr4" draw:text-style-name="P34" svg:width="0.0382in" svg:height="0.165in" svg:x="2.7016in" svg:y="0.5547in" svg:viewBox="0 0 98 420" svg:d="M98 228c0-12 0-24 0-36 0-72-44-156-91-191-1-1-1-1-2-1-3 0-5 2-5 4 0 1 1 2 2 3 44 34 74 118 74 185 0 12 0 24 0 36 0 67-30 151-74 184-1 1-2 2-2 3 0 3 2 5 5 5 1 0 1-1 2-1 47-35 91-119 91-191z"><text:p/></draw:path><draw:path draw:style-name="gr4" draw:text-style-name="P34" svg:width="0.1102in" svg:height="0.0382in" svg:x="2.8122in" svg:y="0.6189in" svg:viewBox="0 0 281 98" svg:d="M281 8c0-4-4-8-9-8-87 0-176 0-264 0-3 0-8 4-8 8 0 5 5 9 8 9 88 0 177 0 264 0 5 0 9-4 9-9zM281 90c0-5-4-8-9-8-87 0-176 0-264 0-3 0-8 3-8 8s5 8 8 8c88 0 177 0 264 0 5 0 9-3 9-8z"><text:p/></draw:path><draw:path draw:style-name="gr4" draw:text-style-name="P34" svg:width="0.0661in" svg:height="0.1102in" svg:x="2.9866in" svg:y="0.5693in" svg:viewBox="0 0 169 281" svg:d="M169 208c-3 0-7 0-11 0-2 12-4 31-9 37-3 3-31 3-40 3-25 0-51 0-77 0 16-14 30-30 46-44 66-58 91-80 91-122 0-48-38-82-90-82-48 0-79 38-79 76 0 24 22 24 23 24 7 0 21-5 21-23 0-11-7-22-21-22-4 0-5 0-6 0 9-26 32-42 57-42 39 0 57 34 57 69 0 33-22 67-45 92-27 30-54 61-81 91-5 5-5 5-5 16 53 0 104 0 157 0 4-24 9-49 12-73z"><text:p/></draw:path><draw:path draw:style-name="gr4" draw:text-style-name="P34" svg:width="0.0657in" svg:height="0.1134in" svg:x="3.0697in" svg:y="0.5693in" svg:viewBox="0 0 168 289" svg:d="M168 196c0-51-34-93-79-93-21 0-39 7-54 22 0-28 0-54 0-82 8 3 23 5 36 5 51 0 81-38 81-43 0-4-1-5-4-5-2 0-2 0-4 1-8 4-29 12-58 12-16 0-36-3-55-12-3-1-3-1-5-1-4 0-4 4-4 10 0 42 0 82 0 124 0 9 0 12 6 12 2 0 3-1 6-4 3-6 19-29 54-29 21 0 32 19 36 26 6 16 7 33 7 54 0 15 0 40-10 58-11 15-26 27-45 27-32 0-56-22-63-48 1 2 3 2 7 2 15 0 22-11 22-21 0-11-7-21-22-21-6 0-20 3-20 22 0 36 29 77 77 77s91-39 91-93z"><text:p/></draw:path><draw:path draw:style-name="gr4" draw:text-style-name="P34" svg:width="0.0685in" svg:height="0.1134in" svg:x="3.1512in" svg:y="0.5693in" svg:viewBox="0 0 175 289" svg:d="M175 194c0-54-37-93-84-93-29 0-44 21-53 41 0-4 0-6 0-10 0-107 52-122 74-122 10 0 27 3 37 18-6 0-23 0-23 18 0 13 10 19 19 19 7 0 19-4 19-19 0-26-18-46-54-46-54 0-110 54-110 148 0 111 49 141 88 141 46 0 87-39 87-95zM137 194c0 20 0 41-7 57-12 25-32 27-42 27-27 0-39-26-41-32-9-19-9-53-9-61 0-33 15-75 52-75 7 0 26 0 40 26 7 15 7 37 7 58z"><text:p/></draw:path><draw:path draw:style-name="gr4" draw:text-style-name="P34" svg:width="0.1102in" svg:height="0.0063in" svg:x="3.2736in" svg:y="0.6343in" svg:viewBox="0 0 281 17" svg:d="M281 8c0-4-4-8-9-8-87 0-176 0-264 0-4 0-8 4-8 8 0 5 4 9 8 9 88 0 177 0 264 0 5 0 9-4 9-9z"><text:p/></draw:path><draw:path draw:style-name="gr4" draw:text-style-name="P34" svg:width="0.0543in" svg:height="0.1102in" svg:x="3.4453in" svg:y="0.5693in" svg:viewBox="0 0 139 281" svg:d="M139 281c0-5 0-9 0-13-5 0-8 0-13 0-38 0-40-5-40-21 0-79 0-157 0-236 0-11 0-11-9-11-27 26-64 26-77 26 0 5 0 9 0 14 8 0 34 0 55-11 0 73 0 145 0 218 0 16-1 21-39 21-5 0-9 0-14 0 0 4 0 8 0 13 15-1 52-1 69-1s54 0 68 1z"><text:p/></draw:path><draw:path draw:style-name="gr4" draw:text-style-name="P34" svg:width="0.0709in" svg:height="0.1154in" svg:x="3.5228in" svg:y="0.5665in" svg:viewBox="0 0 181 294" svg:d="M181 13c-35 0-68 0-103 0-52 0-52-5-54-13-4 0-6 0-10 0-4 29-9 59-14 88 4 0 7 0 11 0 1-8 5-34 11-39 2-3 34-3 40-3 29 0 59 0 88 0-16 22-32 44-48 67-37 56-52 115-52 158 0 5 0 23 20 23 19 0 19-18 19-23 0-7 0-14 0-21 0-23 2-47 5-69 2-11 8-47 26-73 19-26 38-53 58-79 3-6 3-6 3-16z"><text:p/></draw:path><draw:path draw:style-name="gr4" draw:text-style-name="P34" svg:width="0.0657in" svg:height="0.1134in" svg:x="3.6067in" svg:y="0.5693in" svg:viewBox="0 0 168 289" svg:d="M168 196c0-51-34-93-79-93-21 0-39 7-54 22 0-28 0-54 0-82 8 3 23 5 36 5 51 0 81-38 81-43 0-4-1-5-4-5-2 0-2 0-4 1-8 4-29 12-56 12-18 0-38-3-57-12-3-1-3-1-5-1-4 0-4 4-4 10 0 42 0 82 0 124 0 9 0 12 6 12 2 0 3-1 6-4 3-6 19-29 54-29 21 0 32 19 36 26 6 16 7 33 7 54 0 15 0 40-10 58-11 15-26 27-45 27-32 0-56-22-63-48 1 2 4 2 7 2 15 0 22-11 22-21 0-11-7-21-22-21-6 0-20 3-20 22 0 36 29 77 77 77 49 0 91-39 91-93z"><text:p/></draw:path><draw:path draw:style-name="gr4" draw:text-style-name="P34" svg:width="0.1102in" svg:height="0.1102in" svg:x="3.728in" svg:y="0.5831in" svg:viewBox="0 0 281 281" svg:d="M281 140c0-4-4-8-9-8-40 0-82 0-123 0 0-41 0-83 0-124 0-4-4-8-9-8-4 0-8 4-8 8 0 41 0 83 0 124-41 0-83 0-124 0-4 0-8 4-8 8 0 5 4 9 8 9 41 0 83 0 124 0 0 41 0 83 0 123 0 5 4 9 8 9 5 0 9-4 9-9 0-40 0-82 0-123 41 0 83 0 123 0 5 0 9-4 9-9z"><text:p/></draw:path><draw:path draw:style-name="gr4" draw:text-style-name="P34" svg:width="0.0657in" svg:height="0.1102in" svg:x="3.8933in" svg:y="0.5693in" svg:viewBox="0 0 168 281" svg:d="M168 208c-4 0-7 0-11 0-2 12-5 31-9 37-3 3-30 3-40 3-25 0-50 0-76 0 15-14 30-30 45-44 66-58 91-80 91-122 0-48-38-82-90-82-47 0-78 38-78 76 0 24 20 24 22 24 7 0 21-5 21-23 0-11-7-22-21-22-4 0-5 0-6 0 9-26 32-42 57-42 39 0 57 34 57 69 0 33-22 67-45 92-27 30-54 61-81 91-4 5-4 5-4 16 52 0 104 0 156 0 4-24 8-49 12-73z"><text:p/></draw:path><draw:path draw:style-name="gr4" draw:text-style-name="P34" svg:width="0.0685in" svg:height="0.1134in" svg:x="3.9744in" svg:y="0.5693in" svg:viewBox="0 0 175 289" svg:d="M175 210c0-16-5-35-20-53-9-8-15-12-42-30 31-15 51-37 51-65 0-38-38-62-75-62-43 0-77 31-77 70 0 8 1 26 18 46 5 5 20 16 31 23-24 12-61 36-61 78 0 45 43 72 88 72 48 0 87-35 87-79zM145 62c0 24-15 45-41 59-18-11-34-23-52-33-20-12-22-27-22-34 0-26 28-44 58-44 31 0 57 22 57 52zM155 224c0 32-33 54-66 54-37 0-67-26-67-61 0-25 13-51 49-72 17 11 35 23 51 34 12 7 33 20 33 45z"><text:p/></draw:path><draw:path draw:style-name="gr4" draw:text-style-name="P34" svg:width="0.1102in" svg:height="0.0063in" svg:x="4.0969in" svg:y="0.6343in" svg:viewBox="0 0 281 17" svg:d="M281 8c0-4-4-8-9-8-87 0-176 0-264 0-4 0-8 4-8 8 0 5 4 9 8 9 88 0 177 0 264 0 5 0 9-4 9-9z"><text:p/></draw:path><draw:path draw:style-name="gr4" draw:text-style-name="P34" svg:width="0.0697in" svg:height="0.1134in" svg:x="4.2602in" svg:y="0.5693in" svg:viewBox="0 0 178 289" svg:d="M178 145c0-33-3-67-17-98-21-41-54-47-72-47-25 0-57 11-73 49-15 30-16 63-16 96s1 70 19 102c18 34 48 42 70 42 21 0 54-8 73-48 13-30 16-62 16-96zM142 140c0 32 0 60-4 88-7 40-31 53-49 53-17 0-42-11-49-52-5-25-5-63-5-89s0-55 3-78c8-49 40-54 51-54 13 0 41 9 49 51 4 23 4 55 4 81z"><text:p/></draw:path><draw:path draw:style-name="gr4" draw:text-style-name="P34" svg:width="0.1106in" svg:height="0.1102in" svg:x="4.3827in" svg:y="0.5831in" svg:viewBox="0 0 282 281" svg:d="M282 140c0-4-5-8-8-8-41 0-83 0-124 0 0-41 0-83 0-124 0-4-5-8-8-8-5 0-10 4-10 8 0 41 0 83 0 124-41 0-82 0-122 0-5 0-10 4-10 8 0 5 5 9 10 9 40 0 81 0 122 0 0 41 0 83 0 123 0 5 5 9 10 9 3 0 8-4 8-9 0-40 0-82 0-123 41 0 83 0 124 0 3 0 8-4 8-9z"><text:p/></draw:path><draw:path draw:style-name="gr4" draw:text-style-name="P34" svg:width="0.0697in" svg:height="0.1134in" svg:x="4.5461in" svg:y="0.5693in" svg:viewBox="0 0 178 289" svg:d="M178 145c0-33-3-67-17-98-19-41-54-47-72-47-25 0-57 11-73 49-14 30-16 63-16 96s1 70 19 102c18 34 49 42 70 42 23 0 55-8 73-48 13-30 16-62 16-96zM143 140c0 32 0 60-5 88-6 40-30 53-49 53-17 0-42-11-49-52-5-25-5-63-5-89s0-55 3-78c9-49 40-54 51-54 13 0 42 9 49 51 5 23 5 55 5 81z"><text:p/></draw:path><draw:path draw:style-name="gr4" draw:text-style-name="P34" svg:width="0.1102in" svg:height="0.0382in" svg:x="4.678in" svg:y="0.6189in" svg:viewBox="0 0 281 98" svg:d="M281 8c0-4-4-8-9-8-87 0-176 0-264 0-3 0-8 4-8 8 0 5 5 9 8 9 88 0 177 0 264 0 5 0 9-4 9-9zM281 90c0-5-4-8-9-8-87 0-176 0-264 0-3 0-8 3-8 8s5 8 8 8c88 0 177 0 264 0 5 0 9-3 9-8z"><text:p/></draw:path><draw:path draw:style-name="gr4" draw:text-style-name="P34" svg:width="0.0543in" svg:height="0.1102in" svg:x="4.8591in" svg:y="0.5693in" svg:viewBox="0 0 139 281" svg:d="M139 281c0-5 0-9 0-13-5 0-8 0-13 0-38 0-40-5-40-21 0-79 0-157 0-236 0-11 0-11-9-11-27 26-64 26-77 26 0 5 0 9 0 14 8 0 34 0 55-11 0 73 0 145 0 218 0 16-1 21-39 21-5 0-9 0-14 0 0 4 0 8 0 13 15-1 52-1 69-1s54 0 68 1z"><text:p/></draw:path><draw:path draw:style-name="gr4" draw:text-style-name="P34" svg:width="0.0697in" svg:height="0.1134in" svg:x="4.9335in" svg:y="0.5693in" svg:viewBox="0 0 178 289" svg:d="M178 145c0-33-3-67-17-98-19-41-54-47-72-47-25 0-55 11-73 49-14 30-16 63-16 96s2 70 19 102c18 34 49 42 70 42 23 0 55-8 73-48 13-30 16-62 16-96zM143 140c0 32 0 60-5 88-6 40-30 53-49 53-17 0-41-11-49-52-5-25-5-63-5-89s0-55 3-78c9-49 40-54 51-54 14 0 42 9 49 51 5 23 5 55 5 81z"><text:p/></draw:path><draw:path draw:style-name="gr4" draw:text-style-name="P34" svg:width="0.0685in" svg:height="0.1134in" svg:x="5.0173in" svg:y="0.5693in" svg:viewBox="0 0 175 289" svg:d="M175 142c0-113-49-142-86-142-23 0-43 7-63 26-16 20-26 36-26 69 0 53 37 93 84 93 26 0 43-18 53-42 0 5 0 9 0 14 0 98-43 118-69 118-7 0-30-1-40-15 18 0 21-12 21-19 0-14-9-20-19-20-7 0-19 4-19 20 0 28 23 45 59 45 54 0 105-56 105-147zM136 103c0 35-15 76-51 76-7 0-26 0-39-27-8-15-8-37-8-57 0-23 0-42 9-58 11-21 27-27 42-27 19 0 33 14 41 33 4 13 6 41 6 60z"><text:p/></draw:path></draw:g></draw:g></text:p>
      <text:p text:style-name="P28">בסך־הכול ישנן 109 פונקציות אשר מקיימות את התנאי.</text:p>
      <text:p text:style-name="P21"/>
      <text:h text:style-name="P30" text:outline-level="1">שאלה 4</text:h>
      <text:h text:style-name="P32" text:outline-level="2">סעיף א’</text:h>
      <text:p text:style-name="P11">נחשב את מספר הפיזורים של 13 כדורים זהים ב־6 תאים שונים כך שב־3 התאים הראשונים יש לפחות 10 כדורים.</text:p>
      <text:p text:style-name="P12">תחילה נחשב את מספר <text:span text:style-name="T22">הפיזורים של 13 כדורים בששת התאים כך שב־3 התאים הראשונים יש בדיוק k כדורים. כאשר בשלושת תאים אלה יש בדיוק k כדורים, אנו בוחרים עבור כל כדור תא מבין שלושה, לכן מספר האפשרויות הוא </text:span><text:span text:style-name="T22"><draw:g text:anchor-type="as-char" svg:y="-0.1228in" draw:z-index="44" draw:name="Shape55" draw:style-name="gr1"><svg:title>TexMaths</svg:title><svg:desc>12§display§D(3, k)§svg§600§FALSE§</svg:desc><draw:g draw:style-name="gr2"><draw:path draw:style-name="gr3" draw:text-style-name="P33" svg:width="0.4787in" svg:height="0.1472in" svg:x="0.0024in" svg:y="0.0087in" svg:viewBox="0 0 1217 375" svg:d="M609 375c-203 0-406 0-609 0 0-125 0-250 0-375 406 0 811 0 1217 0 0 125 0 250 0 375-203 0-406 0-608 0z"><text:p/></draw:path><draw:path draw:style-name="gr4" draw:text-style-name="P34" svg:width="0.1264in" svg:height="0.1122in" svg:x="0.0004in" svg:y="0.011in" svg:viewBox="0 0 322 286" svg:d="M322 107c0-60-35-107-99-107-46 0-94 0-141 0-9 0-14 0-14 8 0 5 5 5 14 5 4 0 13 0 18 1 6 0 8 2 8 6 0 3 0 4-1 9-19 74-37 149-57 224-3 17-4 20-38 20-7 0-12 0-12 9 0 4 4 4 12 4 47 0 93 0 139 0 88 0 171-87 171-179zM286 91c0 20-8 90-45 134-12 16-45 48-97 48-15 0-32 0-48 0-6 0-6 0-8 0-5-1-6-1-6-5 0-1 0-2 2-9 19-77 39-154 58-230 3-15 5-16 23-16 14 0 30 0 44 0 42 0 77 23 77 78z"><text:p/></draw:path><draw:path draw:style-name="gr4" draw:text-style-name="P34" svg:width="0.0378in" svg:height="0.1642in" svg:x="0.1488in" svg:y="0.0004in" svg:viewBox="0 0 97 418" svg:d="M97 413c0-1-1-2-2-3-43-33-72-116-72-184 0-10 0-22 0-34 0-67 29-151 72-184 1-1 2-2 2-3 0-3-2-5-4-5s-2 1-3 1c-46 35-90 119-90 191 0 12 0 24 0 34 0 72 44 156 90 191 1 0 1 1 3 1s4-2 4-5z"><text:p/></draw:path><draw:path draw:style-name="gr4" draw:text-style-name="P34" svg:width="0.0681in" svg:height="0.113in" svg:x="0.2035in" svg:y="0.0142in" svg:viewBox="0 0 174 288" svg:d="M174 208c0-34-26-67-69-76 33-11 58-41 58-74 0-34-37-58-78-58-42 0-74 25-74 58 0 13 9 21 21 21 14 0 22-10 22-21 0-21-20-21-26-21 13-21 40-26 56-26 17 0 41 8 41 47 0 4-1 29-12 47-13 21-28 22-39 22-2 1-13 1-15 1-4 1-7 1-7 6 0 4 3 4 10 4 6 0 12 0 18 0 35 0 51 29 51 70 0 56-29 69-48 69-18 0-49-7-64-33 15 3 28-7 28-21 0-16-12-24-24-24-10 0-23 6-23 24 0 37 38 65 85 65 51 0 89-38 89-80z"><text:p/></draw:path><draw:path draw:style-name="gr4" draw:text-style-name="P34" svg:width="0.0189in" svg:height="0.0488in" svg:x="0.2937in" svg:y="0.1063in" svg:viewBox="0 0 49 125" svg:d="M49 43c0-27-11-43-27-43-14 0-22 10-22 22s8 22 22 22c4 0 10-2 14-6 2-1 1-1 2-1 0 3 2 0 2 6 0 31-15 56-29 71-5 5-5 6-5 7 0 2 2 4 5 4 5 0 38-33 38-82z"><text:p/></draw:path><draw:path draw:style-name="gr4" draw:text-style-name="P34" svg:width="0.0748in" svg:height="0.1161in" svg:x="0.3622in" svg:y="0.0091in" svg:viewBox="0 0 191 296" svg:d="M191 133c0-13-10-26-29-26-12 0-31 2-61 36-15 16-31 33-47 39 14-60 29-119 43-177-1-1 0-5-4-5-10 0-41 4-52 5-4 0-9 0-9 8 0 5 4 5 11 5 19 0 21 2 21 7 0 3-2 6-2 9-20 80-40 160-61 240-1 6-1 8-1 10 0 10 8 12 12 12 6 0 12-5 14-10 3-3 21-80 24-91 15 1 49 9 49 35 0 4 0 5-2 10 0 4-1 9-1 14 0 25 17 42 39 42 13 0 24-7 33-23 11-18 11-27 16-42 0-5-5-5-6-5-4 0-5 2-6 8-9 31-18 52-36 52-9 0-13-4-13-20 0-7 1-17 2-23 2-7 2-9 2-13 0-26-26-38-62-43 13-7 26-22 36-31 20-23 40-41 60-41 2 0 4 0 4 1 6 0 6 0 9 3 1 1 1 1 1 2-20 1-24 18-24 23 0 6 5 14 17 14 11 0 23-9 23-25z"><text:p/></draw:path><draw:path draw:style-name="gr4" draw:text-style-name="P34" svg:width="0.0378in" svg:height="0.1642in" svg:x="0.4516in" svg:y="0.0004in" svg:viewBox="0 0 97 418" svg:d="M97 226c0-10 0-22 0-34 0-72-44-156-91-191-1 0-1-1-2-1-3 0-4 2-4 5 0 1 0 2 1 3 45 33 73 117 73 184 0 12 0 24 0 34 0 68-28 151-73 184-1 1-1 2-1 3 0 3 1 5 4 5 1 0 1-1 2-1 47-35 91-119 91-191z"><text:p/></draw:path></draw:g></draw:g></text:span><text:span text:style-name="T22">. </text:span><text:span text:style-name="T23">את שאר הכדורים אנו מחלקים באותה הצורה לשלושת התאים האחרים, לכן יש </text:span><text:span text:style-name="T23"><draw:g text:anchor-type="as-char" svg:y="-0.1228in" draw:z-index="45" draw:name="Shape56" draw:style-name="gr1"><svg:title>TexMaths</svg:title><svg:desc>12§display§D(3, 13 - k)§svg§600§FALSE§</svg:desc><draw:g draw:style-name="gr2"><draw:path draw:style-name="gr3" draw:text-style-name="P33" svg:width="0.8472in" svg:height="0.1472in" svg:x="0.0024in" svg:y="0.0087in" svg:viewBox="0 0 2153 375" svg:d="M1078 375c-360 0-719 0-1078 0 0-125 0-250 0-375 718 0 1435 0 2153 0 0 125 0 250 0 375-359 0-718 0-1075 0z"><text:p/></draw:path><draw:path draw:style-name="gr4" draw:text-style-name="P34" svg:width="0.1268in" svg:height="0.1122in" svg:x="0.0004in" svg:y="0.011in" svg:viewBox="0 0 323 286" svg:d="M323 107c0-60-36-107-100-107-47 0-95 0-141 0-9 0-12 0-12 8 0 5 3 5 12 5 4 0 13 0 18 1 6 0 9 2 9 6 0 3-1 4-2 9-19 74-37 149-57 224-3 17-4 20-38 20-7 0-12 0-12 9 0 4 4 4 12 4 47 0 92 0 139 0 88 0 172-87 172-179zM286 91c0 20-9 90-45 134-12 16-45 48-97 48-16 0-32 0-48 0-6 0-6 0-8 0-5-1-6-1-6-5 0-1 0-2 2-9 19-77 38-154 58-230 3-15 4-16 22-16 15 0 30 0 45 0 42 0 77 23 77 78z"><text:p/></draw:path><draw:path draw:style-name="gr4" draw:text-style-name="P34" svg:width="0.0378in" svg:height="0.1642in" svg:x="0.1488in" svg:y="0.0004in" svg:viewBox="0 0 97 418" svg:d="M97 413c0-1-1-2-1-3-44-33-73-116-73-184 0-10 0-22 0-34 0-67 29-151 73-184 0-1 1-2 1-3 0-3-2-5-3-5-2 0-3 1-4 1-46 35-90 119-90 191 0 12 0 24 0 34 0 72 44 156 90 191 1 0 2 1 4 1 1 0 3-2 3-5z"><text:p/></draw:path><draw:path draw:style-name="gr4" draw:text-style-name="P34" svg:width="0.0685in" svg:height="0.113in" svg:x="0.2035in" svg:y="0.0142in" svg:viewBox="0 0 175 288" svg:d="M175 208c0-34-27-67-71-76 35-11 59-41 59-74 0-34-37-58-78-58-42 0-74 25-74 58 0 13 9 21 21 21 14 0 22-10 22-21 0-21-19-21-26-21 13-21 40-26 56-26 17 0 41 8 41 47 0 4-1 29-12 47-13 21-28 22-37 22-4 1-15 1-17 1-4 1-6 1-6 6 0 4 2 4 9 4 6 0 14 0 20 0 33 0 49 29 49 70 0 56-29 69-47 69s-50-7-65-33c15 3 28-7 28-21 0-16-11-24-24-24-10 0-23 6-23 24 0 37 38 65 85 65 52 0 90-38 90-80z"><text:p/></draw:path><draw:path draw:style-name="gr4" draw:text-style-name="P34" svg:width="0.0189in" svg:height="0.0488in" svg:x="0.2937in" svg:y="0.1063in" svg:viewBox="0 0 49 125" svg:d="M49 43c0-27-11-43-27-43-14 0-22 10-22 22s8 22 22 22c6 0 10-2 15-6 1-1 1-1 3-1 0 3 0 0 0 6 0 31-15 56-29 71-5 5-5 6-5 7 0 2 2 4 5 4 5 0 38-33 38-82z"><text:p/></draw:path><draw:path draw:style-name="gr4" draw:text-style-name="P34" svg:width="0.0543in" svg:height="0.1094in" svg:x="0.3681in" svg:y="0.0142in" svg:viewBox="0 0 139 279" svg:d="M139 279c0-3 0-8 0-13-5 0-8 0-13 0-38 0-40-5-40-20 0-78 0-157 0-235 0-10 0-11-9-11-27 26-64 26-77 26 0 5 0 9 0 14 8 0 34 0 55-11 0 72 0 145 0 217 0 15-1 20-39 20-5 0-9 0-14 0 0 5 0 10 0 13 15-1 52-1 69-1s54 0 68 1z"><text:p/></draw:path><draw:path draw:style-name="gr4" draw:text-style-name="P34" svg:width="0.0685in" svg:height="0.113in" svg:x="0.4425in" svg:y="0.0142in" svg:viewBox="0 0 175 288" svg:d="M175 208c0-34-26-67-71-76 35-11 59-41 59-74 0-34-36-58-77-58-43 0-74 25-74 58 0 13 8 21 22 21 12 0 20-10 20-21 0-21-19-21-25-21 13-21 41-26 55-26 18 0 41 8 41 47 0 4-1 29-12 47-12 21-27 22-37 22-4 1-14 1-17 1-3 1-6 1-6 6 0 4 3 4 11 4 6 0 12 0 18 0 34 0 50 29 50 70 0 56-29 69-48 69-18 0-49-7-65-33 16 3 29-7 29-21 0-16-12-24-24-24-11 0-24 6-24 24 0 37 40 65 85 65 52 0 90-38 90-80z"><text:p/></draw:path><draw:path draw:style-name="gr4" draw:text-style-name="P34" svg:width="0.1102in" svg:height="0.0063in" svg:x="0.565in" svg:y="0.0795in" svg:viewBox="0 0 281 17" svg:d="M281 8c0-4-4-8-9-8-87 0-176 0-264 0-4 0-8 4-8 8 0 5 4 9 8 9 88 0 177 0 264 0 5 0 9-4 9-9z"><text:p/></draw:path><draw:path draw:style-name="gr4" draw:text-style-name="P34" svg:width="0.0748in" svg:height="0.1161in" svg:x="0.7307in" svg:y="0.0091in" svg:viewBox="0 0 191 296" svg:d="M191 133c0-13-10-26-29-26-12 0-31 2-61 36-15 16-31 33-47 39 14-60 29-119 43-177-1-1 0-5-5-5-9 0-40 4-51 5-4 0-9 0-9 8 0 5 4 5 11 5 19 0 21 2 21 7 0 3-2 6-2 9-20 80-40 160-61 240-1 6-1 8-1 10 0 10 8 12 12 12 5 0 12-5 14-10 3-3 21-80 23-91 15 1 49 9 49 35 0 4 0 5-1 10-1 4-1 9-1 14 0 25 17 42 38 42 14 0 24-7 34-23 11-18 10-27 14-42 0-5-3-5-4-5-4 0-5 2-6 8-9 31-18 52-36 52-9 0-14-4-14-20 0-7 2-17 3-23 2-7 2-9 2-13 0-26-26-38-62-43 13-7 26-22 36-31 20-23 39-41 60-41 2 0 3 0 3 1 6 0 6 0 10 3 0 1 0 1 1 2-20 1-24 18-24 23 0 6 5 14 16 14 12 0 24-9 24-25z"><text:p/></draw:path><draw:path draw:style-name="gr4" draw:text-style-name="P34" svg:width="0.0378in" svg:height="0.1642in" svg:x="0.8201in" svg:y="0.0004in" svg:viewBox="0 0 97 418" svg:d="M97 226c0-10 0-22 0-34 0-72-44-156-91-191-1 0-1-1-2-1-3 0-4 2-4 5 0 1 0 2 1 3 45 33 73 117 73 184 0 12 0 24 0 34 0 68-28 151-73 184-1 1-1 2-1 3 0 3 1 5 4 5 1 0 1-1 2-1 47-35 91-119 91-191z"><text:p/></draw:path></draw:g></draw:g></text:span><text:span text:style-name="T23">. עבור כל חלוקה בתאים הראשונים ישנה חלוקה לתאים האחרונים ללא תלו</text:span><text:span text:style-name="T24">ת ולכן עם עיקרון המכפלה אנו רואים שעבור k כדורים בדיוק בתאים הראשונים יש </text:span><text:span text:style-name="T24"><draw:g text:anchor-type="as-char" svg:y="-0.1228in" draw:z-index="46" draw:name="Shape57" draw:style-name="gr1"><svg:title>TexMaths</svg:title><svg:desc>12§display§D(3, k) \cdot D(3, 13 -k)§svg§600§FALSE§</svg:desc><draw:g draw:style-name="gr2"><draw:path draw:style-name="gr3" draw:text-style-name="P33" svg:width="1.4803in" svg:height="0.1472in" svg:x="0.0024in" svg:y="0.0087in" svg:viewBox="0 0 3761 375" svg:d="M1881 375c-628 0-1255 0-1881 0 0-125 0-250 0-375 1254 0 2507 0 3761 0 0 125 0 250 0 375-626 0-1254 0-1880 0z"><text:p/></draw:path><draw:path draw:style-name="gr4" draw:text-style-name="P34" svg:width="0.1268in" svg:height="0.1122in" svg:x="0.0004in" svg:y="0.011in" svg:viewBox="0 0 323 286" svg:d="M323 107c0-60-36-107-100-107-47 0-95 0-141 0-9 0-12 0-12 8 0 5 3 5 12 5 4 0 13 0 18 1 6 0 9 2 9 6 0 3-1 4-2 9-19 74-37 149-57 224-3 17-4 20-38 20-7 0-12 0-12 9 0 4 4 4 12 4 47 0 92 0 139 0 88 0 172-87 172-179zM286 91c0 20-9 90-45 134-12 16-45 48-97 48-16 0-32 0-48 0-6 0-6 0-8 0-5-1-6-1-6-5 0-1 0-2 2-9 19-77 38-154 58-230 3-15 4-16 22-16 16 0 30 0 46 0 41 0 76 23 76 78z"><text:p/></draw:path><draw:path draw:style-name="gr4" draw:text-style-name="P34" svg:width="0.0378in" svg:height="0.1642in" svg:x="0.1488in" svg:y="0.0004in" svg:viewBox="0 0 97 418" svg:d="M97 413c0-1-1-2-1-3-44-33-73-116-73-184 0-10 0-22 0-34 0-67 29-151 73-184 0-1 1-2 1-3 0-3-2-5-3-5-2 0-2 1-3 1-47 35-91 119-91 191 0 12 0 24 0 34 0 72 44 156 91 191 1 0 1 1 3 1 1 0 3-2 3-5z"><text:p/></draw:path><draw:path draw:style-name="gr4" draw:text-style-name="P34" svg:width="0.0685in" svg:height="0.113in" svg:x="0.2035in" svg:y="0.0142in" svg:viewBox="0 0 175 288" svg:d="M175 208c0-34-26-67-71-76 35-11 59-41 59-74 0-34-37-58-77-58-43 0-75 25-75 58 0 13 9 21 21 21 14 0 22-10 22-21 0-21-19-21-26-21 13-21 42-26 56-26 18 0 41 8 41 47 0 4-1 29-12 47-12 21-27 22-37 22-4 1-14 1-17 1-4 1-6 1-6 6 0 4 2 4 9 4 6 0 14 0 20 0 34 0 50 29 50 70 0 56-30 69-48 69s-50-7-65-33c15 3 28-7 28-21 0-16-11-24-23-24-11 0-24 6-24 24 0 37 40 65 85 65 52 0 90-38 90-80z"><text:p/></draw:path><draw:path draw:style-name="gr4" draw:text-style-name="P34" svg:width="0.0189in" svg:height="0.0488in" svg:x="0.2937in" svg:y="0.1063in" svg:viewBox="0 0 49 125" svg:d="M49 43c0-27-11-43-26-43s-23 10-23 22 8 22 23 22c5 0 9-2 14-6 1-1 1-1 3-1 0 3 0 0 0 6 0 31-15 55-29 71-4 3-4 6-4 7 0 2 1 4 4 4 5 0 38-33 38-82z"><text:p/></draw:path><draw:path draw:style-name="gr4" draw:text-style-name="P34" svg:width="0.0748in" svg:height="0.1161in" svg:x="0.3622in" svg:y="0.0091in" svg:viewBox="0 0 191 296" svg:d="M191 133c0-13-10-26-28-26-12 0-31 2-62 36-15 16-30 33-47 39 14-60 30-119 44-177-2-1 0-5-6-5-9 0-39 4-51 5-3 0-7 0-7 8 0 5 3 5 9 5 21 0 22 2 22 7 0 3-1 6-1 9-21 80-41 160-62 240-2 6-2 8-2 10 0 10 8 12 13 12s11-5 13-10c3-3 22-80 24-91 15 1 50 9 50 35 0 4 0 5-2 10-1 4-2 9-2 14 0 25 17 42 40 42 12 0 24-7 33-23 10-18 10-27 15-42 0-5-4-5-5-5-5 0-5 2-6 8-9 31-18 52-37 52-8 0-14-4-14-20 0-7 3-17 4-23 1-7 1-9 1-13 0-26-26-38-62-43 13-7 27-22 37-31 20-23 40-41 60-41 2 0 2 0 4 1 4 0 6 0 8 3 1 1 1 1 2 2-20 1-24 18-24 23 0 6 5 14 16 14s23-9 23-25z"><text:p/></draw:path><draw:path draw:style-name="gr4" draw:text-style-name="P34" svg:width="0.0378in" svg:height="0.1642in" svg:x="0.4516in" svg:y="0.0004in" svg:viewBox="0 0 97 418" svg:d="M97 226c0-10 0-22 0-34 0-72-43-156-90-191-1 0-1-1-2-1-3 0-5 2-5 5 0 1 1 2 2 3 44 33 74 117 74 184 0 12 0 24 0 34 0 68-30 151-74 184-1 1-2 2-2 3 0 3 2 5 5 5 1 0 1-1 2-1 47-35 90-119 90-191z"><text:p/></draw:path><draw:path draw:style-name="gr4" draw:text-style-name="P34" svg:width="0.0169in" svg:height="0.0177in" svg:x="0.5579in" svg:y="0.074in" svg:viewBox="0 0 44 46" svg:d="M44 23c0-12-9-23-21-23s-23 11-23 23 11 23 23 23 21-11 21-23z"><text:p/></draw:path><draw:path draw:style-name="gr4" draw:text-style-name="P34" svg:width="0.1264in" svg:height="0.1122in" svg:x="0.6335in" svg:y="0.011in" svg:viewBox="0 0 322 286" svg:d="M322 107c0-60-36-107-99-107-47 0-95 0-141 0-9 0-14 0-14 8 0 5 4 5 12 5 6 0 14 0 18 1 8 0 10 2 10 6 0 3 0 4-1 9-19 74-37 149-57 224-4 17-6 20-38 20-7 0-12 0-12 9 0 4 4 4 12 4 47 0 92 0 139 0 88 0 171-87 171-179zM286 91c0 20-9 90-45 134-12 16-45 48-97 48-16 0-32 0-48 0-6 0-7 0-10 0-3-1-4-1-4-5 0-1 0-2 1-9 19-77 39-154 59-230 3-15 3-16 21-16 16 0 30 0 46 0 41 0 77 23 77 78z"><text:p/></draw:path><draw:path draw:style-name="gr4" draw:text-style-name="P34" svg:width="0.0378in" svg:height="0.1642in" svg:x="0.7815in" svg:y="0.0004in" svg:viewBox="0 0 97 418" svg:d="M97 413c0-1-1-2-2-3-43-33-73-116-73-184 0-10 0-22 0-34 0-67 30-151 73-184 1-1 2-2 2-3 0-3-2-5-5-5-1 0-1 1-2 1-47 35-90 119-90 191 0 12 0 24 0 34 0 72 43 156 90 191 1 0 1 1 2 1 3 0 5-2 5-5z"><text:p/></draw:path><draw:path draw:style-name="gr4" draw:text-style-name="P34" svg:width="0.0685in" svg:height="0.113in" svg:x="0.8358in" svg:y="0.0142in" svg:viewBox="0 0 175 288" svg:d="M175 208c0-34-26-67-69-76 33-11 58-41 58-74 0-34-37-58-78-58-42 0-74 25-74 58 0 13 10 21 22 21 13 0 21-10 21-21 0-21-20-21-26-21 13-21 41-26 56-26 17 0 40 8 40 47 0 4 0 29-11 47-13 21-28 22-38 22-3 1-14 1-16 1-4 1-7 1-7 6 0 4 3 4 11 4 6 0 12 0 18 0 34 0 50 29 50 70 0 56-29 69-48 69-18 0-49-7-64-33 15 3 28-7 28-21 0-16-12-24-24-24-10 0-24 6-24 24 0 37 40 65 85 65 52 0 90-38 90-80z"><text:p/></draw:path><draw:path draw:style-name="gr4" draw:text-style-name="P34" svg:width="0.0189in" svg:height="0.0488in" svg:x="0.9264in" svg:y="0.1063in" svg:viewBox="0 0 49 125" svg:d="M49 43c0-27-11-43-27-43-14 0-22 10-22 22s8 22 22 22c4 0 10-2 14-6 2-1 1-1 2-1 0 3 2 0 2 6 0 31-15 56-29 71-5 5-5 6-5 7 0 2 2 4 5 4 5 0 38-33 38-82z"><text:p/></draw:path><draw:path draw:style-name="gr4" draw:text-style-name="P34" svg:width="0.0543in" svg:height="0.1094in" svg:x="1.0004in" svg:y="0.0142in" svg:viewBox="0 0 139 279" svg:d="M139 279c0-3 0-8 0-13-5 0-8 0-13 0-38 0-40-5-40-20 0-78 0-157 0-235 0-10 0-11-9-11-27 26-64 26-77 26 0 5 0 9 0 14 8 0 34 0 55-11 0 72 0 145 0 217 0 15-1 20-39 20-5 0-9 0-14 0 0 5 0 10 0 13 15-1 52-1 69-1s53 0 68 1z"><text:p/></draw:path><draw:path draw:style-name="gr4" draw:text-style-name="P34" svg:width="0.0685in" svg:height="0.113in" svg:x="1.0756in" svg:y="0.0142in" svg:viewBox="0 0 175 288" svg:d="M175 208c0-34-26-67-71-76 35-11 59-41 59-74 0-34-37-58-77-58-43 0-75 25-75 58 0 13 9 21 21 21 14 0 22-10 22-21 0-21-19-21-25-21 12-21 41-26 55-26 18 0 41 8 41 47 0 4-1 29-12 47-12 21-27 22-37 22-4 1-14 1-17 1-4 1-6 1-6 6 0 4 2 4 9 4 6 0 14 0 20 0 34 0 50 29 50 70 0 56-30 69-48 69s-50-7-65-33c15 3 28-7 28-21 0-16-11-24-23-24-11 0-24 6-24 24 0 37 40 65 85 65 52 0 90-38 90-80z"><text:p/></draw:path><draw:path draw:style-name="gr4" draw:text-style-name="P34" svg:width="0.1102in" svg:height="0.0063in" svg:x="1.198in" svg:y="0.0795in" svg:viewBox="0 0 281 17" svg:d="M281 8c0-4-5-8-9-8-87 0-176 0-264 0-4 0-8 4-8 8 0 5 4 9 8 9 88 0 177 0 264 0 4 0 9-4 9-9z"><text:p/></draw:path><draw:path draw:style-name="gr4" draw:text-style-name="P34" svg:width="0.0748in" svg:height="0.1161in" svg:x="1.3638in" svg:y="0.0091in" svg:viewBox="0 0 191 296" svg:d="M191 133c0-13-10-26-29-26-12 0-31 2-61 36-15 16-31 33-47 39 14-60 29-119 43-177-1-1 0-5-5-5-10 0-40 4-51 5-4 0-9 0-9 8 0 5 4 5 10 5 20 0 22 2 22 7 0 3-2 6-2 9-20 80-40 160-61 240-1 6-1 8-1 10 0 10 8 12 12 12 5 0 12-5 14-10 3-3 21-80 23-91 15 1 49 9 49 35 0 4 0 5-1 10-1 4-1 9-1 14 0 25 17 42 38 42 14 0 24-7 34-23 11-18 10-27 14-42 0-5-3-5-4-5-4 0-5 2-6 8-9 31-18 52-36 52-9 0-14-4-14-20 0-7 2-17 3-23 2-7 2-9 2-13 0-26-26-38-62-43 13-7 26-22 36-31 20-23 39-41 60-41 2 0 3 0 3 1 6 0 6 0 10 3 0 1 0 1 1 2-20 1-24 18-24 23 0 6 5 14 16 14 12 0 24-9 24-25z"><text:p/></draw:path><draw:path draw:style-name="gr4" draw:text-style-name="P34" svg:width="0.0378in" svg:height="0.1642in" svg:x="1.4531in" svg:y="0.0004in" svg:viewBox="0 0 97 418" svg:d="M97 226c0-10 0-22 0-34 0-72-44-156-91-191-1 0-1-1-2-1-3 0-4 2-4 5 0 1 0 2 1 3 45 33 73 117 73 184 0 12 0 24 0 34 0 68-28 151-73 184-1 1-1 2-1 3 0 3 1 5 4 5 1 0 1-1 2-1 47-35 91-119 91-191z"><text:p/></draw:path></draw:g></draw:g></text:span><text:span text:style-name="T24"><text:s/>אפשרויות.</text:span></text:p>
      <text:p text:style-name="P13">מספר האפשרויות שבשלושת התאים הראשונים יהיו לפחות 10 כדורים שווה לסך האפשרויות שיהיו בדיוק עשרה, אחד־עשר, שניים עשר ושלושה־עשר כדורים זהים, לכן מספר האפשרויות הוא <draw:g text:anchor-type="as-char" svg:y="-0.2661in" draw:z-index="47" draw:name="Shape58" draw:style-name="gr1"><svg:title>TexMaths</svg:title><svg:desc>12§display§\sum_{k = 11}^{13} D(3, k) \cdot D(3, 13 -k) = 
\sum_{k = 11}^{13} \binom{k + 2}{k} \cdot \binom{15 - k}{13 - k} =
\sum_{k = 11}^{13} \binom{k + 2}{k} \cdot \binom{15 - k}{2}§svg§600§FALSE§</svg:desc><draw:g draw:style-name="gr2"><draw:path draw:style-name="gr3" draw:text-style-name="P33" svg:width="5.7492in" svg:height="0.4366in" svg:x="0.0004in" svg:y="0.0079in" svg:viewBox="0 0 14604 1110" svg:d="M7303 1110c-2434 0-4868 0-7303 0 0-369 0-740 0-1110 4869 0 9736 0 14604 0 0 370 0 741 0 1110-2433 0-4867 0-7301 0z"><text:p/></draw:path><draw:path draw:style-name="gr4" draw:text-style-name="P34" svg:width="0.0421in" svg:height="0.0768in" svg:x="0.085in" svg:y="0in" svg:viewBox="0 0 108 196" svg:d="M108 196c0-4 0-6 0-10-4 0-7 0-11 0-30 0-30-5-30-14 0-54 0-110 0-164 0-8 0-8-8-8-19 19-47 19-59 19 0 4 0 7 0 11 7 0 28 0 43-8 0 50 0 99 0 150 0 9 0 14-30 14-3 0-7 0-11 0 0 4 0 6 0 10 18 0 35-2 53-2s35 2 53 2z"><text:p/></draw:path><draw:path draw:style-name="gr4" draw:text-style-name="P34" svg:width="0.0531in" svg:height="0.0791in" svg:x="0.1449in" svg:y="0in" svg:viewBox="0 0 136 202" svg:d="M136 145c0-23-20-45-52-53 31-10 42-33 42-51 0-23-26-41-59-41s-59 16-59 40c0 10 8 15 16 15 10 0 16-6 16-14 0-9-6-16-16-16 11-13 31-17 42-17 13 0 32 8 32 33 0 12-4 26-12 35-9 12-18 12-33 13-7 0-7 0-9 1-1 1-3 0-3 4 0 3 2 3 7 3 6 0 11 0 17 0 23 0 39 17 39 48 0 36-21 47-38 47-12 0-38-2-50-20 13 0 16-10 16-17 0-9-7-16-15-16-9 0-17 5-17 17 0 28 30 46 66 46 41 0 70-28 70-57z"><text:p/></draw:path><draw:path draw:style-name="gr4" draw:text-style-name="P34" svg:width="0.2201in" svg:height="0.2315in" svg:x="0.0283in" svg:y="0.113in" svg:viewBox="0 0 560 589" svg:d="M560 455c-3 0-7 0-10 0-16 43-60 72-110 85-8 1-50 13-130 13-86 0-170 0-255 0 72-84 143-168 215-252 2-3 4-5 4-7-2-2 0-1-4-6-65-90-131-179-196-269 77 0 154 0 231 0 56 0 95 6 99 7 23 4 59 11 93 32 11 7 39 26 53 60 3 0 7 0 10 0-16-40-33-78-50-118-167 0-332 0-499 0-10 0-10 0-11 2 0 2 0 10 0 15 74 102 148 203 222 305-73 85-145 170-218 255-4 5-3 5-4 8 0 4 4 4 11 4 167 0 332 0 499 0 17-45 34-90 50-134z"><text:p/></draw:path><draw:path draw:style-name="gr4" draw:text-style-name="P34" svg:width="0.0567in" svg:height="0.0815in" svg:x="0.0008in" svg:y="0.3717in" svg:viewBox="0 0 145 208" svg:d="M145 95c0-10-7-21-23-21s-32 12-48 27c-12 11-21 20-33 25 9-40 19-78 29-118 0-1 1-3 1-4 0-2-1-4-5-4-6 0-30 2-37 2-3 0-7 2-7 8 0 3 4 3 8 3 14 0 14 3 14 5s-1 4-1 6c-14 56-27 112-42 168-1 5-1 4-1 6 0 5 4 10 10 10 8 0 12-6 13-14 1-1 13-52 14-56 22 1 39 8 39 24 0 1 0 2-2 6-1 5-1 6-1 8 0 22 18 32 33 32 27 0 25-30 37-46 0-4-4-4-5-4-5 0-5 2-6 8-4 12-12 33-26 33-8 0-10-7-10-15 0-5 0-6 1-14 0-1 1-6 1-9 0-25-34-30-48-31 10-5 21-15 26-20 14-14 30-27 46-27 3 0 8 1 10 3-13 3-16 12-16 17 0 6 5 11 12 11 8 0 17-7 17-19z"><text:p/></draw:path><draw:path draw:style-name="gr4" draw:text-style-name="P34" svg:width="0.0772in" svg:height="0.0272in" svg:x="0.0689in" svg:y="0.4098in" svg:viewBox="0 0 197 70" svg:d="M197 6c0-4-3-6-6-6-61 0-124 0-185 0-2 0-6 2-6 6s4 6 6 6c61 0 124 0 185 0 3 0 6-2 6-6zM197 64c0-4-3-6-6-6-61 0-124 0-185 0-2 0-6 2-6 6 0 2 4 6 6 6 61 0 124 0 185 0 3 0 6-4 6-6z"><text:p/></draw:path><draw:path draw:style-name="gr4" draw:text-style-name="P34" svg:width="0.0417in" svg:height="0.0768in" svg:x="0.1657in" svg:y="0.3752in" svg:viewBox="0 0 107 196" svg:d="M107 196c0-4 0-8 0-11-4 0-7 0-11 0-30 0-30-4-30-13 0-54 0-110 0-164 0-8 0-8-8-8-20 19-46 19-58 19 0 4 0 7 0 11 7 0 26 0 42-8 0 50 0 99 0 150 0 9 0 13-29 13-3 0-8 0-12 0 0 3 0 7 0 11 18 0 35-2 53-2s35 2 53 2z"><text:p/></draw:path><draw:path draw:style-name="gr4" draw:text-style-name="P34" svg:width="0.0417in" svg:height="0.0768in" svg:x="0.2319in" svg:y="0.3752in" svg:viewBox="0 0 107 196" svg:d="M107 196c0-4 0-8 0-11-4 0-7 0-11 0-30 0-30-4-30-13 0-54 0-110 0-164 0-8 0-8-8-8-20 19-46 19-58 19 0 4 0 7 0 11 7 0 26 0 42-8 0 50 0 99 0 150 0 9 0 13-29 13-3 0-8 0-12 0 0 3 0 7 0 11 18 0 35-2 53-2s35 2 53 2z"><text:p/></draw:path><draw:path draw:style-name="gr4" draw:text-style-name="P34" svg:width="0.1264in" svg:height="0.113in" svg:x="0.3197in" svg:y="0.1571in" svg:viewBox="0 0 322 288" svg:d="M322 107c0-59-36-107-100-107-47 0-95 0-142 0-7 0-12 0-12 8 0 5 4 5 12 5 6 0 14 1 18 1 8 2 10 3 10 8 0 1 0 2-2 7-20 75-38 151-57 227-3 15-5 19-38 19-7 0-11 0-11 8 0 5 4 5 11 5 47 0 93 0 140 0 88 0 171-89 171-181zM284 91c0 21-8 90-43 137-13 16-45 47-98 47-16 0-31 0-47 0-6 0-7 0-10 0-4 0-6-1-6-5 0-1 0-1 3-10 19-76 38-153 57-230 4-16 5-17 23-17 16 0 30 0 46 0 41 0 75 23 75 78z"><text:p/></draw:path><draw:path draw:style-name="gr4" draw:text-style-name="P34" svg:width="0.0382in" svg:height="0.165in" svg:x="0.4677in" svg:y="0.1453in" svg:viewBox="0 0 98 420" svg:d="M98 417c0-2-1-3-2-4-43-34-73-118-73-185 0-12 0-24 0-35 0-68 30-152 73-185 1-1 2-2 2-3 0-3-2-5-4-5s-2 1-3 1c-47 35-91 120-91 192 0 11 0 23 0 35 0 72 44 156 91 192 1 0 1 0 3 0s4-2 4-3z"><text:p/></draw:path><draw:path draw:style-name="gr4" draw:text-style-name="P34" svg:width="0.0685in" svg:height="0.1138in" svg:x="0.5224in" svg:y="0.1598in" svg:viewBox="0 0 175 290" svg:d="M175 209c0-35-26-67-69-76 33-12 58-42 58-74 0-35-37-59-78-59-42 0-74 25-74 58 0 14 10 21 22 21 13 0 21-8 21-21 0-21-20-21-26-21 13-20 41-26 56-26 17 0 40 9 40 47 0 6 0 30-11 48-13 20-28 21-38 22-4 0-14 2-16 2-4 0-7 0-7 4 0 5 3 5 11 5 6 0 12 0 18 0 34 0 50 29 50 70 0 57-29 69-48 69-18 0-49-7-64-32 15 2 28-7 28-23 0-15-12-24-24-24-10 0-24 6-24 25 0 39 40 66 85 66 52 0 90-38 90-81z"><text:p/></draw:path><draw:path draw:style-name="gr4" draw:text-style-name="P34" svg:width="0.0189in" svg:height="0.0492in" svg:x="0.613in" svg:y="0.2516in" svg:viewBox="0 0 49 126" svg:d="M49 44c0-27-11-44-27-44-14 0-22 11-22 23 0 11 8 21 22 21 4 0 10-1 14-4 2-2 1-2 2-2 0 3 2 0 2 6 0 32-15 57-29 70-5 5-5 6-5 7 0 3 2 5 5 5 5 0 38-32 38-82z"><text:p/></draw:path><draw:path draw:style-name="gr4" draw:text-style-name="P34" svg:width="0.0748in" svg:height="0.1169in" svg:x="0.6815in" svg:y="0.1543in" svg:viewBox="0 0 191 298" svg:d="M191 133c0-12-10-26-29-26-12 0-31 3-61 37-15 16-31 32-47 38 14-58 29-118 43-177-1-1 0-5-5-5-9 0-40 4-51 5-4 0-9 1-9 8 0 5 5 5 11 5 21 0 21 4 21 7s-2 6-2 9c-20 80-40 162-61 242-1 6-1 7-1 10 0 9 8 12 12 12 6 0 12-4 14-9 3-5 22-83 24-92 15 1 50 7 50 36 0 2 0 3-3 8 0 5-1 10-1 15 0 25 17 42 38 42 14 0 24-8 34-23 11-18 11-29 16-42 0-5-4-5-5-5-5 0-5 2-6 8-9 30-18 52-37 52-9 0-14-5-14-19 0-7 2-17 4-24 1-7 1-9 1-13 0-28-26-40-62-45 13-7 26-20 36-31 20-22 39-40 61-40 2 0 2 0 4 0 4 2 4 2 8 4 1 0 1 1 1 1-19 1-24 18-24 23 0 7 5 14 17 14 11 0 23-8 23-25z"><text:p/></draw:path><draw:path draw:style-name="gr4" draw:text-style-name="P34" svg:width="0.0378in" svg:height="0.165in" svg:x="0.7709in" svg:y="0.1453in" svg:viewBox="0 0 97 420" svg:d="M97 228c0-12 0-24 0-35 0-72-44-157-90-192-1 0-1-1-2-1-3 0-5 2-5 5 0 1 1 2 1 3 45 33 73 117 73 185 0 11 0 23 0 35 0 67-28 151-73 185 0 1-1 2-1 4 0 1 2 3 5 3 1 0 1 0 2 0 46-36 90-120 90-192z"><text:p/></draw:path><draw:path draw:style-name="gr4" draw:text-style-name="P34" svg:width="0.0169in" svg:height="0.0169in" svg:x="0.8772in" svg:y="0.2197in" svg:viewBox="0 0 44 44" svg:d="M44 22c0-12-9-22-21-22-13 0-23 8-23 22 0 12 10 22 23 22 12 0 21-9 21-22z"><text:p/></draw:path><draw:path draw:style-name="gr4" draw:text-style-name="P34" svg:width="0.1264in" svg:height="0.113in" svg:x="0.9528in" svg:y="0.1571in" svg:viewBox="0 0 322 288" svg:d="M322 107c0-59-36-107-99-107-48 0-95 0-143 0-7 0-12 0-12 8 0 5 4 5 12 5 6 0 14 1 18 1 8 2 10 3 10 8 0 1 0 2-1 7-19 75-39 151-58 227-3 15-5 19-38 19-6 0-11 0-11 8 0 5 4 5 11 5 47 0 93 0 140 0 88 0 171-89 171-181zM286 91c0 21-9 90-45 137-13 16-45 47-98 47-16 0-31 0-47 0-6 0-7 0-10 0s-6-1-6-5c0-1 0-1 3-10 19-76 38-153 57-230 5-16 5-17 23-17 16 0 30 0 46 0 41 0 77 23 77 78z"><text:p/></draw:path><draw:path draw:style-name="gr4" draw:text-style-name="P34" svg:width="0.0382in" svg:height="0.165in" svg:x="1.1008in" svg:y="0.1453in" svg:viewBox="0 0 98 420" svg:d="M98 417c0-2-1-3-2-4-43-34-73-118-73-185 0-12 0-24 0-35 0-68 30-152 73-185 1-1 2-2 2-3 0-3-2-5-4-5s-2 1-3 1c-47 35-91 120-91 192 0 11 0 23 0 35 0 72 44 156 91 192 1 0 1 0 3 0s4-2 4-3z"><text:p/></draw:path><draw:path draw:style-name="gr4" draw:text-style-name="P34" svg:width="0.0685in" svg:height="0.1138in" svg:x="1.1555in" svg:y="0.1598in" svg:viewBox="0 0 175 290" svg:d="M175 209c0-35-26-67-69-76 33-12 58-42 58-74 0-35-37-59-78-59-42 0-74 25-74 58 0 14 10 21 22 21 13 0 21-8 21-21 0-21-20-21-26-21 13-20 41-26 56-26 17 0 40 9 40 47 0 6 0 30-11 48-13 20-28 21-38 22-3 0-14 2-16 2-4 0-7 0-7 4 0 5 3 5 11 5 6 0 12 0 18 0 34 0 50 29 50 70 0 57-29 69-48 69-18 0-49-7-64-32 15 2 28-7 28-23 0-15-12-24-24-24-10 0-24 6-24 25 0 39 40 66 85 66 52 0 90-38 90-81z"><text:p/></draw:path><draw:path draw:style-name="gr4" draw:text-style-name="P34" svg:width="0.0189in" svg:height="0.0492in" svg:x="1.2461in" svg:y="0.2516in" svg:viewBox="0 0 49 126" svg:d="M49 44c0-27-11-44-27-44-14 0-22 11-22 23 0 11 8 21 22 21 4 0 10-1 15-4 1-2 1-2 1-2 0 3 2 0 2 6 0 32-15 57-29 70-5 5-5 6-5 7 0 3 2 5 5 5 5 0 38-32 38-82z"><text:p/></draw:path><draw:path draw:style-name="gr4" draw:text-style-name="P34" svg:width="0.0543in" svg:height="0.1102in" svg:x="1.3205in" svg:y="0.1598in" svg:viewBox="0 0 139 281" svg:d="M139 281c0-5 0-10 0-13-5 0-8 0-13 0-38 0-40-5-40-21 0-79 0-157 0-236 0-10 0-11-9-11-27 28-64 28-77 28 0 4 0 8 0 13 8 0 34 0 55-11 0 72 0 145 0 217 0 16-1 21-39 21-5 0-9 0-14 0 0 3 0 8 0 13 15-1 52-1 69-1s54 0 68 1z"><text:p/></draw:path><draw:path draw:style-name="gr4" draw:text-style-name="P34" svg:width="0.0685in" svg:height="0.1138in" svg:x="1.3957in" svg:y="0.1598in" svg:viewBox="0 0 175 290" svg:d="M175 209c0-35-26-67-71-76 35-12 60-42 60-74 0-35-37-59-78-59-43 0-74 25-74 58 0 14 8 21 22 21 12 0 21-8 21-21 0-21-20-21-26-21 13-20 41-26 55-26 18 0 41 9 41 47 0 6 0 30-12 48-12 20-27 21-37 22-4 0-14 2-17 2s-6 0-6 4c0 5 3 5 11 5 6 0 12 0 18 0 34 0 50 29 50 70 0 57-29 69-48 69-18 0-49-7-65-32 16 2 29-7 29-23 0-15-12-24-24-24-11 0-24 6-24 25 0 39 40 66 85 66 52 0 90-38 90-81z"><text:p/></draw:path><draw:path draw:style-name="gr4" draw:text-style-name="P34" svg:width="0.1102in" svg:height="0.0063in" svg:x="1.5177in" svg:y="0.2252in" svg:viewBox="0 0 281 17" svg:d="M281 8c0-4-4-8-9-8-87 0-176 0-264 0-4 0-8 4-8 8 0 5 4 9 8 9 88 0 177 0 264 0 5 0 9-4 9-9z"><text:p/></draw:path><draw:path draw:style-name="gr4" draw:text-style-name="P34" svg:width="0.0748in" svg:height="0.1169in" svg:x="1.6839in" svg:y="0.1543in" svg:viewBox="0 0 191 298" svg:d="M191 133c0-12-10-26-29-26-11 0-31 3-61 37-15 16-31 32-47 38 14-58 30-118 44-177-2-1 0-5-6-5-9 0-40 4-51 5-4 0-7 1-7 8 0 5 3 5 9 5 21 0 22 4 22 7-1 3-1 6-3 9-20 80-39 162-60 242-2 6-2 7-2 10 0 9 8 12 12 12 6 0 12-4 14-9 3-5 22-83 24-92 15 1 50 7 50 36 0 2 0 3-2 8-1 5-2 10-2 15 0 25 17 42 40 42 12 0 24-8 32-23 11-18 11-29 16-42 0-5-4-5-5-5-5 0-5 2-6 8-9 30-18 52-37 52-8 0-14-5-14-19 0-7 2-17 4-24 1-7 1-9 1-13 0-28-26-40-62-45 13-7 26-20 36-31 20-22 39-40 61-40 2 0 2 0 4 0 4 2 4 2 8 4 1 0 1 1 2 1-20 1-24 18-24 23 0 7 4 14 16 14 11 0 23-8 23-25z"><text:p/></draw:path><draw:path draw:style-name="gr4" draw:text-style-name="P34" svg:width="0.0378in" svg:height="0.165in" svg:x="1.7728in" svg:y="0.1453in" svg:viewBox="0 0 97 420" svg:d="M97 228c0-12 0-24 0-35 0-72-44-157-90-192-1 0-1-1-2-1-3 0-5 2-5 5 0 1 1 2 2 3 44 33 72 117 72 185 0 11 0 23 0 35 0 67-28 151-72 185-1 1-2 2-2 4 0 1 2 3 5 3 1 0 1 0 2 0 46-36 90-120 90-192z"><text:p/></draw:path><draw:path draw:style-name="gr4" draw:text-style-name="P34" svg:width="0.1102in" svg:height="0.0382in" svg:x="1.8835in" svg:y="0.2094in" svg:viewBox="0 0 281 98" svg:d="M281 8c0-4-4-8-9-8-87 0-176 0-264 0-4 0-8 4-8 8 0 5 4 9 8 9 88 0 177 0 264 0 5 0 9-4 9-9zM281 90c0-4-4-8-9-8-87 0-176 0-264 0-4 0-8 3-8 8 0 4 4 8 8 8 88 0 177 0 264 0 5 0 9-3 9-8z"><text:p/></draw:path><draw:path draw:style-name="gr4" draw:text-style-name="P34" svg:width="0.0417in" svg:height="0.0768in" svg:x="2.1429in" svg:y="0in" svg:viewBox="0 0 107 196" svg:d="M107 196c0-4 0-6 0-10-4 0-7 0-11 0-30 0-30-5-30-14 0-54 0-110 0-164 0-8 0-8-8-8-20 19-46 19-58 19 0 4 0 7 0 11 7 0 26 0 42-8 0 50 0 99 0 150 0 9 0 14-29 14-3 0-8 0-12 0 0 4 0 6 0 10 18 0 35-2 53-2s35 2 53 2z"><text:p/></draw:path><draw:path draw:style-name="gr4" draw:text-style-name="P34" svg:width="0.0531in" svg:height="0.0791in" svg:x="2.2024in" svg:y="0in" svg:viewBox="0 0 136 202" svg:d="M136 145c0-23-18-45-51-53 30-10 42-33 42-51 0-23-27-41-60-41-32 0-57 16-57 40 0 10 6 15 15 15s15-6 15-14c0-9-6-16-15-16 10-13 30-17 41-17 13 0 32 8 32 33 0 12-4 26-12 35-9 12-18 12-32 13-7 0-8 0-10 1-1 1-3 0-3 4 0 3 3 3 8 3s11 0 16 0c23 0 39 17 39 48 0 36-21 47-38 47-12 0-37-2-50-20 14 0 16-10 16-17 0-9-6-16-15-16s-17 5-17 17c0 28 31 46 67 46 41 0 69-28 69-57z"><text:p/></draw:path><draw:path draw:style-name="gr4" draw:text-style-name="P34" svg:width="0.2209in" svg:height="0.2315in" svg:x="2.0858in" svg:y="0.113in" svg:viewBox="0 0 562 589" svg:d="M562 455c-4 0-8 0-11 0-17 43-61 72-111 85-8 1-49 13-130 13-86 0-170 0-255 0 72-84 143-168 215-252 4-3 4-5 4-7-2-2 0-1-3-6-66-90-131-179-197-269 77 0 155 0 232 0 56 0 95 6 98 7 23 4 59 11 93 32 11 7 39 26 54 60 3 0 7 0 11 0-17-40-35-78-52-118-166 0-332 0-498 0-10 0-11 0-12 2 0 2 0 10 0 15 74 102 149 203 223 305-73 85-145 170-218 255-5 5-4 5-5 8 0 4 4 4 12 4 166 0 332 0 498 0 17-45 35-90 52-134z"><text:p/></draw:path><draw:path draw:style-name="gr4" draw:text-style-name="P34" svg:width="0.0567in" svg:height="0.0815in" svg:x="2.0583in" svg:y="0.3717in" svg:viewBox="0 0 145 208" svg:d="M145 95c0-10-7-21-23-21s-32 12-46 27c-14 11-23 20-35 25 9-40 20-78 30-118 0-1 1-3 1-4 0-2-1-4-5-4-6 0-31 2-38 2-3 0-6 2-6 8 0 3 3 3 7 3 14 0 14 3 14 5s-1 4-1 6c-14 56-27 112-42 168-1 5-1 4-1 6 0 5 4 10 10 10 8 0 12-6 14-14 0-1 13-52 14-56 21 1 38 8 38 24 0 1 0 2 0 6-2 5-2 6-2 8 0 22 17 32 32 32 28 0 25-30 37-46 0-4-4-4-5-4-4 0-5 2-6 8-4 12-11 33-25 33-9 0-11-7-11-15 0-5 0-6 1-14 1-1 3-6 3-9 0-25-36-30-48-31 8-5 19-15 24-20 15-14 30-27 46-27 4 0 8 1 10 3-13 3-16 12-16 17 0 6 5 11 12 11 9 0 17-7 17-19z"><text:p/></draw:path><draw:path draw:style-name="gr4" draw:text-style-name="P34" svg:width="0.0768in" svg:height="0.0272in" svg:x="2.1268in" svg:y="0.4098in" svg:viewBox="0 0 196 70" svg:d="M196 6c0-4-3-6-5-6-61 0-124 0-185 0-4 0-6 2-6 6s2 6 6 6c61 0 124 0 185 0 2 0 5-2 5-6zM196 64c0-4-3-6-5-6-61 0-124 0-185 0-4 0-6 2-6 6 0 2 2 6 6 6 61 0 124 0 185 0 2 0 5-4 5-6z"><text:p/></draw:path><draw:path draw:style-name="gr4" draw:text-style-name="P34" svg:width="0.0421in" svg:height="0.0768in" svg:x="2.2232in" svg:y="0.3752in" svg:viewBox="0 0 108 196" svg:d="M108 196c0-4 0-8 0-11-4 0-8 0-12 0-29 0-29-4-29-13 0-54 0-110 0-164 0-8-1-8-9-8-18 19-46 19-58 19 0 4 0 7 0 11 7 0 26 0 43-8 0 50 0 99 0 150 0 9 0 13-30 13-3 0-7 0-11 0 0 3 0 7 0 11 18 0 35-2 53-2s35 2 53 2z"><text:p/></draw:path><draw:path draw:style-name="gr4" draw:text-style-name="P34" svg:width="0.0421in" svg:height="0.0768in" svg:x="2.2894in" svg:y="0.3752in" svg:viewBox="0 0 108 196" svg:d="M108 196c0-4 0-8 0-11-4 0-8 0-12 0-29 0-29-4-29-13 0-54 0-110 0-164 0-8-1-8-9-8-18 19-46 19-58 19 0 4 0 7 0 11 7 0 26 0 43-8 0 50 0 99 0 150 0 9 0 13-30 13-3 0-7 0-11 0 0 3 0 7 0 11 18 0 35-2 53-2s35 2 53 2z"><text:p/></draw:path><draw:path draw:style-name="gr4" draw:text-style-name="P34" svg:width="0.0752in" svg:height="0.3961in" svg:x="2.4079in" svg:y="0.0303in" svg:viewBox="0 0 192 1007" svg:d="M192 1000c0-2-1-5-2-6-90-67-153-255-153-411 0-52 0-105 0-157 0-158 63-344 153-412 1-1 2-3 2-6 0-4-2-8-7-8-1 0-4 1-5 2-94 70-180 258-180 424 0 52 0 105 0 157 0 165 86 352 180 423 1 1 4 1 5 1 5 0 7-3 7-7z"><text:p/></draw:path><draw:path draw:style-name="gr4" draw:text-style-name="P34" svg:width="0.0748in" svg:height="0.1161in" svg:x="2.502in" svg:y="0.0425in" svg:viewBox="0 0 191 296" svg:d="M191 132c0-12-10-26-29-26-12 0-31 3-61 37-15 15-31 32-47 39 14-58 29-118 43-177-1-1 0-5-5-5-9 0-40 4-51 4-4 1-9 1-9 8 0 5 4 5 11 5 21 0 21 3 21 7 0 2-2 6-2 8-20 82-40 162-61 244-1 6-1 6-1 8 0 10 8 12 12 12 6 0 12-3 14-8 3-4 22-82 24-92 15 1 48 8 48 36 0 2 0 4-1 8 0 5-1 11-1 14 0 26 17 42 38 42 14 0 24-6 34-21 11-19 11-29 16-43 0-4-4-4-6-4-4 0-4 1-5 7-9 31-19 53-37 53-9 0-14-5-14-20 0-8 2-17 4-24 1-8 1-9 1-14 0-26-26-39-62-43 13-8 26-21 36-31 20-23 39-41 60-41 3 0 3 0 5 0 4 1 4 1 8 4 1 0 1 1 1 1-20 2-24 18-24 23 0 7 5 15 17 15 11 0 23-9 23-26z"><text:p/></draw:path><draw:path draw:style-name="gr4" draw:text-style-name="P34" svg:width="0.1102in" svg:height="0.1102in" svg:x="2.628in" svg:y="0.0606in" svg:viewBox="0 0 281 281" svg:d="M281 140c0-4-4-8-9-8-40 0-82 0-123 0 0-41 0-83 0-124 0-4-4-8-9-8-4 0-8 4-8 8 0 41 0 83 0 124-41 0-83 0-124 0-4 0-8 4-8 8s4 9 8 9c41 0 83 0 124 0 0 41 0 81 0 123 0 4 4 9 8 9 5 0 9-5 9-9 0-42 0-82 0-123 41 0 83 0 123 0 5 0 9-5 9-9z"><text:p/></draw:path><draw:path draw:style-name="gr4" draw:text-style-name="P34" svg:width="0.0657in" svg:height="0.1098in" svg:x="2.7929in" svg:y="0.048in" svg:viewBox="0 0 168 280" svg:d="M168 206c-4 0-7 0-11 0-1 14-5 32-8 39-4 2-31 2-41 2-25 0-50 0-76 0 15-14 30-29 45-43 66-58 91-80 91-122 0-48-37-82-89-82-48 0-79 38-79 76 0 24 22 24 23 24 7 0 21-5 21-23 0-11-7-22-22-22-3 0-4 0-5 0 9-27 32-43 56-43 39 0 57 35 57 70 0 33-21 66-45 92-26 30-54 60-80 90-5 5-5 6-5 16 52 0 104 0 156 0 4-26 8-50 12-74z"><text:p/></draw:path><draw:path draw:style-name="gr4" draw:text-style-name="P34" svg:width="0.0752in" svg:height="0.1169in" svg:x="2.6445in" svg:y="0.2685in" svg:viewBox="0 0 192 298" svg:d="M192 133c0-13-10-26-29-26-12 0-31 3-62 37-13 16-30 32-47 38 14-58 30-118 44-177-2-1 0-5-6-5-9 0-39 4-50 5-4 0-8 1-8 8 0 5 3 5 9 5 21 0 22 4 22 7s-1 6-1 9c-21 80-41 162-62 242-2 6-2 7-2 10 0 9 8 12 13 12s12-4 15-9c1-5 20-83 22-92 15 1 50 7 50 35 0 3 0 4-2 9-1 5-1 10-1 15 0 25 17 42 39 42 12 0 24-8 33-23 10-18 10-29 15-42 0-5-4-5-5-5-4 0-5 2-6 8-9 30-18 52-36 52-9 0-15-5-15-19 0-7 3-17 4-24 2-7 2-9 2-13 0-28-27-40-62-45 12-7 26-20 36-31 20-22 40-40 60-40 2 0 2 0 4 0 4 2 6 2 9 4l1 1c-20 1-24 18-24 23 0 7 5 14 16 14s24-8 24-25z"><text:p/></draw:path><draw:path draw:style-name="gr4" draw:text-style-name="P34" svg:width="0.0752in" svg:height="0.3961in" svg:x="2.876in" svg:y="0.0303in" svg:viewBox="0 0 192 1007" svg:d="M192 583c0-52 0-105 0-157 0-166-86-354-180-424-1-1-2-2-5-2s-7 4-7 8c0 3 1 5 4 6 88 68 151 254 151 412 0 52 0 105 0 157 0 156-63 344-151 411-3 1-4 4-4 6 0 4 4 7 7 7s4 0 5-1c94-71 180-258 180-423z"><text:p/></draw:path><draw:path draw:style-name="gr4" draw:text-style-name="P34" svg:width="0.0169in" svg:height="0.0169in" svg:x="3.0406in" svg:y="0.2197in" svg:viewBox="0 0 44 44" svg:d="M44 22c0-12-9-22-21-22s-23 8-23 22c0 12 11 22 23 22s21-9 21-22z"><text:p/></draw:path><draw:path draw:style-name="gr4" draw:text-style-name="P34" svg:width="0.0752in" svg:height="0.3961in" svg:x="3.1469in" svg:y="0.0303in" svg:viewBox="0 0 192 1007" svg:d="M192 1000c0-2-1-5-2-6-90-67-153-255-153-411 0-52 0-105 0-157 0-158 63-344 153-412 1-1 2-3 2-6 0-4-2-8-7-8-1 0-4 1-5 2-94 70-180 258-180 424 0 52 0 105 0 157 0 165 86 352 180 423 1 1 4 1 5 1 5 0 7-3 7-7z"><text:p/></draw:path><draw:path draw:style-name="gr4" draw:text-style-name="P34" svg:width="0.0543in" svg:height="0.1098in" svg:x="3.2465in" svg:y="0.048in" svg:viewBox="0 0 139 280" svg:d="M139 280c0-5 0-9 0-12-5 0-9 0-14 0-37 0-39-5-39-21 0-79 0-157 0-236 0-11 0-11-9-11-27 26-64 26-77 26 0 5 0 9 0 14 8 0 32 0 55-11 0 73 0 145 0 218 0 15-1 21-39 21-5 0-9 0-14 0 0 3 0 7 0 12 15-2 52-2 69-2s53 0 68 2z"><text:p/></draw:path><draw:path draw:style-name="gr4" draw:text-style-name="P34" svg:width="0.0657in" svg:height="0.1134in" svg:x="3.3232in" svg:y="0.048in" svg:viewBox="0 0 168 289" svg:d="M168 196c0-51-35-93-80-93-21 0-39 7-53 22 0-28 0-55 0-83 8 2 21 6 35 6 52 0 81-38 81-44 0-3-1-4-3-4s-2 0-4 1c-8 4-29 12-58 12-16 0-36-3-56-12-2-1-4-1-5-1-3 0-3 4-3 10 0 42 0 82 0 124 0 9 0 11 6 11 2 0 3-1 4-3 5-6 21-29 54-29 23 0 34 19 36 26 8 16 9 33 9 53 0 16 0 41-11 58-10 16-25 27-44 27-32 0-56-21-63-47 1 0 3 2 7 2 15 0 22-12 22-22 0-11-7-20-22-20-6 0-20 3-20 22 0 36 29 77 76 77 49 0 92-41 92-93z"><text:p/></draw:path><draw:path draw:style-name="gr4" draw:text-style-name="P34" svg:width="0.1102in" svg:height="0.0063in" svg:x="3.4441in" svg:y="0.113in" svg:viewBox="0 0 281 17" svg:d="M281 8c0-4-4-8-9-8-87 0-176 0-264 0-4 0-8 4-8 8s4 9 8 9c88 0 177 0 264 0 5 0 9-5 9-9z"><text:p/></draw:path><draw:path draw:style-name="gr4" draw:text-style-name="P34" svg:width="0.0748in" svg:height="0.1161in" svg:x="3.6098in" svg:y="0.0425in" svg:viewBox="0 0 191 296" svg:d="M191 132c0-12-10-26-29-26-12 0-31 3-61 37-15 15-31 32-47 39 14-58 29-118 43-177-1-1 0-5-5-5-9 0-40 4-51 4-4 1-9 1-9 8 0 5 4 5 11 5 21 0 21 3 21 7 0 2-2 6-2 8-20 82-40 162-61 244-1 6-1 6-1 8 0 10 8 12 12 12 6 0 12-3 14-8 3-4 22-82 24-92 15 1 48 8 48 36 0 2 0 4-1 8 0 5-1 11-1 14 0 26 17 42 38 42 14 0 24-6 34-21 11-19 11-29 16-43 0-4-4-4-6-4-4 0-4 1-5 7-9 31-19 53-37 53-9 0-14-5-14-20 0-8 2-17 4-24 1-8 1-9 1-14 0-26-26-39-62-43 13-8 26-21 36-31 20-23 39-41 60-41 3 0 3 0 5 0 4 1 4 1 8 4 1 0 1 1 1 1-19 2-24 18-24 23 0 7 5 15 17 15 11 0 23-9 23-26z"><text:p/></draw:path><draw:path draw:style-name="gr4" draw:text-style-name="P34" svg:width="0.0543in" svg:height="0.1102in" svg:x="3.2465in" svg:y="0.2724in" svg:viewBox="0 0 139 281" svg:d="M139 281c0-5 0-10 0-13-5 0-9 0-14 0-37 0-39-5-39-21 0-79 0-157 0-236 0-10 0-11-9-11-27 28-64 28-77 28 0 4 0 8 0 13 8 0 32 0 55-12 0 73 0 145 0 218 0 16-1 21-39 21-5 0-9 0-14 0 0 3 0 8 0 13 15-1 52-1 69-1s53 0 68 1z"><text:p/></draw:path><draw:path draw:style-name="gr4" draw:text-style-name="P34" svg:width="0.0685in" svg:height="0.1138in" svg:x="3.3217in" svg:y="0.2724in" svg:viewBox="0 0 175 290" svg:d="M175 209c0-35-26-67-71-77 35-11 59-41 59-73 0-35-37-59-77-59-43 0-75 25-75 58 0 14 9 21 21 21 14 0 22-9 22-21 0-21-19-21-26-21 13-20 42-26 56-26 18 0 41 9 41 47 0 4-1 30-12 48-12 20-27 21-37 22-4 0-14 2-17 2-4 0-6 0-6 4 0 5 2 5 9 5 6 0 14 0 20 0 34 0 50 29 50 70 0 57-30 69-48 69s-50-7-65-32c15 2 28-7 28-23 0-15-11-24-23-24-11 0-24 6-24 25 0 39 40 66 85 66 52 0 90-38 90-81z"><text:p/></draw:path><draw:path draw:style-name="gr4" draw:text-style-name="P34" svg:width="0.1102in" svg:height="0.0063in" svg:x="3.4441in" svg:y="0.339in" svg:viewBox="0 0 281 17" svg:d="M281 8c0-4-4-8-9-8-87 0-176 0-264 0-4 0-8 4-8 8 0 5 4 9 8 9 88 0 177 0 264 0 5 0 9-4 9-9z"><text:p/></draw:path><draw:path draw:style-name="gr4" draw:text-style-name="P34" svg:width="0.0748in" svg:height="0.1169in" svg:x="3.6098in" svg:y="0.2685in" svg:viewBox="0 0 191 298" svg:d="M191 133c0-13-10-26-29-26-12 0-31 3-61 37-15 16-31 32-47 38 14-58 29-118 43-177-1-1 0-5-5-5-9 0-40 4-51 5-4 0-9 1-9 8 0 5 4 5 11 5 21 0 21 4 21 7s-2 6-2 9c-20 80-40 162-61 242-1 6-1 7-1 10 0 9 8 12 12 12 6 0 12-4 14-9 3-5 22-83 24-92 15 1 48 7 48 35 0 3 0 4-1 9 0 5-1 10-1 15 0 25 17 42 38 42 14 0 24-8 34-23 11-18 11-29 16-42 0-5-4-5-6-5-4 0-4 2-5 8-9 30-19 52-37 52-9 0-14-5-14-19 0-7 2-17 4-24 1-7 1-9 1-13 0-28-26-40-62-45 13-7 26-20 36-31 20-22 39-40 60-40 3 0 3 0 5 0 4 2 4 2 8 4 1 0 1 0 1 1-19 1-24 18-24 23 0 7 5 14 17 14 11 0 23-8 23-25z"><text:p/></draw:path><draw:path draw:style-name="gr4" draw:text-style-name="P34" svg:width="0.0752in" svg:height="0.3961in" svg:x="3.6988in" svg:y="0.0303in" svg:viewBox="0 0 192 1007" svg:d="M192 583c0-52 0-105 0-157 0-166-86-354-180-424-1-1-2-2-5-2s-7 4-7 8c0 3 1 5 2 6 90 68 153 254 153 412 0 52 0 105 0 157 0 156-63 344-153 411-1 1-2 4-2 6 0 4 4 7 7 7s4 0 5-1c94-71 180-258 180-423z"><text:p/></draw:path><draw:path draw:style-name="gr4" draw:text-style-name="P34" svg:width="0.1102in" svg:height="0.0382in" svg:x="3.8673in" svg:y="0.2094in" svg:viewBox="0 0 281 98" svg:d="M281 8c0-4-4-8-9-8-87 0-176 0-264 0-4 0-8 4-8 8 0 5 4 9 8 9 88 0 177 0 264 0 5 0 9-4 9-9zM281 90c0-4-4-8-9-8-87 0-176 0-264 0-4 0-8 3-8 8 0 4 4 8 8 8 88 0 177 0 264 0 5 0 9-3 9-8z"><text:p/></draw:path><draw:path draw:style-name="gr4" draw:text-style-name="P34" svg:width="0.0421in" svg:height="0.0768in" svg:x="4.1264in" svg:y="0in" svg:viewBox="0 0 108 196" svg:d="M108 196c0-4 0-6 0-10-4 0-7 0-11 0-30 0-30-5-30-14 0-54 0-110 0-164 0-8-1-8-8-8-19 19-47 19-59 19 0 4 0 7 0 11 7 0 28 0 43-8 0 50 0 99 0 150 0 9 0 14-30 14-3 0-7 0-11 0 0 4 0 6 0 10 18 0 35-2 53-2s35 2 53 2z"><text:p/></draw:path><draw:path draw:style-name="gr4" draw:text-style-name="P34" svg:width="0.0531in" svg:height="0.0791in" svg:x="4.1862in" svg:y="0in" svg:viewBox="0 0 136 202" svg:d="M136 145c0-23-20-45-52-53 31-10 42-33 42-51 0-23-26-41-59-41s-59 16-59 40c0 10 8 15 16 15 10 0 16-6 16-14 0-9-6-16-16-16 11-13 31-17 42-17 13 0 32 8 32 33 0 12-4 26-12 35-9 12-18 12-33 13-7 0-7 0-10 1-1 1-2 0-2 4 0 3 2 3 7 3 6 0 11 0 17 0 23 0 39 17 39 48 0 36-21 47-38 47-12 0-38-2-50-20 13 0 16-10 16-17 0-9-7-16-15-16-9 0-17 5-17 17 0 28 30 46 66 46 41 0 70-28 70-57z"><text:p/></draw:path><draw:path draw:style-name="gr4" draw:text-style-name="P34" svg:width="0.2209in" svg:height="0.2315in" svg:x="4.0689in" svg:y="0.113in" svg:viewBox="0 0 562 589" svg:d="M562 455c-4 0-8 0-11 0-16 43-60 72-109 85-9 1-51 13-131 13-85 0-169 0-255 0 72-84 143-168 215-252 3-3 4-5 4-7-1-2 0-1-4-6-65-90-131-179-195-269 76 0 153 0 230 0 56 0 95 6 100 7 22 4 58 11 92 32 11 7 40 26 53 60 3 0 7 0 11 0-17-40-34-78-51-118-167 0-332 0-499 0-10 0-10 0-11 2s-1 10-1 15c74 102 149 203 223 305-73 85-145 170-218 255-4 5-3 5-4 8 0 4 4 4 11 4 167 0 332 0 499 0 17-45 34-90 51-134z"><text:p/></draw:path><draw:path draw:style-name="gr4" draw:text-style-name="P34" svg:width="0.0567in" svg:height="0.0815in" svg:x="4.0421in" svg:y="0.3717in" svg:viewBox="0 0 145 208" svg:d="M145 95c0-10-7-21-23-21s-32 12-48 27c-12 11-21 20-33 25 9-40 19-78 29-118 0-1 1-3 1-4 0-2-1-4-5-4-6 0-30 2-37 2-3 0-7 2-7 8 0 3 4 3 8 3 14 0 14 3 14 5s-1 4-1 6c-14 56-27 112-42 168-1 5-1 4-1 6 0 5 4 10 10 10 8 0 12-6 13-14 1-1 13-52 14-56 22 1 39 8 39 24 0 1 0 2-2 6-1 5-1 6-1 8 0 22 18 32 31 32 29 0 26-30 39-46 0-4-4-4-5-4-5 0-5 2-6 8-4 12-12 33-26 33-8 0-10-7-10-15 0-5 0-6 1-14 0-1 1-6 1-9 0-25-34-30-48-31 10-5 21-15 26-20 14-14 30-27 46-27 3 0 8 1 10 3-13 3-16 12-16 17 0 6 5 11 12 11 8 0 17-7 17-19z"><text:p/></draw:path><draw:path draw:style-name="gr4" draw:text-style-name="P34" svg:width="0.0772in" svg:height="0.0272in" svg:x="4.1102in" svg:y="0.4098in" svg:viewBox="0 0 197 70" svg:d="M197 6c0-4-3-6-6-6-61 0-124 0-185 0-2 0-6 2-6 6s4 6 6 6c61 0 124 0 185 0 3 0 6-2 6-6zM197 64c0-4-3-6-6-6-61 0-124 0-185 0-2 0-6 2-6 6 0 2 4 6 6 6 61 0 124 0 185 0 3 0 6-4 6-6z"><text:p/></draw:path><draw:path draw:style-name="gr4" draw:text-style-name="P34" svg:width="0.0417in" svg:height="0.0768in" svg:x="4.2071in" svg:y="0.3752in" svg:viewBox="0 0 107 196" svg:d="M107 196c0-4 0-8 0-11-4 0-7 0-11 0-30 0-30-4-30-13 0-54 0-110 0-164 0-8 0-8-8-8-20 19-46 19-58 19 0 4 0 7 0 11 7 0 26 0 42-8 0 50 0 99 0 150 0 9 0 13-29 13-3 0-8 0-12 0 0 3 0 7 0 11 18 0 35-2 53-2s35 2 53 2z"><text:p/></draw:path><draw:path draw:style-name="gr4" draw:text-style-name="P34" svg:width="0.0417in" svg:height="0.0768in" svg:x="4.2732in" svg:y="0.3752in" svg:viewBox="0 0 107 196" svg:d="M107 196c0-4 0-8 0-11-4 0-7 0-11 0-30 0-30-4-30-13 0-54 0-110 0-164 0-8 0-8-8-8-20 19-46 19-58 19 0 4 0 7 0 11 7 0 26 0 42-8 0 50 0 99 0 150 0 9 0 13-29 13-3 0-8 0-12 0 0 3 0 7 0 11 18 0 35-2 53-2s35 2 53 2z"><text:p/></draw:path><draw:path draw:style-name="gr4" draw:text-style-name="P34" svg:width="0.0752in" svg:height="0.3961in" svg:x="4.3917in" svg:y="0.0303in" svg:viewBox="0 0 192 1007" svg:d="M192 1000c0-2-1-5-2-6-90-67-153-255-153-411 0-52 0-105 0-157 0-158 63-344 153-412 1-1 2-3 2-6 0-4-4-8-7-8s-4 1-5 2c-94 70-180 258-180 424 0 52 0 105 0 157 0 165 86 352 180 423 1 1 2 1 5 1s7-3 7-7z"><text:p/></draw:path><draw:path draw:style-name="gr4" draw:text-style-name="P34" svg:width="0.0752in" svg:height="0.1161in" svg:x="4.4854in" svg:y="0.0425in" svg:viewBox="0 0 192 296" svg:d="M192 132c0-12-10-26-29-26-12 0-31 3-62 37-13 15-30 32-47 39 14-58 30-118 44-177-2-1 0-5-6-5-9 0-39 4-50 4-4 1-8 1-8 8 0 5 3 5 9 5 21 0 22 3 22 7 0 2-1 6-1 8-21 82-41 162-62 244-2 6-2 6-2 8 0 10 8 12 13 12s11-3 15-8c1-4 20-82 22-92 15 1 50 8 50 36 0 2 0 4-2 8-1 5-1 11-1 14 0 26 17 42 39 42 12 0 24-6 33-21 10-19 10-29 15-43 0-4-4-4-5-4-4 0-5 1-6 7-9 31-18 53-36 53-9 0-15-5-15-20 0-8 3-17 4-24 2-8 2-9 2-14 0-26-27-39-62-43 12-8 26-21 36-31 20-23 40-41 60-41 2 0 2 0 4 0 4 1 6 1 9 4 0 0 0 1 1 1-20 2-24 18-24 23 0 7 5 15 16 15s24-9 24-26z"><text:p/></draw:path><draw:path draw:style-name="gr4" draw:text-style-name="P34" svg:width="0.1102in" svg:height="0.1102in" svg:x="4.6114in" svg:y="0.0606in" svg:viewBox="0 0 281 281" svg:d="M281 140c0-4-4-8-9-8-40 0-82 0-123 0 0-41 0-83 0-124 0-4-4-8-9-8-4 0-8 4-8 8 0 41 0 83 0 124-41 0-83 0-124 0-4 0-8 4-8 8s4 9 8 9c41 0 83 0 124 0 0 41 0 81 0 123 0 4 4 9 8 9 5 0 9-5 9-9 0-42 0-82 0-123 41 0 83 0 123 0 5 0 9-5 9-9z"><text:p/></draw:path><draw:path draw:style-name="gr4" draw:text-style-name="P34" svg:width="0.0657in" svg:height="0.1098in" svg:x="4.7768in" svg:y="0.048in" svg:viewBox="0 0 168 280" svg:d="M168 206c-4 0-7 0-11 0-2 14-5 32-9 39-3 2-30 2-40 2-25 0-50 0-76 0 15-14 30-29 45-43 66-58 91-80 91-122 0-48-38-82-90-82-47 0-78 38-78 76 0 24 20 24 22 24 7 0 22-5 22-23 0-11-8-22-22-22-4 0-5 0-6 0 9-27 32-43 57-43 39 0 57 35 57 70 0 33-22 66-45 92-26 30-54 60-80 90-5 5-5 6-5 16 52 0 104 0 156 0 4-26 8-50 12-74z"><text:p/></draw:path><draw:path draw:style-name="gr4" draw:text-style-name="P34" svg:width="0.0748in" svg:height="0.1169in" svg:x="4.6283in" svg:y="0.2685in" svg:viewBox="0 0 191 298" svg:d="M191 133c0-13-10-26-29-26-11 0-31 3-61 37-15 16-31 32-47 38 14-58 30-118 44-177-2-1 0-5-6-5-9 0-40 4-51 5-4 0-7 1-7 8 0 5 3 5 9 5 21 0 22 4 22 7s-1 6-1 9c-21 80-41 162-62 242-2 6-2 7-2 10 0 9 8 12 12 12 6 0 12-4 14-9 3-5 22-83 24-92 15 1 50 7 50 35 0 3 0 4-2 9-1 5-2 10-2 15 0 25 17 42 40 42 12 0 24-8 32-23 11-18 11-29 16-42 0-5-4-5-5-5-5 0-5 2-6 8-9 30-18 52-37 52-8 0-14-5-14-19 0-7 2-17 4-24 1-7 1-9 1-13 0-28-26-40-62-45 13-7 26-20 36-31 20-22 41-40 61-40 2 0 2 0 4 0 4 2 4 2 8 4 1 0 1 0 2 1-20 1-24 18-24 23 0 7 5 14 16 14s23-8 23-25z"><text:p/></draw:path><draw:path draw:style-name="gr4" draw:text-style-name="P34" svg:width="0.0752in" svg:height="0.3961in" svg:x="4.8606in" svg:y="0.0303in" svg:viewBox="0 0 192 1007" svg:d="M192 583c0-52 0-105 0-157 0-166-86-354-180-424-1-1-2-2-5-2s-7 4-7 8c0 3 1 5 2 6 90 68 153 254 153 412 0 52 0 105 0 157 0 156-63 344-153 411-1 1-2 4-2 6 0 4 4 7 7 7s4 0 5-1c94-71 180-258 180-423z"><text:p/></draw:path><draw:path draw:style-name="gr4" draw:text-style-name="P34" svg:width="0.0169in" svg:height="0.0169in" svg:x="5.0248in" svg:y="0.2197in" svg:viewBox="0 0 44 44" svg:d="M44 22c0-12-10-22-22-22-14 0-22 8-22 22 0 12 8 22 22 22 12 0 22-9 22-22z"><text:p/></draw:path><draw:path draw:style-name="gr4" draw:text-style-name="P34" svg:width="0.0752in" svg:height="0.3961in" svg:x="5.1311in" svg:y="0.0303in" svg:viewBox="0 0 192 1007" svg:d="M192 1000c0-2-1-5-2-6-90-67-153-255-153-411 0-52 0-105 0-157 0-158 63-344 153-412 1-1 2-3 2-6 0-4-4-8-7-8s-4 1-5 2c-94 70-180 258-180 424 0 52 0 105 0 157 0 165 86 352 180 423 1 1 2 1 5 1s7-3 7-7z"><text:p/></draw:path><draw:path draw:style-name="gr4" draw:text-style-name="P34" svg:width="0.0543in" svg:height="0.1098in" svg:x="5.2303in" svg:y="0.048in" svg:viewBox="0 0 139 280" svg:d="M139 280c0-5 0-9 0-12-5 0-8 0-13 0-38 0-40-5-40-21 0-79 0-157 0-236 0-11 0-11-9-11-25 26-63 26-77 26 0 5 0 9 0 14 8 0 34 0 55-11 0 73 0 145 0 218 0 15-1 21-38 21-5 0-10 0-15 0 0 3 0 7 0 12 16-2 52-2 69-2s54 0 68 2z"><text:p/></draw:path><draw:path draw:style-name="gr4" draw:text-style-name="P34" svg:width="0.0661in" svg:height="0.1134in" svg:x="5.3071in" svg:y="0.048in" svg:viewBox="0 0 169 289" svg:d="M169 196c0-51-35-93-80-93-21 0-39 7-54 22 0-28 0-55 0-83 8 2 23 6 36 6 51 0 81-38 81-44 0-3-1-4-4-4-2 0-2 0-3 1-8 4-30 12-57 12-17 0-36-3-57-12-3-1-3-1-5-1-4 0-4 4-4 10 0 42 0 82 0 124 0 9 0 11 6 11 3 0 3-1 6-3 4-6 20-29 54-29 21 0 32 19 36 26 7 16 7 33 7 53 0 16 0 41-10 58-11 16-26 27-45 27-30 0-54-21-62-47 2 0 3 2 8 2 13 0 20-12 20-22 0-11-7-20-20-20-6 0-22 3-22 22 0 36 30 77 77 77 49 0 92-41 92-93z"><text:p/></draw:path><draw:path draw:style-name="gr4" draw:text-style-name="P34" svg:width="0.1102in" svg:height="0.0063in" svg:x="5.428in" svg:y="0.113in" svg:viewBox="0 0 281 17" svg:d="M281 8c0-4-4-8-9-8-87 0-176 0-264 0-4 0-8 4-8 8s4 9 8 9c88 0 177 0 264 0 5 0 9-5 9-9z"><text:p/></draw:path><draw:path draw:style-name="gr4" draw:text-style-name="P34" svg:width="0.0752in" svg:height="0.1161in" svg:x="5.5937in" svg:y="0.0425in" svg:viewBox="0 0 192 296" svg:d="M192 132c0-12-10-26-29-26-12 0-31 3-62 37-13 15-30 32-47 39 14-58 30-118 44-177-2-1 0-5-6-5-9 0-39 4-50 4-4 1-8 1-8 8 0 5 3 5 9 5 21 0 22 3 22 7 0 2-1 6-1 8-21 82-41 162-62 244-2 6-2 6-2 8 0 10 10 12 13 12 5 0 12-3 15-8 1-4 20-82 22-92 15 1 50 8 50 36 0 2 0 4-2 8-1 5-1 11-1 14 0 26 17 42 39 42 12 0 24-6 33-21 11-19 10-29 15-43 0-4-4-4-5-4-4 0-5 1-6 7-9 31-18 53-36 53-9 0-15-5-15-20 0-8 3-17 4-24 2-8 2-9 2-14 0-26-27-39-62-43 13-8 26-21 36-31 20-23 40-41 60-41 2 0 2 0 4 0 4 1 6 1 9 4 0 0 0 1 1 1-20 2-24 18-24 23 0 7 5 15 16 15 12 0 24-9 24-26z"><text:p/></draw:path><draw:path draw:style-name="gr4" draw:text-style-name="P34" svg:width="0.0657in" svg:height="0.1102in" svg:x="5.4118in" svg:y="0.2724in" svg:viewBox="0 0 168 281" svg:d="M168 208c-4 0-7 0-11 0-2 12-5 31-9 37-3 3-30 3-40 3-25 0-50 0-76 0 15-14 30-28 45-43 66-59 91-81 91-123 0-48-38-82-90-82-47 0-78 38-78 77 0 23 20 23 22 23 7 0 21-5 21-22 0-11-7-22-21-22-4 0-5 0-6 0 9-27 32-43 57-43 39 0 57 34 57 69 0 33-22 67-45 93-27 30-54 60-81 90-4 5-4 6-4 16 52 0 104 0 156 0 4-25 8-49 12-73z"><text:p/></draw:path><draw:path draw:style-name="gr4" draw:text-style-name="P34" svg:width="0.0752in" svg:height="0.3961in" svg:x="5.6831in" svg:y="0.0303in" svg:viewBox="0 0 192 1007" svg:d="M192 583c0-52 0-105 0-157 0-166-86-354-180-424-1-1-4-2-5-2-5 0-7 4-7 8 0 3 1 5 2 6 90 68 153 254 153 412 0 52 0 105 0 157 0 156-63 344-153 411-1 1-2 4-2 6 0 4 2 7 7 7 1 0 4 0 5-1 94-71 180-258 180-423z"><text:p/></draw:path></draw:g></draw:g>.</text:p>
      <text:p text:style-name="P14">חישוב הביטוי מוביל <text:span text:style-name="T42">לכמות</text:span> 50013320, זוהי כמות הפיזורים האפשרית.</text:p>
      <text:h text:style-name="P32" text:outline-level="2">סעיף ב’</text:h>
      <text:p text:style-name="P16">נמצא את מספר האפשרויות לחלק 13 כדורים לשישה תאים כך שבכל תא לא יהיו שלושה כדורים בדיוק.</text:p>
      <text:p text:style-name="P15"><text:span text:style-name="T25">נגדיר קבוצה אוניברסלית U אשר מכילה את כל הסידורים האפשריים של כדורים בתאים. </text:span>נסמן כתכונה <draw:g text:anchor-type="as-char" svg:y="-0.1126in" draw:z-index="48" draw:name="Shape59" draw:style-name="gr1"><svg:title>TexMaths</svg:title><svg:desc>12§display§P_i§svg§600§FALSE§</svg:desc><draw:g draw:style-name="gr2"><draw:path draw:style-name="gr3" draw:text-style-name="P33" svg:width="0.1295in" svg:height="0.137in" svg:x="0.0024in" svg:y="0.0087in" svg:viewBox="0 0 330 349" svg:d="M0 0c110 0 220 0 330 0 0 116 0 233 0 349-110 0-220 0-330 0 0-116 0-233 0-349z"><text:p/></draw:path><draw:path draw:style-name="gr4" draw:text-style-name="P34" svg:width="0.1177in" svg:height="0.1122in" svg:x="0.0004in" svg:y="0in" svg:viewBox="0 0 300 286" svg:d="M300 64c0-33-28-64-83-64-45 0-91 0-135 0-9 0-13 0-13 8 0 5 3 5 12 5 6 0 13 0 18 1 7 0 9 2 9 6 0 3 0 4-1 9-19 74-38 150-56 224-5 16-5 19-39 19-7 0-12 0-12 9 0 5 5 5 6 5 18 0 36 0 54-2 9 0 17 0 27 0 9 0 19 2 27 2 3 0 9 0 9-9 0-5-4-5-12-5-16 0-28 0-28-7 0-2 1-5 1-7 9-35 17-70 27-104 24 0 48 0 72 0 59 0 117-44 117-90zM261 53c0 17-8 53-25 68-21 19-46 22-64 22-20 0-40 0-59 0 9-39 18-77 28-114 5-15 5-16 23-16 13 0 26 0 39 0 35 0 58 11 58 40z"><text:p/></draw:path><draw:path draw:style-name="gr4" draw:text-style-name="P34" svg:width="0.0346in" svg:height="0.0772in" svg:x="0.1055in" svg:y="0.0772in" svg:viewBox="0 0 89 197" svg:d="M82 11c0-5-4-11-12-11-9 0-17 7-17 17 0 5 4 11 12 11s17-9 17-17zM89 154c0-5-4-5-5-5-3 0-5 2-6 5-6 24-19 36-31 36-6 0-7-4-7-10 0-7 2-13 5-19 3-9 6-17 9-24 5-13 10-25 15-37 1-3 2-6 2-10 0-13-12-25-29-25-29 0-42 41-42 45s4 4 5 4c3 0 3-1 5-5 8-25 20-36 31-36 5 0 8 3 8 11 0 7-2 11-9 29-6 15-12 31-18 48-2 3-4 7-4 12 0 14 12 24 29 24 29 0 42-40 42-43z"><text:p/></draw:path></draw:g></draw:g><text:s/>את הימצאות שלושה כדורים בדיוק בתא <draw:g text:anchor-type="as-char" svg:y="-0.1091in" draw:z-index="49" draw:name="Shape60" draw:style-name="gr1"><svg:title>TexMaths</svg:title><svg:desc>12§display§i§svg§600§FALSE§</svg:desc><draw:g draw:style-name="gr2"><draw:path draw:style-name="gr3" draw:text-style-name="P33" svg:width="0.0303in" svg:height="0.0937in" svg:x="0.0039in" svg:y="0.0091in" svg:viewBox="0 0 78 239" svg:d="M39 239c-13 0-26 0-39 0 0-79 0-160 0-239 26 0 53 0 78 0 0 79 0 160 0 239-12 0-25 0-39 0z"><text:p/></draw:path><draw:path draw:style-name="gr4" draw:text-style-name="P34" svg:width="0.0425in" svg:height="0.111in" svg:x="0.0004in" svg:y="0.0004in" svg:viewBox="0 0 109 283" svg:d="M105 16c0-9-6-16-15-16-11 0-22 11-22 23 0 7 6 14 15 14s22-9 22-21zM109 218c0-5-4-5-5-5-5 0-5 1-6 8-8 27-21 52-42 52-7 0-9-4-9-13 0-11 2-17 12-43 4-15 9-29 15-44 5-13 5-13 9-24 3-8 6-14 6-21 0-20-14-35-34-35-39 0-55 61-55 65 0 2 4 1 5 2 5 0 5 0 7-6 11-40 27-52 42-52 3 0 11 0 11 13 0 9-4 19-5 22-4 11-23 59-29 77-5 11-9 25-9 34 0 20 14 35 33 35 38 0 54-62 54-65z"><text:p/></draw:path></draw:g></draw:g><text:span text:style-name="T25">. על־פי הגדרה זו, </text:span><text:span text:style-name="T25"><draw:g text:anchor-type="as-char" svg:y="-0.1236in" draw:z-index="50" draw:name="Shape61" draw:style-name="gr1"><svg:title>TexMaths</svg:title><svg:desc>12§display§P_i'§svg§600§FALSE§</svg:desc><draw:g draw:style-name="gr2"><draw:path draw:style-name="gr3" draw:text-style-name="P33" svg:width="0.1504in" svg:height="0.1508in" svg:x="0.0024in" svg:y="0.0087in" svg:viewBox="0 0 383 384" svg:d="M0 0c128 0 255 0 383 0 0 128 0 256 0 384-128 0-255 0-383 0 0-128 0-256 0-384z"><text:p/></draw:path><draw:path draw:style-name="gr4" draw:text-style-name="P34" svg:width="0.1169in" svg:height="0.1126in" svg:x="0.0004in" svg:y="0.011in" svg:viewBox="0 0 298 287" svg:d="M298 63c0-32-28-63-83-63-44 0-89 0-134 0-8 0-13 0-13 7 0 5 4 5 12 5 6 0 13 1 18 1 7 1 10 3 10 7 0 2 0 3-1 8-20 76-38 151-57 226-5 16-6 19-38 19-7 0-12 0-12 9 0 5 5 5 6 5 18 0 36 0 54-2 8 0 17 0 26 0 10 0 19 2 28 2 2 0 8 0 8-9 0-5-4-5-12-5-15 0-27 0-27-7 0-2 1-5 1-7 8-35 17-70 26-105 24 0 48 0 72 0 57 0 116-43 116-91zM259 53c0 17-9 53-24 69-21 18-46 21-64 21-20 0-41 0-60 0 10-38 19-76 29-114 4-16 5-17 23-17 13 0 26 0 40 0 34 0 56 12 56 41z"><text:p/></draw:path><draw:path draw:style-name="gr4" draw:text-style-name="P34" svg:width="0.0311in" svg:height="0.0524in" svg:x="0.1299in" svg:y="0in" svg:viewBox="0 0 80 134" svg:d="M80 16c0-9-7-16-15-16s-14 4-15 8c-16 43-33 84-50 126 4 0 7 0 11 0 23-38 44-74 67-110 1-2 2-6 2-8z"><text:p/></draw:path><draw:path draw:style-name="gr4" draw:text-style-name="P34" svg:width="0.0346in" svg:height="0.078in" svg:x="0.1043in" svg:y="0.0902in" svg:viewBox="0 0 89 199" svg:d="M81 11c0-5-3-11-12-11-7 0-15 7-15 16 0 6 3 12 11 12s16-9 16-17zM89 153c0-4-3-3-4-4-5 0-5 3-6 5-7 24-20 36-31 36-6 0-7-3-7-9 0-8 1-14 4-20 4-8 6-17 10-24 5-13 10-25 14-37 0-2 2-6 2-10 0-13-12-25-28-25-30 0-43 41-43 46 0 3 4 2 5 3 5 0 5-1 6-4 7-26 20-37 31-37 5 0 7 3 7 11 0 6-1 11-8 29-6 16-13 31-19 48-2 4-3 8-3 12 0 15 12 26 28 26 30 0 42-41 42-46z"><text:p/></draw:path></draw:g></draw:g></text:span><text:span text:style-name="T25"><text:s/>הוא התכונה שבתא </text:span><text:span text:style-name="T25"><draw:g text:anchor-type="as-char" svg:y="-0.1091in" draw:z-index="51" draw:name="Shape62" draw:style-name="gr1"><svg:title>TexMaths</svg:title><svg:desc>12§display§i§svg§600§FALSE§</svg:desc><draw:g draw:style-name="gr2"><draw:path draw:style-name="gr3" draw:text-style-name="P33" svg:width="0.0303in" svg:height="0.0937in" svg:x="0.0039in" svg:y="0.0091in" svg:viewBox="0 0 78 239" svg:d="M39 239c-13 0-26 0-39 0 0-79 0-160 0-239 26 0 53 0 78 0 0 79 0 160 0 239-12 0-25 0-39 0z"><text:p/></draw:path><draw:path draw:style-name="gr4" draw:text-style-name="P34" svg:width="0.0425in" svg:height="0.111in" svg:x="0.0004in" svg:y="0.0004in" svg:viewBox="0 0 109 283" svg:d="M105 16c0-9-6-16-15-16-11 0-22 11-22 23 0 7 6 14 15 14s22-9 22-21zM109 218c0-5-4-5-5-5-5 0-5 1-6 8-8 27-21 52-42 52-7 0-9-4-9-13 0-11 2-17 12-43 4-15 9-29 15-44 5-13 5-13 9-24 3-8 6-14 6-21 0-20-14-35-34-35-39 0-55 61-55 65 0 2 4 1 5 2 5 0 5 0 7-6 11-40 27-52 42-52 3 0 11 0 11 13 0 9-4 19-5 22-4 11-23 59-29 77-5 11-9 25-9 34 0 20 14 35 33 35 38 0 54-62 54-65z"><text:p/></draw:path></draw:g></draw:g></text:span><text:span text:style-name="T25"><text:s/>לא יהיו בדיוק שלושה כדורים. מספר התכונות </text:span><text:span text:style-name="T25"><draw:g text:anchor-type="as-char" svg:y="-0.1126in" draw:z-index="53" draw:name="Shape63" draw:style-name="gr1"><svg:title>TexMaths</svg:title><svg:desc>12§display§P§svg§600§FALSE§</svg:desc><draw:g draw:style-name="gr2"><draw:path draw:style-name="gr3" draw:text-style-name="P33" svg:width="0.1071in" svg:height="0.0957in" svg:x="0.002in" svg:y="0.0087in" svg:viewBox="0 0 273 244" svg:d="M0 0c91 0 182 0 273 0 0 82 0 162 0 244-91 0-182 0-273 0 0-82 0-162 0-244z"><text:p/></draw:path><draw:path draw:style-name="gr4" draw:text-style-name="P34" svg:width="0.1173in" svg:height="0.1126in" svg:x="0in" svg:y="0in" svg:viewBox="0 0 299 287" svg:d="M299 64c0-33-27-64-82-64-46 0-90 0-136 0-8 0-13 0-13 8 0 5 4 5 12 5 6 0 13 0 18 1 7 0 10 2 10 6 0 3 0 4-1 9-20 75-38 150-57 225-5 16-6 20-38 20-7 0-12 0-12 8 0 5 5 5 6 5 18 0 36-1 54-1 8 0 18 0 26 0 10 0 19 1 28 1 2 0 8 0 8-9 0-4-3-4-12-4-15 0-27 0-27-8 0-2 1-4 1-7 8-35 18-71 26-105 24 0 48 0 72 0 59 0 117-44 117-90zM260 53c0 17-9 53-24 68-22 19-47 22-65 22-20 0-39 0-60 0 10-39 19-76 29-114 4-15 5-16 23-16 13 0 27 0 41 0 34 0 56 11 56 40z"><text:p/></draw:path></draw:g></draw:g></text:span><text:span text:style-name="T25"><text:s/>הוא 6, שכן עבור כל תא ישנה תכונה אחת. על־פי הגדרות אלה ועל־פי הרחבת עיקרון ההכלה וההפרדה, אנו מנסים למצוא את </text:span><text:span text:style-name="T25"><draw:g text:anchor-type="as-char" svg:y="-0.1228in" draw:z-index="52" draw:name="Shape64" draw:style-name="gr1"><svg:title>TexMaths</svg:title><svg:desc>12§display§E(0)§svg§600§FALSE§</svg:desc><draw:g draw:style-name="gr2"><draw:path draw:style-name="gr3" draw:text-style-name="P33" svg:width="0.3087in" svg:height="0.1472in" svg:x="0.0024in" svg:y="0.0087in" svg:viewBox="0 0 785 375" svg:d="M394 375c-132 0-263 0-394 0 0-125 0-250 0-375 262 0 524 0 785 0 0 125 0 250 0 375-130 0-261 0-391 0z"><text:p/></draw:path><draw:path draw:style-name="gr4" draw:text-style-name="P34" svg:width="0.1197in" svg:height="0.1118in" svg:x="0.0004in" svg:y="0.0114in" svg:viewBox="0 0 305 285" svg:d="M305 12c1-12-1-12-12-12-71 0-142 0-213 0-8 0-12 0-12 8 0 5 4 5 12 5 15 0 27 0 27 7 0 3 0 3-1 11-20 73-38 147-57 221-3 16-5 20-38 20-7 0-11 0-11 8 0 5 4 5 11 5 73 0 145 0 218 0 10 0 11-1 14-7 13-30 26-60 39-90 0-2 0-5 1-6-2-2 0-5-4-5s-5 3-5 5c-28 61-43 90-115 90-21 0-41 0-62 0-6 0-7 0-9 0-5-1-6-1-6-5 0-1 0-2 2-9 10-38 19-76 29-114 14 0 28 0 42 0 35 0 35 8 35 19 0 4 0 8-3 20-1 3-1 4-1 5 0 2 1 5 5 5s5-3 7-9c7-33 16-65 24-98 0-2-2-5-5-5-4 0-4 3-6 8-9 32-16 42-55 42-13 0-26 0-39 0 8-34 16-68 25-101 3-16 3-17 23-17 19 0 38 0 58 0 52 0 64 12 64 47 0 9 0 11-1 23 0 2 0 4 0 7 0 2 1 5 5 5s4-3 6-11c2-24 4-48 8-72z"><text:p/></draw:path><draw:path draw:style-name="gr4" draw:text-style-name="P34" svg:width="0.0378in" svg:height="0.1642in" svg:x="0.1417in" svg:y="0.0004in" svg:viewBox="0 0 97 418" svg:d="M97 413c0-1 0-2-1-3-43-33-73-116-73-184 0-10 0-22 0-34 0-67 30-151 73-184 1-1 1-2 1-3 0-3-1-5-3-5s-2 1-3 1c-47 35-91 119-91 191 0 12 0 24 0 34 0 72 44 156 91 191 1 0 1 1 3 1s3-2 3-5z"><text:p/></draw:path><draw:path draw:style-name="gr4" draw:text-style-name="P34" svg:width="0.0697in" svg:height="0.113in" svg:x="0.1957in" svg:y="0.0142in" svg:viewBox="0 0 178 288" svg:d="M178 145c0-34-3-67-17-98-19-40-54-47-72-47-25 0-57 11-73 50-14 29-16 61-16 95 0 32 2 69 19 101 18 33 49 42 70 42 23 0 54-9 73-48 13-28 16-62 16-95zM143 140c0 33 0 60-5 86-6 40-30 53-49 53-17 0-42-11-49-51-5-24-5-63-5-88 0-26 0-54 3-77 9-50 40-53 51-53 13 0 41 7 49 49 5 22 5 55 5 81z"><text:p/></draw:path><draw:path draw:style-name="gr4" draw:text-style-name="P34" svg:width="0.0378in" svg:height="0.1642in" svg:x="0.2815in" svg:y="0.0004in" svg:viewBox="0 0 97 418" svg:d="M97 226c0-10 0-22 0-34 0-72-44-156-91-191-1 0-1-1-2-1-2 0-4 2-4 5 0 1 0 2 1 3 45 33 73 117 73 184 0 12 0 24 0 34 0 68-28 151-73 184-1 1-1 2-1 3 0 3 2 5 4 5 1 0 1-1 2-1 47-35 91-119 91-191z"><text:p/></draw:path></draw:g></draw:g></text:span><text:span text:style-name="T25">. </text:span><text:span text:style-name="T25"><draw:g text:anchor-type="as-char" svg:y="-0.1098in" draw:z-index="54" draw:name="Shape65" draw:style-name="gr1"><svg:title>TexMaths</svg:title><svg:desc>12§display§t=6§svg§600§FALSE§</svg:desc><draw:g draw:style-name="gr2"><draw:path draw:style-name="gr3" draw:text-style-name="P33" svg:width="0.3386in" svg:height="0.0961in" svg:x="0.0051in" svg:y="0.0087in" svg:viewBox="0 0 861 245" svg:d="M0 0c287 0 574 0 861 0 0 82 0 163 0 245-287 0-574 0-861 0 0-82 0-163 0-245z"><text:p/></draw:path><draw:path draw:style-name="gr4" draw:text-style-name="P34" svg:width="0.0504in" svg:height="0.1043in" svg:x="0.0004in" svg:y="0.0067in" svg:viewBox="0 0 129 266" svg:d="M129 86c0-4-4-5-11-5-12 0-26 0-38 0 16-58 17-67 17-70 0-6-5-11-12-11-1 0-13 0-17 16-4 21-10 43-15 65-13 0-27 0-40 0-8 0-13 0-13 9 0 5 4 5 12 5 12 0 25 0 37 0-30 118-32 126-32 133 0 22 15 38 38 38 43 0 67-61 67-65 0-3-3-3-4-3-4 0-5 1-6 6-18 43-41 52-56 52-8 0-13-4-13-19 0-9 1-13 3-19 10-41 20-83 31-123 13 0 26 0 39 0 9 0 13 0 13-9z"><text:p/></draw:path><draw:path draw:style-name="gr4" draw:text-style-name="P34" svg:width="0.1102in" svg:height="0.0382in" svg:x="0.1118in" svg:y="0.0484in" svg:viewBox="0 0 281 98" svg:d="M281 8c0-4-5-8-10-8-88 0-175 0-263 0-4 0-8 4-8 8 0 5 4 9 8 9 88 0 175 0 263 0 5 0 10-4 10-9zM281 90c0-5-5-9-10-9-88 0-175 0-263 0-4 0-8 4-8 9s4 8 8 8c88 0 175 0 263 0 5 0 10-3 10-8z"><text:p/></draw:path><draw:path draw:style-name="gr4" draw:text-style-name="P34" svg:width="0.0685in" svg:height="0.113in" svg:x="0.2835in" svg:y="0in" svg:viewBox="0 0 175 288" svg:d="M175 193c0-53-37-92-84-92-29 0-44 21-53 40 0-3 0-7 0-9 0-107 52-121 74-121 10 0 28 2 37 17-6 0-23 0-23 19 0 12 9 19 19 19 7 0 19-5 19-20 0-26-18-46-52-46-54 0-112 54-112 146 0 112 49 142 89 142 46 0 86-40 86-95zM137 192c0 20 0 42-8 56-11 25-31 28-40 28-27 0-40-26-42-31-7-21-7-54-7-62 0-32 13-73 50-73 7 0 26 0 39 25 8 15 8 36 8 57z"><text:p/></draw:path></draw:g></draw:g></text:span><text:span text:style-name="T25"><text:s/>כמו שראינו, לכן </text:span><text:span text:style-name="T25"><draw:g text:anchor-type="as-char" svg:y="-0.2665in" draw:z-index="62" draw:name="Shape66" draw:style-name="gr1"><svg:title>TexMaths</svg:title><svg:desc>12§display§E(0) = \sum_{i = 0}^{6} (-1)^i \binom{i}{0} W(i) =
\sum_{i = 0}^{6} (-1)^i W(i)§svg§600§FALSE§</svg:desc><draw:g draw:style-name="gr2"><draw:path draw:style-name="gr3" draw:text-style-name="P33" svg:width="3.0823in" svg:height="0.4339in" svg:x="0.0024in" svg:y="0.0083in" svg:viewBox="0 0 7830 1103" svg:d="M3915 1103c-1305 0-2609 0-3915 0 0-368 0-735 0-1103 2610 0 5220 0 7830 0 0 368 0 735 0 1103-1305 0-2610 0-3915 0z"><text:p/></draw:path><draw:path draw:style-name="gr4" draw:text-style-name="P34" svg:width="0.1197in" svg:height="0.1126in" svg:x="0.0004in" svg:y="0.1575in" svg:viewBox="0 0 305 287" svg:d="M305 12c1-12 0-12-11-12-71 0-143 0-214 0-8 0-12 0-12 8 0 5 4 5 12 5 16 0 28 0 28 9 0 1 0 2-2 9-20 75-38 149-57 223-3 16-5 19-38 19-7 0-11 0-11 9 0 5 4 5 11 5 73 0 146 0 219 0 10 0 10 0 14-8 13-31 25-61 38-91 1-1 1-3 2-6-1-1 0-5-4-5-5 0-5 4-6 6-28 63-44 90-116 90-20 0-40 0-61 0-6 0-7 0-9 0-4-1-6-1-6-4 0-2 0-2 2-10 10-38 19-77 29-115 14 0 27 0 42 0 36 0 36 10 36 20 0 3 0 7-4 21 0 2-1 3-1 4 0 2 2 4 6 4s5-1 6-8c8-33 16-66 24-99 0-2-2-4-5-4s-5 3-6 8c-8 31-17 42-55 42-13 0-26 0-40 0 9-34 17-68 26-102 3-14 4-17 22-17 21 0 40 0 60 0 51 0 64 12 64 47 0 11 0 11-1 23 0 2-1 5-1 7s1 5 4 5c5 0 6-3 6-10 3-24 6-49 9-73z"><text:p/></draw:path><draw:path draw:style-name="gr4" draw:text-style-name="P34" svg:width="0.0378in" svg:height="0.165in" svg:x="0.1421in" svg:y="0.1461in" svg:viewBox="0 0 97 420" svg:d="M97 416c0-1 0-2-1-3-44-34-73-118-73-185 0-12 0-24 0-35 0-68 29-152 73-185 1-1 1-2 1-3 0-3-2-5-3-5-2 0-2 1-3 1-47 35-91 120-91 192 0 11 0 23 0 35 0 72 44 156 91 191 0 1 1 1 3 1 1 0 3-3 3-4z"><text:p/></draw:path><draw:path draw:style-name="gr4" draw:text-style-name="P34" svg:width="0.0697in" svg:height="0.1138in" svg:x="0.1965in" svg:y="0.1602in" svg:viewBox="0 0 178 290" svg:d="M178 146c0-33-3-67-17-98-19-41-54-48-72-48-25 0-57 11-73 50-14 29-16 63-16 96 0 31 1 70 19 101 18 35 49 43 70 43 23 0 54-9 73-49 13-29 16-62 16-95zM143 142c0 31 0 59-5 86-6 41-30 53-49 53-17 0-42-11-49-51-5-25-5-65-5-88 0-28 0-56 3-78 9-51 40-54 51-54 13 0 42 7 49 49 5 24 5 55 5 83z"><text:p/></draw:path><draw:path draw:style-name="gr4" draw:text-style-name="P34" svg:width="0.0378in" svg:height="0.165in" svg:x="0.2823in" svg:y="0.1461in" svg:viewBox="0 0 97 420" svg:d="M97 228c0-12 0-24 0-35 0-72-44-157-90-192-1 0-1-1-2-1-3 0-5 2-5 5 0 1 1 2 1 3 45 33 73 117 73 185 0 11 0 23 0 35 0 67-28 151-73 185 0 1-1 2-1 3s2 4 5 4c1-1 1 0 2-1 46-35 90-119 90-191z"><text:p/></draw:path><draw:path draw:style-name="gr4" draw:text-style-name="P34" svg:width="0.1102in" svg:height="0.0382in" svg:x="0.3929in" svg:y="0.2098in" svg:viewBox="0 0 281 98" svg:d="M281 8c0-4-4-8-9-8-87 0-176 0-264 0-4 0-8 4-8 8 0 5 4 9 8 9 88 0 177 0 264 0 5 0 9-4 9-9zM281 90c0-5-4-8-9-8-87 0-176 0-264 0-4 0-8 3-8 8s4 8 8 8c88 0 177 0 264 0 5 0 9-3 9-8z"><text:p/></draw:path><draw:path draw:style-name="gr4" draw:text-style-name="P34" svg:width="0.0531in" svg:height="0.0787in" svg:x="0.652in" svg:y="0in" svg:viewBox="0 0 136 201" svg:d="M136 136c0-38-29-65-64-65-24 0-37 15-43 29 0-24 2-46 13-64 10-17 26-28 44-28 10 0 22 3 28 11-8 0-14 6-14 15 0 7 4 13 14 13 8 0 14-6 14-15 0-16-13-32-42-32-43 0-86 40-86 102 0 77 36 99 68 99 36 0 68-27 68-65zM108 136c0 16 0 29-8 40s-17 16-32 16c-14 0-25-9-32-21-4-9-6-23-6-41 0-29 17-51 41-51 13 0 23 5 30 16 7 12 7 24 7 41z"><text:p/></draw:path><draw:path draw:style-name="gr4" draw:text-style-name="P34" svg:width="0.2209in" svg:height="0.2315in" svg:x="0.5681in" svg:y="0.1134in" svg:viewBox="0 0 562 589" svg:d="M562 455c-4 0-8 0-11 0-17 43-61 71-109 85-10 1-51 13-132 13-86 0-170 0-255 0 72-84 143-168 215-252 4-4 4-5 4-7-2-3 0-1-3-6-66-90-131-179-197-269 77 0 155 0 232 0 56 0 95 6 98 7 23 4 60 11 93 32 11 7 39 26 54 60 3 0 7 0 11 0-17-40-35-78-52-118-166 0-332 0-498 0-10 0-11 0-12 2 0 2 0 10 0 15 74 102 149 202 223 304-73 86-145 171-218 256-5 5-4 5-5 7 0 5 4 5 12 5 166 0 332 0 498 0 17-46 35-90 52-134z"><text:p/></draw:path><draw:path draw:style-name="gr4" draw:text-style-name="P34" svg:width="0.035in" svg:height="0.0776in" svg:x="0.5823in" svg:y="0.3724in" svg:viewBox="0 0 90 198" svg:d="M82 11c0-5-4-11-11-11-9 0-17 7-17 16 0 6 4 12 12 12s16-9 16-17zM90 154c0-4-4-4-5-4-5 0-5 1-6 5-7 22-19 34-31 34-6 0-7-3-7-9 0-7 2-12 5-19 3-9 6-16 9-24 5-12 10-25 15-37 1-3 1-6 1-10 0-13-12-25-28-25-29 0-43 41-43 45s4 3 5 4c5 0 5-1 6-5 7-25 20-36 31-36 5 0 7 3 7 11 0 7-1 11-8 30-6 16-13 31-19 47-2 3-3 7-3 12 0 14 12 25 28 25 30 0 43-41 43-44z"><text:p/></draw:path><draw:path draw:style-name="gr4" draw:text-style-name="P34" svg:width="0.0772in" svg:height="0.0264in" svg:x="0.6307in" svg:y="0.4071in" svg:viewBox="0 0 197 68" svg:d="M197 6c0-4-4-6-6-6-61 0-124 0-185 0-4 0-6 2-6 6 0 2 2 6 6 6 61 0 124 0 185 0 2 0 6-4 6-6zM197 62c0-2-4-6-6-6-61 0-124 0-185 0-4 0-6 3-6 6s2 6 6 6c61 0 124 0 185 0 2 0 6-2 6-6z"><text:p/></draw:path><draw:path draw:style-name="gr4" draw:text-style-name="P34" svg:width="0.0535in" svg:height="0.0787in" svg:x="0.7205in" svg:y="0.3724in" svg:viewBox="0 0 137 201" svg:d="M137 101c0-33-4-55-17-76-10-13-28-25-52-25-68 0-68 79-68 101 0 20 0 100 68 100 69 0 69-79 69-100zM110 97c0 22 0 45-3 63-6 26-27 33-39 33-13 0-31-8-37-32-3-17-3-42-3-64 0-21 0-43 3-60 6-23 25-29 37-29 17 0 32 10 38 27 4 15 4 37 4 62z"><text:p/></draw:path><draw:path draw:style-name="gr4" draw:text-style-name="P34" svg:width="0.0378in" svg:height="0.165in" svg:x="0.8154in" svg:y="0.1461in" svg:viewBox="0 0 97 420" svg:d="M97 416c0-1 0-2-1-3-44-34-73-118-73-185 0-12 0-24 0-35 0-68 29-152 73-185 1-1 1-2 1-3 0-3-1-5-3-5s-2 1-3 1c-47 35-91 120-91 192 0 11 0 23 0 35 0 72 44 156 91 191 0 1 1 1 3 1s3-3 3-4z"><text:p/></draw:path><draw:path draw:style-name="gr4" draw:text-style-name="P34" svg:width="0.1102in" svg:height="0.0063in" svg:x="0.8724in" svg:y="0.2256in" svg:viewBox="0 0 281 17" svg:d="M281 8c0-4-4-8-9-8-87 0-176 0-264 0-4 0-8 4-8 8 0 5 4 9 8 9 88 0 177 0 264 0 5 0 9-4 9-9z"><text:p/></draw:path><draw:path draw:style-name="gr4" draw:text-style-name="P34" svg:width="0.0543in" svg:height="0.1102in" svg:x="1.0071in" svg:y="0.1602in" svg:viewBox="0 0 139 281" svg:d="M139 281c0-5 0-10 0-14-5 0-8 0-13 0-38 0-40-4-40-20 0-79 0-157 0-236 0-10 0-11-9-11-27 28-64 28-77 28 0 4 0 8 0 13 8 0 34 0 55-12 0 73 0 145 0 218 0 16-1 20-39 20-5 0-9 0-14 0 0 4 0 9 0 14 16-2 52-2 69-2s54 0 68 2z"><text:p/></draw:path><draw:path draw:style-name="gr4" draw:text-style-name="P34" svg:width="0.0378in" svg:height="0.165in" svg:x="1.085in" svg:y="0.1461in" svg:viewBox="0 0 97 420" svg:d="M97 228c0-12 0-24 0-35 0-72-44-157-91-192-1 0-1-1-2-1-3 0-4 2-4 5 0 1 0 2 1 3 45 33 73 117 73 185 0 11 0 23 0 35 0 67-28 151-73 185-1 1-1 2-1 3s1 4 4 4c1 0 2 0 2-1 47-35 91-119 91-191z"><text:p/></draw:path><draw:path draw:style-name="gr4" draw:text-style-name="P34" svg:width="0.0346in" svg:height="0.0776in" svg:x="1.1457in" svg:y="0.1339in" svg:viewBox="0 0 89 198" svg:d="M82 11c0-5-4-11-12-11-9 0-17 7-17 16 0 4 5 12 12 12 8 0 17-9 17-17zM89 152c0-3-4-3-5-3-4 0-4 2-5 5-7 23-20 35-31 35-6 0-7-3-7-9 0-7 1-13 3-19 4-9 6-16 10-24 5-12 10-25 14-37 2-3 3-6 3-10 0-13-12-25-29-25-29 0-42 41-42 45s4 4 5 4c3 0 5-1 5-5 8-25 21-36 32-36 5 0 7 3 7 11 0 6-2 11-9 29-6 15-12 32-18 48-2 3-3 7-3 12 0 14 11 25 28 25 30 0 42-41 42-46z"><text:p/></draw:path><draw:path draw:style-name="gr4" draw:text-style-name="P34" svg:width="0.0752in" svg:height="0.3957in" svg:x="1.2331in" svg:y="0.0307in" svg:viewBox="0 0 192 1006" svg:d="M192 999c0-2-1-5-4-6-88-67-151-254-151-410 0-53 0-106 0-157 0-159 63-344 151-412 3-1 4-3 4-6 0-4-4-8-7-8s-4 1-5 2c-94 70-180 258-180 424 0 51 0 104 0 157 0 164 86 351 180 422 1 0 2 1 5 1s7-3 7-7z"><text:p/></draw:path><draw:path draw:style-name="gr4" draw:text-style-name="P34" svg:width="0.0437in" svg:height="0.111in" svg:x="1.335in" svg:y="0.0484in" svg:viewBox="0 0 112 283" svg:d="M108 16c0-9-6-16-16-16-12 0-22 11-22 23 0 8 6 15 15 15 10 0 23-10 23-22zM112 218c0-3-4-3-5-3-5 0-5 1-6 7-9 26-22 51-43 51-8 0-11-3-11-13 0-11 2-17 12-42 6-15 11-30 17-44 4-12 4-13 9-24 4-8 5-14 5-23 0-19-13-35-34-35-39 0-56 62-56 65 0 5 4 4 5 5 5 0 5-1 7-8 12-40 29-52 43-52 3 0 10 0 10 13 0 10-3 18-4 22-3 12-23 60-30 78-3 10-9 25-9 33 0 21 14 35 34 35 40 0 56-61 56-65z"><text:p/></draw:path><draw:path draw:style-name="gr4" draw:text-style-name="P34" svg:width="0.0689in" svg:height="0.1138in" svg:x="1.324in" svg:y="0.2728in" svg:viewBox="0 0 176 290" svg:d="M176 146c0-33-1-68-16-99-20-40-54-47-71-47-25 0-57 11-73 50-15 29-16 63-16 96 0 31 1 70 18 101 18 35 49 43 70 43 22 0 55-9 73-49 14-29 15-62 15-95zM142 140c0 33 0 61-5 88-6 39-30 53-49 53-16 0-41-11-48-52-5-25-5-64-5-89 0-26 0-54 3-76 8-51 40-54 50-54 14 0 42 7 50 49 4 24 4 55 4 81z"><text:p/></draw:path><draw:path draw:style-name="gr4" draw:text-style-name="P34" svg:width="0.0752in" svg:height="0.3957in" svg:x="1.4094in" svg:y="0.0307in" svg:viewBox="0 0 192 1006" svg:d="M192 583c0-53 0-106 0-157 0-166-86-354-180-424-1-1-4-2-5-2-5 0-7 4-7 8 0 3 1 5 2 6 90 68 153 253 153 412 0 51 0 104 0 157 0 156-63 343-153 410-1 1-2 4-2 6 0 4 2 7 7 7 1 0 4-1 5-1 94-71 180-258 180-422z"><text:p/></draw:path><draw:path draw:style-name="gr4" draw:text-style-name="P34" svg:width="0.1642in" svg:height="0.1165in" svg:x="1.5319in" svg:y="0.1575in" svg:viewBox="0 0 418 297" svg:d="M418 5c0-1-2-5-5-5-10 0-22 1-33 1-14 0-30-1-43-1-2 0-8 0-8 8 0 5 3 5 6 5 11 1 25 4 25 17 0 5-2 8-6 13-37 66-76 133-113 199-5-69-11-139-15-208-2-9-3-20 28-21 8 0 12 0 12-8 0-4-4-5-7-5-17 0-33 1-51 1-10 0-34-1-44-1-3 0-8 0-8 8 0 5 4 5 10 5 19 0 21 3 22 11 2 11 2 22 3 32-36 63-71 124-107 186-5-71-11-142-16-213 0-5 0-15 33-16 3 0 8 0 8-8 0-5-3-4-6-5-17 0-35 1-51 1s-30-1-45-1c-2 0-7 0-7 8 0 5 4 5 10 5 21 0 21 4 22 16 6 86 14 171 20 258 0 7 0 10 6 10s7-2 10-9c41-72 83-143 124-215 5 71 11 142 16 214 1 8 2 10 7 10s7-4 9-8c46-80 93-159 138-240 11-18 22-33 48-36 4 0 8 0 8-8z"><text:p/></draw:path><draw:path draw:style-name="gr4" draw:text-style-name="P34" svg:width="0.0378in" svg:height="0.165in" svg:x="1.7177in" svg:y="0.1461in" svg:viewBox="0 0 97 420" svg:d="M97 416c0-1-1-2-1-3-44-34-73-118-73-185 0-12 0-24 0-35 0-68 29-152 73-185 0-1 1-2 1-3 0-3-2-5-5-5-1 0-1 1-2 1-46 35-90 120-90 192 0 11 0 23 0 35 0 72 44 156 90 191 1 1 1 0 2 1 3 0 5-3 5-4z"><text:p/></draw:path><draw:path draw:style-name="gr4" draw:text-style-name="P34" svg:width="0.0437in" svg:height="0.111in" svg:x="1.7701in" svg:y="0.1606in" svg:viewBox="0 0 112 283" svg:d="M108 16c0-9-6-16-16-16-12 0-22 11-22 23 0 7 6 14 15 14 10 0 23-9 23-21zM112 218c0-5-4-5-5-5-5 0-5 2-7 9-8 26-21 51-42 51-8 0-11-3-11-13 0-11 2-17 12-42 6-15 11-30 17-44 4-13 4-13 9-25 4-9 5-15 5-22 0-19-13-35-34-35-39 0-56 62-56 65 0 4 4 3 5 4 5 0 5 0 7-7 12-40 29-52 43-52 3 0 10 0 10 13 0 9-3 18-5 22-2 11-22 60-29 78-3 10-9 25-9 33 0 21 14 35 34 35 40 0 56-61 56-65z"><text:p/></draw:path><draw:path draw:style-name="gr4" draw:text-style-name="P34" svg:width="0.0378in" svg:height="0.165in" svg:x="1.8319in" svg:y="0.1461in" svg:viewBox="0 0 97 420" svg:d="M97 228c0-12 0-24 0-35 0-72-43-157-90-192-1 0-1-1-2-1-3 0-5 2-5 5 0 1 1 2 2 3 44 33 72 117 72 185 0 11 0 23 0 35 0 67-28 151-72 185-1 1-2 2-2 3s2 4 5 4c1 0 1 0 2-1 47-35 90-119 90-191z"><text:p/></draw:path><draw:path draw:style-name="gr4" draw:text-style-name="P34" svg:width="0.1102in" svg:height="0.0382in" svg:x="1.9425in" svg:y="0.2098in" svg:viewBox="0 0 281 98" svg:d="M281 8c0-4-4-8-9-8-87 0-176 0-264 0-4 0-8 4-8 8 0 5 4 9 8 9 88 0 177 0 264 0 5 0 9-4 9-9zM281 90c0-5-4-8-9-8-87 0-176 0-264 0-4 0-8 3-8 8s4 8 8 8c88 0 177 0 264 0 5 0 9-3 9-8z"><text:p/></draw:path><draw:path draw:style-name="gr4" draw:text-style-name="P34" svg:width="0.0531in" svg:height="0.0787in" svg:x="2.202in" svg:y="0in" svg:viewBox="0 0 136 201" svg:d="M136 136c0-38-30-65-65-65-24 0-36 15-43 29 0-24 2-46 13-64 11-17 26-28 45-28 9 0 21 3 27 11-7 0-13 6-13 15 0 7 4 13 13 13 8 0 14-6 14-15 0-16-12-32-42-32-42 0-85 40-85 102 0 77 36 99 68 99 36 0 68-27 68-65zM107 136c0 16 0 29-7 40-8 11-17 16-32 16s-26-9-32-21c-5-9-7-23-7-41 0-29 17-51 41-51 13 0 22 5 30 16 7 12 7 24 7 41z"><text:p/></draw:path><draw:path draw:style-name="gr4" draw:text-style-name="P34" svg:width="0.2209in" svg:height="0.2315in" svg:x="2.1177in" svg:y="0.1134in" svg:viewBox="0 0 562 589" svg:d="M562 455c-4 0-8 0-11 0-16 43-61 71-109 85-10 1-51 13-131 13-85 0-169 0-255 0 72-84 143-168 215-252 3-4 4-5 4-7-1-3 0-1-4-6-66-90-131-179-197-269 77 0 155 0 232 0 56 0 95 6 98 7 23 4 60 11 94 32 10 7 38 26 53 60 3 0 7 0 11 0-17-40-35-78-52-118-166 0-332 0-498 0-10 0-10 0-11 2s-1 10-1 15c74 102 149 202 223 304-73 86-145 171-218 256-4 5-3 5-4 7 0 5 4 5 11 5 166 0 332 0 498 0 17-46 35-90 52-134z"><text:p/></draw:path><draw:path draw:style-name="gr4" draw:text-style-name="P34" svg:width="0.0346in" svg:height="0.0776in" svg:x="2.1323in" svg:y="0.3724in" svg:viewBox="0 0 89 198" svg:d="M82 11c0-5-4-11-12-11-9 0-17 7-17 16 0 6 3 12 12 12 8 0 17-9 17-17zM89 154c0-4-4-4-5-4-4 0-5 1-6 5-6 22-19 34-31 34-6 0-7-3-7-9 0-7 2-12 4-19 4-9 6-16 10-24 5-12 10-25 14-37 2-3 3-6 3-10 0-13-12-25-29-25-29 0-42 41-42 45s4 4 5 4c3 0 3-1 5-5 8-25 20-36 31-36 5 0 8 3 8 11 0 7-2 11-9 30-6 16-14 31-20 47-1 3-2 7-2 12 0 14 12 25 29 25 29 0 42-41 42-44z"><text:p/></draw:path><draw:path draw:style-name="gr4" draw:text-style-name="P34" svg:width="0.0772in" svg:height="0.0264in" svg:x="2.1799in" svg:y="0.4071in" svg:viewBox="0 0 197 68" svg:d="M197 6c0-4-3-6-6-6-61 0-124 0-185 0-4 0-6 2-6 6 0 2 2 6 6 6 61 0 124 0 185 0 3 0 6-4 6-6zM197 62c0-2-3-6-6-6-61 0-124 0-185 0-4 0-6 3-6 6s2 6 6 6c61 0 124 0 185 0 3 0 6-2 6-6z"><text:p/></draw:path><draw:path draw:style-name="gr4" draw:text-style-name="P34" svg:width="0.0535in" svg:height="0.0787in" svg:x="2.2705in" svg:y="0.3724in" svg:viewBox="0 0 137 201" svg:d="M137 101c0-33-5-55-18-76-9-13-28-25-51-25-68 0-68 79-68 101 0 20 0 100 68 100 69 0 69-79 69-100zM109 97c0 22 0 45-3 63-6 26-27 33-38 33-14 0-32-8-38-32-4-17-4-42-4-64 0-21 0-43 5-60 6-23 24-29 37-29 16 0 32 10 36 27 5 15 5 37 5 62z"><text:p/></draw:path><draw:path draw:style-name="gr4" draw:text-style-name="P34" svg:width="0.0378in" svg:height="0.165in" svg:x="2.3654in" svg:y="0.1461in" svg:viewBox="0 0 97 420" svg:d="M97 416c0-1-1-2-2-3-43-34-72-118-72-185 0-12 0-24 0-35 0-68 29-152 72-185 1-1 2-2 2-3 0-3-2-5-5-5-1 0-1 1-2 1-47 35-90 120-90 192 0 11 0 23 0 35 0 72 43 156 90 191 1 1 1 1 2 1 3 0 5-3 5-4z"><text:p/></draw:path><draw:path draw:style-name="gr4" draw:text-style-name="P34" svg:width="0.1102in" svg:height="0.0063in" svg:x="2.422in" svg:y="0.2256in" svg:viewBox="0 0 281 17" svg:d="M281 8c0-4-4-8-9-8-87 0-176 0-264 0-3 0-8 4-8 8 0 5 5 9 8 9 88 0 177 0 264 0 5 0 9-4 9-9z"><text:p/></draw:path><draw:path draw:style-name="gr4" draw:text-style-name="P34" svg:width="0.0543in" svg:height="0.1102in" svg:x="2.5567in" svg:y="0.1602in" svg:viewBox="0 0 139 281" svg:d="M139 281c0-5 0-10 0-14-5 0-8 0-13 0-37 0-40-4-40-20 0-79 0-157 0-236 0-10 0-11-9-11-25 28-63 28-77 28 0 4 0 8 0 13 8 0 34 0 55-12 0 73 0 145 0 218 0 16-1 20-38 20-5 0-9 0-13 0 0 4 0 9 0 14 14-2 49-2 67-2 17 0 54 0 68 2z"><text:p/></draw:path><draw:path draw:style-name="gr4" draw:text-style-name="P34" svg:width="0.0378in" svg:height="0.165in" svg:x="2.6346in" svg:y="0.1461in" svg:viewBox="0 0 97 420" svg:d="M97 228c0-12 0-24 0-35 0-72-44-157-90-192-1 0-2-1-3-1-2 0-4 2-4 5 0 1 1 2 1 3 45 33 73 117 73 185 0 11 0 23 0 35 0 67-28 151-73 185 0 1-1 2-1 3s2 4 4 4c1 0 2 0 3-1 46-35 90-119 90-191z"><text:p/></draw:path><draw:path draw:style-name="gr4" draw:text-style-name="P34" svg:width="0.035in" svg:height="0.0776in" svg:x="2.6949in" svg:y="0.1339in" svg:viewBox="0 0 90 198" svg:d="M82 11c0-5-4-11-12-11s-16 7-16 16c0 4 4 12 11 12 9 0 17-9 17-17zM90 152c0-3-4-2-5-3-5 0-5 2-6 5-7 23-19 35-31 35-6 0-7-3-7-9 0-7 2-13 5-19 3-9 6-16 9-24 5-12 10-25 15-37 0-3 1-6 1-10 0-13-12-25-28-25-30 0-43 41-43 45s4 3 5 4c5 0 5-1 6-5 7-25 20-36 31-36 5 0 7 3 7 11 0 6-1 11-8 29-6 15-13 32-19 48-2 3-3 7-3 12 0 14 12 25 28 25 30 0 43-41 43-46z"><text:p/></draw:path><draw:path draw:style-name="gr4" draw:text-style-name="P34" svg:width="0.1646in" svg:height="0.1165in" svg:x="2.7539in" svg:y="0.1575in" svg:viewBox="0 0 419 297" svg:d="M419 5c0-1-3-5-5-5-11 0-23 1-32 1-15 0-30-1-45-1-2 0-8 0-8 8 0 5 3 5 7 5 10 1 24 4 24 17 0 5-1 8-5 13-38 66-75 133-114 199-5-69-11-139-15-208-2-9-2-20 28-21 8 0 12 0 12-8 0-4-4-5-6-5-16 0-34 1-51 1-10 0-35-1-45-1-2 0-8 0-8 8 0 5 5 5 11 5 18 0 21 3 21 11 2 11 2 22 3 32-36 63-71 124-107 186-5-71-11-142-16-213 0-5 0-15 33-16 3 0 8 0 8-8 0-5-3-4-6-5-17 0-35 1-51 1-15 0-30-1-45-1-2 0-7 0-7 8 0 5 4 5 11 5 20 0 21 4 21 16 6 86 14 171 20 258 0 7 1 10 7 10 5 0 6-2 9-9 41-72 83-143 124-215 5 71 11 142 16 214 1 8 2 10 7 10 6 0 8-4 9-8 47-80 93-159 140-240 10-18 20-33 46-36 4 0 9 0 9-8z"><text:p/></draw:path><draw:path draw:style-name="gr4" draw:text-style-name="P34" svg:width="0.0378in" svg:height="0.165in" svg:x="2.9402in" svg:y="0.1461in" svg:viewBox="0 0 97 420" svg:d="M97 416c0-1 0-2-1-3-44-34-73-118-73-185 0-12 0-24 0-35 0-68 29-152 73-185 1-1 1-2 1-3 0-3-1-5-3-5s-2 1-3 1c-47 35-91 120-91 192 0 11 0 23 0 35 0 72 44 156 91 191 0 1 1 1 3 1s3-3 3-4z"><text:p/></draw:path><draw:path draw:style-name="gr4" draw:text-style-name="P34" svg:width="0.0429in" svg:height="0.111in" svg:x="2.9933in" svg:y="0.1606in" svg:viewBox="0 0 110 283" svg:d="M107 16c0-9-6-16-16-16-11 0-23 11-23 23 0 7 6 14 17 14 10 0 22-9 22-21zM110 218c0-5-3-5-4-5-4 0-4 2-6 9-9 26-22 51-44 51-7 0-9-3-9-13 0-11 2-17 12-42 5-15 11-30 15-44 6-13 6-13 10-25 4-9 6-15 6-22 0-19-14-35-35-35-39 0-55 62-55 65 0 4 4 3 5 4 3 0 5 0 6-7 12-40 29-52 43-52 4 0 11 0 11 13 0 9-4 18-5 22-4 11-23 60-29 78-5 10-11 25-11 33 0 21 15 35 35 35 40 0 55-61 55-65z"><text:p/></draw:path><draw:path draw:style-name="gr4" draw:text-style-name="P34" svg:width="0.0378in" svg:height="0.165in" svg:x="3.0551in" svg:y="0.1461in" svg:viewBox="0 0 97 420" svg:d="M97 228c0-12 0-24 0-35 0-72-44-157-91-192-1 0-1-1-2-1-3 0-4 2-4 5 0 1 0 2 1 3 45 33 73 117 73 185 0 11 0 23 0 35 0 67-28 151-73 185-1 1-1 2-1 3s1 4 4 4c1 0 2 0 2-1 47-35 91-119 91-191z"><text:p/></draw:path></draw:g></draw:g></text:span><text:span text:style-name="T25">.</text:span></text:p>
      <text:p text:style-name="P17">עתה נחשב את הערך של <draw:g text:anchor-type="as-char" svg:y="-0.1228in" draw:z-index="55" draw:name="Shape67" draw:style-name="gr1"><svg:title>TexMaths</svg:title><svg:desc>12§display§W(r)§svg§600§FALSE§</svg:desc><draw:g draw:style-name="gr2"><draw:path draw:style-name="gr3" draw:text-style-name="P33" svg:width="0.35in" svg:height="0.1472in" svg:x="0.0004in" svg:y="0.0087in" svg:viewBox="0 0 890 375" svg:d="M446 375c-148 0-297 0-446 0 0-125 0-250 0-375 296 0 594 0 890 0 0 125 0 250 0 375-147 0-296 0-444 0z"><text:p/></draw:path><draw:path draw:style-name="gr4" draw:text-style-name="P34" svg:width="0.1642in" svg:height="0.1157in" svg:x="0.0012in" svg:y="0.011in" svg:viewBox="0 0 418 295" svg:d="M418 5c0-3-2-5-5-5-10 0-22 1-33 1-14 0-30-1-44-1-2 0-7 0-7 8 0 5 3 5 6 5 9 0 25 4 25 17 0 4-2 7-6 13-38 66-77 132-114 197-6-69-11-138-16-208 0-8-1-19 30-19 8 0 11 0 11-8 0-5-3-5-6-5-17 0-35 1-51 1-10 0-34-1-45-1-2 0-7 0-7 8 0 5 4 5 10 5 19 0 21 3 22 11 0 11 2 22 3 32-36 61-71 122-107 184-5-70-11-141-16-211 0-6 0-16 32-16 4 0 9 0 9-8 0-5-3-4-6-5-17 0-35 1-51 1s-30-1-45-1c-2 0-7 0-7 8 0 5 4 5 10 5 21 0 21 4 22 16 6 85 14 170 20 255 0 8 0 11 6 11s7-3 10-9c41-70 83-142 124-213 5 71 10 141 16 211 1 10 1 11 7 11 5 0 7-4 9-7 46-80 92-160 138-239 11-19 21-33 48-36 4 0 8 0 8-8z"><text:p/></draw:path><draw:path draw:style-name="gr4" draw:text-style-name="P34" svg:width="0.0378in" svg:height="0.1642in" svg:x="0.187in" svg:y="0.0004in" svg:viewBox="0 0 97 418" svg:d="M97 413c0-1-1-2-2-3-43-33-72-116-72-184 0-10 0-22 0-34 0-67 29-151 72-184 1-1 2-2 2-3 0-3-2-5-5-5-1 0-1 1-2 1-47 35-90 119-90 191 0 12 0 24 0 34 0 72 43 156 90 191 1 0 1 1 2 1 3 0 5-2 5-5z"><text:p/></draw:path><draw:path draw:style-name="gr4" draw:text-style-name="P34" svg:width="0.0673in" svg:height="0.0744in" svg:x="0.2394in" svg:y="0.052in" svg:viewBox="0 0 172 190" svg:d="M172 26c0-14-14-26-35-26-28 0-47 20-54 32-4-19-19-32-39-32-19 0-27 16-31 24-8 14-13 39-13 41 0 3 4 2 5 3 5 0 5 0 7-9 7-30 16-51 31-51 7 0 13 4 13 20 0 9-1 14-7 35-8 33-15 65-24 98-1 6-5 15-5 17 0 8 6 12 14 12 4 0 12-3 15-12 0-2 15-58 17-67 5-18 8-36 13-53 1-6 13-26 24-35 3-4 16-15 34-15 11 0 11 4 17 6-12 2-22 12-22 23 0 6 4 15 16 15 10 0 24-10 24-26z"><text:p/></draw:path><draw:path draw:style-name="gr4" draw:text-style-name="P34" svg:width="0.0378in" svg:height="0.1642in" svg:x="0.3213in" svg:y="0.0004in" svg:viewBox="0 0 97 418" svg:d="M97 226c0-10 0-22 0-34 0-72-44-156-91-191-1 0-1-1-2-1-3 0-4 2-4 5 0 1 0 2 1 3 45 33 73 117 73 184 0 12 0 24 0 34 0 68-28 151-73 184-1 1-1 2-1 3 0 3 1 5 4 5 1 0 1-1 2-1 47-35 91-119 91-191z"><text:p/></draw:path></draw:g></draw:g>. תחילה נחשב את <draw:g text:anchor-type="as-char" svg:y="-0.1236in" draw:z-index="56" draw:name="Shape68" draw:style-name="gr1"><svg:title>TexMaths</svg:title><svg:desc>12§display§W(P_i)§svg§600§FALSE§</svg:desc><draw:g draw:style-name="gr2"><draw:path draw:style-name="gr3" draw:text-style-name="P33" svg:width="0.4346in" svg:height="0.1484in" svg:x="0.0004in" svg:y="0.0087in" svg:viewBox="0 0 1105 378" svg:d="M553 378c-185 0-368 0-553 0 0-126 0-252 0-378 368 0 736 0 1105 0 0 126 0 252 0 378-184 0-369 0-552 0z"><text:p/></draw:path><draw:path draw:style-name="gr4" draw:text-style-name="P34" svg:width="0.1638in" svg:height="0.1157in" svg:x="0.0012in" svg:y="0.011in" svg:viewBox="0 0 417 295" svg:d="M417 5c0-3-1-5-4-5-11 0-22 1-33 1-14 0-30-1-44-1-3 0-7 0-7 8 0 5 3 5 6 5 9 0 25 4 25 17 0 4-3 7-6 13-39 66-77 132-114 197-6-68-11-138-16-208 0-8-1-19 30-19 7 0 11 0 11-8 0-5-4-5-6-5-17 0-35 1-52 1-9 0-33-1-44-1-2 0-7 0-7 8 0 5 4 5 9 5 20 0 22 3 23 11 1 11 1 22 3 32-36 62-71 123-107 184-5-69-11-140-16-211 0-6 0-16 32-16 4 0 9 0 9-8 0-5-3-4-6-5-17 0-35 1-51 1s-30-1-45-1c-2 0-7 0-7 8 0 5 4 5 10 5 21 0 21 4 22 16 6 85 14 170 20 256 0 8 0 10 6 10s7-2 10-8c41-71 83-143 124-214 5 71 9 142 15 212 2 9 2 10 8 10 4 0 7-3 9-7 46-79 91-159 138-239 11-19 21-33 47-36 5 0 8 0 8-8z"><text:p/></draw:path><draw:path draw:style-name="gr4" draw:text-style-name="P34" svg:width="0.0378in" svg:height="0.1646in" svg:x="0.187in" svg:y="0.0004in" svg:viewBox="0 0 97 419" svg:d="M97 414c0-1 0-2-1-3-43-33-73-117-73-184 0-11 0-23 0-35 0-67 30-151 73-184 1-1 1-2 1-3 0-3-1-5-3-5s-2 1-3 1c-47 35-91 119-91 191 0 12 0 24 0 35 0 72 44 156 91 191 1 0 1 1 3 1s3-2 3-5z"><text:p/></draw:path><draw:path draw:style-name="gr4" draw:text-style-name="P34" svg:width="0.1177in" svg:height="0.1126in" svg:x="0.2409in" svg:y="0.011in" svg:viewBox="0 0 300 287" svg:d="M300 64c0-33-28-64-83-64-46 0-91 0-137 0-7 0-12 0-12 8 0 5 4 5 12 5 5 0 14 0 18 1 8 0 10 2 10 6 0 3-1 4-2 9-20 74-38 150-57 224-3 17-5 21-38 21-7 0-11 0-11 7 0 6 5 6 6 6 18 0 35 0 53-1 9 0 18 0 27 0 10 0 18 1 28 1 2 0 8 0 8-8 0-5-3-5-12-5-15 0-27 0-27-9 0-2 1-3 1-6 8-34 18-69 26-104 24 0 48 0 72 0 59 0 118-45 118-91zM261 54c0 16-8 52-25 67-21 20-47 23-65 23-20 0-39 0-59 0 9-38 19-77 28-115 4-15 5-16 23-16 13 0 28 0 41 0 35 0 57 11 57 41z"><text:p/></draw:path><draw:path draw:style-name="gr4" draw:text-style-name="P34" svg:width="0.035in" svg:height="0.078in" svg:x="0.3461in" svg:y="0.0874in" svg:viewBox="0 0 90 199" svg:d="M82 12c0-5-3-12-11-12-9 0-17 8-17 17 0 5 4 11 12 11s16-9 16-16zM90 154c0-4-4-4-5-4-5 0-5 1-6 5-6 24-19 36-31 36-6 0-7-4-7-11 0-6 2-12 5-18 3-8 6-17 9-24 5-13 10-25 15-37 1-4 1-7 1-10 0-14-11-25-28-25-29 0-43 40-43 46 0 3 5 3 6 3 4 0 4-1 5-5 7-25 20-36 31-36 5 0 7 3 7 10s-1 12-8 30c-6 16-13 31-19 48-2 4-3 7-3 12 0 13 12 25 28 25 30 0 43-40 43-45z"><text:p/></draw:path><draw:path draw:style-name="gr4" draw:text-style-name="P34" svg:width="0.0378in" svg:height="0.1646in" svg:x="0.4055in" svg:y="0.0004in" svg:viewBox="0 0 97 419" svg:d="M97 227c0-11 0-23 0-35 0-72-44-156-91-191-1 0-1-1-2-1-3 0-4 2-4 5 0 1 0 2 1 3 45 33 73 117 73 184 0 12 0 24 0 35 0 67-28 151-73 184-1 1-1 2-1 3 0 3 1 5 4 5 1 0 1-1 2-1 47-35 91-119 91-191z"><text:p/></draw:path></draw:g></draw:g>, זהו מספר האפשרויות שבתא מסוים <draw:g text:anchor-type="as-char" svg:y="-0.1091in" draw:z-index="57" draw:name="Shape69" draw:style-name="gr1"><svg:title>TexMaths</svg:title><svg:desc>12§display§i§svg§600§FALSE§</svg:desc><draw:g draw:style-name="gr2"><draw:path draw:style-name="gr3" draw:text-style-name="P33" svg:width="0.0303in" svg:height="0.0937in" svg:x="0.0039in" svg:y="0.0091in" svg:viewBox="0 0 78 239" svg:d="M39 239c-13 0-26 0-39 0 0-79 0-160 0-239 26 0 53 0 78 0 0 79 0 160 0 239-12 0-25 0-39 0z"><text:p/></draw:path><draw:path draw:style-name="gr4" draw:text-style-name="P34" svg:width="0.0425in" svg:height="0.111in" svg:x="0.0004in" svg:y="0.0004in" svg:viewBox="0 0 109 283" svg:d="M105 16c0-9-6-16-15-16-11 0-22 11-22 23 0 7 6 14 15 14s22-9 22-21zM109 218c0-5-4-5-5-5-5 0-5 1-6 8-8 27-21 52-42 52-7 0-9-4-9-13 0-11 2-17 12-43 4-15 9-29 15-44 5-13 5-13 9-24 3-8 6-14 6-21 0-20-14-35-34-35-39 0-55 61-55 65 0 2 4 1 5 2 5 0 5 0 7-6 11-40 27-52 42-52 3 0 11 0 11 13 0 9-4 19-5 22-4 11-23 59-29 77-5 11-9 25-9 34 0 20 14 35 33 35 38 0 54-62 54-65z"><text:p/></draw:path></draw:g></draw:g><text:s/>נמצאים בדיוק שלושה כדורים. בתא תמיד יהיו 3 כדורים, לכן עלינו למצוא את מספר האפשרויות שבשאר 5 התאים יהיו 10 כדורים. זוהי בחירה של 5 תאים 10 פעמים עם חזרות, לכן <draw:g text:anchor-type="as-char" svg:y="-0.1236in" draw:z-index="58" draw:name="Shape70" draw:style-name="gr1"><svg:title>TexMaths</svg:title><svg:desc>12§display§W(P_i) = D(5, 10)§svg§600§FALSE§</svg:desc><draw:g draw:style-name="gr2"><draw:path draw:style-name="gr3" draw:text-style-name="P33" svg:width="1.2461in" svg:height="0.1484in" svg:x="0.0004in" svg:y="0.0087in" svg:viewBox="0 0 3166 378" svg:d="M1584 378c-528 0-1056 0-1584 0 0-126 0-252 0-378 1056 0 2111 0 3166 0 0 126 0 252 0 378-527 0-1055 0-1582 0z"><text:p/></draw:path><draw:path draw:style-name="gr4" draw:text-style-name="P34" svg:width="0.1642in" svg:height="0.1157in" svg:x="0.0012in" svg:y="0.011in" svg:viewBox="0 0 418 295" svg:d="M418 5c0-3-2-5-5-5-10 0-22 1-33 1-14 0-30-1-43-1-3 0-8 0-8 8 0 5 3 5 6 5 11 0 25 4 25 17 0 4-2 7-6 13-38 66-76 132-114 197-5-68-11-138-16-208 0-8-1-19 30-19 8 0 12 0 12-8 0-5-4-5-7-5-17 0-35 1-51 1-10 0-34-1-44-1-3 0-8 0-8 8 0 5 4 5 10 5 19 0 21 3 22 11 2 11 2 22 3 32-36 62-71 123-107 184-5-69-11-140-16-211 0-6 0-16 33-16 3 0 8 0 8-8 0-5-3-4-6-5-17 0-35 1-51 1s-30-1-45-1c-2 0-7 0-7 8 0 5 4 5 10 5 21 0 21 4 22 16 6 85 14 170 20 256 0 8 0 10 6 10s7-2 10-8c41-71 83-143 124-214 5 71 11 142 16 212 1 9 1 10 7 10 5 0 7-3 9-7 46-79 93-159 138-239 11-19 22-33 48-36 4 0 8 0 8-8z"><text:p/></draw:path><draw:path draw:style-name="gr4" draw:text-style-name="P34" svg:width="0.0378in" svg:height="0.1646in" svg:x="0.1874in" svg:y="0.0004in" svg:viewBox="0 0 97 419" svg:d="M97 414c0-1-1-2-2-3-43-33-72-117-72-184 0-11 0-23 0-35 0-67 29-151 72-184 1-1 2-2 2-3 0-3-2-5-5-5-1 0-1 1-2 1-46 35-90 119-90 191 0 12 0 24 0 35 0 72 44 156 90 191 1 0 1 1 2 1 3 0 5-2 5-5z"><text:p/></draw:path><draw:path draw:style-name="gr4" draw:text-style-name="P34" svg:width="0.1181in" svg:height="0.1126in" svg:x="0.2417in" svg:y="0.011in" svg:viewBox="0 0 301 287" svg:d="M301 64c0-33-27-64-83-64-45 0-91 0-136 0-9 0-14 0-14 8 0 5 4 5 12 5 6 0 14 0 18 1 8 0 10 2 10 6 0 3 0 4-1 9-19 74-37 150-57 224-4 17-4 21-38 21-7 0-12 0-12 7 0 6 5 6 6 6 18 0 36 0 54-1 8 0 18 0 26 0 10 0 20 1 28 1 4 0 8 0 8-8 0-5-3-5-12-5-15 0-27 0-27-9 0-2 1-3 2-6 9-34 17-69 25-104 24 0 48 0 72 0 60 0 119-45 119-91zM262 54c0 16-9 52-26 67-20 20-45 23-64 23-20 0-40 0-59 0 9-38 19-77 29-115 3-15 3-16 22-16 14 0 27 0 40 0 35 0 58 11 58 41z"><text:p/></draw:path><draw:path draw:style-name="gr4" draw:text-style-name="P34" svg:width="0.0346in" svg:height="0.078in" svg:x="0.3472in" svg:y="0.0874in" svg:viewBox="0 0 89 199" svg:d="M82 12c0-5-4-12-12-12s-17 8-17 17c0 5 5 11 12 11 8 0 17-9 17-16zM89 154c0-4-3-3-4-4-5 0-5 1-6 5-7 24-20 36-31 36-6 0-7-4-7-11 0-6 1-12 5-18 2-8 6-17 8-24 5-13 11-25 16-37 0-4 1-7 1-10 0-14-12-25-28-25-30 0-43 40-43 46 0 3 4 3 5 3 5 0 5-1 6-5 7-25 20-36 31-36 5 0 7 3 7 10s-1 12-9 30c-6 16-12 31-18 48-2 4-3 7-3 12 0 13 12 25 28 25 30 0 42-40 42-45z"><text:p/></draw:path><draw:path draw:style-name="gr4" draw:text-style-name="P34" svg:width="0.0382in" svg:height="0.1646in" svg:x="0.4063in" svg:y="0.0004in" svg:viewBox="0 0 98 419" svg:d="M98 227c0-11 0-23 0-35 0-72-44-156-91-191-1 0-1-1-2-1-3 0-5 2-5 5 0 1 1 2 2 3 44 33 74 117 74 184 0 12 0 24 0 35 0 67-30 151-74 184-1 1-2 2-2 3 0 3 2 5 5 5 1 0 1-1 2-1 47-35 91-119 91-191z"><text:p/></draw:path><draw:path draw:style-name="gr4" draw:text-style-name="P34" svg:width="0.1102in" svg:height="0.0382in" svg:x="0.5165in" svg:y="0.0638in" svg:viewBox="0 0 281 98" svg:d="M281 8c0-4-4-8-9-8-87 0-176 0-264 0-4 0-8 4-8 8 0 5 4 9 8 9 88 0 177 0 264 0 5 0 9-4 9-9zM281 90c0-5-4-8-9-8-87 0-176 0-264 0-4 0-8 3-8 8s4 8 8 8c88 0 177 0 264 0 5 0 9-3 9-8z"><text:p/></draw:path><draw:path draw:style-name="gr4" draw:text-style-name="P34" svg:width="0.1264in" svg:height="0.1126in" svg:x="0.689in" svg:y="0.011in" svg:viewBox="0 0 322 287" svg:d="M322 107c0-60-36-107-100-107-47 0-95 0-142 0-7 0-12 0-12 8 0 5 4 5 12 5 6 0 14 0 18 1 8 0 10 2 10 6 0 3-1 4-2 9-20 74-38 150-57 224-3 17-5 21-38 21-7 0-11 0-11 7 0 6 4 6 11 6 47 0 93 0 140 0 88 0 171-88 171-180zM284 91c0 21-8 90-44 136-12 14-44 47-97 47-16 0-31 0-47 0-6 0-7 0-10-1-4 0-6 0-6-4 0-1 0-2 3-10 19-76 38-153 57-230 4-15 5-16 23-16 16 0 30 0 46 0 41 0 75 22 75 78z"><text:p/></draw:path><draw:path draw:style-name="gr4" draw:text-style-name="P34" svg:width="0.0378in" svg:height="0.1646in" svg:x="0.837in" svg:y="0.0004in" svg:viewBox="0 0 97 419" svg:d="M97 414c0-1 0-2-1-3-44-33-73-117-73-184 0-11 0-23 0-35 0-67 29-151 73-184 1-1 1-2 1-3 0-3-1-5-3-5s-2 1-3 1c-47 35-91 119-91 191 0 12 0 24 0 35 0 72 44 156 91 191 1 0 1 1 3 1s3-2 3-5z"><text:p/></draw:path><draw:path draw:style-name="gr4" draw:text-style-name="P34" svg:width="0.0657in" svg:height="0.113in" svg:x="0.8933in" svg:y="0.0142in" svg:viewBox="0 0 168 288" svg:d="M168 196c0-51-35-93-80-93-20 0-39 7-53 22 0-28 0-54 0-82 8 3 21 5 36 5 51 0 80-38 80-43 0-3-1-5-3-5s-2 0-4 1c-8 4-29 12-58 12-16 0-36-2-55-12-3-1-3-1-6-1s-3 4-3 11c0 42 0 83 0 125 0 7 0 11 6 11 2 0 3-2 4-4 5-7 21-30 56-30 21 0 32 19 36 26 6 16 7 33 7 54 0 15 0 39-11 57-10 15-25 27-44 27-32 0-56-22-63-48 1 2 3 2 7 2 15 0 22-10 22-20s-7-20-22-20c-6 0-20 2-20 22 0 34 29 75 77 75s91-39 91-92z"><text:p/></draw:path><draw:path draw:style-name="gr4" draw:text-style-name="P34" svg:width="0.0189in" svg:height="0.0492in" svg:x="0.9819in" svg:y="0.1063in" svg:viewBox="0 0 49 126" svg:d="M49 44c0-27-9-44-26-44-15 0-23 11-23 23s8 23 23 23c5 0 11-3 14-6 1-2 1-2 3-2 0 3 1 0 1 6 0 32-16 57-29 71-5 5-5 5-5 8 0 2 3 3 4 3 5 0 38-32 38-82z"><text:p/></draw:path><draw:path draw:style-name="gr4" draw:text-style-name="P34" svg:width="0.0539in" svg:height="0.1098in" svg:x="1.0567in" svg:y="0.0142in" svg:viewBox="0 0 138 280" svg:d="M138 280c0-4 0-9 0-13-5 0-8 0-13 0-37 0-39-5-39-21 0-78 0-157 0-235 0-10 0-11-9-11-27 26-64 26-77 26 0 5 0 9 0 14 8 0 32 0 55-11 0 72 0 145 0 217 0 16-1 21-39 21-5 0-9 0-14 0 0 4 0 9 0 13 15-1 52-1 69-1s53 0 67 1z"><text:p/></draw:path><draw:path draw:style-name="gr4" draw:text-style-name="P34" svg:width="0.0697in" svg:height="0.113in" svg:x="1.1311in" svg:y="0.0142in" svg:viewBox="0 0 178 288" svg:d="M178 145c0-33-3-67-18-98-20-40-53-47-71-47-25 0-57 11-73 50-15 29-16 62-16 95s1 70 18 101c19 34 49 42 70 42 22 0 55-8 74-48 13-29 16-61 16-95zM142 141c0 31 0 60-4 86-7 40-31 53-50 53-16 0-41-11-48-52-5-24-5-62-5-87 0-27 0-55 3-77 8-51 40-54 50-54 14 0 42 7 50 49 4 23 4 55 4 82z"><text:p/></draw:path><draw:path draw:style-name="gr4" draw:text-style-name="P34" svg:width="0.0378in" svg:height="0.1646in" svg:x="1.2173in" svg:y="0.0004in" svg:viewBox="0 0 97 419" svg:d="M97 227c0-11 0-23 0-35 0-72-44-156-91-191-1 0-1-1-2-1-3 0-4 2-4 5 0 1 0 2 1 3 45 33 73 117 73 184 0 12 0 24 0 35 0 67-28 151-73 184-1 1-1 2-1 3 0 3 1 5 4 5 1 0 1-1 2-1 47-35 91-119 91-191z"><text:p/></draw:path></draw:g></draw:g>. <text:span text:style-name="T26">אם נבחר </text:span><text:span text:style-name="T26"><draw:g text:anchor-type="as-char" svg:y="-0.072in" draw:z-index="59" draw:name="Shape71" draw:style-name="gr1"><svg:title>TexMaths</svg:title><svg:desc>12§display§r§svg§600§FALSE§</svg:desc><draw:g draw:style-name="gr2"><draw:path draw:style-name="gr3" draw:text-style-name="P33" svg:width="0.0547in" svg:height="0.0567in" svg:x="0.0035in" svg:y="0.0083in" svg:viewBox="0 0 140 145" svg:d="M0 0c47 0 94 0 140 0 0 48 0 97 0 145-46 0-93 0-140 0 0-48 0-97 0-145z"><text:p/></draw:path><draw:path draw:style-name="gr4" draw:text-style-name="P34" svg:width="0.0661in" svg:height="0.074in" svg:x="0.0004in" svg:y="0in" svg:viewBox="0 0 169 189" svg:d="M169 28c0-16-13-28-35-28-27 0-44 20-52 32-3-19-18-32-38-32-19 0-27 17-31 24-7 14-13 40-13 41 0 4 4 2 5 4 5 0 5 0 7-10 7-30 16-49 31-49 7 0 12 2 12 19 0 8-1 13-6 35-8 31-17 63-24 96-1 6-3 16-3 18 0 7 4 11 12 11 4 0 12-4 15-12 0-1 15-59 16-66 5-17 9-35 14-53 1-6 12-26 22-35 3-3 15-13 33-13 11 0 12 3 18 4-13 3-21 12-21 23 0 7 5 15 15 15 12 0 23-10 23-24z"><text:p/></draw:path></draw:g></draw:g></text:span><text:span text:style-name="T26"><text:s/>תכונות שמתקיימות בהכרח, אנו בעצם מורידים את מספר התאים לבחירה ב־</text:span><text:span text:style-name="T26"><draw:g text:anchor-type="as-char" svg:y="-0.072in" draw:z-index="60" draw:name="Shape72" draw:style-name="gr1"><svg:title>TexMaths</svg:title><svg:desc>12§display§r§svg§600§FALSE§</svg:desc><draw:g draw:style-name="gr2"><draw:path draw:style-name="gr3" draw:text-style-name="P33" svg:width="0.0547in" svg:height="0.0567in" svg:x="0.0035in" svg:y="0.0083in" svg:viewBox="0 0 140 145" svg:d="M0 0c47 0 94 0 140 0 0 48 0 97 0 145-46 0-93 0-140 0 0-48 0-97 0-145z"><text:p/></draw:path><draw:path draw:style-name="gr4" draw:text-style-name="P34" svg:width="0.0661in" svg:height="0.074in" svg:x="0.0004in" svg:y="0in" svg:viewBox="0 0 169 189" svg:d="M169 28c0-16-13-28-35-28-27 0-44 20-52 32-3-19-18-32-38-32-19 0-27 17-31 24-7 14-13 40-13 41 0 4 4 2 5 4 5 0 5 0 7-10 7-30 16-49 31-49 7 0 12 2 12 19 0 8-1 13-6 35-8 31-17 63-24 96-1 6-3 16-3 18 0 7 4 11 12 11 4 0 12-4 15-12 0-1 15-59 16-66 5-17 9-35 14-53 1-6 12-26 22-35 3-3 15-13 33-13 11 0 12 3 18 4-13 3-21 12-21 23 0 7 5 15 15 15 12 0 23-10 23-24z"><text:p/></draw:path></draw:g></draw:g></text:span><text:span text:style-name="T26"> ואת מספר הכדורים ב־</text:span><text:span text:style-name="T26"><draw:g text:anchor-type="as-char" svg:y="-0.1098in" draw:z-index="61" draw:name="Shape73" draw:style-name="gr1"><svg:title>TexMaths</svg:title><svg:desc>12§display§3r§svg§600§FALSE§</svg:desc><draw:g draw:style-name="gr2"><draw:path draw:style-name="gr3" draw:text-style-name="P33" svg:width="0.137in" svg:height="0.0961in" svg:x="0.0016in" svg:y="0.0087in" svg:viewBox="0 0 349 245" svg:d="M0 0c116 0 233 0 349 0 0 82 0 163 0 245-116 0-233 0-349 0 0-82 0-163 0-245z"><text:p/></draw:path><draw:path draw:style-name="gr4" draw:text-style-name="P34" svg:width="0.0681in" svg:height="0.113in" svg:x="0.0004in" svg:y="0in" svg:viewBox="0 0 174 288" svg:d="M174 206c0-33-27-66-70-74 34-11 59-41 59-74 0-34-37-58-78-58-42 0-74 25-74 58 0 13 9 21 21 21 14 0 22-9 22-21 0-22-20-22-26-22 13-20 40-25 56-25 17 0 39 8 39 47 0 4 0 29-10 47-13 21-28 22-39 22-2 0-13 1-15 1-4 1-6 1-6 5 0 5 2 5 9 5 6 0 12 0 18 0 35 0 51 27 51 68 0 58-29 70-48 70-18 0-49-8-64-31 15 1 28-8 28-24 0-15-11-23-24-23-10 0-23 6-23 24 0 38 38 66 85 66 50 0 89-39 89-82z"><text:p/></draw:path><draw:path draw:style-name="gr4" draw:text-style-name="P34" svg:width="0.0669in" svg:height="0.074in" svg:x="0.0799in" svg:y="0.0362in" svg:viewBox="0 0 171 189" svg:d="M171 28c0-15-13-28-34-28-28 0-46 22-54 32-4-18-18-32-39-32-19 0-27 17-31 24-7 14-13 40-13 41 0 5 4 2 6 5 4 0 4 0 7-10 6-30 16-50 30-50 7 0 13 3 13 19 0 9-1 13-7 36-8 32-15 64-24 96-1 6-3 15-3 18 0 7 6 10 12 10 4 0 13-3 15-12 1-1 16-57 17-64 4-20 8-37 13-55 3-5 13-26 24-34 4-4 16-14 34-14 10 0 12 3 18 4-14 3-23 14-23 24 0 6 5 15 17 15 10 0 22-10 22-25z"><text:p/></draw:path></draw:g></draw:g></text:span><text:span text:style-name="T26">.</text:span></text:p>
      <text:p text:style-name="P18">לכן <draw:g text:anchor-type="as-char" svg:y="-0.2398in" draw:z-index="63" draw:name="Shape74" draw:style-name="gr1"><svg:title>TexMaths</svg:title><svg:desc>12§display§W(r) = D(6 - r, 13 - 3r) =
\binom{18 - 4r}{13 - 3r} =
\binom{18 - 4r}{5 - r}§svg§600§FALSE§</svg:desc><draw:g draw:style-name="gr2"><draw:path draw:style-name="gr3" draw:text-style-name="P33" svg:width="3.7732in" svg:height="0.3791in" svg:x="0.0004in" svg:y="0.0079in" svg:viewBox="0 0 9585 964" svg:d="M4793 964c-1598 0-3195 0-4793 0 0-322 0-642 0-964 3195 0 6390 0 9585 0 0 322 0 642 0 964-1597 0-3195 0-4792 0z"><text:p/></draw:path><draw:path draw:style-name="gr4" draw:text-style-name="P34" svg:width="0.1646in" svg:height="0.1161in" svg:x="0.0012in" svg:y="0.1268in" svg:viewBox="0 0 419 296" svg:d="M419 5c0-3-3-5-6-5-10 0-22 1-33 1-14 0-30-1-43-1-2 0-8 0-8 8 0 5 3 5 6 5 11 0 25 4 25 17 0 4-2 7-6 13-37 66-76 132-113 198-5-69-11-139-15-209-2-8-2-19 28-19 8 0 12 0 12-8 0-5-4-5-7-5-17 0-33 1-50 1-11 0-35-1-45-1-2 0-8 0-8 8 0 5 4 5 10 5 19 0 21 3 22 11 2 11 2 22 3 32-36 62-71 123-107 185-5-71-11-141-16-212 0-6 0-16 33-16 3 0 8 0 8-8 0-5-3-4-6-5-17 0-35 1-51 1s-30-1-45-1c-2 0-7 0-7 8 0 5 4 5 10 5 21 0 21 4 22 16 6 85 14 170 20 257 0 8 0 10 6 10s7-2 10-8c41-72 83-143 124-215 5 71 11 142 16 213 1 9 2 10 7 10s7-3 9-7c46-80 93-159 138-240 11-19 22-33 48-36 4 0 9 0 9-8z"><text:p/></draw:path><draw:path draw:style-name="gr4" draw:text-style-name="P34" svg:width="0.0378in" svg:height="0.165in" svg:x="0.1874in" svg:y="0.1157in" svg:viewBox="0 0 97 420" svg:d="M97 415c0-1-1-2-1-3-44-33-73-117-73-184 0-12 0-24 0-36 0-67 29-151 73-184 0-1 1-2 1-3 0-3-2-5-3-5-2 0-3 1-4 1-46 35-90 119-90 191 0 12 0 24 0 36 0 72 44 156 90 191 1 0 2 1 4 1 1 0 3-2 3-5z"><text:p/></draw:path><draw:path draw:style-name="gr4" draw:text-style-name="P34" svg:width="0.0673in" svg:height="0.0748in" svg:x="0.2398in" svg:y="0.1661in" svg:viewBox="0 0 172 191" svg:d="M172 26c0-14-14-26-35-26-28 0-46 20-54 32-4-19-18-32-39-32-19 0-27 16-31 24-7 14-13 40-13 41 0 3 4 2 5 3 5 0 5 0 7-9 7-30 16-51 31-51 7 0 13 4 13 20 0 9-1 14-7 36-8 32-15 64-24 97-1 6-3 15-3 18 0 7 6 12 12 12 4 0 13-4 15-12 1-3 16-59 17-67 5-18 8-36 13-54 3-6 15-26 24-35 4-4 16-15 34-15 11 0 12 4 18 6-13 2-22 12-22 23 0 6 4 15 16 15 11 0 23-10 23-26z"><text:p/></draw:path><draw:path draw:style-name="gr4" draw:text-style-name="P34" svg:width="0.0378in" svg:height="0.165in" svg:x="0.3217in" svg:y="0.1157in" svg:viewBox="0 0 97 420" svg:d="M97 228c0-12 0-24 0-36 0-72-44-156-90-191-1 0-1-1-2-1-3 0-5 2-5 5 0 1 1 2 2 3 44 33 72 117 72 184 0 12 0 24 0 36 0 67-28 151-72 184-1 1-2 2-2 3 0 3 2 5 5 5 1-1 1-1 2-1 46-35 90-119 90-191z"><text:p/></draw:path><draw:path draw:style-name="gr4" draw:text-style-name="P34" svg:width="0.1102in" svg:height="0.0382in" svg:x="0.4319in" svg:y="0.178in" svg:viewBox="0 0 281 98" svg:d="M281 8c0-4-4-8-9-8-87 0-176 0-264 0-4 0-8 4-8 8 0 5 4 9 8 9 88 0 177 0 264 0 5 0 9-4 9-9zM281 90c0-5-4-8-9-8-87 0-176 0-264 0-4 0-8 3-8 8s4 8 8 8c88 0 177 0 264 0 5 0 9-3 9-8z"><text:p/></draw:path><draw:path draw:style-name="gr4" draw:text-style-name="P34" svg:width="0.1264in" svg:height="0.113in" svg:x="0.6051in" svg:y="0.1268in" svg:viewBox="0 0 322 288" svg:d="M322 107c0-60-36-107-100-107-47 0-95 0-142 0-7 0-12 0-12 8 0 5 4 5 12 5 6 0 14 0 18 1 8 0 10 2 10 6 0 3-1 4-2 9-20 75-38 150-57 225-3 17-5 21-38 21-7 0-11 0-11 8 0 5 4 5 11 5 47 0 93 0 140 0 88 0 171-89 171-181zM284 91c0 21-8 90-43 136-13 15-45 48-98 48-16 0-31 0-47 0-6 0-7 0-10 0-4-1-6-1-6-5 0-1 0-2 3-10 19-78 38-154 57-231 4-15 5-16 23-16 16 0 30 0 46 0 41 0 75 23 75 78z"><text:p/></draw:path><draw:path draw:style-name="gr4" draw:text-style-name="P34" svg:width="0.0382in" svg:height="0.165in" svg:x="0.7528in" svg:y="0.1157in" svg:viewBox="0 0 98 420" svg:d="M98 415c0-1-1-2-2-3-43-33-73-117-73-184 0-12 0-24 0-36 0-67 30-151 73-184 1-1 2-2 2-3 0-3-2-5-4-5s-2 1-3 1c-47 35-91 119-91 191 0 12 0 24 0 36 0 72 44 156 91 191 1 0 1 1 3 1s4-2 4-5z"><text:p/></draw:path><draw:path draw:style-name="gr4" draw:text-style-name="P34" svg:width="0.0685in" svg:height="0.1134in" svg:x="0.8075in" svg:y="0.1287in" svg:viewBox="0 0 175 289" svg:d="M175 194c0-52-37-93-84-93-29 0-44 21-53 42 0-4 0-7 0-11 0-107 53-121 74-121 10 0 28 2 37 17-6 0-23 0-23 19 0 12 10 19 19 19 7 0 19-4 19-20 0-26-18-46-52-46-54 0-112 54-112 148 0 112 49 141 89 141 47 0 86-39 86-95zM138 194c0 21 0 41-7 57-13 25-33 27-42 27-27 0-40-25-42-32-7-19-7-53-7-61 0-33 13-75 51-75 6 0 25 0 39 27 8 15 8 37 8 57z"><text:p/></draw:path><draw:path draw:style-name="gr4" draw:text-style-name="P34" svg:width="0.1102in" svg:height="0.0063in" svg:x="0.9299in" svg:y="0.1953in" svg:viewBox="0 0 281 17" svg:d="M281 8c0-4-4-8-9-8-87 0-176 0-264 0-4 0-8 4-8 8 0 5 4 9 8 9 88 0 177 0 264 0 5 0 9-4 9-9z"><text:p/></draw:path><draw:path draw:style-name="gr4" draw:text-style-name="P34" svg:width="0.0673in" svg:height="0.0748in" svg:x="1.0913in" svg:y="0.1661in" svg:viewBox="0 0 172 191" svg:d="M172 26c0-14-14-26-35-26-28 0-46 20-54 32-4-19-19-32-39-32-19 0-27 16-31 24-7 14-13 40-13 41 0 3 4 2 5 3 5 0 5 0 7-9 7-30 16-51 31-51 7 0 13 4 13 20 0 9-1 14-7 36-8 32-15 64-24 97-1 6-3 15-3 18 0 7 6 12 12 12 4 0 12-4 15-12 1-3 15-59 17-67 5-18 8-36 13-54 3-6 13-26 24-35 4-4 16-15 34-15 11 0 12 4 18 6-13 2-23 12-23 23 0 6 5 15 17 15 11 0 23-10 23-26z"><text:p/></draw:path><draw:path draw:style-name="gr4" draw:text-style-name="P34" svg:width="0.0189in" svg:height="0.0488in" svg:x="1.178in" svg:y="0.2217in" svg:viewBox="0 0 49 125" svg:d="M49 43c0-27-11-43-26-43s-23 10-23 22 8 22 23 22c5 0 11-2 14-6 1-1 1-1 3-1 0 3 1 0 1 6 0 31-16 57-29 71-5 5-5 6-5 7 0 3 3 4 4 4 5 0 38-33 38-82z"><text:p/></draw:path><draw:path draw:style-name="gr4" draw:text-style-name="P34" svg:width="0.0543in" svg:height="0.1102in" svg:x="1.252in" svg:y="0.1287in" svg:viewBox="0 0 139 281" svg:d="M139 281c0-5 0-10 0-13-5 0-8 0-13 0-37 0-38-5-38-21 0-79 0-157 0-236 0-10 0-11-11-11-25 26-63 26-77 26 0 5 0 9 0 14 10 0 34 0 56-11 0 73 0 145 0 218 0 16-2 21-39 21-5 0-9 0-13 0 0 3 0 8 0 13 14-1 50-1 68-1 17 0 53 0 67 1z"><text:p/></draw:path><draw:path draw:style-name="gr4" draw:text-style-name="P34" svg:width="0.0685in" svg:height="0.1134in" svg:x="1.3276in" svg:y="0.1287in" svg:viewBox="0 0 175 289" svg:d="M175 209c0-35-27-67-71-77 35-11 59-41 59-74 0-34-37-58-78-58-42 0-74 25-74 58 0 13 9 21 21 21 14 0 22-9 22-21 0-21-20-21-26-21 13-21 40-26 56-26 17 0 41 8 41 47 0 4-1 30-12 48-13 20-28 21-37 21-4 1-15 1-17 1-4 2-6 2-6 6s2 4 9 4c6 0 14 0 20 0 33 0 49 29 49 71 0 56-29 69-47 69-19 0-50-7-65-32 15 2 28-7 28-23 0-15-11-24-24-24-10 0-23 6-23 24 0 39 38 66 85 66 52 0 90-37 90-80z"><text:p/></draw:path><draw:path draw:style-name="gr4" draw:text-style-name="P34" svg:width="0.1102in" svg:height="0.0063in" svg:x="1.4496in" svg:y="0.1953in" svg:viewBox="0 0 281 17" svg:d="M281 8c0-4-4-8-9-8-87 0-176 0-264 0-3 0-8 4-8 8 0 5 5 9 8 9 88 0 177 0 264 0 5 0 9-4 9-9z"><text:p/></draw:path><draw:path draw:style-name="gr4" draw:text-style-name="P34" svg:width="0.0685in" svg:height="0.1134in" svg:x="1.6134in" svg:y="0.1287in" svg:viewBox="0 0 175 289" svg:d="M175 209c0-35-26-67-71-77 35-11 59-41 59-74 0-34-37-58-77-58-43 0-75 25-75 58 0 13 9 21 21 21 14 0 22-9 22-21 0-21-19-21-25-21 12-21 41-26 55-26 18 0 41 8 41 47 0 4-1 30-12 48-12 20-27 21-37 21-4 1-14 1-17 1-4 2-6 2-6 6s2 4 9 4c6 0 14 0 20 0 34 0 50 29 50 71 0 56-30 69-48 69s-50-7-65-32c15 2 28-7 28-23 0-15-11-24-23-24-11 0-24 6-24 24 0 39 40 66 85 66 52 0 90-37 90-80z"><text:p/></draw:path><draw:path draw:style-name="gr4" draw:text-style-name="P34" svg:width="0.0673in" svg:height="0.0748in" svg:x="1.6941in" svg:y="0.1661in" svg:viewBox="0 0 172 191" svg:d="M172 26c0-14-14-26-35-26-28 0-46 20-54 32-4-19-18-32-39-32-19 0-27 16-31 24-7 14-13 40-13 41 0 3 4 2 5 3 5 0 5 0 7-9 7-30 16-51 31-51 7 0 13 4 13 20 0 9-1 14-7 36-8 32-15 64-24 97-1 6-3 15-3 18 0 7 6 12 12 12 4 0 12-4 15-12 1-3 16-59 17-67 5-18 8-36 13-54 3-6 13-26 24-35 4-4 16-15 34-15 11 0 12 4 18 6-13 2-23 12-23 23 0 6 5 15 17 15 11 0 23-10 23-26z"><text:p/></draw:path><draw:path draw:style-name="gr4" draw:text-style-name="P34" svg:width="0.0378in" svg:height="0.165in" svg:x="1.776in" svg:y="0.1157in" svg:viewBox="0 0 97 420" svg:d="M97 228c0-12 0-24 0-36 0-72-44-156-90-191-1 0-1-1-2-1-3 0-5 2-5 5 0 1 1 2 1 3 45 33 73 117 73 184 0 12 0 24 0 36 0 67-28 151-73 184 0 1-1 2-1 3 0 3 2 5 5 5 1-1 1-1 2-1 46-35 90-119 90-191z"><text:p/></draw:path><draw:path draw:style-name="gr4" draw:text-style-name="P34" svg:width="0.1102in" svg:height="0.0382in" svg:x="1.8866in" svg:y="0.178in" svg:viewBox="0 0 281 98" svg:d="M281 8c0-4-4-8-9-8-87 0-176 0-264 0-4 0-8 4-8 8 0 5 4 9 8 9 88 0 177 0 264 0 5 0 9-4 9-9zM281 90c0-5-4-8-9-8-87 0-176 0-264 0-4 0-8 3-8 8s4 8 8 8c88 0 177 0 264 0 5 0 9-3 9-8z"><text:p/></draw:path><draw:path draw:style-name="gr4" draw:text-style-name="P34" svg:width="0.0752in" svg:height="0.3961in" svg:x="2.0898in" svg:y="0in" svg:viewBox="0 0 192 1007" svg:d="M192 998c0-2-1-3-2-4-90-69-153-255-153-413 0-52 0-103 0-155 0-158 63-344 153-413 1-1 2-2 2-5 0-4-4-8-7-8s-4 1-5 2c-94 70-180 258-180 424 0 52 0 103 0 155 0 165 86 354 180 423 1 2 2 3 5 3s7-4 7-9z"><text:p/></draw:path><draw:path draw:style-name="gr4" draw:text-style-name="P34" svg:width="0.0543in" svg:height="0.1102in" svg:x="2.189in" svg:y="0.0161in" svg:viewBox="0 0 139 281" svg:d="M139 281c0-5 0-10 0-13-5 0-8 0-13 0-38 0-40-5-40-21 0-79 0-157 0-236 0-10 0-11-9-11-27 28-63 28-77 28 0 4 0 8 0 13 8 0 34 0 55-11 0 72 0 144 0 217 0 16-1 21-38 21-5 0-10 0-15 0 0 3 0 8 0 13 16-1 52-1 69-1s54 0 68 1z"><text:p/></draw:path><draw:path draw:style-name="gr4" draw:text-style-name="P34" svg:width="0.0685in" svg:height="0.1138in" svg:x="2.2638in" svg:y="0.0161in" svg:viewBox="0 0 175 290" svg:d="M175 210c0-14-5-34-20-52-9-8-15-13-42-30 31-15 51-37 51-64 0-40-37-64-75-64-43 0-77 31-77 71 0 7 1 26 18 47 5 4 20 15 31 22-24 12-61 35-61 77 0 45 43 73 88 73 48 0 87-34 87-80zM145 64c0 24-15 44-41 58-18-10-34-22-52-33-20-13-22-28-22-35 0-25 28-43 58-43 31 0 57 21 57 53zM155 226c0 31-33 52-66 52-37 0-67-26-67-61 0-24 13-51 49-71 17 11 35 22 51 33 12 8 33 20 33 47z"><text:p/></draw:path><draw:path draw:style-name="gr4" draw:text-style-name="P34" svg:width="0.1102in" svg:height="0.0063in" svg:x="2.3862in" svg:y="0.0827in" svg:viewBox="0 0 281 17" svg:d="M281 8c0-3-4-8-9-8-87 0-176 0-264 0-4 0-8 4-8 8s4 9 8 9c88 0 177 0 264 0 5 0 9-4 9-9z"><text:p/></draw:path><draw:path draw:style-name="gr4" draw:text-style-name="P34" svg:width="0.0732in" svg:height="0.1122in" svg:x="2.5476in" svg:y="0.0154in" svg:viewBox="0 0 187 286" svg:d="M187 216c0-5 0-10 0-13-14 0-29 0-43 0 0-64 0-127 0-191 0-8 0-12-6-12-4 0-5 0-8 6-44 66-87 131-130 197 0 3 0 8 0 13 37 0 74 0 112 0 0 12 0 24 0 37 0 15 0 19-32 19-3 0-6 0-9 0 0 4 0 9 0 14 18-2 39-2 57-2 17 0 40 0 57 2 0-5 0-10 0-14-3 0-6 0-9 0-31 0-32-4-32-19 0-13 0-25 0-37 14 0 29 0 43 0zM114 203c-34 0-68 0-102 0 34-53 68-105 102-157 0 52 0 104 0 157z"><text:p/></draw:path><draw:path draw:style-name="gr4" draw:text-style-name="P34" svg:width="0.0673in" svg:height="0.0748in" svg:x="2.6311in" svg:y="0.0539in" svg:viewBox="0 0 172 191" svg:d="M172 28c0-15-14-28-35-28-28 0-47 20-54 32-4-19-19-32-39-32-19 0-27 17-31 24-7 14-13 40-13 41 0 5 4 3 5 5 5 0 5-2 7-11 7-29 16-49 31-49 7 0 13 3 13 19 0 8-1 13-7 35-8 32-15 64-24 97-1 7-3 17-3 18 0 8 4 12 12 12 4 0 12-4 15-12 0-1 15-59 17-66 5-18 8-37 13-55 1-6 13-26 24-35 3-3 16-13 34-13 11 0 12 3 18 4-13 3-23 12-23 23 0 7 5 15 17 15 11 0 23-10 23-24z"><text:p/></draw:path><draw:path draw:style-name="gr4" draw:text-style-name="P34" svg:width="0.0543in" svg:height="0.1102in" svg:x="2.189in" svg:y="0.2425in" svg:viewBox="0 0 139 281" svg:d="M139 281c0-5 0-10 0-13-5 0-8 0-13 0-38 0-40-5-40-21 0-79 0-157 0-236 0-10 0-11-9-11-27 26-63 26-77 26 0 5 0 9 0 14 8 0 34 0 55-11 0 73 0 145 0 218 0 15-1 21-38 21-5 0-10 0-15 0 0 3 0 8 0 13 16-1 52-1 69-1s54 0 68 1z"><text:p/></draw:path><draw:path draw:style-name="gr4" draw:text-style-name="P34" svg:width="0.0685in" svg:height="0.1134in" svg:x="2.2638in" svg:y="0.2425in" svg:viewBox="0 0 175 289" svg:d="M175 209c0-35-26-69-69-77 33-11 58-41 58-74 0-35-37-58-78-58-42 0-74 25-74 58 0 13 10 21 22 21 13 0 21-9 21-21 0-22-20-22-26-22 13-20 41-25 56-25 17 0 40 8 40 47 0 4 0 28-11 48-13 20-28 21-38 21-3 1-14 1-16 1-4 2-7 2-7 5 0 5 3 5 11 5 6 0 12 0 18 0 34 0 50 29 50 71 0 56-29 68-48 68-18 0-49-7-64-31 15 2 28-7 28-24 0-14-12-23-24-23-10 0-24 6-24 24 0 39 40 66 85 66 52 0 90-38 90-80z"><text:p/></draw:path><draw:path draw:style-name="gr4" draw:text-style-name="P34" svg:width="0.1102in" svg:height="0.0063in" svg:x="2.3862in" svg:y="0.3079in" svg:viewBox="0 0 281 17" svg:d="M281 8c0-4-4-8-9-8-87 0-176 0-264 0-4 0-8 4-8 8 0 5 4 9 8 9 88 0 177 0 264 0 5 0 9-4 9-9z"><text:p/></draw:path><draw:path draw:style-name="gr4" draw:text-style-name="P34" svg:width="0.0685in" svg:height="0.1134in" svg:x="2.55in" svg:y="0.2425in" svg:viewBox="0 0 175 289" svg:d="M175 209c0-35-27-69-71-77 35-11 59-41 59-74 0-35-37-58-78-58-42 0-74 25-74 58 0 13 9 21 21 21 14 0 22-9 22-21 0-22-19-22-26-22 13-20 40-25 56-25 17 0 41 8 41 47 0 4-1 28-12 48-13 20-28 21-37 21-4 1-15 1-17 1-4 2-6 2-6 5 0 5 2 5 9 5 6 0 14 0 20 0 33 0 49 29 49 71 0 56-29 68-47 68s-50-7-65-31c15 2 28-7 28-24 0-14-11-23-24-23-10 0-23 6-23 24 0 39 38 66 85 66 52 0 90-38 90-80z"><text:p/></draw:path><draw:path draw:style-name="gr4" draw:text-style-name="P34" svg:width="0.0673in" svg:height="0.0748in" svg:x="2.6311in" svg:y="0.2799in" svg:viewBox="0 0 172 191" svg:d="M172 28c0-15-14-28-35-28-28 0-47 22-54 32-4-18-19-32-39-32-19 0-27 17-31 24-7 14-13 40-13 41 0 5 4 3 5 5 5 0 5 0 7-10 7-30 16-50 31-50 7 0 13 3 13 19 0 9-1 14-7 36-8 32-15 65-24 97-1 6-3 16-3 18 0 7 4 11 12 11 4 0 12-3 15-11 0-2 15-60 17-67 5-18 8-36 13-54 1-6 13-27 24-35 3-4 16-14 34-14 11 0 12 3 18 4-13 3-23 14-23 24 0 6 5 15 17 15 11 0 23-10 23-25z"><text:p/></draw:path><draw:path draw:style-name="gr4" draw:text-style-name="P34" svg:width="0.0752in" svg:height="0.3961in" svg:x="2.7122in" svg:y="0in" svg:viewBox="0 0 192 1007" svg:d="M192 581c0-52 0-103 0-155 0-166-86-354-180-424-1-1-2-2-5-2s-7 4-7 8c0 3 1 4 2 5 90 69 153 255 153 413 0 52 0 103 0 155 0 158-63 344-153 413-1 1-2 2-2 4 0 5 4 9 7 9s4-1 5-3c94-69 180-258 180-423z"><text:p/></draw:path><draw:path draw:style-name="gr4" draw:text-style-name="P34" svg:width="0.1102in" svg:height="0.0382in" svg:x="2.8807in" svg:y="0.178in" svg:viewBox="0 0 281 98" svg:d="M281 8c0-4-4-8-9-8-87 0-176 0-264 0-4 0-8 4-8 8 0 5 4 9 8 9 88 0 177 0 264 0 5 0 9-4 9-9zM281 90c0-5-4-8-9-8-87 0-176 0-264 0-4 0-8 3-8 8s4 8 8 8c88 0 177 0 264 0 5 0 9-3 9-8z"><text:p/></draw:path><draw:path draw:style-name="gr4" draw:text-style-name="P34" svg:width="0.0752in" svg:height="0.3961in" svg:x="3.0843in" svg:y="0in" svg:viewBox="0 0 192 1007" svg:d="M192 998c0-2-1-3-4-4-90-69-152-255-152-413 0-52 0-103 0-155 0-158 62-344 152-413 3-1 4-2 4-5 0-4-4-8-8-8-2 0-3 1-4 2-94 70-180 258-180 424 0 52 0 103 0 155 0 165 86 354 180 423 1 2 2 3 4 3 4 0 8-4 8-9z"><text:p/></draw:path><draw:path draw:style-name="gr4" draw:text-style-name="P34" svg:width="0.0543in" svg:height="0.1102in" svg:x="3.1835in" svg:y="0.0161in" svg:viewBox="0 0 139 281" svg:d="M139 281c0-5 0-10 0-13-5 0-8 0-13 0-38 0-40-5-40-21 0-79 0-157 0-236 0-10 0-11-9-11-27 28-64 28-77 28 0 4 0 8 0 13 8 0 34 0 55-11 0 72 0 144 0 217 0 16-1 21-39 21-5 0-9 0-14 0 0 3 0 8 0 13 15-1 52-1 69-1s54 0 68 1z"><text:p/></draw:path><draw:path draw:style-name="gr4" draw:text-style-name="P34" svg:width="0.0685in" svg:height="0.1138in" svg:x="3.2587in" svg:y="0.0161in" svg:viewBox="0 0 175 290" svg:d="M175 210c0-14-5-34-20-52-9-8-15-13-42-30 30-15 51-37 51-64 0-40-38-64-76-64-42 0-76 31-76 71 0 7 0 26 18 47 5 4 20 15 31 22-25 12-61 35-61 77 0 45 43 73 88 73 48 0 87-34 87-80zM145 64c0 24-17 44-42 58-17-10-35-22-51-33-20-13-22-28-22-35 0-25 28-43 58-43 31 0 57 21 57 53zM154 226c0 31-32 52-66 52-36 0-66-26-66-61 0-24 13-51 49-71 17 11 35 22 51 33 12 8 32 20 32 47z"><text:p/></draw:path><draw:path draw:style-name="gr4" draw:text-style-name="P34" svg:width="0.1102in" svg:height="0.0063in" svg:x="3.3811in" svg:y="0.0827in" svg:viewBox="0 0 281 17" svg:d="M281 8c0-3-4-8-9-8-87 0-176 0-264 0-4 0-8 4-8 8s4 9 8 9c88 0 177 0 264 0 5 0 9-4 9-9z"><text:p/></draw:path><draw:path draw:style-name="gr4" draw:text-style-name="P34" svg:width="0.0728in" svg:height="0.1122in" svg:x="3.5425in" svg:y="0.0154in" svg:viewBox="0 0 186 286" svg:d="M186 216c0-5 0-10 0-13-14 0-28 0-42 0 0-64 0-127 0-191 0-8 0-12-6-12-5 0-6 0-8 6-44 66-87 131-130 197 0 3 0 8 0 13 37 0 74 0 112 0 0 12 0 24 0 37 0 15-2 19-33 19-2 0-6 0-8 0 0 4 0 9 0 14 17-2 38-2 56-2 17 0 41 0 58 2 0-5 0-10 0-14-3 0-6 0-9 0-31 0-32-4-32-19 0-13 0-25 0-37 14 0 28 0 42 0zM114 203c-35 0-68 0-103 0 35-53 68-105 103-157 0 52 0 104 0 157z"><text:p/></draw:path><draw:path draw:style-name="gr4" draw:text-style-name="P34" svg:width="0.0673in" svg:height="0.0748in" svg:x="3.6256in" svg:y="0.0539in" svg:viewBox="0 0 172 191" svg:d="M172 28c0-15-15-28-35-28-28 0-47 20-54 32-4-19-19-32-39-32s-27 17-31 24c-8 14-13 40-13 41 0 5 4 3 5 5 3 0 5-2 7-11 7-29 16-49 31-49 6 0 12 3 12 19 0 8-1 13-6 35-8 32-17 64-25 97-1 7-4 17-4 18 0 8 6 12 12 12s14-4 16-12c1-1 16-59 18-66 5-18 8-37 13-55 1-6 13-26 23-35 4-3 16-13 35-13 11 0 11 3 17 4-12 3-22 12-22 23 0 7 4 15 16 15 10 0 24-10 24-24z"><text:p/></draw:path><draw:path draw:style-name="gr4" draw:text-style-name="P34" svg:width="0.0657in" svg:height="0.1134in" svg:x="3.2602in" svg:y="0.2425in" svg:viewBox="0 0 168 289" svg:d="M168 196c0-51-35-93-80-93-20 0-38 7-53 22 0-28 0-54 0-82 8 3 21 5 36 5 51 0 81-38 81-43 0-3-2-5-4-5s-2 0-4 1c-8 4-29 12-58 12-16 0-36-2-55-12-3-1-3-1-6-1s-3 4-3 11c0 41 0 83 0 123 0 9 0 12 6 12 2 0 3-1 4-4 5-6 21-29 56-29 21 0 32 19 36 26 6 16 7 33 7 54 0 15 0 40-10 58-11 15-26 26-45 26-32 0-56-21-63-47 1 0 3 2 7 2 15 0 22-11 22-21 0-11-7-21-22-21-6 0-20 3-20 22 0 36 29 77 77 77s91-39 91-93z"><text:p/></draw:path><draw:path draw:style-name="gr4" draw:text-style-name="P34" svg:width="0.1102in" svg:height="0.0063in" svg:x="3.3811in" svg:y="0.3079in" svg:viewBox="0 0 281 17" svg:d="M281 8c0-4-4-8-9-8-87 0-176 0-264 0-4 0-8 4-8 8 0 5 4 9 8 9 88 0 177 0 264 0 5 0 9-4 9-9z"><text:p/></draw:path><draw:path draw:style-name="gr4" draw:text-style-name="P34" svg:width="0.0673in" svg:height="0.0748in" svg:x="3.5425in" svg:y="0.2799in" svg:viewBox="0 0 172 191" svg:d="M172 28c0-15-14-28-35-28-28 0-46 22-54 32-4-18-19-32-39-32-19 0-27 17-31 24-7 14-13 40-13 41 0 5 4 3 5 5 5 0 5 0 7-10 7-30 16-50 31-50 7 0 13 3 13 19 0 9-1 14-7 36-8 32-15 65-24 97-1 6-3 16-3 18 0 7 4 11 12 11 4 0 12-3 15-11 0-2 15-60 17-67 5-18 8-36 13-54 1-6 13-27 24-35 4-4 16-14 34-14 11 0 12 3 18 4-13 3-23 14-23 24 0 6 5 15 17 15 11 0 23-10 23-25z"><text:p/></draw:path><draw:path draw:style-name="gr4" draw:text-style-name="P34" svg:width="0.0752in" svg:height="0.3961in" svg:x="3.7071in" svg:y="0in" svg:viewBox="0 0 192 1007" svg:d="M192 581c0-52 0-103 0-155 0-166-86-354-180-424-1-1-4-2-5-2-5 0-7 4-7 8 0 3 1 4 2 5 90 69 153 255 153 413 0 52 0 103 0 155 0 158-63 344-153 413-1 1-2 2-2 4 0 5 2 9 7 9 1 0 4-1 5-3 94-69 180-258 180-423z"><text:p/></draw:path></draw:g></draw:g>.</text:p>
      <text:p text:style-name="P18"><text:span text:style-name="T27">נציב: </text:span><text:span text:style-name="T27"><draw:g text:anchor-type="as-char" svg:y="-0.2665in" draw:z-index="64" draw:name="Shape75" draw:style-name="gr1"><svg:title>TexMaths</svg:title><svg:desc>12§display§E(0) = \sum_{i = 0}^{6} (-1)^i \binom{18 - 4i}{5 - i}§svg§600§FALSE§</svg:desc><draw:g draw:style-name="gr2"><draw:path draw:style-name="gr3" draw:text-style-name="P33" svg:width="1.9in" svg:height="0.4339in" svg:x="0.0024in" svg:y="0.0083in" svg:viewBox="0 0 4827 1103" svg:d="M2415 1103c-805 0-1610 0-2415 0 0-368 0-735 0-1103 1610 0 3218 0 4827 0 0 368 0 735 0 1103-804 0-1608 0-2412 0z"><text:p/></draw:path><draw:path draw:style-name="gr4" draw:text-style-name="P34" svg:width="0.1197in" svg:height="0.1126in" svg:x="0.0004in" svg:y="0.1575in" svg:viewBox="0 0 305 287" svg:d="M305 12c1-12 0-12-11-12-71 0-143 0-214 0-8 0-12 0-12 8 0 5 4 5 12 5 16 0 28 0 28 9 0 1 0 2-2 9-20 75-38 149-57 223-3 16-5 19-38 19-7 0-11 0-11 9 0 5 4 5 11 5 73 0 146 0 219 0 10 0 10 0 14-8 13-31 25-61 38-91 1-1 1-3 2-6-1-1 0-5-4-5-5 0-5 4-6 6-28 63-44 90-116 90-20 0-40 0-61 0-6 0-7 0-9 0-4-1-6-1-6-4 0-2 0-2 2-10 10-38 19-77 29-115 14 0 27 0 42 0 36 0 36 10 36 20 0 3 0 7-4 21 0 2-1 3-1 4 0 2 2 4 6 4s5-1 6-8c8-33 16-66 24-99 0-2-2-4-5-4s-5 3-6 8c-8 31-17 42-55 42-13 0-26 0-40 0 9-34 17-68 26-102 3-14 4-17 22-17 21 0 40 0 60 0 51 0 64 12 64 47 0 11 0 11-1 23 0 2-1 5-1 7s1 5 4 5c5 0 6-3 6-10 3-24 6-49 9-73z"><text:p/></draw:path><draw:path draw:style-name="gr4" draw:text-style-name="P34" svg:width="0.0378in" svg:height="0.165in" svg:x="0.1421in" svg:y="0.1461in" svg:viewBox="0 0 97 420" svg:d="M97 416c0-1-1-2-1-3-44-34-73-118-73-185 0-12 0-24 0-35 0-68 29-152 73-185 0-1 1-2 1-3 0-3-2-5-3-5-2 0-2 1-3 1-47 35-91 120-91 192 0 11 0 23 0 35 0 72 44 156 91 191 0 1 1 1 3 1 1 0 3-3 3-4z"><text:p/></draw:path><draw:path draw:style-name="gr4" draw:text-style-name="P34" svg:width="0.0697in" svg:height="0.1138in" svg:x="0.1965in" svg:y="0.1602in" svg:viewBox="0 0 178 290" svg:d="M178 146c0-33-3-67-17-98-19-41-54-48-72-48-25 0-57 11-73 50-14 29-16 63-16 96 0 31 1 70 19 101 18 35 49 43 70 43 23 0 54-9 73-49 13-29 16-62 16-95zM143 142c0 31 0 59-5 86-6 41-30 53-49 53-17 0-42-11-49-51-5-25-5-65-5-88 0-28 0-56 3-78 9-51 40-54 51-54 13 0 42 7 49 49 5 24 5 55 5 83z"><text:p/></draw:path><draw:path draw:style-name="gr4" draw:text-style-name="P34" svg:width="0.0378in" svg:height="0.165in" svg:x="0.2823in" svg:y="0.1461in" svg:viewBox="0 0 97 420" svg:d="M97 228c0-12 0-24 0-35 0-72-44-157-90-192-1 0-2-1-3-1-2 0-4 2-4 5 0 1 1 2 1 3 45 33 73 117 73 185 0 11 0 23 0 35 0 67-28 151-73 185 0 1-1 2-1 3s2 4 4 4c1 0 2 0 3-1 46-35 90-119 90-191z"><text:p/></draw:path><draw:path draw:style-name="gr4" draw:text-style-name="P34" svg:width="0.1102in" svg:height="0.0382in" svg:x="0.3929in" svg:y="0.2098in" svg:viewBox="0 0 281 98" svg:d="M281 8c0-4-4-8-9-8-87 0-176 0-264 0-4 0-8 4-8 8 0 5 4 9 8 9 88 0 177 0 264 0 5 0 9-4 9-9zM281 90c0-5-4-8-9-8-87 0-176 0-264 0-4 0-8 3-8 8s4 8 8 8c88 0 177 0 264 0 5 0 9-3 9-8z"><text:p/></draw:path><draw:path draw:style-name="gr4" draw:text-style-name="P34" svg:width="0.0531in" svg:height="0.0787in" svg:x="0.652in" svg:y="0in" svg:viewBox="0 0 136 201" svg:d="M136 136c0-38-29-65-64-65-24 0-37 15-43 29 0-24 2-46 13-64 10-17 26-28 44-28 10 0 22 3 27 11-7 0-13 6-13 15 0 7 4 13 14 13 8 0 13-6 13-15 0-16-12-32-41-32-43 0-86 40-86 102 0 77 36 99 68 99 36 0 68-27 68-65zM108 136c0 16 0 29-8 40s-17 16-32 16c-14 0-26-9-32-21-4-9-6-23-6-41 0-29 17-51 41-51 13 0 21 5 30 16 7 12 7 24 7 41z"><text:p/></draw:path><draw:path draw:style-name="gr4" draw:text-style-name="P34" svg:width="0.2209in" svg:height="0.2315in" svg:x="0.5685in" svg:y="0.1134in" svg:viewBox="0 0 562 589" svg:d="M562 455c-4 0-7 0-11 0-17 43-61 71-111 85-8 1-49 13-130 13-86 0-170 0-255 0 72-84 143-168 215-252 4-4 4-5 4-7-2-3 0-1-3-6-66-90-131-179-197-269 77 0 155 0 232 0 56 0 95 6 98 7 23 4 59 11 93 32 11 7 40 26 54 60 4 0 7 0 11 0-17-40-35-78-52-118-166 0-332 0-498 0-10 0-11 0-12 2 0 2 0 10 0 15 74 102 149 202 223 304-73 86-145 171-218 256-5 5-4 5-5 7 0 5 4 5 12 5 166 0 332 0 498 0 17-46 35-90 52-134z"><text:p/></draw:path><draw:path draw:style-name="gr4" draw:text-style-name="P34" svg:width="0.035in" svg:height="0.0776in" svg:x="0.5827in" svg:y="0.3724in" svg:viewBox="0 0 90 198" svg:d="M82 11c0-5-4-11-12-11s-16 7-16 16c0 6 4 12 12 12s16-9 16-17zM90 154c0-4-4-3-5-4-5 0-5 1-6 5-7 22-19 34-31 34-6 0-7-3-7-9 0-7 2-12 5-19 3-9 6-16 9-24 5-12 10-25 15-37 0-3 1-6 1-10 0-13-12-25-28-25-30 0-43 41-43 45s4 3 5 4c5 0 5-1 6-5 7-25 20-36 31-36 5 0 7 3 7 11 0 7-1 11-8 30-6 16-13 31-19 47-2 3-3 7-3 12 0 14 12 25 28 25 30 0 43-41 43-44z"><text:p/></draw:path><draw:path draw:style-name="gr4" draw:text-style-name="P34" svg:width="0.0772in" svg:height="0.0264in" svg:x="0.6307in" svg:y="0.4071in" svg:viewBox="0 0 197 68" svg:d="M197 6c0-4-4-6-6-6-61 0-124 0-185 0-4 0-6 2-6 6 0 2 2 6 6 6 61 0 124 0 185 0 2 0 6-4 6-6zM197 62c0-2-4-6-6-6-61 0-124 0-185 0-4 0-6 3-6 6s2 6 6 6c61 0 124 0 185 0 2 0 6-2 6-6z"><text:p/></draw:path><draw:path draw:style-name="gr4" draw:text-style-name="P34" svg:width="0.0535in" svg:height="0.0787in" svg:x="0.7205in" svg:y="0.3724in" svg:viewBox="0 0 137 201" svg:d="M137 101c0-33-4-55-17-76-10-13-28-25-52-25-68 0-68 79-68 101 0 20 0 100 68 100 69 0 69-79 69-100zM110 97c0 22 0 45-3 63-6 26-27 33-39 33-13 0-31-8-37-32-5-17-5-42-5-64 0-21 0-43 5-60 6-23 25-29 37-29 16 0 32 10 38 27 4 15 4 37 4 62z"><text:p/></draw:path><draw:path draw:style-name="gr4" draw:text-style-name="P34" svg:width="0.0378in" svg:height="0.165in" svg:x="0.8154in" svg:y="0.1461in" svg:viewBox="0 0 97 420" svg:d="M97 416c0-1 0-2-1-3-44-34-73-118-73-185 0-12 0-24 0-35 0-68 29-152 73-185 1-1 1-2 1-3 0-3-1-5-3-5s-2 1-3 1c-47 35-91 120-91 192 0 11 0 23 0 35 0 72 44 156 91 191 0 1 1 1 3 1s3-3 3-4z"><text:p/></draw:path><draw:path draw:style-name="gr4" draw:text-style-name="P34" svg:width="0.1102in" svg:height="0.0063in" svg:x="0.8728in" svg:y="0.2256in" svg:viewBox="0 0 281 17" svg:d="M281 8c0-4-4-8-9-8-87 0-176 0-264 0-4 0-8 4-8 8 0 5 4 9 8 9 88 0 177 0 264 0 5 0 9-4 9-9z"><text:p/></draw:path><draw:path draw:style-name="gr4" draw:text-style-name="P34" svg:width="0.0543in" svg:height="0.1102in" svg:x="1.0067in" svg:y="0.1602in" svg:viewBox="0 0 139 281" svg:d="M139 281c0-5 0-10 0-14-5 0-8 0-13 0-38 0-40-4-40-20 0-79 0-157 0-236 0-10 0-11-9-11-27 28-64 28-77 28 0 4 0 8 0 13 8 0 34 0 55-12 0 73 0 145 0 218 0 16-1 20-39 20-5 0-9 0-14 0 0 4 0 9 0 14 15-2 52-2 69-2s54 0 68 2z"><text:p/></draw:path><draw:path draw:style-name="gr4" draw:text-style-name="P34" svg:width="0.0382in" svg:height="0.165in" svg:x="1.0843in" svg:y="0.1461in" svg:viewBox="0 0 98 420" svg:d="M98 228c0-12 0-24 0-35 0-72-44-157-91-192-1 0-1-1-2-1-3 0-5 2-5 5 0 1 1 2 2 3 44 33 74 117 74 185 0 11 0 23 0 35 0 67-30 151-74 185-1 1-2 2-2 3s2 4 5 4c1 0 1 0 2-1 47-35 91-119 91-191z"><text:p/></draw:path><draw:path draw:style-name="gr4" draw:text-style-name="P34" svg:width="0.0346in" svg:height="0.0776in" svg:x="1.1453in" svg:y="0.1339in" svg:viewBox="0 0 89 198" svg:d="M82 11c0-5-4-11-12-11-9 0-17 7-17 16 0 4 3 12 12 12 8 0 17-9 17-17zM89 152c0-3-4-3-5-3-4 0-4 2-5 5-7 23-20 35-31 35-6 0-8-3-8-9 0-7 2-13 4-19 4-9 6-16 10-24 5-12 10-25 14-37 2-3 3-6 3-10 0-13-12-25-29-25-29 0-42 41-42 45s4 4 5 4c3 0 5-1 5-5 8-25 20-36 32-36 5 0 7 3 7 11 0 6-2 11-9 29-6 15-12 32-18 48-2 3-4 7-4 12 0 14 12 25 29 25 29 0 42-41 42-46z"><text:p/></draw:path><draw:path draw:style-name="gr4" draw:text-style-name="P34" svg:width="0.0756in" svg:height="0.3957in" svg:x="1.2323in" svg:y="0.0307in" svg:viewBox="0 0 193 1006" svg:d="M193 999c0-2-1-5-3-6-90-67-153-254-153-410 0-53 0-106 0-157 0-159 63-344 153-412 2-1 3-3 3-6 0-4-3-8-8-8-1 0-3 1-4 2-95 70-181 258-181 424 0 51 0 104 0 157 0 164 86 351 181 422 1 0 3 1 4 1 5 0 8-3 8-7z"><text:p/></draw:path><draw:path draw:style-name="gr4" draw:text-style-name="P34" svg:width="0.0543in" svg:height="0.1094in" svg:x="1.3319in" svg:y="0.0484in" svg:viewBox="0 0 139 279" svg:d="M139 279c0-4 0-9 0-13-5 0-8 0-13 0-38 0-40-3-40-19 0-79 0-157 0-236 0-11 0-11-9-11-27 26-64 26-77 26 0 5 0 9 0 14 8 0 34 0 55-11 0 73 0 145 0 218 0 14-1 19-39 19-5 0-9 0-14 0 0 4 0 9 0 13 15-1 52-1 69-1s54 0 68 1z"><text:p/></draw:path><draw:path draw:style-name="gr4" draw:text-style-name="P34" svg:width="0.0685in" svg:height="0.1134in" svg:x="1.4071in" svg:y="0.0484in" svg:viewBox="0 0 175 289" svg:d="M175 209c0-15-5-34-20-52-9-8-16-13-42-30 30-15 50-37 50-65 0-38-37-62-75-62-42 0-76 31-76 70 0 7 0 26 18 46 5 5 20 16 31 23-25 12-61 36-61 77 0 45 43 73 88 73 48 0 87-35 87-80zM145 62c0 24-17 45-42 59-17-11-35-23-51-33-21-14-22-28-22-35 0-25 28-43 58-43 31 0 57 22 57 52zM154 224c0 31-32 53-66 53-36 0-66-26-66-61 0-24 13-51 49-71 17 11 35 22 51 32 12 9 32 22 32 47z"><text:p/></draw:path><draw:path draw:style-name="gr4" draw:text-style-name="P34" svg:width="0.1102in" svg:height="0.0063in" svg:x="1.5295in" svg:y="0.1134in" svg:viewBox="0 0 281 17" svg:d="M281 8c0-4-4-8-9-8-87 0-176 0-264 0-4 0-8 4-8 8s4 9 8 9c88 0 177 0 264 0 5 0 9-5 9-9z"><text:p/></draw:path><draw:path draw:style-name="gr4" draw:text-style-name="P34" svg:width="0.0732in" svg:height="0.1114in" svg:x="1.6906in" svg:y="0.0461in" svg:viewBox="0 0 187 284" svg:d="M187 215c0-5 0-9 0-12-14 0-27 0-42 0 0-64 0-129 0-192 0-9 0-11-7-11-4 0-5 0-8 5-44 66-87 132-130 198 0 3 0 7 0 12 37 0 76 0 113 0 0 12 0 24 0 37 0 15-1 19-33 19-2 0-6 0-8 0 0 4 0 8 0 13 17-1 38-1 56-1 17 0 41 0 58 1 0-5 0-9 0-13-2 0-6 0-8 0-32 0-33-4-33-19 0-13 0-25 0-37 15 0 28 0 42 0zM115 203c-35 0-68 0-103 0 35-53 68-105 103-157 0 52 0 104 0 157z"><text:p/></draw:path><draw:path draw:style-name="gr4" draw:text-style-name="P34" svg:width="0.0429in" svg:height="0.111in" svg:x="1.7744in" svg:y="0.0484in" svg:viewBox="0 0 110 283" svg:d="M107 16c0-9-6-16-16-16-11 0-23 11-23 23 0 8 6 15 17 15 10 0 22-10 22-22zM110 218c0-3-3-3-4-3-4 0-4 1-6 7-9 26-22 51-44 51-7 0-9-3-9-13 0-11 2-17 12-42 5-15 11-30 15-44 6-12 6-13 10-24 4-8 6-14 6-23 0-19-14-35-35-35-39 0-55 62-55 65 0 5 4 4 5 5 3 0 5-1 6-8 12-40 29-52 43-52 4 0 11 0 11 13 0 10-4 18-5 22-4 12-23 60-29 78-5 10-11 25-11 33 0 21 15 35 35 35 40 0 55-61 55-65z"><text:p/></draw:path><draw:path draw:style-name="gr4" draw:text-style-name="P34" svg:width="0.0657in" svg:height="0.1138in" svg:x="1.4087in" svg:y="0.2728in" svg:viewBox="0 0 168 290" svg:d="M168 195c0-49-35-92-80-92-20 0-39 7-53 22 0-28 0-54 0-82 8 3 21 5 36 5 51 0 80-37 80-43 0-3-1-5-3-5s-2 0-4 1c-8 4-29 12-58 12-16 0-36-2-55-11-3-2-3-1-6-2-3 0-3 4-3 11 0 42 0 83 0 125 0 7 0 10 6 10 2 0 3-1 4-3 5-7 21-30 56-30 21 0 32 19 36 27 6 16 7 31 7 53 0 14 0 40-11 58-10 16-25 27-44 27-32 0-56-23-63-47 1 0 3 0 7 0 15 0 22-10 22-20s-7-20-22-20c-6 0-20 2-20 21 0 37 29 78 77 78s91-41 91-95z"><text:p/></draw:path><draw:path draw:style-name="gr4" draw:text-style-name="P34" svg:width="0.1102in" svg:height="0.0063in" svg:x="1.5295in" svg:y="0.339in" svg:viewBox="0 0 281 17" svg:d="M281 8c0-4-4-8-9-8-87 0-176 0-264 0-4 0-8 4-8 8 0 5 4 9 8 9 88 0 177 0 264 0 5 0 9-4 9-9z"><text:p/></draw:path><draw:path draw:style-name="gr4" draw:text-style-name="P34" svg:width="0.0437in" svg:height="0.111in" svg:x="1.6909in" svg:y="0.2744in" svg:viewBox="0 0 112 283" svg:d="M107 16c0-10-5-16-16-16s-23 11-23 22c0 8 6 15 17 15 10 0 22-9 22-21zM112 218c0-5-5-5-6-5-4 0-4 2-6 9-8 26-22 51-44 51-7 0-9-3-9-13 0-11 2-17 12-43 6-14 11-29 17-43 4-13 4-13 8-25 4-9 6-15 6-22 0-19-13-35-35-35-39 0-55 62-55 65 0 4 4 3 5 4 5 0 5 0 7-7 11-40 28-53 42-53 4 0 11 0 11 14 0 9-4 17-5 22-4 11-23 60-29 78-5 10-9 25-9 33 0 21 14 35 34 35 40 0 56-61 56-65z"><text:p/></draw:path><draw:path draw:style-name="gr4" draw:text-style-name="P34" svg:width="0.0752in" svg:height="0.3957in" svg:x="1.8358in" svg:y="0.0307in" svg:viewBox="0 0 192 1006" svg:d="M192 583c0-53 0-106 0-157 0-166-86-354-180-424-1-1-4-2-5-2-5 0-7 4-7 8 0 3 1 5 2 6 90 68 153 253 153 412 0 51 0 104 0 157 0 156-63 343-153 410-1 1-2 4-2 6 0 4 2 7 7 7 1 0 4-1 5-1 94-71 180-258 180-422z"><text:p/></draw:path></draw:g></draw:g></text:span><text:span text:style-name="T27">, </text:span><text:span text:style-name="T28">לפי חישוב הביטוי ישנן 7675 אפשרויות.</text:span></text:p>
      <text:h text:style-name="P32" text:outline-level="2"><text:soft-page-break/>סעיף ג’</text:h>
      <text:p text:style-name="P19">נחשב את האפשרויות במקרה בו כל הכדורים שונים זה מזה ואנו רוצים למצוא את מספר האפשרויות לחלק 13 כדורים ל־6 תאים כך שב־3 התאים הראשונים יהיו לפחות 10 כדורים.</text:p>
      <text:p text:style-name="P20">מצאנו את מספר האפשרויות לחישוב זה כאשר אין אנו מבדילים בין הכדורים, אלא רק בין התאים. אם היינו מבדילים בין התאים, אז עבור כל אפשרות כזו היינו גם צריכים לבחור סדר של הכדורים. יש 13 כדורים ויש <draw:g text:anchor-type="as-char" svg:y="-0.1189in" draw:z-index="65" draw:name="Shape76" draw:style-name="gr1"><svg:title>TexMaths</svg:title><svg:desc>12§display§13!§svg§600§FALSE§</svg:desc><draw:g draw:style-name="gr2"><draw:path draw:style-name="gr3" draw:text-style-name="P33" svg:width="0.1803in" svg:height="0.1043in" svg:x="0.0004in" svg:y="0.0075in" svg:viewBox="0 0 459 266" svg:d="M0 0c153 0 306 0 459 0 0 89 0 177 0 266-153 0-306 0-459 0 0-89 0-177 0-266z"><text:p/></draw:path><draw:path draw:style-name="gr4" draw:text-style-name="P34" svg:width="0.0547in" svg:height="0.1098in" svg:x="0.0063in" svg:y="0.0071in" svg:viewBox="0 0 140 280" svg:d="M140 280c0-5 0-9 0-14-5 0-10 0-14 0-38 0-39-3-39-19 0-78 0-157 0-235 0-11 0-12-10-12-26 28-64 28-77 28 0 5 0 8 0 13 8 0 34 0 55-11 0 72 0 145 0 217 0 15-1 19-38 19-5 0-10 0-15 0 0 5 0 9 0 14 16-2 52-2 69-2s54 0 69 2z"><text:p/></draw:path><draw:path draw:style-name="gr4" draw:text-style-name="P34" svg:width="0.0689in" svg:height="0.1134in" svg:x="0.0819in" svg:y="0.0071in" svg:viewBox="0 0 176 289" svg:d="M176 209c0-35-28-67-71-76 35-11 59-41 59-74 0-35-38-59-77-59-44 0-75 25-75 58 0 14 8 22 20 22 14 0 22-9 22-22 0-21-19-21-25-21 12-20 41-26 55-26 18 0 41 9 41 47 0 6-1 30-12 48-12 21-26 22-37 22-4 1-13 1-17 1-4 1-6 1-6 6 0 4 2 4 10 4 6 0 13 0 19 0 34 0 49 27 49 70 0 56-29 68-47 68s-50-7-65-31c15 1 28-7 28-24 0-15-11-23-23-23-11 0-24 6-24 24 0 39 40 66 85 66 52 0 91-38 91-80z"><text:p/></draw:path><draw:path draw:style-name="gr4" draw:text-style-name="P34" svg:width="0.0173in" svg:height="0.1177in" svg:x="0.172in" svg:y="0in" svg:viewBox="0 0 45 300" svg:d="M45 22c0-15-13-22-23-22-12 0-22 7-22 22 6 64 11 127 17 190 0 6 0 10 5 10 4 0 6-3 6-10 6-63 11-126 17-190zM45 278c0-12-11-22-23-22-14 0-22 10-22 22 0 13 8 22 22 22 12 0 23-9 23-22z"><text:p/></draw:path></draw:g></draw:g><text:s/>דרכים לסדר אותן עבור כל סידור של תאים, לכן בסך־הכול יש 311433983917056000 אפשרויות.</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FreeSerif" fo:font-size="12pt" fo:language="en" fo:country="US" style:letter-kerning="true" style:font-name-asian="Noto Serif CJK SC" style:font-size-asian="10.5pt" style:language-asian="zh" style:country-asian="CN" style:font-name-complex="FreeSans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Noto Serif CJK SC" style:font-size-asian="10.5pt" style:language-asian="zh" style:country-asian="CN" style:font-name-complex="FreeSans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5T15:30:06.451001647</meta:creation-date>
    <dc:date>2023-02-03T16:59:02.094301890</dc:date>
    <meta:editing-duration>P4DT23H10M42S</meta:editing-duration>
    <meta:editing-cycles>198</meta:editing-cycles>
    <meta:generator>LibreOffice/7.5.0.3$Linux_X86_64 LibreOffice_project/50$Build-3</meta:generator>
    <meta:document-statistic meta:table-count="0" meta:image-count="0" meta:object-count="0" meta:page-count="6" meta:paragraph-count="45" meta:word-count="1244" meta:character-count="6534" meta:non-whitespace-character-count="5291"/>
  </office:meta>
</office:document-meta>
</file>